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application/vnd.oasis.opendocument.chart" manifest:full-path="Object 16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25" table:default-cell-style-name="Default"/>
        <table:table-row table:style-name="ro1">
          <table:table-cell office:value-type="float" office:value="-5">
            <text:p>-5</text:p>
          </table:table-cell>
          <table:table-cell office:value-type="float" office:value="-0.04956259">
            <text:p>-0,0496</text:p>
          </table:table-cell>
          <table:table-cell table:number-columns-repeated="2"/>
          <table:table-cell office:value-type="string">
            <text:p>Trainée droite</text:p>
          </table:table-cell>
          <table:table-cell table:number-columns-repeated="20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0470864">
            <text:p>-0,0471</text:p>
          </table:table-cell>
          <table:table-cell>
            <draw:frame table:end-cell-address="Feuille1.L28" table:end-x="0.865cm" table:end-y="0.188cm" draw:z-index="0" svg:width="20.072cm" svg:height="11.716cm" svg:x="1.115cm" svg:y="0.213cm">
              <draw:object draw:notify-on-update-of-ranges="Feuille1.A1:Feuille1.B9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04564272">
            <text:p>-0,0456</text:p>
          </table:table-cell>
          <table:table-cell table:number-columns-repeated="23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04782824">
            <text:p>-0,0478</text:p>
          </table:table-cell>
          <table:table-cell table:number-columns-repeated="23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05048425">
            <text:p>-0,0505</text:p>
          </table:table-cell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4261841">
            <text:p>-0,0426</text:p>
          </table:table-cell>
          <table:table-cell table:number-columns-repeated="2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03588028">
            <text:p>-0,0359</text:p>
          </table:table-cell>
          <table:table-cell table:number-columns-repeated="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03506062">
            <text:p>-0,0351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03352814">
            <text:p>-0,0335</text:p>
          </table:table-cell>
          <table:table-cell table:number-columns-repeated="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03357779">
            <text:p>-0,0336</text:p>
          </table:table-cell>
          <table:table-cell table:number-columns-repeated="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03184814">
            <text:p>-0,0318</text:p>
          </table:table-cell>
          <table:table-cell table:number-columns-repeated="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03028802">
            <text:p>-0,0303</text:p>
          </table:table-cell>
          <table:table-cell table:number-columns-repeated="2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02847064">
            <text:p>-0,0285</text:p>
          </table:table-cell>
          <table:table-cell table:number-columns-repeated="2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02542487">
            <text:p>-0,0254</text:p>
          </table:table-cell>
          <table:table-cell table:number-columns-repeated="2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02387082">
            <text:p>-0,0239</text:p>
          </table:table-cell>
          <table:table-cell table:number-columns-repeated="2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02922991">
            <text:p>-0,0292</text:p>
          </table:table-cell>
          <table:table-cell table:number-columns-repeated="2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02895769">
            <text:p>-0,029</text:p>
          </table:table-cell>
          <table:table-cell table:number-columns-repeated="2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03341238">
            <text:p>-0,0334</text:p>
          </table:table-cell>
          <table:table-cell table:number-columns-repeated="2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0368022">
            <text:p>-0,0368</text:p>
          </table:table-cell>
          <table:table-cell table:number-columns-repeated="2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04025987">
            <text:p>-0,0403</text:p>
          </table:table-cell>
          <table:table-cell table:number-columns-repeated="2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04100137">
            <text:p>-0,041</text:p>
          </table:table-cell>
          <table:table-cell table:number-columns-repeated="2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04204262">
            <text:p>-0,042</text:p>
          </table:table-cell>
          <table:table-cell table:number-columns-repeated="2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0470916">
            <text:p>-0,0471</text:p>
          </table:table-cell>
          <table:table-cell table:number-columns-repeated="2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0497287">
            <text:p>-0,0497</text:p>
          </table:table-cell>
          <table:table-cell table:number-columns-repeated="2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05134549">
            <text:p>-0,0513</text:p>
          </table:table-cell>
          <table:table-cell table:number-columns-repeated="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05279625">
            <text:p>-0,0528</text:p>
          </table:table-cell>
          <table:table-cell table:number-columns-repeated="2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05089094">
            <text:p>-0,0509</text:p>
          </table:table-cell>
          <table:table-cell table:number-columns-repeated="2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0493759">
            <text:p>-0,0494</text:p>
          </table:table-cell>
          <table:table-cell table:number-columns-repeated="2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04824413">
            <text:p>-0,0482</text:p>
          </table:table-cell>
          <table:table-cell table:number-columns-repeated="2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04916136">
            <text:p>-0,0492</text:p>
          </table:table-cell>
          <table:table-cell table:number-columns-repeated="2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04531034">
            <text:p>-0,0453</text:p>
          </table:table-cell>
          <table:table-cell office:value-type="float" office:value="-0.1412695">
            <text:p>-0,1413</text:p>
          </table:table-cell>
          <table:table-cell table:number-columns-repeated="2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04588787">
            <text:p>-0,0459</text:p>
          </table:table-cell>
          <table:table-cell office:value-type="float" office:value="-0.13850421">
            <text:p>-0,1385</text:p>
          </table:table-cell>
          <table:table-cell table:number-columns-repeated="2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04830073">
            <text:p>-0,0483</text:p>
          </table:table-cell>
          <table:table-cell office:value-type="float" office:value="-0.13942436">
            <text:p>-0,1394</text:p>
          </table:table-cell>
          <table:table-cell table:number-columns-repeated="2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05037566">
            <text:p>-0,0504</text:p>
          </table:table-cell>
          <table:table-cell office:value-type="float" office:value="-0.14580932">
            <text:p>-0,1458</text:p>
          </table:table-cell>
          <table:table-cell table:number-columns-repeated="2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05469905">
            <text:p>-0,0547</text:p>
          </table:table-cell>
          <table:table-cell office:value-type="float" office:value="-0.14146525">
            <text:p>-0,1415</text:p>
          </table:table-cell>
          <table:table-cell table:number-columns-repeated="2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05789505">
            <text:p>-0,0579</text:p>
          </table:table-cell>
          <table:table-cell office:value-type="float" office:value="-0.14205391">
            <text:p>-0,1421</text:p>
          </table:table-cell>
          <table:table-cell table:number-columns-repeated="22"/>
        </table:table-row>
        <table:table-row table:style-name="ro1">
          <table:table-cell office:value-type="float" office:value="31">
            <text:p>31</text:p>
          </table:table-cell>
          <table:table-cell table:formula="oooc:=[.C37]+0.0842" office:value-type="float" office:value="-0.05910691">
            <text:p>-0,0591</text:p>
          </table:table-cell>
          <table:table-cell office:value-type="float" office:value="-0.14330691">
            <text:p>-0,1433</text:p>
          </table:table-cell>
          <table:table-cell table:number-columns-repeated="22"/>
        </table:table-row>
        <table:table-row table:style-name="ro1">
          <table:table-cell office:value-type="float" office:value="32">
            <text:p>32</text:p>
          </table:table-cell>
          <table:table-cell table:formula="oooc:=[.C38]+0.0842" office:value-type="float" office:value="-0.05322595">
            <text:p>-0,0532</text:p>
          </table:table-cell>
          <table:table-cell office:value-type="float" office:value="-0.13742595">
            <text:p>-0,1374</text:p>
          </table:table-cell>
          <table:table-cell table:number-columns-repeated="22"/>
        </table:table-row>
        <table:table-row table:style-name="ro1">
          <table:table-cell office:value-type="float" office:value="33">
            <text:p>33</text:p>
          </table:table-cell>
          <table:table-cell table:formula="oooc:=[.C39]+0.0842" office:value-type="float" office:value="-0.05017292">
            <text:p>-0,0502</text:p>
          </table:table-cell>
          <table:table-cell office:value-type="float" office:value="-0.13437292">
            <text:p>-0,1344</text:p>
          </table:table-cell>
          <table:table-cell table:number-columns-repeated="22"/>
        </table:table-row>
        <table:table-row table:style-name="ro1">
          <table:table-cell office:value-type="float" office:value="34">
            <text:p>34</text:p>
          </table:table-cell>
          <table:table-cell table:formula="oooc:=[.C40]+0.0842" office:value-type="float" office:value="-0.04939215">
            <text:p>-0,0494</text:p>
          </table:table-cell>
          <table:table-cell office:value-type="float" office:value="-0.13359215">
            <text:p>-0,1336</text:p>
          </table:table-cell>
          <table:table-cell table:number-columns-repeated="22"/>
        </table:table-row>
        <table:table-row table:style-name="ro1">
          <table:table-cell office:value-type="float" office:value="35">
            <text:p>35</text:p>
          </table:table-cell>
          <table:table-cell table:formula="oooc:=[.C41]+0.0842" office:value-type="float" office:value="-0.05789514">
            <text:p>-0,0579</text:p>
          </table:table-cell>
          <table:table-cell office:value-type="float" office:value="-0.14209514">
            <text:p>-0,1421</text:p>
          </table:table-cell>
          <table:table-cell table:number-columns-repeated="22"/>
        </table:table-row>
        <table:table-row table:style-name="ro1">
          <table:table-cell office:value-type="float" office:value="36">
            <text:p>36</text:p>
          </table:table-cell>
          <table:table-cell table:formula="oooc:=[.C42]+0.0842" office:value-type="float" office:value="-0.06000299">
            <text:p>-0,06</text:p>
          </table:table-cell>
          <table:table-cell office:value-type="float" office:value="-0.14420299">
            <text:p>-0,1442</text:p>
          </table:table-cell>
          <table:table-cell table:number-columns-repeated="22"/>
        </table:table-row>
        <table:table-row table:style-name="ro1">
          <table:table-cell office:value-type="float" office:value="37">
            <text:p>37</text:p>
          </table:table-cell>
          <table:table-cell table:formula="oooc:=[.C43]+0.0842" office:value-type="float" office:value="-0.06081017">
            <text:p>-0,0608</text:p>
          </table:table-cell>
          <table:table-cell office:value-type="float" office:value="-0.14501017">
            <text:p>-0,145</text:p>
          </table:table-cell>
          <table:table-cell table:number-columns-repeated="22"/>
        </table:table-row>
        <table:table-row table:style-name="ro1">
          <table:table-cell office:value-type="float" office:value="38">
            <text:p>38</text:p>
          </table:table-cell>
          <table:table-cell table:formula="oooc:=[.C44]+0.0842" office:value-type="float" office:value="-0.05724792">
            <text:p>-0,0572</text:p>
          </table:table-cell>
          <table:table-cell office:value-type="float" office:value="-0.14144792">
            <text:p>-0,1414</text:p>
          </table:table-cell>
          <table:table-cell table:number-columns-repeated="22"/>
        </table:table-row>
        <table:table-row table:style-name="ro1">
          <table:table-cell office:value-type="float" office:value="39">
            <text:p>39</text:p>
          </table:table-cell>
          <table:table-cell table:formula="oooc:=[.C45]+0.0842" office:value-type="float" office:value="-0.05603432">
            <text:p>-0,056</text:p>
          </table:table-cell>
          <table:table-cell office:value-type="float" office:value="-0.14023432">
            <text:p>-0,1402</text:p>
          </table:table-cell>
          <table:table-cell table:number-columns-repeated="22"/>
        </table:table-row>
        <table:table-row table:style-name="ro1">
          <table:table-cell office:value-type="float" office:value="40">
            <text:p>40</text:p>
          </table:table-cell>
          <table:table-cell table:formula="oooc:=[.C46]+0.0842" office:value-type="float" office:value="-0.05163561">
            <text:p>-0,0516</text:p>
          </table:table-cell>
          <table:table-cell office:value-type="float" office:value="-0.13583561">
            <text:p>-0,1358</text:p>
          </table:table-cell>
          <table:table-cell table:number-columns-repeated="22"/>
        </table:table-row>
        <table:table-row table:style-name="ro1">
          <table:table-cell office:value-type="float" office:value="41">
            <text:p>41</text:p>
          </table:table-cell>
          <table:table-cell table:formula="oooc:=[.C47]+0.0842" office:value-type="float" office:value="-0.04625139">
            <text:p>-0,0463</text:p>
          </table:table-cell>
          <table:table-cell office:value-type="float" office:value="-0.13045139">
            <text:p>-0,1305</text:p>
          </table:table-cell>
          <table:table-cell table:number-columns-repeated="22"/>
        </table:table-row>
        <table:table-row table:style-name="ro1">
          <table:table-cell office:value-type="float" office:value="42">
            <text:p>42</text:p>
          </table:table-cell>
          <table:table-cell table:formula="oooc:=[.C48]+0.0842" office:value-type="float" office:value="-0.03846977">
            <text:p>-0,0385</text:p>
          </table:table-cell>
          <table:table-cell office:value-type="float" office:value="-0.12266977">
            <text:p>-0,1227</text:p>
          </table:table-cell>
          <table:table-cell table:number-columns-repeated="22"/>
        </table:table-row>
        <table:table-row table:style-name="ro1">
          <table:table-cell office:value-type="float" office:value="43">
            <text:p>43</text:p>
          </table:table-cell>
          <table:table-cell table:formula="oooc:=[.C49]+0.0842" office:value-type="float" office:value="-0.03088912">
            <text:p>-0,0309</text:p>
          </table:table-cell>
          <table:table-cell office:value-type="float" office:value="-0.11508912">
            <text:p>-0,1151</text:p>
          </table:table-cell>
          <table:table-cell table:number-columns-repeated="22"/>
        </table:table-row>
        <table:table-row table:style-name="ro1">
          <table:table-cell office:value-type="float" office:value="44">
            <text:p>44</text:p>
          </table:table-cell>
          <table:table-cell table:formula="oooc:=[.C50]+0.0842" office:value-type="float" office:value="-0.02648694">
            <text:p>-0,0265</text:p>
          </table:table-cell>
          <table:table-cell office:value-type="float" office:value="-0.11068694">
            <text:p>-0,1107</text:p>
          </table:table-cell>
          <table:table-cell table:number-columns-repeated="22"/>
        </table:table-row>
        <table:table-row table:style-name="ro1">
          <table:table-cell office:value-type="float" office:value="45">
            <text:p>45</text:p>
          </table:table-cell>
          <table:table-cell table:formula="oooc:=[.C51]+0.0842" office:value-type="float" office:value="-0.02243887">
            <text:p>-0,0224</text:p>
          </table:table-cell>
          <table:table-cell office:value-type="float" office:value="-0.10663887">
            <text:p>-0,1066</text:p>
          </table:table-cell>
          <table:table-cell table:number-columns-repeated="22"/>
        </table:table-row>
        <table:table-row table:style-name="ro1">
          <table:table-cell office:value-type="float" office:value="46">
            <text:p>46</text:p>
          </table:table-cell>
          <table:table-cell table:formula="oooc:=[.C52]+0.0842" office:value-type="float" office:value="-0.02363732">
            <text:p>-0,0236</text:p>
          </table:table-cell>
          <table:table-cell office:value-type="float" office:value="-0.10783732">
            <text:p>-0,1078</text:p>
          </table:table-cell>
          <table:table-cell table:number-columns-repeated="22"/>
        </table:table-row>
        <table:table-row table:style-name="ro1">
          <table:table-cell office:value-type="float" office:value="47">
            <text:p>47</text:p>
          </table:table-cell>
          <table:table-cell table:formula="oooc:=[.C53]+0.0842" office:value-type="float" office:value="-0.02876484">
            <text:p>-0,0288</text:p>
          </table:table-cell>
          <table:table-cell office:value-type="float" office:value="-0.11296484">
            <text:p>-0,113</text:p>
          </table:table-cell>
          <table:table-cell table:number-columns-repeated="22"/>
        </table:table-row>
        <table:table-row table:style-name="ro1">
          <table:table-cell office:value-type="float" office:value="48">
            <text:p>48</text:p>
          </table:table-cell>
          <table:table-cell table:formula="oooc:=[.C54]+0.0842" office:value-type="float" office:value="-0.02992056">
            <text:p>-0,0299</text:p>
          </table:table-cell>
          <table:table-cell office:value-type="float" office:value="-0.11412056">
            <text:p>-0,1141</text:p>
          </table:table-cell>
          <table:table-cell table:number-columns-repeated="22"/>
        </table:table-row>
        <table:table-row table:style-name="ro1">
          <table:table-cell office:value-type="float" office:value="49">
            <text:p>49</text:p>
          </table:table-cell>
          <table:table-cell table:formula="oooc:=[.C55]+0.0842" office:value-type="float" office:value="-0.02999025">
            <text:p>-0,03</text:p>
          </table:table-cell>
          <table:table-cell office:value-type="float" office:value="-0.11419025">
            <text:p>-0,1142</text:p>
          </table:table-cell>
          <table:table-cell table:number-columns-repeated="22"/>
        </table:table-row>
        <table:table-row table:style-name="ro1">
          <table:table-cell office:value-type="float" office:value="50">
            <text:p>50</text:p>
          </table:table-cell>
          <table:table-cell table:formula="oooc:=[.C56]+0.0842" office:value-type="float" office:value="-0.02908592">
            <text:p>-0,0291</text:p>
          </table:table-cell>
          <table:table-cell office:value-type="float" office:value="-0.11328592">
            <text:p>-0,1133</text:p>
          </table:table-cell>
          <table:table-cell table:number-columns-repeated="22"/>
        </table:table-row>
        <table:table-row table:style-name="ro1">
          <table:table-cell office:value-type="float" office:value="51">
            <text:p>51</text:p>
          </table:table-cell>
          <table:table-cell table:formula="oooc:=[.C57]+0.0842" office:value-type="float" office:value="-0.02338334">
            <text:p>-0,0234</text:p>
          </table:table-cell>
          <table:table-cell office:value-type="float" office:value="-0.10758334">
            <text:p>-0,1076</text:p>
          </table:table-cell>
          <table:table-cell table:number-columns-repeated="22"/>
        </table:table-row>
        <table:table-row table:style-name="ro1">
          <table:table-cell office:value-type="float" office:value="52">
            <text:p>52</text:p>
          </table:table-cell>
          <table:table-cell table:formula="oooc:=[.C58]+0.0842" office:value-type="float" office:value="-0.01977972">
            <text:p>-0,0198</text:p>
          </table:table-cell>
          <table:table-cell office:value-type="float" office:value="-0.10397972">
            <text:p>-0,104</text:p>
          </table:table-cell>
          <table:table-cell table:number-columns-repeated="22"/>
        </table:table-row>
        <table:table-row table:style-name="ro1">
          <table:table-cell office:value-type="float" office:value="53">
            <text:p>53</text:p>
          </table:table-cell>
          <table:table-cell table:formula="oooc:=[.C59]+0.0842" office:value-type="float" office:value="-0.01174894">
            <text:p>-0,0117</text:p>
          </table:table-cell>
          <table:table-cell office:value-type="float" office:value="-0.09594894">
            <text:p>-0,0959</text:p>
          </table:table-cell>
          <table:table-cell table:number-columns-repeated="22"/>
        </table:table-row>
        <table:table-row table:style-name="ro1">
          <table:table-cell office:value-type="float" office:value="54">
            <text:p>54</text:p>
          </table:table-cell>
          <table:table-cell table:formula="oooc:=[.C60]+0.0842" office:value-type="float" office:value="-0.00473662">
            <text:p>-0,0047</text:p>
          </table:table-cell>
          <table:table-cell office:value-type="float" office:value="-0.08893662">
            <text:p>-0,0889</text:p>
          </table:table-cell>
          <table:table-cell table:number-columns-repeated="22"/>
        </table:table-row>
        <table:table-row table:style-name="ro1">
          <table:table-cell office:value-type="float" office:value="55">
            <text:p>55</text:p>
          </table:table-cell>
          <table:table-cell table:formula="oooc:=[.C61]+0.0842" office:value-type="float" office:value="0.00237388000000001">
            <text:p>0,0024</text:p>
          </table:table-cell>
          <table:table-cell office:value-type="float" office:value="-0.08182612">
            <text:p>-0,0818</text:p>
          </table:table-cell>
          <table:table-cell office:value-type="float" office:value="-0.06319315">
            <text:p>-0,0632</text:p>
          </table:table-cell>
          <table:table-cell table:number-columns-repeated="21"/>
        </table:table-row>
        <table:table-row table:style-name="ro1">
          <table:table-cell office:value-type="float" office:value="56">
            <text:p>56</text:p>
          </table:table-cell>
          <table:table-cell table:formula="oooc:=[.C62]+0.0842" office:value-type="float" office:value="0.00994753000000001">
            <text:p>0,0099</text:p>
          </table:table-cell>
          <table:table-cell office:value-type="float" office:value="-0.07425247">
            <text:p>-0,0743</text:p>
          </table:table-cell>
          <table:table-cell office:value-type="float" office:value="-0.0558769">
            <text:p>-0,0559</text:p>
          </table:table-cell>
          <table:table-cell table:number-columns-repeated="21"/>
        </table:table-row>
        <table:table-row table:style-name="ro1">
          <table:table-cell office:value-type="float" office:value="57">
            <text:p>57</text:p>
          </table:table-cell>
          <table:table-cell table:formula="oooc:=[.C63]+0.0842" office:value-type="float" office:value="0.01605072">
            <text:p>0,0161</text:p>
          </table:table-cell>
          <table:table-cell office:value-type="float" office:value="-0.06814928">
            <text:p>-0,0681</text:p>
          </table:table-cell>
          <table:table-cell office:value-type="float" office:value="-0.06762135">
            <text:p>-0,0676</text:p>
          </table:table-cell>
          <table:table-cell table:number-columns-repeated="21"/>
        </table:table-row>
        <table:table-row table:style-name="ro1">
          <table:table-cell office:value-type="float" office:value="58">
            <text:p>58</text:p>
          </table:table-cell>
          <table:table-cell table:formula="oooc:=[.C64]+0.0842" office:value-type="float" office:value="0.02317525">
            <text:p>0,0232</text:p>
          </table:table-cell>
          <table:table-cell office:value-type="float" office:value="-0.06102475">
            <text:p>-0,061</text:p>
          </table:table-cell>
          <table:table-cell office:value-type="float" office:value="-0.04685319">
            <text:p>-0,0469</text:p>
          </table:table-cell>
          <table:table-cell table:number-columns-repeated="21"/>
        </table:table-row>
        <table:table-row table:style-name="ro1">
          <table:table-cell office:value-type="float" office:value="59">
            <text:p>59</text:p>
          </table:table-cell>
          <table:table-cell table:formula="oooc:=[.C65]+0.0842" office:value-type="float" office:value="0.02766719">
            <text:p>0,0277</text:p>
          </table:table-cell>
          <table:table-cell office:value-type="float" office:value="-0.05653281">
            <text:p>-0,0565</text:p>
          </table:table-cell>
          <table:table-cell office:value-type="float" office:value="-0.04566135">
            <text:p>-0,0457</text:p>
          </table:table-cell>
          <table:table-cell table:number-columns-repeated="21"/>
        </table:table-row>
        <table:table-row table:style-name="ro1">
          <table:table-cell office:value-type="float" office:value="60">
            <text:p>60</text:p>
          </table:table-cell>
          <table:table-cell table:formula="oooc:=[.C66]+0.0842" office:value-type="float" office:value="0.03249866">
            <text:p>0,0325</text:p>
          </table:table-cell>
          <table:table-cell office:value-type="float" office:value="-0.05170134">
            <text:p>-0,0517</text:p>
          </table:table-cell>
          <table:table-cell office:value-type="float" office:value="-0.01888873">
            <text:p>-0,0189</text:p>
          </table:table-cell>
          <table:table-cell table:number-columns-repeated="21"/>
        </table:table-row>
        <table:table-row table:style-name="ro1">
          <table:table-cell office:value-type="float" office:value="61">
            <text:p>61</text:p>
          </table:table-cell>
          <table:table-cell table:formula="oooc:=[.D67]+0.0514" office:value-type="float" office:value="0.04116728">
            <text:p>0,0412</text:p>
          </table:table-cell>
          <table:table-cell/>
          <table:table-cell office:value-type="float" office:value="-0.01023272">
            <text:p>-0,0102</text:p>
          </table:table-cell>
          <table:table-cell table:number-columns-repeated="21"/>
        </table:table-row>
        <table:table-row table:style-name="ro1">
          <table:table-cell office:value-type="float" office:value="62">
            <text:p>62</text:p>
          </table:table-cell>
          <table:table-cell table:formula="oooc:=[.D68]+0.0514" office:value-type="float" office:value="0.0244098">
            <text:p>0,0244</text:p>
          </table:table-cell>
          <table:table-cell/>
          <table:table-cell office:value-type="float" office:value="-0.0269902">
            <text:p>-0,027</text:p>
          </table:table-cell>
          <table:table-cell table:number-columns-repeated="21"/>
        </table:table-row>
        <table:table-row table:style-name="ro1">
          <table:table-cell office:value-type="float" office:value="63">
            <text:p>63</text:p>
          </table:table-cell>
          <table:table-cell table:formula="oooc:=[.D69]+0.0514" office:value-type="float" office:value="0.01605341">
            <text:p>0,0161</text:p>
          </table:table-cell>
          <table:table-cell/>
          <table:table-cell office:value-type="float" office:value="-0.03534659">
            <text:p>-0,0353</text:p>
          </table:table-cell>
          <table:table-cell table:number-columns-repeated="21"/>
        </table:table-row>
        <table:table-row table:style-name="ro1">
          <table:table-cell office:value-type="float" office:value="64">
            <text:p>64</text:p>
          </table:table-cell>
          <table:table-cell table:formula="oooc:=[.D70]+0.0514" office:value-type="float" office:value="0.02407983">
            <text:p>0,0241</text:p>
          </table:table-cell>
          <table:table-cell/>
          <table:table-cell office:value-type="float" office:value="-0.02732017">
            <text:p>-0,0273</text:p>
          </table:table-cell>
          <table:table-cell table:number-columns-repeated="21"/>
        </table:table-row>
        <table:table-row table:style-name="ro1">
          <table:table-cell office:value-type="float" office:value="65">
            <text:p>65</text:p>
          </table:table-cell>
          <table:table-cell table:formula="oooc:=[.D71]+0.0514" office:value-type="float" office:value="0.02923974">
            <text:p>0,0292</text:p>
          </table:table-cell>
          <table:table-cell/>
          <table:table-cell office:value-type="float" office:value="-0.02216026">
            <text:p>-0,0222</text:p>
          </table:table-cell>
          <table:table-cell table:number-columns-repeated="21"/>
        </table:table-row>
        <table:table-row table:style-name="ro1">
          <table:table-cell office:value-type="float" office:value="66">
            <text:p>66</text:p>
          </table:table-cell>
          <table:table-cell table:formula="oooc:=[.D72]+0.0514" office:value-type="float" office:value="0.03185401">
            <text:p>0,0319</text:p>
          </table:table-cell>
          <table:table-cell/>
          <table:table-cell office:value-type="float" office:value="-0.01954599">
            <text:p>-0,0195</text:p>
          </table:table-cell>
          <table:table-cell table:number-columns-repeated="21"/>
        </table:table-row>
        <table:table-row table:style-name="ro1">
          <table:table-cell office:value-type="float" office:value="67">
            <text:p>67</text:p>
          </table:table-cell>
          <table:table-cell table:formula="oooc:=[.D73]+0.0514" office:value-type="float" office:value="0.05073876">
            <text:p>0,0507</text:p>
          </table:table-cell>
          <table:table-cell/>
          <table:table-cell office:value-type="float" office:value="-0.000661239999999993">
            <text:p>-0,0007</text:p>
          </table:table-cell>
          <table:table-cell table:number-columns-repeated="21"/>
        </table:table-row>
        <table:table-row table:style-name="ro1">
          <table:table-cell office:value-type="float" office:value="68">
            <text:p>68</text:p>
          </table:table-cell>
          <table:table-cell table:formula="oooc:=[.D74]+0.0514" office:value-type="float" office:value="0.05312836">
            <text:p>0,0531</text:p>
          </table:table-cell>
          <table:table-cell/>
          <table:table-cell office:value-type="float" office:value="0.00172836">
            <text:p>0,0017</text:p>
          </table:table-cell>
          <table:table-cell table:number-columns-repeated="21"/>
        </table:table-row>
        <table:table-row table:style-name="ro1">
          <table:table-cell office:value-type="float" office:value="69">
            <text:p>69</text:p>
          </table:table-cell>
          <table:table-cell table:formula="oooc:=[.D75]+0.0514" office:value-type="float" office:value="0.06157695">
            <text:p>0,0616</text:p>
          </table:table-cell>
          <table:table-cell/>
          <table:table-cell office:value-type="float" office:value="0.01017695">
            <text:p>0,0102</text:p>
          </table:table-cell>
          <table:table-cell table:number-columns-repeated="21"/>
        </table:table-row>
        <table:table-row table:style-name="ro1">
          <table:table-cell office:value-type="float" office:value="70">
            <text:p>70</text:p>
          </table:table-cell>
          <table:table-cell table:formula="oooc:=[.D76]+0.0514" office:value-type="float" office:value="0.05629607">
            <text:p>0,0563</text:p>
          </table:table-cell>
          <table:table-cell/>
          <table:table-cell office:value-type="float" office:value="0.00489606999999999">
            <text:p>0,0049</text:p>
          </table:table-cell>
          <table:table-cell table:number-columns-repeated="21"/>
        </table:table-row>
        <table:table-row table:style-name="ro1">
          <table:table-cell office:value-type="float" office:value="71">
            <text:p>71</text:p>
          </table:table-cell>
          <table:table-cell table:formula="oooc:=[.D77]+0.0514" office:value-type="float" office:value="0.05651274">
            <text:p>0,0565</text:p>
          </table:table-cell>
          <table:table-cell/>
          <table:table-cell office:value-type="float" office:value="0.00511273999999999">
            <text:p>0,0051</text:p>
          </table:table-cell>
          <table:table-cell table:number-columns-repeated="21"/>
        </table:table-row>
        <table:table-row table:style-name="ro1">
          <table:table-cell office:value-type="float" office:value="72">
            <text:p>72</text:p>
          </table:table-cell>
          <table:table-cell table:formula="oooc:=[.D78]+0.0514" office:value-type="float" office:value="0.06646641">
            <text:p>0,0665</text:p>
          </table:table-cell>
          <table:table-cell/>
          <table:table-cell office:value-type="float" office:value="0.01506641">
            <text:p>0,0151</text:p>
          </table:table-cell>
          <table:table-cell table:number-columns-repeated="21"/>
        </table:table-row>
        <table:table-row table:style-name="ro1">
          <table:table-cell office:value-type="float" office:value="73">
            <text:p>73</text:p>
          </table:table-cell>
          <table:table-cell table:formula="oooc:=[.D79]+0.0514" office:value-type="float" office:value="0.06992201">
            <text:p>0,0699</text:p>
          </table:table-cell>
          <table:table-cell/>
          <table:table-cell office:value-type="float" office:value="0.01852201">
            <text:p>0,0185</text:p>
          </table:table-cell>
          <table:table-cell table:number-columns-repeated="21"/>
        </table:table-row>
        <table:table-row table:style-name="ro1">
          <table:table-cell office:value-type="float" office:value="74">
            <text:p>74</text:p>
          </table:table-cell>
          <table:table-cell table:formula="oooc:=[.D80]+0.0514" office:value-type="float" office:value="0.0659479">
            <text:p>0,0659</text:p>
          </table:table-cell>
          <table:table-cell/>
          <table:table-cell office:value-type="float" office:value="0.0145479">
            <text:p>0,0145</text:p>
          </table:table-cell>
          <table:table-cell table:number-columns-repeated="21"/>
        </table:table-row>
        <table:table-row table:style-name="ro1">
          <table:table-cell office:value-type="float" office:value="75">
            <text:p>75</text:p>
          </table:table-cell>
          <table:table-cell table:formula="oooc:=[.D81]+0.0514" office:value-type="float" office:value="0.06747249">
            <text:p>0,0675</text:p>
          </table:table-cell>
          <table:table-cell/>
          <table:table-cell office:value-type="float" office:value="0.01607249">
            <text:p>0,0161</text:p>
          </table:table-cell>
          <table:table-cell table:number-columns-repeated="21"/>
        </table:table-row>
        <table:table-row table:style-name="ro1">
          <table:table-cell office:value-type="float" office:value="76">
            <text:p>76</text:p>
          </table:table-cell>
          <table:table-cell table:formula="oooc:=[.D82]+0.0514" office:value-type="float" office:value="0.07484154">
            <text:p>0,0748</text:p>
          </table:table-cell>
          <table:table-cell/>
          <table:table-cell office:value-type="float" office:value="0.02344154">
            <text:p>0,0234</text:p>
          </table:table-cell>
          <table:table-cell table:number-columns-repeated="21"/>
        </table:table-row>
        <table:table-row table:style-name="ro1">
          <table:table-cell office:value-type="float" office:value="77">
            <text:p>77</text:p>
          </table:table-cell>
          <table:table-cell table:formula="oooc:=[.D83]+0.0514" office:value-type="float" office:value="0.08038825">
            <text:p>0,0804</text:p>
          </table:table-cell>
          <table:table-cell/>
          <table:table-cell office:value-type="float" office:value="0.02898825">
            <text:p>0,029</text:p>
          </table:table-cell>
          <table:table-cell table:number-columns-repeated="21"/>
        </table:table-row>
        <table:table-row table:style-name="ro1">
          <table:table-cell office:value-type="float" office:value="78">
            <text:p>78</text:p>
          </table:table-cell>
          <table:table-cell table:formula="oooc:=[.D84]+0.0514" office:value-type="float" office:value="0.10157393">
            <text:p>0,1016</text:p>
          </table:table-cell>
          <table:table-cell/>
          <table:table-cell office:value-type="float" office:value="0.05017393">
            <text:p>0,0502</text:p>
          </table:table-cell>
          <table:table-cell table:number-columns-repeated="21"/>
        </table:table-row>
        <table:table-row table:style-name="ro1">
          <table:table-cell office:value-type="float" office:value="79">
            <text:p>79</text:p>
          </table:table-cell>
          <table:table-cell table:formula="oooc:=[.D85]+0.0514" office:value-type="float" office:value="0.09592603">
            <text:p>0,0959</text:p>
          </table:table-cell>
          <table:table-cell/>
          <table:table-cell office:value-type="float" office:value="0.04452603">
            <text:p>0,0445</text:p>
          </table:table-cell>
          <table:table-cell table:number-columns-repeated="21"/>
        </table:table-row>
        <table:table-row table:style-name="ro1">
          <table:table-cell office:value-type="float" office:value="80">
            <text:p>80</text:p>
          </table:table-cell>
          <table:table-cell table:formula="oooc:=[.D86]+0.0514" office:value-type="float" office:value="0.10509342">
            <text:p>0,1051</text:p>
          </table:table-cell>
          <table:table-cell/>
          <table:table-cell office:value-type="float" office:value="0.05369342">
            <text:p>0,0537</text:p>
          </table:table-cell>
          <table:table-cell table:number-columns-repeated="21"/>
        </table:table-row>
        <table:table-row table:style-name="ro1">
          <table:table-cell office:value-type="float" office:value="81">
            <text:p>81</text:p>
          </table:table-cell>
          <table:table-cell table:formula="oooc:=[.D87]+0.0514" office:value-type="float" office:value="0.11445398">
            <text:p>0,1145</text:p>
          </table:table-cell>
          <table:table-cell/>
          <table:table-cell office:value-type="float" office:value="0.06305398">
            <text:p>0,0631</text:p>
          </table:table-cell>
          <table:table-cell table:number-columns-repeated="21"/>
        </table:table-row>
        <table:table-row table:style-name="ro1">
          <table:table-cell office:value-type="float" office:value="82">
            <text:p>82</text:p>
          </table:table-cell>
          <table:table-cell table:formula="oooc:=[.D88]+0.0514" office:value-type="float" office:value="0.11881823">
            <text:p>0,1188</text:p>
          </table:table-cell>
          <table:table-cell/>
          <table:table-cell office:value-type="float" office:value="0.06741823">
            <text:p>0,0674</text:p>
          </table:table-cell>
          <table:table-cell table:number-columns-repeated="21"/>
        </table:table-row>
        <table:table-row table:style-name="ro1">
          <table:table-cell office:value-type="float" office:value="83">
            <text:p>83</text:p>
          </table:table-cell>
          <table:table-cell table:formula="oooc:=[.D89]+0.0514" office:value-type="float" office:value="0.11464113">
            <text:p>0,1146</text:p>
          </table:table-cell>
          <table:table-cell/>
          <table:table-cell office:value-type="float" office:value="0.06324113">
            <text:p>0,0632</text:p>
          </table:table-cell>
          <table:table-cell table:number-columns-repeated="21"/>
        </table:table-row>
        <table:table-row table:style-name="ro1">
          <table:table-cell office:value-type="float" office:value="84">
            <text:p>84</text:p>
          </table:table-cell>
          <table:table-cell table:formula="oooc:=[.D90]+0.0514" office:value-type="float" office:value="0.11828349">
            <text:p>0,1183</text:p>
          </table:table-cell>
          <table:table-cell/>
          <table:table-cell office:value-type="float" office:value="0.06688349">
            <text:p>0,0669</text:p>
          </table:table-cell>
          <table:table-cell table:number-columns-repeated="21"/>
        </table:table-row>
        <table:table-row table:style-name="ro1">
          <table:table-cell office:value-type="float" office:value="85">
            <text:p>85</text:p>
          </table:table-cell>
          <table:table-cell table:formula="oooc:=[.D91]+0.0514" office:value-type="float" office:value="0.11733623">
            <text:p>0,1173</text:p>
          </table:table-cell>
          <table:table-cell/>
          <table:table-cell office:value-type="float" office:value="0.06593623">
            <text:p>0,0659</text:p>
          </table:table-cell>
          <table:table-cell table:number-columns-repeated="21"/>
        </table:table-row>
        <table:table-row table:style-name="ro1">
          <table:table-cell office:value-type="float" office:value="86">
            <text:p>86</text:p>
          </table:table-cell>
          <table:table-cell table:formula="oooc:=[.D92]+0.0514" office:value-type="float" office:value="0.12674398">
            <text:p>0,1267</text:p>
          </table:table-cell>
          <table:table-cell/>
          <table:table-cell office:value-type="float" office:value="0.07534398">
            <text:p>0,0753</text:p>
          </table:table-cell>
          <table:table-cell table:number-columns-repeated="21"/>
        </table:table-row>
        <table:table-row table:style-name="ro1">
          <table:table-cell office:value-type="float" office:value="87">
            <text:p>87</text:p>
          </table:table-cell>
          <table:table-cell table:formula="oooc:=[.D93]+0.0514" office:value-type="float" office:value="0.13700524">
            <text:p>0,137</text:p>
          </table:table-cell>
          <table:table-cell/>
          <table:table-cell office:value-type="float" office:value="0.08560524">
            <text:p>0,0856</text:p>
          </table:table-cell>
          <table:table-cell table:number-columns-repeated="21"/>
        </table:table-row>
        <table:table-row table:style-name="ro1">
          <table:table-cell office:value-type="float" office:value="88">
            <text:p>88</text:p>
          </table:table-cell>
          <table:table-cell table:formula="oooc:=[.D94]+0.0514" office:value-type="float" office:value="0.14468071">
            <text:p>0,1447</text:p>
          </table:table-cell>
          <table:table-cell/>
          <table:table-cell office:value-type="float" office:value="0.09328071">
            <text:p>0,0933</text:p>
          </table:table-cell>
          <table:table-cell table:number-columns-repeated="21"/>
        </table:table-row>
        <table:table-row table:style-name="ro1">
          <table:table-cell office:value-type="float" office:value="89">
            <text:p>89</text:p>
          </table:table-cell>
          <table:table-cell table:formula="oooc:=[.D95]+0.0514" office:value-type="float" office:value="0.15252717">
            <text:p>0,1525</text:p>
          </table:table-cell>
          <table:table-cell/>
          <table:table-cell office:value-type="float" office:value="0.10112717">
            <text:p>0,1011</text:p>
          </table:table-cell>
          <table:table-cell table:number-columns-repeated="21"/>
        </table:table-row>
        <table:table-row table:style-name="ro1">
          <table:table-cell office:value-type="float" office:value="90">
            <text:p>90</text:p>
          </table:table-cell>
          <table:table-cell table:formula="oooc:=[.D96]+0.0514" office:value-type="float" office:value="0.16052728">
            <text:p>0,1605</text:p>
          </table:table-cell>
          <table:table-cell/>
          <table:table-cell office:value-type="float" office:value="0.10912728">
            <text:p>0,1091</text:p>
          </table:table-cell>
          <table:table-cell table:number-columns-repeated="21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0.03236883">
            <text:p>-0,0324</text:p>
          </table:table-cell>
          <table:table-cell table:number-columns-repeated="2"/>
          <table:table-cell office:value-type="string">
            <text:p>Trainée gauche</text:p>
          </table:table-cell>
          <table:table-cell table:number-columns-repeated="20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03557331">
            <text:p>-0,0356</text:p>
          </table:table-cell>
          <table:table-cell>
            <draw:frame table:end-cell-address="Feuille1.L128" table:end-x="0.977cm" table:end-y="0.401cm" draw:z-index="1" svg:width="20.128cm" svg:height="11.955cm" svg:x="1.171cm" svg:y="0.187cm">
              <draw:object draw:notify-on-update-of-ranges="Feuille1.A101:Feuille1.B19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03696272">
            <text:p>-0,037</text:p>
          </table:table-cell>
          <table:table-cell table:number-columns-repeated="23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03414337">
            <text:p>-0,0341</text:p>
          </table:table-cell>
          <table:table-cell table:number-columns-repeated="23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0348656">
            <text:p>-0,0349</text:p>
          </table:table-cell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3701147">
            <text:p>-0,037</text:p>
          </table:table-cell>
          <table:table-cell table:number-columns-repeated="2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04225788">
            <text:p>-0,0423</text:p>
          </table:table-cell>
          <table:table-cell table:number-columns-repeated="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04673537">
            <text:p>-0,0467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05153519">
            <text:p>-0,0515</text:p>
          </table:table-cell>
          <table:table-cell table:number-columns-repeated="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05106784">
            <text:p>-0,0511</text:p>
          </table:table-cell>
          <table:table-cell table:number-columns-repeated="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05374599">
            <text:p>-0,0537</text:p>
          </table:table-cell>
          <table:table-cell table:number-columns-repeated="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0547269">
            <text:p>-0,0547</text:p>
          </table:table-cell>
          <table:table-cell table:number-columns-repeated="2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05916642">
            <text:p>-0,0592</text:p>
          </table:table-cell>
          <table:table-cell table:number-columns-repeated="2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06368891">
            <text:p>-0,0637</text:p>
          </table:table-cell>
          <table:table-cell table:number-columns-repeated="2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06702832">
            <text:p>-0,067</text:p>
          </table:table-cell>
          <table:table-cell table:number-columns-repeated="2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0633373">
            <text:p>-0,0633</text:p>
          </table:table-cell>
          <table:table-cell table:number-columns-repeated="2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06235855">
            <text:p>-0,0624</text:p>
          </table:table-cell>
          <table:table-cell table:number-columns-repeated="2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05933677">
            <text:p>-0,0593</text:p>
          </table:table-cell>
          <table:table-cell table:number-columns-repeated="2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05664566">
            <text:p>-0,0566</text:p>
          </table:table-cell>
          <table:table-cell table:number-columns-repeated="2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05542362">
            <text:p>-0,0554</text:p>
          </table:table-cell>
          <table:table-cell table:number-columns-repeated="2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05601154">
            <text:p>-0,056</text:p>
          </table:table-cell>
          <table:table-cell table:number-columns-repeated="2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05410631">
            <text:p>-0,0541</text:p>
          </table:table-cell>
          <table:table-cell table:number-columns-repeated="2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05239165">
            <text:p>-0,0524</text:p>
          </table:table-cell>
          <table:table-cell table:number-columns-repeated="2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0500857">
            <text:p>-0,0501</text:p>
          </table:table-cell>
          <table:table-cell table:number-columns-repeated="2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04918132">
            <text:p>-0,0492</text:p>
          </table:table-cell>
          <table:table-cell table:number-columns-repeated="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05106416">
            <text:p>-0,0511</text:p>
          </table:table-cell>
          <table:table-cell table:number-columns-repeated="2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05285576">
            <text:p>-0,0529</text:p>
          </table:table-cell>
          <table:table-cell table:number-columns-repeated="2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05370474">
            <text:p>-0,0537</text:p>
          </table:table-cell>
          <table:table-cell table:number-columns-repeated="2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05644423">
            <text:p>-0,0564</text:p>
          </table:table-cell>
          <table:table-cell table:number-columns-repeated="2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05609848">
            <text:p>-0,0561</text:p>
          </table:table-cell>
          <table:table-cell table:number-columns-repeated="2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05763618">
            <text:p>-0,0576</text:p>
          </table:table-cell>
          <table:table-cell office:value-type="float" office:value="-0.10205485">
            <text:p>-0,1021</text:p>
          </table:table-cell>
          <table:table-cell table:number-columns-repeated="2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05832793">
            <text:p>-0,0583</text:p>
          </table:table-cell>
          <table:table-cell office:value-type="float" office:value="-0.09706178">
            <text:p>-0,0971</text:p>
          </table:table-cell>
          <table:table-cell table:number-columns-repeated="2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05690864">
            <text:p>-0,0569</text:p>
          </table:table-cell>
          <table:table-cell office:value-type="float" office:value="-0.10204615">
            <text:p>-0,102</text:p>
          </table:table-cell>
          <table:table-cell table:number-columns-repeated="2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05739803">
            <text:p>-0,0574</text:p>
          </table:table-cell>
          <table:table-cell office:value-type="float" office:value="-0.10018574">
            <text:p>-0,1002</text:p>
          </table:table-cell>
          <table:table-cell table:number-columns-repeated="2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05626462">
            <text:p>-0,0563</text:p>
          </table:table-cell>
          <table:table-cell office:value-type="float" office:value="-0.10062859">
            <text:p>-0,1006</text:p>
          </table:table-cell>
          <table:table-cell table:number-columns-repeated="2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0586043">
            <text:p>-0,0586</text:p>
          </table:table-cell>
          <table:table-cell office:value-type="float" office:value="-0.10143431">
            <text:p>-0,1014</text:p>
          </table:table-cell>
          <table:table-cell table:number-columns-repeated="22"/>
        </table:table-row>
        <table:table-row table:style-name="ro1">
          <table:table-cell office:value-type="float" office:value="31">
            <text:p>31</text:p>
          </table:table-cell>
          <table:table-cell table:formula="oooc:=[.C137]+0.0428" office:value-type="float" office:value="-0.05438746">
            <text:p>-0,0544</text:p>
          </table:table-cell>
          <table:table-cell office:value-type="float" office:value="-0.09718746">
            <text:p>-0,0972</text:p>
          </table:table-cell>
          <table:table-cell table:number-columns-repeated="22"/>
        </table:table-row>
        <table:table-row table:style-name="ro1">
          <table:table-cell office:value-type="float" office:value="32">
            <text:p>32</text:p>
          </table:table-cell>
          <table:table-cell table:formula="oooc:=[.C138]+0.0428" office:value-type="float" office:value="-0.05944896">
            <text:p>-0,0594</text:p>
          </table:table-cell>
          <table:table-cell office:value-type="float" office:value="-0.10224896">
            <text:p>-0,1022</text:p>
          </table:table-cell>
          <table:table-cell table:number-columns-repeated="22"/>
        </table:table-row>
        <table:table-row table:style-name="ro1">
          <table:table-cell office:value-type="float" office:value="33">
            <text:p>33</text:p>
          </table:table-cell>
          <table:table-cell table:formula="oooc:=[.C139]+0.0428" office:value-type="float" office:value="-0.06493081">
            <text:p>-0,0649</text:p>
          </table:table-cell>
          <table:table-cell office:value-type="float" office:value="-0.10773081">
            <text:p>-0,1077</text:p>
          </table:table-cell>
          <table:table-cell table:number-columns-repeated="22"/>
        </table:table-row>
        <table:table-row table:style-name="ro1">
          <table:table-cell office:value-type="float" office:value="34">
            <text:p>34</text:p>
          </table:table-cell>
          <table:table-cell table:formula="oooc:=[.C140]+0.0428" office:value-type="float" office:value="-0.06474654">
            <text:p>-0,0647</text:p>
          </table:table-cell>
          <table:table-cell office:value-type="float" office:value="-0.10754654">
            <text:p>-0,1075</text:p>
          </table:table-cell>
          <table:table-cell table:number-columns-repeated="22"/>
        </table:table-row>
        <table:table-row table:style-name="ro1">
          <table:table-cell office:value-type="float" office:value="35">
            <text:p>35</text:p>
          </table:table-cell>
          <table:table-cell table:formula="oooc:=[.C141]+0.0428" office:value-type="float" office:value="-0.05735352">
            <text:p>-0,0574</text:p>
          </table:table-cell>
          <table:table-cell office:value-type="float" office:value="-0.10015352">
            <text:p>-0,1002</text:p>
          </table:table-cell>
          <table:table-cell table:number-columns-repeated="22"/>
        </table:table-row>
        <table:table-row table:style-name="ro1">
          <table:table-cell office:value-type="float" office:value="36">
            <text:p>36</text:p>
          </table:table-cell>
          <table:table-cell table:formula="oooc:=[.C142]+0.0428" office:value-type="float" office:value="-0.0506692">
            <text:p>-0,0507</text:p>
          </table:table-cell>
          <table:table-cell office:value-type="float" office:value="-0.0934692">
            <text:p>-0,0935</text:p>
          </table:table-cell>
          <table:table-cell table:number-columns-repeated="22"/>
        </table:table-row>
        <table:table-row table:style-name="ro1">
          <table:table-cell office:value-type="float" office:value="37">
            <text:p>37</text:p>
          </table:table-cell>
          <table:table-cell table:formula="oooc:=[.C143]+0.0428" office:value-type="float" office:value="-0.04277807">
            <text:p>-0,0428</text:p>
          </table:table-cell>
          <table:table-cell office:value-type="float" office:value="-0.08557807">
            <text:p>-0,0856</text:p>
          </table:table-cell>
          <table:table-cell table:number-columns-repeated="22"/>
        </table:table-row>
        <table:table-row table:style-name="ro1">
          <table:table-cell office:value-type="float" office:value="38">
            <text:p>38</text:p>
          </table:table-cell>
          <table:table-cell table:formula="oooc:=[.C144]+0.0428" office:value-type="float" office:value="-0.03911497">
            <text:p>-0,0391</text:p>
          </table:table-cell>
          <table:table-cell office:value-type="float" office:value="-0.08191497">
            <text:p>-0,0819</text:p>
          </table:table-cell>
          <table:table-cell table:number-columns-repeated="22"/>
        </table:table-row>
        <table:table-row table:style-name="ro1">
          <table:table-cell office:value-type="float" office:value="39">
            <text:p>39</text:p>
          </table:table-cell>
          <table:table-cell table:formula="oooc:=[.C145]+0.0428" office:value-type="float" office:value="-0.03355956">
            <text:p>-0,0336</text:p>
          </table:table-cell>
          <table:table-cell office:value-type="float" office:value="-0.07635956">
            <text:p>-0,0764</text:p>
          </table:table-cell>
          <table:table-cell table:number-columns-repeated="22"/>
        </table:table-row>
        <table:table-row table:style-name="ro1">
          <table:table-cell office:value-type="float" office:value="40">
            <text:p>40</text:p>
          </table:table-cell>
          <table:table-cell table:formula="oooc:=[.C146]+0.0428" office:value-type="float" office:value="-0.02904258">
            <text:p>-0,029</text:p>
          </table:table-cell>
          <table:table-cell office:value-type="float" office:value="-0.07184258">
            <text:p>-0,0718</text:p>
          </table:table-cell>
          <table:table-cell table:number-columns-repeated="22"/>
        </table:table-row>
        <table:table-row table:style-name="ro1">
          <table:table-cell office:value-type="float" office:value="41">
            <text:p>41</text:p>
          </table:table-cell>
          <table:table-cell table:formula="oooc:=[.C147]+0.0428" office:value-type="float" office:value="-0.03111833">
            <text:p>-0,0311</text:p>
          </table:table-cell>
          <table:table-cell office:value-type="float" office:value="-0.07391833">
            <text:p>-0,0739</text:p>
          </table:table-cell>
          <table:table-cell table:number-columns-repeated="22"/>
        </table:table-row>
        <table:table-row table:style-name="ro1">
          <table:table-cell office:value-type="float" office:value="42">
            <text:p>42</text:p>
          </table:table-cell>
          <table:table-cell table:formula="oooc:=[.C148]+0.0428" office:value-type="float" office:value="-0.03260973">
            <text:p>-0,0326</text:p>
          </table:table-cell>
          <table:table-cell office:value-type="float" office:value="-0.07540973">
            <text:p>-0,0754</text:p>
          </table:table-cell>
          <table:table-cell table:number-columns-repeated="22"/>
        </table:table-row>
        <table:table-row table:style-name="ro1">
          <table:table-cell office:value-type="float" office:value="43">
            <text:p>43</text:p>
          </table:table-cell>
          <table:table-cell table:formula="oooc:=[.C149]+0.0428" office:value-type="float" office:value="-0.03444231">
            <text:p>-0,0344</text:p>
          </table:table-cell>
          <table:table-cell office:value-type="float" office:value="-0.07724231">
            <text:p>-0,0772</text:p>
          </table:table-cell>
          <table:table-cell table:number-columns-repeated="22"/>
        </table:table-row>
        <table:table-row table:style-name="ro1">
          <table:table-cell office:value-type="float" office:value="44">
            <text:p>44</text:p>
          </table:table-cell>
          <table:table-cell table:formula="oooc:=[.C150]+0.0428" office:value-type="float" office:value="-0.03900922">
            <text:p>-0,039</text:p>
          </table:table-cell>
          <table:table-cell office:value-type="float" office:value="-0.08180922">
            <text:p>-0,0818</text:p>
          </table:table-cell>
          <table:table-cell table:number-columns-repeated="22"/>
        </table:table-row>
        <table:table-row table:style-name="ro1">
          <table:table-cell office:value-type="float" office:value="45">
            <text:p>45</text:p>
          </table:table-cell>
          <table:table-cell table:formula="oooc:=[.C151]+0.0428" office:value-type="float" office:value="-0.0382961">
            <text:p>-0,0383</text:p>
          </table:table-cell>
          <table:table-cell office:value-type="float" office:value="-0.0810961">
            <text:p>-0,0811</text:p>
          </table:table-cell>
          <table:table-cell table:number-columns-repeated="22"/>
        </table:table-row>
        <table:table-row table:style-name="ro1">
          <table:table-cell office:value-type="float" office:value="46">
            <text:p>46</text:p>
          </table:table-cell>
          <table:table-cell table:formula="oooc:=[.C152]+0.0428" office:value-type="float" office:value="-0.02951515">
            <text:p>-0,0295</text:p>
          </table:table-cell>
          <table:table-cell office:value-type="float" office:value="-0.07231515">
            <text:p>-0,0723</text:p>
          </table:table-cell>
          <table:table-cell table:number-columns-repeated="22"/>
        </table:table-row>
        <table:table-row table:style-name="ro1">
          <table:table-cell office:value-type="float" office:value="47">
            <text:p>47</text:p>
          </table:table-cell>
          <table:table-cell table:formula="oooc:=[.C153]+0.0428" office:value-type="float" office:value="-0.01697708">
            <text:p>-0,017</text:p>
          </table:table-cell>
          <table:table-cell office:value-type="float" office:value="-0.05977708">
            <text:p>-0,0598</text:p>
          </table:table-cell>
          <table:table-cell table:number-columns-repeated="22"/>
        </table:table-row>
        <table:table-row table:style-name="ro1">
          <table:table-cell office:value-type="float" office:value="48">
            <text:p>48</text:p>
          </table:table-cell>
          <table:table-cell table:formula="oooc:=[.C154]+0.0428" office:value-type="float" office:value="-0.00986637999999999">
            <text:p>-0,0099</text:p>
          </table:table-cell>
          <table:table-cell office:value-type="float" office:value="-0.05266638">
            <text:p>-0,0527</text:p>
          </table:table-cell>
          <table:table-cell table:number-columns-repeated="22"/>
        </table:table-row>
        <table:table-row table:style-name="ro1">
          <table:table-cell office:value-type="float" office:value="49">
            <text:p>49</text:p>
          </table:table-cell>
          <table:table-cell table:formula="oooc:=[.C155]+0.0428" office:value-type="float" office:value="-0.00323849">
            <text:p>-0,0032</text:p>
          </table:table-cell>
          <table:table-cell office:value-type="float" office:value="-0.04603849">
            <text:p>-0,046</text:p>
          </table:table-cell>
          <table:table-cell table:number-columns-repeated="22"/>
        </table:table-row>
        <table:table-row table:style-name="ro1">
          <table:table-cell office:value-type="float" office:value="50">
            <text:p>50</text:p>
          </table:table-cell>
          <table:table-cell table:formula="oooc:=[.C156]+0.0428" office:value-type="float" office:value="0.00244536">
            <text:p>0,0024</text:p>
          </table:table-cell>
          <table:table-cell office:value-type="float" office:value="-0.04035464">
            <text:p>-0,0404</text:p>
          </table:table-cell>
          <table:table-cell table:number-columns-repeated="22"/>
        </table:table-row>
        <table:table-row table:style-name="ro1">
          <table:table-cell office:value-type="float" office:value="51">
            <text:p>51</text:p>
          </table:table-cell>
          <table:table-cell table:formula="oooc:=[.C157]+0.0428" office:value-type="float" office:value="0.00479877">
            <text:p>0,0048</text:p>
          </table:table-cell>
          <table:table-cell office:value-type="float" office:value="-0.03800123">
            <text:p>-0,038</text:p>
          </table:table-cell>
          <table:table-cell table:number-columns-repeated="22"/>
        </table:table-row>
        <table:table-row table:style-name="ro1">
          <table:table-cell office:value-type="float" office:value="52">
            <text:p>52</text:p>
          </table:table-cell>
          <table:table-cell table:formula="oooc:=[.C158]+0.0428" office:value-type="float" office:value="0.00845772">
            <text:p>0,0085</text:p>
          </table:table-cell>
          <table:table-cell office:value-type="float" office:value="-0.03434228">
            <text:p>-0,0343</text:p>
          </table:table-cell>
          <table:table-cell table:number-columns-repeated="22"/>
        </table:table-row>
        <table:table-row table:style-name="ro1">
          <table:table-cell office:value-type="float" office:value="53">
            <text:p>53</text:p>
          </table:table-cell>
          <table:table-cell table:formula="oooc:=[.C159]+0.0428" office:value-type="float" office:value="0.00691767">
            <text:p>0,0069</text:p>
          </table:table-cell>
          <table:table-cell office:value-type="float" office:value="-0.03588233">
            <text:p>-0,0359</text:p>
          </table:table-cell>
          <table:table-cell table:number-columns-repeated="22"/>
        </table:table-row>
        <table:table-row table:style-name="ro1">
          <table:table-cell office:value-type="float" office:value="54">
            <text:p>54</text:p>
          </table:table-cell>
          <table:table-cell table:formula="oooc:=[.C160]+0.0428" office:value-type="float" office:value="0.00772527000000001">
            <text:p>0,0077</text:p>
          </table:table-cell>
          <table:table-cell office:value-type="float" office:value="-0.03507473">
            <text:p>-0,0351</text:p>
          </table:table-cell>
          <table:table-cell table:number-columns-repeated="22"/>
        </table:table-row>
        <table:table-row table:style-name="ro1">
          <table:table-cell office:value-type="float" office:value="55">
            <text:p>55</text:p>
          </table:table-cell>
          <table:table-cell table:formula="oooc:=[.C161]+0.0428" office:value-type="float" office:value="0.00940195000000001">
            <text:p>0,0094</text:p>
          </table:table-cell>
          <table:table-cell office:value-type="float" office:value="-0.03339805">
            <text:p>-0,0334</text:p>
          </table:table-cell>
          <table:table-cell office:value-type="float" office:value="-0.06268972">
            <text:p>-0,0627</text:p>
          </table:table-cell>
          <table:table-cell table:number-columns-repeated="21"/>
        </table:table-row>
        <table:table-row table:style-name="ro1">
          <table:table-cell office:value-type="float" office:value="56">
            <text:p>56</text:p>
          </table:table-cell>
          <table:table-cell table:formula="oooc:=[.C162]+0.0428" office:value-type="float" office:value="0.00862249">
            <text:p>0,0086</text:p>
          </table:table-cell>
          <table:table-cell office:value-type="float" office:value="-0.03417751">
            <text:p>-0,0342</text:p>
          </table:table-cell>
          <table:table-cell office:value-type="float" office:value="-0.0631712">
            <text:p>-0,0632</text:p>
          </table:table-cell>
          <table:table-cell table:number-columns-repeated="21"/>
        </table:table-row>
        <table:table-row table:style-name="ro1">
          <table:table-cell office:value-type="float" office:value="57">
            <text:p>57</text:p>
          </table:table-cell>
          <table:table-cell table:formula="oooc:=[.C163]+0.0428" office:value-type="float" office:value="0.01410889">
            <text:p>0,0141</text:p>
          </table:table-cell>
          <table:table-cell office:value-type="float" office:value="-0.02869111">
            <text:p>-0,0287</text:p>
          </table:table-cell>
          <table:table-cell office:value-type="float" office:value="-0.06136858">
            <text:p>-0,0614</text:p>
          </table:table-cell>
          <table:table-cell table:number-columns-repeated="21"/>
        </table:table-row>
        <table:table-row table:style-name="ro1">
          <table:table-cell office:value-type="float" office:value="58">
            <text:p>58</text:p>
          </table:table-cell>
          <table:table-cell table:formula="oooc:=[.C164]+0.0428" office:value-type="float" office:value="0.01393502">
            <text:p>0,0139</text:p>
          </table:table-cell>
          <table:table-cell office:value-type="float" office:value="-0.02886498">
            <text:p>-0,0289</text:p>
          </table:table-cell>
          <table:table-cell office:value-type="float" office:value="-0.07389264">
            <text:p>-0,0739</text:p>
          </table:table-cell>
          <table:table-cell table:number-columns-repeated="21"/>
        </table:table-row>
        <table:table-row table:style-name="ro1">
          <table:table-cell office:value-type="float" office:value="59">
            <text:p>59</text:p>
          </table:table-cell>
          <table:table-cell table:formula="oooc:=[.C165]+0.0428" office:value-type="float" office:value="0.0173388">
            <text:p>0,0173</text:p>
          </table:table-cell>
          <table:table-cell office:value-type="float" office:value="-0.0254612">
            <text:p>-0,0255</text:p>
          </table:table-cell>
          <table:table-cell office:value-type="float" office:value="-0.07812087">
            <text:p>-0,0781</text:p>
          </table:table-cell>
          <table:table-cell table:number-columns-repeated="21"/>
        </table:table-row>
        <table:table-row table:style-name="ro1">
          <table:table-cell office:value-type="float" office:value="60">
            <text:p>60</text:p>
          </table:table-cell>
          <table:table-cell table:formula="oooc:=[.C166]+0.0428" office:value-type="float" office:value="0.02068381">
            <text:p>0,0207</text:p>
          </table:table-cell>
          <table:table-cell office:value-type="float" office:value="-0.02211619">
            <text:p>-0,0221</text:p>
          </table:table-cell>
          <table:table-cell office:value-type="float" office:value="-0.0886678">
            <text:p>-0,0887</text:p>
          </table:table-cell>
          <table:table-cell table:number-columns-repeated="21"/>
        </table:table-row>
        <table:table-row table:style-name="ro1">
          <table:table-cell office:value-type="float" office:value="61">
            <text:p>61</text:p>
          </table:table-cell>
          <table:table-cell table:formula="oooc:=[.D167]+0.1094" office:value-type="float" office:value="0.01811581">
            <text:p>0,0181</text:p>
          </table:table-cell>
          <table:table-cell/>
          <table:table-cell office:value-type="float" office:value="-0.09128419">
            <text:p>-0,0913</text:p>
          </table:table-cell>
          <table:table-cell table:number-columns-repeated="21"/>
        </table:table-row>
        <table:table-row table:style-name="ro1">
          <table:table-cell office:value-type="float" office:value="62">
            <text:p>62</text:p>
          </table:table-cell>
          <table:table-cell table:formula="oooc:=[.D168]+0.1094" office:value-type="float" office:value="0.03206654">
            <text:p>0,0321</text:p>
          </table:table-cell>
          <table:table-cell/>
          <table:table-cell office:value-type="float" office:value="-0.07733346">
            <text:p>-0,0773</text:p>
          </table:table-cell>
          <table:table-cell table:number-columns-repeated="21"/>
        </table:table-row>
        <table:table-row table:style-name="ro1">
          <table:table-cell office:value-type="float" office:value="63">
            <text:p>63</text:p>
          </table:table-cell>
          <table:table-cell table:formula="oooc:=[.D169]+0.1094" office:value-type="float" office:value="0.04148761">
            <text:p>0,0415</text:p>
          </table:table-cell>
          <table:table-cell/>
          <table:table-cell office:value-type="float" office:value="-0.06791239">
            <text:p>-0,0679</text:p>
          </table:table-cell>
          <table:table-cell table:number-columns-repeated="21"/>
        </table:table-row>
        <table:table-row table:style-name="ro1">
          <table:table-cell office:value-type="float" office:value="64">
            <text:p>64</text:p>
          </table:table-cell>
          <table:table-cell table:formula="oooc:=[.D170]+0.1094" office:value-type="float" office:value="0.03427982">
            <text:p>0,0343</text:p>
          </table:table-cell>
          <table:table-cell/>
          <table:table-cell office:value-type="float" office:value="-0.07512018">
            <text:p>-0,0751</text:p>
          </table:table-cell>
          <table:table-cell table:number-columns-repeated="21"/>
        </table:table-row>
        <table:table-row table:style-name="ro1">
          <table:table-cell office:value-type="float" office:value="65">
            <text:p>65</text:p>
          </table:table-cell>
          <table:table-cell table:formula="oooc:=[.D171]+0.1094" office:value-type="float" office:value="0.04991236">
            <text:p>0,0499</text:p>
          </table:table-cell>
          <table:table-cell/>
          <table:table-cell office:value-type="float" office:value="-0.05948764">
            <text:p>-0,0595</text:p>
          </table:table-cell>
          <table:table-cell table:number-columns-repeated="21"/>
        </table:table-row>
        <table:table-row table:style-name="ro1">
          <table:table-cell office:value-type="float" office:value="66">
            <text:p>66</text:p>
          </table:table-cell>
          <table:table-cell table:formula="oooc:=[.D172]+0.1094" office:value-type="float" office:value="0.04527708">
            <text:p>0,0453</text:p>
          </table:table-cell>
          <table:table-cell/>
          <table:table-cell office:value-type="float" office:value="-0.06412292">
            <text:p>-0,0641</text:p>
          </table:table-cell>
          <table:table-cell table:number-columns-repeated="21"/>
        </table:table-row>
        <table:table-row table:style-name="ro1">
          <table:table-cell office:value-type="float" office:value="67">
            <text:p>67</text:p>
          </table:table-cell>
          <table:table-cell table:formula="oooc:=[.D173]+0.1094" office:value-type="float" office:value="0.03467703">
            <text:p>0,0347</text:p>
          </table:table-cell>
          <table:table-cell/>
          <table:table-cell office:value-type="float" office:value="-0.07472297">
            <text:p>-0,0747</text:p>
          </table:table-cell>
          <table:table-cell table:number-columns-repeated="21"/>
        </table:table-row>
        <table:table-row table:style-name="ro1">
          <table:table-cell office:value-type="float" office:value="68">
            <text:p>68</text:p>
          </table:table-cell>
          <table:table-cell table:formula="oooc:=[.D174]+0.1094" office:value-type="float" office:value="0.03597715">
            <text:p>0,036</text:p>
          </table:table-cell>
          <table:table-cell/>
          <table:table-cell office:value-type="float" office:value="-0.07342285">
            <text:p>-0,0734</text:p>
          </table:table-cell>
          <table:table-cell table:number-columns-repeated="21"/>
        </table:table-row>
        <table:table-row table:style-name="ro1">
          <table:table-cell office:value-type="float" office:value="69">
            <text:p>69</text:p>
          </table:table-cell>
          <table:table-cell table:formula="oooc:=[.D175]+0.1094" office:value-type="float" office:value="0.03943905">
            <text:p>0,0394</text:p>
          </table:table-cell>
          <table:table-cell/>
          <table:table-cell office:value-type="float" office:value="-0.06996095">
            <text:p>-0,07</text:p>
          </table:table-cell>
          <table:table-cell table:number-columns-repeated="21"/>
        </table:table-row>
        <table:table-row table:style-name="ro1">
          <table:table-cell office:value-type="float" office:value="70">
            <text:p>70</text:p>
          </table:table-cell>
          <table:table-cell table:formula="oooc:=[.D176]+0.1094" office:value-type="float" office:value="0.04735999">
            <text:p>0,0474</text:p>
          </table:table-cell>
          <table:table-cell/>
          <table:table-cell office:value-type="float" office:value="-0.06204001">
            <text:p>-0,062</text:p>
          </table:table-cell>
          <table:table-cell table:number-columns-repeated="21"/>
        </table:table-row>
        <table:table-row table:style-name="ro1">
          <table:table-cell office:value-type="float" office:value="71">
            <text:p>71</text:p>
          </table:table-cell>
          <table:table-cell table:formula="oooc:=[.D177]+0.1094" office:value-type="float" office:value="0.05776063">
            <text:p>0,0578</text:p>
          </table:table-cell>
          <table:table-cell/>
          <table:table-cell office:value-type="float" office:value="-0.05163937">
            <text:p>-0,0516</text:p>
          </table:table-cell>
          <table:table-cell table:number-columns-repeated="21"/>
        </table:table-row>
        <table:table-row table:style-name="ro1">
          <table:table-cell office:value-type="float" office:value="72">
            <text:p>72</text:p>
          </table:table-cell>
          <table:table-cell table:formula="oooc:=[.D178]+0.1094" office:value-type="float" office:value="0.05037776">
            <text:p>0,0504</text:p>
          </table:table-cell>
          <table:table-cell/>
          <table:table-cell office:value-type="float" office:value="-0.05902224">
            <text:p>-0,059</text:p>
          </table:table-cell>
          <table:table-cell table:number-columns-repeated="21"/>
        </table:table-row>
        <table:table-row table:style-name="ro1">
          <table:table-cell office:value-type="float" office:value="73">
            <text:p>73</text:p>
          </table:table-cell>
          <table:table-cell table:formula="oooc:=[.D179]+0.1094" office:value-type="float" office:value="0.05506996">
            <text:p>0,0551</text:p>
          </table:table-cell>
          <table:table-cell/>
          <table:table-cell office:value-type="float" office:value="-0.05433004">
            <text:p>-0,0543</text:p>
          </table:table-cell>
          <table:table-cell table:number-columns-repeated="21"/>
        </table:table-row>
        <table:table-row table:style-name="ro1">
          <table:table-cell office:value-type="float" office:value="74">
            <text:p>74</text:p>
          </table:table-cell>
          <table:table-cell table:formula="oooc:=[.D180]+0.1094" office:value-type="float" office:value="0.06481281">
            <text:p>0,0648</text:p>
          </table:table-cell>
          <table:table-cell/>
          <table:table-cell office:value-type="float" office:value="-0.04458719">
            <text:p>-0,0446</text:p>
          </table:table-cell>
          <table:table-cell table:number-columns-repeated="21"/>
        </table:table-row>
        <table:table-row table:style-name="ro1">
          <table:table-cell office:value-type="float" office:value="75">
            <text:p>75</text:p>
          </table:table-cell>
          <table:table-cell table:formula="oooc:=[.D181]+0.1094" office:value-type="float" office:value="0.07125523">
            <text:p>0,0713</text:p>
          </table:table-cell>
          <table:table-cell/>
          <table:table-cell office:value-type="float" office:value="-0.03814477">
            <text:p>-0,0381</text:p>
          </table:table-cell>
          <table:table-cell table:number-columns-repeated="21"/>
        </table:table-row>
        <table:table-row table:style-name="ro1">
          <table:table-cell office:value-type="float" office:value="76">
            <text:p>76</text:p>
          </table:table-cell>
          <table:table-cell table:formula="oooc:=[.D182]+0.1094" office:value-type="float" office:value="0.06928991">
            <text:p>0,0693</text:p>
          </table:table-cell>
          <table:table-cell/>
          <table:table-cell office:value-type="float" office:value="-0.04011009">
            <text:p>-0,0401</text:p>
          </table:table-cell>
          <table:table-cell table:number-columns-repeated="21"/>
        </table:table-row>
        <table:table-row table:style-name="ro1">
          <table:table-cell office:value-type="float" office:value="77">
            <text:p>77</text:p>
          </table:table-cell>
          <table:table-cell table:formula="oooc:=[.D183]+0.1094" office:value-type="float" office:value="0.07256726">
            <text:p>0,0726</text:p>
          </table:table-cell>
          <table:table-cell/>
          <table:table-cell office:value-type="float" office:value="-0.03683274">
            <text:p>-0,0368</text:p>
          </table:table-cell>
          <table:table-cell table:number-columns-repeated="21"/>
        </table:table-row>
        <table:table-row table:style-name="ro1">
          <table:table-cell office:value-type="float" office:value="78">
            <text:p>78</text:p>
          </table:table-cell>
          <table:table-cell table:formula="oooc:=[.D184]+0.1094" office:value-type="float" office:value="0.0623287">
            <text:p>0,0623</text:p>
          </table:table-cell>
          <table:table-cell/>
          <table:table-cell office:value-type="float" office:value="-0.0470713">
            <text:p>-0,0471</text:p>
          </table:table-cell>
          <table:table-cell table:number-columns-repeated="21"/>
        </table:table-row>
        <table:table-row table:style-name="ro1">
          <table:table-cell office:value-type="float" office:value="79">
            <text:p>79</text:p>
          </table:table-cell>
          <table:table-cell table:formula="oooc:=[.D185]+0.1094" office:value-type="float" office:value="0.0729841">
            <text:p>0,073</text:p>
          </table:table-cell>
          <table:table-cell/>
          <table:table-cell office:value-type="float" office:value="-0.0364159">
            <text:p>-0,0364</text:p>
          </table:table-cell>
          <table:table-cell table:number-columns-repeated="21"/>
        </table:table-row>
        <table:table-row table:style-name="ro1">
          <table:table-cell office:value-type="float" office:value="80">
            <text:p>80</text:p>
          </table:table-cell>
          <table:table-cell table:formula="oooc:=[.D186]+0.1094" office:value-type="float" office:value="0.0679186">
            <text:p>0,0679</text:p>
          </table:table-cell>
          <table:table-cell/>
          <table:table-cell office:value-type="float" office:value="-0.0414814">
            <text:p>-0,0415</text:p>
          </table:table-cell>
          <table:table-cell table:number-columns-repeated="21"/>
        </table:table-row>
        <table:table-row table:style-name="ro1">
          <table:table-cell office:value-type="float" office:value="81">
            <text:p>81</text:p>
          </table:table-cell>
          <table:table-cell table:formula="oooc:=[.D187]+0.1094" office:value-type="float" office:value="0.07000672">
            <text:p>0,07</text:p>
          </table:table-cell>
          <table:table-cell/>
          <table:table-cell office:value-type="float" office:value="-0.03939328">
            <text:p>-0,0394</text:p>
          </table:table-cell>
          <table:table-cell table:number-columns-repeated="21"/>
        </table:table-row>
        <table:table-row table:style-name="ro1">
          <table:table-cell office:value-type="float" office:value="82">
            <text:p>82</text:p>
          </table:table-cell>
          <table:table-cell table:formula="oooc:=[.D188]+0.1094" office:value-type="float" office:value="0.06944848">
            <text:p>0,0694</text:p>
          </table:table-cell>
          <table:table-cell/>
          <table:table-cell office:value-type="float" office:value="-0.03995152">
            <text:p>-0,04</text:p>
          </table:table-cell>
          <table:table-cell table:number-columns-repeated="21"/>
        </table:table-row>
        <table:table-row table:style-name="ro1">
          <table:table-cell office:value-type="float" office:value="83">
            <text:p>83</text:p>
          </table:table-cell>
          <table:table-cell table:formula="oooc:=[.D189]+0.1094" office:value-type="float" office:value="0.08177547">
            <text:p>0,0818</text:p>
          </table:table-cell>
          <table:table-cell/>
          <table:table-cell office:value-type="float" office:value="-0.02762453">
            <text:p>-0,0276</text:p>
          </table:table-cell>
          <table:table-cell table:number-columns-repeated="21"/>
        </table:table-row>
        <table:table-row table:style-name="ro1">
          <table:table-cell office:value-type="float" office:value="84">
            <text:p>84</text:p>
          </table:table-cell>
          <table:table-cell table:formula="oooc:=[.D190]+0.1094" office:value-type="float" office:value="0.08690874">
            <text:p>0,0869</text:p>
          </table:table-cell>
          <table:table-cell/>
          <table:table-cell office:value-type="float" office:value="-0.02249126">
            <text:p>-0,0225</text:p>
          </table:table-cell>
          <table:table-cell table:number-columns-repeated="21"/>
        </table:table-row>
        <table:table-row table:style-name="ro1">
          <table:table-cell office:value-type="float" office:value="85">
            <text:p>85</text:p>
          </table:table-cell>
          <table:table-cell table:formula="oooc:=[.D191]+0.1094" office:value-type="float" office:value="0.09719131">
            <text:p>0,0972</text:p>
          </table:table-cell>
          <table:table-cell/>
          <table:table-cell office:value-type="float" office:value="-0.01220869">
            <text:p>-0,0122</text:p>
          </table:table-cell>
          <table:table-cell table:number-columns-repeated="21"/>
        </table:table-row>
        <table:table-row table:style-name="ro1">
          <table:table-cell office:value-type="float" office:value="86">
            <text:p>86</text:p>
          </table:table-cell>
          <table:table-cell table:formula="oooc:=[.D192]+0.1094" office:value-type="float" office:value="0.09738716">
            <text:p>0,0974</text:p>
          </table:table-cell>
          <table:table-cell/>
          <table:table-cell office:value-type="float" office:value="-0.01201284">
            <text:p>-0,012</text:p>
          </table:table-cell>
          <table:table-cell table:number-columns-repeated="21"/>
        </table:table-row>
        <table:table-row table:style-name="ro1">
          <table:table-cell office:value-type="float" office:value="87">
            <text:p>87</text:p>
          </table:table-cell>
          <table:table-cell table:formula="oooc:=[.D193]+0.1094" office:value-type="float" office:value="0.088503">
            <text:p>0,0885</text:p>
          </table:table-cell>
          <table:table-cell/>
          <table:table-cell office:value-type="float" office:value="-0.020897">
            <text:p>-0,0209</text:p>
          </table:table-cell>
          <table:table-cell table:number-columns-repeated="21"/>
        </table:table-row>
        <table:table-row table:style-name="ro1">
          <table:table-cell office:value-type="float" office:value="88">
            <text:p>88</text:p>
          </table:table-cell>
          <table:table-cell table:formula="oooc:=[.D194]+0.1094" office:value-type="float" office:value="0.08892873">
            <text:p>0,0889</text:p>
          </table:table-cell>
          <table:table-cell/>
          <table:table-cell office:value-type="float" office:value="-0.02047127">
            <text:p>-0,0205</text:p>
          </table:table-cell>
          <table:table-cell table:number-columns-repeated="21"/>
        </table:table-row>
        <table:table-row table:style-name="ro1">
          <table:table-cell office:value-type="float" office:value="89">
            <text:p>89</text:p>
          </table:table-cell>
          <table:table-cell table:formula="oooc:=[.D195]+0.1094" office:value-type="float" office:value="0.08689098">
            <text:p>0,0869</text:p>
          </table:table-cell>
          <table:table-cell/>
          <table:table-cell office:value-type="float" office:value="-0.02250902">
            <text:p>-0,0225</text:p>
          </table:table-cell>
          <table:table-cell table:number-columns-repeated="21"/>
        </table:table-row>
        <table:table-row table:style-name="ro1">
          <table:table-cell office:value-type="float" office:value="90">
            <text:p>90</text:p>
          </table:table-cell>
          <table:table-cell table:formula="oooc:=[.D196]+0.1094" office:value-type="float" office:value="0.08800599">
            <text:p>0,088</text:p>
          </table:table-cell>
          <table:table-cell/>
          <table:table-cell office:value-type="float" office:value="-0.02139401">
            <text:p>-0,0214</text:p>
          </table:table-cell>
          <table:table-cell table:number-columns-repeated="21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03457998">
            <text:p>0,0346</text:p>
          </table:table-cell>
          <table:table-cell table:number-columns-repeated="2"/>
          <table:table-cell office:value-type="string">
            <text:p>Portance droite</text:p>
          </table:table-cell>
          <table:table-cell table:number-columns-repeated="20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03569836">
            <text:p>0,0357</text:p>
          </table:table-cell>
          <table:table-cell>
            <draw:frame table:end-cell-address="Feuille1.L227" table:end-x="0.503cm" table:end-y="0.401cm" draw:z-index="2" svg:width="19.71cm" svg:height="11.476cm" svg:x="1.115cm" svg:y="0.215cm">
              <draw:object draw:notify-on-update-of-ranges="Feuille1.A201:Feuille1.B29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03646634">
            <text:p>0,0365</text:p>
          </table:table-cell>
          <table:table-cell table:number-columns-repeated="23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03844915">
            <text:p>0,0384</text:p>
          </table:table-cell>
          <table:table-cell table:number-columns-repeated="23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04001584">
            <text:p>0,04</text:p>
          </table:table-cell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024436">
            <text:p>0,0402</text:p>
          </table:table-cell>
          <table:table-cell table:number-columns-repeated="2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3966954">
            <text:p>0,0397</text:p>
          </table:table-cell>
          <table:table-cell table:number-columns-repeated="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4256531">
            <text:p>0,0426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4426953">
            <text:p>0,0443</text:p>
          </table:table-cell>
          <table:table-cell table:number-columns-repeated="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44588">
            <text:p>0,0446</text:p>
          </table:table-cell>
          <table:table-cell table:number-columns-repeated="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4543341">
            <text:p>0,0454</text:p>
          </table:table-cell>
          <table:table-cell table:number-columns-repeated="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4688919">
            <text:p>0,0469</text:p>
          </table:table-cell>
          <table:table-cell table:number-columns-repeated="2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4741143">
            <text:p>0,0474</text:p>
          </table:table-cell>
          <table:table-cell table:number-columns-repeated="2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4588918">
            <text:p>0,0459</text:p>
          </table:table-cell>
          <table:table-cell table:number-columns-repeated="2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4767331">
            <text:p>0,0477</text:p>
          </table:table-cell>
          <table:table-cell table:number-columns-repeated="2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4955009">
            <text:p>0,0496</text:p>
          </table:table-cell>
          <table:table-cell table:number-columns-repeated="2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5119543">
            <text:p>0,0512</text:p>
          </table:table-cell>
          <table:table-cell table:number-columns-repeated="2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5480026">
            <text:p>0,0548</text:p>
          </table:table-cell>
          <table:table-cell table:number-columns-repeated="2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5676867">
            <text:p>0,0568</text:p>
          </table:table-cell>
          <table:table-cell table:number-columns-repeated="2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5989132">
            <text:p>0,0599</text:p>
          </table:table-cell>
          <table:table-cell table:number-columns-repeated="2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6108791">
            <text:p>0,0611</text:p>
          </table:table-cell>
          <table:table-cell table:number-columns-repeated="2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6256814">
            <text:p>0,0626</text:p>
          </table:table-cell>
          <table:table-cell table:number-columns-repeated="2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649606">
            <text:p>0,065</text:p>
          </table:table-cell>
          <table:table-cell table:number-columns-repeated="2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676507">
            <text:p>0,0677</text:p>
          </table:table-cell>
          <table:table-cell table:number-columns-repeated="2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6851292">
            <text:p>0,0685</text:p>
          </table:table-cell>
          <table:table-cell table:number-columns-repeated="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7179551">
            <text:p>0,0718</text:p>
          </table:table-cell>
          <table:table-cell table:number-columns-repeated="2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7245838">
            <text:p>0,0725</text:p>
          </table:table-cell>
          <table:table-cell table:number-columns-repeated="2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7606051">
            <text:p>0,0761</text:p>
          </table:table-cell>
          <table:table-cell table:number-columns-repeated="2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7918341">
            <text:p>0,0792</text:p>
          </table:table-cell>
          <table:table-cell table:number-columns-repeated="2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8072415">
            <text:p>0,0807</text:p>
          </table:table-cell>
          <table:table-cell table:number-columns-repeated="2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8190839">
            <text:p>0,0819</text:p>
          </table:table-cell>
          <table:table-cell office:value-type="float" office:value="-0.20456584">
            <text:p>-0,2046</text:p>
          </table:table-cell>
          <table:table-cell table:number-columns-repeated="2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8541406">
            <text:p>0,0854</text:p>
          </table:table-cell>
          <table:table-cell office:value-type="float" office:value="-0.20369993">
            <text:p>-0,2037</text:p>
          </table:table-cell>
          <table:table-cell table:number-columns-repeated="2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8819255">
            <text:p>0,0882</text:p>
          </table:table-cell>
          <table:table-cell office:value-type="float" office:value="-0.19112191">
            <text:p>-0,1911</text:p>
          </table:table-cell>
          <table:table-cell table:number-columns-repeated="2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9177818">
            <text:p>0,0918</text:p>
          </table:table-cell>
          <table:table-cell office:value-type="float" office:value="-0.17757173">
            <text:p>-0,1776</text:p>
          </table:table-cell>
          <table:table-cell table:number-columns-repeated="2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9660852">
            <text:p>0,0966</text:p>
          </table:table-cell>
          <table:table-cell office:value-type="float" office:value="-0.17475104">
            <text:p>-0,1748</text:p>
          </table:table-cell>
          <table:table-cell table:number-columns-repeated="2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0141412">
            <text:p>0,1014</text:p>
          </table:table-cell>
          <table:table-cell office:value-type="float" office:value="-0.16308244">
            <text:p>-0,1631</text:p>
          </table:table-cell>
          <table:table-cell table:number-columns-repeated="22"/>
        </table:table-row>
        <table:table-row table:style-name="ro1">
          <table:table-cell office:value-type="float" office:value="31">
            <text:p>31</text:p>
          </table:table-cell>
          <table:table-cell table:formula="oooc:=[.C237]+0.2645" office:value-type="float" office:value="0.10539027">
            <text:p>0,1054</text:p>
          </table:table-cell>
          <table:table-cell office:value-type="float" office:value="-0.15910973">
            <text:p>-0,1591</text:p>
          </table:table-cell>
          <table:table-cell table:number-columns-repeated="22"/>
        </table:table-row>
        <table:table-row table:style-name="ro1">
          <table:table-cell office:value-type="float" office:value="32">
            <text:p>32</text:p>
          </table:table-cell>
          <table:table-cell table:formula="oooc:=[.C238]+0.2645" office:value-type="float" office:value="0.10045429">
            <text:p>0,1005</text:p>
          </table:table-cell>
          <table:table-cell office:value-type="float" office:value="-0.16404571">
            <text:p>-0,164</text:p>
          </table:table-cell>
          <table:table-cell table:number-columns-repeated="22"/>
        </table:table-row>
        <table:table-row table:style-name="ro1">
          <table:table-cell office:value-type="float" office:value="33">
            <text:p>33</text:p>
          </table:table-cell>
          <table:table-cell table:formula="oooc:=[.C239]+0.2645" office:value-type="float" office:value="0.1029182">
            <text:p>0,1029</text:p>
          </table:table-cell>
          <table:table-cell office:value-type="float" office:value="-0.1615818">
            <text:p>-0,1616</text:p>
          </table:table-cell>
          <table:table-cell table:number-columns-repeated="22"/>
        </table:table-row>
        <table:table-row table:style-name="ro1">
          <table:table-cell office:value-type="float" office:value="34">
            <text:p>34</text:p>
          </table:table-cell>
          <table:table-cell table:formula="oooc:=[.C240]+0.2645" office:value-type="float" office:value="0.10792118">
            <text:p>0,1079</text:p>
          </table:table-cell>
          <table:table-cell office:value-type="float" office:value="-0.15657882">
            <text:p>-0,1566</text:p>
          </table:table-cell>
          <table:table-cell table:number-columns-repeated="22"/>
        </table:table-row>
        <table:table-row table:style-name="ro1">
          <table:table-cell office:value-type="float" office:value="35">
            <text:p>35</text:p>
          </table:table-cell>
          <table:table-cell table:formula="oooc:=[.C241]+0.2645" office:value-type="float" office:value="0.12138531">
            <text:p>0,1214</text:p>
          </table:table-cell>
          <table:table-cell office:value-type="float" office:value="-0.14311469">
            <text:p>-0,1431</text:p>
          </table:table-cell>
          <table:table-cell table:number-columns-repeated="22"/>
        </table:table-row>
        <table:table-row table:style-name="ro1">
          <table:table-cell office:value-type="float" office:value="36">
            <text:p>36</text:p>
          </table:table-cell>
          <table:table-cell table:formula="oooc:=[.C242]+0.2645" office:value-type="float" office:value="0.13026604">
            <text:p>0,1303</text:p>
          </table:table-cell>
          <table:table-cell office:value-type="float" office:value="-0.13423396">
            <text:p>-0,1342</text:p>
          </table:table-cell>
          <table:table-cell table:number-columns-repeated="22"/>
        </table:table-row>
        <table:table-row table:style-name="ro1">
          <table:table-cell office:value-type="float" office:value="37">
            <text:p>37</text:p>
          </table:table-cell>
          <table:table-cell table:formula="oooc:=[.C243]+0.2645" office:value-type="float" office:value="0.14457073">
            <text:p>0,1446</text:p>
          </table:table-cell>
          <table:table-cell office:value-type="float" office:value="-0.11992927">
            <text:p>-0,1199</text:p>
          </table:table-cell>
          <table:table-cell table:number-columns-repeated="22"/>
        </table:table-row>
        <table:table-row table:style-name="ro1">
          <table:table-cell office:value-type="float" office:value="38">
            <text:p>38</text:p>
          </table:table-cell>
          <table:table-cell table:formula="oooc:=[.C244]+0.2645" office:value-type="float" office:value="0.14814676">
            <text:p>0,1481</text:p>
          </table:table-cell>
          <table:table-cell office:value-type="float" office:value="-0.11635324">
            <text:p>-0,1164</text:p>
          </table:table-cell>
          <table:table-cell table:number-columns-repeated="22"/>
        </table:table-row>
        <table:table-row table:style-name="ro1">
          <table:table-cell office:value-type="float" office:value="39">
            <text:p>39</text:p>
          </table:table-cell>
          <table:table-cell table:formula="oooc:=[.C245]+0.2645" office:value-type="float" office:value="0.15837119">
            <text:p>0,1584</text:p>
          </table:table-cell>
          <table:table-cell office:value-type="float" office:value="-0.10612881">
            <text:p>-0,1061</text:p>
          </table:table-cell>
          <table:table-cell table:number-columns-repeated="22"/>
        </table:table-row>
        <table:table-row table:style-name="ro1">
          <table:table-cell office:value-type="float" office:value="40">
            <text:p>40</text:p>
          </table:table-cell>
          <table:table-cell table:formula="oooc:=[.C246]+0.2645" office:value-type="float" office:value="0.16645217">
            <text:p>0,1665</text:p>
          </table:table-cell>
          <table:table-cell office:value-type="float" office:value="-0.09804783">
            <text:p>-0,098</text:p>
          </table:table-cell>
          <table:table-cell table:number-columns-repeated="22"/>
        </table:table-row>
        <table:table-row table:style-name="ro1">
          <table:table-cell office:value-type="float" office:value="41">
            <text:p>41</text:p>
          </table:table-cell>
          <table:table-cell table:formula="oooc:=[.C247]+0.2645" office:value-type="float" office:value="0.16823871">
            <text:p>0,1682</text:p>
          </table:table-cell>
          <table:table-cell office:value-type="float" office:value="-0.09626129">
            <text:p>-0,0963</text:p>
          </table:table-cell>
          <table:table-cell table:number-columns-repeated="22"/>
        </table:table-row>
        <table:table-row table:style-name="ro1">
          <table:table-cell office:value-type="float" office:value="42">
            <text:p>42</text:p>
          </table:table-cell>
          <table:table-cell table:formula="oooc:=[.C248]+0.2645" office:value-type="float" office:value="0.17173262">
            <text:p>0,1717</text:p>
          </table:table-cell>
          <table:table-cell office:value-type="float" office:value="-0.09276738">
            <text:p>-0,0928</text:p>
          </table:table-cell>
          <table:table-cell table:number-columns-repeated="22"/>
        </table:table-row>
        <table:table-row table:style-name="ro1">
          <table:table-cell office:value-type="float" office:value="43">
            <text:p>43</text:p>
          </table:table-cell>
          <table:table-cell table:formula="oooc:=[.C249]+0.2645" office:value-type="float" office:value="0.18025104">
            <text:p>0,1803</text:p>
          </table:table-cell>
          <table:table-cell office:value-type="float" office:value="-0.08424896">
            <text:p>-0,0842</text:p>
          </table:table-cell>
          <table:table-cell table:number-columns-repeated="22"/>
        </table:table-row>
        <table:table-row table:style-name="ro1">
          <table:table-cell office:value-type="float" office:value="44">
            <text:p>44</text:p>
          </table:table-cell>
          <table:table-cell table:formula="oooc:=[.C250]+0.2645" office:value-type="float" office:value="0.18424355">
            <text:p>0,1842</text:p>
          </table:table-cell>
          <table:table-cell office:value-type="float" office:value="-0.08025645">
            <text:p>-0,0803</text:p>
          </table:table-cell>
          <table:table-cell table:number-columns-repeated="22"/>
        </table:table-row>
        <table:table-row table:style-name="ro1">
          <table:table-cell office:value-type="float" office:value="45">
            <text:p>45</text:p>
          </table:table-cell>
          <table:table-cell table:formula="oooc:=[.C251]+0.2645" office:value-type="float" office:value="0.19054717">
            <text:p>0,1905</text:p>
          </table:table-cell>
          <table:table-cell office:value-type="float" office:value="-0.07395283">
            <text:p>-0,074</text:p>
          </table:table-cell>
          <table:table-cell table:number-columns-repeated="22"/>
        </table:table-row>
        <table:table-row table:style-name="ro1">
          <table:table-cell office:value-type="float" office:value="46">
            <text:p>46</text:p>
          </table:table-cell>
          <table:table-cell table:formula="oooc:=[.C252]+0.2645" office:value-type="float" office:value="0.20301399">
            <text:p>0,203</text:p>
          </table:table-cell>
          <table:table-cell office:value-type="float" office:value="-0.06148601">
            <text:p>-0,0615</text:p>
          </table:table-cell>
          <table:table-cell table:number-columns-repeated="22"/>
        </table:table-row>
        <table:table-row table:style-name="ro1">
          <table:table-cell office:value-type="float" office:value="47">
            <text:p>47</text:p>
          </table:table-cell>
          <table:table-cell table:formula="oooc:=[.C253]+0.2645" office:value-type="float" office:value="0.22099106">
            <text:p>0,221</text:p>
          </table:table-cell>
          <table:table-cell office:value-type="float" office:value="-0.04350894">
            <text:p>-0,0435</text:p>
          </table:table-cell>
          <table:table-cell table:number-columns-repeated="22"/>
        </table:table-row>
        <table:table-row table:style-name="ro1">
          <table:table-cell office:value-type="float" office:value="48">
            <text:p>48</text:p>
          </table:table-cell>
          <table:table-cell table:formula="oooc:=[.C254]+0.2645" office:value-type="float" office:value="0.23006459">
            <text:p>0,2301</text:p>
          </table:table-cell>
          <table:table-cell office:value-type="float" office:value="-0.03443541">
            <text:p>-0,0344</text:p>
          </table:table-cell>
          <table:table-cell table:number-columns-repeated="22"/>
        </table:table-row>
        <table:table-row table:style-name="ro1">
          <table:table-cell office:value-type="float" office:value="49">
            <text:p>49</text:p>
          </table:table-cell>
          <table:table-cell table:formula="oooc:=[.C255]+0.2645" office:value-type="float" office:value="0.23772561">
            <text:p>0,2377</text:p>
          </table:table-cell>
          <table:table-cell office:value-type="float" office:value="-0.02677439">
            <text:p>-0,0268</text:p>
          </table:table-cell>
          <table:table-cell table:number-columns-repeated="22"/>
        </table:table-row>
        <table:table-row table:style-name="ro1">
          <table:table-cell office:value-type="float" office:value="50">
            <text:p>50</text:p>
          </table:table-cell>
          <table:table-cell table:formula="oooc:=[.C256]+0.2645" office:value-type="float" office:value="0.24885409">
            <text:p>0,2489</text:p>
          </table:table-cell>
          <table:table-cell office:value-type="float" office:value="-0.01564591">
            <text:p>-0,0156</text:p>
          </table:table-cell>
          <table:table-cell table:number-columns-repeated="22"/>
        </table:table-row>
        <table:table-row table:style-name="ro1">
          <table:table-cell office:value-type="float" office:value="51">
            <text:p>51</text:p>
          </table:table-cell>
          <table:table-cell table:formula="oooc:=[.C257]+0.2645" office:value-type="float" office:value="0.26090566">
            <text:p>0,2609</text:p>
          </table:table-cell>
          <table:table-cell office:value-type="float" office:value="-0.00359433999999997">
            <text:p>-0,0036</text:p>
          </table:table-cell>
          <table:table-cell table:number-columns-repeated="22"/>
        </table:table-row>
        <table:table-row table:style-name="ro1">
          <table:table-cell office:value-type="float" office:value="52">
            <text:p>52</text:p>
          </table:table-cell>
          <table:table-cell table:formula="oooc:=[.C258]+0.2645" office:value-type="float" office:value="0.26525123">
            <text:p>0,2653</text:p>
          </table:table-cell>
          <table:table-cell office:value-type="float" office:value="0.000751229999999964">
            <text:p>0,0008</text:p>
          </table:table-cell>
          <table:table-cell table:number-columns-repeated="22"/>
        </table:table-row>
        <table:table-row table:style-name="ro1">
          <table:table-cell office:value-type="float" office:value="53">
            <text:p>53</text:p>
          </table:table-cell>
          <table:table-cell table:formula="oooc:=[.C259]+0.2645" office:value-type="float" office:value="0.26449015">
            <text:p>0,2645</text:p>
          </table:table-cell>
          <table:table-cell office:value-type="float" office:value="-0.00000984999999997793">
            <text:p>0</text:p>
          </table:table-cell>
          <table:table-cell table:number-columns-repeated="22"/>
        </table:table-row>
        <table:table-row table:style-name="ro1">
          <table:table-cell office:value-type="float" office:value="54">
            <text:p>54</text:p>
          </table:table-cell>
          <table:table-cell table:formula="oooc:=[.C260]+0.2645" office:value-type="float" office:value="0.27494793">
            <text:p>0,2749</text:p>
          </table:table-cell>
          <table:table-cell office:value-type="float" office:value="0.01044793">
            <text:p>0,0104</text:p>
          </table:table-cell>
          <table:table-cell table:number-columns-repeated="22"/>
        </table:table-row>
        <table:table-row table:style-name="ro1">
          <table:table-cell office:value-type="float" office:value="55">
            <text:p>55</text:p>
          </table:table-cell>
          <table:table-cell table:formula="oooc:=[.C261]+0.2645" office:value-type="float" office:value="0.27805461">
            <text:p>0,2781</text:p>
          </table:table-cell>
          <table:table-cell office:value-type="float" office:value="0.01355461">
            <text:p>0,0136</text:p>
          </table:table-cell>
          <table:table-cell office:value-type="float" office:value="0.28854383">
            <text:p>0,2885</text:p>
          </table:table-cell>
          <table:table-cell table:number-columns-repeated="21"/>
        </table:table-row>
        <table:table-row table:style-name="ro1">
          <table:table-cell office:value-type="float" office:value="56">
            <text:p>56</text:p>
          </table:table-cell>
          <table:table-cell table:formula="oooc:=[.C262]+0.2645" office:value-type="float" office:value="0.28071874">
            <text:p>0,2807</text:p>
          </table:table-cell>
          <table:table-cell office:value-type="float" office:value="0.01621874">
            <text:p>0,0162</text:p>
          </table:table-cell>
          <table:table-cell office:value-type="float" office:value="0.28572016">
            <text:p>0,2857</text:p>
          </table:table-cell>
          <table:table-cell table:number-columns-repeated="21"/>
        </table:table-row>
        <table:table-row table:style-name="ro1">
          <table:table-cell office:value-type="float" office:value="57">
            <text:p>57</text:p>
          </table:table-cell>
          <table:table-cell table:formula="oooc:=[.C263]+0.2645" office:value-type="float" office:value="0.28607178">
            <text:p>0,2861</text:p>
          </table:table-cell>
          <table:table-cell office:value-type="float" office:value="0.02157178">
            <text:p>0,0216</text:p>
          </table:table-cell>
          <table:table-cell office:value-type="float" office:value="0.31495095">
            <text:p>0,315</text:p>
          </table:table-cell>
          <table:table-cell table:number-columns-repeated="21"/>
        </table:table-row>
        <table:table-row table:style-name="ro1">
          <table:table-cell office:value-type="float" office:value="58">
            <text:p>58</text:p>
          </table:table-cell>
          <table:table-cell table:formula="oooc:=[.C264]+0.2645" office:value-type="float" office:value="0.28072916">
            <text:p>0,2807</text:p>
          </table:table-cell>
          <table:table-cell office:value-type="float" office:value="0.01622916">
            <text:p>0,0162</text:p>
          </table:table-cell>
          <table:table-cell office:value-type="float" office:value="0.28744371">
            <text:p>0,2874</text:p>
          </table:table-cell>
          <table:table-cell table:number-columns-repeated="21"/>
        </table:table-row>
        <table:table-row table:style-name="ro1">
          <table:table-cell office:value-type="float" office:value="59">
            <text:p>59</text:p>
          </table:table-cell>
          <table:table-cell table:formula="oooc:=[.C265]+0.2645" office:value-type="float" office:value="0.27791631">
            <text:p>0,2779</text:p>
          </table:table-cell>
          <table:table-cell office:value-type="float" office:value="0.01341631">
            <text:p>0,0134</text:p>
          </table:table-cell>
          <table:table-cell office:value-type="float" office:value="0.29200044">
            <text:p>0,292</text:p>
          </table:table-cell>
          <table:table-cell table:number-columns-repeated="21"/>
        </table:table-row>
        <table:table-row table:style-name="ro1">
          <table:table-cell office:value-type="float" office:value="60">
            <text:p>60</text:p>
          </table:table-cell>
          <table:table-cell table:formula="oooc:=[.C266]+0.2645" office:value-type="float" office:value="0.28099817">
            <text:p>0,281</text:p>
          </table:table-cell>
          <table:table-cell office:value-type="float" office:value="0.01649817">
            <text:p>0,0165</text:p>
          </table:table-cell>
          <table:table-cell office:value-type="float" office:value="0.2464337">
            <text:p>0,2464</text:p>
          </table:table-cell>
          <table:table-cell table:number-columns-repeated="21"/>
        </table:table-row>
        <table:table-row table:style-name="ro1">
          <table:table-cell office:value-type="float" office:value="61">
            <text:p>61</text:p>
          </table:table-cell>
          <table:table-cell table:formula="oooc:=[.D267]+0.0346" office:value-type="float" office:value="0.2814925">
            <text:p>0,2815</text:p>
          </table:table-cell>
          <table:table-cell/>
          <table:table-cell office:value-type="float" office:value="0.2468925">
            <text:p>0,2469</text:p>
          </table:table-cell>
          <table:table-cell table:number-columns-repeated="21"/>
        </table:table-row>
        <table:table-row table:style-name="ro1">
          <table:table-cell office:value-type="float" office:value="62">
            <text:p>62</text:p>
          </table:table-cell>
          <table:table-cell table:formula="oooc:=[.D268]+0.0346" office:value-type="float" office:value="0.32677534">
            <text:p>0,3268</text:p>
          </table:table-cell>
          <table:table-cell/>
          <table:table-cell office:value-type="float" office:value="0.29217534">
            <text:p>0,2922</text:p>
          </table:table-cell>
          <table:table-cell table:number-columns-repeated="21"/>
        </table:table-row>
        <table:table-row table:style-name="ro1">
          <table:table-cell office:value-type="float" office:value="63">
            <text:p>63</text:p>
          </table:table-cell>
          <table:table-cell table:formula="oooc:=[.D269]+0.0346" office:value-type="float" office:value="0.3627923">
            <text:p>0,3628</text:p>
          </table:table-cell>
          <table:table-cell/>
          <table:table-cell office:value-type="float" office:value="0.3281923">
            <text:p>0,3282</text:p>
          </table:table-cell>
          <table:table-cell table:number-columns-repeated="21"/>
        </table:table-row>
        <table:table-row table:style-name="ro1">
          <table:table-cell office:value-type="float" office:value="64">
            <text:p>64</text:p>
          </table:table-cell>
          <table:table-cell table:formula="oooc:=[.D270]+0.0346" office:value-type="float" office:value="0.3618724">
            <text:p>0,3619</text:p>
          </table:table-cell>
          <table:table-cell/>
          <table:table-cell office:value-type="float" office:value="0.3272724">
            <text:p>0,3273</text:p>
          </table:table-cell>
          <table:table-cell table:number-columns-repeated="21"/>
        </table:table-row>
        <table:table-row table:style-name="ro1">
          <table:table-cell office:value-type="float" office:value="65">
            <text:p>65</text:p>
          </table:table-cell>
          <table:table-cell table:formula="oooc:=[.D271]+0.0346" office:value-type="float" office:value="0.36031729">
            <text:p>0,3603</text:p>
          </table:table-cell>
          <table:table-cell/>
          <table:table-cell office:value-type="float" office:value="0.32571729">
            <text:p>0,3257</text:p>
          </table:table-cell>
          <table:table-cell table:number-columns-repeated="21"/>
        </table:table-row>
        <table:table-row table:style-name="ro1">
          <table:table-cell office:value-type="float" office:value="66">
            <text:p>66</text:p>
          </table:table-cell>
          <table:table-cell table:formula="oooc:=[.D272]+0.0346" office:value-type="float" office:value="0.36967098">
            <text:p>0,3697</text:p>
          </table:table-cell>
          <table:table-cell/>
          <table:table-cell office:value-type="float" office:value="0.33507098">
            <text:p>0,3351</text:p>
          </table:table-cell>
          <table:table-cell table:number-columns-repeated="21"/>
        </table:table-row>
        <table:table-row table:style-name="ro1">
          <table:table-cell office:value-type="float" office:value="67">
            <text:p>67</text:p>
          </table:table-cell>
          <table:table-cell table:formula="oooc:=[.D273]+0.0346" office:value-type="float" office:value="0.35099851">
            <text:p>0,351</text:p>
          </table:table-cell>
          <table:table-cell/>
          <table:table-cell office:value-type="float" office:value="0.31639851">
            <text:p>0,3164</text:p>
          </table:table-cell>
          <table:table-cell table:number-columns-repeated="21"/>
        </table:table-row>
        <table:table-row table:style-name="ro1">
          <table:table-cell office:value-type="float" office:value="68">
            <text:p>68</text:p>
          </table:table-cell>
          <table:table-cell table:formula="oooc:=[.D274]+0.0346" office:value-type="float" office:value="0.35857283">
            <text:p>0,3586</text:p>
          </table:table-cell>
          <table:table-cell/>
          <table:table-cell office:value-type="float" office:value="0.32397283">
            <text:p>0,324</text:p>
          </table:table-cell>
          <table:table-cell table:number-columns-repeated="21"/>
        </table:table-row>
        <table:table-row table:style-name="ro1">
          <table:table-cell office:value-type="float" office:value="69">
            <text:p>69</text:p>
          </table:table-cell>
          <table:table-cell table:formula="oooc:=[.D275]+0.0346" office:value-type="float" office:value="0.35042741">
            <text:p>0,3504</text:p>
          </table:table-cell>
          <table:table-cell/>
          <table:table-cell office:value-type="float" office:value="0.31582741">
            <text:p>0,3158</text:p>
          </table:table-cell>
          <table:table-cell table:number-columns-repeated="21"/>
        </table:table-row>
        <table:table-row table:style-name="ro1">
          <table:table-cell office:value-type="float" office:value="70">
            <text:p>70</text:p>
          </table:table-cell>
          <table:table-cell table:formula="oooc:=[.D276]+0.0346" office:value-type="float" office:value="0.37621841">
            <text:p>0,3762</text:p>
          </table:table-cell>
          <table:table-cell/>
          <table:table-cell office:value-type="float" office:value="0.34161841">
            <text:p>0,3416</text:p>
          </table:table-cell>
          <table:table-cell table:number-columns-repeated="21"/>
        </table:table-row>
        <table:table-row table:style-name="ro1">
          <table:table-cell office:value-type="float" office:value="71">
            <text:p>71</text:p>
          </table:table-cell>
          <table:table-cell table:formula="oooc:=[.D277]+0.0346" office:value-type="float" office:value="0.3956254">
            <text:p>0,3956</text:p>
          </table:table-cell>
          <table:table-cell/>
          <table:table-cell office:value-type="float" office:value="0.3610254">
            <text:p>0,361</text:p>
          </table:table-cell>
          <table:table-cell table:number-columns-repeated="21"/>
        </table:table-row>
        <table:table-row table:style-name="ro1">
          <table:table-cell office:value-type="float" office:value="72">
            <text:p>72</text:p>
          </table:table-cell>
          <table:table-cell table:formula="oooc:=[.D278]+0.0346" office:value-type="float" office:value="0.38246289">
            <text:p>0,3825</text:p>
          </table:table-cell>
          <table:table-cell/>
          <table:table-cell office:value-type="float" office:value="0.34786289">
            <text:p>0,3479</text:p>
          </table:table-cell>
          <table:table-cell table:number-columns-repeated="21"/>
        </table:table-row>
        <table:table-row table:style-name="ro1">
          <table:table-cell office:value-type="float" office:value="73">
            <text:p>73</text:p>
          </table:table-cell>
          <table:table-cell table:formula="oooc:=[.D279]+0.0346" office:value-type="float" office:value="0.3759277">
            <text:p>0,3759</text:p>
          </table:table-cell>
          <table:table-cell/>
          <table:table-cell office:value-type="float" office:value="0.3413277">
            <text:p>0,3413</text:p>
          </table:table-cell>
          <table:table-cell table:number-columns-repeated="21"/>
        </table:table-row>
        <table:table-row table:style-name="ro1">
          <table:table-cell office:value-type="float" office:value="74">
            <text:p>74</text:p>
          </table:table-cell>
          <table:table-cell table:formula="oooc:=[.D280]+0.0346" office:value-type="float" office:value="0.39882411">
            <text:p>0,3988</text:p>
          </table:table-cell>
          <table:table-cell/>
          <table:table-cell office:value-type="float" office:value="0.36422411">
            <text:p>0,3642</text:p>
          </table:table-cell>
          <table:table-cell table:number-columns-repeated="21"/>
        </table:table-row>
        <table:table-row table:style-name="ro1">
          <table:table-cell office:value-type="float" office:value="75">
            <text:p>75</text:p>
          </table:table-cell>
          <table:table-cell table:formula="oooc:=[.D281]+0.0346" office:value-type="float" office:value="0.4033689">
            <text:p>0,4034</text:p>
          </table:table-cell>
          <table:table-cell/>
          <table:table-cell office:value-type="float" office:value="0.3687689">
            <text:p>0,3688</text:p>
          </table:table-cell>
          <table:table-cell table:number-columns-repeated="21"/>
        </table:table-row>
        <table:table-row table:style-name="ro1">
          <table:table-cell office:value-type="float" office:value="76">
            <text:p>76</text:p>
          </table:table-cell>
          <table:table-cell table:formula="oooc:=[.D282]+0.0346" office:value-type="float" office:value="0.39842238">
            <text:p>0,3984</text:p>
          </table:table-cell>
          <table:table-cell/>
          <table:table-cell office:value-type="float" office:value="0.36382238">
            <text:p>0,3638</text:p>
          </table:table-cell>
          <table:table-cell table:number-columns-repeated="21"/>
        </table:table-row>
        <table:table-row table:style-name="ro1">
          <table:table-cell office:value-type="float" office:value="77">
            <text:p>77</text:p>
          </table:table-cell>
          <table:table-cell table:formula="oooc:=[.D283]+0.0346" office:value-type="float" office:value="0.39908621">
            <text:p>0,3991</text:p>
          </table:table-cell>
          <table:table-cell/>
          <table:table-cell office:value-type="float" office:value="0.36448621">
            <text:p>0,3645</text:p>
          </table:table-cell>
          <table:table-cell table:number-columns-repeated="21"/>
        </table:table-row>
        <table:table-row table:style-name="ro1">
          <table:table-cell office:value-type="float" office:value="78">
            <text:p>78</text:p>
          </table:table-cell>
          <table:table-cell table:formula="oooc:=[.D284]+0.0346" office:value-type="float" office:value="0.35617892">
            <text:p>0,3562</text:p>
          </table:table-cell>
          <table:table-cell/>
          <table:table-cell office:value-type="float" office:value="0.32157892">
            <text:p>0,3216</text:p>
          </table:table-cell>
          <table:table-cell table:number-columns-repeated="21"/>
        </table:table-row>
        <table:table-row table:style-name="ro1">
          <table:table-cell office:value-type="float" office:value="79">
            <text:p>79</text:p>
          </table:table-cell>
          <table:table-cell table:formula="oooc:=[.D285]+0.0346" office:value-type="float" office:value="0.38418021">
            <text:p>0,3842</text:p>
          </table:table-cell>
          <table:table-cell/>
          <table:table-cell office:value-type="float" office:value="0.34958021">
            <text:p>0,3496</text:p>
          </table:table-cell>
          <table:table-cell table:number-columns-repeated="21"/>
        </table:table-row>
        <table:table-row table:style-name="ro1">
          <table:table-cell office:value-type="float" office:value="80">
            <text:p>80</text:p>
          </table:table-cell>
          <table:table-cell table:formula="oooc:=[.D286]+0.0346" office:value-type="float" office:value="0.39205606">
            <text:p>0,3921</text:p>
          </table:table-cell>
          <table:table-cell/>
          <table:table-cell office:value-type="float" office:value="0.35745606">
            <text:p>0,3575</text:p>
          </table:table-cell>
          <table:table-cell table:number-columns-repeated="21"/>
        </table:table-row>
        <table:table-row table:style-name="ro1">
          <table:table-cell office:value-type="float" office:value="81">
            <text:p>81</text:p>
          </table:table-cell>
          <table:table-cell table:formula="oooc:=[.D287]+0.0346" office:value-type="float" office:value="0.37890846">
            <text:p>0,3789</text:p>
          </table:table-cell>
          <table:table-cell/>
          <table:table-cell office:value-type="float" office:value="0.34430846">
            <text:p>0,3443</text:p>
          </table:table-cell>
          <table:table-cell table:number-columns-repeated="21"/>
        </table:table-row>
        <table:table-row table:style-name="ro1">
          <table:table-cell office:value-type="float" office:value="82">
            <text:p>82</text:p>
          </table:table-cell>
          <table:table-cell table:formula="oooc:=[.D288]+0.0346" office:value-type="float" office:value="0.38871019">
            <text:p>0,3887</text:p>
          </table:table-cell>
          <table:table-cell/>
          <table:table-cell office:value-type="float" office:value="0.35411019">
            <text:p>0,3541</text:p>
          </table:table-cell>
          <table:table-cell table:number-columns-repeated="21"/>
        </table:table-row>
        <table:table-row table:style-name="ro1">
          <table:table-cell office:value-type="float" office:value="83">
            <text:p>83</text:p>
          </table:table-cell>
          <table:table-cell table:formula="oooc:=[.D289]+0.0346" office:value-type="float" office:value="0.4118663">
            <text:p>0,4119</text:p>
          </table:table-cell>
          <table:table-cell/>
          <table:table-cell office:value-type="float" office:value="0.3772663">
            <text:p>0,3773</text:p>
          </table:table-cell>
          <table:table-cell table:number-columns-repeated="21"/>
        </table:table-row>
        <table:table-row table:style-name="ro1">
          <table:table-cell office:value-type="float" office:value="84">
            <text:p>84</text:p>
          </table:table-cell>
          <table:table-cell table:formula="oooc:=[.D290]+0.0346" office:value-type="float" office:value="0.43001901">
            <text:p>0,43</text:p>
          </table:table-cell>
          <table:table-cell/>
          <table:table-cell office:value-type="float" office:value="0.39541901">
            <text:p>0,3954</text:p>
          </table:table-cell>
          <table:table-cell table:number-columns-repeated="21"/>
        </table:table-row>
        <table:table-row table:style-name="ro1">
          <table:table-cell office:value-type="float" office:value="85">
            <text:p>85</text:p>
          </table:table-cell>
          <table:table-cell table:formula="oooc:=[.D291]+0.0346" office:value-type="float" office:value="0.46725487">
            <text:p>0,4673</text:p>
          </table:table-cell>
          <table:table-cell/>
          <table:table-cell office:value-type="float" office:value="0.43265487">
            <text:p>0,4327</text:p>
          </table:table-cell>
          <table:table-cell table:number-columns-repeated="21"/>
        </table:table-row>
        <table:table-row table:style-name="ro1">
          <table:table-cell office:value-type="float" office:value="86">
            <text:p>86</text:p>
          </table:table-cell>
          <table:table-cell table:formula="oooc:=[.D292]+0.0346" office:value-type="float" office:value="0.46384916">
            <text:p>0,4638</text:p>
          </table:table-cell>
          <table:table-cell/>
          <table:table-cell office:value-type="float" office:value="0.42924916">
            <text:p>0,4292</text:p>
          </table:table-cell>
          <table:table-cell table:number-columns-repeated="21"/>
        </table:table-row>
        <table:table-row table:style-name="ro1">
          <table:table-cell office:value-type="float" office:value="87">
            <text:p>87</text:p>
          </table:table-cell>
          <table:table-cell table:formula="oooc:=[.D293]+0.0346" office:value-type="float" office:value="0.40436692">
            <text:p>0,4044</text:p>
          </table:table-cell>
          <table:table-cell/>
          <table:table-cell office:value-type="float" office:value="0.36976692">
            <text:p>0,3698</text:p>
          </table:table-cell>
          <table:table-cell table:number-columns-repeated="21"/>
        </table:table-row>
        <table:table-row table:style-name="ro1">
          <table:table-cell office:value-type="float" office:value="88">
            <text:p>88</text:p>
          </table:table-cell>
          <table:table-cell table:formula="oooc:=[.D294]+0.0346" office:value-type="float" office:value="0.40259724">
            <text:p>0,4026</text:p>
          </table:table-cell>
          <table:table-cell/>
          <table:table-cell office:value-type="float" office:value="0.36799724">
            <text:p>0,368</text:p>
          </table:table-cell>
          <table:table-cell table:number-columns-repeated="21"/>
        </table:table-row>
        <table:table-row table:style-name="ro1">
          <table:table-cell office:value-type="float" office:value="89">
            <text:p>89</text:p>
          </table:table-cell>
          <table:table-cell table:formula="oooc:=[.D295]+0.0346" office:value-type="float" office:value="0.38706864">
            <text:p>0,3871</text:p>
          </table:table-cell>
          <table:table-cell/>
          <table:table-cell office:value-type="float" office:value="0.35246864">
            <text:p>0,3525</text:p>
          </table:table-cell>
          <table:table-cell table:number-columns-repeated="21"/>
        </table:table-row>
        <table:table-row table:style-name="ro1">
          <table:table-cell office:value-type="float" office:value="90">
            <text:p>90</text:p>
          </table:table-cell>
          <table:table-cell table:formula="oooc:=[.D296]+0.0346" office:value-type="float" office:value="0.3805969">
            <text:p>0,3806</text:p>
          </table:table-cell>
          <table:table-cell/>
          <table:table-cell office:value-type="float" office:value="0.3459969">
            <text:p>0,346</text:p>
          </table:table-cell>
          <table:table-cell table:number-columns-repeated="21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0.06845159">
            <text:p>-0,0685</text:p>
          </table:table-cell>
          <table:table-cell table:number-columns-repeated="2"/>
          <table:table-cell office:value-type="string">
            <text:p>Portance gauche</text:p>
          </table:table-cell>
          <table:table-cell table:number-columns-repeated="20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06713312">
            <text:p>-0,0671</text:p>
          </table:table-cell>
          <table:table-cell>
            <draw:frame table:end-cell-address="Feuille1.L328" table:end-x="0.754cm" table:end-y="0.163cm" draw:z-index="3" svg:width="19.961cm" svg:height="11.689cm" svg:x="1.115cm" svg:y="0.215cm">
              <draw:object draw:notify-on-update-of-ranges="Feuille1.A301:Feuille1.B39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06510699">
            <text:p>-0,0651</text:p>
          </table:table-cell>
          <table:table-cell table:number-columns-repeated="23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06624572">
            <text:p>-0,0662</text:p>
          </table:table-cell>
          <table:table-cell table:number-columns-repeated="23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06626934">
            <text:p>-0,0663</text:p>
          </table:table-cell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6483268">
            <text:p>-0,0648</text:p>
          </table:table-cell>
          <table:table-cell table:number-columns-repeated="2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06479297">
            <text:p>-0,0648</text:p>
          </table:table-cell>
          <table:table-cell table:number-columns-repeated="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06418372">
            <text:p>-0,0642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06480259">
            <text:p>-0,0648</text:p>
          </table:table-cell>
          <table:table-cell table:number-columns-repeated="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06430364">
            <text:p>-0,0643</text:p>
          </table:table-cell>
          <table:table-cell table:number-columns-repeated="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06311832">
            <text:p>-0,0631</text:p>
          </table:table-cell>
          <table:table-cell table:number-columns-repeated="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06392903">
            <text:p>-0,0639</text:p>
          </table:table-cell>
          <table:table-cell table:number-columns-repeated="2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06382056">
            <text:p>-0,0638</text:p>
          </table:table-cell>
          <table:table-cell table:number-columns-repeated="2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07251488">
            <text:p>-0,0725</text:p>
          </table:table-cell>
          <table:table-cell table:number-columns-repeated="2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07084756">
            <text:p>-0,0708</text:p>
          </table:table-cell>
          <table:table-cell table:number-columns-repeated="2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06827636">
            <text:p>-0,0683</text:p>
          </table:table-cell>
          <table:table-cell table:number-columns-repeated="2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06698037">
            <text:p>-0,067</text:p>
          </table:table-cell>
          <table:table-cell table:number-columns-repeated="2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0658429">
            <text:p>-0,0658</text:p>
          </table:table-cell>
          <table:table-cell table:number-columns-repeated="2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06488124">
            <text:p>-0,0649</text:p>
          </table:table-cell>
          <table:table-cell table:number-columns-repeated="2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06294331">
            <text:p>-0,0629</text:p>
          </table:table-cell>
          <table:table-cell table:number-columns-repeated="2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06090145">
            <text:p>-0,0609</text:p>
          </table:table-cell>
          <table:table-cell table:number-columns-repeated="2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05865674">
            <text:p>-0,0587</text:p>
          </table:table-cell>
          <table:table-cell table:number-columns-repeated="2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05820907">
            <text:p>-0,0582</text:p>
          </table:table-cell>
          <table:table-cell table:number-columns-repeated="2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05550156">
            <text:p>-0,0555</text:p>
          </table:table-cell>
          <table:table-cell table:number-columns-repeated="2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0528339">
            <text:p>-0,0528</text:p>
          </table:table-cell>
          <table:table-cell table:number-columns-repeated="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05119551">
            <text:p>-0,0512</text:p>
          </table:table-cell>
          <table:table-cell table:number-columns-repeated="2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05126844">
            <text:p>-0,0513</text:p>
          </table:table-cell>
          <table:table-cell table:number-columns-repeated="2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04864399">
            <text:p>-0,0486</text:p>
          </table:table-cell>
          <table:table-cell table:number-columns-repeated="2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0466902">
            <text:p>-0,0467</text:p>
          </table:table-cell>
          <table:table-cell table:number-columns-repeated="2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04449451">
            <text:p>-0,0445</text:p>
          </table:table-cell>
          <table:table-cell table:number-columns-repeated="2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0416307">
            <text:p>-0,0416</text:p>
          </table:table-cell>
          <table:table-cell office:value-type="float" office:value="-0.01328852">
            <text:p>-0,0133</text:p>
          </table:table-cell>
          <table:table-cell table:number-columns-repeated="2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040143">
            <text:p>-0,0401</text:p>
          </table:table-cell>
          <table:table-cell office:value-type="float" office:value="-0.01657307">
            <text:p>-0,0166</text:p>
          </table:table-cell>
          <table:table-cell table:number-columns-repeated="2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03832993">
            <text:p>-0,0383</text:p>
          </table:table-cell>
          <table:table-cell office:value-type="float" office:value="-0.00559659">
            <text:p>-0,0056</text:p>
          </table:table-cell>
          <table:table-cell table:number-columns-repeated="2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03796537">
            <text:p>-0,038</text:p>
          </table:table-cell>
          <table:table-cell office:value-type="float" office:value="-0.000791410000000006">
            <text:p>-0,0008</text:p>
          </table:table-cell>
          <table:table-cell table:number-columns-repeated="2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03549919">
            <text:p>-0,0355</text:p>
          </table:table-cell>
          <table:table-cell office:value-type="float" office:value="0.00231381">
            <text:p>0,0023</text:p>
          </table:table-cell>
          <table:table-cell table:number-columns-repeated="2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03354707">
            <text:p>-0,0335</text:p>
          </table:table-cell>
          <table:table-cell office:value-type="float" office:value="0.00535107">
            <text:p>0,0054</text:p>
          </table:table-cell>
          <table:table-cell table:number-columns-repeated="22"/>
        </table:table-row>
        <table:table-row table:style-name="ro1">
          <table:table-cell office:value-type="float" office:value="31">
            <text:p>31</text:p>
          </table:table-cell>
          <table:table-cell table:formula="oooc:=[.C337]-0.0404" office:value-type="float" office:value="-0.02916068">
            <text:p>-0,0292</text:p>
          </table:table-cell>
          <table:table-cell office:value-type="float" office:value="0.01123932">
            <text:p>0,0112</text:p>
          </table:table-cell>
          <table:table-cell table:number-columns-repeated="22"/>
        </table:table-row>
        <table:table-row table:style-name="ro1">
          <table:table-cell office:value-type="float" office:value="32">
            <text:p>32</text:p>
          </table:table-cell>
          <table:table-cell table:formula="oooc:=[.C338]-0.0404" office:value-type="float" office:value="-0.02752174">
            <text:p>-0,0275</text:p>
          </table:table-cell>
          <table:table-cell office:value-type="float" office:value="0.01287826">
            <text:p>0,0129</text:p>
          </table:table-cell>
          <table:table-cell table:number-columns-repeated="22"/>
        </table:table-row>
        <table:table-row table:style-name="ro1">
          <table:table-cell office:value-type="float" office:value="33">
            <text:p>33</text:p>
          </table:table-cell>
          <table:table-cell table:formula="oooc:=[.C339]-0.0404" office:value-type="float" office:value="-0.02328372">
            <text:p>-0,0233</text:p>
          </table:table-cell>
          <table:table-cell office:value-type="float" office:value="0.01711628">
            <text:p>0,0171</text:p>
          </table:table-cell>
          <table:table-cell table:number-columns-repeated="22"/>
        </table:table-row>
        <table:table-row table:style-name="ro1">
          <table:table-cell office:value-type="float" office:value="34">
            <text:p>34</text:p>
          </table:table-cell>
          <table:table-cell table:formula="oooc:=[.C340]-0.0404" office:value-type="float" office:value="-0.02010463">
            <text:p>-0,0201</text:p>
          </table:table-cell>
          <table:table-cell office:value-type="float" office:value="0.02029537">
            <text:p>0,0203</text:p>
          </table:table-cell>
          <table:table-cell table:number-columns-repeated="22"/>
        </table:table-row>
        <table:table-row table:style-name="ro1">
          <table:table-cell office:value-type="float" office:value="35">
            <text:p>35</text:p>
          </table:table-cell>
          <table:table-cell table:formula="oooc:=[.C341]-0.0404" office:value-type="float" office:value="-0.02499806">
            <text:p>-0,025</text:p>
          </table:table-cell>
          <table:table-cell office:value-type="float" office:value="0.01540194">
            <text:p>0,0154</text:p>
          </table:table-cell>
          <table:table-cell table:number-columns-repeated="22"/>
        </table:table-row>
        <table:table-row table:style-name="ro1">
          <table:table-cell office:value-type="float" office:value="36">
            <text:p>36</text:p>
          </table:table-cell>
          <table:table-cell table:formula="oooc:=[.C342]-0.0404" office:value-type="float" office:value="-0.02798739">
            <text:p>-0,028</text:p>
          </table:table-cell>
          <table:table-cell office:value-type="float" office:value="0.01241261">
            <text:p>0,0124</text:p>
          </table:table-cell>
          <table:table-cell table:number-columns-repeated="22"/>
        </table:table-row>
        <table:table-row table:style-name="ro1">
          <table:table-cell office:value-type="float" office:value="37">
            <text:p>37</text:p>
          </table:table-cell>
          <table:table-cell table:formula="oooc:=[.C343]-0.0404" office:value-type="float" office:value="-0.03369748">
            <text:p>-0,0337</text:p>
          </table:table-cell>
          <table:table-cell office:value-type="float" office:value="0.00670252">
            <text:p>0,0067</text:p>
          </table:table-cell>
          <table:table-cell table:number-columns-repeated="22"/>
        </table:table-row>
        <table:table-row table:style-name="ro1">
          <table:table-cell office:value-type="float" office:value="38">
            <text:p>38</text:p>
          </table:table-cell>
          <table:table-cell table:formula="oooc:=[.C344]-0.0404" office:value-type="float" office:value="-0.03186978">
            <text:p>-0,0319</text:p>
          </table:table-cell>
          <table:table-cell office:value-type="float" office:value="0.00853021999999999">
            <text:p>0,0085</text:p>
          </table:table-cell>
          <table:table-cell table:number-columns-repeated="22"/>
        </table:table-row>
        <table:table-row table:style-name="ro1">
          <table:table-cell office:value-type="float" office:value="39">
            <text:p>39</text:p>
          </table:table-cell>
          <table:table-cell table:formula="oooc:=[.C345]-0.0404" office:value-type="float" office:value="-0.03127438">
            <text:p>-0,0313</text:p>
          </table:table-cell>
          <table:table-cell office:value-type="float" office:value="0.00912562">
            <text:p>0,0091</text:p>
          </table:table-cell>
          <table:table-cell table:number-columns-repeated="22"/>
        </table:table-row>
        <table:table-row table:style-name="ro1">
          <table:table-cell office:value-type="float" office:value="40">
            <text:p>40</text:p>
          </table:table-cell>
          <table:table-cell table:formula="oooc:=[.C346]-0.0404" office:value-type="float" office:value="-0.02895329">
            <text:p>-0,029</text:p>
          </table:table-cell>
          <table:table-cell office:value-type="float" office:value="0.01144671">
            <text:p>0,0114</text:p>
          </table:table-cell>
          <table:table-cell table:number-columns-repeated="22"/>
        </table:table-row>
        <table:table-row table:style-name="ro1">
          <table:table-cell office:value-type="float" office:value="41">
            <text:p>41</text:p>
          </table:table-cell>
          <table:table-cell table:formula="oooc:=[.C347]-0.0404" office:value-type="float" office:value="-0.02279188">
            <text:p>-0,0228</text:p>
          </table:table-cell>
          <table:table-cell office:value-type="float" office:value="0.01760812">
            <text:p>0,0176</text:p>
          </table:table-cell>
          <table:table-cell table:number-columns-repeated="22"/>
        </table:table-row>
        <table:table-row table:style-name="ro1">
          <table:table-cell office:value-type="float" office:value="42">
            <text:p>42</text:p>
          </table:table-cell>
          <table:table-cell table:formula="oooc:=[.C348]-0.0404" office:value-type="float" office:value="-0.0154132">
            <text:p>-0,0154</text:p>
          </table:table-cell>
          <table:table-cell office:value-type="float" office:value="0.0249868">
            <text:p>0,025</text:p>
          </table:table-cell>
          <table:table-cell table:number-columns-repeated="22"/>
        </table:table-row>
        <table:table-row table:style-name="ro1">
          <table:table-cell office:value-type="float" office:value="43">
            <text:p>43</text:p>
          </table:table-cell>
          <table:table-cell table:formula="oooc:=[.C349]-0.0404" office:value-type="float" office:value="-0.00584976">
            <text:p>-0,0058</text:p>
          </table:table-cell>
          <table:table-cell office:value-type="float" office:value="0.03455024">
            <text:p>0,0346</text:p>
          </table:table-cell>
          <table:table-cell table:number-columns-repeated="22"/>
        </table:table-row>
        <table:table-row table:style-name="ro1">
          <table:table-cell office:value-type="float" office:value="44">
            <text:p>44</text:p>
          </table:table-cell>
          <table:table-cell table:formula="oooc:=[.C350]-0.0404" office:value-type="float" office:value="-0.000521830000000008">
            <text:p>-0,0005</text:p>
          </table:table-cell>
          <table:table-cell office:value-type="float" office:value="0.03987817">
            <text:p>0,0399</text:p>
          </table:table-cell>
          <table:table-cell table:number-columns-repeated="22"/>
        </table:table-row>
        <table:table-row table:style-name="ro1">
          <table:table-cell office:value-type="float" office:value="45">
            <text:p>45</text:p>
          </table:table-cell>
          <table:table-cell table:formula="oooc:=[.C351]-0.0404" office:value-type="float" office:value="0.00679059999999999">
            <text:p>0,0068</text:p>
          </table:table-cell>
          <table:table-cell office:value-type="float" office:value="0.0471906">
            <text:p>0,0472</text:p>
          </table:table-cell>
          <table:table-cell table:number-columns-repeated="22"/>
        </table:table-row>
        <table:table-row table:style-name="ro1">
          <table:table-cell office:value-type="float" office:value="46">
            <text:p>46</text:p>
          </table:table-cell>
          <table:table-cell table:formula="oooc:=[.C352]-0.0404" office:value-type="float" office:value="0.00284624999999999">
            <text:p>0,0028</text:p>
          </table:table-cell>
          <table:table-cell office:value-type="float" office:value="0.04324625">
            <text:p>0,0432</text:p>
          </table:table-cell>
          <table:table-cell table:number-columns-repeated="22"/>
        </table:table-row>
        <table:table-row table:style-name="ro1">
          <table:table-cell office:value-type="float" office:value="47">
            <text:p>47</text:p>
          </table:table-cell>
          <table:table-cell table:formula="oooc:=[.C353]-0.0404" office:value-type="float" office:value="-0.00282215">
            <text:p>-0,0028</text:p>
          </table:table-cell>
          <table:table-cell office:value-type="float" office:value="0.03757785">
            <text:p>0,0376</text:p>
          </table:table-cell>
          <table:table-cell table:number-columns-repeated="22"/>
        </table:table-row>
        <table:table-row table:style-name="ro1">
          <table:table-cell office:value-type="float" office:value="48">
            <text:p>48</text:p>
          </table:table-cell>
          <table:table-cell table:formula="oooc:=[.C354]-0.0404" office:value-type="float" office:value="-0.00418127000000001">
            <text:p>-0,0042</text:p>
          </table:table-cell>
          <table:table-cell office:value-type="float" office:value="0.03621873">
            <text:p>0,0362</text:p>
          </table:table-cell>
          <table:table-cell table:number-columns-repeated="22"/>
        </table:table-row>
        <table:table-row table:style-name="ro1">
          <table:table-cell office:value-type="float" office:value="49">
            <text:p>49</text:p>
          </table:table-cell>
          <table:table-cell table:formula="oooc:=[.C355]-0.0404" office:value-type="float" office:value="-0.00680514">
            <text:p>-0,0068</text:p>
          </table:table-cell>
          <table:table-cell office:value-type="float" office:value="0.03359486">
            <text:p>0,0336</text:p>
          </table:table-cell>
          <table:table-cell table:number-columns-repeated="22"/>
        </table:table-row>
        <table:table-row table:style-name="ro1">
          <table:table-cell office:value-type="float" office:value="50">
            <text:p>50</text:p>
          </table:table-cell>
          <table:table-cell table:formula="oooc:=[.C356]-0.0404" office:value-type="float" office:value="-0.00624579000000001">
            <text:p>-0,0062</text:p>
          </table:table-cell>
          <table:table-cell office:value-type="float" office:value="0.03415421">
            <text:p>0,0342</text:p>
          </table:table-cell>
          <table:table-cell table:number-columns-repeated="22"/>
        </table:table-row>
        <table:table-row table:style-name="ro1">
          <table:table-cell office:value-type="float" office:value="51">
            <text:p>51</text:p>
          </table:table-cell>
          <table:table-cell table:formula="oooc:=[.C357]-0.0404" office:value-type="float" office:value="0.00140493999999999">
            <text:p>0,0014</text:p>
          </table:table-cell>
          <table:table-cell office:value-type="float" office:value="0.04180494">
            <text:p>0,0418</text:p>
          </table:table-cell>
          <table:table-cell table:number-columns-repeated="22"/>
        </table:table-row>
        <table:table-row table:style-name="ro1">
          <table:table-cell office:value-type="float" office:value="52">
            <text:p>52</text:p>
          </table:table-cell>
          <table:table-cell table:formula="oooc:=[.C358]-0.0404" office:value-type="float" office:value="0.00512685">
            <text:p>0,0051</text:p>
          </table:table-cell>
          <table:table-cell office:value-type="float" office:value="0.04552685">
            <text:p>0,0455</text:p>
          </table:table-cell>
          <table:table-cell table:number-columns-repeated="22"/>
        </table:table-row>
        <table:table-row table:style-name="ro1">
          <table:table-cell office:value-type="float" office:value="53">
            <text:p>53</text:p>
          </table:table-cell>
          <table:table-cell table:formula="oooc:=[.C359]-0.0404" office:value-type="float" office:value="0.01445714">
            <text:p>0,0145</text:p>
          </table:table-cell>
          <table:table-cell office:value-type="float" office:value="0.05485714">
            <text:p>0,0549</text:p>
          </table:table-cell>
          <table:table-cell table:number-columns-repeated="22"/>
        </table:table-row>
        <table:table-row table:style-name="ro1">
          <table:table-cell office:value-type="float" office:value="54">
            <text:p>54</text:p>
          </table:table-cell>
          <table:table-cell table:formula="oooc:=[.C360]-0.0404" office:value-type="float" office:value="0.02069097">
            <text:p>0,0207</text:p>
          </table:table-cell>
          <table:table-cell office:value-type="float" office:value="0.06109097">
            <text:p>0,0611</text:p>
          </table:table-cell>
          <table:table-cell table:number-columns-repeated="22"/>
        </table:table-row>
        <table:table-row table:style-name="ro1">
          <table:table-cell office:value-type="float" office:value="55">
            <text:p>55</text:p>
          </table:table-cell>
          <table:table-cell table:formula="oooc:=[.C361]-0.0404" office:value-type="float" office:value="0.02382823">
            <text:p>0,0238</text:p>
          </table:table-cell>
          <table:table-cell office:value-type="float" office:value="0.06422823">
            <text:p>0,0642</text:p>
          </table:table-cell>
          <table:table-cell office:value-type="float" office:value="0.05415678">
            <text:p>0,0542</text:p>
          </table:table-cell>
          <table:table-cell table:number-columns-repeated="21"/>
        </table:table-row>
        <table:table-row table:style-name="ro1">
          <table:table-cell office:value-type="float" office:value="56">
            <text:p>56</text:p>
          </table:table-cell>
          <table:table-cell table:formula="oooc:=[.C362]-0.0404" office:value-type="float" office:value="0.0303371">
            <text:p>0,0303</text:p>
          </table:table-cell>
          <table:table-cell office:value-type="float" office:value="0.0707371">
            <text:p>0,0707</text:p>
          </table:table-cell>
          <table:table-cell office:value-type="float" office:value="0.05523112">
            <text:p>0,0552</text:p>
          </table:table-cell>
          <table:table-cell table:number-columns-repeated="21"/>
        </table:table-row>
        <table:table-row table:style-name="ro1">
          <table:table-cell office:value-type="float" office:value="57">
            <text:p>57</text:p>
          </table:table-cell>
          <table:table-cell table:formula="oooc:=[.C363]-0.0404" office:value-type="float" office:value="0.0340457">
            <text:p>0,034</text:p>
          </table:table-cell>
          <table:table-cell office:value-type="float" office:value="0.0744457">
            <text:p>0,0744</text:p>
          </table:table-cell>
          <table:table-cell office:value-type="float" office:value="0.05749802">
            <text:p>0,0575</text:p>
          </table:table-cell>
          <table:table-cell table:number-columns-repeated="21"/>
        </table:table-row>
        <table:table-row table:style-name="ro1">
          <table:table-cell office:value-type="float" office:value="58">
            <text:p>58</text:p>
          </table:table-cell>
          <table:table-cell table:formula="oooc:=[.C364]-0.0404" office:value-type="float" office:value="0.04756655">
            <text:p>0,0476</text:p>
          </table:table-cell>
          <table:table-cell office:value-type="float" office:value="0.08796655">
            <text:p>0,088</text:p>
          </table:table-cell>
          <table:table-cell office:value-type="float" office:value="0.09346076">
            <text:p>0,0935</text:p>
          </table:table-cell>
          <table:table-cell table:number-columns-repeated="21"/>
        </table:table-row>
        <table:table-row table:style-name="ro1">
          <table:table-cell office:value-type="float" office:value="59">
            <text:p>59</text:p>
          </table:table-cell>
          <table:table-cell table:formula="oooc:=[.C365]-0.0404" office:value-type="float" office:value="0.05085269">
            <text:p>0,0509</text:p>
          </table:table-cell>
          <table:table-cell office:value-type="float" office:value="0.09125269">
            <text:p>0,0913</text:p>
          </table:table-cell>
          <table:table-cell office:value-type="float" office:value="0.11176085">
            <text:p>0,1118</text:p>
          </table:table-cell>
          <table:table-cell table:number-columns-repeated="21"/>
        </table:table-row>
        <table:table-row table:style-name="ro1">
          <table:table-cell office:value-type="float" office:value="60">
            <text:p>60</text:p>
          </table:table-cell>
          <table:table-cell table:formula="oooc:=[.C366]-0.0404" office:value-type="float" office:value="0.05992335">
            <text:p>0,0599</text:p>
          </table:table-cell>
          <table:table-cell office:value-type="float" office:value="0.10032335">
            <text:p>0,1003</text:p>
          </table:table-cell>
          <table:table-cell office:value-type="float" office:value="0.13388486">
            <text:p>0,1339</text:p>
          </table:table-cell>
          <table:table-cell table:number-columns-repeated="21"/>
        </table:table-row>
        <table:table-row table:style-name="ro1">
          <table:table-cell office:value-type="float" office:value="61">
            <text:p>61</text:p>
          </table:table-cell>
          <table:table-cell table:formula="oooc:=[.D367]-0.074" office:value-type="float" office:value="0.07167444">
            <text:p>0,0717</text:p>
          </table:table-cell>
          <table:table-cell/>
          <table:table-cell office:value-type="float" office:value="0.14567444">
            <text:p>0,1457</text:p>
          </table:table-cell>
          <table:table-cell table:number-columns-repeated="21"/>
        </table:table-row>
        <table:table-row table:style-name="ro1">
          <table:table-cell office:value-type="float" office:value="62">
            <text:p>62</text:p>
          </table:table-cell>
          <table:table-cell table:formula="oooc:=[.D368]-0.074" office:value-type="float" office:value="0.04249647">
            <text:p>0,0425</text:p>
          </table:table-cell>
          <table:table-cell/>
          <table:table-cell office:value-type="float" office:value="0.11649647">
            <text:p>0,1165</text:p>
          </table:table-cell>
          <table:table-cell table:number-columns-repeated="21"/>
        </table:table-row>
        <table:table-row table:style-name="ro1">
          <table:table-cell office:value-type="float" office:value="63">
            <text:p>63</text:p>
          </table:table-cell>
          <table:table-cell table:formula="oooc:=[.D369]-0.074" office:value-type="float" office:value="0.02491589">
            <text:p>0,0249</text:p>
          </table:table-cell>
          <table:table-cell/>
          <table:table-cell office:value-type="float" office:value="0.09891589">
            <text:p>0,0989</text:p>
          </table:table-cell>
          <table:table-cell table:number-columns-repeated="21"/>
        </table:table-row>
        <table:table-row table:style-name="ro1">
          <table:table-cell office:value-type="float" office:value="64">
            <text:p>64</text:p>
          </table:table-cell>
          <table:table-cell table:formula="oooc:=[.D370]-0.074" office:value-type="float" office:value="0.04358832">
            <text:p>0,0436</text:p>
          </table:table-cell>
          <table:table-cell/>
          <table:table-cell office:value-type="float" office:value="0.11758832">
            <text:p>0,1176</text:p>
          </table:table-cell>
          <table:table-cell table:number-columns-repeated="21"/>
        </table:table-row>
        <table:table-row table:style-name="ro1">
          <table:table-cell office:value-type="float" office:value="65">
            <text:p>65</text:p>
          </table:table-cell>
          <table:table-cell table:formula="oooc:=[.D371]-0.074" office:value-type="float" office:value="0.02236494">
            <text:p>0,0224</text:p>
          </table:table-cell>
          <table:table-cell/>
          <table:table-cell office:value-type="float" office:value="0.09636494">
            <text:p>0,0964</text:p>
          </table:table-cell>
          <table:table-cell table:number-columns-repeated="21"/>
        </table:table-row>
        <table:table-row table:style-name="ro1">
          <table:table-cell office:value-type="float" office:value="66">
            <text:p>66</text:p>
          </table:table-cell>
          <table:table-cell table:formula="oooc:=[.D372]-0.074" office:value-type="float" office:value="0.03849335">
            <text:p>0,0385</text:p>
          </table:table-cell>
          <table:table-cell/>
          <table:table-cell office:value-type="float" office:value="0.11249335">
            <text:p>0,1125</text:p>
          </table:table-cell>
          <table:table-cell table:number-columns-repeated="21"/>
        </table:table-row>
        <table:table-row table:style-name="ro1">
          <table:table-cell office:value-type="float" office:value="67">
            <text:p>67</text:p>
          </table:table-cell>
          <table:table-cell table:formula="oooc:=[.D373]-0.074" office:value-type="float" office:value="0.05411425">
            <text:p>0,0541</text:p>
          </table:table-cell>
          <table:table-cell/>
          <table:table-cell office:value-type="float" office:value="0.12811425">
            <text:p>0,1281</text:p>
          </table:table-cell>
          <table:table-cell table:number-columns-repeated="21"/>
        </table:table-row>
        <table:table-row table:style-name="ro1">
          <table:table-cell office:value-type="float" office:value="68">
            <text:p>68</text:p>
          </table:table-cell>
          <table:table-cell table:formula="oooc:=[.D374]-0.074" office:value-type="float" office:value="0.05828597">
            <text:p>0,0583</text:p>
          </table:table-cell>
          <table:table-cell/>
          <table:table-cell office:value-type="float" office:value="0.13228597">
            <text:p>0,1323</text:p>
          </table:table-cell>
          <table:table-cell table:number-columns-repeated="21"/>
        </table:table-row>
        <table:table-row table:style-name="ro1">
          <table:table-cell office:value-type="float" office:value="69">
            <text:p>69</text:p>
          </table:table-cell>
          <table:table-cell table:formula="oooc:=[.D375]-0.074" office:value-type="float" office:value="0.05920649">
            <text:p>0,0592</text:p>
          </table:table-cell>
          <table:table-cell/>
          <table:table-cell office:value-type="float" office:value="0.13320649">
            <text:p>0,1332</text:p>
          </table:table-cell>
          <table:table-cell table:number-columns-repeated="21"/>
        </table:table-row>
        <table:table-row table:style-name="ro1">
          <table:table-cell office:value-type="float" office:value="70">
            <text:p>70</text:p>
          </table:table-cell>
          <table:table-cell table:formula="oooc:=[.D376]-0.074" office:value-type="float" office:value="0.04989107">
            <text:p>0,0499</text:p>
          </table:table-cell>
          <table:table-cell/>
          <table:table-cell office:value-type="float" office:value="0.12389107">
            <text:p>0,1239</text:p>
          </table:table-cell>
          <table:table-cell table:number-columns-repeated="21"/>
        </table:table-row>
        <table:table-row table:style-name="ro1">
          <table:table-cell office:value-type="float" office:value="71">
            <text:p>71</text:p>
          </table:table-cell>
          <table:table-cell table:formula="oooc:=[.D377]-0.074" office:value-type="float" office:value="0.03048968">
            <text:p>0,0305</text:p>
          </table:table-cell>
          <table:table-cell/>
          <table:table-cell office:value-type="float" office:value="0.10448968">
            <text:p>0,1045</text:p>
          </table:table-cell>
          <table:table-cell table:number-columns-repeated="21"/>
        </table:table-row>
        <table:table-row table:style-name="ro1">
          <table:table-cell office:value-type="float" office:value="72">
            <text:p>72</text:p>
          </table:table-cell>
          <table:table-cell table:formula="oooc:=[.D378]-0.074" office:value-type="float" office:value="0.05892804">
            <text:p>0,0589</text:p>
          </table:table-cell>
          <table:table-cell/>
          <table:table-cell office:value-type="float" office:value="0.13292804">
            <text:p>0,1329</text:p>
          </table:table-cell>
          <table:table-cell table:number-columns-repeated="21"/>
        </table:table-row>
        <table:table-row table:style-name="ro1">
          <table:table-cell office:value-type="float" office:value="73">
            <text:p>73</text:p>
          </table:table-cell>
          <table:table-cell table:formula="oooc:=[.D379]-0.074" office:value-type="float" office:value="0.07688303">
            <text:p>0,0769</text:p>
          </table:table-cell>
          <table:table-cell/>
          <table:table-cell office:value-type="float" office:value="0.15088303">
            <text:p>0,1509</text:p>
          </table:table-cell>
          <table:table-cell table:number-columns-repeated="21"/>
        </table:table-row>
        <table:table-row table:style-name="ro1">
          <table:table-cell office:value-type="float" office:value="74">
            <text:p>74</text:p>
          </table:table-cell>
          <table:table-cell table:formula="oooc:=[.D380]-0.074" office:value-type="float" office:value="0.06154367">
            <text:p>0,0615</text:p>
          </table:table-cell>
          <table:table-cell/>
          <table:table-cell office:value-type="float" office:value="0.13554367">
            <text:p>0,1355</text:p>
          </table:table-cell>
          <table:table-cell table:number-columns-repeated="21"/>
        </table:table-row>
        <table:table-row table:style-name="ro1">
          <table:table-cell office:value-type="float" office:value="75">
            <text:p>75</text:p>
          </table:table-cell>
          <table:table-cell table:formula="oooc:=[.D381]-0.074" office:value-type="float" office:value="0.06121078">
            <text:p>0,0612</text:p>
          </table:table-cell>
          <table:table-cell/>
          <table:table-cell office:value-type="float" office:value="0.13521078">
            <text:p>0,1352</text:p>
          </table:table-cell>
          <table:table-cell table:number-columns-repeated="21"/>
        </table:table-row>
        <table:table-row table:style-name="ro1">
          <table:table-cell office:value-type="float" office:value="76">
            <text:p>76</text:p>
          </table:table-cell>
          <table:table-cell table:formula="oooc:=[.D382]-0.074" office:value-type="float" office:value="0.07314248">
            <text:p>0,0731</text:p>
          </table:table-cell>
          <table:table-cell/>
          <table:table-cell office:value-type="float" office:value="0.14714248">
            <text:p>0,1471</text:p>
          </table:table-cell>
          <table:table-cell table:number-columns-repeated="21"/>
        </table:table-row>
        <table:table-row table:style-name="ro1">
          <table:table-cell office:value-type="float" office:value="77">
            <text:p>77</text:p>
          </table:table-cell>
          <table:table-cell table:formula="oooc:=[.D383]-0.074" office:value-type="float" office:value="0.07246796">
            <text:p>0,0725</text:p>
          </table:table-cell>
          <table:table-cell/>
          <table:table-cell office:value-type="float" office:value="0.14646796">
            <text:p>0,1465</text:p>
          </table:table-cell>
          <table:table-cell table:number-columns-repeated="21"/>
        </table:table-row>
        <table:table-row table:style-name="ro1">
          <table:table-cell office:value-type="float" office:value="78">
            <text:p>78</text:p>
          </table:table-cell>
          <table:table-cell table:formula="oooc:=[.D384]-0.074" office:value-type="float" office:value="0.12788408">
            <text:p>0,1279</text:p>
          </table:table-cell>
          <table:table-cell/>
          <table:table-cell office:value-type="float" office:value="0.20188408">
            <text:p>0,2019</text:p>
          </table:table-cell>
          <table:table-cell table:number-columns-repeated="21"/>
        </table:table-row>
        <table:table-row table:style-name="ro1">
          <table:table-cell office:value-type="float" office:value="79">
            <text:p>79</text:p>
          </table:table-cell>
          <table:table-cell table:formula="oooc:=[.D385]-0.074" office:value-type="float" office:value="0.1003463">
            <text:p>0,1003</text:p>
          </table:table-cell>
          <table:table-cell/>
          <table:table-cell office:value-type="float" office:value="0.1743463">
            <text:p>0,1743</text:p>
          </table:table-cell>
          <table:table-cell table:number-columns-repeated="21"/>
        </table:table-row>
        <table:table-row table:style-name="ro1">
          <table:table-cell office:value-type="float" office:value="80">
            <text:p>80</text:p>
          </table:table-cell>
          <table:table-cell table:formula="oooc:=[.D386]-0.074" office:value-type="float" office:value="0.1142635">
            <text:p>0,1143</text:p>
          </table:table-cell>
          <table:table-cell/>
          <table:table-cell office:value-type="float" office:value="0.1882635">
            <text:p>0,1883</text:p>
          </table:table-cell>
          <table:table-cell table:number-columns-repeated="21"/>
        </table:table-row>
        <table:table-row table:style-name="ro1">
          <table:table-cell office:value-type="float" office:value="81">
            <text:p>81</text:p>
          </table:table-cell>
          <table:table-cell table:formula="oooc:=[.D387]-0.074" office:value-type="float" office:value="0.10181743">
            <text:p>0,1018</text:p>
          </table:table-cell>
          <table:table-cell/>
          <table:table-cell office:value-type="float" office:value="0.17581743">
            <text:p>0,1758</text:p>
          </table:table-cell>
          <table:table-cell table:number-columns-repeated="21"/>
        </table:table-row>
        <table:table-row table:style-name="ro1">
          <table:table-cell office:value-type="float" office:value="82">
            <text:p>82</text:p>
          </table:table-cell>
          <table:table-cell table:formula="oooc:=[.D388]-0.074" office:value-type="float" office:value="0.10758434">
            <text:p>0,1076</text:p>
          </table:table-cell>
          <table:table-cell/>
          <table:table-cell office:value-type="float" office:value="0.18158434">
            <text:p>0,1816</text:p>
          </table:table-cell>
          <table:table-cell table:number-columns-repeated="21"/>
        </table:table-row>
        <table:table-row table:style-name="ro1">
          <table:table-cell office:value-type="float" office:value="83">
            <text:p>83</text:p>
          </table:table-cell>
          <table:table-cell table:formula="oooc:=[.D389]-0.074" office:value-type="float" office:value="0.08952988">
            <text:p>0,0895</text:p>
          </table:table-cell>
          <table:table-cell/>
          <table:table-cell office:value-type="float" office:value="0.16352988">
            <text:p>0,1635</text:p>
          </table:table-cell>
          <table:table-cell table:number-columns-repeated="21"/>
        </table:table-row>
        <table:table-row table:style-name="ro1">
          <table:table-cell office:value-type="float" office:value="84">
            <text:p>84</text:p>
          </table:table-cell>
          <table:table-cell table:formula="oooc:=[.D390]-0.074" office:value-type="float" office:value="0.0730275">
            <text:p>0,073</text:p>
          </table:table-cell>
          <table:table-cell/>
          <table:table-cell office:value-type="float" office:value="0.1470275">
            <text:p>0,147</text:p>
          </table:table-cell>
          <table:table-cell table:number-columns-repeated="21"/>
        </table:table-row>
        <table:table-row table:style-name="ro1">
          <table:table-cell office:value-type="float" office:value="85">
            <text:p>85</text:p>
          </table:table-cell>
          <table:table-cell table:formula="oooc:=[.D391]-0.074" office:value-type="float" office:value="0.03054413">
            <text:p>0,0305</text:p>
          </table:table-cell>
          <table:table-cell/>
          <table:table-cell office:value-type="float" office:value="0.10454413">
            <text:p>0,1045</text:p>
          </table:table-cell>
          <table:table-cell table:number-columns-repeated="21"/>
        </table:table-row>
        <table:table-row table:style-name="ro1">
          <table:table-cell office:value-type="float" office:value="86">
            <text:p>86</text:p>
          </table:table-cell>
          <table:table-cell table:formula="oooc:=[.D392]-0.074" office:value-type="float" office:value="0.03035899">
            <text:p>0,0304</text:p>
          </table:table-cell>
          <table:table-cell/>
          <table:table-cell office:value-type="float" office:value="0.10435899">
            <text:p>0,1044</text:p>
          </table:table-cell>
          <table:table-cell table:number-columns-repeated="21"/>
        </table:table-row>
        <table:table-row table:style-name="ro1">
          <table:table-cell office:value-type="float" office:value="87">
            <text:p>87</text:p>
          </table:table-cell>
          <table:table-cell table:formula="oooc:=[.D393]-0.074" office:value-type="float" office:value="0.10907866">
            <text:p>0,1091</text:p>
          </table:table-cell>
          <table:table-cell/>
          <table:table-cell office:value-type="float" office:value="0.18307866">
            <text:p>0,1831</text:p>
          </table:table-cell>
          <table:table-cell table:number-columns-repeated="21"/>
        </table:table-row>
        <table:table-row table:style-name="ro1">
          <table:table-cell office:value-type="float" office:value="88">
            <text:p>88</text:p>
          </table:table-cell>
          <table:table-cell table:formula="oooc:=[.D394]-0.074" office:value-type="float" office:value="0.11482635">
            <text:p>0,1148</text:p>
          </table:table-cell>
          <table:table-cell/>
          <table:table-cell office:value-type="float" office:value="0.18882635">
            <text:p>0,1888</text:p>
          </table:table-cell>
          <table:table-cell table:number-columns-repeated="21"/>
        </table:table-row>
        <table:table-row table:style-name="ro1">
          <table:table-cell office:value-type="float" office:value="89">
            <text:p>89</text:p>
          </table:table-cell>
          <table:table-cell table:formula="oooc:=[.D395]-0.074" office:value-type="float" office:value="0.1410994">
            <text:p>0,1411</text:p>
          </table:table-cell>
          <table:table-cell/>
          <table:table-cell office:value-type="float" office:value="0.2150994">
            <text:p>0,2151</text:p>
          </table:table-cell>
          <table:table-cell table:number-columns-repeated="21"/>
        </table:table-row>
        <table:table-row table:style-name="ro1">
          <table:table-cell office:value-type="float" office:value="90">
            <text:p>90</text:p>
          </table:table-cell>
          <table:table-cell table:formula="oooc:=[.D396]-0.074" office:value-type="float" office:value="0.14548058">
            <text:p>0,1455</text:p>
          </table:table-cell>
          <table:table-cell/>
          <table:table-cell office:value-type="float" office:value="0.21948058">
            <text:p>0,2195</text:p>
          </table:table-cell>
          <table:table-cell table:number-columns-repeated="21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0.22661343">
            <text:p>-0,2266</text:p>
          </table:table-cell>
          <table:table-cell table:number-columns-repeated="2"/>
          <table:table-cell office:value-type="string">
            <text:p>Portance 3</text:p>
          </table:table-cell>
          <table:table-cell table:number-columns-repeated="20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16204521">
            <text:p>-0,162</text:p>
          </table:table-cell>
          <table:table-cell>
            <draw:frame table:end-cell-address="Feuille1.L428" table:end-x="0.921cm" table:end-y="0.11cm" draw:z-index="4" svg:width="20.128cm" svg:height="11.636cm" svg:x="1.115cm" svg:y="0.216cm">
              <draw:object draw:notify-on-update-of-ranges="Feuille1.A401:Feuille1.B49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19894272">
            <text:p>-0,1989</text:p>
          </table:table-cell>
          <table:table-cell table:number-columns-repeated="23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14026097">
            <text:p>-0,1403</text:p>
          </table:table-cell>
          <table:table-cell table:number-columns-repeated="23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16159552">
            <text:p>-0,1616</text:p>
          </table:table-cell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22707388">
            <text:p>-0,2271</text:p>
          </table:table-cell>
          <table:table-cell table:number-columns-repeated="2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20096785">
            <text:p>-0,201</text:p>
          </table:table-cell>
          <table:table-cell table:number-columns-repeated="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23991024">
            <text:p>-0,2399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23903228">
            <text:p>-0,239</text:p>
          </table:table-cell>
          <table:table-cell table:number-columns-repeated="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19030359">
            <text:p>-0,1903</text:p>
          </table:table-cell>
          <table:table-cell table:number-columns-repeated="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19907251">
            <text:p>-0,1991</text:p>
          </table:table-cell>
          <table:table-cell table:number-columns-repeated="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19675294">
            <text:p>-0,1968</text:p>
          </table:table-cell>
          <table:table-cell table:number-columns-repeated="2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20822906">
            <text:p>-0,2082</text:p>
          </table:table-cell>
          <table:table-cell table:number-columns-repeated="2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19949264">
            <text:p>-0,1995</text:p>
          </table:table-cell>
          <table:table-cell table:number-columns-repeated="2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18541984">
            <text:p>-0,1854</text:p>
          </table:table-cell>
          <table:table-cell table:number-columns-repeated="2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18554962">
            <text:p>-0,1855</text:p>
          </table:table-cell>
          <table:table-cell table:number-columns-repeated="2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187742">
            <text:p>-0,1877</text:p>
          </table:table-cell>
          <table:table-cell table:number-columns-repeated="2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18962684">
            <text:p>-0,1896</text:p>
          </table:table-cell>
          <table:table-cell table:number-columns-repeated="2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19139955">
            <text:p>-0,1914</text:p>
          </table:table-cell>
          <table:table-cell table:number-columns-repeated="2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19507265">
            <text:p>-0,1951</text:p>
          </table:table-cell>
          <table:table-cell table:number-columns-repeated="2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19562205">
            <text:p>-0,1956</text:p>
          </table:table-cell>
          <table:table-cell table:number-columns-repeated="2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19903371">
            <text:p>-0,199</text:p>
          </table:table-cell>
          <table:table-cell table:number-columns-repeated="2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19887713">
            <text:p>-0,1989</text:p>
          </table:table-cell>
          <table:table-cell table:number-columns-repeated="2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0.20115408">
            <text:p>-0,2012</text:p>
          </table:table-cell>
          <table:table-cell table:number-columns-repeated="2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2040365">
            <text:p>-0,204</text:p>
          </table:table-cell>
          <table:table-cell table:number-columns-repeated="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20470955">
            <text:p>-0,2047</text:p>
          </table:table-cell>
          <table:table-cell table:number-columns-repeated="2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20181933">
            <text:p>-0,2018</text:p>
          </table:table-cell>
          <table:table-cell table:number-columns-repeated="2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2040436">
            <text:p>-0,204</text:p>
          </table:table-cell>
          <table:table-cell table:number-columns-repeated="2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20317471">
            <text:p>-0,2032</text:p>
          </table:table-cell>
          <table:table-cell table:number-columns-repeated="2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20513036">
            <text:p>-0,2051</text:p>
          </table:table-cell>
          <table:table-cell table:number-columns-repeated="2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20622947">
            <text:p>-0,2062</text:p>
          </table:table-cell>
          <table:table-cell office:value-type="float" office:value="-0.0563087">
            <text:p>-0,0563</text:p>
          </table:table-cell>
          <table:table-cell table:number-columns-repeated="2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20753774">
            <text:p>-0,2075</text:p>
          </table:table-cell>
          <table:table-cell office:value-type="float" office:value="-0.04324191">
            <text:p>-0,0432</text:p>
          </table:table-cell>
          <table:table-cell table:number-columns-repeated="2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20926611">
            <text:p>-0,2093</text:p>
          </table:table-cell>
          <table:table-cell office:value-type="float" office:value="-0.05998813">
            <text:p>-0,06</text:p>
          </table:table-cell>
          <table:table-cell table:number-columns-repeated="2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21058866">
            <text:p>-0,2106</text:p>
          </table:table-cell>
          <table:table-cell office:value-type="float" office:value="-0.07332701">
            <text:p>-0,0733</text:p>
          </table:table-cell>
          <table:table-cell table:number-columns-repeated="2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21292794">
            <text:p>-0,2129</text:p>
          </table:table-cell>
          <table:table-cell office:value-type="float" office:value="-0.0780352">
            <text:p>-0,078</text:p>
          </table:table-cell>
          <table:table-cell table:number-columns-repeated="2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22743926">
            <text:p>-0,2274</text:p>
          </table:table-cell>
          <table:table-cell table:formula="oooc:=[.F436]*COS(RADIANS(30))" office:value-type="float" office:value="-0.0769956426319768">
            <text:p>-0,077</text:p>
          </table:table-cell>
          <table:table-cell table:formula="oooc:=[.B436]-[.C436]" office:value-type="float" office:value="-0.150443617368023">
            <text:p>-0,1504</text:p>
          </table:table-cell>
          <table:table-cell/>
          <table:table-cell office:value-type="float" office:value="-0.08890691">
            <text:p>-0,0889</text:p>
          </table:table-cell>
          <table:table-cell table:number-columns-repeated="19"/>
        </table:table-row>
        <table:table-row table:style-name="ro1">
          <table:table-cell office:value-type="float" office:value="31">
            <text:p>31</text:p>
          </table:table-cell>
          <table:table-cell table:formula="oooc:=[.C437]+[.$D$436]" office:value-type="float" office:value="-0.231782316778201">
            <text:p>-0,2318</text:p>
          </table:table-cell>
          <table:table-cell table:formula="oooc:=[.F437]*COS(RADIANS(30))" office:value-type="float" office:value="-0.0813386994101774">
            <text:p>-0,0813</text:p>
          </table:table-cell>
          <table:table-cell table:number-columns-repeated="2"/>
          <table:table-cell office:value-type="float" office:value="-0.09392184">
            <text:p>-0,0939</text:p>
          </table:table-cell>
          <table:table-cell table:number-columns-repeated="19"/>
        </table:table-row>
        <table:table-row table:style-name="ro1">
          <table:table-cell office:value-type="float" office:value="32">
            <text:p>32</text:p>
          </table:table-cell>
          <table:table-cell table:formula="oooc:=[.C438]+[.$D$436]" office:value-type="float" office:value="-0.233631350297313">
            <text:p>-0,2336</text:p>
          </table:table-cell>
          <table:table-cell table:formula="oooc:=[.F438]*COS(RADIANS(30))" office:value-type="float" office:value="-0.0831877329292895">
            <text:p>-0,0832</text:p>
          </table:table-cell>
          <table:table-cell table:number-columns-repeated="2"/>
          <table:table-cell office:value-type="float" office:value="-0.09605692">
            <text:p>-0,0961</text:p>
          </table:table-cell>
          <table:table-cell table:number-columns-repeated="19"/>
        </table:table-row>
        <table:table-row table:style-name="ro1">
          <table:table-cell office:value-type="float" office:value="33">
            <text:p>33</text:p>
          </table:table-cell>
          <table:table-cell table:formula="oooc:=[.C439]+[.$D$436]" office:value-type="float" office:value="-0.239587829723272">
            <text:p>-0,2396</text:p>
          </table:table-cell>
          <table:table-cell table:formula="oooc:=[.F439]*COS(RADIANS(30))" office:value-type="float" office:value="-0.0891442123552487">
            <text:p>-0,0891</text:p>
          </table:table-cell>
          <table:table-cell table:number-columns-repeated="2"/>
          <table:table-cell office:value-type="float" office:value="-0.10293487">
            <text:p>-0,1029</text:p>
          </table:table-cell>
          <table:table-cell table:number-columns-repeated="19"/>
        </table:table-row>
        <table:table-row table:style-name="ro1">
          <table:table-cell office:value-type="float" office:value="34">
            <text:p>34</text:p>
          </table:table-cell>
          <table:table-cell table:formula="oooc:=[.C440]+[.$D$436]" office:value-type="float" office:value="-0.242726080619982">
            <text:p>-0,2427</text:p>
          </table:table-cell>
          <table:table-cell table:formula="oooc:=[.F440]*COS(RADIANS(30))" office:value-type="float" office:value="-0.0922824632519585">
            <text:p>-0,0923</text:p>
          </table:table-cell>
          <table:table-cell table:number-columns-repeated="2"/>
          <table:table-cell office:value-type="float" office:value="-0.10655861">
            <text:p>-0,1066</text:p>
          </table:table-cell>
          <table:table-cell table:number-columns-repeated="19"/>
        </table:table-row>
        <table:table-row table:style-name="ro1">
          <table:table-cell office:value-type="float" office:value="35">
            <text:p>35</text:p>
          </table:table-cell>
          <table:table-cell table:formula="oooc:=[.C441]+[.$D$436]" office:value-type="float" office:value="-0.248007042910481">
            <text:p>-0,248</text:p>
          </table:table-cell>
          <table:table-cell table:formula="oooc:=[.F441]*COS(RADIANS(30))" office:value-type="float" office:value="-0.0975634255424578">
            <text:p>-0,0976</text:p>
          </table:table-cell>
          <table:table-cell table:number-columns-repeated="2"/>
          <table:table-cell office:value-type="float" office:value="-0.11265654">
            <text:p>-0,1127</text:p>
          </table:table-cell>
          <table:table-cell table:number-columns-repeated="19"/>
        </table:table-row>
        <table:table-row table:style-name="ro1">
          <table:table-cell office:value-type="float" office:value="36">
            <text:p>36</text:p>
          </table:table-cell>
          <table:table-cell table:formula="oooc:=[.C442]+[.$D$436]" office:value-type="float" office:value="-0.250956482948658">
            <text:p>-0,251</text:p>
          </table:table-cell>
          <table:table-cell table:formula="oooc:=[.F442]*COS(RADIANS(30))" office:value-type="float" office:value="-0.100512865580635">
            <text:p>-0,1005</text:p>
          </table:table-cell>
          <table:table-cell table:number-columns-repeated="2"/>
          <table:table-cell office:value-type="float" office:value="-0.11606226">
            <text:p>-0,1161</text:p>
          </table:table-cell>
          <table:table-cell table:number-columns-repeated="19"/>
        </table:table-row>
        <table:table-row table:style-name="ro1">
          <table:table-cell office:value-type="float" office:value="37">
            <text:p>37</text:p>
          </table:table-cell>
          <table:table-cell table:formula="oooc:=[.C443]+[.$D$436]" office:value-type="float" office:value="-0.250196459054297">
            <text:p>-0,2502</text:p>
          </table:table-cell>
          <table:table-cell table:formula="oooc:=[.F443]*COS(RADIANS(30))" office:value-type="float" office:value="-0.0997528416862733">
            <text:p>-0,0998</text:p>
          </table:table-cell>
          <table:table-cell table:number-columns-repeated="2"/>
          <table:table-cell office:value-type="float" office:value="-0.11518466">
            <text:p>-0,1152</text:p>
          </table:table-cell>
          <table:table-cell table:number-columns-repeated="19"/>
        </table:table-row>
        <table:table-row table:style-name="ro1">
          <table:table-cell office:value-type="float" office:value="38">
            <text:p>38</text:p>
          </table:table-cell>
          <table:table-cell table:formula="oooc:=[.C444]+[.$D$436]" office:value-type="float" office:value="-0.250476644253183">
            <text:p>-0,2505</text:p>
          </table:table-cell>
          <table:table-cell table:formula="oooc:=[.F444]*COS(RADIANS(30))" office:value-type="float" office:value="-0.10003302688516">
            <text:p>-0,1</text:p>
          </table:table-cell>
          <table:table-cell table:number-columns-repeated="2"/>
          <table:table-cell office:value-type="float" office:value="-0.11550819">
            <text:p>-0,1155</text:p>
          </table:table-cell>
          <table:table-cell table:number-columns-repeated="19"/>
        </table:table-row>
        <table:table-row table:style-name="ro1">
          <table:table-cell office:value-type="float" office:value="39">
            <text:p>39</text:p>
          </table:table-cell>
          <table:table-cell table:formula="oooc:=[.C445]+[.$D$436]" office:value-type="float" office:value="-0.248145425109752">
            <text:p>-0,2481</text:p>
          </table:table-cell>
          <table:table-cell table:formula="oooc:=[.F445]*COS(RADIANS(30))" office:value-type="float" office:value="-0.0977018077417285">
            <text:p>-0,0977</text:p>
          </table:table-cell>
          <table:table-cell table:number-columns-repeated="2"/>
          <table:table-cell office:value-type="float" office:value="-0.11281633">
            <text:p>-0,1128</text:p>
          </table:table-cell>
          <table:table-cell table:number-columns-repeated="19"/>
        </table:table-row>
        <table:table-row table:style-name="ro1">
          <table:table-cell office:value-type="float" office:value="40">
            <text:p>40</text:p>
          </table:table-cell>
          <table:table-cell table:formula="oooc:=[.C446]+[.$D$436]" office:value-type="float" office:value="-0.248486838304686">
            <text:p>-0,2485</text:p>
          </table:table-cell>
          <table:table-cell table:formula="oooc:=[.F446]*COS(RADIANS(30))" office:value-type="float" office:value="-0.0980432209366624">
            <text:p>-0,098</text:p>
          </table:table-cell>
          <table:table-cell table:number-columns-repeated="2"/>
          <table:table-cell office:value-type="float" office:value="-0.11321056">
            <text:p>-0,1132</text:p>
          </table:table-cell>
          <table:table-cell table:number-columns-repeated="19"/>
        </table:table-row>
        <table:table-row table:style-name="ro1">
          <table:table-cell office:value-type="float" office:value="41">
            <text:p>41</text:p>
          </table:table-cell>
          <table:table-cell table:formula="oooc:=[.C447]+[.$D$436]" office:value-type="float" office:value="-0.251040045739869">
            <text:p>-0,251</text:p>
          </table:table-cell>
          <table:table-cell table:formula="oooc:=[.F447]*COS(RADIANS(30))" office:value-type="float" office:value="-0.100596428371846">
            <text:p>-0,1006</text:p>
          </table:table-cell>
          <table:table-cell table:number-columns-repeated="2"/>
          <table:table-cell office:value-type="float" office:value="-0.11615875">
            <text:p>-0,1162</text:p>
          </table:table-cell>
          <table:table-cell table:number-columns-repeated="19"/>
        </table:table-row>
        <table:table-row table:style-name="ro1">
          <table:table-cell office:value-type="float" office:value="42">
            <text:p>42</text:p>
          </table:table-cell>
          <table:table-cell table:formula="oooc:=[.C448]+[.$D$436]" office:value-type="float" office:value="-0.25245596263404">
            <text:p>-0,2525</text:p>
          </table:table-cell>
          <table:table-cell table:formula="oooc:=[.F448]*COS(RADIANS(30))" office:value-type="float" office:value="-0.102012345266017">
            <text:p>-0,102</text:p>
          </table:table-cell>
          <table:table-cell table:number-columns-repeated="2"/>
          <table:table-cell office:value-type="float" office:value="-0.11779371">
            <text:p>-0,1178</text:p>
          </table:table-cell>
          <table:table-cell table:number-columns-repeated="19"/>
        </table:table-row>
        <table:table-row table:style-name="ro1">
          <table:table-cell office:value-type="float" office:value="43">
            <text:p>43</text:p>
          </table:table-cell>
          <table:table-cell table:formula="oooc:=[.C449]+[.$D$436]" office:value-type="float" office:value="-0.256754592309027">
            <text:p>-0,2568</text:p>
          </table:table-cell>
          <table:table-cell table:formula="oooc:=[.F449]*COS(RADIANS(30))" office:value-type="float" office:value="-0.106310974941004">
            <text:p>-0,1063</text:p>
          </table:table-cell>
          <table:table-cell table:number-columns-repeated="2"/>
          <table:table-cell office:value-type="float" office:value="-0.12275734">
            <text:p>-0,1228</text:p>
          </table:table-cell>
          <table:table-cell table:number-columns-repeated="19"/>
        </table:table-row>
        <table:table-row table:style-name="ro1">
          <table:table-cell office:value-type="float" office:value="44">
            <text:p>44</text:p>
          </table:table-cell>
          <table:table-cell table:formula="oooc:=[.C450]+[.$D$436]" office:value-type="float" office:value="-0.259959345296493">
            <text:p>-0,26</text:p>
          </table:table-cell>
          <table:table-cell table:formula="oooc:=[.F450]*COS(RADIANS(30))" office:value-type="float" office:value="-0.10951572792847">
            <text:p>-0,1095</text:p>
          </table:table-cell>
          <table:table-cell table:number-columns-repeated="2"/>
          <table:table-cell office:value-type="float" office:value="-0.12645787">
            <text:p>-0,1265</text:p>
          </table:table-cell>
          <table:table-cell table:number-columns-repeated="19"/>
        </table:table-row>
        <table:table-row table:style-name="ro1">
          <table:table-cell office:value-type="float" office:value="45">
            <text:p>45</text:p>
          </table:table-cell>
          <table:table-cell table:formula="oooc:=[.C451]+[.$D$436]" office:value-type="float" office:value="-0.264722528318578">
            <text:p>-0,2647</text:p>
          </table:table-cell>
          <table:table-cell table:formula="oooc:=[.F451]*COS(RADIANS(30))" office:value-type="float" office:value="-0.114278910950555">
            <text:p>-0,1143</text:p>
          </table:table-cell>
          <table:table-cell table:number-columns-repeated="2"/>
          <table:table-cell office:value-type="float" office:value="-0.13195792">
            <text:p>-0,132</text:p>
          </table:table-cell>
          <table:table-cell table:number-columns-repeated="19"/>
        </table:table-row>
        <table:table-row table:style-name="ro1">
          <table:table-cell office:value-type="float" office:value="46">
            <text:p>46</text:p>
          </table:table-cell>
          <table:table-cell table:formula="oooc:=[.C452]+[.$D$436]" office:value-type="float" office:value="-0.265974584546099">
            <text:p>-0,266</text:p>
          </table:table-cell>
          <table:table-cell table:formula="oooc:=[.F452]*COS(RADIANS(30))" office:value-type="float" office:value="-0.115530967178076">
            <text:p>-0,1155</text:p>
          </table:table-cell>
          <table:table-cell table:number-columns-repeated="2"/>
          <table:table-cell office:value-type="float" office:value="-0.13340367">
            <text:p>-0,1334</text:p>
          </table:table-cell>
          <table:table-cell table:number-columns-repeated="19"/>
        </table:table-row>
        <table:table-row table:style-name="ro1">
          <table:table-cell office:value-type="float" office:value="47">
            <text:p>47</text:p>
          </table:table-cell>
          <table:table-cell table:formula="oooc:=[.C453]+[.$D$436]" office:value-type="float" office:value="-0.27161417661656">
            <text:p>-0,2716</text:p>
          </table:table-cell>
          <table:table-cell table:formula="oooc:=[.F453]*COS(RADIANS(30))" office:value-type="float" office:value="-0.121170559248536">
            <text:p>-0,1212</text:p>
          </table:table-cell>
          <table:table-cell table:number-columns-repeated="2"/>
          <table:table-cell office:value-type="float" office:value="-0.13991571">
            <text:p>-0,1399</text:p>
          </table:table-cell>
          <table:table-cell table:number-columns-repeated="19"/>
        </table:table-row>
        <table:table-row table:style-name="ro1">
          <table:table-cell office:value-type="float" office:value="48">
            <text:p>48</text:p>
          </table:table-cell>
          <table:table-cell table:formula="oooc:=[.C454]+[.$D$436]" office:value-type="float" office:value="-0.274099686845929">
            <text:p>-0,2741</text:p>
          </table:table-cell>
          <table:table-cell table:formula="oooc:=[.F454]*COS(RADIANS(30))" office:value-type="float" office:value="-0.123656069477906">
            <text:p>-0,1237</text:p>
          </table:table-cell>
          <table:table-cell table:number-columns-repeated="2"/>
          <table:table-cell office:value-type="float" office:value="-0.14278573">
            <text:p>-0,1428</text:p>
          </table:table-cell>
          <table:table-cell table:number-columns-repeated="19"/>
        </table:table-row>
        <table:table-row table:style-name="ro1">
          <table:table-cell office:value-type="float" office:value="49">
            <text:p>49</text:p>
          </table:table-cell>
          <table:table-cell table:formula="oooc:=[.C455]+[.$D$436]" office:value-type="float" office:value="-0.275017145498444">
            <text:p>-0,275</text:p>
          </table:table-cell>
          <table:table-cell table:formula="oooc:=[.F455]*COS(RADIANS(30))" office:value-type="float" office:value="-0.124573528130421">
            <text:p>-0,1246</text:p>
          </table:table-cell>
          <table:table-cell table:number-columns-repeated="2"/>
          <table:table-cell office:value-type="float" office:value="-0.14384512">
            <text:p>-0,1438</text:p>
          </table:table-cell>
          <table:table-cell table:number-columns-repeated="19"/>
        </table:table-row>
        <table:table-row table:style-name="ro1">
          <table:table-cell office:value-type="float" office:value="50">
            <text:p>50</text:p>
          </table:table-cell>
          <table:table-cell table:formula="oooc:=[.C456]+[.$D$436]" office:value-type="float" office:value="-0.28010736569376">
            <text:p>-0,2801</text:p>
          </table:table-cell>
          <table:table-cell table:formula="oooc:=[.F456]*COS(RADIANS(30))" office:value-type="float" office:value="-0.129663748325737">
            <text:p>-0,1297</text:p>
          </table:table-cell>
          <table:table-cell table:number-columns-repeated="2"/>
          <table:table-cell office:value-type="float" office:value="-0.1497228">
            <text:p>-0,1497</text:p>
          </table:table-cell>
          <table:table-cell table:number-columns-repeated="19"/>
        </table:table-row>
        <table:table-row table:style-name="ro1">
          <table:table-cell office:value-type="float" office:value="51">
            <text:p>51</text:p>
          </table:table-cell>
          <table:table-cell table:formula="oooc:=[.C457]+[.$D$436]" office:value-type="float" office:value="-0.289681423756916">
            <text:p>-0,2897</text:p>
          </table:table-cell>
          <table:table-cell table:formula="oooc:=[.F457]*COS(RADIANS(30))" office:value-type="float" office:value="-0.139237806388892">
            <text:p>-0,1392</text:p>
          </table:table-cell>
          <table:table-cell table:number-columns-repeated="2"/>
          <table:table-cell office:value-type="float" office:value="-0.16077797">
            <text:p>-0,1608</text:p>
          </table:table-cell>
          <table:table-cell table:number-columns-repeated="19"/>
        </table:table-row>
        <table:table-row table:style-name="ro1">
          <table:table-cell office:value-type="float" office:value="52">
            <text:p>52</text:p>
          </table:table-cell>
          <table:table-cell table:formula="oooc:=[.C458]+[.$D$436]" office:value-type="float" office:value="-0.290750817906271">
            <text:p>-0,2908</text:p>
          </table:table-cell>
          <table:table-cell table:formula="oooc:=[.F458]*COS(RADIANS(30))" office:value-type="float" office:value="-0.140307200538247">
            <text:p>-0,1403</text:p>
          </table:table-cell>
          <table:table-cell table:number-columns-repeated="2"/>
          <table:table-cell office:value-type="float" office:value="-0.1620128">
            <text:p>-0,162</text:p>
          </table:table-cell>
          <table:table-cell table:number-columns-repeated="19"/>
        </table:table-row>
        <table:table-row table:style-name="ro1">
          <table:table-cell office:value-type="float" office:value="53">
            <text:p>53</text:p>
          </table:table-cell>
          <table:table-cell table:formula="oooc:=[.C459]+[.$D$436]" office:value-type="float" office:value="-0.292275897302589">
            <text:p>-0,2923</text:p>
          </table:table-cell>
          <table:table-cell table:formula="oooc:=[.F459]*COS(RADIANS(30))" office:value-type="float" office:value="-0.141832279934566">
            <text:p>-0,1418</text:p>
          </table:table-cell>
          <table:table-cell table:number-columns-repeated="2"/>
          <table:table-cell office:value-type="float" office:value="-0.16377381">
            <text:p>-0,1638</text:p>
          </table:table-cell>
          <table:table-cell table:number-columns-repeated="19"/>
        </table:table-row>
        <table:table-row table:style-name="ro1">
          <table:table-cell office:value-type="float" office:value="54">
            <text:p>54</text:p>
          </table:table-cell>
          <table:table-cell table:formula="oooc:=[.C460]+[.$D$436]" office:value-type="float" office:value="-0.300948907894631">
            <text:p>-0,3009</text:p>
          </table:table-cell>
          <table:table-cell table:formula="oooc:=[.F460]*COS(RADIANS(30))" office:value-type="float" office:value="-0.150505290526608">
            <text:p>-0,1505</text:p>
          </table:table-cell>
          <table:table-cell table:number-columns-repeated="2"/>
          <table:table-cell office:value-type="float" office:value="-0.17378854">
            <text:p>-0,1738</text:p>
          </table:table-cell>
          <table:table-cell table:number-columns-repeated="19"/>
        </table:table-row>
        <table:table-row table:style-name="ro1">
          <table:table-cell office:value-type="float" office:value="55">
            <text:p>55</text:p>
          </table:table-cell>
          <table:table-cell table:formula="oooc:=[.C461]+[.$D$436]" office:value-type="float" office:value="-0.300589394768758">
            <text:p>-0,3006</text:p>
          </table:table-cell>
          <table:table-cell table:formula="oooc:=[.F461]*COS(RADIANS(30))" office:value-type="float" office:value="-0.150145777400735">
            <text:p>-0,1501</text:p>
          </table:table-cell>
          <table:table-cell office:value-type="float" office:value="-0.0781532">
            <text:p>-0,0782</text:p>
          </table:table-cell>
          <table:table-cell/>
          <table:table-cell office:value-type="float" office:value="-0.17337341">
            <text:p>-0,1734</text:p>
          </table:table-cell>
          <table:table-cell table:number-columns-repeated="19"/>
        </table:table-row>
        <table:table-row table:style-name="ro1">
          <table:table-cell office:value-type="float" office:value="56">
            <text:p>56</text:p>
          </table:table-cell>
          <table:table-cell table:formula="oooc:=[.C462]+[.$D$436]" office:value-type="float" office:value="-0.300375434532499">
            <text:p>-0,3004</text:p>
          </table:table-cell>
          <table:table-cell table:formula="oooc:=[.F462]*COS(RADIANS(30))" office:value-type="float" office:value="-0.149931817164476">
            <text:p>-0,1499</text:p>
          </table:table-cell>
          <table:table-cell office:value-type="float" office:value="-0.06957705">
            <text:p>-0,0696</text:p>
          </table:table-cell>
          <table:table-cell/>
          <table:table-cell office:value-type="float" office:value="-0.17312635">
            <text:p>-0,1731</text:p>
          </table:table-cell>
          <table:table-cell table:number-columns-repeated="19"/>
        </table:table-row>
        <table:table-row table:style-name="ro1">
          <table:table-cell office:value-type="float" office:value="57">
            <text:p>57</text:p>
          </table:table-cell>
          <table:table-cell table:formula="oooc:=[.C463]+[.$D$436]" office:value-type="float" office:value="-0.302221107873045">
            <text:p>-0,3022</text:p>
          </table:table-cell>
          <table:table-cell table:formula="oooc:=[.F463]*COS(RADIANS(30))" office:value-type="float" office:value="-0.151777490505021">
            <text:p>-0,1518</text:p>
          </table:table-cell>
          <table:table-cell office:value-type="float" office:value="-0.09624803">
            <text:p>-0,0962</text:p>
          </table:table-cell>
          <table:table-cell/>
          <table:table-cell office:value-type="float" office:value="-0.17525755">
            <text:p>-0,1753</text:p>
          </table:table-cell>
          <table:table-cell table:number-columns-repeated="19"/>
        </table:table-row>
        <table:table-row table:style-name="ro1">
          <table:table-cell office:value-type="float" office:value="58">
            <text:p>58</text:p>
          </table:table-cell>
          <table:table-cell table:formula="oooc:=[.C464]+[.$D$436]" office:value-type="float" office:value="-0.308836944400429">
            <text:p>-0,3088</text:p>
          </table:table-cell>
          <table:table-cell table:formula="oooc:=[.F464]*COS(RADIANS(30))" office:value-type="float" office:value="-0.158393327032406">
            <text:p>-0,1584</text:p>
          </table:table-cell>
          <table:table-cell office:value-type="float" office:value="-0.09350488">
            <text:p>-0,0935</text:p>
          </table:table-cell>
          <table:table-cell/>
          <table:table-cell office:value-type="float" office:value="-0.18289686">
            <text:p>-0,1829</text:p>
          </table:table-cell>
          <table:table-cell table:number-columns-repeated="19"/>
        </table:table-row>
        <table:table-row table:style-name="ro1">
          <table:table-cell office:value-type="float" office:value="59">
            <text:p>59</text:p>
          </table:table-cell>
          <table:table-cell table:formula="oooc:=[.C465]+[.$D$436]" office:value-type="float" office:value="-0.305314940326794">
            <text:p>-0,3053</text:p>
          </table:table-cell>
          <table:table-cell table:formula="oooc:=[.F465]*COS(RADIANS(30))" office:value-type="float" office:value="-0.154871322958771">
            <text:p>-0,1549</text:p>
          </table:table-cell>
          <table:table-cell office:value-type="float" office:value="-0.10858743">
            <text:p>-0,1086</text:p>
          </table:table-cell>
          <table:table-cell/>
          <table:table-cell office:value-type="float" office:value="-0.17883">
            <text:p>-0,1788</text:p>
          </table:table-cell>
          <table:table-cell table:number-columns-repeated="19"/>
        </table:table-row>
        <table:table-row table:style-name="ro1">
          <table:table-cell office:value-type="float" office:value="60">
            <text:p>60</text:p>
          </table:table-cell>
          <table:table-cell table:formula="oooc:=[.C466]+[.$D$436]" office:value-type="float" office:value="-0.311171324536584">
            <text:p>-0,3112</text:p>
          </table:table-cell>
          <table:table-cell table:formula="oooc:=[.F466]*COS(RADIANS(30))" office:value-type="float" office:value="-0.160727707168561">
            <text:p>-0,1607</text:p>
          </table:table-cell>
          <table:table-cell table:formula="oooc:=[.G466]*COS(RADIANS(60))" office:value-type="float" office:value="-0.0389884650000001">
            <text:p>-0,039</text:p>
          </table:table-cell>
          <table:table-cell table:formula="oooc:=[.B466]-[.D466]" office:value-type="float" office:value="-0.272182859536584">
            <text:p>-0,2722</text:p>
          </table:table-cell>
          <table:table-cell office:value-type="float" office:value="-0.18559237">
            <text:p>-0,1856</text:p>
          </table:table-cell>
          <table:table-cell office:value-type="float" office:value="-0.0779769300000001">
            <text:p>-0,078</text:p>
          </table:table-cell>
          <table:table-cell table:number-columns-repeated="18"/>
        </table:table-row>
        <table:table-row table:style-name="ro1">
          <table:table-cell office:value-type="float" office:value="61">
            <text:p>61</text:p>
          </table:table-cell>
          <table:table-cell table:formula="oooc:=[.D467]+[.$E$466]" office:value-type="float" office:value="-0.313203409536584">
            <text:p>-0,3132</text:p>
          </table:table-cell>
          <table:table-cell/>
          <table:table-cell table:formula="oooc:=[.G467]*COS(RADIANS(60))" office:value-type="float" office:value="-0.04102055">
            <text:p>-0,041</text:p>
          </table:table-cell>
          <table:table-cell table:number-columns-repeated="2"/>
          <table:table-cell office:value-type="float" office:value="-0.0820410999999999">
            <text:p>-0,082</text:p>
          </table:table-cell>
          <table:table-cell table:number-columns-repeated="18"/>
        </table:table-row>
        <table:table-row table:style-name="ro1">
          <table:table-cell office:value-type="float" office:value="62">
            <text:p>62</text:p>
          </table:table-cell>
          <table:table-cell table:formula="oooc:=[.D468]+[.$E$466]" office:value-type="float" office:value="-0.328131664536584">
            <text:p>-0,3281</text:p>
          </table:table-cell>
          <table:table-cell/>
          <table:table-cell table:formula="oooc:=[.G468]*COS(RADIANS(60))" office:value-type="float" office:value="-0.055948805">
            <text:p>-0,0559</text:p>
          </table:table-cell>
          <table:table-cell table:number-columns-repeated="2"/>
          <table:table-cell office:value-type="float" office:value="-0.11189761">
            <text:p>-0,1119</text:p>
          </table:table-cell>
          <table:table-cell table:number-columns-repeated="18"/>
        </table:table-row>
        <table:table-row table:style-name="ro1">
          <table:table-cell office:value-type="float" office:value="63">
            <text:p>63</text:p>
          </table:table-cell>
          <table:table-cell table:formula="oooc:=[.D469]+[.$E$466]" office:value-type="float" office:value="-0.319608954536584">
            <text:p>-0,3196</text:p>
          </table:table-cell>
          <table:table-cell/>
          <table:table-cell table:formula="oooc:=[.G469]*COS(RADIANS(60))" office:value-type="float" office:value="-0.047426095">
            <text:p>-0,0474</text:p>
          </table:table-cell>
          <table:table-cell table:number-columns-repeated="2"/>
          <table:table-cell office:value-type="float" office:value="-0.09485219">
            <text:p>-0,0949</text:p>
          </table:table-cell>
          <table:table-cell table:number-columns-repeated="18"/>
        </table:table-row>
        <table:table-row table:style-name="ro1">
          <table:table-cell office:value-type="float" office:value="64">
            <text:p>64</text:p>
          </table:table-cell>
          <table:table-cell table:formula="oooc:=[.D470]+[.$E$466]" office:value-type="float" office:value="-0.323374179536584">
            <text:p>-0,3234</text:p>
          </table:table-cell>
          <table:table-cell/>
          <table:table-cell table:formula="oooc:=[.G470]*COS(RADIANS(60))" office:value-type="float" office:value="-0.05119132">
            <text:p>-0,0512</text:p>
          </table:table-cell>
          <table:table-cell table:number-columns-repeated="2"/>
          <table:table-cell office:value-type="float" office:value="-0.10238264">
            <text:p>-0,1024</text:p>
          </table:table-cell>
          <table:table-cell table:number-columns-repeated="18"/>
        </table:table-row>
        <table:table-row table:style-name="ro1">
          <table:table-cell office:value-type="float" office:value="65">
            <text:p>65</text:p>
          </table:table-cell>
          <table:table-cell table:formula="oooc:=[.D471]+[.$E$466]" office:value-type="float" office:value="-0.325720694536584">
            <text:p>-0,3257</text:p>
          </table:table-cell>
          <table:table-cell/>
          <table:table-cell table:formula="oooc:=[.G471]*COS(RADIANS(60))" office:value-type="float" office:value="-0.053537835">
            <text:p>-0,0535</text:p>
          </table:table-cell>
          <table:table-cell table:number-columns-repeated="2"/>
          <table:table-cell office:value-type="float" office:value="-0.10707567">
            <text:p>-0,1071</text:p>
          </table:table-cell>
          <table:table-cell table:number-columns-repeated="18"/>
        </table:table-row>
        <table:table-row table:style-name="ro1">
          <table:table-cell office:value-type="float" office:value="66">
            <text:p>66</text:p>
          </table:table-cell>
          <table:table-cell table:formula="oooc:=[.D472]+[.$E$466]" office:value-type="float" office:value="-0.327128604536584">
            <text:p>-0,3271</text:p>
          </table:table-cell>
          <table:table-cell/>
          <table:table-cell table:formula="oooc:=[.G472]*COS(RADIANS(60))" office:value-type="float" office:value="-0.054945745">
            <text:p>-0,0549</text:p>
          </table:table-cell>
          <table:table-cell table:number-columns-repeated="2"/>
          <table:table-cell office:value-type="float" office:value="-0.10989149">
            <text:p>-0,1099</text:p>
          </table:table-cell>
          <table:table-cell table:number-columns-repeated="18"/>
        </table:table-row>
        <table:table-row table:style-name="ro1">
          <table:table-cell office:value-type="float" office:value="67">
            <text:p>67</text:p>
          </table:table-cell>
          <table:table-cell table:formula="oooc:=[.D473]+[.$E$466]" office:value-type="float" office:value="-0.324540099536584">
            <text:p>-0,3245</text:p>
          </table:table-cell>
          <table:table-cell/>
          <table:table-cell table:formula="oooc:=[.G473]*COS(RADIANS(60))" office:value-type="float" office:value="-0.05235724">
            <text:p>-0,0524</text:p>
          </table:table-cell>
          <table:table-cell table:number-columns-repeated="2"/>
          <table:table-cell office:value-type="float" office:value="-0.10471448">
            <text:p>-0,1047</text:p>
          </table:table-cell>
          <table:table-cell table:number-columns-repeated="18"/>
        </table:table-row>
        <table:table-row table:style-name="ro1">
          <table:table-cell office:value-type="float" office:value="68">
            <text:p>68</text:p>
          </table:table-cell>
          <table:table-cell table:formula="oooc:=[.D474]+[.$E$466]" office:value-type="float" office:value="-0.330599154536584">
            <text:p>-0,3306</text:p>
          </table:table-cell>
          <table:table-cell/>
          <table:table-cell table:formula="oooc:=[.G474]*COS(RADIANS(60))" office:value-type="float" office:value="-0.058416295">
            <text:p>-0,0584</text:p>
          </table:table-cell>
          <table:table-cell table:number-columns-repeated="2"/>
          <table:table-cell office:value-type="float" office:value="-0.11683259">
            <text:p>-0,1168</text:p>
          </table:table-cell>
          <table:table-cell table:number-columns-repeated="18"/>
        </table:table-row>
        <table:table-row table:style-name="ro1">
          <table:table-cell office:value-type="float" office:value="69">
            <text:p>69</text:p>
          </table:table-cell>
          <table:table-cell table:formula="oooc:=[.D475]+[.$E$466]" office:value-type="float" office:value="-0.316164349536584">
            <text:p>-0,3162</text:p>
          </table:table-cell>
          <table:table-cell/>
          <table:table-cell table:formula="oooc:=[.G475]*COS(RADIANS(60))" office:value-type="float" office:value="-0.04398149">
            <text:p>-0,044</text:p>
          </table:table-cell>
          <table:table-cell table:number-columns-repeated="2"/>
          <table:table-cell office:value-type="float" office:value="-0.08796298">
            <text:p>-0,088</text:p>
          </table:table-cell>
          <table:table-cell table:number-columns-repeated="18"/>
        </table:table-row>
        <table:table-row table:style-name="ro1">
          <table:table-cell office:value-type="float" office:value="70">
            <text:p>70</text:p>
          </table:table-cell>
          <table:table-cell table:formula="oooc:=[.D476]+[.$E$466]" office:value-type="float" office:value="-0.322949304536584">
            <text:p>-0,3229</text:p>
          </table:table-cell>
          <table:table-cell/>
          <table:table-cell table:formula="oooc:=[.G476]*COS(RADIANS(60))" office:value-type="float" office:value="-0.050766445">
            <text:p>-0,0508</text:p>
          </table:table-cell>
          <table:table-cell table:number-columns-repeated="2"/>
          <table:table-cell office:value-type="float" office:value="-0.10153289">
            <text:p>-0,1015</text:p>
          </table:table-cell>
          <table:table-cell table:number-columns-repeated="18"/>
        </table:table-row>
        <table:table-row table:style-name="ro1">
          <table:table-cell office:value-type="float" office:value="71">
            <text:p>71</text:p>
          </table:table-cell>
          <table:table-cell table:formula="oooc:=[.D477]+[.$E$466]" office:value-type="float" office:value="-0.322728964536584">
            <text:p>-0,3227</text:p>
          </table:table-cell>
          <table:table-cell/>
          <table:table-cell table:formula="oooc:=[.G477]*COS(RADIANS(60))" office:value-type="float" office:value="-0.050546105">
            <text:p>-0,0505</text:p>
          </table:table-cell>
          <table:table-cell table:number-columns-repeated="2"/>
          <table:table-cell office:value-type="float" office:value="-0.10109221">
            <text:p>-0,1011</text:p>
          </table:table-cell>
          <table:table-cell table:number-columns-repeated="18"/>
        </table:table-row>
        <table:table-row table:style-name="ro1">
          <table:table-cell office:value-type="float" office:value="72">
            <text:p>72</text:p>
          </table:table-cell>
          <table:table-cell table:formula="oooc:=[.D478]+[.$E$466]" office:value-type="float" office:value="-0.321456714536584">
            <text:p>-0,3215</text:p>
          </table:table-cell>
          <table:table-cell/>
          <table:table-cell table:formula="oooc:=[.G478]*COS(RADIANS(60))" office:value-type="float" office:value="-0.049273855">
            <text:p>-0,0493</text:p>
          </table:table-cell>
          <table:table-cell table:number-columns-repeated="2"/>
          <table:table-cell office:value-type="float" office:value="-0.09854771">
            <text:p>-0,0985</text:p>
          </table:table-cell>
          <table:table-cell table:number-columns-repeated="18"/>
        </table:table-row>
        <table:table-row table:style-name="ro1">
          <table:table-cell office:value-type="float" office:value="73">
            <text:p>73</text:p>
          </table:table-cell>
          <table:table-cell table:formula="oooc:=[.D479]+[.$E$466]" office:value-type="float" office:value="-0.328183879536584">
            <text:p>-0,3282</text:p>
          </table:table-cell>
          <table:table-cell/>
          <table:table-cell table:formula="oooc:=[.G479]*COS(RADIANS(60))" office:value-type="float" office:value="-0.05600102">
            <text:p>-0,056</text:p>
          </table:table-cell>
          <table:table-cell table:number-columns-repeated="2"/>
          <table:table-cell office:value-type="float" office:value="-0.11200204">
            <text:p>-0,112</text:p>
          </table:table-cell>
          <table:table-cell table:number-columns-repeated="18"/>
        </table:table-row>
        <table:table-row table:style-name="ro1">
          <table:table-cell office:value-type="float" office:value="74">
            <text:p>74</text:p>
          </table:table-cell>
          <table:table-cell table:formula="oooc:=[.D480]+[.$E$466]" office:value-type="float" office:value="-0.330790909536584">
            <text:p>-0,3308</text:p>
          </table:table-cell>
          <table:table-cell/>
          <table:table-cell table:formula="oooc:=[.G480]*COS(RADIANS(60))" office:value-type="float" office:value="-0.05860805">
            <text:p>-0,0586</text:p>
          </table:table-cell>
          <table:table-cell table:number-columns-repeated="2"/>
          <table:table-cell office:value-type="float" office:value="-0.1172161">
            <text:p>-0,1172</text:p>
          </table:table-cell>
          <table:table-cell table:number-columns-repeated="18"/>
        </table:table-row>
        <table:table-row table:style-name="ro1">
          <table:table-cell office:value-type="float" office:value="75">
            <text:p>75</text:p>
          </table:table-cell>
          <table:table-cell table:formula="oooc:=[.D481]+[.$E$466]" office:value-type="float" office:value="-0.326988029536584">
            <text:p>-0,327</text:p>
          </table:table-cell>
          <table:table-cell/>
          <table:table-cell table:formula="oooc:=[.G481]*COS(RADIANS(60))" office:value-type="float" office:value="-0.05480517">
            <text:p>-0,0548</text:p>
          </table:table-cell>
          <table:table-cell table:number-columns-repeated="2"/>
          <table:table-cell office:value-type="float" office:value="-0.10961034">
            <text:p>-0,1096</text:p>
          </table:table-cell>
          <table:table-cell table:number-columns-repeated="18"/>
        </table:table-row>
        <table:table-row table:style-name="ro1">
          <table:table-cell office:value-type="float" office:value="76">
            <text:p>76</text:p>
          </table:table-cell>
          <table:table-cell table:formula="oooc:=[.D482]+[.$E$466]" office:value-type="float" office:value="-0.327686199536584">
            <text:p>-0,3277</text:p>
          </table:table-cell>
          <table:table-cell/>
          <table:table-cell table:formula="oooc:=[.G482]*COS(RADIANS(60))" office:value-type="float" office:value="-0.05550334">
            <text:p>-0,0555</text:p>
          </table:table-cell>
          <table:table-cell table:number-columns-repeated="2"/>
          <table:table-cell office:value-type="float" office:value="-0.11100668">
            <text:p>-0,111</text:p>
          </table:table-cell>
          <table:table-cell table:number-columns-repeated="18"/>
        </table:table-row>
        <table:table-row table:style-name="ro1">
          <table:table-cell office:value-type="float" office:value="77">
            <text:p>77</text:p>
          </table:table-cell>
          <table:table-cell table:formula="oooc:=[.D483]+[.$E$466]" office:value-type="float" office:value="-0.323954774536584">
            <text:p>-0,324</text:p>
          </table:table-cell>
          <table:table-cell/>
          <table:table-cell table:formula="oooc:=[.G483]*COS(RADIANS(60))" office:value-type="float" office:value="-0.051771915">
            <text:p>-0,0518</text:p>
          </table:table-cell>
          <table:table-cell table:number-columns-repeated="2"/>
          <table:table-cell office:value-type="float" office:value="-0.10354383">
            <text:p>-0,1035</text:p>
          </table:table-cell>
          <table:table-cell table:number-columns-repeated="18"/>
        </table:table-row>
        <table:table-row table:style-name="ro1">
          <table:table-cell office:value-type="float" office:value="78">
            <text:p>78</text:p>
          </table:table-cell>
          <table:table-cell table:formula="oooc:=[.D484]+[.$E$466]" office:value-type="float" office:value="-0.323326229536584">
            <text:p>-0,3233</text:p>
          </table:table-cell>
          <table:table-cell/>
          <table:table-cell table:formula="oooc:=[.G484]*COS(RADIANS(60))" office:value-type="float" office:value="-0.05114337">
            <text:p>-0,0511</text:p>
          </table:table-cell>
          <table:table-cell table:number-columns-repeated="2"/>
          <table:table-cell office:value-type="float" office:value="-0.10228674">
            <text:p>-0,1023</text:p>
          </table:table-cell>
          <table:table-cell table:number-columns-repeated="18"/>
        </table:table-row>
        <table:table-row table:style-name="ro1">
          <table:table-cell office:value-type="float" office:value="79">
            <text:p>79</text:p>
          </table:table-cell>
          <table:table-cell table:formula="oooc:=[.D485]+[.$E$466]" office:value-type="float" office:value="-0.322933744536584">
            <text:p>-0,3229</text:p>
          </table:table-cell>
          <table:table-cell/>
          <table:table-cell table:formula="oooc:=[.G485]*COS(RADIANS(60))" office:value-type="float" office:value="-0.050750885">
            <text:p>-0,0508</text:p>
          </table:table-cell>
          <table:table-cell table:number-columns-repeated="2"/>
          <table:table-cell office:value-type="float" office:value="-0.10150177">
            <text:p>-0,1015</text:p>
          </table:table-cell>
          <table:table-cell table:number-columns-repeated="18"/>
        </table:table-row>
        <table:table-row table:style-name="ro1">
          <table:table-cell office:value-type="float" office:value="80">
            <text:p>80</text:p>
          </table:table-cell>
          <table:table-cell table:formula="oooc:=[.D486]+[.$E$466]" office:value-type="float" office:value="-0.332339079536584">
            <text:p>-0,3323</text:p>
          </table:table-cell>
          <table:table-cell/>
          <table:table-cell table:formula="oooc:=[.G486]*COS(RADIANS(60))" office:value-type="float" office:value="-0.06015622">
            <text:p>-0,0602</text:p>
          </table:table-cell>
          <table:table-cell table:number-columns-repeated="2"/>
          <table:table-cell office:value-type="float" office:value="-0.12031244">
            <text:p>-0,1203</text:p>
          </table:table-cell>
          <table:table-cell table:number-columns-repeated="18"/>
        </table:table-row>
        <table:table-row table:style-name="ro1">
          <table:table-cell office:value-type="float" office:value="81">
            <text:p>81</text:p>
          </table:table-cell>
          <table:table-cell table:formula="oooc:=[.D487]+[.$E$466]" office:value-type="float" office:value="-0.312010549536584">
            <text:p>-0,312</text:p>
          </table:table-cell>
          <table:table-cell/>
          <table:table-cell table:formula="oooc:=[.G487]*COS(RADIANS(60))" office:value-type="float" office:value="-0.0398276900000001">
            <text:p>-0,0398</text:p>
          </table:table-cell>
          <table:table-cell table:number-columns-repeated="2"/>
          <table:table-cell office:value-type="float" office:value="-0.0796553800000001">
            <text:p>-0,0797</text:p>
          </table:table-cell>
          <table:table-cell table:number-columns-repeated="18"/>
        </table:table-row>
        <table:table-row table:style-name="ro1">
          <table:table-cell office:value-type="float" office:value="82">
            <text:p>82</text:p>
          </table:table-cell>
          <table:table-cell table:formula="oooc:=[.D488]+[.$E$466]" office:value-type="float" office:value="-0.320226259536584">
            <text:p>-0,3202</text:p>
          </table:table-cell>
          <table:table-cell/>
          <table:table-cell table:formula="oooc:=[.G488]*COS(RADIANS(60))" office:value-type="float" office:value="-0.0480434">
            <text:p>-0,048</text:p>
          </table:table-cell>
          <table:table-cell table:number-columns-repeated="2"/>
          <table:table-cell office:value-type="float" office:value="-0.0960868">
            <text:p>-0,0961</text:p>
          </table:table-cell>
          <table:table-cell table:number-columns-repeated="18"/>
        </table:table-row>
        <table:table-row table:style-name="ro1">
          <table:table-cell office:value-type="float" office:value="83">
            <text:p>83</text:p>
          </table:table-cell>
          <table:table-cell table:formula="oooc:=[.D489]+[.$E$466]" office:value-type="float" office:value="-0.325816934536584">
            <text:p>-0,3258</text:p>
          </table:table-cell>
          <table:table-cell/>
          <table:table-cell table:formula="oooc:=[.G489]*COS(RADIANS(60))" office:value-type="float" office:value="-0.053634075">
            <text:p>-0,0536</text:p>
          </table:table-cell>
          <table:table-cell table:number-columns-repeated="2"/>
          <table:table-cell office:value-type="float" office:value="-0.10726815">
            <text:p>-0,1073</text:p>
          </table:table-cell>
          <table:table-cell table:number-columns-repeated="18"/>
        </table:table-row>
        <table:table-row table:style-name="ro1">
          <table:table-cell office:value-type="float" office:value="84">
            <text:p>84</text:p>
          </table:table-cell>
          <table:table-cell table:formula="oooc:=[.D490]+[.$E$466]" office:value-type="float" office:value="-0.328850484536584">
            <text:p>-0,3289</text:p>
          </table:table-cell>
          <table:table-cell/>
          <table:table-cell table:formula="oooc:=[.G490]*COS(RADIANS(60))" office:value-type="float" office:value="-0.056667625">
            <text:p>-0,0567</text:p>
          </table:table-cell>
          <table:table-cell table:number-columns-repeated="2"/>
          <table:table-cell office:value-type="float" office:value="-0.11333525">
            <text:p>-0,1133</text:p>
          </table:table-cell>
          <table:table-cell table:number-columns-repeated="18"/>
        </table:table-row>
        <table:table-row table:style-name="ro1">
          <table:table-cell office:value-type="float" office:value="85">
            <text:p>85</text:p>
          </table:table-cell>
          <table:table-cell table:formula="oooc:=[.D491]+[.$E$466]" office:value-type="float" office:value="-0.321424459536584">
            <text:p>-0,3214</text:p>
          </table:table-cell>
          <table:table-cell/>
          <table:table-cell table:formula="oooc:=[.G491]*COS(RADIANS(60))" office:value-type="float" office:value="-0.0492416">
            <text:p>-0,0492</text:p>
          </table:table-cell>
          <table:table-cell table:number-columns-repeated="2"/>
          <table:table-cell office:value-type="float" office:value="-0.0984832">
            <text:p>-0,0985</text:p>
          </table:table-cell>
          <table:table-cell table:number-columns-repeated="18"/>
        </table:table-row>
        <table:table-row table:style-name="ro1">
          <table:table-cell office:value-type="float" office:value="86">
            <text:p>86</text:p>
          </table:table-cell>
          <table:table-cell table:formula="oooc:=[.D492]+[.$E$466]" office:value-type="float" office:value="-0.323545979536584">
            <text:p>-0,3235</text:p>
          </table:table-cell>
          <table:table-cell/>
          <table:table-cell table:formula="oooc:=[.G492]*COS(RADIANS(60))" office:value-type="float" office:value="-0.05136312">
            <text:p>-0,0514</text:p>
          </table:table-cell>
          <table:table-cell table:number-columns-repeated="2"/>
          <table:table-cell office:value-type="float" office:value="-0.10272624">
            <text:p>-0,1027</text:p>
          </table:table-cell>
          <table:table-cell table:number-columns-repeated="18"/>
        </table:table-row>
        <table:table-row table:style-name="ro1">
          <table:table-cell office:value-type="float" office:value="87">
            <text:p>87</text:p>
          </table:table-cell>
          <table:table-cell table:formula="oooc:=[.D493]+[.$E$466]" office:value-type="float" office:value="-0.319453604536584">
            <text:p>-0,3195</text:p>
          </table:table-cell>
          <table:table-cell/>
          <table:table-cell table:formula="oooc:=[.G493]*COS(RADIANS(60))" office:value-type="float" office:value="-0.047270745">
            <text:p>-0,0473</text:p>
          </table:table-cell>
          <table:table-cell table:number-columns-repeated="2"/>
          <table:table-cell office:value-type="float" office:value="-0.09454149">
            <text:p>-0,0945</text:p>
          </table:table-cell>
          <table:table-cell table:number-columns-repeated="18"/>
        </table:table-row>
        <table:table-row table:style-name="ro1">
          <table:table-cell office:value-type="float" office:value="88">
            <text:p>88</text:p>
          </table:table-cell>
          <table:table-cell table:formula="oooc:=[.D494]+[.$E$466]" office:value-type="float" office:value="-0.321061874536584">
            <text:p>-0,3211</text:p>
          </table:table-cell>
          <table:table-cell/>
          <table:table-cell table:formula="oooc:=[.G494]*COS(RADIANS(60))" office:value-type="float" office:value="-0.0488790150000001">
            <text:p>-0,0489</text:p>
          </table:table-cell>
          <table:table-cell table:number-columns-repeated="2"/>
          <table:table-cell office:value-type="float" office:value="-0.0977580300000001">
            <text:p>-0,0978</text:p>
          </table:table-cell>
          <table:table-cell table:number-columns-repeated="18"/>
        </table:table-row>
        <table:table-row table:style-name="ro1">
          <table:table-cell office:value-type="float" office:value="89">
            <text:p>89</text:p>
          </table:table-cell>
          <table:table-cell table:formula="oooc:=[.D495]+[.$E$466]" office:value-type="float" office:value="-0.337081619536584">
            <text:p>-0,3371</text:p>
          </table:table-cell>
          <table:table-cell/>
          <table:table-cell table:formula="oooc:=[.G495]*COS(RADIANS(60))" office:value-type="float" office:value="-0.06489876">
            <text:p>-0,0649</text:p>
          </table:table-cell>
          <table:table-cell table:number-columns-repeated="2"/>
          <table:table-cell office:value-type="float" office:value="-0.12979752">
            <text:p>-0,1298</text:p>
          </table:table-cell>
          <table:table-cell table:number-columns-repeated="18"/>
        </table:table-row>
        <table:table-row table:style-name="ro1">
          <table:table-cell office:value-type="float" office:value="90">
            <text:p>90</text:p>
          </table:table-cell>
          <table:table-cell table:formula="oooc:=[.D496]+[.$E$466]" office:value-type="float" office:value="-0.322216764536584">
            <text:p>-0,3222</text:p>
          </table:table-cell>
          <table:table-cell/>
          <table:table-cell table:formula="oooc:=[.G496]*COS(RADIANS(60))" office:value-type="float" office:value="-0.050033905">
            <text:p>-0,05</text:p>
          </table:table-cell>
          <table:table-cell table:number-columns-repeated="2"/>
          <table:table-cell office:value-type="float" office:value="-0.10006781">
            <text:p>-0,1001</text:p>
          </table:table-cell>
          <table:table-cell table:number-columns-repeated="18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>
            <text:p>L</text:p>
          </table:table-cell>
          <table:table-cell office:value-type="float" office:value="0.065">
            <text:p>0,065</text:p>
          </table:table-cell>
          <table:table-cell table:number-columns-repeated="23"/>
        </table:table-row>
        <table:table-row table:style-name="ro1">
          <table:table-cell office:value-type="string">
            <text:p>D1</text:p>
          </table:table-cell>
          <table:table-cell office:value-type="float" office:value="0.08">
            <text:p>0,08</text:p>
          </table:table-cell>
          <table:table-cell table:number-columns-repeated="23"/>
        </table:table-row>
        <table:table-row table:style-name="ro1">
          <table:table-cell office:value-type="string">
            <text:p>D2</text:p>
          </table:table-cell>
          <table:table-cell office:value-type="float" office:value="0.092">
            <text:p>0,092</text:p>
          </table:table-cell>
          <table:table-cell table:number-columns-repeated="23"/>
        </table:table-row>
        <table:table-row table:style-name="ro1">
          <table:table-cell office:value-type="string">
            <text:p>D3</text:p>
          </table:table-cell>
          <table:table-cell office:value-type="float" office:value="0.16">
            <text:p>0,16</text:p>
          </table:table-cell>
          <table:table-cell table:number-columns-repeated="23"/>
        </table:table-row>
        <table:table-row table:style-name="ro1">
          <table:table-cell table:number-columns-repeated="6"/>
          <table:table-cell>
            <draw:frame table:end-cell-address="Feuille1.K521" table:end-x="0.123cm" table:end-y="0.185cm" draw:z-index="5" svg:width="7.999cm" svg:height="6.999cm" svg:x="1.156cm" svg:y="0.411cm">
              <draw:object draw:notify-on-update-of-ranges="Feuille1.A507:Feuille1.B60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/>
          <table:table-cell office:value-type="string">
            <text:p>Lacet</text:p>
          </table:table-cell>
          <table:table-cell office:value-type="string">
            <text:p>Roulis</text:p>
          </table:table-cell>
          <table:table-cell office:value-type="string">
            <text:p>Tangage</text:p>
          </table:table-cell>
          <table:table-cell office:value-type="string">
            <text:p>Poussée</text:p>
          </table:table-cell>
          <table:table-cell office:value-type="string">
            <text:p>Portance</text:p>
          </table:table-cell>
          <table:table-cell table:number-columns-repeated="4"/>
          <table:table-cell>
            <draw:frame table:end-cell-address="Feuille1.N521" table:end-x="2.034cm" table:end-y="0.358cm" draw:z-index="6" svg:width="7.999cm" svg:height="6.999cm" svg:x="0.808cm" svg:y="0.132cm">
              <draw:object draw:notify-on-update-of-ranges="Feuille1.A507:Feuille1.A602 Feuille1.C507:Feuille1.C60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office:value-type="float" office:value="-5">
            <text:p>-5</text:p>
          </table:table-cell>
          <table:table-cell table:formula="oooc:=[.$B$501]/2*(([.B301]-[.B201])*SIN(RADIANS([.A507]))+([.B1]-[.B101])*COS(RADIANS([.A507])))" office:value-type="float" office:value="-0.000264827535129774">
            <text:p>-0,0003</text:p>
          </table:table-cell>
          <table:table-cell table:formula="oooc:=[.$B$501]/2*(([.B301]-[.B201])*COS(RADIANS([.A507]))+([.B101]-[.B1])*SIN(RADIANS([.A507])))" office:value-type="float" office:value="-0.00338448625753854">
            <text:p>-0,0034</text:p>
          </table:table-cell>
          <table:table-cell table:formula="oooc:=-[.B401]*[.$B$502]" office:value-type="float" office:value="0.0181290744">
            <text:p>0,0181</text:p>
          </table:table-cell>
          <table:table-cell table:formula="oooc:=([.B301]+[.B201])*SIN(RADIANS([.A507]))-([.B101]+[.B1])*COS(RADIANS([.A507]))" office:value-type="float" office:value="0.084571751538737">
            <text:p>0,0846</text:p>
          </table:table-cell>
          <table:table-cell table:formula="oooc:=-([.B301]+[.B201])*COS(RADIANS([.A507]))-([.B1]+[.B101])*SIN(RADIANS([.A507]))-[.B401]" office:value-type="float" office:value="0.253215354533361">
            <text:p>0,2532</text:p>
          </table:table-cell>
          <table:table-cell table:number-columns-repeated="19"/>
        </table:table-row>
        <table:table-row table:style-name="ro1">
          <table:table-cell office:value-type="float" office:value="-4">
            <text:p>-4</text:p>
          </table:table-cell>
          <table:table-cell table:formula="oooc:=[.$B$501]/2*(([.B302]-[.B202])*SIN(RADIANS([.A508]))+([.B2]-[.B102])*COS(RADIANS([.A508])))" office:value-type="float" office:value="-0.000140136205843281">
            <text:p>-0,0001</text:p>
          </table:table-cell>
          <table:table-cell table:formula="oooc:=[.$B$501]/2*(([.B302]-[.B202])*COS(RADIANS([.A508]))+([.B102]-[.B2])*SIN(RADIANS([.A508])))" office:value-type="float" office:value="-0.0033599832579076">
            <text:p>-0,0034</text:p>
          </table:table-cell>
          <table:table-cell table:formula="oooc:=-[.B402]*[.$B$502]" office:value-type="float" office:value="0.0129636168">
            <text:p>0,013</text:p>
          </table:table-cell>
          <table:table-cell table:formula="oooc:=([.B302]+[.B202])*SIN(RADIANS([.A508]))-([.B102]+[.B2])*COS(RADIANS([.A508]))" office:value-type="float" office:value="0.0846511331114954">
            <text:p>0,0847</text:p>
          </table:table-cell>
          <table:table-cell table:formula="oooc:=-([.B302]+[.B202])*COS(RADIANS([.A508]))-([.B2]+[.B102])*SIN(RADIANS([.A508]))-[.B402]" office:value-type="float" office:value="0.187637346614234">
            <text:p>0,1876</text:p>
          </table:table-cell>
          <table:table-cell table:number-columns-repeated="19"/>
        </table:table-row>
        <table:table-row table:style-name="ro1">
          <table:table-cell office:value-type="float" office:value="-3">
            <text:p>-3</text:p>
          </table:table-cell>
          <table:table-cell table:formula="oooc:=[.$B$501]/2*(([.B303]-[.B203])*SIN(RADIANS([.A509]))+([.B3]-[.B103])*COS(RADIANS([.A509])))" office:value-type="float" office:value="-0.000108945427738537">
            <text:p>-0,0001</text:p>
          </table:table-cell>
          <table:table-cell table:formula="oooc:=[.$B$501]/2*(([.B303]-[.B203])*COS(RADIANS([.A509]))+([.B103]-[.B3])*SIN(RADIANS([.A509])))" office:value-type="float" office:value="-0.00331137310990075">
            <text:p>-0,0033</text:p>
          </table:table-cell>
          <table:table-cell table:formula="oooc:=-[.B403]*[.$B$502]" office:value-type="float" office:value="0.0159154176">
            <text:p>0,0159</text:p>
          </table:table-cell>
          <table:table-cell table:formula="oooc:=([.B303]+[.B203])*SIN(RADIANS([.A509]))-([.B103]+[.B3])*COS(RADIANS([.A509]))" office:value-type="float" office:value="0.0839911679205663">
            <text:p>0,084</text:p>
          </table:table-cell>
          <table:table-cell table:formula="oooc:=-([.B303]+[.B203])*COS(RADIANS([.A509]))-([.B3]+[.B103])*SIN(RADIANS([.A509]))-[.B403]" office:value-type="float" office:value="0.223220884291299">
            <text:p>0,2232</text:p>
          </table:table-cell>
          <table:table-cell table:number-columns-repeated="19"/>
        </table:table-row>
        <table:table-row table:style-name="ro1">
          <table:table-cell office:value-type="float" office:value="-2">
            <text:p>-2</text:p>
          </table:table-cell>
          <table:table-cell table:formula="oooc:=[.$B$501]/2*(([.B304]-[.B204])*SIN(RADIANS([.A510]))+([.B4]-[.B104])*COS(RADIANS([.A510])))" office:value-type="float" office:value="-0.000325738896489989">
            <text:p>-0,0003</text:p>
          </table:table-cell>
          <table:table-cell table:formula="oooc:=[.$B$501]/2*(([.B304]-[.B204])*COS(RADIANS([.A510]))+([.B104]-[.B4])*SIN(RADIANS([.A510])))" office:value-type="float" office:value="-0.00341603235315537">
            <text:p>-0,0034</text:p>
          </table:table-cell>
          <table:table-cell table:formula="oooc:=-[.B404]*[.$B$502]" office:value-type="float" office:value="0.0112208776">
            <text:p>0,0112</text:p>
          </table:table-cell>
          <table:table-cell table:formula="oooc:=([.B304]+[.B204])*SIN(RADIANS([.A510]))-([.B104]+[.B4])*COS(RADIANS([.A510]))" office:value-type="float" office:value="0.0828917614130426">
            <text:p>0,0829</text:p>
          </table:table-cell>
          <table:table-cell table:formula="oooc:=-([.B304]+[.B204])*COS(RADIANS([.A510]))-([.B4]+[.B104])*SIN(RADIANS([.A510]))-[.B404]" office:value-type="float" office:value="0.165179839147701">
            <text:p>0,1652</text:p>
          </table:table-cell>
          <table:table-cell table:number-columns-repeated="19"/>
        </table:table-row>
        <table:table-row table:style-name="ro1">
          <table:table-cell office:value-type="float" office:value="-1">
            <text:p>-1</text:p>
          </table:table-cell>
          <table:table-cell table:formula="oooc:=[.$B$501]/2*(([.B305]-[.B205])*SIN(RADIANS([.A511]))+([.B5]-[.B105])*COS(RADIANS([.A511])))" office:value-type="float" office:value="-0.000447243518940873">
            <text:p>-0,0004</text:p>
          </table:table-cell>
          <table:table-cell table:formula="oooc:=[.$B$501]/2*(([.B305]-[.B205])*COS(RADIANS([.A511]))+([.B105]-[.B5])*SIN(RADIANS([.A511])))" office:value-type="float" office:value="-0.00346260119660273">
            <text:p>-0,0035</text:p>
          </table:table-cell>
          <table:table-cell table:formula="oooc:=-[.B405]*[.$B$502]" office:value-type="float" office:value="0.0129276416">
            <text:p>0,0129</text:p>
          </table:table-cell>
          <table:table-cell table:formula="oooc:=([.B305]+[.B205])*SIN(RADIANS([.A511]))-([.B105]+[.B5])*COS(RADIANS([.A511]))" office:value-type="float" office:value="0.085795037556845">
            <text:p>0,0858</text:p>
          </table:table-cell>
          <table:table-cell table:formula="oooc:=-([.B305]+[.B205])*COS(RADIANS([.A511]))-([.B5]+[.B105])*SIN(RADIANS([.A511]))-[.B405]" office:value-type="float" office:value="0.186355461193227">
            <text:p>0,1864</text:p>
          </table:table-cell>
          <table:table-cell table:number-columns-repeated="19"/>
        </table:table-row>
        <table:table-row table:style-name="ro1">
          <table:table-cell office:value-type="float" office:value="0">
            <text:p>0</text:p>
          </table:table-cell>
          <table:table-cell table:formula="oooc:=[.$B$501]/2*(([.B306]-[.B206])*SIN(RADIANS([.A512]))+([.B6]-[.B106])*COS(RADIANS([.A512])))" office:value-type="float" office:value="-0.00018222555">
            <text:p>-0,0002</text:p>
          </table:table-cell>
          <table:table-cell table:formula="oooc:=[.$B$501]/2*(([.B306]-[.B206])*COS(RADIANS([.A512]))+([.B106]-[.B6])*SIN(RADIANS([.A512])))" office:value-type="float" office:value="-0.0034150038">
            <text:p>-0,0034</text:p>
          </table:table-cell>
          <table:table-cell table:formula="oooc:=-[.B406]*[.$B$502]" office:value-type="float" office:value="0.0181659104">
            <text:p>0,0182</text:p>
          </table:table-cell>
          <table:table-cell table:formula="oooc:=([.B306]+[.B206])*SIN(RADIANS([.A512]))-([.B106]+[.B6])*COS(RADIANS([.A512]))" office:value-type="float" office:value="0.07962988">
            <text:p>0,0796</text:p>
          </table:table-cell>
          <table:table-cell table:formula="oooc:=-([.B306]+[.B206])*COS(RADIANS([.A512]))-([.B6]+[.B106])*SIN(RADIANS([.A512]))-[.B406]" office:value-type="float" office:value="0.2516622">
            <text:p>0,2517</text:p>
          </table:table-cell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table:formula="oooc:=[.$B$501]/2*(([.B307]-[.B207])*SIN(RADIANS([.A513]))+([.B7]-[.B107])*COS(RADIANS([.A513])))" office:value-type="float" office:value="0.000147988960556145">
            <text:p>0,0001</text:p>
          </table:table-cell>
          <table:table-cell table:formula="oooc:=[.$B$501]/2*(([.B307]-[.B207])*COS(RADIANS([.A513]))+([.B107]-[.B7])*SIN(RADIANS([.A513])))" office:value-type="float" office:value="-0.00339813189043399">
            <text:p>-0,0034</text:p>
          </table:table-cell>
          <table:table-cell table:formula="oooc:=-[.B407]*[.$B$502]" office:value-type="float" office:value="0.016077428">
            <text:p>0,0161</text:p>
          </table:table-cell>
          <table:table-cell table:formula="oooc:=([.B307]+[.B207])*SIN(RADIANS([.A513]))-([.B107]+[.B7])*COS(RADIANS([.A513]))" office:value-type="float" office:value="0.0776877948683027">
            <text:p>0,0777</text:p>
          </table:table-cell>
          <table:table-cell table:formula="oooc:=-([.B307]+[.B207])*COS(RADIANS([.A513]))-([.B7]+[.B107])*SIN(RADIANS([.A513]))-[.B407]" office:value-type="float" office:value="0.227451152506504">
            <text:p>0,2275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table:formula="oooc:=[.$B$501]/2*(([.B308]-[.B208])*SIN(RADIANS([.A514]))+([.B8]-[.B108])*COS(RADIANS([.A514])))" office:value-type="float" office:value="0.000258119895710983">
            <text:p>0,0003</text:p>
          </table:table-cell>
          <table:table-cell table:formula="oooc:=[.$B$501]/2*(([.B308]-[.B208])*COS(RADIANS([.A514]))+([.B108]-[.B8])*SIN(RADIANS([.A514])))" office:value-type="float" office:value="-0.0034804719389152">
            <text:p>-0,0035</text:p>
          </table:table-cell>
          <table:table-cell table:formula="oooc:=-[.B408]*[.$B$502]" office:value-type="float" office:value="0.0191928192">
            <text:p>0,0192</text:p>
          </table:table-cell>
          <table:table-cell table:formula="oooc:=([.B308]+[.B208])*SIN(RADIANS([.A514]))-([.B108]+[.B8])*COS(RADIANS([.A514]))" office:value-type="float" office:value="0.0809916904644374">
            <text:p>0,081</text:p>
          </table:table-cell>
          <table:table-cell table:formula="oooc:=-([.B308]+[.B208])*COS(RADIANS([.A514]))-([.B8]+[.B108])*SIN(RADIANS([.A514]))-[.B408]" office:value-type="float" office:value="0.264370119532021">
            <text:p>0,2644</text:p>
          </table:table-cell>
          <table:table-cell>
            <draw:frame table:end-cell-address="Feuille1.N542" table:end-x="0.697cm" table:end-y="0.018cm" draw:z-index="10" svg:width="14.413cm" svg:height="12.611cm" svg:x="2.09cm" svg:y="0.051cm">
              <draw:object draw:notify-on-update-of-ranges="Feuille1.A507:Feuille1.A602 Feuille1.E507:Feuille1.E60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office:value-type="float" office:value="3">
            <text:p>3</text:p>
          </table:table-cell>
          <table:table-cell table:formula="oooc:=[.$B$501]/2*(([.B309]-[.B209])*SIN(RADIANS([.A515]))+([.B9]-[.B109])*COS(RADIANS([.A515])))" office:value-type="float" office:value="0.00039890429358511">
            <text:p>0,0004</text:p>
          </table:table-cell>
          <table:table-cell table:formula="oooc:=[.$B$501]/2*(([.B309]-[.B209])*COS(RADIANS([.A515]))+([.B109]-[.B9])*SIN(RADIANS([.A515])))" office:value-type="float" office:value="-0.00357061434051269">
            <text:p>-0,0036</text:p>
          </table:table-cell>
          <table:table-cell table:formula="oooc:=-[.B409]*[.$B$502]" office:value-type="float" office:value="0.0191225824">
            <text:p>0,0191</text:p>
          </table:table-cell>
          <table:table-cell table:formula="oooc:=([.B309]+[.B209])*SIN(RADIANS([.A515]))-([.B109]+[.B9])*COS(RADIANS([.A515]))" office:value-type="float" office:value="0.083872136332881">
            <text:p>0,0839</text:p>
          </table:table-cell>
          <table:table-cell table:formula="oooc:=-([.B309]+[.B209])*COS(RADIANS([.A515]))-([.B9]+[.B109])*SIN(RADIANS([.A515]))-[.B409]" office:value-type="float" office:value="0.263989070871647">
            <text:p>0,264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formula="oooc:=[.$B$501]/2*(([.B310]-[.B210])*SIN(RADIANS([.A516]))+([.B10]-[.B110])*COS(RADIANS([.A516])))" office:value-type="float" office:value="0.000320175319445543">
            <text:p>0,0003</text:p>
          </table:table-cell>
          <table:table-cell table:formula="oooc:=[.$B$501]/2*(([.B310]-[.B210])*COS(RADIANS([.A516]))+([.B110]-[.B10])*SIN(RADIANS([.A516])))" office:value-type="float" office:value="-0.0035700089636719">
            <text:p>-0,0036</text:p>
          </table:table-cell>
          <table:table-cell table:formula="oooc:=-[.B410]*[.$B$502]" office:value-type="float" office:value="0.0152242872">
            <text:p>0,0152</text:p>
          </table:table-cell>
          <table:table-cell table:formula="oooc:=([.B310]+[.B210])*SIN(RADIANS([.A516]))-([.B110]+[.B10])*COS(RADIANS([.A516]))" office:value-type="float" office:value="0.0830641439755859">
            <text:p>0,0831</text:p>
          </table:table-cell>
          <table:table-cell table:formula="oooc:=-([.B310]+[.B210])*COS(RADIANS([.A516]))-([.B10]+[.B110])*SIN(RADIANS([.A516]))-[.B410]" office:value-type="float" office:value="0.215875784358515">
            <text:p>0,2159</text:p>
          </table:table-cell>
          <table:table-cell table:number-columns-repeated="19"/>
        </table:table-row>
        <table:table-row table:style-name="ro1">
          <table:table-cell office:value-type="float" office:value="5">
            <text:p>5</text:p>
          </table:table-cell>
          <table:table-cell table:formula="oooc:=[.$B$501]/2*(([.B311]-[.B211])*SIN(RADIANS([.A517]))+([.B11]-[.B111])*COS(RADIANS([.A517])))" office:value-type="float" office:value="0.00040149250098474">
            <text:p>0,0004</text:p>
          </table:table-cell>
          <table:table-cell table:formula="oooc:=[.$B$501]/2*(([.B311]-[.B211])*COS(RADIANS([.A517]))+([.B111]-[.B11])*SIN(RADIANS([.A517])))" office:value-type="float" office:value="-0.00357653339147044">
            <text:p>-0,0036</text:p>
          </table:table-cell>
          <table:table-cell table:formula="oooc:=-[.B411]*[.$B$502]" office:value-type="float" office:value="0.0159258008">
            <text:p>0,0159</text:p>
          </table:table-cell>
          <table:table-cell table:formula="oooc:=([.B311]+[.B211])*SIN(RADIANS([.A517]))-([.B111]+[.B11])*COS(RADIANS([.A517]))" office:value-type="float" office:value="0.0837270770273002">
            <text:p>0,0837</text:p>
          </table:table-cell>
          <table:table-cell table:formula="oooc:=-([.B311]+[.B211])*COS(RADIANS([.A517]))-([.B11]+[.B111])*SIN(RADIANS([.A517]))-[.B411]" office:value-type="float" office:value="0.224150143553219">
            <text:p>0,2242</text:p>
          </table:table-cell>
          <table:table-cell table:number-columns-repeated="19"/>
        </table:table-row>
        <table:table-row table:style-name="ro1">
          <table:table-cell office:value-type="float" office:value="6">
            <text:p>6</text:p>
          </table:table-cell>
          <table:table-cell table:formula="oooc:=[.$B$501]/2*(([.B312]-[.B212])*SIN(RADIANS([.A518]))+([.B12]-[.B112])*COS(RADIANS([.A518])))" office:value-type="float" office:value="0.000413443648137684">
            <text:p>0,0004</text:p>
          </table:table-cell>
          <table:table-cell table:formula="oooc:=[.$B$501]/2*(([.B312]-[.B212])*COS(RADIANS([.A518]))+([.B112]-[.B12])*SIN(RADIANS([.A518])))" office:value-type="float" office:value="-0.00366488540489893">
            <text:p>-0,0037</text:p>
          </table:table-cell>
          <table:table-cell table:formula="oooc:=-[.B412]*[.$B$502]" office:value-type="float" office:value="0.0157402352">
            <text:p>0,0157</text:p>
          </table:table-cell>
          <table:table-cell table:formula="oooc:=([.B312]+[.B212])*SIN(RADIANS([.A518]))-([.B112]+[.B12])*COS(RADIANS([.A518]))" office:value-type="float" office:value="0.0827680510834554">
            <text:p>0,0828</text:p>
          </table:table-cell>
          <table:table-cell table:formula="oooc:=-([.B312]+[.B212])*COS(RADIANS([.A518]))-([.B12]+[.B112])*SIN(RADIANS([.A518]))-[.B412]" office:value-type="float" office:value="0.222585912915995">
            <text:p>0,2226</text:p>
          </table:table-cell>
          <table:table-cell table:number-columns-repeated="19"/>
        </table:table-row>
        <table:table-row table:style-name="ro1">
          <table:table-cell office:value-type="float" office:value="7">
            <text:p>7</text:p>
          </table:table-cell>
          <table:table-cell table:formula="oooc:=[.$B$501]/2*(([.B313]-[.B213])*SIN(RADIANS([.A519]))+([.B13]-[.B113])*COS(RADIANS([.A519])))" office:value-type="float" office:value="0.000549614283519624">
            <text:p>0,0005</text:p>
          </table:table-cell>
          <table:table-cell table:formula="oooc:=[.$B$501]/2*(([.B313]-[.B213])*COS(RADIANS([.A519]))+([.B113]-[.B13])*SIN(RADIANS([.A519])))" office:value-type="float" office:value="-0.00370967214045398">
            <text:p>-0,0037</text:p>
          </table:table-cell>
          <table:table-cell table:formula="oooc:=-[.B413]*[.$B$502]" office:value-type="float" office:value="0.0166583248">
            <text:p>0,0167</text:p>
          </table:table-cell>
          <table:table-cell table:formula="oooc:=([.B313]+[.B213])*SIN(RADIANS([.A519]))-([.B113]+[.B13])*COS(RADIANS([.A519]))" office:value-type="float" office:value="0.0849840567452099">
            <text:p>0,085</text:p>
          </table:table-cell>
          <table:table-cell table:formula="oooc:=-([.B313]+[.B213])*COS(RADIANS([.A519]))-([.B13]+[.B113])*SIN(RADIANS([.A519]))-[.B413]" office:value-type="float" office:value="0.23519614979344">
            <text:p>0,2352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table:formula="oooc:=[.$B$501]/2*(([.B314]-[.B214])*SIN(RADIANS([.A520]))+([.B14]-[.B114])*COS(RADIANS([.A520])))" office:value-type="float" office:value="0.000695922395889128">
            <text:p>0,0007</text:p>
          </table:table-cell>
          <table:table-cell table:formula="oooc:=[.$B$501]/2*(([.B314]-[.B214])*COS(RADIANS([.A520]))+([.B114]-[.B14])*SIN(RADIANS([.A520])))" office:value-type="float" office:value="-0.00398375526020618">
            <text:p>-0,004</text:p>
          </table:table-cell>
          <table:table-cell table:formula="oooc:=-[.B414]*[.$B$502]" office:value-type="float" office:value="0.0159594112">
            <text:p>0,016</text:p>
          </table:table-cell>
          <table:table-cell table:formula="oooc:=([.B314]+[.B214])*SIN(RADIANS([.A520]))-([.B114]+[.B14])*COS(RADIANS([.A520]))" office:value-type="float" office:value="0.0845409495846288">
            <text:p>0,0845</text:p>
          </table:table-cell>
          <table:table-cell table:formula="oooc:=-([.B314]+[.B214])*COS(RADIANS([.A520]))-([.B14]+[.B114])*SIN(RADIANS([.A520]))-[.B414]" office:value-type="float" office:value="0.238261461618765">
            <text:p>0,2383</text:p>
          </table:table-cell>
          <table:table-cell table:number-columns-repeated="19"/>
        </table:table-row>
        <table:table-row table:style-name="ro1">
          <table:table-cell office:value-type="float" office:value="9">
            <text:p>9</text:p>
          </table:table-cell>
          <table:table-cell table:formula="oooc:=[.$B$501]/2*(([.B315]-[.B215])*SIN(RADIANS([.A521]))+([.B15]-[.B115])*COS(RADIANS([.A521])))" office:value-type="float" office:value="0.000782775846602162">
            <text:p>0,0008</text:p>
          </table:table-cell>
          <table:table-cell table:formula="oooc:=[.$B$501]/2*(([.B315]-[.B215])*COS(RADIANS([.A521]))+([.B115]-[.B15])*SIN(RADIANS([.A521])))" office:value-type="float" office:value="-0.00402392255983789">
            <text:p>-0,004</text:p>
          </table:table-cell>
          <table:table-cell table:formula="oooc:=-[.B415]*[.$B$502]" office:value-type="float" office:value="0.0148335872">
            <text:p>0,0148</text:p>
          </table:table-cell>
          <table:table-cell table:formula="oooc:=([.B315]+[.B215])*SIN(RADIANS([.A521]))-([.B115]+[.B15])*COS(RADIANS([.A521]))" office:value-type="float" office:value="0.0861547693466665">
            <text:p>0,0862</text:p>
          </table:table-cell>
          <table:table-cell table:formula="oooc:=-([.B315]+[.B215])*COS(RADIANS([.A521]))-([.B15]+[.B115])*SIN(RADIANS([.A521]))-[.B415]" office:value-type="float" office:value="0.222528534865554">
            <text:p>0,2225</text:p>
          </table:table-cell>
          <table:table-cell table:number-columns-repeated="19"/>
        </table:table-row>
        <table:table-row table:style-name="ro1">
          <table:table-cell office:value-type="float" office:value="10">
            <text:p>10</text:p>
          </table:table-cell>
          <table:table-cell table:formula="oooc:=[.$B$501]/2*(([.B316]-[.B216])*SIN(RADIANS([.A522]))+([.B16]-[.B116])*COS(RADIANS([.A522])))" office:value-type="float" office:value="0.00042668839796529">
            <text:p>0,0004</text:p>
          </table:table-cell>
          <table:table-cell table:formula="oooc:=[.$B$501]/2*(([.B316]-[.B216])*COS(RADIANS([.A522]))+([.B116]-[.B16])*SIN(RADIANS([.A522])))" office:value-type="float" office:value="-0.00396367034662237">
            <text:p>-0,004</text:p>
          </table:table-cell>
          <table:table-cell table:formula="oooc:=-[.B416]*[.$B$502]" office:value-type="float" office:value="0.0148439696">
            <text:p>0,0148</text:p>
          </table:table-cell>
          <table:table-cell table:formula="oooc:=([.B316]+[.B216])*SIN(RADIANS([.A522]))-([.B116]+[.B16])*COS(RADIANS([.A522]))" office:value-type="float" office:value="0.0879091234227103">
            <text:p>0,0879</text:p>
          </table:table-cell>
          <table:table-cell table:formula="oooc:=-([.B316]+[.B216])*COS(RADIANS([.A522]))-([.B16]+[.B116])*SIN(RADIANS([.A522]))-[.B416]" office:value-type="float" office:value="0.220065523209212">
            <text:p>0,2201</text:p>
          </table:table-cell>
          <table:table-cell table:number-columns-repeated="19"/>
        </table:table-row>
        <table:table-row table:style-name="ro1">
          <table:table-cell office:value-type="float" office:value="11">
            <text:p>11</text:p>
          </table:table-cell>
          <table:table-cell table:formula="oooc:=[.$B$501]/2*(([.B317]-[.B217])*SIN(RADIANS([.A523]))+([.B17]-[.B117])*COS(RADIANS([.A523])))" office:value-type="float" office:value="0.000332741059648083">
            <text:p>0,0003</text:p>
          </table:table-cell>
          <table:table-cell table:formula="oooc:=[.$B$501]/2*(([.B317]-[.B217])*COS(RADIANS([.A523]))+([.B117]-[.B17])*SIN(RADIANS([.A523])))" office:value-type="float" office:value="-0.00397727727302708">
            <text:p>-0,004</text:p>
          </table:table-cell>
          <table:table-cell table:formula="oooc:=-[.B417]*[.$B$502]" office:value-type="float" office:value="0.01501936">
            <text:p>0,015</text:p>
          </table:table-cell>
          <table:table-cell table:formula="oooc:=([.B317]+[.B217])*SIN(RADIANS([.A523]))-([.B117]+[.B17])*COS(RADIANS([.A523]))" office:value-type="float" office:value="0.0866265949307519">
            <text:p>0,0866</text:p>
          </table:table-cell>
          <table:table-cell table:formula="oooc:=-([.B317]+[.B217])*COS(RADIANS([.A523]))-([.B17]+[.B117])*SIN(RADIANS([.A523]))-[.B417]" office:value-type="float" office:value="0.220660886209054">
            <text:p>0,2207</text:p>
          </table:table-cell>
          <table:table-cell table:number-columns-repeated="19"/>
        </table:table-row>
        <table:table-row table:style-name="ro1">
          <table:table-cell office:value-type="float" office:value="12">
            <text:p>12</text:p>
          </table:table-cell>
          <table:table-cell table:formula="oooc:=[.$B$501]/2*(([.B318]-[.B218])*SIN(RADIANS([.A524]))+([.B18]-[.B118])*COS(RADIANS([.A524])))" office:value-type="float" office:value="0.00000892958617817493">
            <text:p>0</text:p>
          </table:table-cell>
          <table:table-cell table:formula="oooc:=[.$B$501]/2*(([.B318]-[.B218])*COS(RADIANS([.A524]))+([.B118]-[.B18])*SIN(RADIANS([.A524])))" office:value-type="float" office:value="-0.00401039604086107">
            <text:p>-0,004</text:p>
          </table:table-cell>
          <table:table-cell table:formula="oooc:=-[.B418]*[.$B$502]" office:value-type="float" office:value="0.0151701472">
            <text:p>0,0152</text:p>
          </table:table-cell>
          <table:table-cell table:formula="oooc:=([.B318]+[.B218])*SIN(RADIANS([.A524]))-([.B118]+[.B18])*COS(RADIANS([.A524]))" office:value-type="float" office:value="0.088426464589108">
            <text:p>0,0884</text:p>
          </table:table-cell>
          <table:table-cell table:formula="oooc:=-([.B318]+[.B218])*COS(RADIANS([.A524]))-([.B18]+[.B118])*SIN(RADIANS([.A524]))-[.B418]" office:value-type="float" office:value="0.219711804420177">
            <text:p>0,2197</text:p>
          </table:table-cell>
          <table:table-cell table:number-columns-repeated="19"/>
        </table:table-row>
        <table:table-row table:style-name="ro1">
          <table:table-cell office:value-type="float" office:value="13">
            <text:p>13</text:p>
          </table:table-cell>
          <table:table-cell table:formula="oooc:=[.$B$501]/2*(([.B319]-[.B219])*SIN(RADIANS([.A525]))+([.B19]-[.B119])*COS(RADIANS([.A525])))" office:value-type="float" office:value="-0.000260988068561124">
            <text:p>-0,0003</text:p>
          </table:table-cell>
          <table:table-cell table:formula="oooc:=[.$B$501]/2*(([.B319]-[.B219])*COS(RADIANS([.A525]))+([.B119]-[.B19])*SIN(RADIANS([.A525])))" office:value-type="float" office:value="-0.00399736473294107">
            <text:p>-0,004</text:p>
          </table:table-cell>
          <table:table-cell table:formula="oooc:=-[.B419]*[.$B$502]" office:value-type="float" office:value="0.015311964">
            <text:p>0,0153</text:p>
          </table:table-cell>
          <table:table-cell table:formula="oooc:=([.B319]+[.B219])*SIN(RADIANS([.A525]))-([.B119]+[.B19])*COS(RADIANS([.A525]))" office:value-type="float" office:value="0.0892278662273032">
            <text:p>0,0892</text:p>
          </table:table-cell>
          <table:table-cell table:formula="oooc:=-([.B319]+[.B219])*COS(RADIANS([.A525]))-([.B19]+[.B119])*SIN(RADIANS([.A525]))-[.B419]" office:value-type="float" office:value="0.220325389989653">
            <text:p>0,2203</text:p>
          </table:table-cell>
          <table:table-cell table:number-columns-repeated="19"/>
        </table:table-row>
        <table:table-row table:style-name="ro1">
          <table:table-cell office:value-type="float" office:value="14">
            <text:p>14</text:p>
          </table:table-cell>
          <table:table-cell table:formula="oooc:=[.$B$501]/2*(([.B320]-[.B220])*SIN(RADIANS([.A526]))+([.B20]-[.B120])*COS(RADIANS([.A526])))" office:value-type="float" office:value="-0.000487599603255901">
            <text:p>-0,0005</text:p>
          </table:table-cell>
          <table:table-cell table:formula="oooc:=[.$B$501]/2*(([.B320]-[.B220])*COS(RADIANS([.A526]))+([.B120]-[.B20])*SIN(RADIANS([.A526])))" office:value-type="float" office:value="-0.00399276668934301">
            <text:p>-0,004</text:p>
          </table:table-cell>
          <table:table-cell table:formula="oooc:=-[.B420]*[.$B$502]" office:value-type="float" office:value="0.015605812">
            <text:p>0,0156</text:p>
          </table:table-cell>
          <table:table-cell table:formula="oooc:=([.B320]+[.B220])*SIN(RADIANS([.A526]))-([.B120]+[.B20])*COS(RADIANS([.A526]))" office:value-type="float" office:value="0.0921029382160208">
            <text:p>0,0921</text:p>
          </table:table-cell>
          <table:table-cell table:formula="oooc:=-([.B320]+[.B220])*COS(RADIANS([.A526]))-([.B20]+[.B120])*SIN(RADIANS([.A526]))-[.B420]" office:value-type="float" office:value="0.221181914132029">
            <text:p>0,2212</text:p>
          </table:table-cell>
          <table:table-cell table:number-columns-repeated="19"/>
        </table:table-row>
        <table:table-row table:style-name="ro1">
          <table:table-cell office:value-type="float" office:value="15">
            <text:p>15</text:p>
          </table:table-cell>
          <table:table-cell table:formula="oooc:=[.$B$501]/2*(([.B321]-[.B221])*SIN(RADIANS([.A527]))+([.B21]-[.B121])*COS(RADIANS([.A527])))" office:value-type="float" office:value="-0.000554919911256043">
            <text:p>-0,0006</text:p>
          </table:table-cell>
          <table:table-cell table:formula="oooc:=[.$B$501]/2*(([.B321]-[.B221])*COS(RADIANS([.A527]))+([.B121]-[.B21])*SIN(RADIANS([.A527])))" office:value-type="float" office:value="-0.00395582171473779">
            <text:p>-0,004</text:p>
          </table:table-cell>
          <table:table-cell table:formula="oooc:=-[.B421]*[.$B$502]" office:value-type="float" office:value="0.015649764">
            <text:p>0,0156</text:p>
          </table:table-cell>
          <table:table-cell table:formula="oooc:=([.B321]+[.B221])*SIN(RADIANS([.A527]))-([.B121]+[.B21])*COS(RADIANS([.A527]))" office:value-type="float" office:value="0.0937555346516068">
            <text:p>0,0938</text:p>
          </table:table-cell>
          <table:table-cell table:formula="oooc:=-([.B321]+[.B221])*COS(RADIANS([.A527]))-([.B21]+[.B121])*SIN(RADIANS([.A527]))-[.B421]" office:value-type="float" office:value="0.220550732199247">
            <text:p>0,2206</text:p>
          </table:table-cell>
          <table:table-cell table:number-columns-repeated="19"/>
        </table:table-row>
        <table:table-row table:style-name="ro1">
          <table:table-cell office:value-type="float" office:value="16">
            <text:p>16</text:p>
          </table:table-cell>
          <table:table-cell table:formula="oooc:=[.$B$501]/2*(([.B322]-[.B222])*SIN(RADIANS([.A528]))+([.B22]-[.B122])*COS(RADIANS([.A528])))" office:value-type="float" office:value="-0.000709076623897164">
            <text:p>-0,0007</text:p>
          </table:table-cell>
          <table:table-cell table:formula="oooc:=[.$B$501]/2*(([.B322]-[.B222])*COS(RADIANS([.A528]))+([.B122]-[.B22])*SIN(RADIANS([.A528])))" office:value-type="float" office:value="-0.00389525621393074">
            <text:p>-0,0039</text:p>
          </table:table-cell>
          <table:table-cell table:formula="oooc:=-[.B422]*[.$B$502]" office:value-type="float" office:value="0.0159226968">
            <text:p>0,0159</text:p>
          </table:table-cell>
          <table:table-cell table:formula="oooc:=([.B322]+[.B222])*SIN(RADIANS([.A528]))-([.B122]+[.B22])*COS(RADIANS([.A528]))" office:value-type="float" office:value="0.0935024114679973">
            <text:p>0,0935</text:p>
          </table:table-cell>
          <table:table-cell table:formula="oooc:=-([.B322]+[.B222])*COS(RADIANS([.A528]))-([.B22]+[.B122])*SIN(RADIANS([.A528]))-[.B422]" office:value-type="float" office:value="0.221776067832341">
            <text:p>0,2218</text:p>
          </table:table-cell>
          <table:table-cell table:number-columns-repeated="19"/>
        </table:table-row>
        <table:table-row table:style-name="ro1">
          <table:table-cell office:value-type="float" office:value="17">
            <text:p>17</text:p>
          </table:table-cell>
          <table:table-cell table:formula="oooc:=[.$B$501]/2*(([.B323]-[.B223])*SIN(RADIANS([.A529]))+([.B23]-[.B123])*COS(RADIANS([.A529])))" office:value-type="float" office:value="-0.00100564305940134">
            <text:p>-0,001</text:p>
          </table:table-cell>
          <table:table-cell table:formula="oooc:=[.$B$501]/2*(([.B323]-[.B223])*COS(RADIANS([.A529]))+([.B123]-[.B23])*SIN(RADIANS([.A529])))" office:value-type="float" office:value="-0.00387846309061293">
            <text:p>-0,0039</text:p>
          </table:table-cell>
          <table:table-cell table:formula="oooc:=-[.B423]*[.$B$502]" office:value-type="float" office:value="0.0159101704">
            <text:p>0,0159</text:p>
          </table:table-cell>
          <table:table-cell table:formula="oooc:=([.B323]+[.B223])*SIN(RADIANS([.A529]))-([.B123]+[.B23])*COS(RADIANS([.A529]))" office:value-type="float" office:value="0.0971102614492463">
            <text:p>0,0971</text:p>
          </table:table-cell>
          <table:table-cell table:formula="oooc:=-([.B323]+[.B223])*COS(RADIANS([.A529]))-([.B23]+[.B123])*SIN(RADIANS([.A529]))-[.B423]" office:value-type="float" office:value="0.221506697144831">
            <text:p>0,2215</text:p>
          </table:table-cell>
          <table:table-cell table:number-columns-repeated="19"/>
        </table:table-row>
        <table:table-row table:style-name="ro1">
          <table:table-cell office:value-type="float" office:value="18">
            <text:p>18</text:p>
          </table:table-cell>
          <table:table-cell table:formula="oooc:=[.$B$501]/2*(([.B324]-[.B224])*SIN(RADIANS([.A530]))+([.B24]-[.B124])*COS(RADIANS([.A530])))" office:value-type="float" office:value="-0.00122578995692935">
            <text:p>-0,0012</text:p>
          </table:table-cell>
          <table:table-cell table:formula="oooc:=[.$B$501]/2*(([.B324]-[.B224])*COS(RADIANS([.A530]))+([.B124]-[.B24])*SIN(RADIANS([.A530])))" office:value-type="float" office:value="-0.00381014004918517">
            <text:p>-0,0038</text:p>
          </table:table-cell>
          <table:table-cell table:formula="oooc:=-[.B424]*[.$B$502]" office:value-type="float" office:value="0.0160923264">
            <text:p>0,0161</text:p>
          </table:table-cell>
          <table:table-cell table:formula="oooc:=([.B324]+[.B224])*SIN(RADIANS([.A530]))-([.B124]+[.B24])*COS(RADIANS([.A530]))" office:value-type="float" office:value="0.0986834262671314">
            <text:p>0,0987</text:p>
          </table:table-cell>
          <table:table-cell table:formula="oooc:=-([.B324]+[.B224])*COS(RADIANS([.A530]))-([.B24]+[.B124])*SIN(RADIANS([.A530]))-[.B424]" office:value-type="float" office:value="0.220443907118957">
            <text:p>0,2204</text:p>
          </table:table-cell>
          <table:table-cell table:number-columns-repeated="19"/>
        </table:table-row>
        <table:table-row table:style-name="ro1">
          <table:table-cell office:value-type="float" office:value="19">
            <text:p>19</text:p>
          </table:table-cell>
          <table:table-cell table:formula="oooc:=[.$B$501]/2*(([.B325]-[.B225])*SIN(RADIANS([.A531]))+([.B25]-[.B125])*COS(RADIANS([.A531])))" office:value-type="float" office:value="-0.00135047000310299">
            <text:p>-0,0014</text:p>
          </table:table-cell>
          <table:table-cell table:formula="oooc:=[.$B$501]/2*(([.B325]-[.B225])*COS(RADIANS([.A531]))+([.B125]-[.B25])*SIN(RADIANS([.A531])))" office:value-type="float" office:value="-0.00370601034592994">
            <text:p>-0,0037</text:p>
          </table:table-cell>
          <table:table-cell table:formula="oooc:=-[.B425]*[.$B$502]" office:value-type="float" office:value="0.01632292">
            <text:p>0,0163</text:p>
          </table:table-cell>
          <table:table-cell table:formula="oooc:=([.B325]+[.B225])*SIN(RADIANS([.A531]))-([.B125]+[.B25])*COS(RADIANS([.A531]))" office:value-type="float" office:value="0.10015455580584">
            <text:p>0,1002</text:p>
          </table:table-cell>
          <table:table-cell table:formula="oooc:=-([.B325]+[.B225])*COS(RADIANS([.A531]))-([.B25]+[.B125])*SIN(RADIANS([.A531]))-[.B425]" office:value-type="float" office:value="0.221940023347972">
            <text:p>0,2219</text:p>
          </table:table-cell>
          <table:table-cell table:number-columns-repeated="19"/>
        </table:table-row>
        <table:table-row table:style-name="ro1">
          <table:table-cell office:value-type="float" office:value="20">
            <text:p>20</text:p>
          </table:table-cell>
          <table:table-cell table:formula="oooc:=[.$B$501]/2*(([.B326]-[.B226])*SIN(RADIANS([.A532]))+([.B26]-[.B126])*COS(RADIANS([.A532])))" office:value-type="float" office:value="-0.00142002375059049">
            <text:p>-0,0014</text:p>
          </table:table-cell>
          <table:table-cell table:formula="oooc:=[.$B$501]/2*(([.B326]-[.B226])*COS(RADIANS([.A532]))+([.B126]-[.B26])*SIN(RADIANS([.A532])))" office:value-type="float" office:value="-0.00373689368802357">
            <text:p>-0,0037</text:p>
          </table:table-cell>
          <table:table-cell table:formula="oooc:=-[.B426]*[.$B$502]" office:value-type="float" office:value="0.016376764">
            <text:p>0,0164</text:p>
          </table:table-cell>
          <table:table-cell table:formula="oooc:=([.B326]+[.B226])*SIN(RADIANS([.A532]))-([.B126]+[.B26])*COS(RADIANS([.A532]))" office:value-type="float" office:value="0.104642475821308">
            <text:p>0,1046</text:p>
          </table:table-cell>
          <table:table-cell table:formula="oooc:=-([.B326]+[.B226])*COS(RADIANS([.A532]))-([.B26]+[.B126])*SIN(RADIANS([.A532]))-[.B426]" office:value-type="float" office:value="0.220874234325873">
            <text:p>0,2209</text:p>
          </table:table-cell>
          <table:table-cell table:number-columns-repeated="2"/>
          <table:table-cell>
            <draw:frame table:end-cell-address="Feuille1.N555" table:end-x="1.978cm" table:end-y="0.279cm" draw:z-index="8" svg:width="11.824cm" svg:height="10.346cm" svg:x="1.443cm" svg:y="0.319cm">
              <draw:object draw:notify-on-update-of-ranges="Feuille1.A507:Feuille1.A602 Feuille1.F507:Feuille1.F602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office:value-type="float" office:value="21">
            <text:p>21</text:p>
          </table:table-cell>
          <table:table-cell table:formula="oooc:=[.$B$501]/2*(([.B327]-[.B227])*SIN(RADIANS([.A533]))+([.B27]-[.B127])*COS(RADIANS([.A533])))" office:value-type="float" office:value="-0.00138142580204103">
            <text:p>-0,0014</text:p>
          </table:table-cell>
          <table:table-cell table:formula="oooc:=[.$B$501]/2*(([.B327]-[.B227])*COS(RADIANS([.A533]))+([.B127]-[.B27])*SIN(RADIANS([.A533])))" office:value-type="float" office:value="-0.00377692464172946">
            <text:p>-0,0038</text:p>
          </table:table-cell>
          <table:table-cell table:formula="oooc:=-[.B427]*[.$B$502]" office:value-type="float" office:value="0.0161455464">
            <text:p>0,0161</text:p>
          </table:table-cell>
          <table:table-cell table:formula="oooc:=([.B327]+[.B227])*SIN(RADIANS([.A533]))-([.B127]+[.B27])*COS(RADIANS([.A533]))" office:value-type="float" office:value="0.104449683782465">
            <text:p>0,1044</text:p>
          </table:table-cell>
          <table:table-cell table:formula="oooc:=-([.B327]+[.B227])*COS(RADIANS([.A533]))-([.B27]+[.B127])*SIN(RADIANS([.A533]))-[.B427]" office:value-type="float" office:value="0.219216308928441">
            <text:p>0,2192</text:p>
          </table:table-cell>
          <table:table-cell table:number-columns-repeated="19"/>
        </table:table-row>
        <table:table-row table:style-name="ro1">
          <table:table-cell office:value-type="float" office:value="22">
            <text:p>22</text:p>
          </table:table-cell>
          <table:table-cell table:formula="oooc:=[.$B$501]/2*(([.B328]-[.B228])*SIN(RADIANS([.A534]))+([.B28]-[.B128])*COS(RADIANS([.A534])))" office:value-type="float" office:value="-0.00138779866457803">
            <text:p>-0,0014</text:p>
          </table:table-cell>
          <table:table-cell table:formula="oooc:=[.$B$501]/2*(([.B328]-[.B228])*COS(RADIANS([.A534]))+([.B128]-[.B28])*SIN(RADIANS([.A534])))" office:value-type="float" office:value="-0.00381048235742416">
            <text:p>-0,0038</text:p>
          </table:table-cell>
          <table:table-cell table:formula="oooc:=-[.B428]*[.$B$502]" office:value-type="float" office:value="0.016323488">
            <text:p>0,0163</text:p>
          </table:table-cell>
          <table:table-cell table:formula="oooc:=([.B328]+[.B228])*SIN(RADIANS([.A534]))-([.B128]+[.B28])*COS(RADIANS([.A534]))" office:value-type="float" office:value="0.105845114286931">
            <text:p>0,1058</text:p>
          </table:table-cell>
          <table:table-cell table:formula="oooc:=-([.B328]+[.B228])*COS(RADIANS([.A534]))-([.B28]+[.B128])*SIN(RADIANS([.A534]))-[.B428]" office:value-type="float" office:value="0.217238132705125">
            <text:p>0,2172</text:p>
          </table:table-cell>
          <table:table-cell table:number-columns-repeated="19"/>
        </table:table-row>
        <table:table-row table:style-name="ro1">
          <table:table-cell office:value-type="float" office:value="23">
            <text:p>23</text:p>
          </table:table-cell>
          <table:table-cell table:formula="oooc:=[.$B$501]/2*(([.B329]-[.B229])*SIN(RADIANS([.A535]))+([.B29]-[.B129])*COS(RADIANS([.A535])))" office:value-type="float" office:value="-0.00135312143958951">
            <text:p>-0,0014</text:p>
          </table:table-cell>
          <table:table-cell table:formula="oooc:=[.$B$501]/2*(([.B329]-[.B229])*COS(RADIANS([.A535]))+([.B129]-[.B29])*SIN(RADIANS([.A535])))" office:value-type="float" office:value="-0.0038698173557324">
            <text:p>-0,0039</text:p>
          </table:table-cell>
          <table:table-cell table:formula="oooc:=-[.B429]*[.$B$502]" office:value-type="float" office:value="0.0162539768">
            <text:p>0,0163</text:p>
          </table:table-cell>
          <table:table-cell table:formula="oooc:=([.B329]+[.B229])*SIN(RADIANS([.A535]))-([.B129]+[.B29])*COS(RADIANS([.A535]))" office:value-type="float" office:value="0.109062252091515">
            <text:p>0,1091</text:p>
          </table:table-cell>
          <table:table-cell table:formula="oooc:=-([.B329]+[.B229])*COS(RADIANS([.A535]))-([.B29]+[.B129])*SIN(RADIANS([.A535]))-[.B429]" office:value-type="float" office:value="0.214169553533242">
            <text:p>0,2142</text:p>
          </table:table-cell>
          <table:table-cell table:number-columns-repeated="19"/>
        </table:table-row>
        <table:table-row table:style-name="ro1">
          <table:table-cell office:value-type="float" office:value="24">
            <text:p>24</text:p>
          </table:table-cell>
          <table:table-cell table:formula="oooc:=[.$B$501]/2*(([.B330]-[.B230])*SIN(RADIANS([.A536]))+([.B30]-[.B130])*COS(RADIANS([.A536])))" office:value-type="float" office:value="-0.00144929339599617">
            <text:p>-0,0014</text:p>
          </table:table-cell>
          <table:table-cell table:formula="oooc:=[.$B$501]/2*(([.B330]-[.B230])*COS(RADIANS([.A536]))+([.B130]-[.B30])*SIN(RADIANS([.A536])))" office:value-type="float" office:value="-0.00380947186608649">
            <text:p>-0,0038</text:p>
          </table:table-cell>
          <table:table-cell table:formula="oooc:=-[.B430]*[.$B$502]" office:value-type="float" office:value="0.0164104288">
            <text:p>0,0164</text:p>
          </table:table-cell>
          <table:table-cell table:formula="oooc:=([.B330]+[.B230])*SIN(RADIANS([.A536]))-([.B130]+[.B30])*COS(RADIANS([.A536]))" office:value-type="float" office:value="0.110895570857632">
            <text:p>0,1109</text:p>
          </table:table-cell>
          <table:table-cell table:formula="oooc:=-([.B330]+[.B230])*COS(RADIANS([.A536]))-([.B30]+[.B130])*SIN(RADIANS([.A536]))-[.B430]" office:value-type="float" office:value="0.214845970918269">
            <text:p>0,2148</text:p>
          </table:table-cell>
          <table:table-cell table:number-columns-repeated="19"/>
        </table:table-row>
        <table:table-row table:style-name="ro1">
          <table:table-cell office:value-type="float" office:value="25">
            <text:p>25</text:p>
          </table:table-cell>
          <table:table-cell table:formula="oooc:=[.$B$501]/2*(([.B331]-[.B231])*SIN(RADIANS([.A537]))+([.B31]-[.B131])*COS(RADIANS([.A537])))" office:value-type="float" office:value="-0.00133376329771945">
            <text:p>-0,0013</text:p>
          </table:table-cell>
          <table:table-cell table:formula="oooc:=[.$B$501]/2*(([.B331]-[.B231])*COS(RADIANS([.A537]))+([.B131]-[.B31])*SIN(RADIANS([.A537])))" office:value-type="float" office:value="-0.00380814084123575">
            <text:p>-0,0038</text:p>
          </table:table-cell>
          <table:table-cell table:formula="oooc:=-[.B431]*[.$B$502]" office:value-type="float" office:value="0.0164983576">
            <text:p>0,0165</text:p>
          </table:table-cell>
          <table:table-cell table:formula="oooc:=([.B331]+[.B231])*SIN(RADIANS([.A537]))-([.B131]+[.B31])*COS(RADIANS([.A537]))" office:value-type="float" office:value="0.110323320059055">
            <text:p>0,1103</text:p>
          </table:table-cell>
          <table:table-cell table:formula="oooc:=-([.B331]+[.B231])*COS(RADIANS([.A537]))-([.B31]+[.B131])*SIN(RADIANS([.A537]))-[.B431]" office:value-type="float" office:value="0.213232565243806">
            <text:p>0,2132</text:p>
          </table:table-cell>
          <table:table-cell table:number-columns-repeated="19"/>
        </table:table-row>
        <table:table-row table:style-name="ro1">
          <table:table-cell office:value-type="float" office:value="26">
            <text:p>26</text:p>
          </table:table-cell>
          <table:table-cell table:formula="oooc:=[.$B$501]/2*(([.B332]-[.B232])*SIN(RADIANS([.A538]))+([.B32]-[.B132])*COS(RADIANS([.A538])))" office:value-type="float" office:value="-0.00142543506677197">
            <text:p>-0,0014</text:p>
          </table:table-cell>
          <table:table-cell table:formula="oooc:=[.$B$501]/2*(([.B332]-[.B232])*COS(RADIANS([.A538]))+([.B132]-[.B32])*SIN(RADIANS([.A538])))" office:value-type="float" office:value="-0.00384485729443245">
            <text:p>-0,0038</text:p>
          </table:table-cell>
          <table:table-cell table:formula="oooc:=-[.B432]*[.$B$502]" office:value-type="float" office:value="0.0166030192">
            <text:p>0,0166</text:p>
          </table:table-cell>
          <table:table-cell table:formula="oooc:=([.B332]+[.B232])*SIN(RADIANS([.A538]))-([.B132]+[.B32])*COS(RADIANS([.A538]))" office:value-type="float" office:value="0.113514067058862">
            <text:p>0,1135</text:p>
          </table:table-cell>
          <table:table-cell table:formula="oooc:=-([.B332]+[.B232])*COS(RADIANS([.A538]))-([.B32]+[.B132])*SIN(RADIANS([.A538]))-[.B432]" office:value-type="float" office:value="0.212533580561889">
            <text:p>0,2125</text:p>
          </table:table-cell>
          <table:table-cell table:number-columns-repeated="19"/>
        </table:table-row>
        <table:table-row table:style-name="ro1">
          <table:table-cell office:value-type="float" office:value="27">
            <text:p>27</text:p>
          </table:table-cell>
          <table:table-cell table:formula="oooc:=[.$B$501]/2*(([.B333]-[.B233])*SIN(RADIANS([.A539]))+([.B33]-[.B133])*COS(RADIANS([.A539])))" office:value-type="float" office:value="-0.00161753474850047">
            <text:p>-0,0016</text:p>
          </table:table-cell>
          <table:table-cell table:formula="oooc:=[.$B$501]/2*(([.B333]-[.B233])*COS(RADIANS([.A539]))+([.B133]-[.B33])*SIN(RADIANS([.A539])))" office:value-type="float" office:value="-0.00379080859622092">
            <text:p>-0,0038</text:p>
          </table:table-cell>
          <table:table-cell table:formula="oooc:=-[.B433]*[.$B$502]" office:value-type="float" office:value="0.0167412888">
            <text:p>0,0167</text:p>
          </table:table-cell>
          <table:table-cell table:formula="oooc:=([.B333]+[.B233])*SIN(RADIANS([.A539]))-([.B133]+[.B33])*COS(RADIANS([.A539]))" office:value-type="float" office:value="0.116379390847871">
            <text:p>0,1164</text:p>
          </table:table-cell>
          <table:table-cell table:formula="oooc:=-([.B333]+[.B233])*COS(RADIANS([.A539]))-([.B33]+[.B133])*SIN(RADIANS([.A539]))-[.B433]" office:value-type="float" office:value="0.212602244730457">
            <text:p>0,2126</text:p>
          </table:table-cell>
          <table:table-cell table:number-columns-repeated="19"/>
        </table:table-row>
        <table:table-row table:style-name="ro1">
          <table:table-cell office:value-type="float" office:value="28">
            <text:p>28</text:p>
          </table:table-cell>
          <table:table-cell table:formula="oooc:=[.$B$501]/2*(([.B334]-[.B234])*SIN(RADIANS([.A540]))+([.B34]-[.B134])*COS(RADIANS([.A540])))" office:value-type="float" office:value="-0.0017780919809973">
            <text:p>-0,0018</text:p>
          </table:table-cell>
          <table:table-cell table:formula="oooc:=[.$B$501]/2*(([.B334]-[.B234])*COS(RADIANS([.A540]))+([.B134]-[.B34])*SIN(RADIANS([.A540])))" office:value-type="float" office:value="-0.00383024064084456">
            <text:p>-0,0038</text:p>
          </table:table-cell>
          <table:table-cell table:formula="oooc:=-[.B434]*[.$B$502]" office:value-type="float" office:value="0.0168470928">
            <text:p>0,0168</text:p>
          </table:table-cell>
          <table:table-cell table:formula="oooc:=([.B334]+[.B234])*SIN(RADIANS([.A540]))-([.B134]+[.B34])*COS(RADIANS([.A540]))" office:value-type="float" office:value="0.120422104167624">
            <text:p>0,1204</text:p>
          </table:table-cell>
          <table:table-cell table:formula="oooc:=-([.B334]+[.B234])*COS(RADIANS([.A540]))-([.B34]+[.B134])*SIN(RADIANS([.A540]))-[.B434]" office:value-type="float" office:value="0.213671451617027">
            <text:p>0,2137</text:p>
          </table:table-cell>
          <table:table-cell table:number-columns-repeated="19"/>
        </table:table-row>
        <table:table-row table:style-name="ro1">
          <table:table-cell office:value-type="float" office:value="29">
            <text:p>29</text:p>
          </table:table-cell>
          <table:table-cell table:formula="oooc:=[.$B$501]/2*(([.B335]-[.B235])*SIN(RADIANS([.A541]))+([.B35]-[.B135])*COS(RADIANS([.A541])))" office:value-type="float" office:value="-0.00203702883610873">
            <text:p>-0,002</text:p>
          </table:table-cell>
          <table:table-cell table:formula="oooc:=[.$B$501]/2*(([.B335]-[.B235])*COS(RADIANS([.A541]))+([.B135]-[.B35])*SIN(RADIANS([.A541])))" office:value-type="float" office:value="-0.00377984782591732">
            <text:p>-0,0038</text:p>
          </table:table-cell>
          <table:table-cell table:formula="oooc:=-[.B435]*[.$B$502]" office:value-type="float" office:value="0.0170342352">
            <text:p>0,017</text:p>
          </table:table-cell>
          <table:table-cell table:formula="oooc:=([.B335]+[.B235])*SIN(RADIANS([.A541]))-([.B135]+[.B35])*COS(RADIANS([.A541]))" office:value-type="float" office:value="0.126677403629321">
            <text:p>0,1267</text:p>
          </table:table-cell>
          <table:table-cell table:formula="oooc:=-([.B335]+[.B235])*COS(RADIANS([.A541]))-([.B35]+[.B135])*SIN(RADIANS([.A541]))-[.B435]" office:value-type="float" office:value="0.213276770405755">
            <text:p>0,2133</text:p>
          </table:table-cell>
          <table:table-cell table:number-columns-repeated="19"/>
        </table:table-row>
        <table:table-row table:style-name="ro1">
          <table:table-cell office:value-type="float" office:value="30">
            <text:p>30</text:p>
          </table:table-cell>
          <table:table-cell table:formula="oooc:=[.$B$501]/2*(([.B336]-[.B236])*SIN(RADIANS([.A542]))+([.B36]-[.B136])*COS(RADIANS([.A542])))" office:value-type="float" office:value="-0.00217315691067689">
            <text:p>-0,0022</text:p>
          </table:table-cell>
          <table:table-cell table:formula="oooc:=[.$B$501]/2*(([.B336]-[.B236])*COS(RADIANS([.A542]))+([.B136]-[.B36])*SIN(RADIANS([.A542])))" office:value-type="float" office:value="-0.0038101194321118">
            <text:p>-0,0038</text:p>
          </table:table-cell>
          <table:table-cell table:formula="oooc:=-[.B436]*[.$B$502]" office:value-type="float" office:value="0.0181951408">
            <text:p>0,0182</text:p>
          </table:table-cell>
          <table:table-cell table:formula="oooc:=([.B336]+[.B236])*SIN(RADIANS([.A542]))-([.B136]+[.B36])*COS(RADIANS([.A542]))" office:value-type="float" office:value="0.134824921624375">
            <text:p>0,1348</text:p>
          </table:table-cell>
          <table:table-cell table:formula="oooc:=-([.B336]+[.B236])*COS(RADIANS([.A542]))-([.B36]+[.B136])*SIN(RADIANS([.A542]))-[.B436]" office:value-type="float" office:value="0.226914345620091">
            <text:p>0,2269</text:p>
          </table:table-cell>
          <table:table-cell table:number-columns-repeated="19"/>
        </table:table-row>
        <table:table-row table:style-name="ro1">
          <table:table-cell office:value-type="float" office:value="31">
            <text:p>31</text:p>
          </table:table-cell>
          <table:table-cell table:formula="oooc:=[.$B$501]/2*(([.B337]-[.B237])*SIN(RADIANS([.A543]))+([.B37]-[.B137])*COS(RADIANS([.A543])))" office:value-type="float" office:value="-0.00238368716568507">
            <text:p>-0,0024</text:p>
          </table:table-cell>
          <table:table-cell table:formula="oooc:=[.$B$501]/2*(([.B337]-[.B237])*COS(RADIANS([.A543]))+([.B137]-[.B37])*SIN(RADIANS([.A543])))" office:value-type="float" office:value="-0.00366931429071254">
            <text:p>-0,0037</text:p>
          </table:table-cell>
          <table:table-cell table:formula="oooc:=-[.B437]*[.$B$502]" office:value-type="float" office:value="0.0185425853422561">
            <text:p>0,0185</text:p>
          </table:table-cell>
          <table:table-cell table:formula="oooc:=([.B337]+[.B237])*SIN(RADIANS([.A543]))-([.B137]+[.B37])*COS(RADIANS([.A543]))" office:value-type="float" office:value="0.13654480406257">
            <text:p>0,1365</text:p>
          </table:table-cell>
          <table:table-cell table:formula="oooc:=-([.B337]+[.B237])*COS(RADIANS([.A543]))-([.B37]+[.B137])*SIN(RADIANS([.A543]))-[.B437]" office:value-type="float" office:value="0.224894726722201">
            <text:p>0,2249</text:p>
          </table:table-cell>
          <table:table-cell table:number-columns-repeated="19"/>
        </table:table-row>
        <table:table-row table:style-name="ro1">
          <table:table-cell office:value-type="float" office:value="32">
            <text:p>32</text:p>
          </table:table-cell>
          <table:table-cell table:formula="oooc:=[.$B$501]/2*(([.B338]-[.B238])*SIN(RADIANS([.A544]))+([.B38]-[.B138])*COS(RADIANS([.A544])))" office:value-type="float" office:value="-0.00203253543591229">
            <text:p>-0,002</text:p>
          </table:table-cell>
          <table:table-cell table:formula="oooc:=[.$B$501]/2*(([.B338]-[.B238])*COS(RADIANS([.A544]))+([.B138]-[.B38])*SIN(RADIANS([.A544])))" office:value-type="float" office:value="-0.00363439444795939">
            <text:p>-0,0036</text:p>
          </table:table-cell>
          <table:table-cell table:formula="oooc:=-[.B438]*[.$B$502]" office:value-type="float" office:value="0.018690508023785">
            <text:p>0,0187</text:p>
          </table:table-cell>
          <table:table-cell table:formula="oooc:=([.B338]+[.B238])*SIN(RADIANS([.A544]))-([.B138]+[.B38])*COS(RADIANS([.A544]))" office:value-type="float" office:value="0.134202106144748">
            <text:p>0,1342</text:p>
          </table:table-cell>
          <table:table-cell table:formula="oooc:=-([.B338]+[.B238])*COS(RADIANS([.A544]))-([.B38]+[.B138])*SIN(RADIANS([.A544]))-[.B438]" office:value-type="float" office:value="0.231489645526722">
            <text:p>0,2315</text:p>
          </table:table-cell>
          <table:table-cell table:number-columns-repeated="19"/>
        </table:table-row>
        <table:table-row table:style-name="ro1">
          <table:table-cell office:value-type="float" office:value="33">
            <text:p>33</text:p>
          </table:table-cell>
          <table:table-cell table:formula="oooc:=[.$B$501]/2*(([.B339]-[.B239])*SIN(RADIANS([.A545]))+([.B39]-[.B139])*COS(RADIANS([.A545])))" office:value-type="float" office:value="-0.0018316182279807">
            <text:p>-0,0018</text:p>
          </table:table-cell>
          <table:table-cell table:formula="oooc:=[.$B$501]/2*(([.B339]-[.B239])*COS(RADIANS([.A545]))+([.B139]-[.B39])*SIN(RADIANS([.A545])))" office:value-type="float" office:value="-0.00370108566394648">
            <text:p>-0,0037</text:p>
          </table:table-cell>
          <table:table-cell table:formula="oooc:=-[.B439]*[.$B$502]" office:value-type="float" office:value="0.0191670263778618">
            <text:p>0,0192</text:p>
          </table:table-cell>
          <table:table-cell table:formula="oooc:=([.B339]+[.B239])*SIN(RADIANS([.A545]))-([.B139]+[.B39])*COS(RADIANS([.A545]))" office:value-type="float" office:value="0.13990615695286">
            <text:p>0,1399</text:p>
          </table:table-cell>
          <table:table-cell table:formula="oooc:=-([.B339]+[.B239])*COS(RADIANS([.A545]))-([.B39]+[.B139])*SIN(RADIANS([.A545]))-[.B439]" office:value-type="float" office:value="0.235490719587464">
            <text:p>0,2355</text:p>
          </table:table-cell>
          <table:table-cell table:number-columns-repeated="19"/>
        </table:table-row>
        <table:table-row table:style-name="ro1">
          <table:table-cell office:value-type="float" office:value="34">
            <text:p>34</text:p>
          </table:table-cell>
          <table:table-cell table:formula="oooc:=[.$B$501]/2*(([.B340]-[.B240])*SIN(RADIANS([.A546]))+([.B40]-[.B140])*COS(RADIANS([.A546])))" office:value-type="float" office:value="-0.0019130071414815">
            <text:p>-0,0019</text:p>
          </table:table-cell>
          <table:table-cell table:formula="oooc:=[.$B$501]/2*(([.B340]-[.B240])*COS(RADIANS([.A546]))+([.B140]-[.B40])*SIN(RADIANS([.A546])))" office:value-type="float" office:value="-0.00372853886183724">
            <text:p>-0,0037</text:p>
          </table:table-cell>
          <table:table-cell table:formula="oooc:=-[.B440]*[.$B$502]" office:value-type="float" office:value="0.0194180864495985">
            <text:p>0,0194</text:p>
          </table:table-cell>
          <table:table-cell table:formula="oooc:=([.B340]+[.B240])*SIN(RADIANS([.A546]))-([.B140]+[.B40])*COS(RADIANS([.A546]))" office:value-type="float" office:value="0.143731654059496">
            <text:p>0,1437</text:p>
          </table:table-cell>
          <table:table-cell table:formula="oooc:=-([.B340]+[.B240])*COS(RADIANS([.A546]))-([.B40]+[.B140])*SIN(RADIANS([.A546]))-[.B440]" office:value-type="float" office:value="0.233748406637271">
            <text:p>0,2337</text:p>
          </table:table-cell>
          <table:table-cell table:number-columns-repeated="19"/>
        </table:table-row>
        <table:table-row table:style-name="ro1">
          <table:table-cell office:value-type="float" office:value="35">
            <text:p>35</text:p>
          </table:table-cell>
          <table:table-cell table:formula="oooc:=[.$B$501]/2*(([.B341]-[.B241])*SIN(RADIANS([.A547]))+([.B41]-[.B141])*COS(RADIANS([.A547])))" office:value-type="float" office:value="-0.00274318592716624">
            <text:p>-0,0027</text:p>
          </table:table-cell>
          <table:table-cell table:formula="oooc:=[.$B$501]/2*(([.B341]-[.B241])*COS(RADIANS([.A547]))+([.B141]-[.B41])*SIN(RADIANS([.A547])))" office:value-type="float" office:value="-0.00388698623026855">
            <text:p>-0,0039</text:p>
          </table:table-cell>
          <table:table-cell table:formula="oooc:=-[.B441]*[.$B$502]" office:value-type="float" office:value="0.0198405634328385">
            <text:p>0,0198</text:p>
          </table:table-cell>
          <table:table-cell table:formula="oooc:=([.B341]+[.B241])*SIN(RADIANS([.A547]))-([.B141]+[.B41])*COS(RADIANS([.A547]))" office:value-type="float" office:value="0.149691630805244">
            <text:p>0,1497</text:p>
          </table:table-cell>
          <table:table-cell table:formula="oooc:=-([.B341]+[.B241])*COS(RADIANS([.A547]))-([.B41]+[.B141])*SIN(RADIANS([.A547]))-[.B441]" office:value-type="float" office:value="0.23515514572662">
            <text:p>0,2352</text:p>
          </table:table-cell>
          <table:table-cell table:number-columns-repeated="19"/>
        </table:table-row>
        <table:table-row table:style-name="ro1">
          <table:table-cell office:value-type="float" office:value="36">
            <text:p>36</text:p>
          </table:table-cell>
          <table:table-cell table:formula="oooc:=[.$B$501]/2*(([.B342]-[.B242])*SIN(RADIANS([.A548]))+([.B42]-[.B142])*COS(RADIANS([.A548])))" office:value-type="float" office:value="-0.00326853237784535">
            <text:p>-0,0033</text:p>
          </table:table-cell>
          <table:table-cell table:formula="oooc:=[.$B$501]/2*(([.B342]-[.B242])*COS(RADIANS([.A548]))+([.B142]-[.B42])*SIN(RADIANS([.A548])))" office:value-type="float" office:value="-0.00398266213078926">
            <text:p>-0,004</text:p>
          </table:table-cell>
          <table:table-cell table:formula="oooc:=-[.B442]*[.$B$502]" office:value-type="float" office:value="0.0200765186358926">
            <text:p>0,0201</text:p>
          </table:table-cell>
          <table:table-cell table:formula="oooc:=([.B342]+[.B242])*SIN(RADIANS([.A548]))-([.B142]+[.B42])*COS(RADIANS([.A548]))" office:value-type="float" office:value="0.149653564609077">
            <text:p>0,1497</text:p>
          </table:table-cell>
          <table:table-cell table:formula="oooc:=-([.B342]+[.B242])*COS(RADIANS([.A548]))-([.B42]+[.B142])*SIN(RADIANS([.A548]))-[.B442]" office:value-type="float" office:value="0.233262798057841">
            <text:p>0,2333</text:p>
          </table:table-cell>
          <table:table-cell table:number-columns-repeated="19"/>
        </table:table-row>
        <table:table-row table:style-name="ro1">
          <table:table-cell office:value-type="float" office:value="37">
            <text:p>37</text:p>
          </table:table-cell>
          <table:table-cell table:formula="oooc:=[.$B$501]/2*(([.B343]-[.B243])*SIN(RADIANS([.A549]))+([.B43]-[.B143])*COS(RADIANS([.A549])))" office:value-type="float" office:value="-0.00395478077504731">
            <text:p>-0,004</text:p>
          </table:table-cell>
          <table:table-cell table:formula="oooc:=[.$B$501]/2*(([.B343]-[.B243])*COS(RADIANS([.A549]))+([.B143]-[.B43])*SIN(RADIANS([.A549])))" office:value-type="float" office:value="-0.00427437835953661">
            <text:p>-0,0043</text:p>
          </table:table-cell>
          <table:table-cell table:formula="oooc:=-[.B443]*[.$B$502]" office:value-type="float" office:value="0.0200157167243437">
            <text:p>0,02</text:p>
          </table:table-cell>
          <table:table-cell table:formula="oooc:=([.B343]+[.B243])*SIN(RADIANS([.A549]))-([.B143]+[.B43])*COS(RADIANS([.A549]))" office:value-type="float" office:value="0.149454434402994">
            <text:p>0,1495</text:p>
          </table:table-cell>
          <table:table-cell table:formula="oooc:=-([.B343]+[.B243])*COS(RADIANS([.A549]))-([.B43]+[.B143])*SIN(RADIANS([.A549]))-[.B443]" office:value-type="float" office:value="0.223990103543825">
            <text:p>0,224</text:p>
          </table:table-cell>
          <table:table-cell table:number-columns-repeated="19"/>
        </table:table-row>
        <table:table-row table:style-name="ro1">
          <table:table-cell office:value-type="float" office:value="38">
            <text:p>38</text:p>
          </table:table-cell>
          <table:table-cell table:formula="oooc:=[.$B$501]/2*(([.B344]-[.B244])*SIN(RADIANS([.A550]))+([.B44]-[.B144])*COS(RADIANS([.A550])))" office:value-type="float" office:value="-0.00406634176630609">
            <text:p>-0,0041</text:p>
          </table:table-cell>
          <table:table-cell table:formula="oooc:=[.$B$501]/2*(([.B344]-[.B244])*COS(RADIANS([.A550]))+([.B144]-[.B44])*SIN(RADIANS([.A550])))" office:value-type="float" office:value="-0.00424746434443722">
            <text:p>-0,0042</text:p>
          </table:table-cell>
          <table:table-cell table:formula="oooc:=-[.B444]*[.$B$502]" office:value-type="float" office:value="0.0200381315402546">
            <text:p>0,02</text:p>
          </table:table-cell>
          <table:table-cell table:formula="oooc:=([.B344]+[.B244])*SIN(RADIANS([.A550]))-([.B144]+[.B44])*COS(RADIANS([.A550]))" office:value-type="float" office:value="0.147522250621834">
            <text:p>0,1475</text:p>
          </table:table-cell>
          <table:table-cell table:formula="oooc:=-([.B344]+[.B244])*COS(RADIANS([.A550]))-([.B44]+[.B144])*SIN(RADIANS([.A550]))-[.B444]" office:value-type="float" office:value="0.218176052640313">
            <text:p>0,2182</text:p>
          </table:table-cell>
          <table:table-cell table:number-columns-repeated="19"/>
        </table:table-row>
        <table:table-row table:style-name="ro1">
          <table:table-cell office:value-type="float" office:value="39">
            <text:p>39</text:p>
          </table:table-cell>
          <table:table-cell table:formula="oooc:=[.$B$501]/2*(([.B345]-[.B245])*SIN(RADIANS([.A551]))+([.B45]-[.B145])*COS(RADIANS([.A551])))" office:value-type="float" office:value="-0.00444645478036448">
            <text:p>-0,0044</text:p>
          </table:table-cell>
          <table:table-cell table:formula="oooc:=[.$B$501]/2*(([.B345]-[.B245])*COS(RADIANS([.A551]))+([.B145]-[.B45])*SIN(RADIANS([.A551])))" office:value-type="float" office:value="-0.00433025008265701">
            <text:p>-0,0043</text:p>
          </table:table-cell>
          <table:table-cell table:formula="oooc:=-[.B445]*[.$B$502]" office:value-type="float" office:value="0.0198516340087801">
            <text:p>0,0199</text:p>
          </table:table-cell>
          <table:table-cell table:formula="oooc:=([.B345]+[.B245])*SIN(RADIANS([.A551]))-([.B145]+[.B45])*COS(RADIANS([.A551]))" office:value-type="float" office:value="0.149612136183647">
            <text:p>0,1496</text:p>
          </table:table-cell>
          <table:table-cell table:formula="oooc:=-([.B345]+[.B245])*COS(RADIANS([.A551]))-([.B45]+[.B145])*SIN(RADIANS([.A551]))-[.B445]" office:value-type="float" office:value="0.20575590810146">
            <text:p>0,2058</text:p>
          </table:table-cell>
          <table:table-cell table:number-columns-repeated="19"/>
        </table:table-row>
        <table:table-row table:style-name="ro1">
          <table:table-cell office:value-type="float" office:value="40">
            <text:p>40</text:p>
          </table:table-cell>
          <table:table-cell table:formula="oooc:=[.$B$501]/2*(([.B346]-[.B246])*SIN(RADIANS([.A552]))+([.B46]-[.B146])*COS(RADIANS([.A552])))" office:value-type="float" office:value="-0.00464462289322912">
            <text:p>-0,0046</text:p>
          </table:table-cell>
          <table:table-cell table:formula="oooc:=[.$B$501]/2*(([.B346]-[.B246])*COS(RADIANS([.A552]))+([.B146]-[.B46])*SIN(RADIANS([.A552])))" office:value-type="float" office:value="-0.00439291927876202">
            <text:p>-0,0044</text:p>
          </table:table-cell>
          <table:table-cell table:formula="oooc:=-[.B446]*[.$B$502]" office:value-type="float" office:value="0.0198789470643749">
            <text:p>0,0199</text:p>
          </table:table-cell>
          <table:table-cell table:formula="oooc:=([.B346]+[.B246])*SIN(RADIANS([.A552]))-([.B146]+[.B46])*COS(RADIANS([.A552]))" office:value-type="float" office:value="0.150185655540173">
            <text:p>0,1502</text:p>
          </table:table-cell>
          <table:table-cell table:formula="oooc:=-([.B346]+[.B246])*COS(RADIANS([.A552]))-([.B46]+[.B146])*SIN(RADIANS([.A552]))-[.B446]" office:value-type="float" office:value="0.195015526249539">
            <text:p>0,195</text:p>
          </table:table-cell>
          <table:table-cell table:number-columns-repeated="19"/>
        </table:table-row>
        <table:table-row table:style-name="ro1">
          <table:table-cell office:value-type="float" office:value="41">
            <text:p>41</text:p>
          </table:table-cell>
          <table:table-cell table:formula="oooc:=[.$B$501]/2*(([.B347]-[.B247])*SIN(RADIANS([.A553]))+([.B47]-[.B147])*COS(RADIANS([.A553])))" office:value-type="float" office:value="-0.00444432328414652">
            <text:p>-0,0044</text:p>
          </table:table-cell>
          <table:table-cell table:formula="oooc:=[.$B$501]/2*(([.B347]-[.B247])*COS(RADIANS([.A553]))+([.B147]-[.B47])*SIN(RADIANS([.A553])))" office:value-type="float" office:value="-0.00436294416152899">
            <text:p>-0,0044</text:p>
          </table:table-cell>
          <table:table-cell table:formula="oooc:=-[.B447]*[.$B$502]" office:value-type="float" office:value="0.0200832036591895">
            <text:p>0,0201</text:p>
          </table:table-cell>
          <table:table-cell table:formula="oooc:=([.B347]+[.B247])*SIN(RADIANS([.A553]))-([.B147]+[.B47])*COS(RADIANS([.A553]))" office:value-type="float" office:value="0.153813374962701">
            <text:p>0,1538</text:p>
          </table:table-cell>
          <table:table-cell table:formula="oooc:=-([.B347]+[.B247])*COS(RADIANS([.A553]))-([.B47]+[.B147])*SIN(RADIANS([.A553]))-[.B447]" office:value-type="float" office:value="0.192029033102303">
            <text:p>0,192</text:p>
          </table:table-cell>
          <table:table-cell table:number-columns-repeated="19"/>
        </table:table-row>
        <table:table-row table:style-name="ro1">
          <table:table-cell office:value-type="float" office:value="42">
            <text:p>42</text:p>
          </table:table-cell>
          <table:table-cell table:formula="oooc:=[.$B$501]/2*(([.B348]-[.B248])*SIN(RADIANS([.A554]))+([.B48]-[.B148])*COS(RADIANS([.A554])))" office:value-type="float" office:value="-0.00421134526855953">
            <text:p>-0,0042</text:p>
          </table:table-cell>
          <table:table-cell table:formula="oooc:=[.$B$501]/2*(([.B348]-[.B248])*COS(RADIANS([.A554]))+([.B148]-[.B48])*SIN(RADIANS([.A554])))" office:value-type="float" office:value="-0.00439254775778769">
            <text:p>-0,0044</text:p>
          </table:table-cell>
          <table:table-cell table:formula="oooc:=-[.B448]*[.$B$502]" office:value-type="float" office:value="0.0201964770107232">
            <text:p>0,0202</text:p>
          </table:table-cell>
          <table:table-cell table:formula="oooc:=([.B348]+[.B248])*SIN(RADIANS([.A554]))-([.B148]+[.B48])*COS(RADIANS([.A554]))" office:value-type="float" office:value="0.157420470912785">
            <text:p>0,1574</text:p>
          </table:table-cell>
          <table:table-cell table:formula="oooc:=-([.B348]+[.B248])*COS(RADIANS([.A554]))-([.B48]+[.B148])*SIN(RADIANS([.A554]))-[.B448]" office:value-type="float" office:value="0.183849463474097">
            <text:p>0,1838</text:p>
          </table:table-cell>
          <table:table-cell table:number-columns-repeated="19"/>
        </table:table-row>
        <table:table-row table:style-name="ro1">
          <table:table-cell office:value-type="float" office:value="43">
            <text:p>43</text:p>
          </table:table-cell>
          <table:table-cell table:formula="oooc:=[.$B$501]/2*(([.B349]-[.B249])*SIN(RADIANS([.A555]))+([.B49]-[.B149])*COS(RADIANS([.A555])))" office:value-type="float" office:value="-0.00404045855678604">
            <text:p>-0,004</text:p>
          </table:table-cell>
          <table:table-cell table:formula="oooc:=[.$B$501]/2*(([.B349]-[.B249])*COS(RADIANS([.A555]))+([.B149]-[.B49])*SIN(RADIANS([.A555])))" office:value-type="float" office:value="-0.00450218530798658">
            <text:p>-0,0045</text:p>
          </table:table-cell>
          <table:table-cell table:formula="oooc:=-[.B449]*[.$B$502]" office:value-type="float" office:value="0.0205403673847221">
            <text:p>0,0205</text:p>
          </table:table-cell>
          <table:table-cell table:formula="oooc:=([.B349]+[.B249])*SIN(RADIANS([.A555]))-([.B149]+[.B49])*COS(RADIANS([.A555]))" office:value-type="float" office:value="0.166721770115374">
            <text:p>0,1667</text:p>
          </table:table-cell>
          <table:table-cell table:formula="oooc:=-([.B349]+[.B249])*COS(RADIANS([.A555]))-([.B49]+[.B149])*SIN(RADIANS([.A555]))-[.B449]" office:value-type="float" office:value="0.173761498734443">
            <text:p>0,1738</text:p>
          </table:table-cell>
          <table:table-cell table:number-columns-repeated="19"/>
        </table:table-row>
        <table:table-row table:style-name="ro1">
          <table:table-cell office:value-type="float" office:value="44">
            <text:p>44</text:p>
          </table:table-cell>
          <table:table-cell table:formula="oooc:=[.$B$501]/2*(([.B350]-[.B250])*SIN(RADIANS([.A556]))+([.B50]-[.B150])*COS(RADIANS([.A556])))" office:value-type="float" office:value="-0.00387858391027421">
            <text:p>-0,0039</text:p>
          </table:table-cell>
          <table:table-cell table:formula="oooc:=[.$B$501]/2*(([.B350]-[.B250])*COS(RADIANS([.A556]))+([.B150]-[.B50])*SIN(RADIANS([.A556])))" office:value-type="float" office:value="-0.00460225344078261">
            <text:p>-0,0046</text:p>
          </table:table-cell>
          <table:table-cell table:formula="oooc:=-[.B450]*[.$B$502]" office:value-type="float" office:value="0.0207967476237195">
            <text:p>0,0208</text:p>
          </table:table-cell>
          <table:table-cell table:formula="oooc:=([.B350]+[.B250])*SIN(RADIANS([.A556]))-([.B150]+[.B50])*COS(RADIANS([.A556]))" office:value-type="float" office:value="0.174737825290472">
            <text:p>0,1747</text:p>
          </table:table-cell>
          <table:table-cell table:formula="oooc:=-([.B350]+[.B250])*COS(RADIANS([.A556]))-([.B50]+[.B150])*SIN(RADIANS([.A556]))-[.B450]" office:value-type="float" office:value="0.173298455690741">
            <text:p>0,1733</text:p>
          </table:table-cell>
          <table:table-cell table:number-columns-repeated="19"/>
        </table:table-row>
        <table:table-row table:style-name="ro1">
          <table:table-cell office:value-type="float" office:value="45">
            <text:p>45</text:p>
          </table:table-cell>
          <table:table-cell table:formula="oooc:=[.$B$501]/2*(([.B351]-[.B251])*SIN(RADIANS([.A557]))+([.B51]-[.B151])*COS(RADIANS([.A557])))" office:value-type="float" office:value="-0.00385848976079924">
            <text:p>-0,0039</text:p>
          </table:table-cell>
          <table:table-cell table:formula="oooc:=[.$B$501]/2*(([.B351]-[.B251])*COS(RADIANS([.A557]))+([.B151]-[.B51])*SIN(RADIANS([.A557])))" office:value-type="float" office:value="-0.0045873188269485">
            <text:p>-0,0046</text:p>
          </table:table-cell>
          <table:table-cell table:formula="oooc:=-[.B451]*[.$B$502]" office:value-type="float" office:value="0.0211778022654862">
            <text:p>0,0212</text:p>
          </table:table-cell>
          <table:table-cell table:formula="oooc:=([.B351]+[.B251])*SIN(RADIANS([.A557]))-([.B151]+[.B51])*COS(RADIANS([.A557]))" office:value-type="float" office:value="0.182484984493393">
            <text:p>0,1825</text:p>
          </table:table-cell>
          <table:table-cell table:formula="oooc:=-([.B351]+[.B251])*COS(RADIANS([.A557]))-([.B51]+[.B151])*SIN(RADIANS([.A557]))-[.B451]" office:value-type="float" office:value="0.168129762109508">
            <text:p>0,1681</text:p>
          </table:table-cell>
          <table:table-cell>
            <draw:frame table:end-cell-address="Feuille1.M582" table:end-x="0.67cm" table:end-y="0.028cm" draw:z-index="7" svg:width="12.851cm" svg:height="10.945cm" svg:x="1.367cm" svg:y="0.373cm">
              <draw:object draw:notify-on-update-of-ranges="Feuille1.A507:Feuille1.A602 Feuille1.D507:Feuille1.D60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office:value-type="float" office:value="46">
            <text:p>46</text:p>
          </table:table-cell>
          <table:table-cell table:formula="oooc:=[.$B$501]/2*(([.B352]-[.B252])*SIN(RADIANS([.A558]))+([.B52]-[.B152])*COS(RADIANS([.A558])))" office:value-type="float" office:value="-0.00454692999527663">
            <text:p>-0,0045</text:p>
          </table:table-cell>
          <table:table-cell table:formula="oooc:=[.$B$501]/2*(([.B352]-[.B252])*COS(RADIANS([.A558]))+([.B152]-[.B52])*SIN(RADIANS([.A558])))" office:value-type="float" office:value="-0.00465648147722826">
            <text:p>-0,0047</text:p>
          </table:table-cell>
          <table:table-cell table:formula="oooc:=-[.B452]*[.$B$502]" office:value-type="float" office:value="0.0212779667636879">
            <text:p>0,0213</text:p>
          </table:table-cell>
          <table:table-cell table:formula="oooc:=([.B352]+[.B252])*SIN(RADIANS([.A558]))-([.B152]+[.B52])*COS(RADIANS([.A558]))" office:value-type="float" office:value="0.185006272135338">
            <text:p>0,185</text:p>
          </table:table-cell>
          <table:table-cell table:formula="oooc:=-([.B352]+[.B252])*COS(RADIANS([.A558]))-([.B52]+[.B152])*SIN(RADIANS([.A558]))-[.B452]" office:value-type="float" office:value="0.161206732842707">
            <text:p>0,1612</text:p>
          </table:table-cell>
          <table:table-cell table:number-columns-repeated="19"/>
        </table:table-row>
        <table:table-row table:style-name="ro1">
          <table:table-cell office:value-type="float" office:value="47">
            <text:p>47</text:p>
          </table:table-cell>
          <table:table-cell table:formula="oooc:=[.$B$501]/2*(([.B353]-[.B253])*SIN(RADIANS([.A559]))+([.B53]-[.B153])*COS(RADIANS([.A559])))" office:value-type="float" office:value="-0.00558109020929132">
            <text:p>-0,0056</text:p>
          </table:table-cell>
          <table:table-cell table:formula="oooc:=[.$B$501]/2*(([.B353]-[.B253])*COS(RADIANS([.A559]))+([.B153]-[.B53])*SIN(RADIANS([.A559])))" office:value-type="float" office:value="-0.00468062465879207">
            <text:p>-0,0047</text:p>
          </table:table-cell>
          <table:table-cell table:formula="oooc:=-[.B453]*[.$B$502]" office:value-type="float" office:value="0.0217291341293248">
            <text:p>0,0217</text:p>
          </table:table-cell>
          <table:table-cell table:formula="oooc:=([.B353]+[.B253])*SIN(RADIANS([.A559]))-([.B153]+[.B53])*COS(RADIANS([.A559]))" office:value-type="float" office:value="0.19075455433283">
            <text:p>0,1908</text:p>
          </table:table-cell>
          <table:table-cell table:formula="oooc:=-([.B353]+[.B253])*COS(RADIANS([.A559]))-([.B53]+[.B153])*SIN(RADIANS([.A559]))-[.B453]" office:value-type="float" office:value="0.156276860291105">
            <text:p>0,1563</text:p>
          </table:table-cell>
          <table:table-cell table:number-columns-repeated="19"/>
        </table:table-row>
        <table:table-row table:style-name="ro1">
          <table:table-cell office:value-type="float" office:value="48">
            <text:p>48</text:p>
          </table:table-cell>
          <table:table-cell table:formula="oooc:=[.$B$501]/2*(([.B354]-[.B254])*SIN(RADIANS([.A560]))+([.B54]-[.B154])*COS(RADIANS([.A560])))" office:value-type="float" office:value="-0.00609366759208779">
            <text:p>-0,0061</text:p>
          </table:table-cell>
          <table:table-cell table:formula="oooc:=[.$B$501]/2*(([.B354]-[.B254])*COS(RADIANS([.A560]))+([.B154]-[.B54])*SIN(RADIANS([.A560])))" office:value-type="float" office:value="-0.00460973221288645">
            <text:p>-0,0046</text:p>
          </table:table-cell>
          <table:table-cell table:formula="oooc:=-[.B454]*[.$B$502]" office:value-type="float" office:value="0.0219279749476743">
            <text:p>0,0219</text:p>
          </table:table-cell>
          <table:table-cell table:formula="oooc:=([.B354]+[.B254])*SIN(RADIANS([.A560]))-([.B154]+[.B54])*COS(RADIANS([.A560]))" office:value-type="float" office:value="0.194486679707018">
            <text:p>0,1945</text:p>
          </table:table-cell>
          <table:table-cell table:formula="oooc:=-([.B354]+[.B254])*COS(RADIANS([.A560]))-([.B54]+[.B154])*SIN(RADIANS([.A560]))-[.B454]" office:value-type="float" office:value="0.152521702550557">
            <text:p>0,1525</text:p>
          </table:table-cell>
          <table:table-cell table:number-columns-repeated="19"/>
        </table:table-row>
        <table:table-row table:style-name="ro1">
          <table:table-cell office:value-type="float" office:value="49">
            <text:p>49</text:p>
          </table:table-cell>
          <table:table-cell table:formula="oooc:=[.$B$501]/2*(([.B355]-[.B255])*SIN(RADIANS([.A561]))+([.B55]-[.B155])*COS(RADIANS([.A561])))" office:value-type="float" office:value="-0.00656826408463702">
            <text:p>-0,0066</text:p>
          </table:table-cell>
          <table:table-cell table:formula="oooc:=[.$B$501]/2*(([.B355]-[.B255])*COS(RADIANS([.A561]))+([.B155]-[.B55])*SIN(RADIANS([.A561])))" office:value-type="float" office:value="-0.00455769589741376">
            <text:p>-0,0046</text:p>
          </table:table-cell>
          <table:table-cell table:formula="oooc:=-[.B455]*[.$B$502]" office:value-type="float" office:value="0.0220013716398755">
            <text:p>0,022</text:p>
          </table:table-cell>
          <table:table-cell table:formula="oooc:=([.B355]+[.B255])*SIN(RADIANS([.A561]))-([.B155]+[.B55])*COS(RADIANS([.A561]))" office:value-type="float" office:value="0.196077905877523">
            <text:p>0,1961</text:p>
          </table:table-cell>
          <table:table-cell table:formula="oooc:=-([.B355]+[.B255])*COS(RADIANS([.A561]))-([.B55]+[.B155])*SIN(RADIANS([.A561]))-[.B455]" office:value-type="float" office:value="0.148597734592944">
            <text:p>0,1486</text:p>
          </table:table-cell>
          <table:table-cell table:number-columns-repeated="19"/>
        </table:table-row>
        <table:table-row table:style-name="ro1">
          <table:table-cell office:value-type="float" office:value="50">
            <text:p>50</text:p>
          </table:table-cell>
          <table:table-cell table:formula="oooc:=[.$B$501]/2*(([.B356]-[.B256])*SIN(RADIANS([.A562]))+([.B56]-[.B156])*COS(RADIANS([.A562])))" office:value-type="float" office:value="-0.00700978725251594">
            <text:p>-0,007</text:p>
          </table:table-cell>
          <table:table-cell table:formula="oooc:=[.$B$501]/2*(([.B356]-[.B256])*COS(RADIANS([.A562]))+([.B156]-[.B56])*SIN(RADIANS([.A562])))" office:value-type="float" office:value="-0.00454417210871307">
            <text:p>-0,0045</text:p>
          </table:table-cell>
          <table:table-cell table:formula="oooc:=-[.B456]*[.$B$502]" office:value-type="float" office:value="0.0224085892555008">
            <text:p>0,0224</text:p>
          </table:table-cell>
          <table:table-cell table:formula="oooc:=([.B356]+[.B256])*SIN(RADIANS([.A562]))-([.B156]+[.B56])*COS(RADIANS([.A562]))" office:value-type="float" office:value="0.202972961952653">
            <text:p>0,203</text:p>
          </table:table-cell>
          <table:table-cell table:formula="oooc:=-([.B356]+[.B256])*COS(RADIANS([.A562]))-([.B56]+[.B156])*SIN(RADIANS([.A562]))-[.B456]" office:value-type="float" office:value="0.144569609396223">
            <text:p>0,1446</text:p>
          </table:table-cell>
          <table:table-cell table:number-columns-repeated="19"/>
        </table:table-row>
        <table:table-row table:style-name="ro1">
          <table:table-cell office:value-type="float" office:value="51">
            <text:p>51</text:p>
          </table:table-cell>
          <table:table-cell table:formula="oooc:=[.$B$501]/2*(([.B357]-[.B257])*SIN(RADIANS([.A563]))+([.B57]-[.B157])*COS(RADIANS([.A563])))" office:value-type="float" office:value="-0.00713067917344204">
            <text:p>-0,0071</text:p>
          </table:table-cell>
          <table:table-cell table:formula="oooc:=[.$B$501]/2*(([.B357]-[.B257])*COS(RADIANS([.A563]))+([.B157]-[.B57])*SIN(RADIANS([.A563])))" office:value-type="float" office:value="-0.00459574315252905">
            <text:p>-0,0046</text:p>
          </table:table-cell>
          <table:table-cell table:formula="oooc:=-[.B457]*[.$B$502]" office:value-type="float" office:value="0.0231745139005532">
            <text:p>0,0232</text:p>
          </table:table-cell>
          <table:table-cell table:formula="oooc:=([.B357]+[.B257])*SIN(RADIANS([.A563]))-([.B157]+[.B57])*COS(RADIANS([.A563]))" office:value-type="float" office:value="0.215549272297248">
            <text:p>0,2155</text:p>
          </table:table-cell>
          <table:table-cell table:formula="oooc:=-([.B357]+[.B257])*COS(RADIANS([.A563]))-([.B57]+[.B157])*SIN(RADIANS([.A563]))-[.B457]" office:value-type="float" office:value="0.139046937909312">
            <text:p>0,139</text:p>
          </table:table-cell>
          <table:table-cell table:number-columns-repeated="19"/>
        </table:table-row>
        <table:table-row table:style-name="ro1">
          <table:table-cell office:value-type="float" office:value="52">
            <text:p>52</text:p>
          </table:table-cell>
          <table:table-cell table:formula="oooc:=[.$B$501]/2*(([.B358]-[.B258])*SIN(RADIANS([.A564]))+([.B58]-[.B158])*COS(RADIANS([.A564])))" office:value-type="float" office:value="-0.00722687916226579">
            <text:p>-0,0072</text:p>
          </table:table-cell>
          <table:table-cell table:formula="oooc:=[.$B$501]/2*(([.B358]-[.B258])*COS(RADIANS([.A564]))+([.B158]-[.B58])*SIN(RADIANS([.A564])))" office:value-type="float" office:value="-0.00448165747850105">
            <text:p>-0,0045</text:p>
          </table:table-cell>
          <table:table-cell table:formula="oooc:=-[.B458]*[.$B$502]" office:value-type="float" office:value="0.0232600654325017">
            <text:p>0,0233</text:p>
          </table:table-cell>
          <table:table-cell table:formula="oooc:=([.B358]+[.B258])*SIN(RADIANS([.A564]))-([.B158]+[.B58])*COS(RADIANS([.A564]))" office:value-type="float" office:value="0.220031353803176">
            <text:p>0,22</text:p>
          </table:table-cell>
          <table:table-cell table:formula="oooc:=-([.B358]+[.B258])*COS(RADIANS([.A564]))-([.B58]+[.B158])*SIN(RADIANS([.A564]))-[.B458]" office:value-type="float" office:value="0.133211308030087">
            <text:p>0,1332</text:p>
          </table:table-cell>
          <table:table-cell table:number-columns-repeated="19"/>
        </table:table-row>
        <table:table-row table:style-name="ro1">
          <table:table-cell office:value-type="float" office:value="53">
            <text:p>53</text:p>
          </table:table-cell>
          <table:table-cell table:formula="oooc:=[.$B$501]/2*(([.B359]-[.B259])*SIN(RADIANS([.A565]))+([.B59]-[.B159])*COS(RADIANS([.A565])))" office:value-type="float" office:value="-0.00685487032097823">
            <text:p>-0,0069</text:p>
          </table:table-cell>
          <table:table-cell table:formula="oooc:=[.$B$501]/2*(([.B359]-[.B259])*COS(RADIANS([.A565]))+([.B159]-[.B59])*SIN(RADIANS([.A565])))" office:value-type="float" office:value="-0.00440588863337098">
            <text:p>-0,0044</text:p>
          </table:table-cell>
          <table:table-cell table:formula="oooc:=-[.B459]*[.$B$502]" office:value-type="float" office:value="0.0233820717842071">
            <text:p>0,0234</text:p>
          </table:table-cell>
          <table:table-cell table:formula="oooc:=([.B359]+[.B259])*SIN(RADIANS([.A565]))-([.B159]+[.B59])*COS(RADIANS([.A565]))" office:value-type="float" office:value="0.225684742092364">
            <text:p>0,2257</text:p>
          </table:table-cell>
          <table:table-cell table:formula="oooc:=-([.B359]+[.B259])*COS(RADIANS([.A565]))-([.B59]+[.B159])*SIN(RADIANS([.A565]))-[.B459]" office:value-type="float" office:value="0.128259651293664">
            <text:p>0,1283</text:p>
          </table:table-cell>
          <table:table-cell table:number-columns-repeated="19"/>
        </table:table-row>
        <table:table-row table:style-name="ro1">
          <table:table-cell office:value-type="float" office:value="54">
            <text:p>54</text:p>
          </table:table-cell>
          <table:table-cell table:formula="oooc:=[.$B$501]/2*(([.B360]-[.B260])*SIN(RADIANS([.A566]))+([.B60]-[.B160])*COS(RADIANS([.A566])))" office:value-type="float" office:value="-0.00692325129391358">
            <text:p>-0,0069</text:p>
          </table:table-cell>
          <table:table-cell table:formula="oooc:=[.$B$501]/2*(([.B360]-[.B260])*COS(RADIANS([.A566]))+([.B160]-[.B60])*SIN(RADIANS([.A566])))" office:value-type="float" office:value="-0.0045294148441323">
            <text:p>-0,0045</text:p>
          </table:table-cell>
          <table:table-cell table:formula="oooc:=-[.B460]*[.$B$502]" office:value-type="float" office:value="0.0240759126315705">
            <text:p>0,0241</text:p>
          </table:table-cell>
          <table:table-cell table:formula="oooc:=([.B360]+[.B260])*SIN(RADIANS([.A566]))-([.B160]+[.B60])*COS(RADIANS([.A566]))" office:value-type="float" office:value="0.237420209904052">
            <text:p>0,2374</text:p>
          </table:table-cell>
          <table:table-cell table:formula="oooc:=-([.B360]+[.B260])*COS(RADIANS([.A566]))-([.B60]+[.B160])*SIN(RADIANS([.A566]))-[.B460]" office:value-type="float" office:value="0.124758853830423">
            <text:p>0,1248</text:p>
          </table:table-cell>
          <table:table-cell table:number-columns-repeated="19"/>
        </table:table-row>
        <table:table-row table:style-name="ro1">
          <table:table-cell office:value-type="float" office:value="55">
            <text:p>55</text:p>
          </table:table-cell>
          <table:table-cell table:formula="oooc:=[.$B$501]/2*(([.B361]-[.B261])*SIN(RADIANS([.A567]))+([.B61]-[.B161])*COS(RADIANS([.A567])))" office:value-type="float" office:value="-0.00689913881261201">
            <text:p>-0,0069</text:p>
          </table:table-cell>
          <table:table-cell table:formula="oooc:=[.$B$501]/2*(([.B361]-[.B261])*COS(RADIANS([.A567]))+([.B161]-[.B61])*SIN(RADIANS([.A567])))" office:value-type="float" office:value="-0.00455198910266492">
            <text:p>-0,0046</text:p>
          </table:table-cell>
          <table:table-cell table:formula="oooc:=-[.B461]*[.$B$502]" office:value-type="float" office:value="0.0240471515815007">
            <text:p>0,024</text:p>
          </table:table-cell>
          <table:table-cell table:formula="oooc:=([.B361]+[.B261])*SIN(RADIANS([.A567]))-([.B161]+[.B61])*COS(RADIANS([.A567]))" office:value-type="float" office:value="0.240533606915291">
            <text:p>0,2405</text:p>
          </table:table-cell>
          <table:table-cell table:formula="oooc:=-([.B361]+[.B261])*COS(RADIANS([.A567]))-([.B61]+[.B161])*SIN(RADIANS([.A567]))-[.B461]" office:value-type="float" office:value="0.117790315988326">
            <text:p>0,1178</text:p>
          </table:table-cell>
          <table:table-cell table:number-columns-repeated="19"/>
        </table:table-row>
        <table:table-row table:style-name="ro1">
          <table:table-cell office:value-type="float" office:value="56">
            <text:p>56</text:p>
          </table:table-cell>
          <table:table-cell table:formula="oooc:=[.$B$501]/2*(([.B362]-[.B262])*SIN(RADIANS([.A568]))+([.B62]-[.B162])*COS(RADIANS([.A568])))" office:value-type="float" office:value="-0.0067221321073769">
            <text:p>-0,0067</text:p>
          </table:table-cell>
          <table:table-cell table:formula="oooc:=[.$B$501]/2*(([.B362]-[.B262])*COS(RADIANS([.A568]))+([.B162]-[.B62])*SIN(RADIANS([.A568])))" office:value-type="float" office:value="-0.00458607968625643">
            <text:p>-0,0046</text:p>
          </table:table-cell>
          <table:table-cell table:formula="oooc:=-[.B462]*[.$B$502]" office:value-type="float" office:value="0.0240300347625999">
            <text:p>0,024</text:p>
          </table:table-cell>
          <table:table-cell table:formula="oooc:=([.B362]+[.B262])*SIN(RADIANS([.A568]))-([.B162]+[.B62])*COS(RADIANS([.A568]))" office:value-type="float" office:value="0.24749275512136">
            <text:p>0,2475</text:p>
          </table:table-cell>
          <table:table-cell table:formula="oooc:=-([.B362]+[.B262])*COS(RADIANS([.A568]))-([.B62]+[.B162])*SIN(RADIANS([.A568]))-[.B462]" office:value-type="float" office:value="0.111039971918269">
            <text:p>0,111</text:p>
          </table:table-cell>
          <table:table-cell table:number-columns-repeated="19"/>
        </table:table-row>
        <table:table-row table:style-name="ro1">
          <table:table-cell office:value-type="float" office:value="57">
            <text:p>57</text:p>
          </table:table-cell>
          <table:table-cell table:formula="oooc:=[.$B$501]/2*(([.B363]-[.B263])*SIN(RADIANS([.A569]))+([.B63]-[.B163])*COS(RADIANS([.A569])))" office:value-type="float" office:value="-0.00683505092508211">
            <text:p>-0,0068</text:p>
          </table:table-cell>
          <table:table-cell table:formula="oooc:=[.$B$501]/2*(([.B363]-[.B263])*COS(RADIANS([.A569]))+([.B163]-[.B63])*SIN(RADIANS([.A569])))" office:value-type="float" office:value="-0.00451398339206014">
            <text:p>-0,0045</text:p>
          </table:table-cell>
          <table:table-cell table:formula="oooc:=-[.B463]*[.$B$502]" office:value-type="float" office:value="0.0241776886298436">
            <text:p>0,0242</text:p>
          </table:table-cell>
          <table:table-cell table:formula="oooc:=([.B363]+[.B263])*SIN(RADIANS([.A569]))-([.B163]+[.B63])*COS(RADIANS([.A569]))" office:value-type="float" office:value="0.252047007874028">
            <text:p>0,252</text:p>
          </table:table-cell>
          <table:table-cell table:formula="oooc:=-([.B363]+[.B263])*COS(RADIANS([.A569]))-([.B63]+[.B163])*SIN(RADIANS([.A569]))-[.B463]" office:value-type="float" office:value="0.10257865522669">
            <text:p>0,1026</text:p>
          </table:table-cell>
          <table:table-cell table:number-columns-repeated="19"/>
        </table:table-row>
        <table:table-row table:style-name="ro1">
          <table:table-cell office:value-type="float" office:value="58">
            <text:p>58</text:p>
          </table:table-cell>
          <table:table-cell table:formula="oooc:=[.$B$501]/2*(([.B364]-[.B264])*SIN(RADIANS([.A570]))+([.B64]-[.B164])*COS(RADIANS([.A570])))" office:value-type="float" office:value="-0.00626718727772858">
            <text:p>-0,0063</text:p>
          </table:table-cell>
          <table:table-cell table:formula="oooc:=[.$B$501]/2*(([.B364]-[.B264])*COS(RADIANS([.A570]))+([.B164]-[.B64])*SIN(RADIANS([.A570])))" office:value-type="float" office:value="-0.00427028934141684">
            <text:p>-0,0043</text:p>
          </table:table-cell>
          <table:table-cell table:formula="oooc:=-[.B464]*[.$B$502]" office:value-type="float" office:value="0.0247069555520343">
            <text:p>0,0247</text:p>
          </table:table-cell>
          <table:table-cell table:formula="oooc:=([.B364]+[.B264])*SIN(RADIANS([.A570]))-([.B164]+[.B64])*COS(RADIANS([.A570]))" office:value-type="float" office:value="0.258745104867927">
            <text:p>0,2587</text:p>
          </table:table-cell>
          <table:table-cell table:formula="oooc:=-([.B364]+[.B264])*COS(RADIANS([.A570]))-([.B64]+[.B164])*SIN(RADIANS([.A570]))-[.B464]" office:value-type="float" office:value="0.103395429484961">
            <text:p>0,1034</text:p>
          </table:table-cell>
          <table:table-cell table:number-columns-repeated="19"/>
        </table:table-row>
        <table:table-row table:style-name="ro1">
          <table:table-cell office:value-type="float" office:value="59">
            <text:p>59</text:p>
          </table:table-cell>
          <table:table-cell table:formula="oooc:=[.$B$501]/2*(([.B365]-[.B265])*SIN(RADIANS([.A571]))+([.B65]-[.B165])*COS(RADIANS([.A571])))" office:value-type="float" office:value="-0.00615263987456722">
            <text:p>-0,0062</text:p>
          </table:table-cell>
          <table:table-cell table:formula="oooc:=[.$B$501]/2*(([.B365]-[.B265])*COS(RADIANS([.A571]))+([.B165]-[.B65])*SIN(RADIANS([.A571])))" office:value-type="float" office:value="-0.00408848595687372">
            <text:p>-0,0041</text:p>
          </table:table-cell>
          <table:table-cell table:formula="oooc:=-[.B465]*[.$B$502]" office:value-type="float" office:value="0.0244251952261436">
            <text:p>0,0244</text:p>
          </table:table-cell>
          <table:table-cell table:formula="oooc:=([.B365]+[.B265])*SIN(RADIANS([.A571]))-([.B165]+[.B65])*COS(RADIANS([.A571]))" office:value-type="float" office:value="0.258630237835512">
            <text:p>0,2586</text:p>
          </table:table-cell>
          <table:table-cell table:formula="oooc:=-([.B365]+[.B265])*COS(RADIANS([.A571]))-([.B65]+[.B165])*SIN(RADIANS([.A571]))-[.B465]" office:value-type="float" office:value="0.0974087245129645">
            <text:p>0,0974</text:p>
          </table:table-cell>
          <table:table-cell table:number-columns-repeated="19"/>
        </table:table-row>
        <table:table-row table:style-name="ro1">
          <table:table-cell office:value-type="float" office:value="60">
            <text:p>60</text:p>
          </table:table-cell>
          <table:table-cell table:formula="oooc:=[.$B$501]/2*(([.B366]-[.B266])*SIN(RADIANS([.A572]))+([.B66]-[.B166])*COS(RADIANS([.A572])))" office:value-type="float" office:value="-0.00603034202085484">
            <text:p>-0,006</text:p>
          </table:table-cell>
          <table:table-cell table:formula="oooc:=[.$B$501]/2*(([.B366]-[.B266])*COS(RADIANS([.A572]))+([.B166]-[.B66])*SIN(RADIANS([.A572])))" office:value-type="float" office:value="-0.00392500453286183">
            <text:p>-0,0039</text:p>
          </table:table-cell>
          <table:table-cell table:formula="oooc:=-[.B466]*[.$B$502]" office:value-type="float" office:value="0.0248937059629267">
            <text:p>0,0249</text:p>
          </table:table-cell>
          <table:table-cell table:formula="oooc:=([.B366]+[.B266])*SIN(RADIANS([.A572]))-([.B166]+[.B66])*COS(RADIANS([.A572]))" office:value-type="float" office:value="0.268655462016805">
            <text:p>0,2687</text:p>
          </table:table-cell>
          <table:table-cell table:formula="oooc:=-([.B366]+[.B266])*COS(RADIANS([.A572]))-([.B66]+[.B166])*SIN(RADIANS([.A572]))-[.B466]" office:value-type="float" office:value="0.0946531944805804">
            <text:p>0,0947</text:p>
          </table:table-cell>
          <table:table-cell table:number-columns-repeated="19"/>
        </table:table-row>
        <table:table-row table:style-name="ro1">
          <table:table-cell office:value-type="float" office:value="61">
            <text:p>61</text:p>
          </table:table-cell>
          <table:table-cell table:formula="oooc:=[.$B$501]/2*(([.B367]-[.B267])*SIN(RADIANS([.A573]))+([.B67]-[.B167])*COS(RADIANS([.A573])))" office:value-type="float" office:value="-0.00560090166262043">
            <text:p>-0,0056</text:p>
          </table:table-cell>
          <table:table-cell table:formula="oooc:=[.$B$501]/2*(([.B367]-[.B267])*COS(RADIANS([.A573]))+([.B167]-[.B67])*SIN(RADIANS([.A573])))" office:value-type="float" office:value="-0.00396120022772356">
            <text:p>-0,004</text:p>
          </table:table-cell>
          <table:table-cell table:formula="oooc:=-[.B467]*[.$B$502]" office:value-type="float" office:value="0.0250562727629267">
            <text:p>0,0251</text:p>
          </table:table-cell>
          <table:table-cell table:formula="oooc:=([.B367]+[.B267])*SIN(RADIANS([.A573]))-([.B167]+[.B67])*COS(RADIANS([.A573]))" office:value-type="float" office:value="0.280145753284187">
            <text:p>0,2801</text:p>
          </table:table-cell>
          <table:table-cell table:formula="oooc:=-([.B367]+[.B267])*COS(RADIANS([.A573]))-([.B67]+[.B167])*SIN(RADIANS([.A573]))-[.B467]" office:value-type="float" office:value="0.0901345206575047">
            <text:p>0,0901</text:p>
          </table:table-cell>
          <table:table-cell table:number-columns-repeated="19"/>
        </table:table-row>
        <table:table-row table:style-name="ro1">
          <table:table-cell office:value-type="float" office:value="62">
            <text:p>62</text:p>
          </table:table-cell>
          <table:table-cell table:formula="oooc:=[.$B$501]/2*(([.B368]-[.B268])*SIN(RADIANS([.A574]))+([.B68]-[.B168])*COS(RADIANS([.A574])))" office:value-type="float" office:value="-0.00827443388397603">
            <text:p>-0,0083</text:p>
          </table:table-cell>
          <table:table-cell table:formula="oooc:=[.$B$501]/2*(([.B368]-[.B268])*COS(RADIANS([.A574]))+([.B168]-[.B68])*SIN(RADIANS([.A574])))" office:value-type="float" office:value="-0.00411776121944722">
            <text:p>-0,0041</text:p>
          </table:table-cell>
          <table:table-cell table:formula="oooc:=-[.B468]*[.$B$502]" office:value-type="float" office:value="0.0262505331629267">
            <text:p>0,0263</text:p>
          </table:table-cell>
          <table:table-cell table:formula="oooc:=([.B368]+[.B268])*SIN(RADIANS([.A574]))-([.B168]+[.B68])*COS(RADIANS([.A574]))" office:value-type="float" office:value="0.299533620149932">
            <text:p>0,2995</text:p>
          </table:table-cell>
          <table:table-cell table:formula="oooc:=-([.B368]+[.B268])*COS(RADIANS([.A574]))-([.B68]+[.B168])*SIN(RADIANS([.A574]))-[.B468]" office:value-type="float" office:value="0.104903402346627">
            <text:p>0,1049</text:p>
          </table:table-cell>
          <table:table-cell>
            <draw:frame table:end-cell-address="Feuille1.O596" table:end-x="0.56cm" table:end-y="0.082cm" draw:z-index="12" svg:width="17.535cm" svg:height="9.59cm" svg:x="1.089cm" svg:y="0.427cm">
              <draw:object draw:notify-on-update-of-ranges="Feuille1.O607:Feuille1.P702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office:value-type="float" office:value="63">
            <text:p>63</text:p>
          </table:table-cell>
          <table:table-cell table:formula="oooc:=[.$B$501]/2*(([.B369]-[.B269])*SIN(RADIANS([.A575]))+([.B69]-[.B169])*COS(RADIANS([.A575])))" office:value-type="float" office:value="-0.0101594015525541">
            <text:p>-0,0102</text:p>
          </table:table-cell>
          <table:table-cell table:formula="oooc:=[.$B$501]/2*(([.B369]-[.B269])*COS(RADIANS([.A575]))+([.B169]-[.B69])*SIN(RADIANS([.A575])))" office:value-type="float" office:value="-0.00424874586787925">
            <text:p>-0,0042</text:p>
          </table:table-cell>
          <table:table-cell table:formula="oooc:=-[.B469]*[.$B$502]" office:value-type="float" office:value="0.0255687163629267">
            <text:p>0,0256</text:p>
          </table:table-cell>
          <table:table-cell table:formula="oooc:=([.B369]+[.B269])*SIN(RADIANS([.A575]))-([.B169]+[.B69])*COS(RADIANS([.A575]))" office:value-type="float" office:value="0.31932745034594">
            <text:p>0,3193</text:p>
          </table:table-cell>
          <table:table-cell table:formula="oooc:=-([.B369]+[.B269])*COS(RADIANS([.A575]))-([.B69]+[.B169])*SIN(RADIANS([.A575]))-[.B469]" office:value-type="float" office:value="0.0923236953769156">
            <text:p>0,0923</text:p>
          </table:table-cell>
          <table:table-cell table:number-columns-repeated="19"/>
        </table:table-row>
        <table:table-row table:style-name="ro1">
          <table:table-cell office:value-type="float" office:value="64">
            <text:p>64</text:p>
          </table:table-cell>
          <table:table-cell table:formula="oooc:=[.$B$501]/2*(([.B370]-[.B270])*SIN(RADIANS([.A576]))+([.B70]-[.B170])*COS(RADIANS([.A576])))" office:value-type="float" office:value="-0.00944265456710371">
            <text:p>-0,0094</text:p>
          </table:table-cell>
          <table:table-cell table:formula="oooc:=[.$B$501]/2*(([.B370]-[.B270])*COS(RADIANS([.A576]))+([.B170]-[.B70])*SIN(RADIANS([.A576])))" office:value-type="float" office:value="-0.00423666317327485">
            <text:p>-0,0042</text:p>
          </table:table-cell>
          <table:table-cell table:formula="oooc:=-[.B470]*[.$B$502]" office:value-type="float" office:value="0.0258699343629267">
            <text:p>0,0259</text:p>
          </table:table-cell>
          <table:table-cell table:formula="oooc:=([.B370]+[.B270])*SIN(RADIANS([.A576]))-([.B170]+[.B70])*COS(RADIANS([.A576]))" office:value-type="float" office:value="0.338842494447464">
            <text:p>0,3388</text:p>
          </table:table-cell>
          <table:table-cell table:formula="oooc:=-([.B370]+[.B270])*COS(RADIANS([.A576]))-([.B70]+[.B170])*SIN(RADIANS([.A576]))-[.B470]" office:value-type="float" office:value="0.093178592768156">
            <text:p>0,0932</text:p>
          </table:table-cell>
          <table:table-cell table:number-columns-repeated="19"/>
        </table:table-row>
        <table:table-row table:style-name="ro1">
          <table:table-cell office:value-type="float" office:value="65">
            <text:p>65</text:p>
          </table:table-cell>
          <table:table-cell table:formula="oooc:=[.$B$501]/2*(([.B371]-[.B271])*SIN(RADIANS([.A577]))+([.B71]-[.B171])*COS(RADIANS([.A577])))" office:value-type="float" office:value="-0.0102383278784267">
            <text:p>-0,0102</text:p>
          </table:table-cell>
          <table:table-cell table:formula="oooc:=[.$B$501]/2*(([.B371]-[.B271])*COS(RADIANS([.A577]))+([.B171]-[.B71])*SIN(RADIANS([.A577])))" office:value-type="float" office:value="-0.00403289504227138">
            <text:p>-0,004</text:p>
          </table:table-cell>
          <table:table-cell table:formula="oooc:=-[.B471]*[.$B$502]" office:value-type="float" office:value="0.0260576555629267">
            <text:p>0,0261</text:p>
          </table:table-cell>
          <table:table-cell table:formula="oooc:=([.B371]+[.B271])*SIN(RADIANS([.A577]))-([.B171]+[.B71])*COS(RADIANS([.A577]))" office:value-type="float" office:value="0.313376762094424">
            <text:p>0,3134</text:p>
          </table:table-cell>
          <table:table-cell table:formula="oooc:=-([.B371]+[.B271])*COS(RADIANS([.A577]))-([.B71]+[.B171])*SIN(RADIANS([.A577]))-[.B471]" office:value-type="float" office:value="0.092256031104626">
            <text:p>0,0923</text:p>
          </table:table-cell>
          <table:table-cell table:number-columns-repeated="19"/>
        </table:table-row>
        <table:table-row table:style-name="ro1">
          <table:table-cell office:value-type="float" office:value="66">
            <text:p>66</text:p>
          </table:table-cell>
          <table:table-cell table:formula="oooc:=[.$B$501]/2*(([.B372]-[.B272])*SIN(RADIANS([.A578]))+([.B72]-[.B172])*COS(RADIANS([.A578])))" office:value-type="float" office:value="-0.0100101779047047">
            <text:p>-0,01</text:p>
          </table:table-cell>
          <table:table-cell table:formula="oooc:=[.$B$501]/2*(([.B372]-[.B272])*COS(RADIANS([.A578]))+([.B172]-[.B72])*SIN(RADIANS([.A578])))" office:value-type="float" office:value="-0.00397928351801112">
            <text:p>-0,004</text:p>
          </table:table-cell>
          <table:table-cell table:formula="oooc:=-[.B472]*[.$B$502]" office:value-type="float" office:value="0.0261702883629267">
            <text:p>0,0262</text:p>
          </table:table-cell>
          <table:table-cell table:formula="oooc:=([.B372]+[.B272])*SIN(RADIANS([.A578]))-([.B172]+[.B72])*COS(RADIANS([.A578]))" office:value-type="float" office:value="0.341504629019858">
            <text:p>0,3415</text:p>
          </table:table-cell>
          <table:table-cell table:formula="oooc:=-([.B372]+[.B272])*COS(RADIANS([.A578]))-([.B72]+[.B172])*SIN(RADIANS([.A578]))-[.B472]" office:value-type="float" office:value="0.0906504582165784">
            <text:p>0,0907</text:p>
          </table:table-cell>
          <table:table-cell table:number-columns-repeated="2"/>
          <table:table-cell>
            <draw:frame table:end-cell-address="Feuille1.N596" table:end-x="2.176cm" table:end-y="0.055cm" draw:z-index="11" svg:width="12.823cm" svg:height="8.183cm" svg:x="0.642cm" svg:y="0cm">
              <draw:object draw:notify-on-update-of-ranges="Feuille1.B610:Feuille1.B704 Feuille1.F610:Feuille1.F70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office:value-type="float" office:value="67">
            <text:p>67</text:p>
          </table:table-cell>
          <table:table-cell table:formula="oooc:=[.$B$501]/2*(([.B373]-[.B273])*SIN(RADIANS([.A579]))+([.B73]-[.B173])*COS(RADIANS([.A579])))" office:value-type="float" office:value="-0.0086777464915455">
            <text:p>-0,0087</text:p>
          </table:table-cell>
          <table:table-cell table:formula="oooc:=[.$B$501]/2*(([.B373]-[.B273])*COS(RADIANS([.A579]))+([.B173]-[.B73])*SIN(RADIANS([.A579])))" office:value-type="float" office:value="-0.00425057172671123">
            <text:p>-0,0043</text:p>
          </table:table-cell>
          <table:table-cell table:formula="oooc:=-[.B473]*[.$B$502]" office:value-type="float" office:value="0.0259632079629267">
            <text:p>0,026</text:p>
          </table:table-cell>
          <table:table-cell table:formula="oooc:=([.B373]+[.B273])*SIN(RADIANS([.A579]))-([.B173]+[.B73])*COS(RADIANS([.A579]))" office:value-type="float" office:value="0.339533653758011">
            <text:p>0,3395</text:p>
          </table:table-cell>
          <table:table-cell table:formula="oooc:=-([.B373]+[.B273])*COS(RADIANS([.A579]))-([.B73]+[.B173])*SIN(RADIANS([.A579]))-[.B473]" office:value-type="float" office:value="0.0876242843999054">
            <text:p>0,0876</text:p>
          </table:table-cell>
          <table:table-cell table:number-columns-repeated="19"/>
        </table:table-row>
        <table:table-row table:style-name="ro1">
          <table:table-cell office:value-type="float" office:value="68">
            <text:p>68</text:p>
          </table:table-cell>
          <table:table-cell table:formula="oooc:=[.$B$501]/2*(([.B374]-[.B274])*SIN(RADIANS([.A580]))+([.B74]-[.B174])*COS(RADIANS([.A580])))" office:value-type="float" office:value="-0.00883987558933363">
            <text:p>-0,0088</text:p>
          </table:table-cell>
          <table:table-cell table:formula="oooc:=[.$B$501]/2*(([.B374]-[.B274])*COS(RADIANS([.A580]))+([.B174]-[.B74])*SIN(RADIANS([.A580])))" office:value-type="float" office:value="-0.00417273228678947">
            <text:p>-0,0042</text:p>
          </table:table-cell>
          <table:table-cell table:formula="oooc:=-[.B474]*[.$B$502]" office:value-type="float" office:value="0.0264479323629267">
            <text:p>0,0264</text:p>
          </table:table-cell>
          <table:table-cell table:formula="oooc:=([.B374]+[.B274])*SIN(RADIANS([.A580]))-([.B174]+[.B74])*COS(RADIANS([.A580]))" office:value-type="float" office:value="0.353125237438398">
            <text:p>0,3531</text:p>
          </table:table-cell>
          <table:table-cell table:formula="oooc:=-([.B374]+[.B274])*COS(RADIANS([.A580]))-([.B74]+[.B174])*SIN(RADIANS([.A580]))-[.B474]" office:value-type="float" office:value="0.0918239093081998">
            <text:p>0,0918</text:p>
          </table:table-cell>
          <table:table-cell table:number-columns-repeated="19"/>
        </table:table-row>
        <table:table-row table:style-name="ro1">
          <table:table-cell office:value-type="float" office:value="69">
            <text:p>69</text:p>
          </table:table-cell>
          <table:table-cell table:formula="oooc:=[.$B$501]/2*(([.B375]-[.B275])*SIN(RADIANS([.A581]))+([.B75]-[.B175])*COS(RADIANS([.A581])))" office:value-type="float" office:value="-0.00857820069821873">
            <text:p>-0,0086</text:p>
          </table:table-cell>
          <table:table-cell table:formula="oooc:=[.$B$501]/2*(([.B375]-[.B275])*COS(RADIANS([.A581]))+([.B175]-[.B75])*SIN(RADIANS([.A581])))" office:value-type="float" office:value="-0.00406353200788757">
            <text:p>-0,0041</text:p>
          </table:table-cell>
          <table:table-cell table:formula="oooc:=-[.B475]*[.$B$502]" office:value-type="float" office:value="0.0252931479629267">
            <text:p>0,0253</text:p>
          </table:table-cell>
          <table:table-cell table:formula="oooc:=([.B375]+[.B275])*SIN(RADIANS([.A581]))-([.B175]+[.B75])*COS(RADIANS([.A581]))" office:value-type="float" office:value="0.346225294278444">
            <text:p>0,3462</text:p>
          </table:table-cell>
          <table:table-cell table:formula="oooc:=-([.B375]+[.B275])*COS(RADIANS([.A581]))-([.B75]+[.B175])*SIN(RADIANS([.A581]))-[.B475]" office:value-type="float" office:value="0.0750581283662982">
            <text:p>0,0751</text:p>
          </table:table-cell>
          <table:table-cell table:number-columns-repeated="19"/>
        </table:table-row>
        <table:table-row table:style-name="ro1">
          <table:table-cell office:value-type="float" office:value="70">
            <text:p>70</text:p>
          </table:table-cell>
          <table:table-cell table:formula="oooc:=[.$B$501]/2*(([.B376]-[.B276])*SIN(RADIANS([.A582]))+([.B76]-[.B176])*COS(RADIANS([.A582])))" office:value-type="float" office:value="-0.00986670990488055">
            <text:p>-0,0099</text:p>
          </table:table-cell>
          <table:table-cell table:formula="oooc:=[.$B$501]/2*(([.B376]-[.B276])*COS(RADIANS([.A582]))+([.B176]-[.B76])*SIN(RADIANS([.A582])))" office:value-type="float" office:value="-0.00390024999106069">
            <text:p>-0,0039</text:p>
          </table:table-cell>
          <table:table-cell table:formula="oooc:=-[.B476]*[.$B$502]" office:value-type="float" office:value="0.0258359443629267">
            <text:p>0,0258</text:p>
          </table:table-cell>
          <table:table-cell table:formula="oooc:=([.B376]+[.B276])*SIN(RADIANS([.A582]))-([.B176]+[.B76])*COS(RADIANS([.A582]))" office:value-type="float" office:value="0.364959473505146">
            <text:p>0,365</text:p>
          </table:table-cell>
          <table:table-cell table:formula="oooc:=-([.B376]+[.B276])*COS(RADIANS([.A582]))-([.B76]+[.B176])*SIN(RADIANS([.A582]))-[.B476]" office:value-type="float" office:value="0.0798064444328166">
            <text:p>0,0798</text:p>
          </table:table-cell>
          <table:table-cell table:number-columns-repeated="19"/>
        </table:table-row>
        <table:table-row table:style-name="ro1">
          <table:table-cell office:value-type="float" office:value="71">
            <text:p>71</text:p>
          </table:table-cell>
          <table:table-cell table:formula="oooc:=[.$B$501]/2*(([.B377]-[.B277])*SIN(RADIANS([.A583]))+([.B77]-[.B177])*COS(RADIANS([.A583])))" office:value-type="float" office:value="-0.0112335885713706">
            <text:p>-0,0112</text:p>
          </table:table-cell>
          <table:table-cell table:formula="oooc:=[.$B$501]/2*(([.B377]-[.B277])*COS(RADIANS([.A583]))+([.B177]-[.B77])*SIN(RADIANS([.A583])))" office:value-type="float" office:value="-0.00382514142762312">
            <text:p>-0,0038</text:p>
          </table:table-cell>
          <table:table-cell table:formula="oooc:=-[.B477]*[.$B$502]" office:value-type="float" office:value="0.0258183171629267">
            <text:p>0,0258</text:p>
          </table:table-cell>
          <table:table-cell table:formula="oooc:=([.B377]+[.B277])*SIN(RADIANS([.A583]))-([.B177]+[.B77])*COS(RADIANS([.A583]))" office:value-type="float" office:value="0.365695953308489">
            <text:p>0,3657</text:p>
          </table:table-cell>
          <table:table-cell table:formula="oooc:=-([.B377]+[.B277])*COS(RADIANS([.A583]))-([.B77]+[.B177])*SIN(RADIANS([.A583]))-[.B477]" office:value-type="float" office:value="0.0759518703232868">
            <text:p>0,076</text:p>
          </table:table-cell>
          <table:table-cell table:number-columns-repeated="19"/>
        </table:table-row>
        <table:table-row table:style-name="ro1">
          <table:table-cell office:value-type="float" office:value="72">
            <text:p>72</text:p>
          </table:table-cell>
          <table:table-cell table:formula="oooc:=[.$B$501]/2*(([.B378]-[.B278])*SIN(RADIANS([.A584]))+([.B78]-[.B178])*COS(RADIANS([.A584])))" office:value-type="float" office:value="-0.00983866848492205">
            <text:p>-0,0098</text:p>
          </table:table-cell>
          <table:table-cell table:formula="oooc:=[.$B$501]/2*(([.B378]-[.B278])*COS(RADIANS([.A584]))+([.B178]-[.B78])*SIN(RADIANS([.A584])))" office:value-type="float" office:value="-0.00374656692616185">
            <text:p>-0,0037</text:p>
          </table:table-cell>
          <table:table-cell table:formula="oooc:=-[.B478]*[.$B$502]" office:value-type="float" office:value="0.0257165371629267">
            <text:p>0,0257</text:p>
          </table:table-cell>
          <table:table-cell table:formula="oooc:=([.B378]+[.B278])*SIN(RADIANS([.A584]))-([.B178]+[.B78])*COS(RADIANS([.A584]))" office:value-type="float" office:value="0.383680885986443">
            <text:p>0,3837</text:p>
          </table:table-cell>
          <table:table-cell table:formula="oooc:=-([.B378]+[.B278])*COS(RADIANS([.A584]))-([.B78]+[.B178])*SIN(RADIANS([.A584]))-[.B478]" office:value-type="float" office:value="0.0739340067340227">
            <text:p>0,0739</text:p>
          </table:table-cell>
          <table:table-cell table:number-columns-repeated="19"/>
        </table:table-row>
        <table:table-row table:style-name="ro1">
          <table:table-cell office:value-type="float" office:value="73">
            <text:p>73</text:p>
          </table:table-cell>
          <table:table-cell table:formula="oooc:=[.$B$501]/2*(([.B379]-[.B279])*SIN(RADIANS([.A585]))+([.B79]-[.B179])*COS(RADIANS([.A585])))" office:value-type="float" office:value="-0.00915315443215125">
            <text:p>-0,0092</text:p>
          </table:table-cell>
          <table:table-cell table:formula="oooc:=[.$B$501]/2*(([.B379]-[.B279])*COS(RADIANS([.A585]))+([.B179]-[.B79])*SIN(RADIANS([.A585])))" office:value-type="float" office:value="-0.00330314679522584">
            <text:p>-0,0033</text:p>
          </table:table-cell>
          <table:table-cell table:formula="oooc:=-[.B479]*[.$B$502]" office:value-type="float" office:value="0.0262547103629267">
            <text:p>0,0263</text:p>
          </table:table-cell>
          <table:table-cell table:formula="oooc:=([.B379]+[.B279])*SIN(RADIANS([.A585]))-([.B179]+[.B79])*COS(RADIANS([.A585]))" office:value-type="float" office:value="0.396480939304541">
            <text:p>0,3965</text:p>
          </table:table-cell>
          <table:table-cell table:formula="oooc:=-([.B379]+[.B279])*COS(RADIANS([.A585]))-([.B79]+[.B179])*SIN(RADIANS([.A585]))-[.B479]" office:value-type="float" office:value="0.0762644191215482">
            <text:p>0,0763</text:p>
          </table:table-cell>
          <table:table-cell table:number-columns-repeated="19"/>
        </table:table-row>
        <table:table-row table:style-name="ro1">
          <table:table-cell office:value-type="float" office:value="74">
            <text:p>74</text:p>
          </table:table-cell>
          <table:table-cell table:formula="oooc:=[.$B$501]/2*(([.B380]-[.B280])*SIN(RADIANS([.A586]))+([.B80]-[.B180])*COS(RADIANS([.A586])))" office:value-type="float" office:value="-0.0105268115730378">
            <text:p>-0,0105</text:p>
          </table:table-cell>
          <table:table-cell table:formula="oooc:=[.$B$501]/2*(([.B380]-[.B280])*COS(RADIANS([.A586]))+([.B180]-[.B80])*SIN(RADIANS([.A586])))" office:value-type="float" office:value="-0.00305689173363719">
            <text:p>-0,0031</text:p>
          </table:table-cell>
          <table:table-cell table:formula="oooc:=-[.B480]*[.$B$502]" office:value-type="float" office:value="0.0264632727629267">
            <text:p>0,0265</text:p>
          </table:table-cell>
          <table:table-cell table:formula="oooc:=([.B380]+[.B280])*SIN(RADIANS([.A586]))-([.B180]+[.B80])*COS(RADIANS([.A586]))" office:value-type="float" office:value="0.406491376609005">
            <text:p>0,4065</text:p>
          </table:table-cell>
          <table:table-cell table:formula="oooc:=-([.B380]+[.B280])*COS(RADIANS([.A586]))-([.B80]+[.B180])*SIN(RADIANS([.A586]))-[.B480]" office:value-type="float" office:value="0.0782010900973435">
            <text:p>0,0782</text:p>
          </table:table-cell>
          <table:table-cell table:number-columns-repeated="19"/>
        </table:table-row>
        <table:table-row table:style-name="ro1">
          <table:table-cell office:value-type="float" office:value="75">
            <text:p>75</text:p>
          </table:table-cell>
          <table:table-cell table:formula="oooc:=[.$B$501]/2*(([.B381]-[.B281])*SIN(RADIANS([.A587]))+([.B81]-[.B181])*COS(RADIANS([.A587])))" office:value-type="float" office:value="-0.0107730483229585">
            <text:p>-0,0108</text:p>
          </table:table-cell>
          <table:table-cell table:formula="oooc:=[.$B$501]/2*(([.B381]-[.B281])*COS(RADIANS([.A587]))+([.B181]-[.B81])*SIN(RADIANS([.A587])))" office:value-type="float" office:value="-0.00275935372805095">
            <text:p>-0,0028</text:p>
          </table:table-cell>
          <table:table-cell table:formula="oooc:=-[.B481]*[.$B$502]" office:value-type="float" office:value="0.0261590423629267">
            <text:p>0,0262</text:p>
          </table:table-cell>
          <table:table-cell table:formula="oooc:=([.B381]+[.B281])*SIN(RADIANS([.A587]))-([.B181]+[.B81])*COS(RADIANS([.A587]))" office:value-type="float" office:value="0.412844135261461">
            <text:p>0,4128</text:p>
          </table:table-cell>
          <table:table-cell table:formula="oooc:=-([.B381]+[.B281])*COS(RADIANS([.A587]))-([.B81]+[.B181])*SIN(RADIANS([.A587]))-[.B481]" office:value-type="float" office:value="0.072745272814751">
            <text:p>0,0727</text:p>
          </table:table-cell>
          <table:table-cell table:number-columns-repeated="19"/>
        </table:table-row>
        <table:table-row table:style-name="ro1">
          <table:table-cell office:value-type="float" office:value="76">
            <text:p>76</text:p>
          </table:table-cell>
          <table:table-cell table:formula="oooc:=[.$B$501]/2*(([.B382]-[.B282])*SIN(RADIANS([.A588]))+([.B82]-[.B182])*COS(RADIANS([.A588])))" office:value-type="float" office:value="-0.010213925668707">
            <text:p>-0,0102</text:p>
          </table:table-cell>
          <table:table-cell table:formula="oooc:=[.$B$501]/2*(([.B382]-[.B282])*COS(RADIANS([.A588]))+([.B182]-[.B82])*SIN(RADIANS([.A588])))" office:value-type="float" office:value="-0.00273256921831842">
            <text:p>-0,0027</text:p>
          </table:table-cell>
          <table:table-cell table:formula="oooc:=-[.B482]*[.$B$502]" office:value-type="float" office:value="0.0262148959629267">
            <text:p>0,0262</text:p>
          </table:table-cell>
          <table:table-cell table:formula="oooc:=([.B382]+[.B282])*SIN(RADIANS([.A588]))-([.B182]+[.B82])*COS(RADIANS([.A588]))" office:value-type="float" office:value="0.42268881472041">
            <text:p>0,4227</text:p>
          </table:table-cell>
          <table:table-cell table:formula="oooc:=-([.B382]+[.B282])*COS(RADIANS([.A588]))-([.B82]+[.B182])*SIN(RADIANS([.A588]))-[.B482]" office:value-type="float" office:value="0.0737542047502298">
            <text:p>0,0738</text:p>
          </table:table-cell>
          <table:table-cell table:number-columns-repeated="19"/>
        </table:table-row>
        <table:table-row table:style-name="ro1">
          <table:table-cell office:value-type="float" office:value="77">
            <text:p>77</text:p>
          </table:table-cell>
          <table:table-cell table:formula="oooc:=[.$B$501]/2*(([.B383]-[.B283])*SIN(RADIANS([.A589]))+([.B83]-[.B183])*COS(RADIANS([.A589])))" office:value-type="float" office:value="-0.0102858504276459">
            <text:p>-0,0103</text:p>
          </table:table-cell>
          <table:table-cell table:formula="oooc:=[.$B$501]/2*(([.B383]-[.B283])*COS(RADIANS([.A589]))+([.B183]-[.B83])*SIN(RADIANS([.A589])))" office:value-type="float" office:value="-0.00263554389274906">
            <text:p>-0,0026</text:p>
          </table:table-cell>
          <table:table-cell table:formula="oooc:=-[.B483]*[.$B$502]" office:value-type="float" office:value="0.0259163819629267">
            <text:p>0,0259</text:p>
          </table:table-cell>
          <table:table-cell table:formula="oooc:=([.B383]+[.B283])*SIN(RADIANS([.A589]))-([.B183]+[.B83])*COS(RADIANS([.A589]))" office:value-type="float" office:value="0.425060763930444">
            <text:p>0,4251</text:p>
          </table:table-cell>
          <table:table-cell table:formula="oooc:=-([.B383]+[.B283])*COS(RADIANS([.A589]))-([.B83]+[.B183])*SIN(RADIANS([.A589]))-[.B483]" office:value-type="float" office:value="0.0688428966268794">
            <text:p>0,0688</text:p>
          </table:table-cell>
          <table:table-cell table:number-columns-repeated="19"/>
        </table:table-row>
        <table:table-row table:style-name="ro1">
          <table:table-cell office:value-type="float" office:value="78">
            <text:p>78</text:p>
          </table:table-cell>
          <table:table-cell table:formula="oooc:=[.$B$501]/2*(([.B384]-[.B284])*SIN(RADIANS([.A590]))+([.B84]-[.B184])*COS(RADIANS([.A590])))" office:value-type="float" office:value="-0.00699226150610248">
            <text:p>-0,007</text:p>
          </table:table-cell>
          <table:table-cell table:formula="oooc:=[.$B$501]/2*(([.B384]-[.B284])*COS(RADIANS([.A590]))+([.B184]-[.B84])*SIN(RADIANS([.A590])))" office:value-type="float" office:value="-0.00279021579700878">
            <text:p>-0,0028</text:p>
          </table:table-cell>
          <table:table-cell table:formula="oooc:=-[.B484]*[.$B$502]" office:value-type="float" office:value="0.0258660983629267">
            <text:p>0,0259</text:p>
          </table:table-cell>
          <table:table-cell table:formula="oooc:=([.B384]+[.B284])*SIN(RADIANS([.A590]))-([.B184]+[.B84])*COS(RADIANS([.A590]))" office:value-type="float" office:value="0.439407789121231">
            <text:p>0,4394</text:p>
          </table:table-cell>
          <table:table-cell table:formula="oooc:=-([.B384]+[.B284])*COS(RADIANS([.A590]))-([.B84]+[.B184])*SIN(RADIANS([.A590]))-[.B484]" office:value-type="float" office:value="0.0623629084558064">
            <text:p>0,0624</text:p>
          </table:table-cell>
          <table:table-cell table:number-columns-repeated="19"/>
        </table:table-row>
        <table:table-row table:style-name="ro1">
          <table:table-cell office:value-type="float" office:value="79">
            <text:p>79</text:p>
          </table:table-cell>
          <table:table-cell table:formula="oooc:=[.$B$501]/2*(([.B385]-[.B285])*SIN(RADIANS([.A591]))+([.B85]-[.B185])*COS(RADIANS([.A591])))" office:value-type="float" office:value="-0.00891285053831051">
            <text:p>-0,0089</text:p>
          </table:table-cell>
          <table:table-cell table:formula="oooc:=[.$B$501]/2*(([.B385]-[.B285])*COS(RADIANS([.A591]))+([.B185]-[.B85])*SIN(RADIANS([.A591])))" office:value-type="float" office:value="-0.00249205077386363">
            <text:p>-0,0025</text:p>
          </table:table-cell>
          <table:table-cell table:formula="oooc:=-[.B485]*[.$B$502]" office:value-type="float" office:value="0.0258346995629267">
            <text:p>0,0258</text:p>
          </table:table-cell>
          <table:table-cell table:formula="oooc:=([.B385]+[.B285])*SIN(RADIANS([.A591]))-([.B185]+[.B85])*COS(RADIANS([.A591]))" office:value-type="float" office:value="0.443394821102805">
            <text:p>0,4434</text:p>
          </table:table-cell>
          <table:table-cell table:formula="oooc:=-([.B385]+[.B285])*COS(RADIANS([.A591]))-([.B85]+[.B185])*SIN(RADIANS([.A591]))-[.B485]" office:value-type="float" office:value="0.064674952762502">
            <text:p>0,0647</text:p>
          </table:table-cell>
          <table:table-cell table:number-columns-repeated="19"/>
        </table:table-row>
        <table:table-row table:style-name="ro1">
          <table:table-cell office:value-type="float" office:value="80">
            <text:p>80</text:p>
          </table:table-cell>
          <table:table-cell table:formula="oooc:=[.$B$501]/2*(([.B386]-[.B286])*SIN(RADIANS([.A592]))+([.B86]-[.B186])*COS(RADIANS([.A592])))" office:value-type="float" office:value="-0.00868130012974292">
            <text:p>-0,0087</text:p>
          </table:table-cell>
          <table:table-cell table:formula="oooc:=[.$B$501]/2*(([.B386]-[.B286])*COS(RADIANS([.A592]))+([.B186]-[.B86])*SIN(RADIANS([.A592])))" office:value-type="float" office:value="-0.0027575672399036">
            <text:p>-0,0028</text:p>
          </table:table-cell>
          <table:table-cell table:formula="oooc:=-[.B486]*[.$B$502]" office:value-type="float" office:value="0.0265871263629267">
            <text:p>0,0266</text:p>
          </table:table-cell>
          <table:table-cell table:formula="oooc:=([.B386]+[.B286])*SIN(RADIANS([.A592]))-([.B186]+[.B86])*COS(RADIANS([.A592]))" office:value-type="float" office:value="0.468584206202255">
            <text:p>0,4686</text:p>
          </table:table-cell>
          <table:table-cell table:formula="oooc:=-([.B386]+[.B286])*COS(RADIANS([.A592]))-([.B86]+[.B186])*SIN(RADIANS([.A592]))-[.B486]" office:value-type="float" office:value="0.074034031965159">
            <text:p>0,074</text:p>
          </table:table-cell>
          <table:table-cell table:number-columns-repeated="19"/>
        </table:table-row>
        <table:table-row table:style-name="ro1">
          <table:table-cell office:value-type="float" office:value="81">
            <text:p>81</text:p>
          </table:table-cell>
          <table:table-cell table:formula="oooc:=[.$B$501]/2*(([.B387]-[.B287])*SIN(RADIANS([.A593]))+([.B87]-[.B187])*COS(RADIANS([.A593])))" office:value-type="float" office:value="-0.00866861112890154">
            <text:p>-0,0087</text:p>
          </table:table-cell>
          <table:table-cell table:formula="oooc:=[.$B$501]/2*(([.B387]-[.B287])*COS(RADIANS([.A593]))+([.B187]-[.B87])*SIN(RADIANS([.A593])))" office:value-type="float" office:value="-0.00283551539436416">
            <text:p>-0,0028</text:p>
          </table:table-cell>
          <table:table-cell table:formula="oooc:=-[.B487]*[.$B$502]" office:value-type="float" office:value="0.0249608439629267">
            <text:p>0,025</text:p>
          </table:table-cell>
          <table:table-cell table:formula="oooc:=([.B387]+[.B287])*SIN(RADIANS([.A593]))-([.B187]+[.B87])*COS(RADIANS([.A593]))" office:value-type="float" office:value="0.445951345649774">
            <text:p>0,446</text:p>
          </table:table-cell>
          <table:table-cell table:formula="oooc:=-([.B387]+[.B287])*COS(RADIANS([.A593]))-([.B87]+[.B187])*SIN(RADIANS([.A593]))-[.B487]" office:value-type="float" office:value="0.0546187694154278">
            <text:p>0,0546</text:p>
          </table:table-cell>
          <table:table-cell table:number-columns-repeated="19"/>
        </table:table-row>
        <table:table-row table:style-name="ro1">
          <table:table-cell office:value-type="float" office:value="82">
            <text:p>82</text:p>
          </table:table-cell>
          <table:table-cell table:formula="oooc:=[.$B$501]/2*(([.B388]-[.B288])*SIN(RADIANS([.A594]))+([.B88]-[.B188])*COS(RADIANS([.A594])))" office:value-type="float" office:value="-0.00882436786893055">
            <text:p>-0,0088</text:p>
          </table:table-cell>
          <table:table-cell table:formula="oooc:=[.$B$501]/2*(([.B388]-[.B288])*COS(RADIANS([.A594]))+([.B188]-[.B88])*SIN(RADIANS([.A594])))" office:value-type="float" office:value="-0.00286046940696687">
            <text:p>-0,0029</text:p>
          </table:table-cell>
          <table:table-cell table:formula="oooc:=-[.B488]*[.$B$502]" office:value-type="float" office:value="0.0256181007629267">
            <text:p>0,0256</text:p>
          </table:table-cell>
          <table:table-cell table:formula="oooc:=([.B388]+[.B288])*SIN(RADIANS([.A594]))-([.B188]+[.B88])*COS(RADIANS([.A594]))" office:value-type="float" office:value="0.465262963911856">
            <text:p>0,4653</text:p>
          </table:table-cell>
          <table:table-cell table:formula="oooc:=-([.B388]+[.B288])*COS(RADIANS([.A594]))-([.B88]+[.B188])*SIN(RADIANS([.A594]))-[.B488]" office:value-type="float" office:value="0.0647208994869367">
            <text:p>0,0647</text:p>
          </table:table-cell>
          <table:table-cell table:number-columns-repeated="19"/>
        </table:table-row>
        <table:table-row table:style-name="ro1">
          <table:table-cell office:value-type="float" office:value="83">
            <text:p>83</text:p>
          </table:table-cell>
          <table:table-cell table:formula="oooc:=[.$B$501]/2*(([.B389]-[.B289])*SIN(RADIANS([.A595]))+([.B89]-[.B189])*COS(RADIANS([.A595])))" office:value-type="float" office:value="-0.0102676748460021">
            <text:p>-0,0103</text:p>
          </table:table-cell>
          <table:table-cell table:formula="oooc:=[.$B$501]/2*(([.B389]-[.B289])*COS(RADIANS([.A595]))+([.B189]-[.B89])*SIN(RADIANS([.A595])))" office:value-type="float" office:value="-0.00233686739699133">
            <text:p>-0,0023</text:p>
          </table:table-cell>
          <table:table-cell table:formula="oooc:=-[.B489]*[.$B$502]" office:value-type="float" office:value="0.0260653547629267">
            <text:p>0,0261</text:p>
          </table:table-cell>
          <table:table-cell table:formula="oooc:=([.B389]+[.B289])*SIN(RADIANS([.A595]))-([.B189]+[.B89])*COS(RADIANS([.A595]))" office:value-type="float" office:value="0.473721686830788">
            <text:p>0,4737</text:p>
          </table:table-cell>
          <table:table-cell table:formula="oooc:=-([.B389]+[.B289])*COS(RADIANS([.A595]))-([.B89]+[.B189])*SIN(RADIANS([.A595]))-[.B489]" office:value-type="float" office:value="0.0697595708456621">
            <text:p>0,0698</text:p>
          </table:table-cell>
          <table:table-cell table:number-columns-repeated="19"/>
        </table:table-row>
        <table:table-row table:style-name="ro1">
          <table:table-cell office:value-type="float" office:value="84">
            <text:p>84</text:p>
          </table:table-cell>
          <table:table-cell table:formula="oooc:=[.$B$501]/2*(([.B390]-[.B290])*SIN(RADIANS([.A596]))+([.B90]-[.B190])*COS(RADIANS([.A596])))" office:value-type="float" office:value="-0.0114320803594619">
            <text:p>-0,0114</text:p>
          </table:table-cell>
          <table:table-cell table:formula="oooc:=[.$B$501]/2*(([.B390]-[.B290])*COS(RADIANS([.A596]))+([.B190]-[.B90])*SIN(RADIANS([.A596])))" office:value-type="float" office:value="-0.00222685611773966">
            <text:p>-0,0022</text:p>
          </table:table-cell>
          <table:table-cell table:formula="oooc:=-[.B490]*[.$B$502]" office:value-type="float" office:value="0.0263080387629267">
            <text:p>0,0263</text:p>
          </table:table-cell>
          <table:table-cell table:formula="oooc:=([.B390]+[.B290])*SIN(RADIANS([.A596]))-([.B190]+[.B90])*COS(RADIANS([.A596]))" office:value-type="float" office:value="0.478842340107232">
            <text:p>0,4788</text:p>
          </table:table-cell>
          <table:table-cell table:formula="oooc:=-([.B390]+[.B290])*COS(RADIANS([.A596]))-([.B90]+[.B190])*SIN(RADIANS([.A596]))-[.B490]" office:value-type="float" office:value="0.0721996403996852">
            <text:p>0,0722</text:p>
          </table:table-cell>
          <table:table-cell table:number-columns-repeated="19"/>
        </table:table-row>
        <table:table-row table:style-name="ro1">
          <table:table-cell office:value-type="float" office:value="85">
            <text:p>85</text:p>
          </table:table-cell>
          <table:table-cell table:formula="oooc:=[.$B$501]/2*(([.B391]-[.B291])*SIN(RADIANS([.A597]))+([.B91]-[.B191])*COS(RADIANS([.A597])))" office:value-type="float" office:value="-0.0140820282954822">
            <text:p>-0,0141</text:p>
          </table:table-cell>
          <table:table-cell table:formula="oooc:=[.$B$501]/2*(([.B391]-[.B291])*COS(RADIANS([.A597]))+([.B191]-[.B91])*SIN(RADIANS([.A597])))" office:value-type="float" office:value="-0.00188922862076201">
            <text:p>-0,0019</text:p>
          </table:table-cell>
          <table:table-cell table:formula="oooc:=-[.B491]*[.$B$502]" office:value-type="float" office:value="0.0257139567629267">
            <text:p>0,0257</text:p>
          </table:table-cell>
          <table:table-cell table:formula="oooc:=([.B391]+[.B291])*SIN(RADIANS([.A597]))-([.B191]+[.B91])*COS(RADIANS([.A597]))" office:value-type="float" office:value="0.477207417426845">
            <text:p>0,4772</text:p>
          </table:table-cell>
          <table:table-cell table:formula="oooc:=-([.B391]+[.B291])*COS(RADIANS([.A597]))-([.B91]+[.B191])*SIN(RADIANS([.A597]))-[.B491]" office:value-type="float" office:value="0.0643272200098778">
            <text:p>0,0643</text:p>
          </table:table-cell>
          <table:table-cell table:number-columns-repeated="19"/>
        </table:table-row>
        <table:table-row table:style-name="ro1">
          <table:table-cell office:value-type="float" office:value="86">
            <text:p>86</text:p>
          </table:table-cell>
          <table:table-cell table:formula="oooc:=[.$B$501]/2*(([.B392]-[.B292])*SIN(RADIANS([.A598]))+([.B92]-[.B192])*COS(RADIANS([.A598])))" office:value-type="float" office:value="-0.0139875573984081">
            <text:p>-0,014</text:p>
          </table:table-cell>
          <table:table-cell table:formula="oooc:=[.$B$501]/2*(([.B392]-[.B292])*COS(RADIANS([.A598]))+([.B192]-[.B92])*SIN(RADIANS([.A598])))" office:value-type="float" office:value="-0.00193453175252642">
            <text:p>-0,0019</text:p>
          </table:table-cell>
          <table:table-cell table:formula="oooc:=-[.B492]*[.$B$502]" office:value-type="float" office:value="0.0258836783629267">
            <text:p>0,0259</text:p>
          </table:table-cell>
          <table:table-cell table:formula="oooc:=([.B392]+[.B292])*SIN(RADIANS([.A598]))-([.B192]+[.B92])*COS(RADIANS([.A598]))" office:value-type="float" office:value="0.477369685802764">
            <text:p>0,4774</text:p>
          </table:table-cell>
          <table:table-cell table:formula="oooc:=-([.B392]+[.B292])*COS(RADIANS([.A598]))-([.B92]+[.B192])*SIN(RADIANS([.A598]))-[.B492]" office:value-type="float" office:value="0.0654865938892247">
            <text:p>0,0655</text:p>
          </table:table-cell>
          <table:table-cell table:number-columns-repeated="19"/>
        </table:table-row>
        <table:table-row table:style-name="ro1">
          <table:table-cell office:value-type="float" office:value="87">
            <text:p>87</text:p>
          </table:table-cell>
          <table:table-cell table:formula="oooc:=[.$B$501]/2*(([.B393]-[.B293])*SIN(RADIANS([.A599]))+([.B93]-[.B193])*COS(RADIANS([.A599])))" office:value-type="float" office:value="-0.0095012179142388">
            <text:p>-0,0095</text:p>
          </table:table-cell>
          <table:table-cell table:formula="oooc:=[.$B$501]/2*(([.B393]-[.B293])*COS(RADIANS([.A599]))+([.B193]-[.B93])*SIN(RADIANS([.A599])))" office:value-type="float" office:value="-0.00207642379165552">
            <text:p>-0,0021</text:p>
          </table:table-cell>
          <table:table-cell table:formula="oooc:=-[.B493]*[.$B$502]" office:value-type="float" office:value="0.0255562883629267">
            <text:p>0,0256</text:p>
          </table:table-cell>
          <table:table-cell table:formula="oooc:=([.B393]+[.B293])*SIN(RADIANS([.A599]))-([.B193]+[.B93])*COS(RADIANS([.A599]))" office:value-type="float" office:value="0.500939731296129">
            <text:p>0,5009</text:p>
          </table:table-cell>
          <table:table-cell table:formula="oooc:=-([.B393]+[.B293])*COS(RADIANS([.A599]))-([.B93]+[.B193])*SIN(RADIANS([.A599]))-[.B493]" office:value-type="float" office:value="0.0673827503340484">
            <text:p>0,0674</text:p>
          </table:table-cell>
          <table:table-cell table:number-columns-repeated="19"/>
        </table:table-row>
        <table:table-row table:style-name="ro1">
          <table:table-cell office:value-type="float" office:value="88">
            <text:p>88</text:p>
          </table:table-cell>
          <table:table-cell table:formula="oooc:=[.$B$501]/2*(([.B394]-[.B294])*SIN(RADIANS([.A600]))+([.B94]-[.B194])*COS(RADIANS([.A600])))" office:value-type="float" office:value="-0.00928362083047598">
            <text:p>-0,0093</text:p>
          </table:table-cell>
          <table:table-cell table:formula="oooc:=[.$B$501]/2*(([.B394]-[.B294])*COS(RADIANS([.A600]))+([.B194]-[.B94])*SIN(RADIANS([.A600])))" office:value-type="float" office:value="-0.00213723499037044">
            <text:p>-0,0021</text:p>
          </table:table-cell>
          <table:table-cell table:formula="oooc:=-[.B494]*[.$B$502]" office:value-type="float" office:value="0.0256849499629267">
            <text:p>0,0257</text:p>
          </table:table-cell>
          <table:table-cell table:formula="oooc:=([.B394]+[.B294])*SIN(RADIANS([.A600]))-([.B194]+[.B94])*COS(RADIANS([.A600]))" office:value-type="float" office:value="0.508955537648336">
            <text:p>0,509</text:p>
          </table:table-cell>
          <table:table-cell table:formula="oooc:=-([.B394]+[.B294])*COS(RADIANS([.A600]))-([.B94]+[.B194])*SIN(RADIANS([.A600]))-[.B494]" office:value-type="float" office:value="0.0695369202225151">
            <text:p>0,0695</text:p>
          </table:table-cell>
          <table:table-cell table:number-columns-repeated="19"/>
        </table:table-row>
        <table:table-row table:style-name="ro1">
          <table:table-cell office:value-type="float" office:value="89">
            <text:p>89</text:p>
          </table:table-cell>
          <table:table-cell table:formula="oooc:=[.$B$501]/2*(([.B395]-[.B295])*SIN(RADIANS([.A601]))+([.B95]-[.B195])*COS(RADIANS([.A601])))" office:value-type="float" office:value="-0.00795555371742607">
            <text:p>-0,008</text:p>
          </table:table-cell>
          <table:table-cell table:formula="oooc:=[.$B$501]/2*(([.B395]-[.B295])*COS(RADIANS([.A601]))+([.B195]-[.B95])*SIN(RADIANS([.A601])))" office:value-type="float" office:value="-0.00227236582423164">
            <text:p>-0,0023</text:p>
          </table:table-cell>
          <table:table-cell table:formula="oooc:=-[.B495]*[.$B$502]" office:value-type="float" office:value="0.0269665295629267">
            <text:p>0,027</text:p>
          </table:table-cell>
          <table:table-cell table:formula="oooc:=([.B395]+[.B295])*SIN(RADIANS([.A601]))-([.B195]+[.B95])*COS(RADIANS([.A601]))" office:value-type="float" office:value="0.523909174587006">
            <text:p>0,5239</text:p>
          </table:table-cell>
          <table:table-cell table:formula="oooc:=-([.B395]+[.B295])*COS(RADIANS([.A601]))-([.B95]+[.B195])*SIN(RADIANS([.A601]))-[.B495]" office:value-type="float" office:value="0.0884821307792135">
            <text:p>0,0885</text:p>
          </table:table-cell>
          <table:table-cell table:number-columns-repeated="19"/>
        </table:table-row>
        <table:table-row table:style-name="ro1">
          <table:table-cell office:value-type="float" office:value="90">
            <text:p>90</text:p>
          </table:table-cell>
          <table:table-cell table:formula="oooc:=[.$B$501]/2*(([.B396]-[.B296])*SIN(RADIANS([.A602]))+([.B96]-[.B196])*COS(RADIANS([.A602])))" office:value-type="float" office:value="-0.0076412804">
            <text:p>-0,0076</text:p>
          </table:table-cell>
          <table:table-cell table:formula="oooc:=[.$B$501]/2*(([.B396]-[.B296])*COS(RADIANS([.A602]))+([.B196]-[.B96])*SIN(RADIANS([.A602])))" office:value-type="float" office:value="-0.002356941925">
            <text:p>-0,0024</text:p>
          </table:table-cell>
          <table:table-cell table:formula="oooc:=-[.B496]*[.$B$502]" office:value-type="float" office:value="0.0257773411629267">
            <text:p>0,0258</text:p>
          </table:table-cell>
          <table:table-cell table:formula="oooc:=([.B396]+[.B296])*SIN(RADIANS([.A602]))-([.B196]+[.B96])*COS(RADIANS([.A602]))" office:value-type="float" office:value="0.52607748">
            <text:p>0,5261</text:p>
          </table:table-cell>
          <table:table-cell table:formula="oooc:=-([.B396]+[.B296])*COS(RADIANS([.A602]))-([.B96]+[.B196])*SIN(RADIANS([.A602]))-[.B496]" office:value-type="float" office:value="0.0736834945365842">
            <text:p>0,0737</text:p>
          </table:table-cell>
          <table:table-cell table:number-columns-repeated="19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21"/>
          <table:table-cell office:value-type="string">
            <text:p>RPM</text:p>
          </table:table-cell>
          <table:table-cell office:value-type="string">
            <text:p>11,1V</text:p>
          </table:table-cell>
          <table:table-cell office:value-type="string">
            <text:p>7,4V</text:p>
          </table:table-cell>
          <table:table-cell/>
        </table:table-row>
        <table:table-row table:style-name="ro1">
          <table:table-cell table:number-columns-repeated="21"/>
          <table:table-cell office:value-type="float" office:value="12465.17578125">
            <text:p>12465,1758</text:p>
          </table:table-cell>
          <table:table-cell office:value-type="float" office:value="0.324065941571883">
            <text:p>0,3241</text:p>
          </table:table-cell>
          <table:table-cell/>
          <table:table-cell>
            <draw:frame table:end-cell-address="Feuille1.AE632" table:end-x="0.921cm" table:end-y="0.215cm" draw:z-index="14" svg:width="13.353cm" svg:height="11.291cm" svg:x="1.115cm" svg:y="0.213cm">
              <draw:object draw:notify-on-update-of-ranges="Feuille1.V606:Feuille1.X798" xlink:href="./Object 15" xlink:type="simple" xlink:show="embed" xlink:actuate="onLoad"/>
              <draw:image xlink:href="./ObjectReplacements/Object 15" xlink:type="simple" xlink:show="embed" xlink:actuate="onLoad"/>
            </draw:frame>
            <draw:frame table:end-cell-address="Feuille1.AD632" table:end-x="2.12cm" table:end-y="0.109cm" draw:z-index="15" svg:width="12.294cm" svg:height="11.184cm" svg:x="1.115cm" svg:y="0.214cm">
              <draw:object draw:notify-on-update-of-ranges="Feuille1.V606:Feuille1.X798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</table:table-row>
        <table:table-row table:style-name="ro1">
          <table:table-cell table:number-columns-repeated="21"/>
          <table:table-cell office:value-type="float" office:value="12466.42578125">
            <text:p>12466,4258</text:p>
          </table:table-cell>
          <table:table-cell office:value-type="float" office:value="0.32545430119066">
            <text:p>0,3255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float" office:value="12476.81640625">
            <text:p>12476,8164</text:p>
          </table:table-cell>
          <table:table-cell office:value-type="float" office:value="0.322883603016743">
            <text:p>0,3229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10256.484375">
            <text:p>10256,4844</text:p>
          </table:table-cell>
          <table:table-cell table:number-columns-repeated="3"/>
          <table:table-cell office:value-type="float" office:value="0.084571751538737">
            <text:p>0,0846</text:p>
          </table:table-cell>
          <table:table-cell table:number-columns-repeated="15"/>
          <table:table-cell office:value-type="float" office:value="12465.703125">
            <text:p>12465,7031</text:p>
          </table:table-cell>
          <table:table-cell office:value-type="float" office:value="0.324347657634237">
            <text:p>0,3243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10260.33203125">
            <text:p>10260,332</text:p>
          </table:table-cell>
          <table:table-cell table:number-columns-repeated="3"/>
          <table:table-cell office:value-type="float" office:value="0.0846511331114954">
            <text:p>0,0847</text:p>
          </table:table-cell>
          <table:table-cell table:number-columns-repeated="15"/>
          <table:table-cell office:value-type="float" office:value="12465.76171875">
            <text:p>12465,7617</text:p>
          </table:table-cell>
          <table:table-cell office:value-type="float" office:value="0.32720012986868">
            <text:p>0,3272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0260.546875">
            <text:p>10260,5469</text:p>
          </table:table-cell>
          <table:table-cell table:number-columns-repeated="3"/>
          <table:table-cell office:value-type="float" office:value="0.0839911679205663">
            <text:p>0,084</text:p>
          </table:table-cell>
          <table:table-cell table:number-columns-repeated="15"/>
          <table:table-cell office:value-type="float" office:value="12468.75">
            <text:p>12468,75</text:p>
          </table:table-cell>
          <table:table-cell office:value-type="float" office:value="0.32185126">
            <text:p>0,3219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0267.265625">
            <text:p>10267,2656</text:p>
          </table:table-cell>
          <table:table-cell table:number-columns-repeated="3"/>
          <table:table-cell office:value-type="float" office:value="0.0828917614130426">
            <text:p>0,0829</text:p>
          </table:table-cell>
          <table:table-cell table:number-columns-repeated="15"/>
          <table:table-cell office:value-type="float" office:value="12460.5078125">
            <text:p>12460,5078</text:p>
          </table:table-cell>
          <table:table-cell office:value-type="float" office:value="0.320089937895374">
            <text:p>0,3201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0256.640625">
            <text:p>10256,6406</text:p>
          </table:table-cell>
          <table:table-cell table:number-columns-repeated="3"/>
          <table:table-cell office:value-type="float" office:value="0.085795037556845">
            <text:p>0,0858</text:p>
          </table:table-cell>
          <table:table-cell table:number-columns-repeated="15"/>
          <table:table-cell office:value-type="float" office:value="12458.57421875">
            <text:p>12458,5742</text:p>
          </table:table-cell>
          <table:table-cell office:value-type="float" office:value="0.323770440445206">
            <text:p>0,3238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266.73828125">
            <text:p>10266,7383</text:p>
          </table:table-cell>
          <table:table-cell table:number-columns-repeated="3"/>
          <table:table-cell office:value-type="float" office:value="0.07962988">
            <text:p>0,0796</text:p>
          </table:table-cell>
          <table:table-cell table:number-columns-repeated="15"/>
          <table:table-cell office:value-type="float" office:value="12455.91796875">
            <text:p>12455,918</text:p>
          </table:table-cell>
          <table:table-cell office:value-type="float" office:value="0.326748878471394">
            <text:p>0,326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57.44140625">
            <text:p>10257,4414</text:p>
          </table:table-cell>
          <table:table-cell table:number-columns-repeated="3"/>
          <table:table-cell office:value-type="float" office:value="0.0776877948683027">
            <text:p>0,0777</text:p>
          </table:table-cell>
          <table:table-cell table:number-columns-repeated="15"/>
          <table:table-cell office:value-type="float" office:value="12456.46484375">
            <text:p>12456,4648</text:p>
          </table:table-cell>
          <table:table-cell office:value-type="float" office:value="0.328033487550844">
            <text:p>0,32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57.0703125">
            <text:p>10257,0703</text:p>
          </table:table-cell>
          <table:table-cell table:number-columns-repeated="3"/>
          <table:table-cell office:value-type="float" office:value="0.0809916904644374">
            <text:p>0,081</text:p>
          </table:table-cell>
          <table:table-cell table:number-columns-repeated="15"/>
          <table:table-cell office:value-type="float" office:value="12449.0625">
            <text:p>12449,0625</text:p>
          </table:table-cell>
          <table:table-cell office:value-type="float" office:value="0.327751290863748">
            <text:p>0,327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255.8984375">
            <text:p>10255,8984</text:p>
          </table:table-cell>
          <table:table-cell table:number-columns-repeated="3"/>
          <table:table-cell office:value-type="float" office:value="0.083872136332881">
            <text:p>0,0839</text:p>
          </table:table-cell>
          <table:table-cell table:number-columns-repeated="15"/>
          <table:table-cell office:value-type="float" office:value="12455.1171875">
            <text:p>12455,1172</text:p>
          </table:table-cell>
          <table:table-cell office:value-type="float" office:value="0.326839579955881">
            <text:p>0,326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247.48046875">
            <text:p>10247,4805</text:p>
          </table:table-cell>
          <table:table-cell table:number-columns-repeated="3"/>
          <table:table-cell office:value-type="float" office:value="0.0830641439755859">
            <text:p>0,0831</text:p>
          </table:table-cell>
          <table:table-cell table:number-columns-repeated="15"/>
          <table:table-cell office:value-type="float" office:value="12435.9375">
            <text:p>12435,9375</text:p>
          </table:table-cell>
          <table:table-cell office:value-type="float" office:value="0.332374228074989">
            <text:p>0,332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44.74609375">
            <text:p>10244,7461</text:p>
          </table:table-cell>
          <table:table-cell table:number-columns-repeated="3"/>
          <table:table-cell office:value-type="float" office:value="0.0837270770273002">
            <text:p>0,0837</text:p>
          </table:table-cell>
          <table:table-cell table:number-columns-repeated="15"/>
          <table:table-cell office:value-type="float" office:value="12428.0078125">
            <text:p>12428,0078</text:p>
          </table:table-cell>
          <table:table-cell office:value-type="float" office:value="0.335282971363684">
            <text:p>0,3353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225.8984375">
            <text:p>10225,8984</text:p>
          </table:table-cell>
          <table:table-cell table:number-columns-repeated="3"/>
          <table:table-cell office:value-type="float" office:value="0.0827680510834554">
            <text:p>0,0828</text:p>
          </table:table-cell>
          <table:table-cell table:number-columns-repeated="15"/>
          <table:table-cell office:value-type="float" office:value="12426.69921875">
            <text:p>12426,6992</text:p>
          </table:table-cell>
          <table:table-cell office:value-type="float" office:value="0.335629212063541">
            <text:p>0,335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15.72265625">
            <text:p>10215,7227</text:p>
          </table:table-cell>
          <table:table-cell table:number-columns-repeated="3"/>
          <table:table-cell office:value-type="float" office:value="0.0849840567452099">
            <text:p>0,085</text:p>
          </table:table-cell>
          <table:table-cell table:number-columns-repeated="15"/>
          <table:table-cell office:value-type="float" office:value="12414.8828125">
            <text:p>12414,8828</text:p>
          </table:table-cell>
          <table:table-cell office:value-type="float" office:value="0.336381951456735">
            <text:p>0,336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06.71875">
            <text:p>10206,7188</text:p>
          </table:table-cell>
          <table:table-cell table:number-columns-repeated="3"/>
          <table:table-cell office:value-type="float" office:value="0.0845409495846288">
            <text:p>0,0845</text:p>
          </table:table-cell>
          <table:table-cell table:number-columns-repeated="15"/>
          <table:table-cell office:value-type="float" office:value="12404.53125">
            <text:p>12404,5313</text:p>
          </table:table-cell>
          <table:table-cell office:value-type="float" office:value="0.336480212771881">
            <text:p>0,336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196.19140625">
            <text:p>10196,1914</text:p>
          </table:table-cell>
          <table:table-cell table:number-columns-repeated="3"/>
          <table:table-cell office:value-type="float" office:value="0.0861547693466665">
            <text:p>0,0862</text:p>
          </table:table-cell>
          <table:table-cell table:number-columns-repeated="15"/>
          <table:table-cell office:value-type="float" office:value="12376.09375">
            <text:p>12376,0938</text:p>
          </table:table-cell>
          <table:table-cell office:value-type="float" office:value="0.341049027836867">
            <text:p>0,34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186.58203125">
            <text:p>10186,582</text:p>
          </table:table-cell>
          <table:table-cell table:number-columns-repeated="3"/>
          <table:table-cell office:value-type="float" office:value="0.0879091234227103">
            <text:p>0,0879</text:p>
          </table:table-cell>
          <table:table-cell table:number-columns-repeated="15"/>
          <table:table-cell office:value-type="float" office:value="12346.69921875">
            <text:p>12346,6992</text:p>
          </table:table-cell>
          <table:table-cell office:value-type="float" office:value="0.341854621716773">
            <text:p>0,341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175.9375">
            <text:p>10175,9375</text:p>
          </table:table-cell>
          <table:table-cell table:number-columns-repeated="3"/>
          <table:table-cell office:value-type="float" office:value="0.0866265949307519">
            <text:p>0,0866</text:p>
          </table:table-cell>
          <table:table-cell table:number-columns-repeated="15"/>
          <table:table-cell office:value-type="float" office:value="12325.25390625">
            <text:p>12325,2539</text:p>
          </table:table-cell>
          <table:table-cell office:value-type="float" office:value="0.34688300491212">
            <text:p>0,346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161.5625">
            <text:p>10161,5625</text:p>
          </table:table-cell>
          <table:table-cell table:number-columns-repeated="3"/>
          <table:table-cell office:value-type="float" office:value="0.088426464589108">
            <text:p>0,0884</text:p>
          </table:table-cell>
          <table:table-cell table:number-columns-repeated="15"/>
          <table:table-cell office:value-type="float" office:value="12335.625">
            <text:p>12335,625</text:p>
          </table:table-cell>
          <table:table-cell office:value-type="float" office:value="0.350825868657785">
            <text:p>0,350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126.54296875">
            <text:p>10126,543</text:p>
          </table:table-cell>
          <table:table-cell table:number-columns-repeated="3"/>
          <table:table-cell office:value-type="float" office:value="0.0892278662273032">
            <text:p>0,0892</text:p>
          </table:table-cell>
          <table:table-cell table:number-columns-repeated="15"/>
          <table:table-cell office:value-type="float" office:value="12315.44921875">
            <text:p>12315,4492</text:p>
          </table:table-cell>
          <table:table-cell office:value-type="float" office:value="0.355256507279131">
            <text:p>0,355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125.41015625">
            <text:p>10125,4102</text:p>
          </table:table-cell>
          <table:table-cell table:number-columns-repeated="3"/>
          <table:table-cell office:value-type="float" office:value="0.0921029382160208">
            <text:p>0,0921</text:p>
          </table:table-cell>
          <table:table-cell table:number-columns-repeated="15"/>
          <table:table-cell office:value-type="float" office:value="12316.66015625">
            <text:p>12316,6602</text:p>
          </table:table-cell>
          <table:table-cell office:value-type="float" office:value="0.355332294767343">
            <text:p>0,355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075.56640625">
            <text:p>10075,5664</text:p>
          </table:table-cell>
          <table:table-cell table:number-columns-repeated="3"/>
          <table:table-cell office:value-type="float" office:value="0.0937555346516068">
            <text:p>0,0938</text:p>
          </table:table-cell>
          <table:table-cell table:number-columns-repeated="15"/>
          <table:table-cell office:value-type="float" office:value="12289.55078125">
            <text:p>12289,5508</text:p>
          </table:table-cell>
          <table:table-cell office:value-type="float" office:value="0.357793313105047">
            <text:p>0,357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085.87890625">
            <text:p>10085,8789</text:p>
          </table:table-cell>
          <table:table-cell table:number-columns-repeated="3"/>
          <table:table-cell office:value-type="float" office:value="0.0935024114679973">
            <text:p>0,0935</text:p>
          </table:table-cell>
          <table:table-cell table:number-columns-repeated="15"/>
          <table:table-cell office:value-type="float" office:value="12265.5078125">
            <text:p>12265,5078</text:p>
          </table:table-cell>
          <table:table-cell office:value-type="float" office:value="0.364396978082728">
            <text:p>0,3644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55.15625">
            <text:p>10055,1563</text:p>
          </table:table-cell>
          <table:table-cell table:number-columns-repeated="3"/>
          <table:table-cell office:value-type="float" office:value="0.0971102614492463">
            <text:p>0,0971</text:p>
          </table:table-cell>
          <table:table-cell table:number-columns-repeated="15"/>
          <table:table-cell office:value-type="float" office:value="12247.1875">
            <text:p>12247,1875</text:p>
          </table:table-cell>
          <table:table-cell office:value-type="float" office:value="0.367944876040743">
            <text:p>0,367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035.234375">
            <text:p>10035,2344</text:p>
          </table:table-cell>
          <table:table-cell table:number-columns-repeated="3"/>
          <table:table-cell office:value-type="float" office:value="0.0986834262671314">
            <text:p>0,0987</text:p>
          </table:table-cell>
          <table:table-cell table:number-columns-repeated="15"/>
          <table:table-cell office:value-type="float" office:value="12208.3203125">
            <text:p>12208,3203</text:p>
          </table:table-cell>
          <table:table-cell office:value-type="float" office:value="0.372367456278387">
            <text:p>0,372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026.62109375">
            <text:p>10026,6211</text:p>
          </table:table-cell>
          <table:table-cell table:number-columns-repeated="3"/>
          <table:table-cell office:value-type="float" office:value="0.10015455580584">
            <text:p>0,1002</text:p>
          </table:table-cell>
          <table:table-cell table:number-columns-repeated="15"/>
          <table:table-cell office:value-type="float" office:value="12207.03125">
            <text:p>12207,0313</text:p>
          </table:table-cell>
          <table:table-cell office:value-type="float" office:value="0.372550889814281">
            <text:p>0,372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997.3828125">
            <text:p>9997,3828</text:p>
          </table:table-cell>
          <table:table-cell table:number-columns-repeated="3"/>
          <table:table-cell office:value-type="float" office:value="0.104642475821308">
            <text:p>0,1046</text:p>
          </table:table-cell>
          <table:table-cell table:number-columns-repeated="15"/>
          <table:table-cell office:value-type="float" office:value="12187.265625">
            <text:p>12187,2656</text:p>
          </table:table-cell>
          <table:table-cell office:value-type="float" office:value="0.37547522107562">
            <text:p>0,375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966.66015625">
            <text:p>9966,6602</text:p>
          </table:table-cell>
          <table:table-cell table:number-columns-repeated="3"/>
          <table:table-cell office:value-type="float" office:value="0.104449683782465">
            <text:p>0,1044</text:p>
          </table:table-cell>
          <table:table-cell table:number-columns-repeated="15"/>
          <table:table-cell office:value-type="float" office:value="12156.6796875">
            <text:p>12156,6797</text:p>
          </table:table-cell>
          <table:table-cell office:value-type="float" office:value="0.379834823685331">
            <text:p>0,379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948.5546875">
            <text:p>9948,5547</text:p>
          </table:table-cell>
          <table:table-cell table:number-columns-repeated="3"/>
          <table:table-cell office:value-type="float" office:value="0.105845114286931">
            <text:p>0,1058</text:p>
          </table:table-cell>
          <table:table-cell table:number-columns-repeated="15"/>
          <table:table-cell office:value-type="float" office:value="12133.28125">
            <text:p>12133,2813</text:p>
          </table:table-cell>
          <table:table-cell office:value-type="float" office:value="0.383023029219361">
            <text:p>0,383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915.25390625">
            <text:p>9915,2539</text:p>
          </table:table-cell>
          <table:table-cell table:number-columns-repeated="3"/>
          <table:table-cell office:value-type="float" office:value="0.109062252091515">
            <text:p>0,1091</text:p>
          </table:table-cell>
          <table:table-cell table:number-columns-repeated="15"/>
          <table:table-cell office:value-type="float" office:value="12106.07421875">
            <text:p>12106,0742</text:p>
          </table:table-cell>
          <table:table-cell office:value-type="float" office:value="0.385723927123138">
            <text:p>0,385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886.7578125">
            <text:p>9886,7578</text:p>
          </table:table-cell>
          <table:table-cell table:number-columns-repeated="3"/>
          <table:table-cell office:value-type="float" office:value="0.110895570857632">
            <text:p>0,1109</text:p>
          </table:table-cell>
          <table:table-cell table:number-columns-repeated="15"/>
          <table:table-cell office:value-type="float" office:value="12080.7421875">
            <text:p>12080,7422</text:p>
          </table:table-cell>
          <table:table-cell office:value-type="float" office:value="0.390770369970408">
            <text:p>0,390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867.51953125">
            <text:p>9867,5195</text:p>
          </table:table-cell>
          <table:table-cell office:value-type="float" office:value="9995.1171875">
            <text:p>9995,1172</text:p>
          </table:table-cell>
          <table:table-cell table:number-columns-repeated="2"/>
          <table:table-cell office:value-type="float" office:value="0.110323320059055">
            <text:p>0,1103</text:p>
          </table:table-cell>
          <table:table-cell table:number-columns-repeated="15"/>
          <table:table-cell office:value-type="float" office:value="12046.89453125">
            <text:p>12046,8945</text:p>
          </table:table-cell>
          <table:table-cell office:value-type="float" office:value="0.396063865929371">
            <text:p>0,3961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835.83984375">
            <text:p>9835,8398</text:p>
          </table:table-cell>
          <table:table-cell office:value-type="float" office:value="9976.484375">
            <text:p>9976,4844</text:p>
          </table:table-cell>
          <table:table-cell table:number-columns-repeated="2"/>
          <table:table-cell office:value-type="float" office:value="0.113514067058862">
            <text:p>0,1135</text:p>
          </table:table-cell>
          <table:table-cell table:number-columns-repeated="15"/>
          <table:table-cell office:value-type="float" office:value="12018.18359375">
            <text:p>12018,1836</text:p>
          </table:table-cell>
          <table:table-cell office:value-type="float" office:value="0.40417514528715">
            <text:p>0,4042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816.46484375">
            <text:p>9816,4648</text:p>
          </table:table-cell>
          <table:table-cell office:value-type="float" office:value="9995.078125">
            <text:p>9995,0781</text:p>
          </table:table-cell>
          <table:table-cell table:number-columns-repeated="2"/>
          <table:table-cell office:value-type="float" office:value="0.116379390847871">
            <text:p>0,1164</text:p>
          </table:table-cell>
          <table:table-cell table:number-columns-repeated="15"/>
          <table:table-cell office:value-type="float" office:value="11986.07421875">
            <text:p>11986,0742</text:p>
          </table:table-cell>
          <table:table-cell office:value-type="float" office:value="0.411970493053552">
            <text:p>0,412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776.11328125">
            <text:p>9776,1133</text:p>
          </table:table-cell>
          <table:table-cell office:value-type="float" office:value="9972.86132813">
            <text:p>9972,8613</text:p>
          </table:table-cell>
          <table:table-cell table:number-columns-repeated="2"/>
          <table:table-cell office:value-type="float" office:value="0.120422104167624">
            <text:p>0,1204</text:p>
          </table:table-cell>
          <table:table-cell table:number-columns-repeated="15"/>
          <table:table-cell office:value-type="float" office:value="11916.38671875">
            <text:p>11916,3867</text:p>
          </table:table-cell>
          <table:table-cell office:value-type="float" office:value="0.416550349180274">
            <text:p>0,4166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746.796875">
            <text:p>9746,7969</text:p>
          </table:table-cell>
          <table:table-cell office:value-type="float" office:value="9938.15429688">
            <text:p>9938,1543</text:p>
          </table:table-cell>
          <table:table-cell table:number-columns-repeated="2"/>
          <table:table-cell office:value-type="float" office:value="0.126677403629321">
            <text:p>0,1267</text:p>
          </table:table-cell>
          <table:table-cell table:number-columns-repeated="15"/>
          <table:table-cell office:value-type="float" office:value="11877.01171875">
            <text:p>11877,0117</text:p>
          </table:table-cell>
          <table:table-cell office:value-type="float" office:value="0.418939620053932">
            <text:p>0,418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716.640625">
            <text:p>9716,6406</text:p>
          </table:table-cell>
          <table:table-cell office:value-type="float" office:value="9892.06054688">
            <text:p>9892,0605</text:p>
          </table:table-cell>
          <table:table-cell table:number-columns-repeated="2"/>
          <table:table-cell office:value-type="float" office:value="0.134824921624375">
            <text:p>0,1348</text:p>
          </table:table-cell>
          <table:table-cell table:number-columns-repeated="15"/>
          <table:table-cell office:value-type="float" office:value="11845.8984375">
            <text:p>11845,8984</text:p>
          </table:table-cell>
          <table:table-cell office:value-type="float" office:value="0.418720882374275">
            <text:p>0,4187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856.796875">
            <text:p>9856,7969</text:p>
          </table:table-cell>
          <table:table-cell table:number-columns-repeated="3"/>
          <table:table-cell office:value-type="float" office:value="0.13654480406257">
            <text:p>0,1365</text:p>
          </table:table-cell>
          <table:table-cell table:number-columns-repeated="15"/>
          <table:table-cell office:value-type="float" office:value="11806.69921875">
            <text:p>11806,6992</text:p>
          </table:table-cell>
          <table:table-cell office:value-type="float" office:value="0.419146431316183">
            <text:p>0,419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820.45898438">
            <text:p>9820,459</text:p>
          </table:table-cell>
          <table:table-cell table:number-columns-repeated="3"/>
          <table:table-cell office:value-type="float" office:value="0.134202106144748">
            <text:p>0,1342</text:p>
          </table:table-cell>
          <table:table-cell table:number-columns-repeated="15"/>
          <table:table-cell office:value-type="float" office:value="11777.3828125">
            <text:p>11777,3828</text:p>
          </table:table-cell>
          <table:table-cell office:value-type="float" office:value="0.419195309995561">
            <text:p>0,419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779.40429688">
            <text:p>9779,4043</text:p>
          </table:table-cell>
          <table:table-cell table:number-columns-repeated="3"/>
          <table:table-cell office:value-type="float" office:value="0.13990615695286">
            <text:p>0,1399</text:p>
          </table:table-cell>
          <table:table-cell table:number-columns-repeated="15"/>
          <table:table-cell office:value-type="float" office:value="11737.5">
            <text:p>11737,5</text:p>
          </table:table-cell>
          <table:table-cell office:value-type="float" office:value="0.418053335072109">
            <text:p>0,418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735.078125">
            <text:p>9735,0781</text:p>
          </table:table-cell>
          <table:table-cell table:number-columns-repeated="3"/>
          <table:table-cell office:value-type="float" office:value="0.143731654059496">
            <text:p>0,1437</text:p>
          </table:table-cell>
          <table:table-cell table:number-columns-repeated="15"/>
          <table:table-cell office:value-type="float" office:value="11697.0703125">
            <text:p>11697,0703</text:p>
          </table:table-cell>
          <table:table-cell office:value-type="float" office:value="0.422689018682494">
            <text:p>0,4227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697.03125">
            <text:p>9697,0313</text:p>
          </table:table-cell>
          <table:table-cell table:number-columns-repeated="3"/>
          <table:table-cell office:value-type="float" office:value="0.149691630805244">
            <text:p>0,1497</text:p>
          </table:table-cell>
          <table:table-cell table:number-columns-repeated="15"/>
          <table:table-cell office:value-type="float" office:value="11655.13671875">
            <text:p>11655,1367</text:p>
          </table:table-cell>
          <table:table-cell office:value-type="float" office:value="0.422853084082029">
            <text:p>0,4229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645.06835938">
            <text:p>9645,0684</text:p>
          </table:table-cell>
          <table:table-cell table:number-columns-repeated="3"/>
          <table:table-cell office:value-type="float" office:value="0.149653564609077">
            <text:p>0,1497</text:p>
          </table:table-cell>
          <table:table-cell table:number-columns-repeated="15"/>
          <table:table-cell office:value-type="float" office:value="11618.3203125">
            <text:p>11618,3203</text:p>
          </table:table-cell>
          <table:table-cell office:value-type="float" office:value="0.425088545441536">
            <text:p>0,425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601.66992188">
            <text:p>9601,6699</text:p>
          </table:table-cell>
          <table:table-cell table:number-columns-repeated="3"/>
          <table:table-cell office:value-type="float" office:value="0.149454434402994">
            <text:p>0,1495</text:p>
          </table:table-cell>
          <table:table-cell table:number-columns-repeated="15"/>
          <table:table-cell office:value-type="float" office:value="11578.359375">
            <text:p>11578,3594</text:p>
          </table:table-cell>
          <table:table-cell office:value-type="float" office:value="0.423528441989645">
            <text:p>0,423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556.57226563">
            <text:p>9556,5723</text:p>
          </table:table-cell>
          <table:table-cell table:number-columns-repeated="3"/>
          <table:table-cell office:value-type="float" office:value="0.147522250621834">
            <text:p>0,1475</text:p>
          </table:table-cell>
          <table:table-cell table:number-columns-repeated="15"/>
          <table:table-cell office:value-type="float" office:value="11538.359375">
            <text:p>11538,3594</text:p>
          </table:table-cell>
          <table:table-cell office:value-type="float" office:value="0.423595589566855">
            <text:p>0,4236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511.25976563">
            <text:p>9511,2598</text:p>
          </table:table-cell>
          <table:table-cell table:number-columns-repeated="3"/>
          <table:table-cell office:value-type="float" office:value="0.149612136183647">
            <text:p>0,1496</text:p>
          </table:table-cell>
          <table:table-cell table:number-columns-repeated="15"/>
          <table:table-cell office:value-type="float" office:value="11502.63671875">
            <text:p>11502,6367</text:p>
          </table:table-cell>
          <table:table-cell office:value-type="float" office:value="0.430030291262174">
            <text:p>0,4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471.20117188">
            <text:p>9471,2012</text:p>
          </table:table-cell>
          <table:table-cell table:number-columns-repeated="3"/>
          <table:table-cell office:value-type="float" office:value="0.150185655540173">
            <text:p>0,1502</text:p>
          </table:table-cell>
          <table:table-cell table:number-columns-repeated="15"/>
          <table:table-cell office:value-type="float" office:value="11463.45703125">
            <text:p>11463,457</text:p>
          </table:table-cell>
          <table:table-cell office:value-type="float" office:value="0.436266810711656">
            <text:p>0,4363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426.58203125">
            <text:p>9426,582</text:p>
          </table:table-cell>
          <table:table-cell table:number-columns-repeated="3"/>
          <table:table-cell office:value-type="float" office:value="0.153813374962701">
            <text:p>0,1538</text:p>
          </table:table-cell>
          <table:table-cell table:number-columns-repeated="15"/>
          <table:table-cell office:value-type="float" office:value="11427.265625">
            <text:p>11427,2656</text:p>
          </table:table-cell>
          <table:table-cell office:value-type="float" office:value="0.439760770707872">
            <text:p>0,4398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376.31835938">
            <text:p>9376,3184</text:p>
          </table:table-cell>
          <table:table-cell table:number-columns-repeated="3"/>
          <table:table-cell office:value-type="float" office:value="0.157420470912785">
            <text:p>0,1574</text:p>
          </table:table-cell>
          <table:table-cell table:number-columns-repeated="15"/>
          <table:table-cell office:value-type="float" office:value="11397.71484375">
            <text:p>11397,7148</text:p>
          </table:table-cell>
          <table:table-cell office:value-type="float" office:value="0.447092813152637">
            <text:p>0,447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9336.1328125">
            <text:p>9336,1328</text:p>
          </table:table-cell>
          <table:table-cell table:number-columns-repeated="3"/>
          <table:table-cell office:value-type="float" office:value="0.166721770115374">
            <text:p>0,1667</text:p>
          </table:table-cell>
          <table:table-cell table:number-columns-repeated="15"/>
          <table:table-cell office:value-type="float" office:value="11357.79296875">
            <text:p>11357,793</text:p>
          </table:table-cell>
          <table:table-cell office:value-type="float" office:value="0.451809745931556">
            <text:p>0,4518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291.6015625">
            <text:p>9291,6016</text:p>
          </table:table-cell>
          <table:table-cell table:number-columns-repeated="3"/>
          <table:table-cell office:value-type="float" office:value="0.174737825290472">
            <text:p>0,1747</text:p>
          </table:table-cell>
          <table:table-cell table:number-columns-repeated="15"/>
          <table:table-cell office:value-type="float" office:value="11337.32421875">
            <text:p>11337,3242</text:p>
          </table:table-cell>
          <table:table-cell office:value-type="float" office:value="0.457612620212222">
            <text:p>0,4576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248.29101563">
            <text:p>9248,291</text:p>
          </table:table-cell>
          <table:table-cell table:number-columns-repeated="3"/>
          <table:table-cell office:value-type="float" office:value="0.182484984493393">
            <text:p>0,1825</text:p>
          </table:table-cell>
          <table:table-cell table:number-columns-repeated="15"/>
          <table:table-cell office:value-type="float" office:value="11307.63671875">
            <text:p>11307,6367</text:p>
          </table:table-cell>
          <table:table-cell office:value-type="float" office:value="0.462995914360294">
            <text:p>0,463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207.09960938">
            <text:p>9207,0996</text:p>
          </table:table-cell>
          <table:table-cell table:number-columns-repeated="3"/>
          <table:table-cell office:value-type="float" office:value="0.185006272135338">
            <text:p>0,185</text:p>
          </table:table-cell>
          <table:table-cell table:number-columns-repeated="15"/>
          <table:table-cell office:value-type="float" office:value="11277.01171875">
            <text:p>11277,0117</text:p>
          </table:table-cell>
          <table:table-cell office:value-type="float" office:value="0.469627264735847">
            <text:p>0,4696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161.27929688">
            <text:p>9161,2793</text:p>
          </table:table-cell>
          <table:table-cell table:number-columns-repeated="3"/>
          <table:table-cell office:value-type="float" office:value="0.19075455433283">
            <text:p>0,1908</text:p>
          </table:table-cell>
          <table:table-cell table:number-columns-repeated="15"/>
          <table:table-cell office:value-type="float" office:value="11238.80859375">
            <text:p>11238,8086</text:p>
          </table:table-cell>
          <table:table-cell office:value-type="float" office:value="0.472073009137489">
            <text:p>0,4721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109.27734375">
            <text:p>9109,2773</text:p>
          </table:table-cell>
          <table:table-cell table:number-columns-repeated="3"/>
          <table:table-cell office:value-type="float" office:value="0.194486679707018">
            <text:p>0,1945</text:p>
          </table:table-cell>
          <table:table-cell table:number-columns-repeated="15"/>
          <table:table-cell office:value-type="float" office:value="11207.421875">
            <text:p>11207,4219</text:p>
          </table:table-cell>
          <table:table-cell office:value-type="float" office:value="0.479638539567509">
            <text:p>0,4796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057.37304688">
            <text:p>9057,373</text:p>
          </table:table-cell>
          <table:table-cell table:number-columns-repeated="3"/>
          <table:table-cell office:value-type="float" office:value="0.196077905877523">
            <text:p>0,1961</text:p>
          </table:table-cell>
          <table:table-cell table:number-columns-repeated="15"/>
          <table:table-cell office:value-type="float" office:value="11166.5625">
            <text:p>11166,5625</text:p>
          </table:table-cell>
          <table:table-cell office:value-type="float" office:value="0.479534308274531">
            <text:p>0,479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015.9765625">
            <text:p>9015,9766</text:p>
          </table:table-cell>
          <table:table-cell table:number-columns-repeated="3"/>
          <table:table-cell office:value-type="float" office:value="0.202972961952653">
            <text:p>0,203</text:p>
          </table:table-cell>
          <table:table-cell table:number-columns-repeated="15"/>
          <table:table-cell office:value-type="float" office:value="11126.73828125">
            <text:p>11126,7383</text:p>
          </table:table-cell>
          <table:table-cell office:value-type="float" office:value="0.485055882344328">
            <text:p>0,4851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975.87890625">
            <text:p>8975,8789</text:p>
          </table:table-cell>
          <table:table-cell table:number-columns-repeated="3"/>
          <table:table-cell office:value-type="float" office:value="0.215549272297248">
            <text:p>0,2155</text:p>
          </table:table-cell>
          <table:table-cell table:number-columns-repeated="15"/>
          <table:table-cell office:value-type="float" office:value="11107.55859375">
            <text:p>11107,5586</text:p>
          </table:table-cell>
          <table:table-cell office:value-type="float" office:value="0.492798712393375">
            <text:p>0,4928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931.9140625">
            <text:p>8931,9141</text:p>
          </table:table-cell>
          <table:table-cell table:number-columns-repeated="3"/>
          <table:table-cell office:value-type="float" office:value="0.220031353803176">
            <text:p>0,22</text:p>
          </table:table-cell>
          <table:table-cell table:number-columns-repeated="15"/>
          <table:table-cell office:value-type="float" office:value="11068.046875">
            <text:p>11068,0469</text:p>
          </table:table-cell>
          <table:table-cell office:value-type="float" office:value="0.503004427232088">
            <text:p>0,503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887.50976563">
            <text:p>8887,5098</text:p>
          </table:table-cell>
          <table:table-cell table:number-columns-repeated="3"/>
          <table:table-cell office:value-type="float" office:value="0.225684742092364">
            <text:p>0,2257</text:p>
          </table:table-cell>
          <table:table-cell table:number-columns-repeated="15"/>
          <table:table-cell office:value-type="float" office:value="11035.56640625">
            <text:p>11035,5664</text:p>
          </table:table-cell>
          <table:table-cell office:value-type="float" office:value="0.509599083559402">
            <text:p>0,5096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841.81640625">
            <text:p>8841,8164</text:p>
          </table:table-cell>
          <table:table-cell table:number-columns-repeated="3"/>
          <table:table-cell office:value-type="float" office:value="0.237420209904052">
            <text:p>0,2374</text:p>
          </table:table-cell>
          <table:table-cell table:number-columns-repeated="15"/>
          <table:table-cell office:value-type="float" office:value="10997.75390625">
            <text:p>10997,7539</text:p>
          </table:table-cell>
          <table:table-cell office:value-type="float" office:value="0.503740023007896">
            <text:p>0,5037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799.3359375">
            <text:p>8799,3359</text:p>
          </table:table-cell>
          <table:table-cell/>
          <table:table-cell office:value-type="float" office:value="8677.44140625">
            <text:p>8677,4414</text:p>
          </table:table-cell>
          <table:table-cell/>
          <table:table-cell office:value-type="float" office:value="0.240533606915291">
            <text:p>0,2405</text:p>
          </table:table-cell>
          <table:table-cell table:number-columns-repeated="15"/>
          <table:table-cell office:value-type="float" office:value="10948.2421875">
            <text:p>10948,2422</text:p>
          </table:table-cell>
          <table:table-cell office:value-type="float" office:value="0.502514070279882">
            <text:p>0,502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756.3671875">
            <text:p>8756,3672</text:p>
          </table:table-cell>
          <table:table-cell/>
          <table:table-cell office:value-type="float" office:value="8630.92773438">
            <text:p>8630,9277</text:p>
          </table:table-cell>
          <table:table-cell/>
          <table:table-cell office:value-type="float" office:value="0.24749275512136">
            <text:p>0,2475</text:p>
          </table:table-cell>
          <table:table-cell table:number-columns-repeated="15"/>
          <table:table-cell office:value-type="float" office:value="10897.1875">
            <text:p>10897,1875</text:p>
          </table:table-cell>
          <table:table-cell office:value-type="float" office:value="0.506501778937495">
            <text:p>0,5065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710.91796875">
            <text:p>8710,918</text:p>
          </table:table-cell>
          <table:table-cell/>
          <table:table-cell office:value-type="float" office:value="8586.18164063">
            <text:p>8586,1816</text:p>
          </table:table-cell>
          <table:table-cell/>
          <table:table-cell office:value-type="float" office:value="0.252047007874028">
            <text:p>0,252</text:p>
          </table:table-cell>
          <table:table-cell table:number-columns-repeated="15"/>
          <table:table-cell office:value-type="float" office:value="10847.65625">
            <text:p>10847,6563</text:p>
          </table:table-cell>
          <table:table-cell office:value-type="float" office:value="0.500439307580388">
            <text:p>0,500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666.65039063">
            <text:p>8666,6504</text:p>
          </table:table-cell>
          <table:table-cell/>
          <table:table-cell office:value-type="float" office:value="8541.71875">
            <text:p>8541,7188</text:p>
          </table:table-cell>
          <table:table-cell/>
          <table:table-cell office:value-type="float" office:value="0.258745104867927">
            <text:p>0,2587</text:p>
          </table:table-cell>
          <table:table-cell table:number-columns-repeated="15"/>
          <table:table-cell office:value-type="float" office:value="10804.84375">
            <text:p>10804,8438</text:p>
          </table:table-cell>
          <table:table-cell office:value-type="float" office:value="0.498568745112647">
            <text:p>0,498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622.13867188">
            <text:p>8622,1387</text:p>
          </table:table-cell>
          <table:table-cell/>
          <table:table-cell office:value-type="float" office:value="8496.39648438">
            <text:p>8496,3965</text:p>
          </table:table-cell>
          <table:table-cell/>
          <table:table-cell office:value-type="float" office:value="0.258630237835512">
            <text:p>0,2586</text:p>
          </table:table-cell>
          <table:table-cell table:number-columns-repeated="15"/>
          <table:table-cell office:value-type="float" office:value="10767.20703125">
            <text:p>10767,207</text:p>
          </table:table-cell>
          <table:table-cell office:value-type="float" office:value="0.513303323793662">
            <text:p>0,513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575.96679688">
            <text:p>8575,9668</text:p>
          </table:table-cell>
          <table:table-cell/>
          <table:table-cell office:value-type="float" office:value="8456.73828125">
            <text:p>8456,7383</text:p>
          </table:table-cell>
          <table:table-cell/>
          <table:table-cell office:value-type="float" office:value="0.268655462016805">
            <text:p>0,2687</text:p>
          </table:table-cell>
          <table:table-cell table:number-columns-repeated="15"/>
          <table:table-cell office:value-type="float" office:value="10728.10546875">
            <text:p>10728,1055</text:p>
          </table:table-cell>
          <table:table-cell office:value-type="float" office:value="0.535321541574109">
            <text:p>0,5353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416.46484375">
            <text:p>8416,4648</text:p>
          </table:table-cell>
          <table:table-cell table:number-columns-repeated="3"/>
          <table:table-cell office:value-type="float" office:value="0.280145753284187">
            <text:p>0,2801</text:p>
          </table:table-cell>
          <table:table-cell table:number-columns-repeated="15"/>
          <table:table-cell office:value-type="float" office:value="10713.828125">
            <text:p>10713,8281</text:p>
          </table:table-cell>
          <table:table-cell office:value-type="float" office:value="0.56260296755631">
            <text:p>0,5626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376.59179688">
            <text:p>8376,5918</text:p>
          </table:table-cell>
          <table:table-cell table:number-columns-repeated="3"/>
          <table:table-cell office:value-type="float" office:value="0.299533620149932">
            <text:p>0,2995</text:p>
          </table:table-cell>
          <table:table-cell table:number-columns-repeated="15"/>
          <table:table-cell office:value-type="float" office:value="10673.7890625">
            <text:p>10673,7891</text:p>
          </table:table-cell>
          <table:table-cell office:value-type="float" office:value="0.542851573144715">
            <text:p>0,5429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336.3671875">
            <text:p>8336,3672</text:p>
          </table:table-cell>
          <table:table-cell table:number-columns-repeated="3"/>
          <table:table-cell office:value-type="float" office:value="0.31932745034594">
            <text:p>0,3193</text:p>
          </table:table-cell>
          <table:table-cell table:number-columns-repeated="15"/>
          <table:table-cell office:value-type="float" office:value="10620.64453125">
            <text:p>10620,6445</text:p>
          </table:table-cell>
          <table:table-cell office:value-type="float" office:value="0.560968550040751">
            <text:p>0,561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297.36328125">
            <text:p>8297,3633</text:p>
          </table:table-cell>
          <table:table-cell table:number-columns-repeated="3"/>
          <table:table-cell office:value-type="float" office:value="0.338842494447464">
            <text:p>0,3388</text:p>
          </table:table-cell>
          <table:table-cell table:number-columns-repeated="15"/>
          <table:table-cell office:value-type="float" office:value="10587.890625">
            <text:p>10587,8906</text:p>
          </table:table-cell>
          <table:table-cell office:value-type="float" office:value="0.561735965559341">
            <text:p>0,5617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260.95703125">
            <text:p>8260,957</text:p>
          </table:table-cell>
          <table:table-cell table:number-columns-repeated="3"/>
          <table:table-cell office:value-type="float" office:value="0.313376762094424">
            <text:p>0,3134</text:p>
          </table:table-cell>
          <table:table-cell table:number-columns-repeated="15"/>
          <table:table-cell office:value-type="float" office:value="10555.64453125">
            <text:p>10555,6445</text:p>
          </table:table-cell>
          <table:table-cell office:value-type="float" office:value="0.571046105525644">
            <text:p>0,571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221.97265625">
            <text:p>8221,9727</text:p>
          </table:table-cell>
          <table:table-cell table:number-columns-repeated="3"/>
          <table:table-cell office:value-type="float" office:value="0.341504629019858">
            <text:p>0,3415</text:p>
          </table:table-cell>
          <table:table-cell table:number-columns-repeated="15"/>
          <table:table-cell office:value-type="float" office:value="10484.82421875">
            <text:p>10484,8242</text:p>
          </table:table-cell>
          <table:table-cell office:value-type="float" office:value="0.561424281808969">
            <text:p>0,5614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186.65039063">
            <text:p>8186,6504</text:p>
          </table:table-cell>
          <table:table-cell table:number-columns-repeated="3"/>
          <table:table-cell office:value-type="float" office:value="0.339533653758011">
            <text:p>0,3395</text:p>
          </table:table-cell>
          <table:table-cell table:number-columns-repeated="15"/>
          <table:table-cell office:value-type="float" office:value="10458.0859375">
            <text:p>10458,0859</text:p>
          </table:table-cell>
          <table:table-cell office:value-type="float" office:value="0.577648257557692">
            <text:p>0,577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146.37646484">
            <text:p>8146,3765</text:p>
          </table:table-cell>
          <table:table-cell table:number-columns-repeated="3"/>
          <table:table-cell office:value-type="float" office:value="0.353125237438398">
            <text:p>0,3531</text:p>
          </table:table-cell>
          <table:table-cell table:number-columns-repeated="15"/>
          <table:table-cell office:value-type="float" office:value="10405.625">
            <text:p>10405,625</text:p>
          </table:table-cell>
          <table:table-cell office:value-type="float" office:value="0.581079808645684">
            <text:p>0,5811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111.76757813">
            <text:p>8111,7676</text:p>
          </table:table-cell>
          <table:table-cell table:number-columns-repeated="3"/>
          <table:table-cell office:value-type="float" office:value="0.346225294278444">
            <text:p>0,3462</text:p>
          </table:table-cell>
          <table:table-cell table:number-columns-repeated="15"/>
          <table:table-cell office:value-type="float" office:value="10355.21484375">
            <text:p>10355,2148</text:p>
          </table:table-cell>
          <table:table-cell office:value-type="float" office:value="0.597815273248589">
            <text:p>0,5978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076.49414063">
            <text:p>8076,4941</text:p>
          </table:table-cell>
          <table:table-cell table:number-columns-repeated="3"/>
          <table:table-cell office:value-type="float" office:value="0.364959473505146">
            <text:p>0,365</text:p>
          </table:table-cell>
          <table:table-cell table:number-columns-repeated="15"/>
          <table:table-cell office:value-type="float" office:value="10300.78125">
            <text:p>10300,7813</text:p>
          </table:table-cell>
          <table:table-cell office:value-type="float" office:value="0.60872566391822">
            <text:p>0,6087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036.70898438">
            <text:p>8036,709</text:p>
          </table:table-cell>
          <table:table-cell table:number-columns-repeated="3"/>
          <table:table-cell office:value-type="float" office:value="0.365695953308489">
            <text:p>0,3657</text:p>
          </table:table-cell>
          <table:table-cell table:number-columns-repeated="15"/>
          <table:table-cell office:value-type="float" office:value="10260.76171875">
            <text:p>10260,7617</text:p>
          </table:table-cell>
          <table:table-cell office:value-type="float" office:value="0.618306172456201">
            <text:p>0,6183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997.8125">
            <text:p>7997,8125</text:p>
          </table:table-cell>
          <table:table-cell table:number-columns-repeated="3"/>
          <table:table-cell office:value-type="float" office:value="0.383680885986443">
            <text:p>0,3837</text:p>
          </table:table-cell>
          <table:table-cell table:number-columns-repeated="15"/>
          <table:table-cell office:value-type="float" office:value="10220.41015625">
            <text:p>10220,4102</text:p>
          </table:table-cell>
          <table:table-cell office:value-type="float" office:value="0.620994494265509">
            <text:p>0,621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952.1875">
            <text:p>7952,1875</text:p>
          </table:table-cell>
          <table:table-cell table:number-columns-repeated="3"/>
          <table:table-cell office:value-type="float" office:value="0.396480939304541">
            <text:p>0,3965</text:p>
          </table:table-cell>
          <table:table-cell table:number-columns-repeated="15"/>
          <table:table-cell office:value-type="float" office:value="10185.17578125">
            <text:p>10185,1758</text:p>
          </table:table-cell>
          <table:table-cell office:value-type="float" office:value="0.628351418238823">
            <text:p>0,6284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911.81640625">
            <text:p>7911,8164</text:p>
          </table:table-cell>
          <table:table-cell table:number-columns-repeated="3"/>
          <table:table-cell office:value-type="float" office:value="0.406491376609005">
            <text:p>0,4065</text:p>
          </table:table-cell>
          <table:table-cell table:number-columns-repeated="15"/>
          <table:table-cell office:value-type="float" office:value="10151.8359375">
            <text:p>10151,8359</text:p>
          </table:table-cell>
          <table:table-cell office:value-type="float" office:value="0.639370960035827">
            <text:p>0,639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866.94335938">
            <text:p>7866,9434</text:p>
          </table:table-cell>
          <table:table-cell table:number-columns-repeated="3"/>
          <table:table-cell office:value-type="float" office:value="0.412844135261461">
            <text:p>0,4128</text:p>
          </table:table-cell>
          <table:table-cell table:number-columns-repeated="15"/>
          <table:table-cell office:value-type="float" office:value="10113.57421875">
            <text:p>10113,5742</text:p>
          </table:table-cell>
          <table:table-cell office:value-type="float" office:value="0.655651429656296">
            <text:p>0,6557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822.45117188">
            <text:p>7822,4512</text:p>
          </table:table-cell>
          <table:table-cell table:number-columns-repeated="3"/>
          <table:table-cell office:value-type="float" office:value="0.42268881472041">
            <text:p>0,4227</text:p>
          </table:table-cell>
          <table:table-cell table:number-columns-repeated="15"/>
          <table:table-cell office:value-type="float" office:value="10062.51953125">
            <text:p>10062,5195</text:p>
          </table:table-cell>
          <table:table-cell office:value-type="float" office:value="0.654968949544503">
            <text:p>0,655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771.5234375">
            <text:p>7771,5234</text:p>
          </table:table-cell>
          <table:table-cell table:number-columns-repeated="3"/>
          <table:table-cell office:value-type="float" office:value="0.425060763930444">
            <text:p>0,4251</text:p>
          </table:table-cell>
          <table:table-cell table:number-columns-repeated="15"/>
          <table:table-cell office:value-type="float" office:value="10020.9375">
            <text:p>10020,9375</text:p>
          </table:table-cell>
          <table:table-cell office:value-type="float" office:value="0.6751830464534">
            <text:p>0,6752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22.94921875">
            <text:p>7722,9492</text:p>
          </table:table-cell>
          <table:table-cell table:number-columns-repeated="3"/>
          <table:table-cell office:value-type="float" office:value="0.439407789121231">
            <text:p>0,4394</text:p>
          </table:table-cell>
          <table:table-cell table:number-columns-repeated="15"/>
          <table:table-cell office:value-type="float" office:value="9933.3203125">
            <text:p>9933,3203</text:p>
          </table:table-cell>
          <table:table-cell office:value-type="float" office:value="0.661856981615491">
            <text:p>0,6619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667.20703125">
            <text:p>7667,207</text:p>
          </table:table-cell>
          <table:table-cell table:number-columns-repeated="3"/>
          <table:table-cell office:value-type="float" office:value="0.443394821102805">
            <text:p>0,4434</text:p>
          </table:table-cell>
          <table:table-cell table:number-columns-repeated="15"/>
          <table:table-cell office:value-type="float" office:value="9854.4921875">
            <text:p>9854,4922</text:p>
          </table:table-cell>
          <table:table-cell office:value-type="float" office:value="0.666382989647753">
            <text:p>0,6664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613.72070313">
            <text:p>7613,7207</text:p>
          </table:table-cell>
          <table:table-cell table:number-columns-repeated="3"/>
          <table:table-cell office:value-type="float" office:value="0.468584206202255">
            <text:p>0,4686</text:p>
          </table:table-cell>
          <table:table-cell table:number-columns-repeated="15"/>
          <table:table-cell office:value-type="float" office:value="9814.1015625">
            <text:p>9814,1016</text:p>
          </table:table-cell>
          <table:table-cell office:value-type="float" office:value="0.678265291589263">
            <text:p>0,6783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558.65234375">
            <text:p>7558,6523</text:p>
          </table:table-cell>
          <table:table-cell table:number-columns-repeated="3"/>
          <table:table-cell office:value-type="float" office:value="0.445951345649774">
            <text:p>0,446</text:p>
          </table:table-cell>
          <table:table-cell table:number-columns-repeated="15"/>
          <table:table-cell office:value-type="float" office:value="9754.921875">
            <text:p>9754,9219</text:p>
          </table:table-cell>
          <table:table-cell office:value-type="float" office:value="0.680930396848282">
            <text:p>0,6809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506.93359375">
            <text:p>7506,9336</text:p>
          </table:table-cell>
          <table:table-cell table:number-columns-repeated="3"/>
          <table:table-cell office:value-type="float" office:value="0.465262963911856">
            <text:p>0,4653</text:p>
          </table:table-cell>
          <table:table-cell table:number-columns-repeated="15"/>
          <table:table-cell office:value-type="float" office:value="9705.3125">
            <text:p>9705,3125</text:p>
          </table:table-cell>
          <table:table-cell office:value-type="float" office:value="0.686734392291369">
            <text:p>0,6867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450.60546875">
            <text:p>7450,6055</text:p>
          </table:table-cell>
          <table:table-cell table:number-columns-repeated="3"/>
          <table:table-cell office:value-type="float" office:value="0.473721686830788">
            <text:p>0,4737</text:p>
          </table:table-cell>
          <table:table-cell table:number-columns-repeated="15"/>
          <table:table-cell office:value-type="float" office:value="9625.1171875">
            <text:p>9625,1172</text:p>
          </table:table-cell>
          <table:table-cell office:value-type="float" office:value="0.696638787842728">
            <text:p>0,6966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386.92382813">
            <text:p>7386,9238</text:p>
          </table:table-cell>
          <table:table-cell table:number-columns-repeated="3"/>
          <table:table-cell office:value-type="float" office:value="0.478842340107232">
            <text:p>0,4788</text:p>
          </table:table-cell>
          <table:table-cell table:number-columns-repeated="15"/>
          <table:table-cell office:value-type="float" office:value="9553.61328125">
            <text:p>9553,6133</text:p>
          </table:table-cell>
          <table:table-cell office:value-type="float" office:value="0.710110964081202">
            <text:p>0,7101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337.20703125">
            <text:p>7337,207</text:p>
          </table:table-cell>
          <table:table-cell table:number-columns-repeated="3"/>
          <table:table-cell office:value-type="float" office:value="0.477207417426845">
            <text:p>0,4772</text:p>
          </table:table-cell>
          <table:table-cell table:number-columns-repeated="15"/>
          <table:table-cell office:value-type="float" office:value="9472.6171875">
            <text:p>9472,6172</text:p>
          </table:table-cell>
          <table:table-cell office:value-type="float" office:value="0.721814227815618">
            <text:p>0,7218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279.5703125">
            <text:p>7279,5703</text:p>
          </table:table-cell>
          <table:table-cell table:number-columns-repeated="3"/>
          <table:table-cell office:value-type="float" office:value="0.477369685802764">
            <text:p>0,4774</text:p>
          </table:table-cell>
          <table:table-cell table:number-columns-repeated="15"/>
          <table:table-cell office:value-type="float" office:value="9413.49609375">
            <text:p>9413,4961</text:p>
          </table:table-cell>
          <table:table-cell office:value-type="float" office:value="0.724408886820199">
            <text:p>0,7244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226.43554688">
            <text:p>7226,4355</text:p>
          </table:table-cell>
          <table:table-cell table:number-columns-repeated="3"/>
          <table:table-cell office:value-type="float" office:value="0.500939731296129">
            <text:p>0,5009</text:p>
          </table:table-cell>
          <table:table-cell>
            <draw:frame table:end-cell-address="Feuille1.L725" table:end-x="1.394cm" table:end-y="0.32cm" draw:z-index="9" svg:width="11.485cm" svg:height="10.387cm" svg:x="1.199cm" svg:y="0.32cm">
              <draw:object draw:notify-on-update-of-ranges="Feuille1.M710:Feuille1.M775 Feuille1.O710:Feuille1.O775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4"/>
          <table:table-cell office:value-type="float" office:value="9373.75">
            <text:p>9373,75</text:p>
          </table:table-cell>
          <table:table-cell office:value-type="float" office:value="0.73053672">
            <text:p>0,7305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182.20703125">
            <text:p>7182,207</text:p>
          </table:table-cell>
          <table:table-cell table:number-columns-repeated="3"/>
          <table:table-cell office:value-type="float" office:value="0.508955537648336">
            <text:p>0,509</text:p>
          </table:table-cell>
          <table:table-cell table:number-columns-repeated="15"/>
          <table:table-cell office:value-type="float" office:value="10256.484375">
            <text:p>10256,4844</text:p>
          </table:table-cell>
          <table:table-cell/>
          <table:table-cell office:value-type="float" office:value="0.084571751538737">
            <text:p>0,084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133.70117188">
            <text:p>7133,7012</text:p>
          </table:table-cell>
          <table:table-cell table:number-columns-repeated="3"/>
          <table:table-cell office:value-type="float" office:value="0.523909174587006">
            <text:p>0,5239</text:p>
          </table:table-cell>
          <table:table-cell table:number-columns-repeated="15"/>
          <table:table-cell office:value-type="float" office:value="10260.33203125">
            <text:p>10260,332</text:p>
          </table:table-cell>
          <table:table-cell/>
          <table:table-cell office:value-type="float" office:value="0.0846511331114954">
            <text:p>0,084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084.296875">
            <text:p>7084,2969</text:p>
          </table:table-cell>
          <table:table-cell table:number-columns-repeated="19"/>
          <table:table-cell office:value-type="float" office:value="10260.546875">
            <text:p>10260,5469</text:p>
          </table:table-cell>
          <table:table-cell/>
          <table:table-cell office:value-type="float" office:value="0.0839911679205663">
            <text:p>0,084</text:p>
          </table:table-cell>
          <table:table-cell/>
        </table:table-row>
        <table:table-row table:style-name="ro1">
          <table:table-cell table:number-columns-repeated="21"/>
          <table:table-cell office:value-type="float" office:value="10267.265625">
            <text:p>10267,2656</text:p>
          </table:table-cell>
          <table:table-cell/>
          <table:table-cell office:value-type="float" office:value="0.0828917614130426">
            <text:p>0,0829</text:p>
          </table:table-cell>
          <table:table-cell/>
        </table:table-row>
        <table:table-row table:style-name="ro1">
          <table:table-cell table:number-columns-repeated="21"/>
          <table:table-cell office:value-type="float" office:value="10256.640625">
            <text:p>10256,6406</text:p>
          </table:table-cell>
          <table:table-cell/>
          <table:table-cell office:value-type="float" office:value="0.085795037556845">
            <text:p>0,0858</text:p>
          </table:table-cell>
          <table:table-cell/>
        </table:table-row>
        <table:table-row table:style-name="ro1">
          <table:table-cell table:number-columns-repeated="21"/>
          <table:table-cell office:value-type="float" office:value="10266.73828125">
            <text:p>10266,7383</text:p>
          </table:table-cell>
          <table:table-cell/>
          <table:table-cell office:value-type="float" office:value="0.07962988">
            <text:p>0,0796</text:p>
          </table:table-cell>
          <table:table-cell/>
        </table:table-row>
        <table:table-row table:style-name="ro1">
          <table:table-cell table:number-columns-repeated="4"/>
          <table:table-cell table:formula="oooc:=[.E710]/(287.053*(273.15+[.F710]))" office:value-type="float" office:value="1.15946185624052">
            <text:p>1,1595</text:p>
          </table:table-cell>
          <table:table-cell table:number-columns-repeated="16"/>
          <table:table-cell office:value-type="float" office:value="10257.44140625">
            <text:p>10257,4414</text:p>
          </table:table-cell>
          <table:table-cell/>
          <table:table-cell office:value-type="float" office:value="0.0776877948683027">
            <text:p>0,0777</text:p>
          </table:table-cell>
          <table:table-cell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78.16416168">
            <text:p>78,1642</text:p>
          </table:table-cell>
          <table:table-cell table:number-columns-repeated="2"/>
          <table:table-cell office:value-type="float" office:value="98600">
            <text:p>98600</text:p>
          </table:table-cell>
          <table:table-cell office:value-type="float" office:value="23.1">
            <text:p>23,1</text:p>
          </table:table-cell>
          <table:table-cell/>
          <table:table-cell table:formula="oooc:=([.B710]*2/[.$E$709])^(1/2)" office:value-type="float" office:value="11.6115608410753">
            <text:p>11,6116</text:p>
          </table:table-cell>
          <table:table-cell table:formula="oooc:=[.E507]/([.$E$709]*(2*3.1416/60*[.B610])^2*(0.045*2.5)^4)" office:value-type="float" office:value="0.00039473211081477">
            <text:p>0,0004</text:p>
          </table:table-cell>
          <table:table-cell table:formula="oooc:=ABS([.C507])/([.$E$709]*(2*3.1416/60*[.B610])^2*(0.045*2.5)^5)" office:value-type="float" office:value="0.000140416248021313">
            <text:p>0,0001</text:p>
          </table:table-cell>
          <table:table-cell table:formula="oooc:=[.H710]/(2*3.1416/60*[.B610]*(0.045*2.5))" office:value-type="float" office:value="0.0960970206838237">
            <text:p>0,0961</text:p>
          </table:table-cell>
          <table:table-cell/>
          <table:table-cell table:formula="oooc:=[.K710]*COS(RADIANS([.A710]))" office:value-type="float" office:value="0.0957313425076379">
            <text:p>0,0957</text:p>
          </table:table-cell>
          <table:table-cell office:value-type="float" office:value="0.00039473211081477">
            <text:p>0,0004</text:p>
          </table:table-cell>
          <table:table-cell table:formula="oooc:=[.M710]*[.N710]/[.J710]" office:value-type="float" office:value="0.269115828343711">
            <text:p>0,2691</text:p>
          </table:table-cell>
          <table:table-cell table:number-columns-repeated="6"/>
          <table:table-cell office:value-type="float" office:value="10257.0703125">
            <text:p>10257,0703</text:p>
          </table:table-cell>
          <table:table-cell/>
          <table:table-cell office:value-type="float" office:value="0.0809916904644374">
            <text:p>0,081</text:p>
          </table:table-cell>
          <table:table-cell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78.51142883">
            <text:p>78,5114</text:p>
          </table:table-cell>
          <table:table-cell table:number-columns-repeated="5"/>
          <table:table-cell table:formula="oooc:=([.B711]*2/[.$E$709])^(1/2)" office:value-type="float" office:value="11.6373261329429">
            <text:p>11,6373</text:p>
          </table:table-cell>
          <table:table-cell table:formula="oooc:=[.E508]/([.$E$709]*(2*3.1416/60*[.B611])^2*(0.045*2.5)^4)" office:value-type="float" office:value="0.000394806344321712">
            <text:p>0,0004</text:p>
          </table:table-cell>
          <table:table-cell table:formula="oooc:=ABS([.C508])/([.$E$709]*(2*3.1416/60*[.B611])^2*(0.045*2.5)^5)" office:value-type="float" office:value="0.000139295131627878">
            <text:p>0,0001</text:p>
          </table:table-cell>
          <table:table-cell table:formula="oooc:=[.H711]/(2*3.1416/60*[.B611]*(0.045*2.5))" office:value-type="float" office:value="0.0962741370263729">
            <text:p>0,0963</text:p>
          </table:table-cell>
          <table:table-cell/>
          <table:table-cell table:formula="oooc:=[.K711]*COS(RADIANS([.A711]))" office:value-type="float" office:value="0.0960396180672979">
            <text:p>0,096</text:p>
          </table:table-cell>
          <table:table-cell office:value-type="float" office:value="0.000394806344321712">
            <text:p>0,0004</text:p>
          </table:table-cell>
          <table:table-cell table:formula="oooc:=[.M711]*[.N711]/[.J711]" office:value-type="float" office:value="0.272206573740836">
            <text:p>0,2722</text:p>
          </table:table-cell>
          <table:table-cell table:number-columns-repeated="6"/>
          <table:table-cell office:value-type="float" office:value="10255.8984375">
            <text:p>10255,8984</text:p>
          </table:table-cell>
          <table:table-cell/>
          <table:table-cell office:value-type="float" office:value="0.083872136332881">
            <text:p>0,0839</text:p>
          </table:table-cell>
          <table:table-cell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78.03769684">
            <text:p>78,0377</text:p>
          </table:table-cell>
          <table:table-cell table:number-columns-repeated="5"/>
          <table:table-cell table:formula="oooc:=([.B712]*2/[.$E$709])^(1/2)" office:value-type="float" office:value="11.6021636403594">
            <text:p>11,6022</text:p>
          </table:table-cell>
          <table:table-cell table:formula="oooc:=[.E509]/([.$E$709]*(2*3.1416/60*[.B612])^2*(0.045*2.5)^4)" office:value-type="float" office:value="0.000391711913176799">
            <text:p>0,0004</text:p>
          </table:table-cell>
          <table:table-cell table:formula="oooc:=ABS([.C509])/([.$E$709]*(2*3.1416/60*[.B612])^2*(0.045*2.5)^5)" office:value-type="float" office:value="0.000137274147401165">
            <text:p>0,0001</text:p>
          </table:table-cell>
          <table:table-cell table:formula="oooc:=[.H712]/(2*3.1416/60*[.B612]*(0.045*2.5))" office:value-type="float" office:value="0.0959812323670322">
            <text:p>0,096</text:p>
          </table:table-cell>
          <table:table-cell/>
          <table:table-cell table:formula="oooc:=[.K712]*COS(RADIANS([.A712]))" office:value-type="float" office:value="0.0958496934238601">
            <text:p>0,0958</text:p>
          </table:table-cell>
          <table:table-cell office:value-type="float" office:value="0.000391711913176799">
            <text:p>0,0004</text:p>
          </table:table-cell>
          <table:table-cell table:formula="oooc:=[.M712]*[.N712]/[.J712]" office:value-type="float" office:value="0.273507193446617">
            <text:p>0,2735</text:p>
          </table:table-cell>
          <table:table-cell table:number-columns-repeated="6"/>
          <table:table-cell office:value-type="float" office:value="10247.48046875">
            <text:p>10247,4805</text:p>
          </table:table-cell>
          <table:table-cell/>
          <table:table-cell office:value-type="float" office:value="0.0830641439755859">
            <text:p>0,0831</text:p>
          </table:table-cell>
          <table:table-cell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78.2414093">
            <text:p>78,2414</text:p>
          </table:table-cell>
          <table:table-cell table:number-columns-repeated="5"/>
          <table:table-cell table:formula="oooc:=([.B713]*2/[.$E$709])^(1/2)" office:value-type="float" office:value="11.6172971268467">
            <text:p>11,6173</text:p>
          </table:table-cell>
          <table:table-cell table:formula="oooc:=[.E510]/([.$E$709]*(2*3.1416/60*[.B613])^2*(0.045*2.5)^4)" office:value-type="float" office:value="0.000386078795733935">
            <text:p>0,0004</text:p>
          </table:table-cell>
          <table:table-cell table:formula="oooc:=ABS([.C510])/([.$E$709]*(2*3.1416/60*[.B613])^2*(0.045*2.5)^5)" office:value-type="float" office:value="0.000141427555336371">
            <text:p>0,0001</text:p>
          </table:table-cell>
          <table:table-cell table:formula="oooc:=[.H713]/(2*3.1416/60*[.B613]*(0.045*2.5))" office:value-type="float" office:value="0.0960435365231938">
            <text:p>0,096</text:p>
          </table:table-cell>
          <table:table-cell/>
          <table:table-cell table:formula="oooc:=[.K713]*COS(RADIANS([.A713]))" office:value-type="float" office:value="0.0959850293957534">
            <text:p>0,096</text:p>
          </table:table-cell>
          <table:table-cell office:value-type="float" office:value="0.000386078795733935">
            <text:p>0,0004</text:p>
          </table:table-cell>
          <table:table-cell table:formula="oooc:=[.M713]*[.N713]/[.J713]" office:value-type="float" office:value="0.262026621823879">
            <text:p>0,262</text:p>
          </table:table-cell>
          <table:table-cell table:number-columns-repeated="6"/>
          <table:table-cell office:value-type="float" office:value="10244.74609375">
            <text:p>10244,7461</text:p>
          </table:table-cell>
          <table:table-cell/>
          <table:table-cell office:value-type="float" office:value="0.0837270770273002">
            <text:p>0,0837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8.22431946">
            <text:p>78,2243</text:p>
          </table:table-cell>
          <table:table-cell table:number-columns-repeated="5"/>
          <table:table-cell table:formula="oooc:=([.B714]*2/[.$E$709])^(1/2)" office:value-type="float" office:value="11.6160283064518">
            <text:p>11,616</text:p>
          </table:table-cell>
          <table:table-cell table:formula="oooc:=[.E511]/([.$E$709]*(2*3.1416/60*[.B614])^2*(0.045*2.5)^4)" office:value-type="float" office:value="0.000400429503122775">
            <text:p>0,0004</text:p>
          </table:table-cell>
          <table:table-cell table:formula="oooc:=ABS([.C511])/([.$E$709]*(2*3.1416/60*[.B614])^2*(0.045*2.5)^5)" office:value-type="float" office:value="0.000143652719437354">
            <text:p>0,0001</text:p>
          </table:table-cell>
          <table:table-cell table:formula="oooc:=[.H714]/(2*3.1416/60*[.B614]*(0.045*2.5))" office:value-type="float" office:value="0.0961325288200532">
            <text:p>0,0961</text:p>
          </table:table-cell>
          <table:table-cell/>
          <table:table-cell table:formula="oooc:=[.K714]*COS(RADIANS([.A714]))" office:value-type="float" office:value="0.0961178873702855">
            <text:p>0,0961</text:p>
          </table:table-cell>
          <table:table-cell office:value-type="float" office:value="0.000400429503122775">
            <text:p>0,0004</text:p>
          </table:table-cell>
          <table:table-cell table:formula="oooc:=[.M714]*[.N714]/[.J714]" office:value-type="float" office:value="0.267926970207332">
            <text:p>0,2679</text:p>
          </table:table-cell>
          <table:table-cell table:number-columns-repeated="6"/>
          <table:table-cell office:value-type="float" office:value="10225.8984375">
            <text:p>10225,8984</text:p>
          </table:table-cell>
          <table:table-cell/>
          <table:table-cell office:value-type="float" office:value="0.0827680510834554">
            <text:p>0,082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44169617">
            <text:p>78,4417</text:p>
          </table:table-cell>
          <table:table-cell table:number-columns-repeated="5"/>
          <table:table-cell table:formula="oooc:=([.B715]*2/[.$E$709])^(1/2)" office:value-type="float" office:value="11.632156936626">
            <text:p>11,6322</text:p>
          </table:table-cell>
          <table:table-cell table:formula="oooc:=[.E512]/([.$E$709]*(2*3.1416/60*[.B615])^2*(0.045*2.5)^4)" office:value-type="float" office:value="0.00037092427472462">
            <text:p>0,0004</text:p>
          </table:table-cell>
          <table:table-cell table:formula="oooc:=ABS([.C512])/([.$E$709]*(2*3.1416/60*[.B615])^2*(0.045*2.5)^5)" office:value-type="float" office:value="0.000141399496737972">
            <text:p>0,0001</text:p>
          </table:table-cell>
          <table:table-cell table:formula="oooc:=[.H715]/(2*3.1416/60*[.B615]*(0.045*2.5))" office:value-type="float" office:value="0.0961713263628132">
            <text:p>0,0962</text:p>
          </table:table-cell>
          <table:table-cell/>
          <table:table-cell table:formula="oooc:=[.K715]*COS(RADIANS([.A715]))" office:value-type="float" office:value="0.0961713263628132">
            <text:p>0,0962</text:p>
          </table:table-cell>
          <table:table-cell office:value-type="float" office:value="0.00037092427472462">
            <text:p>0,0004</text:p>
          </table:table-cell>
          <table:table-cell table:formula="oooc:=[.M715]*[.N715]/[.J715]" office:value-type="float" office:value="0.252280102145877">
            <text:p>0,2523</text:p>
          </table:table-cell>
          <table:table-cell table:number-columns-repeated="6"/>
          <table:table-cell office:value-type="float" office:value="10215.72265625">
            <text:p>10215,7227</text:p>
          </table:table-cell>
          <table:table-cell/>
          <table:table-cell office:value-type="float" office:value="0.0849840567452099">
            <text:p>0,08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.07871246">
            <text:p>78,0787</text:p>
          </table:table-cell>
          <table:table-cell table:number-columns-repeated="5"/>
          <table:table-cell table:formula="oooc:=([.B716]*2/[.$E$709])^(1/2)" office:value-type="float" office:value="11.605212214593">
            <text:p>11,6052</text:p>
          </table:table-cell>
          <table:table-cell table:formula="oooc:=[.E513]/([.$E$709]*(2*3.1416/60*[.B616])^2*(0.045*2.5)^4)" office:value-type="float" office:value="0.00036253411617512">
            <text:p>0,0004</text:p>
          </table:table-cell>
          <table:table-cell table:formula="oooc:=ABS([.C513])/([.$E$709]*(2*3.1416/60*[.B616])^2*(0.045*2.5)^5)" office:value-type="float" office:value="0.000140956074375318">
            <text:p>0,0001</text:p>
          </table:table-cell>
          <table:table-cell table:formula="oooc:=[.H716]/(2*3.1416/60*[.B616]*(0.045*2.5))" office:value-type="float" office:value="0.0960355185294863">
            <text:p>0,096</text:p>
          </table:table-cell>
          <table:table-cell/>
          <table:table-cell table:formula="oooc:=[.K716]*COS(RADIANS([.A716]))" office:value-type="float" office:value="0.0960208918548557">
            <text:p>0,096</text:p>
          </table:table-cell>
          <table:table-cell office:value-type="float" office:value="0.00036253411617512">
            <text:p>0,0004</text:p>
          </table:table-cell>
          <table:table-cell table:formula="oooc:=[.M716]*[.N716]/[.J716]" office:value-type="float" office:value="0.246962391065585">
            <text:p>0,247</text:p>
          </table:table-cell>
          <table:table-cell table:number-columns-repeated="6"/>
          <table:table-cell office:value-type="float" office:value="10206.71875">
            <text:p>10206,7188</text:p>
          </table:table-cell>
          <table:table-cell/>
          <table:table-cell office:value-type="float" office:value="0.0845409495846288">
            <text:p>0,084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31455231">
            <text:p>78,3146</text:p>
          </table:table-cell>
          <table:table-cell table:number-columns-repeated="5"/>
          <table:table-cell table:formula="oooc:=([.B717]*2/[.$E$709])^(1/2)" office:value-type="float" office:value="11.6227260013506">
            <text:p>11,6227</text:p>
          </table:table-cell>
          <table:table-cell table:formula="oooc:=[.E514]/([.$E$709]*(2*3.1416/60*[.B617])^2*(0.045*2.5)^4)" office:value-type="float" office:value="0.000377979264572474">
            <text:p>0,0004</text:p>
          </table:table-cell>
          <table:table-cell table:formula="oooc:=ABS([.C514])/([.$E$709]*(2*3.1416/60*[.B617])^2*(0.045*2.5)^5)" office:value-type="float" office:value="0.000144382024190652">
            <text:p>0,0001</text:p>
          </table:table-cell>
          <table:table-cell table:formula="oooc:=[.H717]/(2*3.1416/60*[.B617]*(0.045*2.5))" office:value-type="float" office:value="0.096183928460376">
            <text:p>0,0962</text:p>
          </table:table-cell>
          <table:table-cell/>
          <table:table-cell table:formula="oooc:=[.K717]*COS(RADIANS([.A717]))" office:value-type="float" office:value="0.0961253358099607">
            <text:p>0,0961</text:p>
          </table:table-cell>
          <table:table-cell office:value-type="float" office:value="0.000377979264572474">
            <text:p>0,0004</text:p>
          </table:table-cell>
          <table:table-cell table:formula="oooc:=[.M717]*[.N717]/[.J717]" office:value-type="float" office:value="0.251647557512103">
            <text:p>0,2516</text:p>
          </table:table-cell>
          <table:table-cell table:number-columns-repeated="6"/>
          <table:table-cell office:value-type="float" office:value="10196.19140625">
            <text:p>10196,1914</text:p>
          </table:table-cell>
          <table:table-cell/>
          <table:table-cell office:value-type="float" office:value="0.0861547693466665">
            <text:p>0,086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8.43212891">
            <text:p>78,4321</text:p>
          </table:table-cell>
          <table:table-cell table:number-columns-repeated="5"/>
          <table:table-cell table:formula="oooc:=([.B718]*2/[.$E$709])^(1/2)" office:value-type="float" office:value="11.6314475481964">
            <text:p>11,6314</text:p>
          </table:table-cell>
          <table:table-cell table:formula="oooc:=[.E515]/([.$E$709]*(2*3.1416/60*[.B618])^2*(0.045*2.5)^4)" office:value-type="float" office:value="0.000391511442579002">
            <text:p>0,0004</text:p>
          </table:table-cell>
          <table:table-cell table:formula="oooc:=ABS([.C515])/([.$E$709]*(2*3.1416/60*[.B618])^2*(0.045*2.5)^5)" office:value-type="float" office:value="0.000148155294737282">
            <text:p>0,0001</text:p>
          </table:table-cell>
          <table:table-cell table:formula="oooc:=[.H718]/(2*3.1416/60*[.B618]*(0.045*2.5))" office:value-type="float" office:value="0.0962671022265971">
            <text:p>0,0963</text:p>
          </table:table-cell>
          <table:table-cell/>
          <table:table-cell table:formula="oooc:=[.K718]*COS(RADIANS([.A718]))" office:value-type="float" office:value="0.0961351715087177">
            <text:p>0,0961</text:p>
          </table:table-cell>
          <table:table-cell office:value-type="float" office:value="0.000391511442579002">
            <text:p>0,0004</text:p>
          </table:table-cell>
          <table:table-cell table:formula="oooc:=[.M718]*[.N718]/[.J718]" office:value-type="float" office:value="0.25404437787188">
            <text:p>0,254</text:p>
          </table:table-cell>
          <table:table-cell table:number-columns-repeated="6"/>
          <table:table-cell office:value-type="float" office:value="10186.58203125">
            <text:p>10186,582</text:p>
          </table:table-cell>
          <table:table-cell/>
          <table:table-cell office:value-type="float" office:value="0.0879091234227103">
            <text:p>0,087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8.09785461">
            <text:p>78,0979</text:p>
          </table:table-cell>
          <table:table-cell table:number-columns-repeated="5"/>
          <table:table-cell table:formula="oooc:=([.B719]*2/[.$E$709])^(1/2)" office:value-type="float" office:value="11.6066347220339">
            <text:p>11,6066</text:p>
          </table:table-cell>
          <table:table-cell table:formula="oooc:=[.E516]/([.$E$709]*(2*3.1416/60*[.B619])^2*(0.045*2.5)^4)" office:value-type="float" office:value="0.000388377062432018">
            <text:p>0,0004</text:p>
          </table:table-cell>
          <table:table-cell table:formula="oooc:=ABS([.C516])/([.$E$709]*(2*3.1416/60*[.B619])^2*(0.045*2.5)^5)" office:value-type="float" office:value="0.000148373643982295">
            <text:p>0,0001</text:p>
          </table:table-cell>
          <table:table-cell table:formula="oooc:=[.H719]/(2*3.1416/60*[.B619]*(0.045*2.5))" office:value-type="float" office:value="0.0961406516595805">
            <text:p>0,0961</text:p>
          </table:table-cell>
          <table:table-cell/>
          <table:table-cell table:formula="oooc:=[.K719]*COS(RADIANS([.A719]))" office:value-type="float" office:value="0.09590645786415">
            <text:p>0,0959</text:p>
          </table:table-cell>
          <table:table-cell office:value-type="float" office:value="0.000388377062432018">
            <text:p>0,0004</text:p>
          </table:table-cell>
          <table:table-cell table:formula="oooc:=[.M719]*[.N719]/[.J719]" office:value-type="float" office:value="0.251041002794157">
            <text:p>0,251</text:p>
          </table:table-cell>
          <table:table-cell table:number-columns-repeated="6"/>
          <table:table-cell office:value-type="float" office:value="10175.9375">
            <text:p>10175,9375</text:p>
          </table:table-cell>
          <table:table-cell/>
          <table:table-cell office:value-type="float" office:value="0.0866265949307519">
            <text:p>0,086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8.47792816">
            <text:p>78,4779</text:p>
          </table:table-cell>
          <table:table-cell table:number-columns-repeated="5"/>
          <table:table-cell table:formula="oooc:=([.B720]*2/[.$E$709])^(1/2)" office:value-type="float" office:value="11.6348430561152">
            <text:p>11,6348</text:p>
          </table:table-cell>
          <table:table-cell table:formula="oooc:=[.E517]/([.$E$709]*(2*3.1416/60*[.B620])^2*(0.045*2.5)^4)" office:value-type="float" office:value="0.000391685693111102">
            <text:p>0,0004</text:p>
          </table:table-cell>
          <table:table-cell table:formula="oooc:=ABS([.C517])/([.$E$709]*(2*3.1416/60*[.B620])^2*(0.045*2.5)^5)" office:value-type="float" office:value="0.000148724165346184">
            <text:p>0,0001</text:p>
          </table:table-cell>
          <table:table-cell table:formula="oooc:=[.H720]/(2*3.1416/60*[.B620]*(0.045*2.5))" office:value-type="float" office:value="0.0964000311243156">
            <text:p>0,0964</text:p>
          </table:table-cell>
          <table:table-cell/>
          <table:table-cell table:formula="oooc:=[.K720]*COS(RADIANS([.A720]))" office:value-type="float" office:value="0.0960331999019224">
            <text:p>0,096</text:p>
          </table:table-cell>
          <table:table-cell office:value-type="float" office:value="0.000391685693111102">
            <text:p>0,0004</text:p>
          </table:table-cell>
          <table:table-cell table:formula="oooc:=[.M720]*[.N720]/[.J720]" office:value-type="float" office:value="0.252916736010626">
            <text:p>0,2529</text:p>
          </table:table-cell>
          <table:table-cell table:number-columns-repeated="6"/>
          <table:table-cell office:value-type="float" office:value="10161.5625">
            <text:p>10161,5625</text:p>
          </table:table-cell>
          <table:table-cell/>
          <table:table-cell office:value-type="float" office:value="0.088426464589108">
            <text:p>0,088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8.37607574">
            <text:p>78,3761</text:p>
          </table:table-cell>
          <table:table-cell table:number-columns-repeated="5"/>
          <table:table-cell table:formula="oooc:=([.B721]*2/[.$E$709])^(1/2)" office:value-type="float" office:value="11.6272904760552">
            <text:p>11,6273</text:p>
          </table:table-cell>
          <table:table-cell table:formula="oooc:=[.E518]/([.$E$709]*(2*3.1416/60*[.B621])^2*(0.045*2.5)^4)" office:value-type="float" office:value="0.00038862788249075">
            <text:p>0,0004</text:p>
          </table:table-cell>
          <table:table-cell table:formula="oooc:=ABS([.C518])/([.$E$709]*(2*3.1416/60*[.B621])^2*(0.045*2.5)^5)" office:value-type="float" office:value="0.000152960432956434">
            <text:p>0,0002</text:p>
          </table:table-cell>
          <table:table-cell table:formula="oooc:=[.H721]/(2*3.1416/60*[.B621]*(0.045*2.5))" office:value-type="float" office:value="0.0965150169369517">
            <text:p>0,0965</text:p>
          </table:table-cell>
          <table:table-cell/>
          <table:table-cell table:formula="oooc:=[.K721]*COS(RADIANS([.A721]))" office:value-type="float" office:value="0.0959862975756382">
            <text:p>0,096</text:p>
          </table:table-cell>
          <table:table-cell office:value-type="float" office:value="0.00038862788249075">
            <text:p>0,0004</text:p>
          </table:table-cell>
          <table:table-cell table:formula="oooc:=[.M721]*[.N721]/[.J721]" office:value-type="float" office:value="0.243873208606646">
            <text:p>0,2439</text:p>
          </table:table-cell>
          <table:table-cell table:number-columns-repeated="6"/>
          <table:table-cell office:value-type="float" office:value="10126.54296875">
            <text:p>10126,543</text:p>
          </table:table-cell>
          <table:table-cell/>
          <table:table-cell office:value-type="float" office:value="0.0892278662273032">
            <text:p>0,089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.15254211">
            <text:p>78,1525</text:p>
          </table:table-cell>
          <table:table-cell table:number-columns-repeated="5"/>
          <table:table-cell table:formula="oooc:=([.B722]*2/[.$E$709])^(1/2)" office:value-type="float" office:value="11.6106977450241">
            <text:p>11,6107</text:p>
          </table:table-cell>
          <table:table-cell table:formula="oooc:=[.E519]/([.$E$709]*(2*3.1416/60*[.B622])^2*(0.045*2.5)^4)" office:value-type="float" office:value="0.000399828224097397">
            <text:p>0,0004</text:p>
          </table:table-cell>
          <table:table-cell table:formula="oooc:=ABS([.C519])/([.$E$709]*(2*3.1416/60*[.B622])^2*(0.045*2.5)^5)" office:value-type="float" office:value="0.000155138288360047">
            <text:p>0,0002</text:p>
          </table:table-cell>
          <table:table-cell table:formula="oooc:=[.H722]/(2*3.1416/60*[.B622]*(0.045*2.5))" office:value-type="float" office:value="0.0964732856003902">
            <text:p>0,0965</text:p>
          </table:table-cell>
          <table:table-cell/>
          <table:table-cell table:formula="oooc:=[.K722]*COS(RADIANS([.A722]))" office:value-type="float" office:value="0.0957541883588615">
            <text:p>0,0958</text:p>
          </table:table-cell>
          <table:table-cell office:value-type="float" office:value="0.000399828224097397">
            <text:p>0,0004</text:p>
          </table:table-cell>
          <table:table-cell table:formula="oooc:=[.M722]*[.N722]/[.J722]" office:value-type="float" office:value="0.246781290976722">
            <text:p>0,2468</text:p>
          </table:table-cell>
          <table:table-cell table:number-columns-repeated="6"/>
          <table:table-cell office:value-type="float" office:value="10125.41015625">
            <text:p>10125,4102</text:p>
          </table:table-cell>
          <table:table-cell/>
          <table:table-cell office:value-type="float" office:value="0.0921029382160208">
            <text:p>0,092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.05204773">
            <text:p>78,052</text:p>
          </table:table-cell>
          <table:table-cell table:number-columns-repeated="5"/>
          <table:table-cell table:formula="oooc:=([.B723]*2/[.$E$709])^(1/2)" office:value-type="float" office:value="11.6032303922424">
            <text:p>11,6032</text:p>
          </table:table-cell>
          <table:table-cell table:formula="oooc:=[.E520]/([.$E$709]*(2*3.1416/60*[.B623])^2*(0.045*2.5)^4)" office:value-type="float" office:value="0.000398445570633673">
            <text:p>0,0004</text:p>
          </table:table-cell>
          <table:table-cell table:formula="oooc:=ABS([.C520])/([.$E$709]*(2*3.1416/60*[.B623])^2*(0.045*2.5)^5)" office:value-type="float" office:value="0.000166894494005999">
            <text:p>0,0002</text:p>
          </table:table-cell>
          <table:table-cell table:formula="oooc:=[.H723]/(2*3.1416/60*[.B623]*(0.045*2.5))" office:value-type="float" office:value="0.0964962890079226">
            <text:p>0,0965</text:p>
          </table:table-cell>
          <table:table-cell/>
          <table:table-cell table:formula="oooc:=[.K723]*COS(RADIANS([.A723]))" office:value-type="float" office:value="0.095557193756604">
            <text:p>0,0956</text:p>
          </table:table-cell>
          <table:table-cell office:value-type="float" office:value="0.000398445570633673">
            <text:p>0,0004</text:p>
          </table:table-cell>
          <table:table-cell table:formula="oooc:=[.M723]*[.N723]/[.J723]" office:value-type="float" office:value="0.228134192330718">
            <text:p>0,2281</text:p>
          </table:table-cell>
          <table:table-cell table:number-columns-repeated="6"/>
          <table:table-cell office:value-type="float" office:value="10075.56640625">
            <text:p>10075,5664</text:p>
          </table:table-cell>
          <table:table-cell/>
          <table:table-cell office:value-type="float" office:value="0.0937555346516068">
            <text:p>0,093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.18740082">
            <text:p>78,1874</text:p>
          </table:table-cell>
          <table:table-cell table:number-columns-repeated="5"/>
          <table:table-cell table:formula="oooc:=([.B724]*2/[.$E$709])^(1/2)" office:value-type="float" office:value="11.6132868407427">
            <text:p>11,6133</text:p>
          </table:table-cell>
          <table:table-cell table:formula="oooc:=[.E521]/([.$E$709]*(2*3.1416/60*[.B624])^2*(0.045*2.5)^4)" office:value-type="float" office:value="0.000406890492504111">
            <text:p>0,0004</text:p>
          </table:table-cell>
          <table:table-cell table:formula="oooc:=ABS([.C521])/([.$E$709]*(2*3.1416/60*[.B624])^2*(0.045*2.5)^5)" office:value-type="float" office:value="0.000168925537619939">
            <text:p>0,0002</text:p>
          </table:table-cell>
          <table:table-cell table:formula="oooc:=[.H724]/(2*3.1416/60*[.B624]*(0.045*2.5))" office:value-type="float" office:value="0.0966796383974207">
            <text:p>0,0967</text:p>
          </table:table-cell>
          <table:table-cell/>
          <table:table-cell table:formula="oooc:=[.K724]*COS(RADIANS([.A724]))" office:value-type="float" office:value="0.0954893516180864">
            <text:p>0,0955</text:p>
          </table:table-cell>
          <table:table-cell office:value-type="float" office:value="0.000406890492504111">
            <text:p>0,0004</text:p>
          </table:table-cell>
          <table:table-cell table:formula="oooc:=[.M724]*[.N724]/[.J724]" office:value-type="float" office:value="0.230004946890845">
            <text:p>0,23</text:p>
          </table:table-cell>
          <table:table-cell table:number-columns-repeated="6"/>
          <table:table-cell office:value-type="float" office:value="10085.87890625">
            <text:p>10085,8789</text:p>
          </table:table-cell>
          <table:table-cell/>
          <table:table-cell office:value-type="float" office:value="0.0935024114679973">
            <text:p>0,093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.61738586">
            <text:p>78,6174</text:p>
          </table:table-cell>
          <table:table-cell>
            <draw:frame table:end-cell-address="Feuille1.J754" table:end-x="1.729cm" table:end-y="0.135cm" draw:z-index="13" svg:width="16.838cm" svg:height="12.938cm" svg:x="0.697cm" svg:y="0.293cm">
              <draw:object draw:notify-on-update-of-ranges="Feuille1.M710:Feuille1.N80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4"/>
          <table:table-cell table:formula="oooc:=([.B725]*2/[.$E$709])^(1/2)" office:value-type="float" office:value="11.6451762051401">
            <text:p>11,6452</text:p>
          </table:table-cell>
          <table:table-cell table:formula="oooc:=[.E522]/([.$E$709]*(2*3.1416/60*[.B625])^2*(0.045*2.5)^4)" office:value-type="float" office:value="0.000415959601142678">
            <text:p>0,0004</text:p>
          </table:table-cell>
          <table:table-cell table:formula="oooc:=ABS([.C522])/([.$E$709]*(2*3.1416/60*[.B625])^2*(0.045*2.5)^5)" office:value-type="float" office:value="0.000166710213886494">
            <text:p>0,0002</text:p>
          </table:table-cell>
          <table:table-cell table:formula="oooc:=[.H725]/(2*3.1416/60*[.B625]*(0.045*2.5))" office:value-type="float" office:value="0.0970365665485678">
            <text:p>0,097</text:p>
          </table:table-cell>
          <table:table-cell/>
          <table:table-cell table:formula="oooc:=[.K725]*COS(RADIANS([.A725]))" office:value-type="float" office:value="0.0955623630627147">
            <text:p>0,0956</text:p>
          </table:table-cell>
          <table:table-cell office:value-type="float" office:value="0.000415959601142678">
            <text:p>0,0004</text:p>
          </table:table-cell>
          <table:table-cell table:formula="oooc:=[.M725]*[.N725]/[.J725]" office:value-type="float" office:value="0.238438194620053">
            <text:p>0,2384</text:p>
          </table:table-cell>
          <table:table-cell table:number-columns-repeated="6"/>
          <table:table-cell office:value-type="float" office:value="10055.15625">
            <text:p>10055,1563</text:p>
          </table:table-cell>
          <table:table-cell/>
          <table:table-cell office:value-type="float" office:value="0.0971102614492463">
            <text:p>0,097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8.92021179">
            <text:p>78,9202</text:p>
          </table:table-cell>
          <table:table-cell table:number-columns-repeated="5"/>
          <table:table-cell table:formula="oooc:=([.B726]*2/[.$E$709])^(1/2)" office:value-type="float" office:value="11.6675826481333">
            <text:p>11,6676</text:p>
          </table:table-cell>
          <table:table-cell table:formula="oooc:=[.E523]/([.$E$709]*(2*3.1416/60*[.B626])^2*(0.045*2.5)^4)" office:value-type="float" office:value="0.00041074904199143">
            <text:p>0,0004</text:p>
          </table:table-cell>
          <table:table-cell table:formula="oooc:=ABS([.C523])/([.$E$709]*(2*3.1416/60*[.B626])^2*(0.045*2.5)^5)" office:value-type="float" office:value="0.000167632669691087">
            <text:p>0,0002</text:p>
          </table:table-cell>
          <table:table-cell table:formula="oooc:=[.H726]/(2*3.1416/60*[.B626]*(0.045*2.5))" office:value-type="float" office:value="0.0973249745964004">
            <text:p>0,0973</text:p>
          </table:table-cell>
          <table:table-cell/>
          <table:table-cell table:formula="oooc:=[.K726]*COS(RADIANS([.A726]))" office:value-type="float" office:value="0.09553684069218">
            <text:p>0,0955</text:p>
          </table:table-cell>
          <table:table-cell office:value-type="float" office:value="0.00041074904199143">
            <text:p>0,0004</text:p>
          </table:table-cell>
          <table:table-cell table:formula="oooc:=[.M726]*[.N726]/[.J726]" office:value-type="float" office:value="0.234093186378975">
            <text:p>0,2341</text:p>
          </table:table-cell>
          <table:table-cell table:number-columns-repeated="6"/>
          <table:table-cell office:value-type="float" office:value="10035.234375">
            <text:p>10035,2344</text:p>
          </table:table-cell>
          <table:table-cell/>
          <table:table-cell office:value-type="float" office:value="0.0986834262671314">
            <text:p>0,098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8.45674133">
            <text:p>78,4567</text:p>
          </table:table-cell>
          <table:table-cell table:number-columns-repeated="5"/>
          <table:table-cell table:formula="oooc:=([.B727]*2/[.$E$709])^(1/2)" office:value-type="float" office:value="11.6332724101558">
            <text:p>11,6333</text:p>
          </table:table-cell>
          <table:table-cell table:formula="oooc:=[.E524]/([.$E$709]*(2*3.1416/60*[.B627])^2*(0.045*2.5)^4)" office:value-type="float" office:value="0.000420470424711463">
            <text:p>0,0004</text:p>
          </table:table-cell>
          <table:table-cell table:formula="oooc:=ABS([.C524])/([.$E$709]*(2*3.1416/60*[.B627])^2*(0.045*2.5)^5)" office:value-type="float" office:value="0.000169507115007059">
            <text:p>0,0002</text:p>
          </table:table-cell>
          <table:table-cell table:formula="oooc:=[.H727]/(2*3.1416/60*[.B627]*(0.045*2.5))" office:value-type="float" office:value="0.0971760516200356">
            <text:p>0,0972</text:p>
          </table:table-cell>
          <table:table-cell/>
          <table:table-cell table:formula="oooc:=[.K727]*COS(RADIANS([.A727]))" office:value-type="float" office:value="0.0950525217409223">
            <text:p>0,0951</text:p>
          </table:table-cell>
          <table:table-cell office:value-type="float" office:value="0.000420470424711463">
            <text:p>0,0004</text:p>
          </table:table-cell>
          <table:table-cell table:formula="oooc:=[.M727]*[.N727]/[.J727]" office:value-type="float" office:value="0.235782280788844">
            <text:p>0,2358</text:p>
          </table:table-cell>
          <table:table-cell table:number-columns-repeated="6"/>
          <table:table-cell office:value-type="float" office:value="10026.62109375">
            <text:p>10026,6211</text:p>
          </table:table-cell>
          <table:table-cell/>
          <table:table-cell office:value-type="float" office:value="0.10015455580584">
            <text:p>0,100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8.49980164">
            <text:p>78,4998</text:p>
          </table:table-cell>
          <table:table-cell table:number-columns-repeated="5"/>
          <table:table-cell table:formula="oooc:=([.B728]*2/[.$E$709])^(1/2)" office:value-type="float" office:value="11.636464383169">
            <text:p>11,6365</text:p>
          </table:table-cell>
          <table:table-cell table:formula="oooc:=[.E525]/([.$E$709]*(2*3.1416/60*[.B628])^2*(0.045*2.5)^4)" office:value-type="float" office:value="0.000427220678166906">
            <text:p>0,0004</text:p>
          </table:table-cell>
          <table:table-cell table:formula="oooc:=ABS([.C525])/([.$E$709]*(2*3.1416/60*[.B628])^2*(0.045*2.5)^5)" office:value-type="float" office:value="0.000170126909081882">
            <text:p>0,0002</text:p>
          </table:table-cell>
          <table:table-cell table:formula="oooc:=[.H728]/(2*3.1416/60*[.B628]*(0.045*2.5))" office:value-type="float" office:value="0.0975388607483453">
            <text:p>0,0975</text:p>
          </table:table-cell>
          <table:table-cell/>
          <table:table-cell table:formula="oooc:=[.K728]*COS(RADIANS([.A728]))" office:value-type="float" office:value="0.0950389460664432">
            <text:p>0,095</text:p>
          </table:table-cell>
          <table:table-cell office:value-type="float" office:value="0.000427220678166906">
            <text:p>0,0004</text:p>
          </table:table-cell>
          <table:table-cell table:formula="oooc:=[.M728]*[.N728]/[.J728]" office:value-type="float" office:value="0.238660675197666">
            <text:p>0,2387</text:p>
          </table:table-cell>
          <table:table-cell table:number-columns-repeated="6"/>
          <table:table-cell office:value-type="float" office:value="9997.3828125">
            <text:p>9997,3828</text:p>
          </table:table-cell>
          <table:table-cell/>
          <table:table-cell office:value-type="float" office:value="0.104642475821308">
            <text:p>0,104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8.53261566">
            <text:p>78,5326</text:p>
          </table:table-cell>
          <table:table-cell table:number-columns-repeated="5"/>
          <table:table-cell table:formula="oooc:=([.B729]*2/[.$E$709])^(1/2)" office:value-type="float" office:value="11.6388962318604">
            <text:p>11,6389</text:p>
          </table:table-cell>
          <table:table-cell table:formula="oooc:=[.E526]/([.$E$709]*(2*3.1416/60*[.B629])^2*(0.045*2.5)^4)" office:value-type="float" office:value="0.000441085126323867">
            <text:p>0,0004</text:p>
          </table:table-cell>
          <table:table-cell table:formula="oooc:=ABS([.C526])/([.$E$709]*(2*3.1416/60*[.B629])^2*(0.045*2.5)^5)" office:value-type="float" office:value="0.000169969242739629">
            <text:p>0,0002</text:p>
          </table:table-cell>
          <table:table-cell table:formula="oooc:=[.H729]/(2*3.1416/60*[.B629]*(0.045*2.5))" office:value-type="float" office:value="0.0975701596766013">
            <text:p>0,0976</text:p>
          </table:table-cell>
          <table:table-cell/>
          <table:table-cell table:formula="oooc:=[.K729]*COS(RADIANS([.A729]))" office:value-type="float" office:value="0.0946719089462729">
            <text:p>0,0947</text:p>
          </table:table-cell>
          <table:table-cell office:value-type="float" office:value="0.000441085126323867">
            <text:p>0,0004</text:p>
          </table:table-cell>
          <table:table-cell table:formula="oooc:=[.M729]*[.N729]/[.J729]" office:value-type="float" office:value="0.245681925999145">
            <text:p>0,2457</text:p>
          </table:table-cell>
          <table:table-cell table:number-columns-repeated="6"/>
          <table:table-cell office:value-type="float" office:value="9966.66015625">
            <text:p>9966,6602</text:p>
          </table:table-cell>
          <table:table-cell/>
          <table:table-cell office:value-type="float" office:value="0.104449683782465">
            <text:p>0,104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8.31591797">
            <text:p>78,3159</text:p>
          </table:table-cell>
          <table:table-cell table:number-columns-repeated="5"/>
          <table:table-cell table:formula="oooc:=([.B730]*2/[.$E$709])^(1/2)" office:value-type="float" office:value="11.622827340261">
            <text:p>11,6228</text:p>
          </table:table-cell>
          <table:table-cell table:formula="oooc:=[.E527]/([.$E$709]*(2*3.1416/60*[.B630])^2*(0.045*2.5)^4)" office:value-type="float" office:value="0.000453452867498059">
            <text:p>0,0005</text:p>
          </table:table-cell>
          <table:table-cell table:formula="oooc:=ABS([.C527])/([.$E$709]*(2*3.1416/60*[.B630])^2*(0.045*2.5)^5)" office:value-type="float" office:value="0.000170066755136662">
            <text:p>0,0002</text:p>
          </table:table-cell>
          <table:table-cell table:formula="oooc:=[.H730]/(2*3.1416/60*[.B630]*(0.045*2.5))" office:value-type="float" office:value="0.0979174648119356">
            <text:p>0,0979</text:p>
          </table:table-cell>
          <table:table-cell/>
          <table:table-cell table:formula="oooc:=[.K730]*COS(RADIANS([.A730]))" office:value-type="float" office:value="0.0945810081065997">
            <text:p>0,0946</text:p>
          </table:table-cell>
          <table:table-cell office:value-type="float" office:value="0.000453452867498059">
            <text:p>0,0005</text:p>
          </table:table-cell>
          <table:table-cell table:formula="oooc:=[.M730]*[.N730]/[.J730]" office:value-type="float" office:value="0.252183498781586">
            <text:p>0,2522</text:p>
          </table:table-cell>
          <table:table-cell table:number-columns-repeated="6"/>
          <table:table-cell office:value-type="float" office:value="9948.5546875">
            <text:p>9948,5547</text:p>
          </table:table-cell>
          <table:table-cell/>
          <table:table-cell office:value-type="float" office:value="0.105845114286931">
            <text:p>0,105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8.39658356">
            <text:p>78,3966</text:p>
          </table:table-cell>
          <table:table-cell table:number-columns-repeated="5"/>
          <table:table-cell table:formula="oooc:=([.B731]*2/[.$E$709])^(1/2)" office:value-type="float" office:value="11.628811570227">
            <text:p>11,6288</text:p>
          </table:table-cell>
          <table:table-cell table:formula="oooc:=[.E528]/([.$E$709]*(2*3.1416/60*[.B631])^2*(0.045*2.5)^4)" office:value-type="float" office:value="0.000451304318960996">
            <text:p>0,0005</text:p>
          </table:table-cell>
          <table:table-cell table:formula="oooc:=ABS([.C528])/([.$E$709]*(2*3.1416/60*[.B631])^2*(0.045*2.5)^5)" office:value-type="float" office:value="0.000167120676374407">
            <text:p>0,0002</text:p>
          </table:table-cell>
          <table:table-cell table:formula="oooc:=[.H731]/(2*3.1416/60*[.B631]*(0.045*2.5))" office:value-type="float" office:value="0.0978677103153248">
            <text:p>0,0979</text:p>
          </table:table-cell>
          <table:table-cell/>
          <table:table-cell table:formula="oooc:=[.K731]*COS(RADIANS([.A731]))" office:value-type="float" office:value="0.0940764811953092">
            <text:p>0,0941</text:p>
          </table:table-cell>
          <table:table-cell office:value-type="float" office:value="0.000451304318960996">
            <text:p>0,0005</text:p>
          </table:table-cell>
          <table:table-cell table:formula="oooc:=[.M731]*[.N731]/[.J731]" office:value-type="float" office:value="0.25405068479365">
            <text:p>0,2541</text:p>
          </table:table-cell>
          <table:table-cell table:number-columns-repeated="6"/>
          <table:table-cell office:value-type="float" office:value="9915.25390625">
            <text:p>9915,2539</text:p>
          </table:table-cell>
          <table:table-cell/>
          <table:table-cell office:value-type="float" office:value="0.109062252091515">
            <text:p>0,109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8.22910309">
            <text:p>78,2291</text:p>
          </table:table-cell>
          <table:table-cell table:number-columns-repeated="5"/>
          <table:table-cell table:formula="oooc:=([.B732]*2/[.$E$709])^(1/2)" office:value-type="float" office:value="11.6163834768923">
            <text:p>11,6164</text:p>
          </table:table-cell>
          <table:table-cell table:formula="oooc:=[.E529]/([.$E$709]*(2*3.1416/60*[.B632])^2*(0.045*2.5)^4)" office:value-type="float" office:value="0.000471586814085412">
            <text:p>0,0005</text:p>
          </table:table-cell>
          <table:table-cell table:formula="oooc:=ABS([.C529])/([.$E$709]*(2*3.1416/60*[.B632])^2*(0.045*2.5)^5)" office:value-type="float" office:value="0.000167418586314297">
            <text:p>0,0002</text:p>
          </table:table-cell>
          <table:table-cell table:formula="oooc:=[.H732]/(2*3.1416/60*[.B632]*(0.045*2.5))" office:value-type="float" office:value="0.0980618225810834">
            <text:p>0,0981</text:p>
          </table:table-cell>
          <table:table-cell/>
          <table:table-cell table:formula="oooc:=[.K732]*COS(RADIANS([.A732]))" office:value-type="float" office:value="0.0937769873126934">
            <text:p>0,0938</text:p>
          </table:table-cell>
          <table:table-cell office:value-type="float" office:value="0.000471586814085412">
            <text:p>0,0005</text:p>
          </table:table-cell>
          <table:table-cell table:formula="oooc:=[.M732]*[.N732]/[.J732]" office:value-type="float" office:value="0.264152216637996">
            <text:p>0,2642</text:p>
          </table:table-cell>
          <table:table-cell table:number-columns-repeated="6"/>
          <table:table-cell office:value-type="float" office:value="9886.7578125">
            <text:p>9886,7578</text:p>
          </table:table-cell>
          <table:table-cell/>
          <table:table-cell office:value-type="float" office:value="0.110895570857632">
            <text:p>0,110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8.35146332">
            <text:p>78,3515</text:p>
          </table:table-cell>
          <table:table-cell table:number-columns-repeated="5"/>
          <table:table-cell table:formula="oooc:=([.B733]*2/[.$E$709])^(1/2)" office:value-type="float" office:value="11.6254646751051">
            <text:p>11,6255</text:p>
          </table:table-cell>
          <table:table-cell table:formula="oooc:=[.E530]/([.$E$709]*(2*3.1416/60*[.B633])^2*(0.045*2.5)^4)" office:value-type="float" office:value="0.000481131018752659">
            <text:p>0,0005</text:p>
          </table:table-cell>
          <table:table-cell table:formula="oooc:=ABS([.C530])/([.$E$709]*(2*3.1416/60*[.B633])^2*(0.045*2.5)^5)" office:value-type="float" office:value="0.000165122993826289">
            <text:p>0,0002</text:p>
          </table:table-cell>
          <table:table-cell table:formula="oooc:=[.H733]/(2*3.1416/60*[.B633]*(0.045*2.5))" office:value-type="float" office:value="0.0983333069841959">
            <text:p>0,0983</text:p>
          </table:table-cell>
          <table:table-cell/>
          <table:table-cell table:formula="oooc:=[.K733]*COS(RADIANS([.A733]))" office:value-type="float" office:value="0.0935205323761712">
            <text:p>0,0935</text:p>
          </table:table-cell>
          <table:table-cell office:value-type="float" office:value="0.000481131018752659">
            <text:p>0,0005</text:p>
          </table:table-cell>
          <table:table-cell table:formula="oooc:=[.M733]*[.N733]/[.J733]" office:value-type="float" office:value="0.272497657496291">
            <text:p>0,2725</text:p>
          </table:table-cell>
          <table:table-cell table:number-columns-repeated="6"/>
          <table:table-cell office:value-type="float" office:value="9867.51953125">
            <text:p>9867,5195</text:p>
          </table:table-cell>
          <table:table-cell/>
          <table:table-cell office:value-type="float" office:value="0.110323320059055">
            <text:p>0,110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9.03916168">
            <text:p>79,0392</text:p>
          </table:table-cell>
          <table:table-cell table:number-columns-repeated="5"/>
          <table:table-cell table:formula="oooc:=([.B734]*2/[.$E$709])^(1/2)" office:value-type="float" office:value="11.6763721273056">
            <text:p>11,6764</text:p>
          </table:table-cell>
          <table:table-cell table:formula="oooc:=[.E531]/([.$E$709]*(2*3.1416/60*[.B634])^2*(0.045*2.5)^4)" office:value-type="float" office:value="0.000489142816504197">
            <text:p>0,0005</text:p>
          </table:table-cell>
          <table:table-cell table:formula="oooc:=ABS([.C531])/([.$E$709]*(2*3.1416/60*[.B634])^2*(0.045*2.5)^5)" office:value-type="float" office:value="0.000160886304307169">
            <text:p>0,0002</text:p>
          </table:table-cell>
          <table:table-cell table:formula="oooc:=[.H734]/(2*3.1416/60*[.B634]*(0.045*2.5))" office:value-type="float" office:value="0.0988487469342195">
            <text:p>0,0988</text:p>
          </table:table-cell>
          <table:table-cell/>
          <table:table-cell table:formula="oooc:=[.K734]*COS(RADIANS([.A734]))" office:value-type="float" office:value="0.0934633264010205">
            <text:p>0,0935</text:p>
          </table:table-cell>
          <table:table-cell office:value-type="float" office:value="0.000489142816504197">
            <text:p>0,0005</text:p>
          </table:table-cell>
          <table:table-cell table:formula="oooc:=[.M734]*[.N734]/[.J734]" office:value-type="float" office:value="0.284156659030232">
            <text:p>0,2842</text:p>
          </table:table-cell>
          <table:table-cell table:number-columns-repeated="6"/>
          <table:table-cell office:value-type="float" office:value="9835.83984375">
            <text:p>9835,8398</text:p>
          </table:table-cell>
          <table:table-cell/>
          <table:table-cell office:value-type="float" office:value="0.113514067058862">
            <text:p>0,113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8.50595856">
            <text:p>78,506</text:p>
          </table:table-cell>
          <table:table-cell table:number-columns-repeated="5"/>
          <table:table-cell table:formula="oooc:=([.B735]*2/[.$E$709])^(1/2)" office:value-type="float" office:value="11.6369207115547">
            <text:p>11,6369</text:p>
          </table:table-cell>
          <table:table-cell table:formula="oooc:=[.E532]/([.$E$709]*(2*3.1416/60*[.B635])^2*(0.045*2.5)^4)" office:value-type="float" office:value="0.000514054942882186">
            <text:p>0,0005</text:p>
          </table:table-cell>
          <table:table-cell table:formula="oooc:=ABS([.C532])/([.$E$709]*(2*3.1416/60*[.B635])^2*(0.045*2.5)^5)" office:value-type="float" office:value="0.000163177303907245">
            <text:p>0,0002</text:p>
          </table:table-cell>
          <table:table-cell table:formula="oooc:=[.H735]/(2*3.1416/60*[.B635]*(0.045*2.5))" office:value-type="float" office:value="0.0988028784415293">
            <text:p>0,0988</text:p>
          </table:table-cell>
          <table:table-cell/>
          <table:table-cell table:formula="oooc:=[.K735]*COS(RADIANS([.A735]))" office:value-type="float" office:value="0.0928443357839122">
            <text:p>0,0928</text:p>
          </table:table-cell>
          <table:table-cell office:value-type="float" office:value="0.000514054942882186">
            <text:p>0,0005</text:p>
          </table:table-cell>
          <table:table-cell table:formula="oooc:=[.M735]*[.N735]/[.J735]" office:value-type="float" office:value="0.292486078550869">
            <text:p>0,2925</text:p>
          </table:table-cell>
          <table:table-cell table:number-columns-repeated="6"/>
          <table:table-cell office:value-type="float" office:value="9816.46484375">
            <text:p>9816,4648</text:p>
          </table:table-cell>
          <table:table-cell/>
          <table:table-cell office:value-type="float" office:value="0.116379390847871">
            <text:p>0,116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8.32344055">
            <text:p>78,3234</text:p>
          </table:table-cell>
          <table:table-cell table:number-columns-repeated="5"/>
          <table:table-cell table:formula="oooc:=([.B736]*2/[.$E$709])^(1/2)" office:value-type="float" office:value="11.6233855380786">
            <text:p>11,6234</text:p>
          </table:table-cell>
          <table:table-cell table:formula="oooc:=[.E533]/([.$E$709]*(2*3.1416/60*[.B636])^2*(0.045*2.5)^4)" office:value-type="float" office:value="0.000516276083642242">
            <text:p>0,0005</text:p>
          </table:table-cell>
          <table:table-cell table:formula="oooc:=ABS([.C533])/([.$E$709]*(2*3.1416/60*[.B636])^2*(0.045*2.5)^5)" office:value-type="float" office:value="0.000165943663898925">
            <text:p>0,0002</text:p>
          </table:table-cell>
          <table:table-cell table:formula="oooc:=[.H736]/(2*3.1416/60*[.B636]*(0.045*2.5))" office:value-type="float" office:value="0.0989921683661658">
            <text:p>0,099</text:p>
          </table:table-cell>
          <table:table-cell/>
          <table:table-cell table:formula="oooc:=[.K736]*COS(RADIANS([.A736]))" office:value-type="float" office:value="0.0924171507631679">
            <text:p>0,0924</text:p>
          </table:table-cell>
          <table:table-cell office:value-type="float" office:value="0.000516276083642242">
            <text:p>0,0005</text:p>
          </table:table-cell>
          <table:table-cell table:formula="oooc:=[.M736]*[.N736]/[.J736]" office:value-type="float" office:value="0.28752387127263">
            <text:p>0,2875</text:p>
          </table:table-cell>
          <table:table-cell table:number-columns-repeated="6"/>
          <table:table-cell office:value-type="float" office:value="9776.11328125">
            <text:p>9776,1133</text:p>
          </table:table-cell>
          <table:table-cell/>
          <table:table-cell office:value-type="float" office:value="0.120422104167624">
            <text:p>0,120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8.40478516">
            <text:p>78,4048</text:p>
          </table:table-cell>
          <table:table-cell table:number-columns-repeated="5"/>
          <table:table-cell table:formula="oooc:=([.B737]*2/[.$E$709])^(1/2)" office:value-type="float" office:value="11.6294198388678">
            <text:p>11,6294</text:p>
          </table:table-cell>
          <table:table-cell table:formula="oooc:=[.E534]/([.$E$709]*(2*3.1416/60*[.B637])^2*(0.045*2.5)^4)" office:value-type="float" office:value="0.000525079436146015">
            <text:p>0,0005</text:p>
          </table:table-cell>
          <table:table-cell table:formula="oooc:=ABS([.C534])/([.$E$709]*(2*3.1416/60*[.B637])^2*(0.045*2.5)^5)" office:value-type="float" office:value="0.000168027987868867">
            <text:p>0,0002</text:p>
          </table:table-cell>
          <table:table-cell table:formula="oooc:=[.H737]/(2*3.1416/60*[.B637]*(0.045*2.5))" office:value-type="float" office:value="0.0992238106342925">
            <text:p>0,0992</text:p>
          </table:table-cell>
          <table:table-cell/>
          <table:table-cell table:formula="oooc:=[.K737]*COS(RADIANS([.A737]))" office:value-type="float" office:value="0.0919987152087083">
            <text:p>0,092</text:p>
          </table:table-cell>
          <table:table-cell office:value-type="float" office:value="0.000525079436146015">
            <text:p>0,0005</text:p>
          </table:table-cell>
          <table:table-cell table:formula="oooc:=[.M737]*[.N737]/[.J737]" office:value-type="float" office:value="0.287491590660753">
            <text:p>0,2875</text:p>
          </table:table-cell>
          <table:table-cell table:number-columns-repeated="6"/>
          <table:table-cell office:value-type="float" office:value="9746.796875">
            <text:p>9746,7969</text:p>
          </table:table-cell>
          <table:table-cell/>
          <table:table-cell office:value-type="float" office:value="0.126677403629321">
            <text:p>0,126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8.22841644">
            <text:p>78,2284</text:p>
          </table:table-cell>
          <table:table-cell table:number-columns-repeated="5"/>
          <table:table-cell table:formula="oooc:=([.B738]*2/[.$E$709])^(1/2)" office:value-type="float" office:value="11.6163324958194">
            <text:p>11,6163</text:p>
          </table:table-cell>
          <table:table-cell table:formula="oooc:=[.E535]/([.$E$709]*(2*3.1416/60*[.B638])^2*(0.045*2.5)^4)" office:value-type="float" office:value="0.000544679410580678">
            <text:p>0,0005</text:p>
          </table:table-cell>
          <table:table-cell table:formula="oooc:=ABS([.C535])/([.$E$709]*(2*3.1416/60*[.B638])^2*(0.045*2.5)^5)" office:value-type="float" office:value="0.000171792596202072">
            <text:p>0,0002</text:p>
          </table:table-cell>
          <table:table-cell table:formula="oooc:=[.H738]/(2*3.1416/60*[.B638]*(0.045*2.5))" office:value-type="float" office:value="0.099445019778393">
            <text:p>0,0994</text:p>
          </table:table-cell>
          <table:table-cell/>
          <table:table-cell table:formula="oooc:=[.K738]*COS(RADIANS([.A738]))" office:value-type="float" office:value="0.0915396233576847">
            <text:p>0,0915</text:p>
          </table:table-cell>
          <table:table-cell office:value-type="float" office:value="0.000544679410580678">
            <text:p>0,0005</text:p>
          </table:table-cell>
          <table:table-cell table:formula="oooc:=[.M738]*[.N738]/[.J738]" office:value-type="float" office:value="0.290232228847588">
            <text:p>0,2902</text:p>
          </table:table-cell>
          <table:table-cell table:number-columns-repeated="6"/>
          <table:table-cell office:value-type="float" office:value="9716.640625">
            <text:p>9716,6406</text:p>
          </table:table-cell>
          <table:table-cell/>
          <table:table-cell office:value-type="float" office:value="0.134824921624375">
            <text:p>0,134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8.28857422">
            <text:p>78,2886</text:p>
          </table:table-cell>
          <table:table-cell table:number-columns-repeated="2"/>
          <table:table-cell table:formula="oooc:=[.E740]/(287.053*(273.15+[.F740]))" office:value-type="float" office:value="1.15475815702656">
            <text:p>1,1548</text:p>
          </table:table-cell>
          <table:table-cell table:number-columns-repeated="2"/>
          <table:table-cell table:formula="oooc:=([.B739]*2/[.$E$709])^(1/2)" office:value-type="float" office:value="11.6207981267952">
            <text:p>11,6208</text:p>
          </table:table-cell>
          <table:table-cell table:formula="oooc:=[.E536]/([.$E$709]*(2*3.1416/60*[.B639])^2*(0.045*2.5)^4)" office:value-type="float" office:value="0.000557032566528043">
            <text:p>0,0006</text:p>
          </table:table-cell>
          <table:table-cell table:formula="oooc:=ABS([.C536])/([.$E$709]*(2*3.1416/60*[.B639])^2*(0.045*2.5)^5)" office:value-type="float" office:value="0.000170089942318136">
            <text:p>0,0002</text:p>
          </table:table-cell>
          <table:table-cell table:formula="oooc:=[.H739]/(2*3.1416/60*[.B639]*(0.045*2.5))" office:value-type="float" office:value="0.0997699845758677">
            <text:p>0,0998</text:p>
          </table:table-cell>
          <table:table-cell/>
          <table:table-cell table:formula="oooc:=[.K739]*COS(RADIANS([.A739]))" office:value-type="float" office:value="0.0911444162183563">
            <text:p>0,0911</text:p>
          </table:table-cell>
          <table:table-cell office:value-type="float" office:value="0.000557032566528043">
            <text:p>0,0006</text:p>
          </table:table-cell>
          <table:table-cell table:formula="oooc:=[.M739]*[.N739]/[.J739]" office:value-type="float" office:value="0.29849153570674">
            <text:p>0,2985</text:p>
          </table:table-cell>
          <table:table-cell table:number-columns-repeated="6"/>
          <table:table-cell office:value-type="float" office:value="9856.796875">
            <text:p>9856,7969</text:p>
          </table:table-cell>
          <table:table-cell/>
          <table:table-cell office:value-type="float" office:value="0.13654480406257">
            <text:p>0,1365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8.77870941">
            <text:p>78,7787</text:p>
          </table:table-cell>
          <table:table-cell office:value-type="float" office:value="85.96464539">
            <text:p>85,9646</text:p>
          </table:table-cell>
          <table:table-cell/>
          <table:table-cell office:value-type="float" office:value="98200">
            <text:p>98200</text:p>
          </table:table-cell>
          <table:table-cell office:value-type="float" office:value="23.1">
            <text:p>23,1</text:p>
          </table:table-cell>
          <table:table-cell/>
          <table:table-cell table:formula="oooc:=([.B740]*2/[.$E$709])^(1/2)" office:value-type="float" office:value="11.6571180827912">
            <text:p>11,6571</text:p>
          </table:table-cell>
          <table:table-cell table:formula="oooc:=[.E537]/([.$E$709]*(2*3.1416/60*[.B640])^2*(0.045*2.5)^4)" office:value-type="float" office:value="0.000556321072841128">
            <text:p>0,0006</text:p>
          </table:table-cell>
          <table:table-cell table:formula="oooc:=ABS([.C537])/([.$E$709]*(2*3.1416/60*[.B640])^2*(0.045*2.5)^5)" office:value-type="float" office:value="0.00017069416186632">
            <text:p>0,0002</text:p>
          </table:table-cell>
          <table:table-cell table:formula="oooc:=[.H740]/(2*3.1416/60*[.B640]*(0.045*2.5))" office:value-type="float" office:value="0.100276933603364">
            <text:p>0,1003</text:p>
          </table:table-cell>
          <table:table-cell/>
          <table:table-cell table:formula="oooc:=[.K740]*COS(RADIANS([.A740]))" office:value-type="float" office:value="0.0908817657848861">
            <text:p>0,0909</text:p>
          </table:table-cell>
          <table:table-cell office:value-type="float" office:value="0.000556321072841128">
            <text:p>0,0006</text:p>
          </table:table-cell>
          <table:table-cell table:formula="oooc:=[.M740]*[.N740]/[.J740]" office:value-type="float" office:value="0.296199008157877">
            <text:p>0,2962</text:p>
          </table:table-cell>
          <table:table-cell table:number-columns-repeated="6"/>
          <table:table-cell office:value-type="float" office:value="9820.45898438">
            <text:p>9820,459</text:p>
          </table:table-cell>
          <table:table-cell/>
          <table:table-cell office:value-type="float" office:value="0.134202106144748">
            <text:p>0,134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8.47314453">
            <text:p>78,4731</text:p>
          </table:table-cell>
          <table:table-cell office:value-type="float" office:value="85.84365082">
            <text:p>85,8437</text:p>
          </table:table-cell>
          <table:table-cell table:number-columns-repeated="4"/>
          <table:table-cell table:formula="oooc:=([.B741]*2/[.$E$709])^(1/2)" office:value-type="float" office:value="11.6344884491973">
            <text:p>11,6345</text:p>
          </table:table-cell>
          <table:table-cell table:formula="oooc:=[.E538]/([.$E$709]*(2*3.1416/60*[.B641])^2*(0.045*2.5)^4)" office:value-type="float" office:value="0.000576104097764616">
            <text:p>0,0006</text:p>
          </table:table-cell>
          <table:table-cell table:formula="oooc:=ABS([.C538])/([.$E$709]*(2*3.1416/60*[.B641])^2*(0.045*2.5)^5)" office:value-type="float" office:value="0.000173451868617334">
            <text:p>0,0002</text:p>
          </table:table-cell>
          <table:table-cell table:formula="oooc:=[.H741]/(2*3.1416/60*[.B641]*(0.045*2.5))" office:value-type="float" office:value="0.100404618018062">
            <text:p>0,1004</text:p>
          </table:table-cell>
          <table:table-cell/>
          <table:table-cell table:formula="oooc:=[.K741]*COS(RADIANS([.A741]))" office:value-type="float" office:value="0.0902430728955759">
            <text:p>0,0902</text:p>
          </table:table-cell>
          <table:table-cell office:value-type="float" office:value="0.000576104097764616">
            <text:p>0,0006</text:p>
          </table:table-cell>
          <table:table-cell table:formula="oooc:=[.M741]*[.N741]/[.J741]" office:value-type="float" office:value="0.299733894505975">
            <text:p>0,2997</text:p>
          </table:table-cell>
          <table:table-cell table:number-columns-repeated="6"/>
          <table:table-cell office:value-type="float" office:value="9779.40429688">
            <text:p>9779,4043</text:p>
          </table:table-cell>
          <table:table-cell/>
          <table:table-cell office:value-type="float" office:value="0.13990615695286">
            <text:p>0,139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8.88193512">
            <text:p>78,8819</text:p>
          </table:table-cell>
          <table:table-cell office:value-type="float" office:value="85.69120789">
            <text:p>85,6912</text:p>
          </table:table-cell>
          <table:table-cell table:number-columns-repeated="4"/>
          <table:table-cell table:formula="oooc:=([.B742]*2/[.$E$709])^(1/2)" office:value-type="float" office:value="11.6647528890384">
            <text:p>11,6648</text:p>
          </table:table-cell>
          <table:table-cell table:formula="oooc:=[.E539]/([.$E$709]*(2*3.1416/60*[.B642])^2*(0.045*2.5)^4)" office:value-type="float" office:value="0.000592979972786045">
            <text:p>0,0006</text:p>
          </table:table-cell>
          <table:table-cell table:formula="oooc:=ABS([.C539])/([.$E$709]*(2*3.1416/60*[.B642])^2*(0.045*2.5)^5)" office:value-type="float" office:value="0.000171689319969227">
            <text:p>0,0002</text:p>
          </table:table-cell>
          <table:table-cell table:formula="oooc:=[.H742]/(2*3.1416/60*[.B642]*(0.045*2.5))" office:value-type="float" office:value="0.100864484067504">
            <text:p>0,1009</text:p>
          </table:table-cell>
          <table:table-cell/>
          <table:table-cell table:formula="oooc:=[.K742]*COS(RADIANS([.A742]))" office:value-type="float" office:value="0.0898709133630394">
            <text:p>0,0899</text:p>
          </table:table-cell>
          <table:table-cell office:value-type="float" office:value="0.000592979972786045">
            <text:p>0,0006</text:p>
          </table:table-cell>
          <table:table-cell table:formula="oooc:=[.M742]*[.N742]/[.J742]" office:value-type="float" office:value="0.310395846228664">
            <text:p>0,3104</text:p>
          </table:table-cell>
          <table:table-cell table:number-columns-repeated="6"/>
          <table:table-cell office:value-type="float" office:value="9735.078125">
            <text:p>9735,0781</text:p>
          </table:table-cell>
          <table:table-cell/>
          <table:table-cell office:value-type="float" office:value="0.143731654059496">
            <text:p>0,143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8.76982117">
            <text:p>78,7698</text:p>
          </table:table-cell>
          <table:table-cell office:value-type="float" office:value="85.5230484">
            <text:p>85,523</text:p>
          </table:table-cell>
          <table:table-cell table:number-columns-repeated="4"/>
          <table:table-cell table:formula="oooc:=([.B743]*2/[.$E$709])^(1/2)" office:value-type="float" office:value="11.6564604546918">
            <text:p>11,6565</text:p>
          </table:table-cell>
          <table:table-cell table:formula="oooc:=[.E540]/([.$E$709]*(2*3.1416/60*[.B643])^2*(0.045*2.5)^4)" office:value-type="float" office:value="0.0006186541606714">
            <text:p>0,0006</text:p>
          </table:table-cell>
          <table:table-cell table:formula="oooc:=ABS([.C540])/([.$E$709]*(2*3.1416/60*[.B643])^2*(0.045*2.5)^5)" office:value-type="float" office:value="0.000174910251473638">
            <text:p>0,0002</text:p>
          </table:table-cell>
          <table:table-cell table:formula="oooc:=[.H743]/(2*3.1416/60*[.B643]*(0.045*2.5))" office:value-type="float" office:value="0.101208808789732">
            <text:p>0,1012</text:p>
          </table:table-cell>
          <table:table-cell/>
          <table:table-cell table:formula="oooc:=[.K743]*COS(RADIANS([.A743]))" office:value-type="float" office:value="0.0893620740970137">
            <text:p>0,0894</text:p>
          </table:table-cell>
          <table:table-cell office:value-type="float" office:value="0.0006186541606714">
            <text:p>0,0006</text:p>
          </table:table-cell>
          <table:table-cell table:formula="oooc:=[.M743]*[.N743]/[.J743]" office:value-type="float" office:value="0.316071919630599">
            <text:p>0,3161</text:p>
          </table:table-cell>
          <table:table-cell table:number-columns-repeated="6"/>
          <table:table-cell office:value-type="float" office:value="9697.03125">
            <text:p>9697,0313</text:p>
          </table:table-cell>
          <table:table-cell/>
          <table:table-cell office:value-type="float" office:value="0.149691630805244">
            <text:p>0,149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9.17724609">
            <text:p>79,1772</text:p>
          </table:table-cell>
          <table:table-cell office:value-type="float" office:value="85.8511734">
            <text:p>85,8512</text:p>
          </table:table-cell>
          <table:table-cell table:number-columns-repeated="4"/>
          <table:table-cell table:formula="oooc:=([.B744]*2/[.$E$709])^(1/2)" office:value-type="float" office:value="11.686567208694">
            <text:p>11,6866</text:p>
          </table:table-cell>
          <table:table-cell table:formula="oooc:=[.E541]/([.$E$709]*(2*3.1416/60*[.B644])^2*(0.045*2.5)^4)" office:value-type="float" office:value="0.000654710792432745">
            <text:p>0,0007</text:p>
          </table:table-cell>
          <table:table-cell table:formula="oooc:=ABS([.C541])/([.$E$709]*(2*3.1416/60*[.B644])^2*(0.045*2.5)^5)" office:value-type="float" office:value="0.000173648941290126">
            <text:p>0,0002</text:p>
          </table:table-cell>
          <table:table-cell table:formula="oooc:=[.H744]/(2*3.1416/60*[.B644]*(0.045*2.5))" office:value-type="float" office:value="0.101775416804658">
            <text:p>0,1018</text:p>
          </table:table-cell>
          <table:table-cell/>
          <table:table-cell table:formula="oooc:=[.K744]*COS(RADIANS([.A744]))" office:value-type="float" office:value="0.0890147852396797">
            <text:p>0,089</text:p>
          </table:table-cell>
          <table:table-cell office:value-type="float" office:value="0.000654710792432745">
            <text:p>0,0007</text:p>
          </table:table-cell>
          <table:table-cell table:formula="oooc:=[.M744]*[.N744]/[.J744]" office:value-type="float" office:value="0.33561356694442">
            <text:p>0,3356</text:p>
          </table:table-cell>
          <table:table-cell table:number-columns-repeated="6"/>
          <table:table-cell office:value-type="float" office:value="9645.06835938">
            <text:p>9645,0684</text:p>
          </table:table-cell>
          <table:table-cell/>
          <table:table-cell office:value-type="float" office:value="0.149653564609077">
            <text:p>0,149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8.98720551">
            <text:p>78,9872</text:p>
          </table:table-cell>
          <table:table-cell office:value-type="float" office:value="85.63993835">
            <text:p>85,6399</text:p>
          </table:table-cell>
          <table:table-cell table:number-columns-repeated="4"/>
          <table:table-cell table:formula="oooc:=([.B745]*2/[.$E$709])^(1/2)" office:value-type="float" office:value="11.6725337812781">
            <text:p>11,6725</text:p>
          </table:table-cell>
          <table:table-cell table:formula="oooc:=[.E542]/([.$E$709]*(2*3.1416/60*[.B645])^2*(0.045*2.5)^4)" office:value-type="float" office:value="0.000701151831673339">
            <text:p>0,0007</text:p>
          </table:table-cell>
          <table:table-cell table:formula="oooc:=ABS([.C542])/([.$E$709]*(2*3.1416/60*[.B645])^2*(0.045*2.5)^5)" office:value-type="float" office:value="0.00017612782144319">
            <text:p>0,0002</text:p>
          </table:table-cell>
          <table:table-cell table:formula="oooc:=[.H745]/(2*3.1416/60*[.B645]*(0.045*2.5))" office:value-type="float" office:value="0.101968690741135">
            <text:p>0,102</text:p>
          </table:table-cell>
          <table:table-cell/>
          <table:table-cell table:formula="oooc:=[.K745]*COS(RADIANS([.A745]))" office:value-type="float" office:value="0.0883074765724623">
            <text:p>0,0883</text:p>
          </table:table-cell>
          <table:table-cell office:value-type="float" office:value="0.000701151831673339">
            <text:p>0,0007</text:p>
          </table:table-cell>
          <table:table-cell table:formula="oooc:=[.M745]*[.N745]/[.J745]" office:value-type="float" office:value="0.351545533476116">
            <text:p>0,3515</text:p>
          </table:table-cell>
          <table:table-cell table:number-columns-repeated="6"/>
          <table:table-cell office:value-type="float" office:value="9601.66992188">
            <text:p>9601,6699</text:p>
          </table:table-cell>
          <table:table-cell/>
          <table:table-cell office:value-type="float" office:value="0.149454434402994">
            <text:p>0,1495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5.97285461">
            <text:p>85,9729</text:p>
          </table:table-cell>
          <table:table-cell table:number-columns-repeated="5"/>
          <table:table-cell table:formula="oooc:=([.B746]*2/[.$E$739])^(1/2)" office:value-type="float" office:value="12.2025375298594">
            <text:p>12,2025</text:p>
          </table:table-cell>
          <table:table-cell table:formula="oooc:=[.E543]/([.$E$739]*(2*3.1416/60*[.B646])^2*(0.045*2.5)^4)" office:value-type="float" office:value="0.000692856298363079">
            <text:p>0,0007</text:p>
          </table:table-cell>
          <table:table-cell table:formula="oooc:=ABS([.C543])/([.$E$739]*(2*3.1416/60*[.B646])^2*(0.045*2.5)^5)" office:value-type="float" office:value="0.000165500907889471">
            <text:p>0,0002</text:p>
          </table:table-cell>
          <table:table-cell table:formula="oooc:=[.H746]/(2*3.1416/60*[.B646]*(0.045*2.5))" office:value-type="float" office:value="0.105082933766818">
            <text:p>0,1051</text:p>
          </table:table-cell>
          <table:table-cell/>
          <table:table-cell table:formula="oooc:=[.K746]*COS(RADIANS([.A746]))" office:value-type="float" office:value="0.0900736546867625">
            <text:p>0,0901</text:p>
          </table:table-cell>
          <table:table-cell office:value-type="float" office:value="0.000692856298363079">
            <text:p>0,0007</text:p>
          </table:table-cell>
          <table:table-cell table:formula="oooc:=[.M746]*[.N746]/[.J746]" office:value-type="float" office:value="0.377086142681364">
            <text:p>0,3771</text:p>
          </table:table-cell>
          <table:table-cell table:number-columns-repeated="6"/>
          <table:table-cell office:value-type="float" office:value="9556.57226563">
            <text:p>9556,5723</text:p>
          </table:table-cell>
          <table:table-cell/>
          <table:table-cell office:value-type="float" office:value="0.147522250621834">
            <text:p>0,1475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5.99062347">
            <text:p>85,9906</text:p>
          </table:table-cell>
          <table:table-cell table:number-columns-repeated="5"/>
          <table:table-cell table:formula="oooc:=([.B747]*2/[.$E$739])^(1/2)" office:value-type="float" office:value="12.2037984742575">
            <text:p>12,2038</text:p>
          </table:table-cell>
          <table:table-cell table:formula="oooc:=[.E544]/([.$E$739]*(2*3.1416/60*[.B647])^2*(0.045*2.5)^4)" office:value-type="float" office:value="0.000686017767385568">
            <text:p>0,0007</text:p>
          </table:table-cell>
          <table:table-cell table:formula="oooc:=ABS([.C544])/([.$E$739]*(2*3.1416/60*[.B647])^2*(0.045*2.5)^5)" office:value-type="float" office:value="0.000165141250949332">
            <text:p>0,0002</text:p>
          </table:table-cell>
          <table:table-cell table:formula="oooc:=[.H747]/(2*3.1416/60*[.B647]*(0.045*2.5))" office:value-type="float" office:value="0.105482662964197">
            <text:p>0,1055</text:p>
          </table:table-cell>
          <table:table-cell/>
          <table:table-cell table:formula="oooc:=[.K747]*COS(RADIANS([.A747]))" office:value-type="float" office:value="0.0894543715042974">
            <text:p>0,0895</text:p>
          </table:table-cell>
          <table:table-cell office:value-type="float" office:value="0.000686017767385568">
            <text:p>0,0007</text:p>
          </table:table-cell>
          <table:table-cell table:formula="oooc:=[.M747]*[.N747]/[.J747]" office:value-type="float" office:value="0.371604840519743">
            <text:p>0,3716</text:p>
          </table:table-cell>
          <table:table-cell table:number-columns-repeated="6"/>
          <table:table-cell office:value-type="float" office:value="9511.25976563">
            <text:p>9511,2598</text:p>
          </table:table-cell>
          <table:table-cell/>
          <table:table-cell office:value-type="float" office:value="0.149612136183647">
            <text:p>0,149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5.82588196">
            <text:p>85,8259</text:p>
          </table:table-cell>
          <table:table-cell table:number-columns-repeated="5"/>
          <table:table-cell table:formula="oooc:=([.B748]*2/[.$E$739])^(1/2)" office:value-type="float" office:value="12.1921028035535">
            <text:p>12,1921</text:p>
          </table:table-cell>
          <table:table-cell table:formula="oooc:=[.E545]/([.$E$739]*(2*3.1416/60*[.B648])^2*(0.045*2.5)^4)" office:value-type="float" office:value="0.000721193210854211">
            <text:p>0,0007</text:p>
          </table:table-cell>
          <table:table-cell table:formula="oooc:=ABS([.C545])/([.$E$739]*(2*3.1416/60*[.B648])^2*(0.045*2.5)^5)" office:value-type="float" office:value="0.000169586554731503">
            <text:p>0,0002</text:p>
          </table:table-cell>
          <table:table-cell table:formula="oooc:=[.H748]/(2*3.1416/60*[.B648]*(0.045*2.5))" office:value-type="float" office:value="0.105823972170975">
            <text:p>0,1058</text:p>
          </table:table-cell>
          <table:table-cell/>
          <table:table-cell table:formula="oooc:=[.K748]*COS(RADIANS([.A748]))" office:value-type="float" office:value="0.0887514508428724">
            <text:p>0,0888</text:p>
          </table:table-cell>
          <table:table-cell office:value-type="float" office:value="0.000721193210854211">
            <text:p>0,0007</text:p>
          </table:table-cell>
          <table:table-cell table:formula="oooc:=[.M748]*[.N748]/[.J748]" office:value-type="float" office:value="0.377429354011463">
            <text:p>0,3774</text:p>
          </table:table-cell>
          <table:table-cell table:number-columns-repeated="6"/>
          <table:table-cell office:value-type="float" office:value="9471.20117188">
            <text:p>9471,2012</text:p>
          </table:table-cell>
          <table:table-cell/>
          <table:table-cell office:value-type="float" office:value="0.150185655540173">
            <text:p>0,1502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5.57910156">
            <text:p>85,5791</text:p>
          </table:table-cell>
          <table:table-cell table:number-columns-repeated="5"/>
          <table:table-cell table:formula="oooc:=([.B749]*2/[.$E$739])^(1/2)" office:value-type="float" office:value="12.1745618364264">
            <text:p>12,1746</text:p>
          </table:table-cell>
          <table:table-cell table:formula="oooc:=[.E546]/([.$E$739]*(2*3.1416/60*[.B649])^2*(0.045*2.5)^4)" office:value-type="float" office:value="0.000747675492748251">
            <text:p>0,0007</text:p>
          </table:table-cell>
          <table:table-cell table:formula="oooc:=ABS([.C546])/([.$E$739]*(2*3.1416/60*[.B649])^2*(0.045*2.5)^5)" office:value-type="float" office:value="0.000172403815769456">
            <text:p>0,0002</text:p>
          </table:table-cell>
          <table:table-cell table:formula="oooc:=[.H749]/(2*3.1416/60*[.B649]*(0.045*2.5))" office:value-type="float" office:value="0.106152870561602">
            <text:p>0,1062</text:p>
          </table:table-cell>
          <table:table-cell/>
          <table:table-cell table:formula="oooc:=[.K749]*COS(RADIANS([.A749]))" office:value-type="float" office:value="0.0880047181301402">
            <text:p>0,088</text:p>
          </table:table-cell>
          <table:table-cell office:value-type="float" office:value="0.000747675492748251">
            <text:p>0,0007</text:p>
          </table:table-cell>
          <table:table-cell table:formula="oooc:=[.M749]*[.N749]/[.J749]" office:value-type="float" office:value="0.381656117635541">
            <text:p>0,3817</text:p>
          </table:table-cell>
          <table:table-cell table:number-columns-repeated="6"/>
          <table:table-cell office:value-type="float" office:value="9426.58203125">
            <text:p>9426,582</text:p>
          </table:table-cell>
          <table:table-cell/>
          <table:table-cell office:value-type="float" office:value="0.153813374962701">
            <text:p>0,153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6.04736328">
            <text:p>86,0474</text:p>
          </table:table-cell>
          <table:table-cell table:number-columns-repeated="5"/>
          <table:table-cell table:formula="oooc:=([.B750]*2/[.$E$739])^(1/2)" office:value-type="float" office:value="12.2078240702575">
            <text:p>12,2078</text:p>
          </table:table-cell>
          <table:table-cell table:formula="oooc:=[.E547]/([.$E$739]*(2*3.1416/60*[.B650])^2*(0.045*2.5)^4)" office:value-type="float" office:value="0.000784800974860684">
            <text:p>0,0008</text:p>
          </table:table-cell>
          <table:table-cell table:formula="oooc:=ABS([.C547])/([.$E$739]*(2*3.1416/60*[.B650])^2*(0.045*2.5)^5)" office:value-type="float" office:value="0.000181143391109371">
            <text:p>0,0002</text:p>
          </table:table-cell>
          <table:table-cell table:formula="oooc:=[.H750]/(2*3.1416/60*[.B650]*(0.045*2.5))" office:value-type="float" office:value="0.106860526782901">
            <text:p>0,1069</text:p>
          </table:table-cell>
          <table:table-cell/>
          <table:table-cell table:formula="oooc:=[.K750]*COS(RADIANS([.A750]))" office:value-type="float" office:value="0.087535018968012">
            <text:p>0,0875</text:p>
          </table:table-cell>
          <table:table-cell office:value-type="float" office:value="0.000784800974860684">
            <text:p>0,0008</text:p>
          </table:table-cell>
          <table:table-cell table:formula="oooc:=[.M750]*[.N750]/[.J750]" office:value-type="float" office:value="0.379244132506419">
            <text:p>0,3792</text:p>
          </table:table-cell>
          <table:table-cell table:number-columns-repeated="6"/>
          <table:table-cell office:value-type="float" office:value="9376.31835938">
            <text:p>9376,3184</text:p>
          </table:table-cell>
          <table:table-cell/>
          <table:table-cell office:value-type="float" office:value="0.157420470912785">
            <text:p>0,1574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5.59619141">
            <text:p>85,5962</text:p>
          </table:table-cell>
          <table:table-cell table:number-columns-repeated="5"/>
          <table:table-cell table:formula="oooc:=([.B751]*2/[.$E$739])^(1/2)" office:value-type="float" office:value="12.1757773846476">
            <text:p>12,1758</text:p>
          </table:table-cell>
          <table:table-cell table:formula="oooc:=[.E548]/([.$E$739]*(2*3.1416/60*[.B651])^2*(0.045*2.5)^4)" office:value-type="float" office:value="0.000793078269155272">
            <text:p>0,0008</text:p>
          </table:table-cell>
          <table:table-cell table:formula="oooc:=ABS([.C548])/([.$E$739]*(2*3.1416/60*[.B651])^2*(0.045*2.5)^5)" office:value-type="float" office:value="0.000187607383466971">
            <text:p>0,0002</text:p>
          </table:table-cell>
          <table:table-cell table:formula="oooc:=[.H751]/(2*3.1416/60*[.B651]*(0.045*2.5))" office:value-type="float" office:value="0.107154208585926">
            <text:p>0,1072</text:p>
          </table:table-cell>
          <table:table-cell/>
          <table:table-cell table:formula="oooc:=[.K751]*COS(RADIANS([.A751]))" office:value-type="float" office:value="0.0866895757648121">
            <text:p>0,0867</text:p>
          </table:table-cell>
          <table:table-cell office:value-type="float" office:value="0.000793078269155272">
            <text:p>0,0008</text:p>
          </table:table-cell>
          <table:table-cell table:formula="oooc:=[.M751]*[.N751]/[.J751]" office:value-type="float" office:value="0.366465420661154">
            <text:p>0,3665</text:p>
          </table:table-cell>
          <table:table-cell table:number-columns-repeated="6"/>
          <table:table-cell office:value-type="float" office:value="9336.1328125">
            <text:p>9336,1328</text:p>
          </table:table-cell>
          <table:table-cell/>
          <table:table-cell office:value-type="float" office:value="0.166721770115374">
            <text:p>0,1667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5.83476257">
            <text:p>85,8348</text:p>
          </table:table-cell>
          <table:table-cell table:number-columns-repeated="5"/>
          <table:table-cell table:formula="oooc:=([.B752]*2/[.$E$739])^(1/2)" office:value-type="float" office:value="12.1927335603073">
            <text:p>12,1927</text:p>
          </table:table-cell>
          <table:table-cell table:formula="oooc:=[.E549]/([.$E$739]*(2*3.1416/60*[.B652])^2*(0.045*2.5)^4)" office:value-type="float" office:value="0.000799198878155452">
            <text:p>0,0008</text:p>
          </table:table-cell>
          <table:table-cell table:formula="oooc:=ABS([.C549])/([.$E$739]*(2*3.1416/60*[.B652])^2*(0.045*2.5)^5)" office:value-type="float" office:value="0.000203173237137792">
            <text:p>0,0002</text:p>
          </table:table-cell>
          <table:table-cell table:formula="oooc:=[.H752]/(2*3.1416/60*[.B652]*(0.045*2.5))" office:value-type="float" office:value="0.107788432299081">
            <text:p>0,1078</text:p>
          </table:table-cell>
          <table:table-cell/>
          <table:table-cell table:formula="oooc:=[.K752]*COS(RADIANS([.A752]))" office:value-type="float" office:value="0.0860836696063744">
            <text:p>0,0861</text:p>
          </table:table-cell>
          <table:table-cell office:value-type="float" office:value="0.000799198878155452">
            <text:p>0,0008</text:p>
          </table:table-cell>
          <table:table-cell table:formula="oooc:=[.M752]*[.N752]/[.J752]" office:value-type="float" office:value="0.33861729598894">
            <text:p>0,3386</text:p>
          </table:table-cell>
          <table:table-cell table:number-columns-repeated="6"/>
          <table:table-cell office:value-type="float" office:value="9291.6015625">
            <text:p>9291,6016</text:p>
          </table:table-cell>
          <table:table-cell/>
          <table:table-cell office:value-type="float" office:value="0.174737825290472">
            <text:p>0,174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5.86962891">
            <text:p>85,8696</text:p>
          </table:table-cell>
          <table:table-cell table:number-columns-repeated="5"/>
          <table:table-cell table:formula="oooc:=([.B753]*2/[.$E$739])^(1/2)" office:value-type="float" office:value="12.1952096714949">
            <text:p>12,1952</text:p>
          </table:table-cell>
          <table:table-cell table:formula="oooc:=[.E550]/([.$E$739]*(2*3.1416/60*[.B653])^2*(0.045*2.5)^4)" office:value-type="float" office:value="0.000796329560360662">
            <text:p>0,0008</text:p>
          </table:table-cell>
          <table:table-cell table:formula="oooc:=ABS([.C550])/([.$E$739]*(2*3.1416/60*[.B653])^2*(0.045*2.5)^5)" office:value-type="float" office:value="0.000203803917325219">
            <text:p>0,0002</text:p>
          </table:table-cell>
          <table:table-cell table:formula="oooc:=[.H753]/(2*3.1416/60*[.B653]*(0.045*2.5))" office:value-type="float" office:value="0.108319081142674">
            <text:p>0,1083</text:p>
          </table:table-cell>
          <table:table-cell/>
          <table:table-cell table:formula="oooc:=[.K753]*COS(RADIANS([.A753]))" office:value-type="float" office:value="0.0853566007612261">
            <text:p>0,0854</text:p>
          </table:table-cell>
          <table:table-cell office:value-type="float" office:value="0.000796329560360662">
            <text:p>0,0008</text:p>
          </table:table-cell>
          <table:table-cell table:formula="oooc:=[.M753]*[.N753]/[.J753]" office:value-type="float" office:value="0.333516574412069">
            <text:p>0,3335</text:p>
          </table:table-cell>
          <table:table-cell table:number-columns-repeated="6"/>
          <table:table-cell office:value-type="float" office:value="9248.29101563">
            <text:p>9248,291</text:p>
          </table:table-cell>
          <table:table-cell/>
          <table:table-cell office:value-type="float" office:value="0.182484984493393">
            <text:p>0,182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5.80400085">
            <text:p>85,804</text:p>
          </table:table-cell>
          <table:table-cell table:number-columns-repeated="5"/>
          <table:table-cell table:formula="oooc:=([.B754]*2/[.$E$739])^(1/2)" office:value-type="float" office:value="12.1905485302843">
            <text:p>12,1905</text:p>
          </table:table-cell>
          <table:table-cell table:formula="oooc:=[.E551]/([.$E$739]*(2*3.1416/60*[.B654])^2*(0.045*2.5)^4)" office:value-type="float" office:value="0.000815324217405624">
            <text:p>0,0008</text:p>
          </table:table-cell>
          <table:table-cell table:formula="oooc:=ABS([.C551])/([.$E$739]*(2*3.1416/60*[.B654])^2*(0.045*2.5)^5)" office:value-type="float" office:value="0.000209760628003198">
            <text:p>0,0002</text:p>
          </table:table-cell>
          <table:table-cell table:formula="oooc:=[.H754]/(2*3.1416/60*[.B654]*(0.045*2.5))" office:value-type="float" office:value="0.108793525059303">
            <text:p>0,1088</text:p>
          </table:table-cell>
          <table:table-cell/>
          <table:table-cell table:formula="oooc:=[.K754]*COS(RADIANS([.A754]))" office:value-type="float" office:value="0.0845484486325052">
            <text:p>0,0845</text:p>
          </table:table-cell>
          <table:table-cell office:value-type="float" office:value="0.000815324217405624">
            <text:p>0,0008</text:p>
          </table:table-cell>
          <table:table-cell table:formula="oooc:=[.M754]*[.N754]/[.J754]" office:value-type="float" office:value="0.328633635255448">
            <text:p>0,3286</text:p>
          </table:table-cell>
          <table:table-cell table:number-columns-repeated="6"/>
          <table:table-cell office:value-type="float" office:value="9207.09960938">
            <text:p>9207,0996</text:p>
          </table:table-cell>
          <table:table-cell/>
          <table:table-cell office:value-type="float" office:value="0.185006272135338">
            <text:p>0,18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5.84638977">
            <text:p>85,8464</text:p>
          </table:table-cell>
          <table:table-cell table:number-columns-repeated="5"/>
          <table:table-cell table:formula="oooc:=([.B755]*2/[.$E$739])^(1/2)" office:value-type="float" office:value="12.1935593478249">
            <text:p>12,1936</text:p>
          </table:table-cell>
          <table:table-cell table:formula="oooc:=[.E552]/([.$E$739]*(2*3.1416/60*[.B655])^2*(0.045*2.5)^4)" office:value-type="float" office:value="0.000825387592927366">
            <text:p>0,0008</text:p>
          </table:table-cell>
          <table:table-cell table:formula="oooc:=ABS([.C552])/([.$E$739]*(2*3.1416/60*[.B655])^2*(0.045*2.5)^5)" office:value-type="float" office:value="0.000214600229673834">
            <text:p>0,0002</text:p>
          </table:table-cell>
          <table:table-cell table:formula="oooc:=[.H755]/(2*3.1416/60*[.B655]*(0.045*2.5))" office:value-type="float" office:value="0.109280652412207">
            <text:p>0,1093</text:p>
          </table:table-cell>
          <table:table-cell/>
          <table:table-cell table:formula="oooc:=[.K755]*COS(RADIANS([.A755]))" office:value-type="float" office:value="0.0837138365207873">
            <text:p>0,0837</text:p>
          </table:table-cell>
          <table:table-cell office:value-type="float" office:value="0.000825387592927366">
            <text:p>0,0008</text:p>
          </table:table-cell>
          <table:table-cell table:formula="oooc:=[.M755]*[.N755]/[.J755]" office:value-type="float" office:value="0.321977111234344">
            <text:p>0,322</text:p>
          </table:table-cell>
          <table:table-cell table:number-columns-repeated="6"/>
          <table:table-cell office:value-type="float" office:value="9161.27929688">
            <text:p>9161,2793</text:p>
          </table:table-cell>
          <table:table-cell/>
          <table:table-cell office:value-type="float" office:value="0.19075455433283">
            <text:p>0,190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5.8976593">
            <text:p>85,8977</text:p>
          </table:table-cell>
          <table:table-cell table:number-columns-repeated="5"/>
          <table:table-cell table:formula="oooc:=([.B756]*2/[.$E$739])^(1/2)" office:value-type="float" office:value="12.1971999478925">
            <text:p>12,1972</text:p>
          </table:table-cell>
          <table:table-cell table:formula="oooc:=[.E553]/([.$E$739]*(2*3.1416/60*[.B656])^2*(0.045*2.5)^4)" office:value-type="float" office:value="0.000853346091378651">
            <text:p>0,0009</text:p>
          </table:table-cell>
          <table:table-cell table:formula="oooc:=ABS([.C553])/([.$E$739]*(2*3.1416/60*[.B656])^2*(0.045*2.5)^5)" office:value-type="float" office:value="0.000215158364510638">
            <text:p>0,0002</text:p>
          </table:table-cell>
          <table:table-cell table:formula="oooc:=[.H756]/(2*3.1416/60*[.B656]*(0.045*2.5))" office:value-type="float" office:value="0.109830696085492">
            <text:p>0,1098</text:p>
          </table:table-cell>
          <table:table-cell/>
          <table:table-cell table:formula="oooc:=[.K756]*COS(RADIANS([.A756]))" office:value-type="float" office:value="0.0828902785382564">
            <text:p>0,0829</text:p>
          </table:table-cell>
          <table:table-cell office:value-type="float" office:value="0.000853346091378651">
            <text:p>0,0009</text:p>
          </table:table-cell>
          <table:table-cell table:formula="oooc:=[.M756]*[.N756]/[.J756]" office:value-type="float" office:value="0.328753638580533">
            <text:p>0,3288</text:p>
          </table:table-cell>
          <table:table-cell table:number-columns-repeated="6"/>
          <table:table-cell office:value-type="float" office:value="9109.27734375">
            <text:p>9109,2773</text:p>
          </table:table-cell>
          <table:table-cell/>
          <table:table-cell office:value-type="float" office:value="0.194486679707018">
            <text:p>0,1945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5.46630859">
            <text:p>85,4663</text:p>
          </table:table-cell>
          <table:table-cell table:number-columns-repeated="5"/>
          <table:table-cell table:formula="oooc:=([.B757]*2/[.$E$739])^(1/2)" office:value-type="float" office:value="12.1665361751887">
            <text:p>12,1665</text:p>
          </table:table-cell>
          <table:table-cell table:formula="oooc:=[.E554]/([.$E$739]*(2*3.1416/60*[.B657])^2*(0.045*2.5)^4)" office:value-type="float" office:value="0.00088274673942677">
            <text:p>0,0009</text:p>
          </table:table-cell>
          <table:table-cell table:formula="oooc:=ABS([.C554])/([.$E$739]*(2*3.1416/60*[.B657])^2*(0.045*2.5)^5)" office:value-type="float" office:value="0.000218946942314859">
            <text:p>0,0002</text:p>
          </table:table-cell>
          <table:table-cell table:formula="oooc:=[.H757]/(2*3.1416/60*[.B657]*(0.045*2.5))" office:value-type="float" office:value="0.110141871343999">
            <text:p>0,1101</text:p>
          </table:table-cell>
          <table:table-cell/>
          <table:table-cell table:formula="oooc:=[.K757]*COS(RADIANS([.A757]))" office:value-type="float" office:value="0.0818513617576896">
            <text:p>0,0819</text:p>
          </table:table-cell>
          <table:table-cell office:value-type="float" office:value="0.00088274673942677">
            <text:p>0,0009</text:p>
          </table:table-cell>
          <table:table-cell table:formula="oooc:=[.M757]*[.N757]/[.J757]" office:value-type="float" office:value="0.33000699596588">
            <text:p>0,33</text:p>
          </table:table-cell>
          <table:table-cell table:number-columns-repeated="6"/>
          <table:table-cell office:value-type="float" office:value="9057.37304688">
            <text:p>9057,373</text:p>
          </table:table-cell>
          <table:table-cell/>
          <table:table-cell office:value-type="float" office:value="0.196077905877523">
            <text:p>0,196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5.83339691">
            <text:p>85,8334</text:p>
          </table:table-cell>
          <table:table-cell table:number-columns-repeated="5"/>
          <table:table-cell table:formula="oooc:=([.B758]*2/[.$E$739])^(1/2)" office:value-type="float" office:value="12.1926365646715">
            <text:p>12,1926</text:p>
          </table:table-cell>
          <table:table-cell table:formula="oooc:=[.E555]/([.$E$739]*(2*3.1416/60*[.B658])^2*(0.045*2.5)^4)" office:value-type="float" office:value="0.000942969996714014">
            <text:p>0,0009</text:p>
          </table:table-cell>
          <table:table-cell table:formula="oooc:=ABS([.C555])/([.$E$739]*(2*3.1416/60*[.B658])^2*(0.045*2.5)^5)" office:value-type="float" office:value="0.000226347866849067">
            <text:p>0,0002</text:p>
          </table:table-cell>
          <table:table-cell table:formula="oooc:=[.H758]/(2*3.1416/60*[.B658]*(0.045*2.5))" office:value-type="float" office:value="0.110853255399386">
            <text:p>0,1109</text:p>
          </table:table-cell>
          <table:table-cell/>
          <table:table-cell table:formula="oooc:=[.K758]*COS(RADIANS([.A758]))" office:value-type="float" office:value="0.0810729386728765">
            <text:p>0,0811</text:p>
          </table:table-cell>
          <table:table-cell office:value-type="float" office:value="0.000942969996714014">
            <text:p>0,0009</text:p>
          </table:table-cell>
          <table:table-cell table:formula="oooc:=[.M758]*[.N758]/[.J758]" office:value-type="float" office:value="0.337751575829675">
            <text:p>0,3378</text:p>
          </table:table-cell>
          <table:table-cell table:number-columns-repeated="6"/>
          <table:table-cell office:value-type="float" office:value="9015.9765625">
            <text:p>9015,9766</text:p>
          </table:table-cell>
          <table:table-cell/>
          <table:table-cell office:value-type="float" office:value="0.202972961952653">
            <text:p>0,20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5.63857269">
            <text:p>85,6386</text:p>
          </table:table-cell>
          <table:table-cell table:number-columns-repeated="5"/>
          <table:table-cell table:formula="oooc:=([.B759]*2/[.$E$739])^(1/2)" office:value-type="float" office:value="12.1787913106351">
            <text:p>12,1788</text:p>
          </table:table-cell>
          <table:table-cell table:formula="oooc:=[.E556]/([.$E$739]*(2*3.1416/60*[.B659])^2*(0.045*2.5)^4)" office:value-type="float" office:value="0.000997804306691267">
            <text:p>0,001</text:p>
          </table:table-cell>
          <table:table-cell table:formula="oooc:=ABS([.C556])/([.$E$739]*(2*3.1416/60*[.B659])^2*(0.045*2.5)^5)" office:value-type="float" office:value="0.000233601946029788">
            <text:p>0,0002</text:p>
          </table:table-cell>
          <table:table-cell table:formula="oooc:=[.H759]/(2*3.1416/60*[.B659]*(0.045*2.5))" office:value-type="float" office:value="0.111258052687487">
            <text:p>0,1113</text:p>
          </table:table-cell>
          <table:table-cell/>
          <table:table-cell table:formula="oooc:=[.K759]*COS(RADIANS([.A759]))" office:value-type="float" office:value="0.0800323454062837">
            <text:p>0,08</text:p>
          </table:table-cell>
          <table:table-cell office:value-type="float" office:value="0.000997804306691267">
            <text:p>0,001</text:p>
          </table:table-cell>
          <table:table-cell table:formula="oooc:=[.M759]*[.N759]/[.J759]" office:value-type="float" office:value="0.341849116748411">
            <text:p>0,3418</text:p>
          </table:table-cell>
          <table:table-cell table:number-columns-repeated="6"/>
          <table:table-cell office:value-type="float" office:value="8975.87890625">
            <text:p>8975,8789</text:p>
          </table:table-cell>
          <table:table-cell/>
          <table:table-cell office:value-type="float" office:value="0.215549272297248">
            <text:p>0,2155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5.78281403">
            <text:p>85,7828</text:p>
          </table:table-cell>
          <table:table-cell table:number-columns-repeated="5"/>
          <table:table-cell table:formula="oooc:=([.B760]*2/[.$E$739])^(1/2)" office:value-type="float" office:value="12.1890433854166">
            <text:p>12,189</text:p>
          </table:table-cell>
          <table:table-cell table:formula="oooc:=[.E557]/([.$E$739]*(2*3.1416/60*[.B660])^2*(0.045*2.5)^4)" office:value-type="float" office:value="0.00105182566832903">
            <text:p>0,0011</text:p>
          </table:table-cell>
          <table:table-cell table:formula="oooc:=ABS([.C557])/([.$E$739]*(2*3.1416/60*[.B660])^2*(0.045*2.5)^5)" office:value-type="float" office:value="0.000235029855166248">
            <text:p>0,0002</text:p>
          </table:table-cell>
          <table:table-cell table:formula="oooc:=[.H760]/(2*3.1416/60*[.B660]*(0.045*2.5))" office:value-type="float" office:value="0.111873179114215">
            <text:p>0,1119</text:p>
          </table:table-cell>
          <table:table-cell/>
          <table:table-cell table:formula="oooc:=[.K760]*COS(RADIANS([.A760]))" office:value-type="float" office:value="0.0791062835845588">
            <text:p>0,0791</text:p>
          </table:table-cell>
          <table:table-cell office:value-type="float" office:value="0.00105182566832903">
            <text:p>0,0011</text:p>
          </table:table-cell>
          <table:table-cell table:formula="oooc:=[.M760]*[.N760]/[.J760]" office:value-type="float" office:value="0.354023192251464">
            <text:p>0,354</text:p>
          </table:table-cell>
          <table:table-cell table:number-columns-repeated="6"/>
          <table:table-cell office:value-type="float" office:value="8931.9140625">
            <text:p>8931,9141</text:p>
          </table:table-cell>
          <table:table-cell/>
          <table:table-cell office:value-type="float" office:value="0.220031353803176">
            <text:p>0,22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5.81972504">
            <text:p>85,8197</text:p>
          </table:table-cell>
          <table:table-cell table:number-columns-repeated="5"/>
          <table:table-cell table:formula="oooc:=([.B761]*2/[.$E$739])^(1/2)" office:value-type="float" office:value="12.1916654812319">
            <text:p>12,1917</text:p>
          </table:table-cell>
          <table:table-cell table:formula="oooc:=[.E558]/([.$E$739]*(2*3.1416/60*[.B661])^2*(0.045*2.5)^4)" office:value-type="float" office:value="0.00107592097275574">
            <text:p>0,0011</text:p>
          </table:table-cell>
          <table:table-cell table:formula="oooc:=ABS([.C558])/([.$E$739]*(2*3.1416/60*[.B661])^2*(0.045*2.5)^5)" office:value-type="float" office:value="0.000240712851889262">
            <text:p>0,0002</text:p>
          </table:table-cell>
          <table:table-cell table:formula="oooc:=[.H761]/(2*3.1416/60*[.B661]*(0.045*2.5))" office:value-type="float" office:value="0.112397859378287">
            <text:p>0,1124</text:p>
          </table:table-cell>
          <table:table-cell/>
          <table:table-cell table:formula="oooc:=[.K761]*COS(RADIANS([.A761]))" office:value-type="float" office:value="0.0780781138388004">
            <text:p>0,0781</text:p>
          </table:table-cell>
          <table:table-cell office:value-type="float" office:value="0.00107592097275574">
            <text:p>0,0011</text:p>
          </table:table-cell>
          <table:table-cell table:formula="oooc:=[.M761]*[.N761]/[.J761]" office:value-type="float" office:value="0.348987931192896">
            <text:p>0,349</text:p>
          </table:table-cell>
          <table:table-cell table:number-columns-repeated="6"/>
          <table:table-cell office:value-type="float" office:value="8887.50976563">
            <text:p>8887,5098</text:p>
          </table:table-cell>
          <table:table-cell/>
          <table:table-cell office:value-type="float" office:value="0.225684742092364">
            <text:p>0,225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6.12119293">
            <text:p>86,1212</text:p>
          </table:table-cell>
          <table:table-cell table:number-columns-repeated="5"/>
          <table:table-cell table:formula="oooc:=([.B762]*2/[.$E$739])^(1/2)" office:value-type="float" office:value="12.213060175674">
            <text:p>12,2131</text:p>
          </table:table-cell>
          <table:table-cell table:formula="oooc:=[.E559]/([.$E$739]*(2*3.1416/60*[.B662])^2*(0.045*2.5)^4)" office:value-type="float" office:value="0.00112047526318391">
            <text:p>0,0011</text:p>
          </table:table-cell>
          <table:table-cell table:formula="oooc:=ABS([.C559])/([.$E$739]*(2*3.1416/60*[.B662])^2*(0.045*2.5)^5)" office:value-type="float" office:value="0.000244387310047279">
            <text:p>0,0002</text:p>
          </table:table-cell>
          <table:table-cell table:formula="oooc:=[.H762]/(2*3.1416/60*[.B662]*(0.045*2.5))" office:value-type="float" office:value="0.113158248690307">
            <text:p>0,1132</text:p>
          </table:table-cell>
          <table:table-cell/>
          <table:table-cell table:formula="oooc:=[.K762]*COS(RADIANS([.A762]))" office:value-type="float" office:value="0.077173740034334">
            <text:p>0,0772</text:p>
          </table:table-cell>
          <table:table-cell office:value-type="float" office:value="0.00112047526318391">
            <text:p>0,0011</text:p>
          </table:table-cell>
          <table:table-cell table:formula="oooc:=[.M762]*[.N762]/[.J762]" office:value-type="float" office:value="0.353828791925114">
            <text:p>0,3538</text:p>
          </table:table-cell>
          <table:table-cell table:number-columns-repeated="6"/>
          <table:table-cell office:value-type="float" office:value="8841.81640625">
            <text:p>8841,8164</text:p>
          </table:table-cell>
          <table:table-cell/>
          <table:table-cell office:value-type="float" office:value="0.237420209904052">
            <text:p>0,237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5.47861481">
            <text:p>85,4786</text:p>
          </table:table-cell>
          <table:table-cell table:number-columns-repeated="5"/>
          <table:table-cell table:formula="oooc:=([.B763]*2/[.$E$739])^(1/2)" office:value-type="float" office:value="12.1674120681809">
            <text:p>12,1674</text:p>
          </table:table-cell>
          <table:table-cell table:formula="oooc:=[.E560]/([.$E$739]*(2*3.1416/60*[.B663])^2*(0.045*2.5)^4)" office:value-type="float" office:value="0.00115547782858837">
            <text:p>0,0012</text:p>
          </table:table-cell>
          <table:table-cell table:formula="oooc:=ABS([.C560])/([.$E$739]*(2*3.1416/60*[.B663])^2*(0.045*2.5)^5)" office:value-type="float" office:value="0.000243441676005499">
            <text:p>0,0002</text:p>
          </table:table-cell>
          <table:table-cell table:formula="oooc:=[.H763]/(2*3.1416/60*[.B663]*(0.045*2.5))" office:value-type="float" office:value="0.113378872920175">
            <text:p>0,1134</text:p>
          </table:table-cell>
          <table:table-cell/>
          <table:table-cell table:formula="oooc:=[.K763]*COS(RADIANS([.A763]))" office:value-type="float" office:value="0.0758652739853607">
            <text:p>0,0759</text:p>
          </table:table-cell>
          <table:table-cell office:value-type="float" office:value="0.00115547782858837">
            <text:p>0,0012</text:p>
          </table:table-cell>
          <table:table-cell table:formula="oooc:=[.M763]*[.N763]/[.J763]" office:value-type="float" office:value="0.360088886538418">
            <text:p>0,3601</text:p>
          </table:table-cell>
          <table:table-cell table:number-columns-repeated="6"/>
          <table:table-cell office:value-type="float" office:value="8799.3359375">
            <text:p>8799,3359</text:p>
          </table:table-cell>
          <table:table-cell/>
          <table:table-cell office:value-type="float" office:value="0.240533606915291">
            <text:p>0,2405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5.34941101">
            <text:p>85,3494</text:p>
          </table:table-cell>
          <table:table-cell table:number-columns-repeated="5"/>
          <table:table-cell table:formula="oooc:=([.B764]*2/[.$E$739])^(1/2)" office:value-type="float" office:value="12.1582128644406">
            <text:p>12,1582</text:p>
          </table:table-cell>
          <table:table-cell table:formula="oooc:=[.E561]/([.$E$739]*(2*3.1416/60*[.B664])^2*(0.045*2.5)^4)" office:value-type="float" office:value="0.00117832136839258">
            <text:p>0,0012</text:p>
          </table:table-cell>
          <table:table-cell table:formula="oooc:=ABS([.C561])/([.$E$739]*(2*3.1416/60*[.B664])^2*(0.045*2.5)^5)" office:value-type="float" office:value="0.000243460166963199">
            <text:p>0,0002</text:p>
          </table:table-cell>
          <table:table-cell table:formula="oooc:=[.H764]/(2*3.1416/60*[.B664]*(0.045*2.5))" office:value-type="float" office:value="0.11394239170348">
            <text:p>0,1139</text:p>
          </table:table-cell>
          <table:table-cell/>
          <table:table-cell table:formula="oooc:=[.K764]*COS(RADIANS([.A764]))" office:value-type="float" office:value="0.0747529348618414">
            <text:p>0,0748</text:p>
          </table:table-cell>
          <table:table-cell office:value-type="float" office:value="0.00117832136839258">
            <text:p>0,0012</text:p>
          </table:table-cell>
          <table:table-cell table:formula="oooc:=[.M764]*[.N764]/[.J764]" office:value-type="float" office:value="0.361796270808772">
            <text:p>0,3618</text:p>
          </table:table-cell>
          <table:table-cell table:number-columns-repeated="6"/>
          <table:table-cell office:value-type="float" office:value="8756.3671875">
            <text:p>8756,3672</text:p>
          </table:table-cell>
          <table:table-cell/>
          <table:table-cell office:value-type="float" office:value="0.24749275512136">
            <text:p>0,247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5.49228668">
            <text:p>85,4923</text:p>
          </table:table-cell>
          <table:table-cell table:number-columns-repeated="5"/>
          <table:table-cell table:formula="oooc:=([.B765]*2/[.$E$739])^(1/2)" office:value-type="float" office:value="12.1683850871353">
            <text:p>12,1684</text:p>
          </table:table-cell>
          <table:table-cell table:formula="oooc:=[.E562]/([.$E$739]*(2*3.1416/60*[.B665])^2*(0.045*2.5)^4)" office:value-type="float" office:value="0.00123098353941628">
            <text:p>0,0012</text:p>
          </table:table-cell>
          <table:table-cell table:formula="oooc:=ABS([.C562])/([.$E$739]*(2*3.1416/60*[.B665])^2*(0.045*2.5)^5)" office:value-type="float" office:value="0.000244971919731423">
            <text:p>0,0002</text:p>
          </table:table-cell>
          <table:table-cell table:formula="oooc:=[.H765]/(2*3.1416/60*[.B665]*(0.045*2.5))" office:value-type="float" office:value="0.114561321606425">
            <text:p>0,1146</text:p>
          </table:table-cell>
          <table:table-cell/>
          <table:table-cell table:formula="oooc:=[.K765]*COS(RADIANS([.A765]))" office:value-type="float" office:value="0.0736385980779251">
            <text:p>0,0736</text:p>
          </table:table-cell>
          <table:table-cell office:value-type="float" office:value="0.00123098353941628">
            <text:p>0,0012</text:p>
          </table:table-cell>
          <table:table-cell table:formula="oooc:=[.M765]*[.N765]/[.J765]" office:value-type="float" office:value="0.37003384795694">
            <text:p>0,37</text:p>
          </table:table-cell>
          <table:table-cell table:number-columns-repeated="6"/>
          <table:table-cell office:value-type="float" office:value="8710.91796875">
            <text:p>8710,918</text:p>
          </table:table-cell>
          <table:table-cell/>
          <table:table-cell office:value-type="float" office:value="0.252047007874028">
            <text:p>0,252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5.6324234">
            <text:p>85,6324</text:p>
          </table:table-cell>
          <table:table-cell table:number-columns-repeated="5"/>
          <table:table-cell table:formula="oooc:=([.B766]*2/[.$E$739])^(1/2)" office:value-type="float" office:value="12.1783540528568">
            <text:p>12,1784</text:p>
          </table:table-cell>
          <table:table-cell table:formula="oooc:=[.E563]/([.$E$739]*(2*3.1416/60*[.B666])^2*(0.045*2.5)^4)" office:value-type="float" office:value="0.00131896173329635">
            <text:p>0,0013</text:p>
          </table:table-cell>
          <table:table-cell table:formula="oooc:=ABS([.C563])/([.$E$739]*(2*3.1416/60*[.B666])^2*(0.045*2.5)^5)" office:value-type="float" office:value="0.000249970558765914">
            <text:p>0,0002</text:p>
          </table:table-cell>
          <table:table-cell table:formula="oooc:=[.H766]/(2*3.1416/60*[.B666]*(0.045*2.5))" office:value-type="float" office:value="0.115167371516764">
            <text:p>0,1152</text:p>
          </table:table-cell>
          <table:table-cell/>
          <table:table-cell table:formula="oooc:=[.K766]*COS(RADIANS([.A766]))" office:value-type="float" office:value="0.072477175279112">
            <text:p>0,0725</text:p>
          </table:table-cell>
          <table:table-cell office:value-type="float" office:value="0.00131896173329635">
            <text:p>0,0013</text:p>
          </table:table-cell>
          <table:table-cell table:formula="oooc:=[.M766]*[.N766]/[.J766]" office:value-type="float" office:value="0.382423519003616">
            <text:p>0,3824</text:p>
          </table:table-cell>
          <table:table-cell table:number-columns-repeated="6"/>
          <table:table-cell office:value-type="float" office:value="8666.65039063">
            <text:p>8666,6504</text:p>
          </table:table-cell>
          <table:table-cell/>
          <table:table-cell office:value-type="float" office:value="0.258745104867927">
            <text:p>0,2587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5.67753601">
            <text:p>85,6775</text:p>
          </table:table-cell>
          <table:table-cell table:number-columns-repeated="5"/>
          <table:table-cell table:formula="oooc:=([.B767]*2/[.$E$739])^(1/2)" office:value-type="float" office:value="12.1815615119951">
            <text:p>12,1816</text:p>
          </table:table-cell>
          <table:table-cell table:formula="oooc:=[.E564]/([.$E$739]*(2*3.1416/60*[.B667])^2*(0.045*2.5)^4)" office:value-type="float" office:value="0.00135967497224206">
            <text:p>0,0014</text:p>
          </table:table-cell>
          <table:table-cell table:formula="oooc:=ABS([.C564])/([.$E$739]*(2*3.1416/60*[.B667])^2*(0.045*2.5)^5)" office:value-type="float" office:value="0.000246170876300767">
            <text:p>0,0002</text:p>
          </table:table-cell>
          <table:table-cell table:formula="oooc:=[.H767]/(2*3.1416/60*[.B667]*(0.045*2.5))" office:value-type="float" office:value="0.115764731993743">
            <text:p>0,1158</text:p>
          </table:table-cell>
          <table:table-cell/>
          <table:table-cell table:formula="oooc:=[.K767]*COS(RADIANS([.A767]))" office:value-type="float" office:value="0.0712718856899471">
            <text:p>0,0713</text:p>
          </table:table-cell>
          <table:table-cell office:value-type="float" office:value="0.00135967497224206">
            <text:p>0,0014</text:p>
          </table:table-cell>
          <table:table-cell table:formula="oooc:=[.M767]*[.N767]/[.J767]" office:value-type="float" office:value="0.393655824171172">
            <text:p>0,3937</text:p>
          </table:table-cell>
          <table:table-cell table:number-columns-repeated="6"/>
          <table:table-cell office:value-type="float" office:value="8622.13867188">
            <text:p>8622,1387</text:p>
          </table:table-cell>
          <table:table-cell/>
          <table:table-cell office:value-type="float" office:value="0.258630237835512">
            <text:p>0,258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5.67138672">
            <text:p>85,6714</text:p>
          </table:table-cell>
          <table:table-cell table:number-columns-repeated="5"/>
          <table:table-cell table:formula="oooc:=([.B768]*2/[.$E$739])^(1/2)" office:value-type="float" office:value="12.1811243536569">
            <text:p>12,1811</text:p>
          </table:table-cell>
          <table:table-cell table:formula="oooc:=[.E565]/([.$E$739]*(2*3.1416/60*[.B668])^2*(0.045*2.5)^4)" office:value-type="float" office:value="0.00140858033564741">
            <text:p>0,0014</text:p>
          </table:table-cell>
          <table:table-cell table:formula="oooc:=ABS([.C565])/([.$E$739]*(2*3.1416/60*[.B668])^2*(0.045*2.5)^5)" office:value-type="float" office:value="0.000244433324999443">
            <text:p>0,0002</text:p>
          </table:table-cell>
          <table:table-cell table:formula="oooc:=[.H768]/(2*3.1416/60*[.B668]*(0.045*2.5))" office:value-type="float" office:value="0.116338947335908">
            <text:p>0,1163</text:p>
          </table:table-cell>
          <table:table-cell/>
          <table:table-cell table:formula="oooc:=[.K768]*COS(RADIANS([.A768]))" office:value-type="float" office:value="0.0700145262844444">
            <text:p>0,07</text:p>
          </table:table-cell>
          <table:table-cell office:value-type="float" office:value="0.00140858033564741">
            <text:p>0,0014</text:p>
          </table:table-cell>
          <table:table-cell table:formula="oooc:=[.M768]*[.N768]/[.J768]" office:value-type="float" office:value="0.403468246132813">
            <text:p>0,4035</text:p>
          </table:table-cell>
          <table:table-cell table:number-columns-repeated="6"/>
          <table:table-cell office:value-type="float" office:value="8575.96679688">
            <text:p>8575,9668</text:p>
          </table:table-cell>
          <table:table-cell/>
          <table:table-cell office:value-type="float" office:value="0.268655462016805">
            <text:p>0,268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5.45605469">
            <text:p>85,4561</text:p>
          </table:table-cell>
          <table:table-cell table:number-columns-repeated="2"/>
          <table:table-cell table:formula="oooc:=[.E770]/(287.053*(273.15+[.F770]))" office:value-type="float" office:value="1.15475815702656">
            <text:p>1,1548</text:p>
          </table:table-cell>
          <table:table-cell table:number-columns-repeated="2"/>
          <table:table-cell table:formula="oooc:=([.B769]*2/[.$E$739])^(1/2)" office:value-type="float" office:value="12.1658063075399">
            <text:p>12,1658</text:p>
          </table:table-cell>
          <table:table-cell table:formula="oooc:=[.E566]/([.$E$739]*(2*3.1416/60*[.B669])^2*(0.045*2.5)^4)" office:value-type="float" office:value="0.00149718098704384">
            <text:p>0,0015</text:p>
          </table:table-cell>
          <table:table-cell table:formula="oooc:=ABS([.C566])/([.$E$739]*(2*3.1416/60*[.B669])^2*(0.045*2.5)^5)" office:value-type="float" office:value="0.000253890350589205">
            <text:p>0,0003</text:p>
          </table:table-cell>
          <table:table-cell table:formula="oooc:=[.H769]/(2*3.1416/60*[.B669]*(0.045*2.5))" office:value-type="float" office:value="0.116793116937368">
            <text:p>0,1168</text:p>
          </table:table-cell>
          <table:table-cell/>
          <table:table-cell table:formula="oooc:=[.K769]*COS(RADIANS([.A769]))" office:value-type="float" office:value="0.068649271705055">
            <text:p>0,0686</text:p>
          </table:table-cell>
          <table:table-cell office:value-type="float" office:value="0.00149718098704384">
            <text:p>0,0015</text:p>
          </table:table-cell>
          <table:table-cell table:formula="oooc:=[.M769]*[.N769]/[.J769]" office:value-type="float" office:value="0.404821940387619">
            <text:p>0,4048</text:p>
          </table:table-cell>
          <table:table-cell table:number-columns-repeated="6"/>
          <table:table-cell office:value-type="float" office:value="8416.46484375">
            <text:p>8416,4648</text:p>
          </table:table-cell>
          <table:table-cell/>
          <table:table-cell office:value-type="float" office:value="0.280145753284187">
            <text:p>0,280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5.66796875">
            <text:p>85,668</text:p>
          </table:table-cell>
          <table:table-cell/>
          <table:table-cell office:value-type="float" office:value="84.63095856">
            <text:p>84,631</text:p>
          </table:table-cell>
          <table:table-cell office:value-type="float" office:value="98200">
            <text:p>98200</text:p>
          </table:table-cell>
          <table:table-cell office:value-type="float" office:value="23.1">
            <text:p>23,1</text:p>
          </table:table-cell>
          <table:table-cell/>
          <table:table-cell table:formula="oooc:=([.B770]*2/[.$E$739])^(1/2)" office:value-type="float" office:value="12.1808813604332">
            <text:p>12,1809</text:p>
          </table:table-cell>
          <table:table-cell table:formula="oooc:=[.E567]/([.$E$739]*(2*3.1416/60*[.B670])^2*(0.045*2.5)^4)" office:value-type="float" office:value="0.00153149495855872">
            <text:p>0,0015</text:p>
          </table:table-cell>
          <table:table-cell table:formula="oooc:=ABS([.C567])/([.$E$739]*(2*3.1416/60*[.B670])^2*(0.045*2.5)^5)" office:value-type="float" office:value="0.000257625293161936">
            <text:p>0,0003</text:p>
          </table:table-cell>
          <table:table-cell table:formula="oooc:=[.H770]/(2*3.1416/60*[.B670]*(0.045*2.5))" office:value-type="float" office:value="0.117502378822412">
            <text:p>0,1175</text:p>
          </table:table-cell>
          <table:table-cell/>
          <table:table-cell table:formula="oooc:=[.K770]*COS(RADIANS([.A770]))" office:value-type="float" office:value="0.0673965957077298">
            <text:p>0,0674</text:p>
          </table:table-cell>
          <table:table-cell office:value-type="float" office:value="0.00153149495855872">
            <text:p>0,0015</text:p>
          </table:table-cell>
          <table:table-cell table:formula="oooc:=[.M770]*[.N770]/[.J770]" office:value-type="float" office:value="0.400649894595283">
            <text:p>0,4006</text:p>
          </table:table-cell>
          <table:table-cell table:number-columns-repeated="6"/>
          <table:table-cell office:value-type="float" office:value="8376.59179688">
            <text:p>8376,5918</text:p>
          </table:table-cell>
          <table:table-cell/>
          <table:table-cell office:value-type="float" office:value="0.299533620149932">
            <text:p>0,299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5.66796875">
            <text:p>85,668</text:p>
          </table:table-cell>
          <table:table-cell/>
          <table:table-cell office:value-type="float" office:value="83.81201172">
            <text:p>83,812</text:p>
          </table:table-cell>
          <table:table-cell table:number-columns-repeated="3"/>
          <table:table-cell table:formula="oooc:=([.B771]*2/[.$E$739])^(1/2)" office:value-type="float" office:value="12.1808813604332">
            <text:p>12,1809</text:p>
          </table:table-cell>
          <table:table-cell table:formula="oooc:=[.E568]/([.$E$739]*(2*3.1416/60*[.B671])^2*(0.045*2.5)^4)" office:value-type="float" office:value="0.00159130770261229">
            <text:p>0,0016</text:p>
          </table:table-cell>
          <table:table-cell table:formula="oooc:=ABS([.C568])/([.$E$739]*(2*3.1416/60*[.B671])^2*(0.045*2.5)^5)" office:value-type="float" office:value="0.000262108285004323">
            <text:p>0,0003</text:p>
          </table:table-cell>
          <table:table-cell table:formula="oooc:=[.H771]/(2*3.1416/60*[.B671]*(0.045*2.5))" office:value-type="float" office:value="0.118078979852487">
            <text:p>0,1181</text:p>
          </table:table-cell>
          <table:table-cell/>
          <table:table-cell table:formula="oooc:=[.K771]*COS(RADIANS([.A771]))" office:value-type="float" office:value="0.066028927582576">
            <text:p>0,066</text:p>
          </table:table-cell>
          <table:table-cell office:value-type="float" office:value="0.00159130770261229">
            <text:p>0,0016</text:p>
          </table:table-cell>
          <table:table-cell table:formula="oooc:=[.M771]*[.N771]/[.J771]" office:value-type="float" office:value="0.400873787929479">
            <text:p>0,4009</text:p>
          </table:table-cell>
          <table:table-cell table:number-columns-repeated="6"/>
          <table:table-cell office:value-type="float" office:value="8336.3671875">
            <text:p>8336,3672</text:p>
          </table:table-cell>
          <table:table-cell/>
          <table:table-cell office:value-type="float" office:value="0.31932745034594">
            <text:p>0,319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5.14160156">
            <text:p>85,1416</text:p>
          </table:table-cell>
          <table:table-cell/>
          <table:table-cell office:value-type="float" office:value="83.76005554">
            <text:p>83,7601</text:p>
          </table:table-cell>
          <table:table-cell table:number-columns-repeated="3"/>
          <table:table-cell table:formula="oooc:=([.B772]*2/[.$E$739])^(1/2)" office:value-type="float" office:value="12.1434023852876">
            <text:p>12,1434</text:p>
          </table:table-cell>
          <table:table-cell table:formula="oooc:=[.E569]/([.$E$739]*(2*3.1416/60*[.B672])^2*(0.045*2.5)^4)" office:value-type="float" office:value="0.00163754522360179">
            <text:p>0,0016</text:p>
          </table:table-cell>
          <table:table-cell table:formula="oooc:=ABS([.C569])/([.$E$739]*(2*3.1416/60*[.B672])^2*(0.045*2.5)^5)" office:value-type="float" office:value="0.000260686889955253">
            <text:p>0,0003</text:p>
          </table:table-cell>
          <table:table-cell table:formula="oooc:=[.H772]/(2*3.1416/60*[.B672]*(0.045*2.5))" office:value-type="float" office:value="0.118329847856921">
            <text:p>0,1183</text:p>
          </table:table-cell>
          <table:table-cell/>
          <table:table-cell table:formula="oooc:=[.K772]*COS(RADIANS([.A772]))" office:value-type="float" office:value="0.0644470541502684">
            <text:p>0,0644</text:p>
          </table:table-cell>
          <table:table-cell office:value-type="float" office:value="0.00163754522360179">
            <text:p>0,0016</text:p>
          </table:table-cell>
          <table:table-cell table:formula="oooc:=[.M772]*[.N772]/[.J772]" office:value-type="float" office:value="0.404834189080597">
            <text:p>0,4048</text:p>
          </table:table-cell>
          <table:table-cell table:number-columns-repeated="6"/>
          <table:table-cell office:value-type="float" office:value="8297.36328125">
            <text:p>8297,3633</text:p>
          </table:table-cell>
          <table:table-cell/>
          <table:table-cell office:value-type="float" office:value="0.338842494447464">
            <text:p>0,3388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5.46903992">
            <text:p>85,469</text:p>
          </table:table-cell>
          <table:table-cell/>
          <table:table-cell office:value-type="float" office:value="84.4757843">
            <text:p>84,4758</text:p>
          </table:table-cell>
          <table:table-cell table:number-columns-repeated="3"/>
          <table:table-cell table:formula="oooc:=([.B773]*2/[.$E$739])^(1/2)" office:value-type="float" office:value="12.166730582554">
            <text:p>12,1667</text:p>
          </table:table-cell>
          <table:table-cell table:formula="oooc:=[.E570]/([.$E$739]*(2*3.1416/60*[.B673])^2*(0.045*2.5)^4)" office:value-type="float" office:value="0.001698279594278">
            <text:p>0,0017</text:p>
          </table:table-cell>
          <table:table-cell table:formula="oooc:=ABS([.C570])/([.$E$739]*(2*3.1416/60*[.B673])^2*(0.045*2.5)^5)" office:value-type="float" office:value="0.000249139064361956">
            <text:p>0,0002</text:p>
          </table:table-cell>
          <table:table-cell table:formula="oooc:=[.H773]/(2*3.1416/60*[.B673]*(0.045*2.5))" office:value-type="float" office:value="0.11916273365623">
            <text:p>0,1192</text:p>
          </table:table-cell>
          <table:table-cell/>
          <table:table-cell table:formula="oooc:=[.K773]*COS(RADIANS([.A773]))" office:value-type="float" office:value="0.063146628143127">
            <text:p>0,0631</text:p>
          </table:table-cell>
          <table:table-cell office:value-type="float" office:value="0.001698279594278">
            <text:p>0,0017</text:p>
          </table:table-cell>
          <table:table-cell table:formula="oooc:=[.M773]*[.N773]/[.J773]" office:value-type="float" office:value="0.430444861377223">
            <text:p>0,4304</text:p>
          </table:table-cell>
          <table:table-cell table:number-columns-repeated="6"/>
          <table:table-cell office:value-type="float" office:value="8260.95703125">
            <text:p>8260,957</text:p>
          </table:table-cell>
          <table:table-cell/>
          <table:table-cell office:value-type="float" office:value="0.313376762094424">
            <text:p>0,3134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5.55381012">
            <text:p>85,5538</text:p>
          </table:table-cell>
          <table:table-cell/>
          <table:table-cell office:value-type="float" office:value="84.35136414">
            <text:p>84,3514</text:p>
          </table:table-cell>
          <table:table-cell table:number-columns-repeated="3"/>
          <table:table-cell table:formula="oooc:=([.B774]*2/[.$E$739])^(1/2)" office:value-type="float" office:value="12.1727627117131">
            <text:p>12,1728</text:p>
          </table:table-cell>
          <table:table-cell table:formula="oooc:=[.E571]/([.$E$739]*(2*3.1416/60*[.B674])^2*(0.045*2.5)^4)" office:value-type="float" office:value="0.00171509782715365">
            <text:p>0,0017</text:p>
          </table:table-cell>
          <table:table-cell table:formula="oooc:=ABS([.C571])/([.$E$739]*(2*3.1416/60*[.B674])^2*(0.045*2.5)^5)" office:value-type="float" office:value="0.000241001411115124">
            <text:p>0,0002</text:p>
          </table:table-cell>
          <table:table-cell table:formula="oooc:=[.H774]/(2*3.1416/60*[.B674]*(0.045*2.5))" office:value-type="float" office:value="0.11983729482204">
            <text:p>0,1198</text:p>
          </table:table-cell>
          <table:table-cell/>
          <table:table-cell table:formula="oooc:=[.K774]*COS(RADIANS([.A774]))" office:value-type="float" office:value="0.061720769627572">
            <text:p>0,0617</text:p>
          </table:table-cell>
          <table:table-cell office:value-type="float" office:value="0.00171509782715365">
            <text:p>0,0017</text:p>
          </table:table-cell>
          <table:table-cell table:formula="oooc:=[.M774]*[.N774]/[.J774]" office:value-type="float" office:value="0.439238747145479">
            <text:p>0,4392</text:p>
          </table:table-cell>
          <table:table-cell table:number-columns-repeated="6"/>
          <table:table-cell office:value-type="float" office:value="8221.97265625">
            <text:p>8221,9727</text:p>
          </table:table-cell>
          <table:table-cell/>
          <table:table-cell office:value-type="float" office:value="0.341504629019858">
            <text:p>0,341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5.30976868">
            <text:p>85,3098</text:p>
          </table:table-cell>
          <table:table-cell/>
          <table:table-cell office:value-type="float" office:value="84.2898407">
            <text:p>84,2898</text:p>
          </table:table-cell>
          <table:table-cell table:number-columns-repeated="3"/>
          <table:table-cell table:formula="oooc:=([.B775]*2/[.$E$739])^(1/2)" office:value-type="float" office:value="12.1553889675894">
            <text:p>12,1554</text:p>
          </table:table-cell>
          <table:table-cell table:formula="oooc:=[.E572]/([.$E$739]*(2*3.1416/60*[.B675])^2*(0.045*2.5)^4)" office:value-type="float" office:value="0.00180081499043211">
            <text:p>0,0018</text:p>
          </table:table-cell>
          <table:table-cell table:formula="oooc:=ABS([.C572])/([.$E$739]*(2*3.1416/60*[.B675])^2*(0.045*2.5)^5)" office:value-type="float" office:value="0.000233862755655898">
            <text:p>0,0002</text:p>
          </table:table-cell>
          <table:table-cell table:formula="oooc:=[.H775]/(2*3.1416/60*[.B675]*(0.045*2.5))" office:value-type="float" office:value="0.120310522731807">
            <text:p>0,1203</text:p>
          </table:table-cell>
          <table:table-cell/>
          <table:table-cell table:formula="oooc:=[.K775]*COS(RADIANS([.A775]))" office:value-type="float" office:value="0.0601552613659035">
            <text:p>0,0602</text:p>
          </table:table-cell>
          <table:table-cell office:value-type="float" office:value="0.00180081499043211">
            <text:p>0,0018</text:p>
          </table:table-cell>
          <table:table-cell table:formula="oooc:=[.M775]*[.N775]/[.J775]" office:value-type="float" office:value="0.463213974013346">
            <text:p>0,4632</text:p>
          </table:table-cell>
          <table:table-cell table:number-columns-repeated="6"/>
          <table:table-cell office:value-type="float" office:value="8186.65039063">
            <text:p>8186,6504</text:p>
          </table:table-cell>
          <table:table-cell/>
          <table:table-cell office:value-type="float" office:value="0.339533653758011">
            <text:p>0,3395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4.30966949">
            <text:p>84,3097</text:p>
          </table:table-cell>
          <table:table-cell table:number-columns-repeated="5"/>
          <table:table-cell table:formula="oooc:=([.B776]*2/[.$E$769])^(1/2)" office:value-type="float" office:value="12.0839291944275">
            <text:p>12,0839</text:p>
          </table:table-cell>
          <table:table-cell table:formula="oooc:=[.E573]/([.$E$769]*(2*3.1416/60*[.B676])^2*(0.045*2.5)^4)" office:value-type="float" office:value="0.00194968396755033">
            <text:p>0,0019</text:p>
          </table:table-cell>
          <table:table-cell table:formula="oooc:=ABS([.C573])/([.$E$769]*(2*3.1416/60*[.B676])^2*(0.045*2.5)^5)" office:value-type="float" office:value="0.000245049855043447">
            <text:p>0,0002</text:p>
          </table:table-cell>
          <table:table-cell table:formula="oooc:=[.H776]/(2*3.1416/60*[.B676]*(0.045*2.5))" office:value-type="float" office:value="0.121869857185067">
            <text:p>0,1219</text:p>
          </table:table-cell>
          <table:table-cell/>
          <table:table-cell table:formula="oooc:=[.K776]*COS(RADIANS([.A776]))" office:value-type="float" office:value="0.0590836791813675">
            <text:p>0,0591</text:p>
          </table:table-cell>
          <table:table-cell office:value-type="float" office:value="0.00194968396755033">
            <text:p>0,0019</text:p>
          </table:table-cell>
          <table:table-cell table:number-columns-repeated="7"/>
          <table:table-cell office:value-type="float" office:value="8146.37646484">
            <text:p>8146,3765</text:p>
          </table:table-cell>
          <table:table-cell/>
          <table:table-cell office:value-type="float" office:value="0.353125237438398">
            <text:p>0,353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4.12168121">
            <text:p>84,1217</text:p>
          </table:table-cell>
          <table:table-cell table:number-columns-repeated="5"/>
          <table:table-cell table:formula="oooc:=([.B777]*2/[.$E$769])^(1/2)" office:value-type="float" office:value="12.0704496921359">
            <text:p>12,0704</text:p>
          </table:table-cell>
          <table:table-cell table:formula="oooc:=[.E574]/([.$E$769]*(2*3.1416/60*[.B677])^2*(0.045*2.5)^4)" office:value-type="float" office:value="0.00210450748853503">
            <text:p>0,0021</text:p>
          </table:table-cell>
          <table:table-cell table:formula="oooc:=ABS([.C574])/([.$E$769]*(2*3.1416/60*[.B677])^2*(0.045*2.5)^5)" office:value-type="float" office:value="0.00025716599226604">
            <text:p>0,0003</text:p>
          </table:table-cell>
          <table:table-cell table:formula="oooc:=[.H777]/(2*3.1416/60*[.B677]*(0.045*2.5))" office:value-type="float" office:value="0.122313372829915">
            <text:p>0,1223</text:p>
          </table:table-cell>
          <table:table-cell/>
          <table:table-cell table:formula="oooc:=[.K777]*COS(RADIANS([.A777]))" office:value-type="float" office:value="0.0574226502920735">
            <text:p>0,0574</text:p>
          </table:table-cell>
          <table:table-cell office:value-type="float" office:value="0.00210450748853503">
            <text:p>0,0021</text:p>
          </table:table-cell>
          <table:table-cell table:number-columns-repeated="7"/>
          <table:table-cell office:value-type="float" office:value="8111.76757813">
            <text:p>8111,7676</text:p>
          </table:table-cell>
          <table:table-cell/>
          <table:table-cell office:value-type="float" office:value="0.346225294278444">
            <text:p>0,346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3.69716644">
            <text:p>83,6972</text:p>
          </table:table-cell>
          <table:table-cell table:number-columns-repeated="5"/>
          <table:table-cell table:formula="oooc:=([.B778]*2/[.$E$769])^(1/2)" office:value-type="float" office:value="12.0399547884658">
            <text:p>12,04</text:p>
          </table:table-cell>
          <table:table-cell table:formula="oooc:=[.E575]/([.$E$769]*(2*3.1416/60*[.B678])^2*(0.045*2.5)^4)" office:value-type="float" office:value="0.0022652815446414">
            <text:p>0,0023</text:p>
          </table:table-cell>
          <table:table-cell table:formula="oooc:=ABS([.C575])/([.$E$769]*(2*3.1416/60*[.B678])^2*(0.045*2.5)^5)" office:value-type="float" office:value="0.000267913233598414">
            <text:p>0,0003</text:p>
          </table:table-cell>
          <table:table-cell table:formula="oooc:=[.H778]/(2*3.1416/60*[.B678]*(0.045*2.5))" office:value-type="float" office:value="0.122593054113965">
            <text:p>0,1226</text:p>
          </table:table-cell>
          <table:table-cell/>
          <table:table-cell table:formula="oooc:=[.K778]*COS(RADIANS([.A778]))" office:value-type="float" office:value="0.0556560819017964">
            <text:p>0,0557</text:p>
          </table:table-cell>
          <table:table-cell office:value-type="float" office:value="0.0022652815446414">
            <text:p>0,0023</text:p>
          </table:table-cell>
          <table:table-cell table:number-columns-repeated="7"/>
          <table:table-cell office:value-type="float" office:value="8076.49414063">
            <text:p>8076,4941</text:p>
          </table:table-cell>
          <table:table-cell/>
          <table:table-cell office:value-type="float" office:value="0.364959473505146">
            <text:p>0,365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4.39853668">
            <text:p>84,3985</text:p>
          </table:table-cell>
          <table:table-cell table:number-columns-repeated="5"/>
          <table:table-cell table:formula="oooc:=([.B779]*2/[.$E$769])^(1/2)" office:value-type="float" office:value="12.0902960916561">
            <text:p>12,0903</text:p>
          </table:table-cell>
          <table:table-cell table:formula="oooc:=[.E576]/([.$E$769]*(2*3.1416/60*[.B679])^2*(0.045*2.5)^4)" office:value-type="float" office:value="0.00242637132273074">
            <text:p>0,0024</text:p>
          </table:table-cell>
          <table:table-cell table:formula="oooc:=ABS([.C576])/([.$E$769]*(2*3.1416/60*[.B679])^2*(0.045*2.5)^5)" office:value-type="float" office:value="0.000269668866375116">
            <text:p>0,0003</text:p>
          </table:table-cell>
          <table:table-cell table:formula="oooc:=[.H779]/(2*3.1416/60*[.B679]*(0.045*2.5))" office:value-type="float" office:value="0.123684328561118">
            <text:p>0,1237</text:p>
          </table:table-cell>
          <table:table-cell/>
          <table:table-cell table:formula="oooc:=[.K779]*COS(RADIANS([.A779]))" office:value-type="float" office:value="0.0542196409511745">
            <text:p>0,0542</text:p>
          </table:table-cell>
          <table:table-cell office:value-type="float" office:value="0.00242637132273074">
            <text:p>0,0024</text:p>
          </table:table-cell>
          <table:table-cell table:number-columns-repeated="7"/>
          <table:table-cell office:value-type="float" office:value="8036.70898438">
            <text:p>8036,709</text:p>
          </table:table-cell>
          <table:table-cell/>
          <table:table-cell office:value-type="float" office:value="0.365695953308489">
            <text:p>0,3657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4.13330078">
            <text:p>84,1333</text:p>
          </table:table-cell>
          <table:table-cell table:number-columns-repeated="5"/>
          <table:table-cell table:formula="oooc:=([.B780]*2/[.$E$769])^(1/2)" office:value-type="float" office:value="12.0712832976358">
            <text:p>12,0713</text:p>
          </table:table-cell>
          <table:table-cell table:formula="oooc:=[.E577]/([.$E$769]*(2*3.1416/60*[.B680])^2*(0.045*2.5)^4)" office:value-type="float" office:value="0.00226383967530131">
            <text:p>0,0023</text:p>
          </table:table-cell>
          <table:table-cell table:formula="oooc:=ABS([.C577])/([.$E$769]*(2*3.1416/60*[.B680])^2*(0.045*2.5)^5)" office:value-type="float" office:value="0.000258966313817742">
            <text:p>0,0003</text:p>
          </table:table-cell>
          <table:table-cell table:formula="oooc:=[.H780]/(2*3.1416/60*[.B680]*(0.045*2.5))" office:value-type="float" office:value="0.124034049576428">
            <text:p>0,124</text:p>
          </table:table-cell>
          <table:table-cell/>
          <table:table-cell table:formula="oooc:=[.K780]*COS(RADIANS([.A780]))" office:value-type="float" office:value="0.0524190544286496">
            <text:p>0,0524</text:p>
          </table:table-cell>
          <table:table-cell office:value-type="float" office:value="0.00226383967530131">
            <text:p>0,0023</text:p>
          </table:table-cell>
          <table:table-cell table:number-columns-repeated="7"/>
          <table:table-cell office:value-type="float" office:value="7997.8125">
            <text:p>7997,8125</text:p>
          </table:table-cell>
          <table:table-cell/>
          <table:table-cell office:value-type="float" office:value="0.383680885986443">
            <text:p>0,3837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4.28847504">
            <text:p>84,2885</text:p>
          </table:table-cell>
          <table:table-cell table:number-columns-repeated="5"/>
          <table:table-cell table:formula="oooc:=([.B781]*2/[.$E$769])^(1/2)" office:value-type="float" office:value="12.0824102207879">
            <text:p>12,0824</text:p>
          </table:table-cell>
          <table:table-cell table:formula="oooc:=[.E578]/([.$E$769]*(2*3.1416/60*[.B681])^2*(0.045*2.5)^4)" office:value-type="float" office:value="0.00249048621942106">
            <text:p>0,0025</text:p>
          </table:table-cell>
          <table:table-cell table:formula="oooc:=ABS([.C578])/([.$E$769]*(2*3.1416/60*[.B681])^2*(0.045*2.5)^5)" office:value-type="float" office:value="0.000257952599503086">
            <text:p>0,0003</text:p>
          </table:table-cell>
          <table:table-cell table:formula="oooc:=[.H781]/(2*3.1416/60*[.B681]*(0.045*2.5))" office:value-type="float" office:value="0.124737028107947">
            <text:p>0,1247</text:p>
          </table:table-cell>
          <table:table-cell/>
          <table:table-cell table:formula="oooc:=[.K781]*COS(RADIANS([.A781]))" office:value-type="float" office:value="0.0507351200798782">
            <text:p>0,0507</text:p>
          </table:table-cell>
          <table:table-cell office:value-type="float" office:value="0.00249048621942106">
            <text:p>0,0025</text:p>
          </table:table-cell>
          <table:table-cell table:number-columns-repeated="7"/>
          <table:table-cell office:value-type="float" office:value="7952.1875">
            <text:p>7952,1875</text:p>
          </table:table-cell>
          <table:table-cell/>
          <table:table-cell office:value-type="float" office:value="0.396480939304541">
            <text:p>0,396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4.20780945">
            <text:p>84,2078</text:p>
          </table:table-cell>
          <table:table-cell table:number-columns-repeated="5"/>
          <table:table-cell table:formula="oooc:=([.B782]*2/[.$E$769])^(1/2)" office:value-type="float" office:value="12.076627294676">
            <text:p>12,0766</text:p>
          </table:table-cell>
          <table:table-cell table:formula="oooc:=[.E579]/([.$E$769]*(2*3.1416/60*[.B682])^2*(0.045*2.5)^4)" office:value-type="float" office:value="0.00249752556686114">
            <text:p>0,0025</text:p>
          </table:table-cell>
          <table:table-cell table:formula="oooc:=ABS([.C579])/([.$E$769]*(2*3.1416/60*[.B682])^2*(0.045*2.5)^5)" office:value-type="float" office:value="0.000277921370319813">
            <text:p>0,0003</text:p>
          </table:table-cell>
          <table:table-cell table:formula="oooc:=[.H782]/(2*3.1416/60*[.B682]*(0.045*2.5))" office:value-type="float" office:value="0.125215261009871">
            <text:p>0,1252</text:p>
          </table:table-cell>
          <table:table-cell/>
          <table:table-cell table:formula="oooc:=[.K782]*COS(RADIANS([.A782]))" office:value-type="float" office:value="0.0489255002384658">
            <text:p>0,0489</text:p>
          </table:table-cell>
          <table:table-cell office:value-type="float" office:value="0.00249752556686114">
            <text:p>0,0025</text:p>
          </table:table-cell>
          <table:table-cell table:number-columns-repeated="7"/>
          <table:table-cell office:value-type="float" office:value="7911.81640625">
            <text:p>7911,8164</text:p>
          </table:table-cell>
          <table:table-cell/>
          <table:table-cell office:value-type="float" office:value="0.406491376609005">
            <text:p>0,406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4.10800934">
            <text:p>84,108</text:p>
          </table:table-cell>
          <table:table-cell table:number-columns-repeated="5"/>
          <table:table-cell table:formula="oooc:=([.B783]*2/[.$E$769])^(1/2)" office:value-type="float" office:value="12.069468777808">
            <text:p>12,0695</text:p>
          </table:table-cell>
          <table:table-cell table:formula="oooc:=[.E580]/([.$E$769]*(2*3.1416/60*[.B683])^2*(0.045*2.5)^4)" office:value-type="float" office:value="0.00262324835653433">
            <text:p>0,0026</text:p>
          </table:table-cell>
          <table:table-cell table:formula="oooc:=ABS([.C580])/([.$E$769]*(2*3.1416/60*[.B683])^2*(0.045*2.5)^5)" office:value-type="float" office:value="0.000275536192025301">
            <text:p>0,0003</text:p>
          </table:table-cell>
          <table:table-cell table:formula="oooc:=[.H783]/(2*3.1416/60*[.B683]*(0.045*2.5))" office:value-type="float" office:value="0.125759708935384">
            <text:p>0,1258</text:p>
          </table:table-cell>
          <table:table-cell/>
          <table:table-cell table:formula="oooc:=[.K783]*COS(RADIANS([.A783]))" office:value-type="float" office:value="0.0471104161532609">
            <text:p>0,0471</text:p>
          </table:table-cell>
          <table:table-cell office:value-type="float" office:value="0.00262324835653433">
            <text:p>0,0026</text:p>
          </table:table-cell>
          <table:table-cell table:number-columns-repeated="7"/>
          <table:table-cell office:value-type="float" office:value="7866.94335938">
            <text:p>7866,9434</text:p>
          </table:table-cell>
          <table:table-cell/>
          <table:table-cell office:value-type="float" office:value="0.412844135261461">
            <text:p>0,4128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3.86328125">
            <text:p>83,8633</text:p>
          </table:table-cell>
          <table:table-cell table:number-columns-repeated="5"/>
          <table:table-cell table:formula="oooc:=([.B784]*2/[.$E$769])^(1/2)" office:value-type="float" office:value="12.0518967902509">
            <text:p>12,0519</text:p>
          </table:table-cell>
          <table:table-cell table:formula="oooc:=[.E581]/([.$E$769]*(2*3.1416/60*[.B684])^2*(0.045*2.5)^4)" office:value-type="float" office:value="0.00259398464122292">
            <text:p>0,0026</text:p>
          </table:table-cell>
          <table:table-cell table:formula="oooc:=ABS([.C581])/([.$E$769]*(2*3.1416/60*[.B684])^2*(0.045*2.5)^5)" office:value-type="float" office:value="0.000270619925279083">
            <text:p>0,0003</text:p>
          </table:table-cell>
          <table:table-cell table:formula="oooc:=[.H784]/(2*3.1416/60*[.B684]*(0.045*2.5))" office:value-type="float" office:value="0.126112387972403">
            <text:p>0,1261</text:p>
          </table:table-cell>
          <table:table-cell/>
          <table:table-cell table:formula="oooc:=[.K784]*COS(RADIANS([.A784]))" office:value-type="float" office:value="0.0451946378899314">
            <text:p>0,0452</text:p>
          </table:table-cell>
          <table:table-cell office:value-type="float" office:value="0.00259398464122292">
            <text:p>0,0026</text:p>
          </table:table-cell>
          <table:table-cell table:number-columns-repeated="7"/>
          <table:table-cell office:value-type="float" office:value="7822.45117188">
            <text:p>7822,4512</text:p>
          </table:table-cell>
          <table:table-cell/>
          <table:table-cell office:value-type="float" office:value="0.42268881472041">
            <text:p>0,422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3.68349457">
            <text:p>83,6835</text:p>
          </table:table-cell>
          <table:table-cell table:number-columns-repeated="5"/>
          <table:table-cell table:formula="oooc:=([.B785]*2/[.$E$769])^(1/2)" office:value-type="float" office:value="12.0389713894667">
            <text:p>12,039</text:p>
          </table:table-cell>
          <table:table-cell table:formula="oooc:=[.E582]/([.$E$769]*(2*3.1416/60*[.B685])^2*(0.045*2.5)^4)" office:value-type="float" office:value="0.00275828083036246">
            <text:p>0,0028</text:p>
          </table:table-cell>
          <table:table-cell table:formula="oooc:=ABS([.C582])/([.$E$769]*(2*3.1416/60*[.B685])^2*(0.045*2.5)^5)" office:value-type="float" office:value="0.000262019589448102">
            <text:p>0,0003</text:p>
          </table:table-cell>
          <table:table-cell table:formula="oooc:=[.H785]/(2*3.1416/60*[.B685]*(0.045*2.5))" office:value-type="float" office:value="0.12652733013027">
            <text:p>0,1265</text:p>
          </table:table-cell>
          <table:table-cell/>
          <table:table-cell table:formula="oooc:=[.K785]*COS(RADIANS([.A785]))" office:value-type="float" office:value="0.043274895585769">
            <text:p>0,0433</text:p>
          </table:table-cell>
          <table:table-cell office:value-type="float" office:value="0.00275828083036246">
            <text:p>0,0028</text:p>
          </table:table-cell>
          <table:table-cell table:number-columns-repeated="7"/>
          <table:table-cell office:value-type="float" office:value="7771.5234375">
            <text:p>7771,5234</text:p>
          </table:table-cell>
          <table:table-cell/>
          <table:table-cell office:value-type="float" office:value="0.425060763930444">
            <text:p>0,425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3.98154449">
            <text:p>83,9815</text:p>
          </table:table-cell>
          <table:table-cell table:number-columns-repeated="5"/>
          <table:table-cell table:formula="oooc:=([.B786]*2/[.$E$769])^(1/2)" office:value-type="float" office:value="12.0603915343767">
            <text:p>12,0604</text:p>
          </table:table-cell>
          <table:table-cell table:formula="oooc:=[.E583]/([.$E$769]*(2*3.1416/60*[.B686])^2*(0.045*2.5)^4)" office:value-type="float" office:value="0.00279127916617176">
            <text:p>0,0028</text:p>
          </table:table-cell>
          <table:table-cell table:formula="oooc:=ABS([.C583])/([.$E$769]*(2*3.1416/60*[.B686])^2*(0.045*2.5)^5)" office:value-type="float" office:value="0.000259524339288809">
            <text:p>0,0003</text:p>
          </table:table-cell>
          <table:table-cell table:formula="oooc:=[.H786]/(2*3.1416/60*[.B686]*(0.045*2.5))" office:value-type="float" office:value="0.127379930831744">
            <text:p>0,1274</text:p>
          </table:table-cell>
          <table:table-cell/>
          <table:table-cell table:formula="oooc:=[.K786]*COS(RADIANS([.A786]))" office:value-type="float" office:value="0.041470848995771">
            <text:p>0,0415</text:p>
          </table:table-cell>
          <table:table-cell office:value-type="float" office:value="0.00279127916617176">
            <text:p>0,0028</text:p>
          </table:table-cell>
          <table:table-cell table:number-columns-repeated="7"/>
          <table:table-cell office:value-type="float" office:value="7722.94921875">
            <text:p>7722,9492</text:p>
          </table:table-cell>
          <table:table-cell/>
          <table:table-cell office:value-type="float" office:value="0.439407789121231">
            <text:p>0,4394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3.79081726">
            <text:p>83,7908</text:p>
          </table:table-cell>
          <table:table-cell table:number-columns-repeated="5"/>
          <table:table-cell table:formula="oooc:=([.B787]*2/[.$E$769])^(1/2)" office:value-type="float" office:value="12.046688806185">
            <text:p>12,0467</text:p>
          </table:table-cell>
          <table:table-cell table:formula="oooc:=[.E584]/([.$E$769]*(2*3.1416/60*[.B687])^2*(0.045*2.5)^4)" office:value-type="float" office:value="0.00295710899266098">
            <text:p>0,003</text:p>
          </table:table-cell>
          <table:table-cell table:formula="oooc:=ABS([.C584])/([.$E$769]*(2*3.1416/60*[.B687])^2*(0.045*2.5)^5)" office:value-type="float" office:value="0.000256671790510383">
            <text:p>0,0003</text:p>
          </table:table-cell>
          <table:table-cell table:formula="oooc:=[.H787]/(2*3.1416/60*[.B687]*(0.045*2.5))" office:value-type="float" office:value="0.127853999274356">
            <text:p>0,1279</text:p>
          </table:table-cell>
          <table:table-cell/>
          <table:table-cell table:formula="oooc:=[.K787]*COS(RADIANS([.A787]))" office:value-type="float" office:value="0.039509058574578">
            <text:p>0,0395</text:p>
          </table:table-cell>
          <table:table-cell office:value-type="float" office:value="0.00295710899266098">
            <text:p>0,003</text:p>
          </table:table-cell>
          <table:table-cell table:number-columns-repeated="7"/>
          <table:table-cell office:value-type="float" office:value="7667.20703125">
            <text:p>7667,207</text:p>
          </table:table-cell>
          <table:table-cell/>
          <table:table-cell office:value-type="float" office:value="0.443394821102805">
            <text:p>0,4434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3.94804382">
            <text:p>83,948</text:p>
          </table:table-cell>
          <table:table-cell table:number-columns-repeated="5"/>
          <table:table-cell table:formula="oooc:=([.B788]*2/[.$E$769])^(1/2)" office:value-type="float" office:value="12.0579858183359">
            <text:p>12,058</text:p>
          </table:table-cell>
          <table:table-cell table:formula="oooc:=[.E585]/([.$E$769]*(2*3.1416/60*[.B688])^2*(0.045*2.5)^4)" office:value-type="float" office:value="0.00309092662130785">
            <text:p>0,0031</text:p>
          </table:table-cell>
          <table:table-cell table:formula="oooc:=ABS([.C585])/([.$E$769]*(2*3.1416/60*[.B688])^2*(0.045*2.5)^5)" office:value-type="float" office:value="0.000228897860627103">
            <text:p>0,0002</text:p>
          </table:table-cell>
          <table:table-cell table:formula="oooc:=[.H788]/(2*3.1416/60*[.B688]*(0.045*2.5))" office:value-type="float" office:value="0.12870813615787">
            <text:p>0,1287</text:p>
          </table:table-cell>
          <table:table-cell/>
          <table:table-cell table:formula="oooc:=[.K788]*COS(RADIANS([.A788]))" office:value-type="float" office:value="0.0376306171801627">
            <text:p>0,0376</text:p>
          </table:table-cell>
          <table:table-cell office:value-type="float" office:value="0.00309092662130785">
            <text:p>0,0031</text:p>
          </table:table-cell>
          <table:table-cell table:number-columns-repeated="7"/>
          <table:table-cell office:value-type="float" office:value="7613.72070313">
            <text:p>7613,7207</text:p>
          </table:table-cell>
          <table:table-cell/>
          <table:table-cell office:value-type="float" office:value="0.468584206202255">
            <text:p>0,4686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3.96445465">
            <text:p>83,9645</text:p>
          </table:table-cell>
          <table:table-cell table:number-columns-repeated="5"/>
          <table:table-cell table:formula="oooc:=([.B789]*2/[.$E$769])^(1/2)" office:value-type="float" office:value="12.0591643561343">
            <text:p>12,0592</text:p>
          </table:table-cell>
          <table:table-cell table:formula="oooc:=[.E586]/([.$E$769]*(2*3.1416/60*[.B689])^2*(0.045*2.5)^4)" office:value-type="float" office:value="0.00320138967123076">
            <text:p>0,0032</text:p>
          </table:table-cell>
          <table:table-cell table:formula="oooc:=ABS([.C586])/([.$E$769]*(2*3.1416/60*[.B689])^2*(0.045*2.5)^5)" office:value-type="float" office:value="0.000214000475183512">
            <text:p>0,0002</text:p>
          </table:table-cell>
          <table:table-cell table:formula="oooc:=[.H789]/(2*3.1416/60*[.B689]*(0.045*2.5))" office:value-type="float" office:value="0.129377530532142">
            <text:p>0,1294</text:p>
          </table:table-cell>
          <table:table-cell/>
          <table:table-cell table:formula="oooc:=[.K789]*COS(RADIANS([.A789]))" office:value-type="float" office:value="0.0356612804180127">
            <text:p>0,0357</text:p>
          </table:table-cell>
          <table:table-cell office:value-type="float" office:value="0.00320138967123076">
            <text:p>0,0032</text:p>
          </table:table-cell>
          <table:table-cell table:number-columns-repeated="7"/>
          <table:table-cell office:value-type="float" office:value="7558.65234375">
            <text:p>7558,6523</text:p>
          </table:table-cell>
          <table:table-cell/>
          <table:table-cell office:value-type="float" office:value="0.445951345649774">
            <text:p>0,446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3.9719696">
            <text:p>83,972</text:p>
          </table:table-cell>
          <table:table-cell table:number-columns-repeated="5"/>
          <table:table-cell table:formula="oooc:=([.B790]*2/[.$E$769])^(1/2)" office:value-type="float" office:value="12.0597040010941">
            <text:p>12,0597</text:p>
          </table:table-cell>
          <table:table-cell table:formula="oooc:=[.E587]/([.$E$769]*(2*3.1416/60*[.B690])^2*(0.045*2.5)^4)" office:value-type="float" office:value="0.00328861987579585">
            <text:p>0,0033</text:p>
          </table:table-cell>
          <table:table-cell table:formula="oooc:=ABS([.C587])/([.$E$769]*(2*3.1416/60*[.B690])^2*(0.045*2.5)^5)" office:value-type="float" office:value="0.000195381038010014">
            <text:p>0,0002</text:p>
          </table:table-cell>
          <table:table-cell table:formula="oooc:=[.H790]/(2*3.1416/60*[.B690]*(0.045*2.5))" office:value-type="float" office:value="0.130121322638421">
            <text:p>0,1301</text:p>
          </table:table-cell>
          <table:table-cell/>
          <table:table-cell table:formula="oooc:=[.K790]*COS(RADIANS([.A790]))" office:value-type="float" office:value="0.033677876472753">
            <text:p>0,0337</text:p>
          </table:table-cell>
          <table:table-cell office:value-type="float" office:value="0.00328861987579585">
            <text:p>0,0033</text:p>
          </table:table-cell>
          <table:table-cell table:number-columns-repeated="7"/>
          <table:table-cell office:value-type="float" office:value="7506.93359375">
            <text:p>7506,9336</text:p>
          </table:table-cell>
          <table:table-cell/>
          <table:table-cell office:value-type="float" office:value="0.465262963911856">
            <text:p>0,4653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3.61240387">
            <text:p>83,6124</text:p>
          </table:table-cell>
          <table:table-cell table:number-columns-repeated="5"/>
          <table:table-cell table:formula="oooc:=([.B791]*2/[.$E$769])^(1/2)" office:value-type="float" office:value="12.033856636838">
            <text:p>12,0339</text:p>
          </table:table-cell>
          <table:table-cell table:formula="oooc:=[.E588]/([.$E$769]*(2*3.1416/60*[.B691])^2*(0.045*2.5)^4)" office:value-type="float" office:value="0.00340545101872377">
            <text:p>0,0034</text:p>
          </table:table-cell>
          <table:table-cell table:formula="oooc:=ABS([.C588])/([.$E$769]*(2*3.1416/60*[.B691])^2*(0.045*2.5)^5)" office:value-type="float" office:value="0.000195691756713079">
            <text:p>0,0002</text:p>
          </table:table-cell>
          <table:table-cell table:formula="oooc:=[.H791]/(2*3.1416/60*[.B691]*(0.045*2.5))" office:value-type="float" office:value="0.13058094775032">
            <text:p>0,1306</text:p>
          </table:table-cell>
          <table:table-cell/>
          <table:table-cell table:formula="oooc:=[.K791]*COS(RADIANS([.A791]))" office:value-type="float" office:value="0.0315903904089586">
            <text:p>0,0316</text:p>
          </table:table-cell>
          <table:table-cell office:value-type="float" office:value="0.00340545101872377">
            <text:p>0,0034</text:p>
          </table:table-cell>
          <table:table-cell table:number-columns-repeated="7"/>
          <table:table-cell office:value-type="float" office:value="7450.60546875">
            <text:p>7450,6055</text:p>
          </table:table-cell>
          <table:table-cell/>
          <table:table-cell office:value-type="float" office:value="0.473721686830788">
            <text:p>0,4737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3.58027649">
            <text:p>83,5803</text:p>
          </table:table-cell>
          <table:table-cell table:number-columns-repeated="5"/>
          <table:table-cell table:formula="oooc:=([.B792]*2/[.$E$769])^(1/2)" office:value-type="float" office:value="12.031544459381">
            <text:p>12,0315</text:p>
          </table:table-cell>
          <table:table-cell table:formula="oooc:=[.E589]/([.$E$769]*(2*3.1416/60*[.B692])^2*(0.045*2.5)^4)" office:value-type="float" office:value="0.00346959114402044">
            <text:p>0,0035</text:p>
          </table:table-cell>
          <table:table-cell table:formula="oooc:=ABS([.C589])/([.$E$769]*(2*3.1416/60*[.B692])^2*(0.045*2.5)^5)" office:value-type="float" office:value="0.000191225151286436">
            <text:p>0,0002</text:p>
          </table:table-cell>
          <table:table-cell table:formula="oooc:=[.H792]/(2*3.1416/60*[.B692]*(0.045*2.5))" office:value-type="float" office:value="0.131411406361787">
            <text:p>0,1314</text:p>
          </table:table-cell>
          <table:table-cell/>
          <table:table-cell table:formula="oooc:=[.K792]*COS(RADIANS([.A792]))" office:value-type="float" office:value="0.029561134413894">
            <text:p>0,0296</text:p>
          </table:table-cell>
          <table:table-cell office:value-type="float" office:value="0.00346959114402044">
            <text:p>0,0035</text:p>
          </table:table-cell>
          <table:table-cell table:number-columns-repeated="7"/>
          <table:table-cell office:value-type="float" office:value="7386.92382813">
            <text:p>7386,9238</text:p>
          </table:table-cell>
          <table:table-cell/>
          <table:table-cell office:value-type="float" office:value="0.478842340107232">
            <text:p>0,478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3.9186554">
            <text:p>83,9187</text:p>
          </table:table-cell>
          <table:table-cell table:number-columns-repeated="5"/>
          <table:table-cell table:formula="oooc:=([.B793]*2/[.$E$769])^(1/2)" office:value-type="float" office:value="12.0558750117297">
            <text:p>12,0559</text:p>
          </table:table-cell>
          <table:table-cell table:formula="oooc:=[.E590]/([.$E$769]*(2*3.1416/60*[.B693])^2*(0.045*2.5)^4)" office:value-type="float" office:value="0.00363195950071039">
            <text:p>0,0036</text:p>
          </table:table-cell>
          <table:table-cell table:formula="oooc:=ABS([.C590])/([.$E$769]*(2*3.1416/60*[.B693])^2*(0.045*2.5)^5)" office:value-type="float" office:value="0.000205002197632006">
            <text:p>0,0002</text:p>
          </table:table-cell>
          <table:table-cell table:formula="oooc:=[.H793]/(2*3.1416/60*[.B693]*(0.045*2.5))" office:value-type="float" office:value="0.132505346352393">
            <text:p>0,1325</text:p>
          </table:table-cell>
          <table:table-cell/>
          <table:table-cell table:formula="oooc:=[.K793]*COS(RADIANS([.A793]))" office:value-type="float" office:value="0.0275494106025189">
            <text:p>0,0275</text:p>
          </table:table-cell>
          <table:table-cell office:value-type="float" office:value="0.00363195950071039">
            <text:p>0,0036</text:p>
          </table:table-cell>
          <table:table-cell table:number-columns-repeated="7"/>
          <table:table-cell office:value-type="float" office:value="7337.20703125">
            <text:p>7337,207</text:p>
          </table:table-cell>
          <table:table-cell/>
          <table:table-cell office:value-type="float" office:value="0.477207417426845">
            <text:p>0,4772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3.47021484">
            <text:p>83,4702</text:p>
          </table:table-cell>
          <table:table-cell table:number-columns-repeated="5"/>
          <table:table-cell table:formula="oooc:=([.B794]*2/[.$E$769])^(1/2)" office:value-type="float" office:value="12.0236200547185">
            <text:p>12,0236</text:p>
          </table:table-cell>
          <table:table-cell table:formula="oooc:=[.E591]/([.$E$769]*(2*3.1416/60*[.B694])^2*(0.045*2.5)^4)" office:value-type="float" office:value="0.00371839771927401">
            <text:p>0,0037</text:p>
          </table:table-cell>
          <table:table-cell table:formula="oooc:=ABS([.C591])/([.$E$769]*(2*3.1416/60*[.B694])^2*(0.045*2.5)^5)" office:value-type="float" office:value="0.000185767436411082">
            <text:p>0,0002</text:p>
          </table:table-cell>
          <table:table-cell table:formula="oooc:=[.H794]/(2*3.1416/60*[.B694]*(0.045*2.5))" office:value-type="float" office:value="0.133111598206448">
            <text:p>0,1331</text:p>
          </table:table-cell>
          <table:table-cell/>
          <table:table-cell table:formula="oooc:=[.K794]*COS(RADIANS([.A794]))" office:value-type="float" office:value="0.0253988903267386">
            <text:p>0,0254</text:p>
          </table:table-cell>
          <table:table-cell office:value-type="float" office:value="0.00371839771927401">
            <text:p>0,0037</text:p>
          </table:table-cell>
          <table:table-cell table:number-columns-repeated="7"/>
          <table:table-cell office:value-type="float" office:value="7279.5703125">
            <text:p>7279,5703</text:p>
          </table:table-cell>
          <table:table-cell/>
          <table:table-cell office:value-type="float" office:value="0.477369685802764">
            <text:p>0,477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3.64726257">
            <text:p>83,6473</text:p>
          </table:table-cell>
          <table:table-cell table:number-columns-repeated="5"/>
          <table:table-cell table:formula="oooc:=([.B795]*2/[.$E$769])^(1/2)" office:value-type="float" office:value="12.0363648824236">
            <text:p>12,0364</text:p>
          </table:table-cell>
          <table:table-cell table:formula="oooc:=[.E592]/([.$E$769]*(2*3.1416/60*[.B695])^2*(0.045*2.5)^4)" office:value-type="float" office:value="0.00398504626792822">
            <text:p>0,004</text:p>
          </table:table-cell>
          <table:table-cell table:formula="oooc:=ABS([.C592])/([.$E$769]*(2*3.1416/60*[.B695])^2*(0.045*2.5)^5)" office:value-type="float" office:value="0.000208458356849541">
            <text:p>0,0002</text:p>
          </table:table-cell>
          <table:table-cell table:formula="oooc:=[.H795]/(2*3.1416/60*[.B695]*(0.045*2.5))" office:value-type="float" office:value="0.134188793310299">
            <text:p>0,1342</text:p>
          </table:table-cell>
          <table:table-cell/>
          <table:table-cell table:formula="oooc:=[.K795]*COS(RADIANS([.A795]))" office:value-type="float" office:value="0.0233016394216578">
            <text:p>0,0233</text:p>
          </table:table-cell>
          <table:table-cell office:value-type="float" office:value="0.00398504626792822">
            <text:p>0,004</text:p>
          </table:table-cell>
          <table:table-cell table:number-columns-repeated="7"/>
          <table:table-cell office:value-type="float" office:value="7226.43554688">
            <text:p>7226,4355</text:p>
          </table:table-cell>
          <table:table-cell/>
          <table:table-cell office:value-type="float" office:value="0.500939731296129">
            <text:p>0,5009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3.52011871">
            <text:p>83,5201</text:p>
          </table:table-cell>
          <table:table-cell table:number-columns-repeated="5"/>
          <table:table-cell table:formula="oooc:=([.B796]*2/[.$E$769])^(1/2)" office:value-type="float" office:value="12.0272137648621">
            <text:p>12,0272</text:p>
          </table:table-cell>
          <table:table-cell table:formula="oooc:=[.E593]/([.$E$769]*(2*3.1416/60*[.B696])^2*(0.045*2.5)^4)" office:value-type="float" office:value="0.00384802904852321">
            <text:p>0,0038</text:p>
          </table:table-cell>
          <table:table-cell table:formula="oooc:=ABS([.C593])/([.$E$769]*(2*3.1416/60*[.B696])^2*(0.045*2.5)^5)" office:value-type="float" office:value="0.000217485521413651">
            <text:p>0,0002</text:p>
          </table:table-cell>
          <table:table-cell table:formula="oooc:=[.H796]/(2*3.1416/60*[.B696]*(0.045*2.5))" office:value-type="float" office:value="0.13506365660955">
            <text:p>0,1351</text:p>
          </table:table-cell>
          <table:table-cell/>
          <table:table-cell table:formula="oooc:=[.K796]*COS(RADIANS([.A796]))" office:value-type="float" office:value="0.0211286108680924">
            <text:p>0,0211</text:p>
          </table:table-cell>
          <table:table-cell office:value-type="float" office:value="0.00384802904852321">
            <text:p>0,0038</text:p>
          </table:table-cell>
          <table:table-cell table:number-columns-repeated="7"/>
          <table:table-cell office:value-type="float" office:value="7182.20703125">
            <text:p>7182,207</text:p>
          </table:table-cell>
          <table:table-cell/>
          <table:table-cell office:value-type="float" office:value="0.508955537648336">
            <text:p>0,509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2.74902344">
            <text:p>82,749</text:p>
          </table:table-cell>
          <table:table-cell table:number-columns-repeated="5"/>
          <table:table-cell table:formula="oooc:=([.B797]*2/[.$E$769])^(1/2)" office:value-type="float" office:value="11.9715647014685">
            <text:p>11,9716</text:p>
          </table:table-cell>
          <table:table-cell table:formula="oooc:=[.E594]/([.$E$769]*(2*3.1416/60*[.B697])^2*(0.045*2.5)^4)" office:value-type="float" office:value="0.00407017365738005">
            <text:p>0,0041</text:p>
          </table:table-cell>
          <table:table-cell table:formula="oooc:=ABS([.C594])/([.$E$769]*(2*3.1416/60*[.B697])^2*(0.045*2.5)^5)" office:value-type="float" office:value="0.000222433011122025">
            <text:p>0,0002</text:p>
          </table:table-cell>
          <table:table-cell table:formula="oooc:=[.H797]/(2*3.1416/60*[.B697]*(0.045*2.5))" office:value-type="float" office:value="0.135364937458592">
            <text:p>0,1354</text:p>
          </table:table-cell>
          <table:table-cell/>
          <table:table-cell table:formula="oooc:=[.K797]*COS(RADIANS([.A797]))" office:value-type="float" office:value="0.0188391581073776">
            <text:p>0,0188</text:p>
          </table:table-cell>
          <table:table-cell office:value-type="float" office:value="0.00407017365738005">
            <text:p>0,0041</text:p>
          </table:table-cell>
          <table:table-cell table:number-columns-repeated="7"/>
          <table:table-cell office:value-type="float" office:value="7133.70117188">
            <text:p>7133,7012</text:p>
          </table:table-cell>
          <table:table-cell/>
          <table:table-cell office:value-type="float" office:value="0.523909174587006">
            <text:p>0,5239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3.01835632">
            <text:p>83,0184</text:p>
          </table:table-cell>
          <table:table-cell table:number-columns-repeated="5"/>
          <table:table-cell table:formula="oooc:=([.B798]*2/[.$E$769])^(1/2)" office:value-type="float" office:value="11.9910314967905">
            <text:p>11,991</text:p>
          </table:table-cell>
          <table:table-cell table:formula="oooc:=[.E595]/([.$E$769]*(2*3.1416/60*[.B698])^2*(0.045*2.5)^4)" office:value-type="float" office:value="0.00420706999616959">
            <text:p>0,0042</text:p>
          </table:table-cell>
          <table:table-cell table:formula="oooc:=ABS([.C595])/([.$E$769]*(2*3.1416/60*[.B698])^2*(0.045*2.5)^5)" office:value-type="float" office:value="0.000184475211861327">
            <text:p>0,0002</text:p>
          </table:table-cell>
          <table:table-cell table:formula="oooc:=[.H798]/(2*3.1416/60*[.B698]*(0.045*2.5))" office:value-type="float" office:value="0.136610103666928">
            <text:p>0,1366</text:p>
          </table:table-cell>
          <table:table-cell/>
          <table:table-cell table:formula="oooc:=[.K798]*COS(RADIANS([.A798]))" office:value-type="float" office:value="0.0166485836363977">
            <text:p>0,0166</text:p>
          </table:table-cell>
          <table:table-cell office:value-type="float" office:value="0.00420706999616959">
            <text:p>0,0042</text:p>
          </table:table-cell>
          <table:table-cell table:number-columns-repeated="7"/>
          <table:table-cell office:value-type="float" office:value="7084.296875">
            <text:p>7084,2969</text:p>
          </table:table-cell>
          <table:table-cell/>
          <table:table-cell office:value-type="float" office:value="0.52607748">
            <text:p>0,526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.39228821">
            <text:p>83,3923</text:p>
          </table:table-cell>
          <table:table-cell table:number-columns-repeated="5"/>
          <table:table-cell table:formula="oooc:=([.B799]*2/[.$E$769])^(1/2)" office:value-type="float" office:value="12.0180062020499">
            <text:p>12,018</text:p>
          </table:table-cell>
          <table:table-cell table:formula="oooc:=[.E596]/([.$E$769]*(2*3.1416/60*[.B699])^2*(0.045*2.5)^4)" office:value-type="float" office:value="0.00432618321025282">
            <text:p>0,0043</text:p>
          </table:table-cell>
          <table:table-cell table:formula="oooc:=ABS([.C596])/([.$E$769]*(2*3.1416/60*[.B699])^2*(0.045*2.5)^5)" office:value-type="float" office:value="0.000178834785320069">
            <text:p>0,0002</text:p>
          </table:table-cell>
          <table:table-cell table:formula="oooc:=[.H799]/(2*3.1416/60*[.B699]*(0.045*2.5))" office:value-type="float" office:value="0.138097764095607">
            <text:p>0,1381</text:p>
          </table:table-cell>
          <table:table-cell/>
          <table:table-cell table:formula="oooc:=[.K799]*COS(RADIANS([.A799]))" office:value-type="float" office:value="0.0144351470616127">
            <text:p>0,0144</text:p>
          </table:table-cell>
          <table:table-cell office:value-type="float" office:value="0.00432618321025282">
            <text:p>0,0043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2.92948914">
            <text:p>82,9295</text:p>
          </table:table-cell>
          <table:table-cell table:number-columns-repeated="5"/>
          <table:table-cell table:formula="oooc:=([.B800]*2/[.$E$769])^(1/2)" office:value-type="float" office:value="11.9846118654866">
            <text:p>11,9846</text:p>
          </table:table-cell>
          <table:table-cell table:formula="oooc:=[.E597]/([.$E$769]*(2*3.1416/60*[.B700])^2*(0.045*2.5)^4)" office:value-type="float" office:value="0.00437003829480616">
            <text:p>0,0044</text:p>
          </table:table-cell>
          <table:table-cell table:formula="oooc:=ABS([.C597])/([.$E$769]*(2*3.1416/60*[.B700])^2*(0.045*2.5)^5)" office:value-type="float" office:value="0.000153783609835573">
            <text:p>0,0002</text:p>
          </table:table-cell>
          <table:table-cell table:formula="oooc:=[.H800]/(2*3.1416/60*[.B700]*(0.045*2.5))" office:value-type="float" office:value="0.138647181029457">
            <text:p>0,1386</text:p>
          </table:table-cell>
          <table:table-cell/>
          <table:table-cell table:formula="oooc:=[.K800]*COS(RADIANS([.A800]))" office:value-type="float" office:value="0.0120838980424913">
            <text:p>0,0121</text:p>
          </table:table-cell>
          <table:table-cell office:value-type="float" office:value="0.00437003829480616">
            <text:p>0,0044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3.6007843">
            <text:p>83,6008</text:p>
          </table:table-cell>
          <table:table-cell table:number-columns-repeated="5"/>
          <table:table-cell table:formula="oooc:=([.B801]*2/[.$E$769])^(1/2)" office:value-type="float" office:value="12.0330204385505">
            <text:p>12,033</text:p>
          </table:table-cell>
          <table:table-cell table:formula="oooc:=[.E598]/([.$E$769]*(2*3.1416/60*[.B701])^2*(0.045*2.5)^4)" office:value-type="float" office:value="0.00444102226762043">
            <text:p>0,0044</text:p>
          </table:table-cell>
          <table:table-cell table:formula="oooc:=ABS([.C598])/([.$E$769]*(2*3.1416/60*[.B701])^2*(0.045*2.5)^5)" office:value-type="float" office:value="0.000159974755105805">
            <text:p>0,0002</text:p>
          </table:table-cell>
          <table:table-cell table:formula="oooc:=[.H801]/(2*3.1416/60*[.B701]*(0.045*2.5))" office:value-type="float" office:value="0.140309395384461">
            <text:p>0,1403</text:p>
          </table:table-cell>
          <table:table-cell/>
          <table:table-cell table:formula="oooc:=[.K801]*COS(RADIANS([.A801]))" office:value-type="float" office:value="0.00978748865519022">
            <text:p>0,0098</text:p>
          </table:table-cell>
          <table:table-cell office:value-type="float" office:value="0.00444102226762043">
            <text:p>0,0044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3.09902191">
            <text:p>83,099</text:p>
          </table:table-cell>
          <table:table-cell table:number-columns-repeated="5"/>
          <table:table-cell table:formula="oooc:=([.B802]*2/[.$E$769])^(1/2)" office:value-type="float" office:value="11.9968556832992">
            <text:p>11,9969</text:p>
          </table:table-cell>
          <table:table-cell table:formula="oooc:=[.E599]/([.$E$769]*(2*3.1416/60*[.B702])^2*(0.045*2.5)^4)" office:value-type="float" office:value="0.00472908168748246">
            <text:p>0,0047</text:p>
          </table:table-cell>
          <table:table-cell table:formula="oooc:=ABS([.C599])/([.$E$769]*(2*3.1416/60*[.B702])^2*(0.045*2.5)^5)" office:value-type="float" office:value="0.000174242787928269">
            <text:p>0,0002</text:p>
          </table:table-cell>
          <table:table-cell table:formula="oooc:=[.H802]/(2*3.1416/60*[.B702]*(0.045*2.5))" office:value-type="float" office:value="0.140916271931074">
            <text:p>0,1409</text:p>
          </table:table-cell>
          <table:table-cell/>
          <table:table-cell table:formula="oooc:=[.K802]*COS(RADIANS([.A802]))" office:value-type="float" office:value="0.00737498784170347">
            <text:p>0,0074</text:p>
          </table:table-cell>
          <table:table-cell office:value-type="float" office:value="0.00472908168748246">
            <text:p>0,0047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3.22206879">
            <text:p>83,2221</text:p>
          </table:table-cell>
          <table:table-cell table:number-columns-repeated="5"/>
          <table:table-cell table:formula="oooc:=([.B803]*2/[.$E$769])^(1/2)" office:value-type="float" office:value="12.0057344256659">
            <text:p>12,0057</text:p>
          </table:table-cell>
          <table:table-cell table:formula="oooc:=[.E600]/([.$E$769]*(2*3.1416/60*[.B703])^2*(0.045*2.5)^4)" office:value-type="float" office:value="0.00486411247680152">
            <text:p>0,0049</text:p>
          </table:table-cell>
          <table:table-cell table:formula="oooc:=ABS([.C600])/([.$E$769]*(2*3.1416/60*[.B703])^2*(0.045*2.5)^5)" office:value-type="float" office:value="0.000181561398040159">
            <text:p>0,0002</text:p>
          </table:table-cell>
          <table:table-cell table:formula="oooc:=[.H803]/(2*3.1416/60*[.B703]*(0.045*2.5))" office:value-type="float" office:value="0.141888976672405">
            <text:p>0,1419</text:p>
          </table:table-cell>
          <table:table-cell/>
          <table:table-cell table:formula="oooc:=[.K803]*COS(RADIANS([.A803]))" office:value-type="float" office:value="0.00495185387349985">
            <text:p>0,005</text:p>
          </table:table-cell>
          <table:table-cell office:value-type="float" office:value="0.00486411247680152">
            <text:p>0,0049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3.09150696">
            <text:p>83,0915</text:p>
          </table:table-cell>
          <table:table-cell table:number-columns-repeated="5"/>
          <table:table-cell table:formula="oooc:=([.B804]*2/[.$E$769])^(1/2)" office:value-type="float" office:value="11.9963132111563">
            <text:p>11,9963</text:p>
          </table:table-cell>
          <table:table-cell table:formula="oooc:=[.E601]/([.$E$769]*(2*3.1416/60*[.B704])^2*(0.045*2.5)^4)" office:value-type="float" office:value="0.00507534749217103">
            <text:p>0,0051</text:p>
          </table:table-cell>
          <table:table-cell table:formula="oooc:=ABS([.C601])/([.$E$769]*(2*3.1416/60*[.B704])^2*(0.045*2.5)^5)" office:value-type="float" office:value="0.000195675073241899">
            <text:p>0,0002</text:p>
          </table:table-cell>
          <table:table-cell table:formula="oooc:=[.H804]/(2*3.1416/60*[.B704]*(0.045*2.5))" office:value-type="float" office:value="0.142741654819026">
            <text:p>0,1427</text:p>
          </table:table-cell>
          <table:table-cell/>
          <table:table-cell table:formula="oooc:=[.K804]*COS(RADIANS([.A804]))" office:value-type="float" office:value="0.00249118537543208">
            <text:p>0,0025</text:p>
          </table:table-cell>
          <table:table-cell office:value-type="float" office:value="0.00507534749217103">
            <text:p>0,0051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3.09218597">
            <text:p>83,0922</text:p>
          </table:table-cell>
          <table:table-cell table:number-columns-repeated="5"/>
          <table:table-cell table:formula="oooc:=([.B805]*2/[.$E$769])^(1/2)" office:value-type="float" office:value="11.9963622269961">
            <text:p>11,9964</text:p>
          </table:table-cell>
          <table:table-cell table:formula="oooc:=[.E602]/([.$E$769]*(2*3.1416/60*[.B705])^2*(0.045*2.5)^4)" office:value-type="float" office:value="0.00516768235356867">
            <text:p>0,0052</text:p>
          </table:table-cell>
          <table:table-cell table:formula="oooc:=ABS([.C602])/([.$E$769]*(2*3.1416/60*[.B705])^2*(0.045*2.5)^5)" office:value-type="float" office:value="0.000205798620203391">
            <text:p>0,0002</text:p>
          </table:table-cell>
          <table:table-cell table:formula="oooc:=[.H805]/(2*3.1416/60*[.B705]*(0.045*2.5))" office:value-type="float" office:value="0.143737690389006">
            <text:p>0,1437</text:p>
          </table:table-cell>
          <table:table-cell/>
          <table:table-cell table:formula="oooc:=[.K805]*COS(RADIANS([.A805]))" office:value-type="float" office:value="8.80110444670649E-018">
            <text:p>0</text:p>
          </table:table-cell>
          <table:table-cell office:value-type="float" office:value="0.00516768235356867">
            <text:p>0,0052</text:p>
          </table:table-cell>
          <table:table-cell table:number-columns-repeated="11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5">05/12/2006</text:date>, <text:time>23:4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20T22:06:05</meta:creation-date>
    <dc:date>2006-12-05T23:47:09</dc:date>
    <dc:language>fr-FR</dc:language>
    <meta:editing-cycles>12</meta:editing-cycles>
    <meta:editing-duration>PT6H16M40S</meta:editing-duration>
    <meta:user-defined meta:name="Info 1"/>
    <meta:user-defined meta:name="Info 2"/>
    <meta:user-defined meta:name="Info 3"/>
    <meta:user-defined meta:name="Info 4"/>
    <meta:document-statistic meta:table-count="3" meta:cell-count="3519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7999992370605pt" style:font-family-asian="'Lucida Sans Unicode'" style:font-family-generic-asian="system" style:font-pitch-asian="variable" style:font-size-asian="21.7999992370605pt" style:font-family-complex="Tahoma" style:font-family-generic-complex="system" style:font-pitch-complex="variable" style:font-size-complex="21.7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Lucida Sans Unicode'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073cm" svg:height="11.717cm" chart:class="chart:scatter" chart:style-name="ch1">
        <chart:title svg:x="7.574cm" svg:y="0.234cm" chart:style-name="ch2">
          <text:p>Trainée Droite</text:p>
        </chart:title>
        <chart:legend chart:legend-position="end" svg:x="17.468cm" svg:y="5.53cm" chart:style-name="ch3"/>
        <chart:plot-area chart:style-name="ch4" table:cell-range-address="Feuille1.$A$1:.$B$96" chart:table-number-list="0" svg:x="0.4cm" svg:y="1.575cm" svg:width="16.269cm" svg:height="9.908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</table:table-cell>
              <table:table-cell office:value-type="float" office:value="-5">
                <text:p>-5</text:p>
              </table:table-cell>
              <table:table-cell office:value-type="float" office:value="-0.04956259">
                <text:p>-0.04956259</text:p>
              </table:table-cell>
            </table:table-row>
            <table:table-row>
              <table:table-cell office:value-type="string">
                <text:p>Ligne 2</text:p>
              </table:table-cell>
              <table:table-cell office:value-type="float" office:value="-4">
                <text:p>-4</text:p>
              </table:table-cell>
              <table:table-cell office:value-type="float" office:value="-0.0470864">
                <text:p>-0.0470864</text:p>
              </table:table-cell>
            </table:table-row>
            <table:table-row>
              <table:table-cell office:value-type="string">
                <text:p>Ligne 3</text:p>
              </table:table-cell>
              <table:table-cell office:value-type="float" office:value="-3">
                <text:p>-3</text:p>
              </table:table-cell>
              <table:table-cell office:value-type="float" office:value="-0.04564272">
                <text:p>-0.04564272</text:p>
              </table:table-cell>
            </table:table-row>
            <table:table-row>
              <table:table-cell office:value-type="string">
                <text:p>Ligne 4</text:p>
              </table:table-cell>
              <table:table-cell office:value-type="float" office:value="-2">
                <text:p>-2</text:p>
              </table:table-cell>
              <table:table-cell office:value-type="float" office:value="-0.04782824">
                <text:p>-0.04782824</text:p>
              </table:table-cell>
            </table:table-row>
            <table:table-row>
              <table:table-cell office:value-type="string">
                <text:p>Ligne 5</text:p>
              </table:table-cell>
              <table:table-cell office:value-type="float" office:value="-1">
                <text:p>-1</text:p>
              </table:table-cell>
              <table:table-cell office:value-type="float" office:value="-0.05048425">
                <text:p>-0.05048425</text:p>
              </table:table-cell>
            </table:table-row>
            <table:table-row>
              <table:table-cell office:value-type="string">
                <text:p>Ligne 6</text:p>
              </table:table-cell>
              <table:table-cell office:value-type="float" office:value="0">
                <text:p>0</text:p>
              </table:table-cell>
              <table:table-cell office:value-type="float" office:value="-0.04261841">
                <text:p>-0.04261841</text:p>
              </table:table-cell>
            </table:table-row>
            <table:table-row>
              <table:table-cell office:value-type="string">
                <text:p>Ligne 7</text:p>
              </table:table-cell>
              <table:table-cell office:value-type="float" office:value="1">
                <text:p>1</text:p>
              </table:table-cell>
              <table:table-cell office:value-type="float" office:value="-0.03588028">
                <text:p>-0.03588028</text:p>
              </table:table-cell>
            </table:table-row>
            <table:table-row>
              <table:table-cell office:value-type="string">
                <text:p>Ligne 8</text:p>
              </table:table-cell>
              <table:table-cell office:value-type="float" office:value="2">
                <text:p>2</text:p>
              </table:table-cell>
              <table:table-cell office:value-type="float" office:value="-0.03506062">
                <text:p>-0.03506062</text:p>
              </table:table-cell>
            </table:table-row>
            <table:table-row>
              <table:table-cell office:value-type="string">
                <text:p>Ligne 9</text:p>
              </table:table-cell>
              <table:table-cell office:value-type="float" office:value="3">
                <text:p>3</text:p>
              </table:table-cell>
              <table:table-cell office:value-type="float" office:value="-0.03352814">
                <text:p>-0.03352814</text:p>
              </table:table-cell>
            </table:table-row>
            <table:table-row>
              <table:table-cell office:value-type="string">
                <text:p>Ligne 10</text:p>
              </table:table-cell>
              <table:table-cell office:value-type="float" office:value="4">
                <text:p>4</text:p>
              </table:table-cell>
              <table:table-cell office:value-type="float" office:value="-0.03357779">
                <text:p>-0.03357779</text:p>
              </table:table-cell>
            </table:table-row>
            <table:table-row>
              <table:table-cell office:value-type="string">
                <text:p>Ligne 11</text:p>
              </table:table-cell>
              <table:table-cell office:value-type="float" office:value="5">
                <text:p>5</text:p>
              </table:table-cell>
              <table:table-cell office:value-type="float" office:value="-0.03184814">
                <text:p>-0.03184814</text:p>
              </table:table-cell>
            </table:table-row>
            <table:table-row>
              <table:table-cell office:value-type="string">
                <text:p>Ligne 12</text:p>
              </table:table-cell>
              <table:table-cell office:value-type="float" office:value="6">
                <text:p>6</text:p>
              </table:table-cell>
              <table:table-cell office:value-type="float" office:value="-0.03028802">
                <text:p>-0.03028802</text:p>
              </table:table-cell>
            </table:table-row>
            <table:table-row>
              <table:table-cell office:value-type="string">
                <text:p>Ligne 13</text:p>
              </table:table-cell>
              <table:table-cell office:value-type="float" office:value="7">
                <text:p>7</text:p>
              </table:table-cell>
              <table:table-cell office:value-type="float" office:value="-0.02847064">
                <text:p>-0.02847064</text:p>
              </table:table-cell>
            </table:table-row>
            <table:table-row>
              <table:table-cell office:value-type="string">
                <text:p>Ligne 14</text:p>
              </table:table-cell>
              <table:table-cell office:value-type="float" office:value="8">
                <text:p>8</text:p>
              </table:table-cell>
              <table:table-cell office:value-type="float" office:value="-0.02542487">
                <text:p>-0.02542487</text:p>
              </table:table-cell>
            </table:table-row>
            <table:table-row>
              <table:table-cell office:value-type="string">
                <text:p>Ligne 15</text:p>
              </table:table-cell>
              <table:table-cell office:value-type="float" office:value="9">
                <text:p>9</text:p>
              </table:table-cell>
              <table:table-cell office:value-type="float" office:value="-0.02387082">
                <text:p>-0.02387082</text:p>
              </table:table-cell>
            </table:table-row>
            <table:table-row>
              <table:table-cell office:value-type="string">
                <text:p>Ligne 16</text:p>
              </table:table-cell>
              <table:table-cell office:value-type="float" office:value="10">
                <text:p>10</text:p>
              </table:table-cell>
              <table:table-cell office:value-type="float" office:value="-0.02922991">
                <text:p>-0.02922991</text:p>
              </table:table-cell>
            </table:table-row>
            <table:table-row>
              <table:table-cell office:value-type="string">
                <text:p>Ligne 17</text:p>
              </table:table-cell>
              <table:table-cell office:value-type="float" office:value="11">
                <text:p>11</text:p>
              </table:table-cell>
              <table:table-cell office:value-type="float" office:value="-0.02895769">
                <text:p>-0.02895769</text:p>
              </table:table-cell>
            </table:table-row>
            <table:table-row>
              <table:table-cell office:value-type="string">
                <text:p>Ligne 18</text:p>
              </table:table-cell>
              <table:table-cell office:value-type="float" office:value="12">
                <text:p>12</text:p>
              </table:table-cell>
              <table:table-cell office:value-type="float" office:value="-0.03341238">
                <text:p>-0.03341238</text:p>
              </table:table-cell>
            </table:table-row>
            <table:table-row>
              <table:table-cell office:value-type="string">
                <text:p>Ligne 19</text:p>
              </table:table-cell>
              <table:table-cell office:value-type="float" office:value="13">
                <text:p>13</text:p>
              </table:table-cell>
              <table:table-cell office:value-type="float" office:value="-0.0368022">
                <text:p>-0.0368022</text:p>
              </table:table-cell>
            </table:table-row>
            <table:table-row>
              <table:table-cell office:value-type="string">
                <text:p>Ligne 20</text:p>
              </table:table-cell>
              <table:table-cell office:value-type="float" office:value="14">
                <text:p>14</text:p>
              </table:table-cell>
              <table:table-cell office:value-type="float" office:value="-0.04025987">
                <text:p>-0.04025987</text:p>
              </table:table-cell>
            </table:table-row>
            <table:table-row>
              <table:table-cell office:value-type="string">
                <text:p>Ligne 21</text:p>
              </table:table-cell>
              <table:table-cell office:value-type="float" office:value="15">
                <text:p>15</text:p>
              </table:table-cell>
              <table:table-cell office:value-type="float" office:value="-0.04100137">
                <text:p>-0.04100137</text:p>
              </table:table-cell>
            </table:table-row>
            <table:table-row>
              <table:table-cell office:value-type="string">
                <text:p>Ligne 22</text:p>
              </table:table-cell>
              <table:table-cell office:value-type="float" office:value="16">
                <text:p>16</text:p>
              </table:table-cell>
              <table:table-cell office:value-type="float" office:value="-0.04204262">
                <text:p>-0.04204262</text:p>
              </table:table-cell>
            </table:table-row>
            <table:table-row>
              <table:table-cell office:value-type="string">
                <text:p>Ligne 23</text:p>
              </table:table-cell>
              <table:table-cell office:value-type="float" office:value="17">
                <text:p>17</text:p>
              </table:table-cell>
              <table:table-cell office:value-type="float" office:value="-0.0470916">
                <text:p>-0.0470916</text:p>
              </table:table-cell>
            </table:table-row>
            <table:table-row>
              <table:table-cell office:value-type="string">
                <text:p>Ligne 24</text:p>
              </table:table-cell>
              <table:table-cell office:value-type="float" office:value="18">
                <text:p>18</text:p>
              </table:table-cell>
              <table:table-cell office:value-type="float" office:value="-0.0497287">
                <text:p>-0.0497287</text:p>
              </table:table-cell>
            </table:table-row>
            <table:table-row>
              <table:table-cell office:value-type="string">
                <text:p>Ligne 25</text:p>
              </table:table-cell>
              <table:table-cell office:value-type="float" office:value="19">
                <text:p>19</text:p>
              </table:table-cell>
              <table:table-cell office:value-type="float" office:value="-0.05134549">
                <text:p>-0.05134549</text:p>
              </table:table-cell>
            </table:table-row>
            <table:table-row>
              <table:table-cell office:value-type="string">
                <text:p>Ligne 26</text:p>
              </table:table-cell>
              <table:table-cell office:value-type="float" office:value="20">
                <text:p>20</text:p>
              </table:table-cell>
              <table:table-cell office:value-type="float" office:value="-0.05279625">
                <text:p>-0.05279625</text:p>
              </table:table-cell>
            </table:table-row>
            <table:table-row>
              <table:table-cell office:value-type="string">
                <text:p>Ligne 27</text:p>
              </table:table-cell>
              <table:table-cell office:value-type="float" office:value="21">
                <text:p>21</text:p>
              </table:table-cell>
              <table:table-cell office:value-type="float" office:value="-0.05089094">
                <text:p>-0.05089094</text:p>
              </table:table-cell>
            </table:table-row>
            <table:table-row>
              <table:table-cell office:value-type="string">
                <text:p>Ligne 28</text:p>
              </table:table-cell>
              <table:table-cell office:value-type="float" office:value="22">
                <text:p>22</text:p>
              </table:table-cell>
              <table:table-cell office:value-type="float" office:value="-0.0493759">
                <text:p>-0.0493759</text:p>
              </table:table-cell>
            </table:table-row>
            <table:table-row>
              <table:table-cell office:value-type="string">
                <text:p>Ligne 29</text:p>
              </table:table-cell>
              <table:table-cell office:value-type="float" office:value="23">
                <text:p>23</text:p>
              </table:table-cell>
              <table:table-cell office:value-type="float" office:value="-0.04824413">
                <text:p>-0.04824413</text:p>
              </table:table-cell>
            </table:table-row>
            <table:table-row>
              <table:table-cell office:value-type="string">
                <text:p>Ligne 30</text:p>
              </table:table-cell>
              <table:table-cell office:value-type="float" office:value="24">
                <text:p>24</text:p>
              </table:table-cell>
              <table:table-cell office:value-type="float" office:value="-0.04916136">
                <text:p>-0.04916136</text:p>
              </table:table-cell>
            </table:table-row>
            <table:table-row>
              <table:table-cell office:value-type="string">
                <text:p>Ligne 31</text:p>
              </table:table-cell>
              <table:table-cell office:value-type="float" office:value="25">
                <text:p>25</text:p>
              </table:table-cell>
              <table:table-cell office:value-type="float" office:value="-0.04531034">
                <text:p>-0.04531034</text:p>
              </table:table-cell>
            </table:table-row>
            <table:table-row>
              <table:table-cell office:value-type="string">
                <text:p>Ligne 32</text:p>
              </table:table-cell>
              <table:table-cell office:value-type="float" office:value="26">
                <text:p>26</text:p>
              </table:table-cell>
              <table:table-cell office:value-type="float" office:value="-0.04588787">
                <text:p>-0.04588787</text:p>
              </table:table-cell>
            </table:table-row>
            <table:table-row>
              <table:table-cell office:value-type="string">
                <text:p>Ligne 33</text:p>
              </table:table-cell>
              <table:table-cell office:value-type="float" office:value="27">
                <text:p>27</text:p>
              </table:table-cell>
              <table:table-cell office:value-type="float" office:value="-0.04830073">
                <text:p>-0.04830073</text:p>
              </table:table-cell>
            </table:table-row>
            <table:table-row>
              <table:table-cell office:value-type="string">
                <text:p>Ligne 34</text:p>
              </table:table-cell>
              <table:table-cell office:value-type="float" office:value="28">
                <text:p>28</text:p>
              </table:table-cell>
              <table:table-cell office:value-type="float" office:value="-0.05037566">
                <text:p>-0.05037566</text:p>
              </table:table-cell>
            </table:table-row>
            <table:table-row>
              <table:table-cell office:value-type="string">
                <text:p>Ligne 35</text:p>
              </table:table-cell>
              <table:table-cell office:value-type="float" office:value="29">
                <text:p>29</text:p>
              </table:table-cell>
              <table:table-cell office:value-type="float" office:value="-0.05469905">
                <text:p>-0.05469905</text:p>
              </table:table-cell>
            </table:table-row>
            <table:table-row>
              <table:table-cell office:value-type="string">
                <text:p>Ligne 36</text:p>
              </table:table-cell>
              <table:table-cell office:value-type="float" office:value="30">
                <text:p>30</text:p>
              </table:table-cell>
              <table:table-cell office:value-type="float" office:value="-0.05789505">
                <text:p>-0.05789505</text:p>
              </table:table-cell>
            </table:table-row>
            <table:table-row>
              <table:table-cell office:value-type="string">
                <text:p>Ligne 37</text:p>
              </table:table-cell>
              <table:table-cell office:value-type="float" office:value="31">
                <text:p>31</text:p>
              </table:table-cell>
              <table:table-cell office:value-type="float" office:value="-0.05910691">
                <text:p>-0.05910691</text:p>
              </table:table-cell>
            </table:table-row>
            <table:table-row>
              <table:table-cell office:value-type="string">
                <text:p>Ligne 38</text:p>
              </table:table-cell>
              <table:table-cell office:value-type="float" office:value="32">
                <text:p>32</text:p>
              </table:table-cell>
              <table:table-cell office:value-type="float" office:value="-0.05322595">
                <text:p>-0.05322595</text:p>
              </table:table-cell>
            </table:table-row>
            <table:table-row>
              <table:table-cell office:value-type="string">
                <text:p>Ligne 39</text:p>
              </table:table-cell>
              <table:table-cell office:value-type="float" office:value="33">
                <text:p>33</text:p>
              </table:table-cell>
              <table:table-cell office:value-type="float" office:value="-0.05017292">
                <text:p>-0.05017292</text:p>
              </table:table-cell>
            </table:table-row>
            <table:table-row>
              <table:table-cell office:value-type="string">
                <text:p>Ligne 40</text:p>
              </table:table-cell>
              <table:table-cell office:value-type="float" office:value="34">
                <text:p>34</text:p>
              </table:table-cell>
              <table:table-cell office:value-type="float" office:value="-0.04939215">
                <text:p>-0.04939215</text:p>
              </table:table-cell>
            </table:table-row>
            <table:table-row>
              <table:table-cell office:value-type="string">
                <text:p>Ligne 41</text:p>
              </table:table-cell>
              <table:table-cell office:value-type="float" office:value="35">
                <text:p>35</text:p>
              </table:table-cell>
              <table:table-cell office:value-type="float" office:value="-0.05789514">
                <text:p>-0.05789514</text:p>
              </table:table-cell>
            </table:table-row>
            <table:table-row>
              <table:table-cell office:value-type="string">
                <text:p>Ligne 42</text:p>
              </table:table-cell>
              <table:table-cell office:value-type="float" office:value="36">
                <text:p>36</text:p>
              </table:table-cell>
              <table:table-cell office:value-type="float" office:value="-0.06000299">
                <text:p>-0.06000299</text:p>
              </table:table-cell>
            </table:table-row>
            <table:table-row>
              <table:table-cell office:value-type="string">
                <text:p>Ligne 43</text:p>
              </table:table-cell>
              <table:table-cell office:value-type="float" office:value="37">
                <text:p>37</text:p>
              </table:table-cell>
              <table:table-cell office:value-type="float" office:value="-0.06081017">
                <text:p>-0.06081017</text:p>
              </table:table-cell>
            </table:table-row>
            <table:table-row>
              <table:table-cell office:value-type="string">
                <text:p>Ligne 44</text:p>
              </table:table-cell>
              <table:table-cell office:value-type="float" office:value="38">
                <text:p>38</text:p>
              </table:table-cell>
              <table:table-cell office:value-type="float" office:value="-0.05724792">
                <text:p>-0.05724792</text:p>
              </table:table-cell>
            </table:table-row>
            <table:table-row>
              <table:table-cell office:value-type="string">
                <text:p>Ligne 45</text:p>
              </table:table-cell>
              <table:table-cell office:value-type="float" office:value="39">
                <text:p>39</text:p>
              </table:table-cell>
              <table:table-cell office:value-type="float" office:value="-0.05603432">
                <text:p>-0.05603432</text:p>
              </table:table-cell>
            </table:table-row>
            <table:table-row>
              <table:table-cell office:value-type="string">
                <text:p>Ligne 46</text:p>
              </table:table-cell>
              <table:table-cell office:value-type="float" office:value="40">
                <text:p>40</text:p>
              </table:table-cell>
              <table:table-cell office:value-type="float" office:value="-0.05163561">
                <text:p>-0.05163561</text:p>
              </table:table-cell>
            </table:table-row>
            <table:table-row>
              <table:table-cell office:value-type="string">
                <text:p>Ligne 47</text:p>
              </table:table-cell>
              <table:table-cell office:value-type="float" office:value="41">
                <text:p>41</text:p>
              </table:table-cell>
              <table:table-cell office:value-type="float" office:value="-0.04625139">
                <text:p>-0.04625139</text:p>
              </table:table-cell>
            </table:table-row>
            <table:table-row>
              <table:table-cell office:value-type="string">
                <text:p>Ligne 48</text:p>
              </table:table-cell>
              <table:table-cell office:value-type="float" office:value="42">
                <text:p>42</text:p>
              </table:table-cell>
              <table:table-cell office:value-type="float" office:value="-0.03846977">
                <text:p>-0.03846977</text:p>
              </table:table-cell>
            </table:table-row>
            <table:table-row>
              <table:table-cell office:value-type="string">
                <text:p>Ligne 49</text:p>
              </table:table-cell>
              <table:table-cell office:value-type="float" office:value="43">
                <text:p>43</text:p>
              </table:table-cell>
              <table:table-cell office:value-type="float" office:value="-0.03088912">
                <text:p>-0.03088912</text:p>
              </table:table-cell>
            </table:table-row>
            <table:table-row>
              <table:table-cell office:value-type="string">
                <text:p>Ligne 50</text:p>
              </table:table-cell>
              <table:table-cell office:value-type="float" office:value="44">
                <text:p>44</text:p>
              </table:table-cell>
              <table:table-cell office:value-type="float" office:value="-0.02648694">
                <text:p>-0.02648694</text:p>
              </table:table-cell>
            </table:table-row>
            <table:table-row>
              <table:table-cell office:value-type="string">
                <text:p>Ligne 51</text:p>
              </table:table-cell>
              <table:table-cell office:value-type="float" office:value="45">
                <text:p>45</text:p>
              </table:table-cell>
              <table:table-cell office:value-type="float" office:value="-0.02243887">
                <text:p>-0.02243887</text:p>
              </table:table-cell>
            </table:table-row>
            <table:table-row>
              <table:table-cell office:value-type="string">
                <text:p>Ligne 52</text:p>
              </table:table-cell>
              <table:table-cell office:value-type="float" office:value="46">
                <text:p>46</text:p>
              </table:table-cell>
              <table:table-cell office:value-type="float" office:value="-0.02363732">
                <text:p>-0.02363732</text:p>
              </table:table-cell>
            </table:table-row>
            <table:table-row>
              <table:table-cell office:value-type="string">
                <text:p>Ligne 53</text:p>
              </table:table-cell>
              <table:table-cell office:value-type="float" office:value="47">
                <text:p>47</text:p>
              </table:table-cell>
              <table:table-cell office:value-type="float" office:value="-0.02876484">
                <text:p>-0.02876484</text:p>
              </table:table-cell>
            </table:table-row>
            <table:table-row>
              <table:table-cell office:value-type="string">
                <text:p>Ligne 54</text:p>
              </table:table-cell>
              <table:table-cell office:value-type="float" office:value="48">
                <text:p>48</text:p>
              </table:table-cell>
              <table:table-cell office:value-type="float" office:value="-0.02992056">
                <text:p>-0.02992056</text:p>
              </table:table-cell>
            </table:table-row>
            <table:table-row>
              <table:table-cell office:value-type="string">
                <text:p>Ligne 55</text:p>
              </table:table-cell>
              <table:table-cell office:value-type="float" office:value="49">
                <text:p>49</text:p>
              </table:table-cell>
              <table:table-cell office:value-type="float" office:value="-0.02999025">
                <text:p>-0.02999025</text:p>
              </table:table-cell>
            </table:table-row>
            <table:table-row>
              <table:table-cell office:value-type="string">
                <text:p>Ligne 56</text:p>
              </table:table-cell>
              <table:table-cell office:value-type="float" office:value="50">
                <text:p>50</text:p>
              </table:table-cell>
              <table:table-cell office:value-type="float" office:value="-0.02908592">
                <text:p>-0.02908592</text:p>
              </table:table-cell>
            </table:table-row>
            <table:table-row>
              <table:table-cell office:value-type="string">
                <text:p>Ligne 57</text:p>
              </table:table-cell>
              <table:table-cell office:value-type="float" office:value="51">
                <text:p>51</text:p>
              </table:table-cell>
              <table:table-cell office:value-type="float" office:value="-0.02338334">
                <text:p>-0.02338334</text:p>
              </table:table-cell>
            </table:table-row>
            <table:table-row>
              <table:table-cell office:value-type="string">
                <text:p>Ligne 58</text:p>
              </table:table-cell>
              <table:table-cell office:value-type="float" office:value="52">
                <text:p>52</text:p>
              </table:table-cell>
              <table:table-cell office:value-type="float" office:value="-0.01977972">
                <text:p>-0.01977972</text:p>
              </table:table-cell>
            </table:table-row>
            <table:table-row>
              <table:table-cell office:value-type="string">
                <text:p>Ligne 59</text:p>
              </table:table-cell>
              <table:table-cell office:value-type="float" office:value="53">
                <text:p>53</text:p>
              </table:table-cell>
              <table:table-cell office:value-type="float" office:value="-0.01174894">
                <text:p>-0.01174894</text:p>
              </table:table-cell>
            </table:table-row>
            <table:table-row>
              <table:table-cell office:value-type="string">
                <text:p>Ligne 60</text:p>
              </table:table-cell>
              <table:table-cell office:value-type="float" office:value="54">
                <text:p>54</text:p>
              </table:table-cell>
              <table:table-cell office:value-type="float" office:value="-0.00473662">
                <text:p>-0.00473662</text:p>
              </table:table-cell>
            </table:table-row>
            <table:table-row>
              <table:table-cell office:value-type="string">
                <text:p>Ligne 61</text:p>
              </table:table-cell>
              <table:table-cell office:value-type="float" office:value="55">
                <text:p>55</text:p>
              </table:table-cell>
              <table:table-cell office:value-type="float" office:value="0.00237388000000001">
                <text:p>0.00237388000000001</text:p>
              </table:table-cell>
            </table:table-row>
            <table:table-row>
              <table:table-cell office:value-type="string">
                <text:p>Ligne 62</text:p>
              </table:table-cell>
              <table:table-cell office:value-type="float" office:value="56">
                <text:p>56</text:p>
              </table:table-cell>
              <table:table-cell office:value-type="float" office:value="0.00994753000000001">
                <text:p>0.00994753000000001</text:p>
              </table:table-cell>
            </table:table-row>
            <table:table-row>
              <table:table-cell office:value-type="string">
                <text:p>Ligne 63</text:p>
              </table:table-cell>
              <table:table-cell office:value-type="float" office:value="57">
                <text:p>57</text:p>
              </table:table-cell>
              <table:table-cell office:value-type="float" office:value="0.01605072">
                <text:p>0.01605072</text:p>
              </table:table-cell>
            </table:table-row>
            <table:table-row>
              <table:table-cell office:value-type="string">
                <text:p>Ligne 64</text:p>
              </table:table-cell>
              <table:table-cell office:value-type="float" office:value="58">
                <text:p>58</text:p>
              </table:table-cell>
              <table:table-cell office:value-type="float" office:value="0.02317525">
                <text:p>0.02317525</text:p>
              </table:table-cell>
            </table:table-row>
            <table:table-row>
              <table:table-cell office:value-type="string">
                <text:p>Ligne 65</text:p>
              </table:table-cell>
              <table:table-cell office:value-type="float" office:value="59">
                <text:p>59</text:p>
              </table:table-cell>
              <table:table-cell office:value-type="float" office:value="0.02766719">
                <text:p>0.02766719</text:p>
              </table:table-cell>
            </table:table-row>
            <table:table-row>
              <table:table-cell office:value-type="string">
                <text:p>Ligne 66</text:p>
              </table:table-cell>
              <table:table-cell office:value-type="float" office:value="60">
                <text:p>60</text:p>
              </table:table-cell>
              <table:table-cell office:value-type="float" office:value="0.03249866">
                <text:p>0.03249866</text:p>
              </table:table-cell>
            </table:table-row>
            <table:table-row>
              <table:table-cell office:value-type="string">
                <text:p>Ligne 67</text:p>
              </table:table-cell>
              <table:table-cell office:value-type="float" office:value="61">
                <text:p>61</text:p>
              </table:table-cell>
              <table:table-cell office:value-type="float" office:value="0.04116728">
                <text:p>0.04116728</text:p>
              </table:table-cell>
            </table:table-row>
            <table:table-row>
              <table:table-cell office:value-type="string">
                <text:p>Ligne 68</text:p>
              </table:table-cell>
              <table:table-cell office:value-type="float" office:value="62">
                <text:p>62</text:p>
              </table:table-cell>
              <table:table-cell office:value-type="float" office:value="0.0244098">
                <text:p>0.0244098</text:p>
              </table:table-cell>
            </table:table-row>
            <table:table-row>
              <table:table-cell office:value-type="string">
                <text:p>Ligne 69</text:p>
              </table:table-cell>
              <table:table-cell office:value-type="float" office:value="63">
                <text:p>63</text:p>
              </table:table-cell>
              <table:table-cell office:value-type="float" office:value="0.01605341">
                <text:p>0.01605341</text:p>
              </table:table-cell>
            </table:table-row>
            <table:table-row>
              <table:table-cell office:value-type="string">
                <text:p>Ligne 70</text:p>
              </table:table-cell>
              <table:table-cell office:value-type="float" office:value="64">
                <text:p>64</text:p>
              </table:table-cell>
              <table:table-cell office:value-type="float" office:value="0.02407983">
                <text:p>0.02407983</text:p>
              </table:table-cell>
            </table:table-row>
            <table:table-row>
              <table:table-cell office:value-type="string">
                <text:p>Ligne 71</text:p>
              </table:table-cell>
              <table:table-cell office:value-type="float" office:value="65">
                <text:p>65</text:p>
              </table:table-cell>
              <table:table-cell office:value-type="float" office:value="0.02923974">
                <text:p>0.02923974</text:p>
              </table:table-cell>
            </table:table-row>
            <table:table-row>
              <table:table-cell office:value-type="string">
                <text:p>Ligne 72</text:p>
              </table:table-cell>
              <table:table-cell office:value-type="float" office:value="66">
                <text:p>66</text:p>
              </table:table-cell>
              <table:table-cell office:value-type="float" office:value="0.03185401">
                <text:p>0.03185401</text:p>
              </table:table-cell>
            </table:table-row>
            <table:table-row>
              <table:table-cell office:value-type="string">
                <text:p>Ligne 73</text:p>
              </table:table-cell>
              <table:table-cell office:value-type="float" office:value="67">
                <text:p>67</text:p>
              </table:table-cell>
              <table:table-cell office:value-type="float" office:value="0.05073876">
                <text:p>0.05073876</text:p>
              </table:table-cell>
            </table:table-row>
            <table:table-row>
              <table:table-cell office:value-type="string">
                <text:p>Ligne 74</text:p>
              </table:table-cell>
              <table:table-cell office:value-type="float" office:value="68">
                <text:p>68</text:p>
              </table:table-cell>
              <table:table-cell office:value-type="float" office:value="0.05312836">
                <text:p>0.05312836</text:p>
              </table:table-cell>
            </table:table-row>
            <table:table-row>
              <table:table-cell office:value-type="string">
                <text:p>Ligne 75</text:p>
              </table:table-cell>
              <table:table-cell office:value-type="float" office:value="69">
                <text:p>69</text:p>
              </table:table-cell>
              <table:table-cell office:value-type="float" office:value="0.06157695">
                <text:p>0.06157695</text:p>
              </table:table-cell>
            </table:table-row>
            <table:table-row>
              <table:table-cell office:value-type="string">
                <text:p>Ligne 76</text:p>
              </table:table-cell>
              <table:table-cell office:value-type="float" office:value="70">
                <text:p>70</text:p>
              </table:table-cell>
              <table:table-cell office:value-type="float" office:value="0.05629607">
                <text:p>0.05629607</text:p>
              </table:table-cell>
            </table:table-row>
            <table:table-row>
              <table:table-cell office:value-type="string">
                <text:p>Ligne 77</text:p>
              </table:table-cell>
              <table:table-cell office:value-type="float" office:value="71">
                <text:p>71</text:p>
              </table:table-cell>
              <table:table-cell office:value-type="float" office:value="0.05651274">
                <text:p>0.05651274</text:p>
              </table:table-cell>
            </table:table-row>
            <table:table-row>
              <table:table-cell office:value-type="string">
                <text:p>Ligne 78</text:p>
              </table:table-cell>
              <table:table-cell office:value-type="float" office:value="72">
                <text:p>72</text:p>
              </table:table-cell>
              <table:table-cell office:value-type="float" office:value="0.06646641">
                <text:p>0.06646641</text:p>
              </table:table-cell>
            </table:table-row>
            <table:table-row>
              <table:table-cell office:value-type="string">
                <text:p>Ligne 79</text:p>
              </table:table-cell>
              <table:table-cell office:value-type="float" office:value="73">
                <text:p>73</text:p>
              </table:table-cell>
              <table:table-cell office:value-type="float" office:value="0.06992201">
                <text:p>0.06992201</text:p>
              </table:table-cell>
            </table:table-row>
            <table:table-row>
              <table:table-cell office:value-type="string">
                <text:p>Ligne 80</text:p>
              </table:table-cell>
              <table:table-cell office:value-type="float" office:value="74">
                <text:p>74</text:p>
              </table:table-cell>
              <table:table-cell office:value-type="float" office:value="0.0659479">
                <text:p>0.0659479</text:p>
              </table:table-cell>
            </table:table-row>
            <table:table-row>
              <table:table-cell office:value-type="string">
                <text:p>Ligne 81</text:p>
              </table:table-cell>
              <table:table-cell office:value-type="float" office:value="75">
                <text:p>75</text:p>
              </table:table-cell>
              <table:table-cell office:value-type="float" office:value="0.06747249">
                <text:p>0.06747249</text:p>
              </table:table-cell>
            </table:table-row>
            <table:table-row>
              <table:table-cell office:value-type="string">
                <text:p>Ligne 82</text:p>
              </table:table-cell>
              <table:table-cell office:value-type="float" office:value="76">
                <text:p>76</text:p>
              </table:table-cell>
              <table:table-cell office:value-type="float" office:value="0.07484154">
                <text:p>0.07484154</text:p>
              </table:table-cell>
            </table:table-row>
            <table:table-row>
              <table:table-cell office:value-type="string">
                <text:p>Ligne 83</text:p>
              </table:table-cell>
              <table:table-cell office:value-type="float" office:value="77">
                <text:p>77</text:p>
              </table:table-cell>
              <table:table-cell office:value-type="float" office:value="0.08038825">
                <text:p>0.08038825</text:p>
              </table:table-cell>
            </table:table-row>
            <table:table-row>
              <table:table-cell office:value-type="string">
                <text:p>Ligne 84</text:p>
              </table:table-cell>
              <table:table-cell office:value-type="float" office:value="78">
                <text:p>78</text:p>
              </table:table-cell>
              <table:table-cell office:value-type="float" office:value="0.10157393">
                <text:p>0.10157393</text:p>
              </table:table-cell>
            </table:table-row>
            <table:table-row>
              <table:table-cell office:value-type="string">
                <text:p>Ligne 85</text:p>
              </table:table-cell>
              <table:table-cell office:value-type="float" office:value="79">
                <text:p>79</text:p>
              </table:table-cell>
              <table:table-cell office:value-type="float" office:value="0.09592603">
                <text:p>0.09592603</text:p>
              </table:table-cell>
            </table:table-row>
            <table:table-row>
              <table:table-cell office:value-type="string">
                <text:p>Ligne 86</text:p>
              </table:table-cell>
              <table:table-cell office:value-type="float" office:value="80">
                <text:p>80</text:p>
              </table:table-cell>
              <table:table-cell office:value-type="float" office:value="0.10509342">
                <text:p>0.10509342</text:p>
              </table:table-cell>
            </table:table-row>
            <table:table-row>
              <table:table-cell office:value-type="string">
                <text:p>Ligne 87</text:p>
              </table:table-cell>
              <table:table-cell office:value-type="float" office:value="81">
                <text:p>81</text:p>
              </table:table-cell>
              <table:table-cell office:value-type="float" office:value="0.11445398">
                <text:p>0.11445398</text:p>
              </table:table-cell>
            </table:table-row>
            <table:table-row>
              <table:table-cell office:value-type="string">
                <text:p>Ligne 88</text:p>
              </table:table-cell>
              <table:table-cell office:value-type="float" office:value="82">
                <text:p>82</text:p>
              </table:table-cell>
              <table:table-cell office:value-type="float" office:value="0.11881823">
                <text:p>0.11881823</text:p>
              </table:table-cell>
            </table:table-row>
            <table:table-row>
              <table:table-cell office:value-type="string">
                <text:p>Ligne 89</text:p>
              </table:table-cell>
              <table:table-cell office:value-type="float" office:value="83">
                <text:p>83</text:p>
              </table:table-cell>
              <table:table-cell office:value-type="float" office:value="0.11464113">
                <text:p>0.11464113</text:p>
              </table:table-cell>
            </table:table-row>
            <table:table-row>
              <table:table-cell office:value-type="string">
                <text:p>Ligne 90</text:p>
              </table:table-cell>
              <table:table-cell office:value-type="float" office:value="84">
                <text:p>84</text:p>
              </table:table-cell>
              <table:table-cell office:value-type="float" office:value="0.11828349">
                <text:p>0.11828349</text:p>
              </table:table-cell>
            </table:table-row>
            <table:table-row>
              <table:table-cell office:value-type="string">
                <text:p>Ligne 91</text:p>
              </table:table-cell>
              <table:table-cell office:value-type="float" office:value="85">
                <text:p>85</text:p>
              </table:table-cell>
              <table:table-cell office:value-type="float" office:value="0.11733623">
                <text:p>0.11733623</text:p>
              </table:table-cell>
            </table:table-row>
            <table:table-row>
              <table:table-cell office:value-type="string">
                <text:p>Ligne 92</text:p>
              </table:table-cell>
              <table:table-cell office:value-type="float" office:value="86">
                <text:p>86</text:p>
              </table:table-cell>
              <table:table-cell office:value-type="float" office:value="0.12674398">
                <text:p>0.12674398</text:p>
              </table:table-cell>
            </table:table-row>
            <table:table-row>
              <table:table-cell office:value-type="string">
                <text:p>Ligne 93</text:p>
              </table:table-cell>
              <table:table-cell office:value-type="float" office:value="87">
                <text:p>87</text:p>
              </table:table-cell>
              <table:table-cell office:value-type="float" office:value="0.13700524">
                <text:p>0.13700524</text:p>
              </table:table-cell>
            </table:table-row>
            <table:table-row>
              <table:table-cell office:value-type="string">
                <text:p>Ligne 94</text:p>
              </table:table-cell>
              <table:table-cell office:value-type="float" office:value="88">
                <text:p>88</text:p>
              </table:table-cell>
              <table:table-cell office:value-type="float" office:value="0.14468071">
                <text:p>0.14468071</text:p>
              </table:table-cell>
            </table:table-row>
            <table:table-row>
              <table:table-cell office:value-type="string">
                <text:p>Ligne 95</text:p>
              </table:table-cell>
              <table:table-cell office:value-type="float" office:value="89">
                <text:p>89</text:p>
              </table:table-cell>
              <table:table-cell office:value-type="float" office:value="0.15252717">
                <text:p>0.15252717</text:p>
              </table:table-cell>
            </table:table-row>
            <table:table-row>
              <table:table-cell office:value-type="string">
                <text:p>Ligne 96</text:p>
              </table:table-cell>
              <table:table-cell office:value-type="float" office:value="90">
                <text:p>90</text:p>
              </table:table-cell>
              <table:table-cell office:value-type="float" office:value="0.16052728">
                <text:p>0.16052728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2000007629395pt" style:font-family-asian="'Lucida Sans Unicode'" style:font-family-generic-asian="system" style:font-pitch-asian="variable" style:font-size-asian="19.2000007629395pt" style:font-family-complex="Tahoma" style:font-family-generic-complex="system" style:font-pitch-complex="variable" style:font-size-complex="19.2000007629395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000001907349pt" style:font-family-asian="'Lucida Sans Unicode'" style:font-family-generic-asian="system" style:font-pitch-asian="variable" style:font-size-asian="10.3000001907349pt" style:font-family-complex="Tahoma" style:font-family-generic-complex="system" style:font-pitch-complex="variable" style:font-size-complex="10.3000001907349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3000001907349pt" style:font-family-asian="'Lucida Sans Unicode'" style:font-family-generic-asian="system" style:font-pitch-asian="variable" style:font-size-asian="13.3000001907349pt" style:font-family-complex="Tahoma" style:font-family-generic-complex="system" style:font-pitch-complex="variable" style:font-size-complex="13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000001907349pt" style:font-family-asian="'Lucida Sans Unicode'" style:font-family-generic-asian="system" style:font-pitch-asian="variable" style:font-size-asian="10.3000001907349pt" style:font-family-complex="Tahoma" style:font-family-generic-complex="system" style:font-pitch-complex="variable" style:font-size-complex="10.3000001907349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8.89999961853027pt" style:font-family-asian="'Lucida Sans Unicode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1.825cm" svg:height="10.347cm" chart:class="chart:scatter" chart:style-name="ch1">
        <chart:title svg:x="4.616cm" svg:y="0.206cm" chart:style-name="ch2">
          <text:p>Portance</text:p>
        </chart:title>
        <chart:plot-area chart:style-name="ch3" table:cell-range-address="Feuille1.$A$507:.$A$602 Feuille1.$F$507:.$F$602" chart:table-number-list="0 0" svg:x="0.236cm" svg:y="1.364cm" svg:width="10.813cm" svg:height="8.775cm">
          <chart:axis chart:dimension="x" chart:name="primary-x" chart:style-name="ch4">
            <chart:title svg:x="5.635cm" svg:y="9.598cm" chart:style-name="ch5">
              <text:p>incidence</text:p>
            </chart:title>
            <chart:categories table:cell-range-address="local-table.A2:.A97"/>
          </chart:axis>
          <chart:axis chart:dimension="y" chart:name="primary-y" chart:style-name="ch6">
            <chart:title svg:x="0.236cm" svg:y="6.522cm" chart:style-name="ch5">
              <text:p>portance en N</text:p>
            </chart:title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253215354533361">
                <text:p>0.253215354533361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187637346614234">
                <text:p>0.187637346614234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223220884291299">
                <text:p>0.223220884291299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165179839147701">
                <text:p>0.165179839147701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186355461193227">
                <text:p>0.186355461193227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2516622">
                <text:p>0.2516622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227451152506504">
                <text:p>0.227451152506504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264370119532021">
                <text:p>0.264370119532021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263989070871647">
                <text:p>0.263989070871647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215875784358515">
                <text:p>0.215875784358515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224150143553219">
                <text:p>0.224150143553219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222585912915995">
                <text:p>0.222585912915995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23519614979344">
                <text:p>0.23519614979344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238261461618765">
                <text:p>0.238261461618765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222528534865554">
                <text:p>0.222528534865554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220065523209212">
                <text:p>0.220065523209212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220660886209054">
                <text:p>0.220660886209054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219711804420177">
                <text:p>0.219711804420177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220325389989653">
                <text:p>0.220325389989653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221181914132029">
                <text:p>0.221181914132029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220550732199247">
                <text:p>0.220550732199247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221776067832341">
                <text:p>0.221776067832341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221506697144831">
                <text:p>0.221506697144831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220443907118957">
                <text:p>0.220443907118957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221940023347972">
                <text:p>0.221940023347972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220874234325873">
                <text:p>0.220874234325873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219216308928441">
                <text:p>0.219216308928441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217238132705125">
                <text:p>0.217238132705125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214169553533242">
                <text:p>0.214169553533242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214845970918269">
                <text:p>0.214845970918269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213232565243806">
                <text:p>0.213232565243806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212533580561889">
                <text:p>0.212533580561889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212602244730457">
                <text:p>0.212602244730457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213671451617027">
                <text:p>0.213671451617027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213276770405755">
                <text:p>0.213276770405755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226914345620091">
                <text:p>0.226914345620091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224894726722201">
                <text:p>0.224894726722201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231489645526722">
                <text:p>0.231489645526722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235490719587464">
                <text:p>0.235490719587464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233748406637271">
                <text:p>0.233748406637271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23515514572662">
                <text:p>0.23515514572662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233262798057841">
                <text:p>0.233262798057841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223990103543825">
                <text:p>0.223990103543825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218176052640313">
                <text:p>0.218176052640313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20575590810146">
                <text:p>0.20575590810146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195015526249539">
                <text:p>0.195015526249539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192029033102303">
                <text:p>0.192029033102303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183849463474097">
                <text:p>0.183849463474097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173761498734443">
                <text:p>0.173761498734443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173298455690741">
                <text:p>0.173298455690741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168129762109508">
                <text:p>0.168129762109508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161206732842707">
                <text:p>0.161206732842707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156276860291105">
                <text:p>0.156276860291105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152521702550557">
                <text:p>0.152521702550557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148597734592944">
                <text:p>0.148597734592944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144569609396223">
                <text:p>0.144569609396223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139046937909312">
                <text:p>0.139046937909312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133211308030087">
                <text:p>0.133211308030087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128259651293664">
                <text:p>0.128259651293664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124758853830423">
                <text:p>0.124758853830423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117790315988326">
                <text:p>0.117790315988326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111039971918269">
                <text:p>0.111039971918269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10257865522669">
                <text:p>0.10257865522669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103395429484961">
                <text:p>0.103395429484961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0974087245129645">
                <text:p>0.0974087245129645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0946531944805804">
                <text:p>0.0946531944805804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0901345206575047">
                <text:p>0.0901345206575047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104903402346627">
                <text:p>0.104903402346627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0923236953769156">
                <text:p>0.0923236953769156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093178592768156">
                <text:p>0.093178592768156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092256031104626">
                <text:p>0.092256031104626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0906504582165784">
                <text:p>0.0906504582165784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0876242843999054">
                <text:p>0.0876242843999054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0918239093081998">
                <text:p>0.0918239093081998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0750581283662982">
                <text:p>0.0750581283662982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0798064444328166">
                <text:p>0.0798064444328166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0759518703232868">
                <text:p>0.0759518703232868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0739340067340227">
                <text:p>0.0739340067340227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0762644191215482">
                <text:p>0.0762644191215482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0782010900973435">
                <text:p>0.0782010900973435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072745272814751">
                <text:p>0.072745272814751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0737542047502298">
                <text:p>0.0737542047502298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0688428966268794">
                <text:p>0.0688428966268794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0623629084558064">
                <text:p>0.0623629084558064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064674952762502">
                <text:p>0.064674952762502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074034031965159">
                <text:p>0.074034031965159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0546187694154278">
                <text:p>0.0546187694154278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0647208994869367">
                <text:p>0.0647208994869367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0697595708456621">
                <text:p>0.0697595708456621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0721996403996852">
                <text:p>0.0721996403996852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0643272200098778">
                <text:p>0.0643272200098778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0654865938892247">
                <text:p>0.0654865938892247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0673827503340484">
                <text:p>0.0673827503340484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0695369202225151">
                <text:p>0.0695369202225151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0884821307792135">
                <text:p>0.0884821307792135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0736834945365842">
                <text:p>0.0736834945365842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2999992370605pt" style:font-family-asian="'Lucida Sans Unicode'" style:font-family-generic-asian="system" style:font-pitch-asian="variable" style:font-size-asian="19.2999992370605pt" style:font-family-complex="Tahoma" style:font-family-generic-complex="system" style:font-pitch-complex="variable" style:font-size-complex="19.2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89999961853027pt" style:font-family-asian="'Lucida Sans Unicode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999996185303pt" style:font-family-asian="'Lucida Sans Unicode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999996185303pt" style:font-family-asian="'Lucida Sans Unicode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993366"/>
      <style:text-properties fo:font-family="Arial" style:font-family-generic="swiss" style:font-pitch="variable" fo:font-size="8.89999961853027pt" style:font-family-asian="'Lucida Sans Unicode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1.486cm" svg:height="10.388cm" chart:class="chart:scatter" chart:style-name="ch1">
        <chart:title svg:x="4.239cm" svg:y="0.206cm" chart:style-name="ch2">
          <text:p>Main Title</text:p>
        </chart:title>
        <chart:legend chart:legend-position="end" svg:x="9.261cm" svg:y="4.912cm" chart:style-name="ch3"/>
        <chart:plot-area chart:style-name="ch4" table:cell-range-address="Feuille1.$M$710:.$M$775 Feuille1.$O$710:.$O$775" chart:table-number-list="0 0" svg:x="0.228cm" svg:y="1.393cm" svg:width="8.578cm" svg:height="8.789cm">
          <chart:axis chart:dimension="x" chart:name="primary-x" chart:style-name="ch5">
            <chart:categories table:cell-range-address="local-table.A2:.A6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Row 710</text:p>
              </table:table-cell>
              <table:table-cell office:value-type="float" office:value="0.0957313425076379">
                <text:p>0.0957313425076379</text:p>
              </table:table-cell>
              <table:table-cell office:value-type="float" office:value="0.269115828343711">
                <text:p>0.269115828343711</text:p>
              </table:table-cell>
            </table:table-row>
            <table:table-row>
              <table:table-cell office:value-type="string">
                <text:p>Row 711</text:p>
              </table:table-cell>
              <table:table-cell office:value-type="float" office:value="0.0960396180672979">
                <text:p>0.0960396180672979</text:p>
              </table:table-cell>
              <table:table-cell office:value-type="float" office:value="0.272206573740836">
                <text:p>0.272206573740836</text:p>
              </table:table-cell>
            </table:table-row>
            <table:table-row>
              <table:table-cell office:value-type="string">
                <text:p>Row 712</text:p>
              </table:table-cell>
              <table:table-cell office:value-type="float" office:value="0.0958496934238601">
                <text:p>0.0958496934238601</text:p>
              </table:table-cell>
              <table:table-cell office:value-type="float" office:value="0.273507193446617">
                <text:p>0.273507193446617</text:p>
              </table:table-cell>
            </table:table-row>
            <table:table-row>
              <table:table-cell office:value-type="string">
                <text:p>Row 713</text:p>
              </table:table-cell>
              <table:table-cell office:value-type="float" office:value="0.0959850293957534">
                <text:p>0.0959850293957534</text:p>
              </table:table-cell>
              <table:table-cell office:value-type="float" office:value="0.262026621823879">
                <text:p>0.262026621823879</text:p>
              </table:table-cell>
            </table:table-row>
            <table:table-row>
              <table:table-cell office:value-type="string">
                <text:p>Row 714</text:p>
              </table:table-cell>
              <table:table-cell office:value-type="float" office:value="0.0961178873702855">
                <text:p>0.0961178873702855</text:p>
              </table:table-cell>
              <table:table-cell office:value-type="float" office:value="0.267926970207332">
                <text:p>0.267926970207332</text:p>
              </table:table-cell>
            </table:table-row>
            <table:table-row>
              <table:table-cell office:value-type="string">
                <text:p>Row 715</text:p>
              </table:table-cell>
              <table:table-cell office:value-type="float" office:value="0.0961713263628132">
                <text:p>0.0961713263628132</text:p>
              </table:table-cell>
              <table:table-cell office:value-type="float" office:value="0.252280102145878">
                <text:p>0.252280102145878</text:p>
              </table:table-cell>
            </table:table-row>
            <table:table-row>
              <table:table-cell office:value-type="string">
                <text:p>Row 716</text:p>
              </table:table-cell>
              <table:table-cell office:value-type="float" office:value="0.0960208918548557">
                <text:p>0.0960208918548557</text:p>
              </table:table-cell>
              <table:table-cell office:value-type="float" office:value="0.246962391065585">
                <text:p>0.246962391065585</text:p>
              </table:table-cell>
            </table:table-row>
            <table:table-row>
              <table:table-cell office:value-type="string">
                <text:p>Row 717</text:p>
              </table:table-cell>
              <table:table-cell office:value-type="float" office:value="0.0961253358099607">
                <text:p>0.0961253358099607</text:p>
              </table:table-cell>
              <table:table-cell office:value-type="float" office:value="0.251647557512103">
                <text:p>0.251647557512103</text:p>
              </table:table-cell>
            </table:table-row>
            <table:table-row>
              <table:table-cell office:value-type="string">
                <text:p>Row 718</text:p>
              </table:table-cell>
              <table:table-cell office:value-type="float" office:value="0.0961351715087177">
                <text:p>0.0961351715087177</text:p>
              </table:table-cell>
              <table:table-cell office:value-type="float" office:value="0.25404437787188">
                <text:p>0.25404437787188</text:p>
              </table:table-cell>
            </table:table-row>
            <table:table-row>
              <table:table-cell office:value-type="string">
                <text:p>Row 719</text:p>
              </table:table-cell>
              <table:table-cell office:value-type="float" office:value="0.09590645786415">
                <text:p>0.09590645786415</text:p>
              </table:table-cell>
              <table:table-cell office:value-type="float" office:value="0.251041002794157">
                <text:p>0.251041002794157</text:p>
              </table:table-cell>
            </table:table-row>
            <table:table-row>
              <table:table-cell office:value-type="string">
                <text:p>Row 720</text:p>
              </table:table-cell>
              <table:table-cell office:value-type="float" office:value="0.0960331999019224">
                <text:p>0.0960331999019224</text:p>
              </table:table-cell>
              <table:table-cell office:value-type="float" office:value="0.252916736010626">
                <text:p>0.252916736010626</text:p>
              </table:table-cell>
            </table:table-row>
            <table:table-row>
              <table:table-cell office:value-type="string">
                <text:p>Row 721</text:p>
              </table:table-cell>
              <table:table-cell office:value-type="float" office:value="0.0959862975756382">
                <text:p>0.0959862975756382</text:p>
              </table:table-cell>
              <table:table-cell office:value-type="float" office:value="0.243873208606646">
                <text:p>0.243873208606646</text:p>
              </table:table-cell>
            </table:table-row>
            <table:table-row>
              <table:table-cell office:value-type="string">
                <text:p>Row 722</text:p>
              </table:table-cell>
              <table:table-cell office:value-type="float" office:value="0.0957541883588615">
                <text:p>0.0957541883588615</text:p>
              </table:table-cell>
              <table:table-cell office:value-type="float" office:value="0.246781290976722">
                <text:p>0.246781290976722</text:p>
              </table:table-cell>
            </table:table-row>
            <table:table-row>
              <table:table-cell office:value-type="string">
                <text:p>Row 723</text:p>
              </table:table-cell>
              <table:table-cell office:value-type="float" office:value="0.095557193756604">
                <text:p>0.095557193756604</text:p>
              </table:table-cell>
              <table:table-cell office:value-type="float" office:value="0.228134192330718">
                <text:p>0.228134192330718</text:p>
              </table:table-cell>
            </table:table-row>
            <table:table-row>
              <table:table-cell office:value-type="string">
                <text:p>Row 724</text:p>
              </table:table-cell>
              <table:table-cell office:value-type="float" office:value="0.0954893516180864">
                <text:p>0.0954893516180864</text:p>
              </table:table-cell>
              <table:table-cell office:value-type="float" office:value="0.230004946890844">
                <text:p>0.230004946890844</text:p>
              </table:table-cell>
            </table:table-row>
            <table:table-row>
              <table:table-cell office:value-type="string">
                <text:p>Row 725</text:p>
              </table:table-cell>
              <table:table-cell office:value-type="float" office:value="0.0955623630627147">
                <text:p>0.0955623630627147</text:p>
              </table:table-cell>
              <table:table-cell office:value-type="float" office:value="0.238438194620053">
                <text:p>0.238438194620053</text:p>
              </table:table-cell>
            </table:table-row>
            <table:table-row>
              <table:table-cell office:value-type="string">
                <text:p>Row 726</text:p>
              </table:table-cell>
              <table:table-cell office:value-type="float" office:value="0.09553684069218">
                <text:p>0.09553684069218</text:p>
              </table:table-cell>
              <table:table-cell office:value-type="float" office:value="0.234093186378975">
                <text:p>0.234093186378975</text:p>
              </table:table-cell>
            </table:table-row>
            <table:table-row>
              <table:table-cell office:value-type="string">
                <text:p>Row 727</text:p>
              </table:table-cell>
              <table:table-cell office:value-type="float" office:value="0.0950525217409223">
                <text:p>0.0950525217409223</text:p>
              </table:table-cell>
              <table:table-cell office:value-type="float" office:value="0.235782280788844">
                <text:p>0.235782280788844</text:p>
              </table:table-cell>
            </table:table-row>
            <table:table-row>
              <table:table-cell office:value-type="string">
                <text:p>Row 728</text:p>
              </table:table-cell>
              <table:table-cell office:value-type="float" office:value="0.0950389460664432">
                <text:p>0.0950389460664432</text:p>
              </table:table-cell>
              <table:table-cell office:value-type="float" office:value="0.238660675197666">
                <text:p>0.238660675197666</text:p>
              </table:table-cell>
            </table:table-row>
            <table:table-row>
              <table:table-cell office:value-type="string">
                <text:p>Row 729</text:p>
              </table:table-cell>
              <table:table-cell office:value-type="float" office:value="0.0946719089462729">
                <text:p>0.0946719089462729</text:p>
              </table:table-cell>
              <table:table-cell office:value-type="float" office:value="0.245681925999145">
                <text:p>0.245681925999145</text:p>
              </table:table-cell>
            </table:table-row>
            <table:table-row>
              <table:table-cell office:value-type="string">
                <text:p>Row 730</text:p>
              </table:table-cell>
              <table:table-cell office:value-type="float" office:value="0.0945810081065997">
                <text:p>0.0945810081065997</text:p>
              </table:table-cell>
              <table:table-cell office:value-type="float" office:value="0.252183498781586">
                <text:p>0.252183498781586</text:p>
              </table:table-cell>
            </table:table-row>
            <table:table-row>
              <table:table-cell office:value-type="string">
                <text:p>Row 731</text:p>
              </table:table-cell>
              <table:table-cell office:value-type="float" office:value="0.0940764811953092">
                <text:p>0.0940764811953092</text:p>
              </table:table-cell>
              <table:table-cell office:value-type="float" office:value="0.25405068479365">
                <text:p>0.25405068479365</text:p>
              </table:table-cell>
            </table:table-row>
            <table:table-row>
              <table:table-cell office:value-type="string">
                <text:p>Row 732</text:p>
              </table:table-cell>
              <table:table-cell office:value-type="float" office:value="0.0937769873126934">
                <text:p>0.0937769873126934</text:p>
              </table:table-cell>
              <table:table-cell office:value-type="float" office:value="0.264152216637996">
                <text:p>0.264152216637996</text:p>
              </table:table-cell>
            </table:table-row>
            <table:table-row>
              <table:table-cell office:value-type="string">
                <text:p>Row 733</text:p>
              </table:table-cell>
              <table:table-cell office:value-type="float" office:value="0.0935205323761712">
                <text:p>0.0935205323761712</text:p>
              </table:table-cell>
              <table:table-cell office:value-type="float" office:value="0.272497657496291">
                <text:p>0.272497657496291</text:p>
              </table:table-cell>
            </table:table-row>
            <table:table-row>
              <table:table-cell office:value-type="string">
                <text:p>Row 734</text:p>
              </table:table-cell>
              <table:table-cell office:value-type="float" office:value="0.0934633264010205">
                <text:p>0.0934633264010205</text:p>
              </table:table-cell>
              <table:table-cell office:value-type="float" office:value="0.284156659030232">
                <text:p>0.284156659030232</text:p>
              </table:table-cell>
            </table:table-row>
            <table:table-row>
              <table:table-cell office:value-type="string">
                <text:p>Row 735</text:p>
              </table:table-cell>
              <table:table-cell office:value-type="float" office:value="0.0928443357839122">
                <text:p>0.0928443357839122</text:p>
              </table:table-cell>
              <table:table-cell office:value-type="float" office:value="0.292486078550869">
                <text:p>0.292486078550869</text:p>
              </table:table-cell>
            </table:table-row>
            <table:table-row>
              <table:table-cell office:value-type="string">
                <text:p>Row 736</text:p>
              </table:table-cell>
              <table:table-cell office:value-type="float" office:value="0.0924171507631679">
                <text:p>0.0924171507631679</text:p>
              </table:table-cell>
              <table:table-cell office:value-type="float" office:value="0.28752387127263">
                <text:p>0.28752387127263</text:p>
              </table:table-cell>
            </table:table-row>
            <table:table-row>
              <table:table-cell office:value-type="string">
                <text:p>Row 737</text:p>
              </table:table-cell>
              <table:table-cell office:value-type="float" office:value="0.0919987152087083">
                <text:p>0.0919987152087083</text:p>
              </table:table-cell>
              <table:table-cell office:value-type="float" office:value="0.287491590660753">
                <text:p>0.287491590660753</text:p>
              </table:table-cell>
            </table:table-row>
            <table:table-row>
              <table:table-cell office:value-type="string">
                <text:p>Row 738</text:p>
              </table:table-cell>
              <table:table-cell office:value-type="float" office:value="0.0915396233576847">
                <text:p>0.0915396233576847</text:p>
              </table:table-cell>
              <table:table-cell office:value-type="float" office:value="0.290232228847588">
                <text:p>0.290232228847588</text:p>
              </table:table-cell>
            </table:table-row>
            <table:table-row>
              <table:table-cell office:value-type="string">
                <text:p>Row 739</text:p>
              </table:table-cell>
              <table:table-cell office:value-type="float" office:value="0.0911444162183563">
                <text:p>0.0911444162183563</text:p>
              </table:table-cell>
              <table:table-cell office:value-type="float" office:value="0.298491535706739">
                <text:p>0.298491535706739</text:p>
              </table:table-cell>
            </table:table-row>
            <table:table-row>
              <table:table-cell office:value-type="string">
                <text:p>Row 740</text:p>
              </table:table-cell>
              <table:table-cell office:value-type="float" office:value="0.0908817657848861">
                <text:p>0.0908817657848861</text:p>
              </table:table-cell>
              <table:table-cell office:value-type="float" office:value="0.296199008157877">
                <text:p>0.296199008157877</text:p>
              </table:table-cell>
            </table:table-row>
            <table:table-row>
              <table:table-cell office:value-type="string">
                <text:p>Row 741</text:p>
              </table:table-cell>
              <table:table-cell office:value-type="float" office:value="0.0902430728955759">
                <text:p>0.0902430728955759</text:p>
              </table:table-cell>
              <table:table-cell office:value-type="float" office:value="0.299733894505975">
                <text:p>0.299733894505975</text:p>
              </table:table-cell>
            </table:table-row>
            <table:table-row>
              <table:table-cell office:value-type="string">
                <text:p>Row 742</text:p>
              </table:table-cell>
              <table:table-cell office:value-type="float" office:value="0.0898709133630394">
                <text:p>0.0898709133630394</text:p>
              </table:table-cell>
              <table:table-cell office:value-type="float" office:value="0.310395846228664">
                <text:p>0.310395846228664</text:p>
              </table:table-cell>
            </table:table-row>
            <table:table-row>
              <table:table-cell office:value-type="string">
                <text:p>Row 743</text:p>
              </table:table-cell>
              <table:table-cell office:value-type="float" office:value="0.0893620740970137">
                <text:p>0.0893620740970137</text:p>
              </table:table-cell>
              <table:table-cell office:value-type="float" office:value="0.316071919630599">
                <text:p>0.316071919630599</text:p>
              </table:table-cell>
            </table:table-row>
            <table:table-row>
              <table:table-cell office:value-type="string">
                <text:p>Row 744</text:p>
              </table:table-cell>
              <table:table-cell office:value-type="float" office:value="0.0890147852396797">
                <text:p>0.0890147852396797</text:p>
              </table:table-cell>
              <table:table-cell office:value-type="float" office:value="0.33561356694442">
                <text:p>0.33561356694442</text:p>
              </table:table-cell>
            </table:table-row>
            <table:table-row>
              <table:table-cell office:value-type="string">
                <text:p>Row 745</text:p>
              </table:table-cell>
              <table:table-cell office:value-type="float" office:value="0.0883074765724623">
                <text:p>0.0883074765724623</text:p>
              </table:table-cell>
              <table:table-cell office:value-type="float" office:value="0.351545533476116">
                <text:p>0.351545533476116</text:p>
              </table:table-cell>
            </table:table-row>
            <table:table-row>
              <table:table-cell office:value-type="string">
                <text:p>Row 746</text:p>
              </table:table-cell>
              <table:table-cell office:value-type="float" office:value="0.0900736546867625">
                <text:p>0.0900736546867625</text:p>
              </table:table-cell>
              <table:table-cell office:value-type="float" office:value="0.377086142681363">
                <text:p>0.377086142681363</text:p>
              </table:table-cell>
            </table:table-row>
            <table:table-row>
              <table:table-cell office:value-type="string">
                <text:p>Row 747</text:p>
              </table:table-cell>
              <table:table-cell office:value-type="float" office:value="0.0894543715042974">
                <text:p>0.0894543715042974</text:p>
              </table:table-cell>
              <table:table-cell office:value-type="float" office:value="0.371604840519742">
                <text:p>0.371604840519742</text:p>
              </table:table-cell>
            </table:table-row>
            <table:table-row>
              <table:table-cell office:value-type="string">
                <text:p>Row 748</text:p>
              </table:table-cell>
              <table:table-cell office:value-type="float" office:value="0.0887514508428724">
                <text:p>0.0887514508428724</text:p>
              </table:table-cell>
              <table:table-cell office:value-type="float" office:value="0.377429354011463">
                <text:p>0.377429354011463</text:p>
              </table:table-cell>
            </table:table-row>
            <table:table-row>
              <table:table-cell office:value-type="string">
                <text:p>Row 749</text:p>
              </table:table-cell>
              <table:table-cell office:value-type="float" office:value="0.0880047181301402">
                <text:p>0.0880047181301402</text:p>
              </table:table-cell>
              <table:table-cell office:value-type="float" office:value="0.381656117635541">
                <text:p>0.381656117635541</text:p>
              </table:table-cell>
            </table:table-row>
            <table:table-row>
              <table:table-cell office:value-type="string">
                <text:p>Row 750</text:p>
              </table:table-cell>
              <table:table-cell office:value-type="float" office:value="0.087535018968012">
                <text:p>0.087535018968012</text:p>
              </table:table-cell>
              <table:table-cell office:value-type="float" office:value="0.379244132506419">
                <text:p>0.379244132506419</text:p>
              </table:table-cell>
            </table:table-row>
            <table:table-row>
              <table:table-cell office:value-type="string">
                <text:p>Row 751</text:p>
              </table:table-cell>
              <table:table-cell office:value-type="float" office:value="0.0866895757648121">
                <text:p>0.0866895757648121</text:p>
              </table:table-cell>
              <table:table-cell office:value-type="float" office:value="0.366465420661154">
                <text:p>0.366465420661154</text:p>
              </table:table-cell>
            </table:table-row>
            <table:table-row>
              <table:table-cell office:value-type="string">
                <text:p>Row 752</text:p>
              </table:table-cell>
              <table:table-cell office:value-type="float" office:value="0.0860836696063744">
                <text:p>0.0860836696063744</text:p>
              </table:table-cell>
              <table:table-cell office:value-type="float" office:value="0.33861729598894">
                <text:p>0.33861729598894</text:p>
              </table:table-cell>
            </table:table-row>
            <table:table-row>
              <table:table-cell office:value-type="string">
                <text:p>Row 753</text:p>
              </table:table-cell>
              <table:table-cell office:value-type="float" office:value="0.0853566007612261">
                <text:p>0.0853566007612261</text:p>
              </table:table-cell>
              <table:table-cell office:value-type="float" office:value="0.333516574412069">
                <text:p>0.333516574412069</text:p>
              </table:table-cell>
            </table:table-row>
            <table:table-row>
              <table:table-cell office:value-type="string">
                <text:p>Row 754</text:p>
              </table:table-cell>
              <table:table-cell office:value-type="float" office:value="0.0845484486325052">
                <text:p>0.0845484486325052</text:p>
              </table:table-cell>
              <table:table-cell office:value-type="float" office:value="0.328633635255449">
                <text:p>0.328633635255449</text:p>
              </table:table-cell>
            </table:table-row>
            <table:table-row>
              <table:table-cell office:value-type="string">
                <text:p>Row 755</text:p>
              </table:table-cell>
              <table:table-cell office:value-type="float" office:value="0.0837138365207873">
                <text:p>0.0837138365207873</text:p>
              </table:table-cell>
              <table:table-cell office:value-type="float" office:value="0.321977111234343">
                <text:p>0.321977111234343</text:p>
              </table:table-cell>
            </table:table-row>
            <table:table-row>
              <table:table-cell office:value-type="string">
                <text:p>Row 756</text:p>
              </table:table-cell>
              <table:table-cell office:value-type="float" office:value="0.0828902785382564">
                <text:p>0.0828902785382564</text:p>
              </table:table-cell>
              <table:table-cell office:value-type="float" office:value="0.328753638580533">
                <text:p>0.328753638580533</text:p>
              </table:table-cell>
            </table:table-row>
            <table:table-row>
              <table:table-cell office:value-type="string">
                <text:p>Row 757</text:p>
              </table:table-cell>
              <table:table-cell office:value-type="float" office:value="0.0818513617576896">
                <text:p>0.0818513617576896</text:p>
              </table:table-cell>
              <table:table-cell office:value-type="float" office:value="0.33000699596588">
                <text:p>0.33000699596588</text:p>
              </table:table-cell>
            </table:table-row>
            <table:table-row>
              <table:table-cell office:value-type="string">
                <text:p>Row 758</text:p>
              </table:table-cell>
              <table:table-cell office:value-type="float" office:value="0.0810729386728765">
                <text:p>0.0810729386728765</text:p>
              </table:table-cell>
              <table:table-cell office:value-type="float" office:value="0.337751575829675">
                <text:p>0.337751575829675</text:p>
              </table:table-cell>
            </table:table-row>
            <table:table-row>
              <table:table-cell office:value-type="string">
                <text:p>Row 759</text:p>
              </table:table-cell>
              <table:table-cell office:value-type="float" office:value="0.0800323454062837">
                <text:p>0.0800323454062837</text:p>
              </table:table-cell>
              <table:table-cell office:value-type="float" office:value="0.341849116748411">
                <text:p>0.341849116748411</text:p>
              </table:table-cell>
            </table:table-row>
            <table:table-row>
              <table:table-cell office:value-type="string">
                <text:p>Row 760</text:p>
              </table:table-cell>
              <table:table-cell office:value-type="float" office:value="0.0791062835845588">
                <text:p>0.0791062835845588</text:p>
              </table:table-cell>
              <table:table-cell office:value-type="float" office:value="0.354023192251462">
                <text:p>0.354023192251462</text:p>
              </table:table-cell>
            </table:table-row>
            <table:table-row>
              <table:table-cell office:value-type="string">
                <text:p>Row 761</text:p>
              </table:table-cell>
              <table:table-cell office:value-type="float" office:value="0.0780781138388004">
                <text:p>0.0780781138388004</text:p>
              </table:table-cell>
              <table:table-cell office:value-type="float" office:value="0.348987931192897">
                <text:p>0.348987931192897</text:p>
              </table:table-cell>
            </table:table-row>
            <table:table-row>
              <table:table-cell office:value-type="string">
                <text:p>Row 762</text:p>
              </table:table-cell>
              <table:table-cell office:value-type="float" office:value="0.077173740034334">
                <text:p>0.077173740034334</text:p>
              </table:table-cell>
              <table:table-cell office:value-type="float" office:value="0.353828791925113">
                <text:p>0.353828791925113</text:p>
              </table:table-cell>
            </table:table-row>
            <table:table-row>
              <table:table-cell office:value-type="string">
                <text:p>Row 763</text:p>
              </table:table-cell>
              <table:table-cell office:value-type="float" office:value="0.0758652739853607">
                <text:p>0.0758652739853607</text:p>
              </table:table-cell>
              <table:table-cell office:value-type="float" office:value="0.360088886538416">
                <text:p>0.360088886538416</text:p>
              </table:table-cell>
            </table:table-row>
            <table:table-row>
              <table:table-cell office:value-type="string">
                <text:p>Row 764</text:p>
              </table:table-cell>
              <table:table-cell office:value-type="float" office:value="0.0747529348618414">
                <text:p>0.0747529348618414</text:p>
              </table:table-cell>
              <table:table-cell office:value-type="float" office:value="0.361796270808772">
                <text:p>0.361796270808772</text:p>
              </table:table-cell>
            </table:table-row>
            <table:table-row>
              <table:table-cell office:value-type="string">
                <text:p>Row 765</text:p>
              </table:table-cell>
              <table:table-cell office:value-type="float" office:value="0.0736385980779251">
                <text:p>0.0736385980779251</text:p>
              </table:table-cell>
              <table:table-cell office:value-type="float" office:value="0.370033847956941">
                <text:p>0.370033847956941</text:p>
              </table:table-cell>
            </table:table-row>
            <table:table-row>
              <table:table-cell office:value-type="string">
                <text:p>Row 766</text:p>
              </table:table-cell>
              <table:table-cell office:value-type="float" office:value="0.072477175279112">
                <text:p>0.072477175279112</text:p>
              </table:table-cell>
              <table:table-cell office:value-type="float" office:value="0.382423519003615">
                <text:p>0.382423519003615</text:p>
              </table:table-cell>
            </table:table-row>
            <table:table-row>
              <table:table-cell office:value-type="string">
                <text:p>Row 767</text:p>
              </table:table-cell>
              <table:table-cell office:value-type="float" office:value="0.0712718856899471">
                <text:p>0.0712718856899471</text:p>
              </table:table-cell>
              <table:table-cell office:value-type="float" office:value="0.393655824171172">
                <text:p>0.393655824171172</text:p>
              </table:table-cell>
            </table:table-row>
            <table:table-row>
              <table:table-cell office:value-type="string">
                <text:p>Row 768</text:p>
              </table:table-cell>
              <table:table-cell office:value-type="float" office:value="0.0700145262844444">
                <text:p>0.0700145262844444</text:p>
              </table:table-cell>
              <table:table-cell office:value-type="float" office:value="0.403468246132813">
                <text:p>0.403468246132813</text:p>
              </table:table-cell>
            </table:table-row>
            <table:table-row>
              <table:table-cell office:value-type="string">
                <text:p>Row 769</text:p>
              </table:table-cell>
              <table:table-cell office:value-type="float" office:value="0.068649271705055">
                <text:p>0.068649271705055</text:p>
              </table:table-cell>
              <table:table-cell office:value-type="float" office:value="0.404821940387619">
                <text:p>0.404821940387619</text:p>
              </table:table-cell>
            </table:table-row>
            <table:table-row>
              <table:table-cell office:value-type="string">
                <text:p>Row 770</text:p>
              </table:table-cell>
              <table:table-cell office:value-type="float" office:value="0.0673965957077298">
                <text:p>0.0673965957077298</text:p>
              </table:table-cell>
              <table:table-cell office:value-type="float" office:value="0.400649894595284">
                <text:p>0.400649894595284</text:p>
              </table:table-cell>
            </table:table-row>
            <table:table-row>
              <table:table-cell office:value-type="string">
                <text:p>Row 771</text:p>
              </table:table-cell>
              <table:table-cell office:value-type="float" office:value="0.066028927582576">
                <text:p>0.066028927582576</text:p>
              </table:table-cell>
              <table:table-cell office:value-type="float" office:value="0.400873787929479">
                <text:p>0.400873787929479</text:p>
              </table:table-cell>
            </table:table-row>
            <table:table-row>
              <table:table-cell office:value-type="string">
                <text:p>Row 772</text:p>
              </table:table-cell>
              <table:table-cell office:value-type="float" office:value="0.0644470541502684">
                <text:p>0.0644470541502684</text:p>
              </table:table-cell>
              <table:table-cell office:value-type="float" office:value="0.404834189080596">
                <text:p>0.404834189080596</text:p>
              </table:table-cell>
            </table:table-row>
            <table:table-row>
              <table:table-cell office:value-type="string">
                <text:p>Row 773</text:p>
              </table:table-cell>
              <table:table-cell office:value-type="float" office:value="0.063146628143127">
                <text:p>0.063146628143127</text:p>
              </table:table-cell>
              <table:table-cell office:value-type="float" office:value="0.430444861377222">
                <text:p>0.430444861377222</text:p>
              </table:table-cell>
            </table:table-row>
            <table:table-row>
              <table:table-cell office:value-type="string">
                <text:p>Row 774</text:p>
              </table:table-cell>
              <table:table-cell office:value-type="float" office:value="0.061720769627572">
                <text:p>0.061720769627572</text:p>
              </table:table-cell>
              <table:table-cell office:value-type="float" office:value="0.439238747145479">
                <text:p>0.439238747145479</text:p>
              </table:table-cell>
            </table:table-row>
            <table:table-row>
              <table:table-cell office:value-type="string">
                <text:p>Row 775</text:p>
              </table:table-cell>
              <table:table-cell office:value-type="float" office:value="0.0601552613659035">
                <text:p>0.0601552613659035</text:p>
              </table:table-cell>
              <table:table-cell office:value-type="float" office:value="0.463213974013345">
                <text:p>0.463213974013345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1999998092651pt" style:font-family-asian="'Lucida Sans Unicode'" style:font-family-generic-asian="system" style:font-pitch-asian="variable" style:font-size-asian="15.1999998092651pt" style:font-family-complex="Tahoma" style:font-family-generic-complex="system" style:font-pitch-complex="variable" style:font-size-complex="15.1999998092651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linear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pt" style:font-family-asian="'Lucida Sans Unicode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pt" style:font-family-asian="'Lucida Sans Unicode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linear" chart:data-label-number="none" chart:data-label-text="false" chart:data-label-symbol="false"/>
      <style:graphic-properties draw:stroke="solid" svg:stroke-width="0cm" svg:stroke-color="#000000" draw:fill-color="#993366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8" style:family="chart">
      <style:graphic-properties draw:stroke="solid" svg:stroke-width="0.1cm" svg:stroke-color="#993366" draw:marker-start="" draw:marker-start-width="0.2cm" draw:marker-start-center="false" draw:marker-end="" draw:marker-end-width="0.2cm" draw:marker-end-center="false" svg:stroke-opacity="100%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2.824cm" svg:height="8.184cm" chart:class="chart:scatter" chart:style-name="ch1">
        <chart:title svg:x="5.241cm" svg:y="0.162cm" chart:style-name="ch2">
          <text:p>Main Title</text:p>
        </chart:title>
        <chart:legend chart:legend-position="end" svg:x="10.144cm" svg:y="3.549cm" chart:style-name="ch3"/>
        <chart:plot-area chart:style-name="ch4" table:cell-range-address="Feuille1.$B$610:.$B$704 Feuille1.$F$610:.$F$704" chart:table-number-list="0 0" svg:x="0.678cm" svg:y="1.052cm" svg:width="9.758cm" svg:height="6.934cm">
          <chart:axis chart:dimension="x" chart:name="primary-x" chart:style-name="ch5">
            <chart:categories table:cell-range-address="local-table.A2:.A96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regression-curve chart:style-name="ch8"/>
            <chart:data-point chart:repeated="9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Row 610</text:p>
              </table:table-cell>
              <table:table-cell office:value-type="float" office:value="10256.484375">
                <text:p>10256.484375</text:p>
              </table:table-cell>
              <table:table-cell office:value-type="float" office:value="0.084571751538737">
                <text:p>0.084571751538737</text:p>
              </table:table-cell>
            </table:table-row>
            <table:table-row>
              <table:table-cell office:value-type="string">
                <text:p>Row 611</text:p>
              </table:table-cell>
              <table:table-cell office:value-type="float" office:value="10260.33203125">
                <text:p>10260.33203125</text:p>
              </table:table-cell>
              <table:table-cell office:value-type="float" office:value="0.0846511331114954">
                <text:p>0.0846511331114954</text:p>
              </table:table-cell>
            </table:table-row>
            <table:table-row>
              <table:table-cell office:value-type="string">
                <text:p>Row 612</text:p>
              </table:table-cell>
              <table:table-cell office:value-type="float" office:value="10260.546875">
                <text:p>10260.546875</text:p>
              </table:table-cell>
              <table:table-cell office:value-type="float" office:value="0.0839911679205663">
                <text:p>0.0839911679205663</text:p>
              </table:table-cell>
            </table:table-row>
            <table:table-row>
              <table:table-cell office:value-type="string">
                <text:p>Row 613</text:p>
              </table:table-cell>
              <table:table-cell office:value-type="float" office:value="10267.265625">
                <text:p>10267.265625</text:p>
              </table:table-cell>
              <table:table-cell office:value-type="float" office:value="0.0828917614130426">
                <text:p>0.0828917614130426</text:p>
              </table:table-cell>
            </table:table-row>
            <table:table-row>
              <table:table-cell office:value-type="string">
                <text:p>Row 614</text:p>
              </table:table-cell>
              <table:table-cell office:value-type="float" office:value="10256.640625">
                <text:p>10256.640625</text:p>
              </table:table-cell>
              <table:table-cell office:value-type="float" office:value="0.085795037556845">
                <text:p>0.085795037556845</text:p>
              </table:table-cell>
            </table:table-row>
            <table:table-row>
              <table:table-cell office:value-type="string">
                <text:p>Row 615</text:p>
              </table:table-cell>
              <table:table-cell office:value-type="float" office:value="10266.73828125">
                <text:p>10266.73828125</text:p>
              </table:table-cell>
              <table:table-cell office:value-type="float" office:value="0.07962988">
                <text:p>0.07962988</text:p>
              </table:table-cell>
            </table:table-row>
            <table:table-row>
              <table:table-cell office:value-type="string">
                <text:p>Row 616</text:p>
              </table:table-cell>
              <table:table-cell office:value-type="float" office:value="10257.44140625">
                <text:p>10257.44140625</text:p>
              </table:table-cell>
              <table:table-cell office:value-type="float" office:value="0.0776877948683027">
                <text:p>0.0776877948683027</text:p>
              </table:table-cell>
            </table:table-row>
            <table:table-row>
              <table:table-cell office:value-type="string">
                <text:p>Row 617</text:p>
              </table:table-cell>
              <table:table-cell office:value-type="float" office:value="10257.0703125">
                <text:p>10257.0703125</text:p>
              </table:table-cell>
              <table:table-cell office:value-type="float" office:value="0.0809916904644374">
                <text:p>0.0809916904644374</text:p>
              </table:table-cell>
            </table:table-row>
            <table:table-row>
              <table:table-cell office:value-type="string">
                <text:p>Row 618</text:p>
              </table:table-cell>
              <table:table-cell office:value-type="float" office:value="10255.8984375">
                <text:p>10255.8984375</text:p>
              </table:table-cell>
              <table:table-cell office:value-type="float" office:value="0.083872136332881">
                <text:p>0.083872136332881</text:p>
              </table:table-cell>
            </table:table-row>
            <table:table-row>
              <table:table-cell office:value-type="string">
                <text:p>Row 619</text:p>
              </table:table-cell>
              <table:table-cell office:value-type="float" office:value="10247.48046875">
                <text:p>10247.48046875</text:p>
              </table:table-cell>
              <table:table-cell office:value-type="float" office:value="0.0830641439755859">
                <text:p>0.0830641439755859</text:p>
              </table:table-cell>
            </table:table-row>
            <table:table-row>
              <table:table-cell office:value-type="string">
                <text:p>Row 620</text:p>
              </table:table-cell>
              <table:table-cell office:value-type="float" office:value="10244.74609375">
                <text:p>10244.74609375</text:p>
              </table:table-cell>
              <table:table-cell office:value-type="float" office:value="0.0837270770273002">
                <text:p>0.0837270770273002</text:p>
              </table:table-cell>
            </table:table-row>
            <table:table-row>
              <table:table-cell office:value-type="string">
                <text:p>Row 621</text:p>
              </table:table-cell>
              <table:table-cell office:value-type="float" office:value="10225.8984375">
                <text:p>10225.8984375</text:p>
              </table:table-cell>
              <table:table-cell office:value-type="float" office:value="0.0827680510834554">
                <text:p>0.0827680510834554</text:p>
              </table:table-cell>
            </table:table-row>
            <table:table-row>
              <table:table-cell office:value-type="string">
                <text:p>Row 622</text:p>
              </table:table-cell>
              <table:table-cell office:value-type="float" office:value="10215.72265625">
                <text:p>10215.72265625</text:p>
              </table:table-cell>
              <table:table-cell office:value-type="float" office:value="0.0849840567452099">
                <text:p>0.0849840567452099</text:p>
              </table:table-cell>
            </table:table-row>
            <table:table-row>
              <table:table-cell office:value-type="string">
                <text:p>Row 623</text:p>
              </table:table-cell>
              <table:table-cell office:value-type="float" office:value="10206.71875">
                <text:p>10206.71875</text:p>
              </table:table-cell>
              <table:table-cell office:value-type="float" office:value="0.0845409495846288">
                <text:p>0.0845409495846288</text:p>
              </table:table-cell>
            </table:table-row>
            <table:table-row>
              <table:table-cell office:value-type="string">
                <text:p>Row 624</text:p>
              </table:table-cell>
              <table:table-cell office:value-type="float" office:value="10196.19140625">
                <text:p>10196.19140625</text:p>
              </table:table-cell>
              <table:table-cell office:value-type="float" office:value="0.0861547693466665">
                <text:p>0.0861547693466665</text:p>
              </table:table-cell>
            </table:table-row>
            <table:table-row>
              <table:table-cell office:value-type="string">
                <text:p>Row 625</text:p>
              </table:table-cell>
              <table:table-cell office:value-type="float" office:value="10186.58203125">
                <text:p>10186.58203125</text:p>
              </table:table-cell>
              <table:table-cell office:value-type="float" office:value="0.0879091234227103">
                <text:p>0.0879091234227103</text:p>
              </table:table-cell>
            </table:table-row>
            <table:table-row>
              <table:table-cell office:value-type="string">
                <text:p>Row 626</text:p>
              </table:table-cell>
              <table:table-cell office:value-type="float" office:value="10175.9375">
                <text:p>10175.9375</text:p>
              </table:table-cell>
              <table:table-cell office:value-type="float" office:value="0.0866265949307519">
                <text:p>0.0866265949307519</text:p>
              </table:table-cell>
            </table:table-row>
            <table:table-row>
              <table:table-cell office:value-type="string">
                <text:p>Row 627</text:p>
              </table:table-cell>
              <table:table-cell office:value-type="float" office:value="10161.5625">
                <text:p>10161.5625</text:p>
              </table:table-cell>
              <table:table-cell office:value-type="float" office:value="0.088426464589108">
                <text:p>0.088426464589108</text:p>
              </table:table-cell>
            </table:table-row>
            <table:table-row>
              <table:table-cell office:value-type="string">
                <text:p>Row 628</text:p>
              </table:table-cell>
              <table:table-cell office:value-type="float" office:value="10126.54296875">
                <text:p>10126.54296875</text:p>
              </table:table-cell>
              <table:table-cell office:value-type="float" office:value="0.0892278662273032">
                <text:p>0.0892278662273032</text:p>
              </table:table-cell>
            </table:table-row>
            <table:table-row>
              <table:table-cell office:value-type="string">
                <text:p>Row 629</text:p>
              </table:table-cell>
              <table:table-cell office:value-type="float" office:value="10125.41015625">
                <text:p>10125.41015625</text:p>
              </table:table-cell>
              <table:table-cell office:value-type="float" office:value="0.0921029382160208">
                <text:p>0.0921029382160208</text:p>
              </table:table-cell>
            </table:table-row>
            <table:table-row>
              <table:table-cell office:value-type="string">
                <text:p>Row 630</text:p>
              </table:table-cell>
              <table:table-cell office:value-type="float" office:value="10075.56640625">
                <text:p>10075.56640625</text:p>
              </table:table-cell>
              <table:table-cell office:value-type="float" office:value="0.0937555346516068">
                <text:p>0.0937555346516068</text:p>
              </table:table-cell>
            </table:table-row>
            <table:table-row>
              <table:table-cell office:value-type="string">
                <text:p>Row 631</text:p>
              </table:table-cell>
              <table:table-cell office:value-type="float" office:value="10085.87890625">
                <text:p>10085.87890625</text:p>
              </table:table-cell>
              <table:table-cell office:value-type="float" office:value="0.0935024114679973">
                <text:p>0.0935024114679973</text:p>
              </table:table-cell>
            </table:table-row>
            <table:table-row>
              <table:table-cell office:value-type="string">
                <text:p>Row 632</text:p>
              </table:table-cell>
              <table:table-cell office:value-type="float" office:value="10055.15625">
                <text:p>10055.15625</text:p>
              </table:table-cell>
              <table:table-cell office:value-type="float" office:value="0.0971102614492463">
                <text:p>0.0971102614492463</text:p>
              </table:table-cell>
            </table:table-row>
            <table:table-row>
              <table:table-cell office:value-type="string">
                <text:p>Row 633</text:p>
              </table:table-cell>
              <table:table-cell office:value-type="float" office:value="10035.234375">
                <text:p>10035.234375</text:p>
              </table:table-cell>
              <table:table-cell office:value-type="float" office:value="0.0986834262671314">
                <text:p>0.0986834262671314</text:p>
              </table:table-cell>
            </table:table-row>
            <table:table-row>
              <table:table-cell office:value-type="string">
                <text:p>Row 634</text:p>
              </table:table-cell>
              <table:table-cell office:value-type="float" office:value="10026.62109375">
                <text:p>10026.62109375</text:p>
              </table:table-cell>
              <table:table-cell office:value-type="float" office:value="0.10015455580584">
                <text:p>0.10015455580584</text:p>
              </table:table-cell>
            </table:table-row>
            <table:table-row>
              <table:table-cell office:value-type="string">
                <text:p>Row 635</text:p>
              </table:table-cell>
              <table:table-cell office:value-type="float" office:value="9997.3828125">
                <text:p>9997.3828125</text:p>
              </table:table-cell>
              <table:table-cell office:value-type="float" office:value="0.104642475821308">
                <text:p>0.104642475821308</text:p>
              </table:table-cell>
            </table:table-row>
            <table:table-row>
              <table:table-cell office:value-type="string">
                <text:p>Row 636</text:p>
              </table:table-cell>
              <table:table-cell office:value-type="float" office:value="9966.66015625">
                <text:p>9966.66015625</text:p>
              </table:table-cell>
              <table:table-cell office:value-type="float" office:value="0.104449683782465">
                <text:p>0.104449683782465</text:p>
              </table:table-cell>
            </table:table-row>
            <table:table-row>
              <table:table-cell office:value-type="string">
                <text:p>Row 637</text:p>
              </table:table-cell>
              <table:table-cell office:value-type="float" office:value="9948.5546875">
                <text:p>9948.5546875</text:p>
              </table:table-cell>
              <table:table-cell office:value-type="float" office:value="0.105845114286931">
                <text:p>0.105845114286931</text:p>
              </table:table-cell>
            </table:table-row>
            <table:table-row>
              <table:table-cell office:value-type="string">
                <text:p>Row 638</text:p>
              </table:table-cell>
              <table:table-cell office:value-type="float" office:value="9915.25390625">
                <text:p>9915.25390625</text:p>
              </table:table-cell>
              <table:table-cell office:value-type="float" office:value="0.109062252091515">
                <text:p>0.109062252091515</text:p>
              </table:table-cell>
            </table:table-row>
            <table:table-row>
              <table:table-cell office:value-type="string">
                <text:p>Row 639</text:p>
              </table:table-cell>
              <table:table-cell office:value-type="float" office:value="9886.7578125">
                <text:p>9886.7578125</text:p>
              </table:table-cell>
              <table:table-cell office:value-type="float" office:value="0.110895570857632">
                <text:p>0.110895570857632</text:p>
              </table:table-cell>
            </table:table-row>
            <table:table-row>
              <table:table-cell office:value-type="string">
                <text:p>Row 640</text:p>
              </table:table-cell>
              <table:table-cell office:value-type="float" office:value="9867.51953125">
                <text:p>9867.51953125</text:p>
              </table:table-cell>
              <table:table-cell office:value-type="float" office:value="0.110323320059055">
                <text:p>0.110323320059055</text:p>
              </table:table-cell>
            </table:table-row>
            <table:table-row>
              <table:table-cell office:value-type="string">
                <text:p>Row 641</text:p>
              </table:table-cell>
              <table:table-cell office:value-type="float" office:value="9835.83984375">
                <text:p>9835.83984375</text:p>
              </table:table-cell>
              <table:table-cell office:value-type="float" office:value="0.113514067058862">
                <text:p>0.113514067058862</text:p>
              </table:table-cell>
            </table:table-row>
            <table:table-row>
              <table:table-cell office:value-type="string">
                <text:p>Row 642</text:p>
              </table:table-cell>
              <table:table-cell office:value-type="float" office:value="9816.46484375">
                <text:p>9816.46484375</text:p>
              </table:table-cell>
              <table:table-cell office:value-type="float" office:value="0.116379390847871">
                <text:p>0.116379390847871</text:p>
              </table:table-cell>
            </table:table-row>
            <table:table-row>
              <table:table-cell office:value-type="string">
                <text:p>Row 643</text:p>
              </table:table-cell>
              <table:table-cell office:value-type="float" office:value="9776.11328125">
                <text:p>9776.11328125</text:p>
              </table:table-cell>
              <table:table-cell office:value-type="float" office:value="0.120422104167624">
                <text:p>0.120422104167624</text:p>
              </table:table-cell>
            </table:table-row>
            <table:table-row>
              <table:table-cell office:value-type="string">
                <text:p>Row 644</text:p>
              </table:table-cell>
              <table:table-cell office:value-type="float" office:value="9746.796875">
                <text:p>9746.796875</text:p>
              </table:table-cell>
              <table:table-cell office:value-type="float" office:value="0.126677403629321">
                <text:p>0.126677403629321</text:p>
              </table:table-cell>
            </table:table-row>
            <table:table-row>
              <table:table-cell office:value-type="string">
                <text:p>Row 645</text:p>
              </table:table-cell>
              <table:table-cell office:value-type="float" office:value="9716.640625">
                <text:p>9716.640625</text:p>
              </table:table-cell>
              <table:table-cell office:value-type="float" office:value="0.134824921624375">
                <text:p>0.134824921624375</text:p>
              </table:table-cell>
            </table:table-row>
            <table:table-row>
              <table:table-cell office:value-type="string">
                <text:p>Row 646</text:p>
              </table:table-cell>
              <table:table-cell office:value-type="float" office:value="9856.796875">
                <text:p>9856.796875</text:p>
              </table:table-cell>
              <table:table-cell office:value-type="float" office:value="0.13654480406257">
                <text:p>0.13654480406257</text:p>
              </table:table-cell>
            </table:table-row>
            <table:table-row>
              <table:table-cell office:value-type="string">
                <text:p>Row 647</text:p>
              </table:table-cell>
              <table:table-cell office:value-type="float" office:value="9820.45898438">
                <text:p>9820.45898438</text:p>
              </table:table-cell>
              <table:table-cell office:value-type="float" office:value="0.134202106144748">
                <text:p>0.134202106144748</text:p>
              </table:table-cell>
            </table:table-row>
            <table:table-row>
              <table:table-cell office:value-type="string">
                <text:p>Row 648</text:p>
              </table:table-cell>
              <table:table-cell office:value-type="float" office:value="9779.40429688">
                <text:p>9779.40429688</text:p>
              </table:table-cell>
              <table:table-cell office:value-type="float" office:value="0.13990615695286">
                <text:p>0.13990615695286</text:p>
              </table:table-cell>
            </table:table-row>
            <table:table-row>
              <table:table-cell office:value-type="string">
                <text:p>Row 649</text:p>
              </table:table-cell>
              <table:table-cell office:value-type="float" office:value="9735.078125">
                <text:p>9735.078125</text:p>
              </table:table-cell>
              <table:table-cell office:value-type="float" office:value="0.143731654059496">
                <text:p>0.143731654059496</text:p>
              </table:table-cell>
            </table:table-row>
            <table:table-row>
              <table:table-cell office:value-type="string">
                <text:p>Row 650</text:p>
              </table:table-cell>
              <table:table-cell office:value-type="float" office:value="9697.03125">
                <text:p>9697.03125</text:p>
              </table:table-cell>
              <table:table-cell office:value-type="float" office:value="0.149691630805244">
                <text:p>0.149691630805244</text:p>
              </table:table-cell>
            </table:table-row>
            <table:table-row>
              <table:table-cell office:value-type="string">
                <text:p>Row 651</text:p>
              </table:table-cell>
              <table:table-cell office:value-type="float" office:value="9645.06835938">
                <text:p>9645.06835938</text:p>
              </table:table-cell>
              <table:table-cell office:value-type="float" office:value="0.149653564609077">
                <text:p>0.149653564609077</text:p>
              </table:table-cell>
            </table:table-row>
            <table:table-row>
              <table:table-cell office:value-type="string">
                <text:p>Row 652</text:p>
              </table:table-cell>
              <table:table-cell office:value-type="float" office:value="9601.66992188">
                <text:p>9601.66992188</text:p>
              </table:table-cell>
              <table:table-cell office:value-type="float" office:value="0.149454434402994">
                <text:p>0.149454434402994</text:p>
              </table:table-cell>
            </table:table-row>
            <table:table-row>
              <table:table-cell office:value-type="string">
                <text:p>Row 653</text:p>
              </table:table-cell>
              <table:table-cell office:value-type="float" office:value="9556.57226563">
                <text:p>9556.57226563</text:p>
              </table:table-cell>
              <table:table-cell office:value-type="float" office:value="0.147522250621834">
                <text:p>0.147522250621834</text:p>
              </table:table-cell>
            </table:table-row>
            <table:table-row>
              <table:table-cell office:value-type="string">
                <text:p>Row 654</text:p>
              </table:table-cell>
              <table:table-cell office:value-type="float" office:value="9511.25976563">
                <text:p>9511.25976563</text:p>
              </table:table-cell>
              <table:table-cell office:value-type="float" office:value="0.149612136183647">
                <text:p>0.149612136183647</text:p>
              </table:table-cell>
            </table:table-row>
            <table:table-row>
              <table:table-cell office:value-type="string">
                <text:p>Row 655</text:p>
              </table:table-cell>
              <table:table-cell office:value-type="float" office:value="9471.20117188">
                <text:p>9471.20117188</text:p>
              </table:table-cell>
              <table:table-cell office:value-type="float" office:value="0.150185655540173">
                <text:p>0.150185655540173</text:p>
              </table:table-cell>
            </table:table-row>
            <table:table-row>
              <table:table-cell office:value-type="string">
                <text:p>Row 656</text:p>
              </table:table-cell>
              <table:table-cell office:value-type="float" office:value="9426.58203125">
                <text:p>9426.58203125</text:p>
              </table:table-cell>
              <table:table-cell office:value-type="float" office:value="0.153813374962701">
                <text:p>0.153813374962701</text:p>
              </table:table-cell>
            </table:table-row>
            <table:table-row>
              <table:table-cell office:value-type="string">
                <text:p>Row 657</text:p>
              </table:table-cell>
              <table:table-cell office:value-type="float" office:value="9376.31835938">
                <text:p>9376.31835938</text:p>
              </table:table-cell>
              <table:table-cell office:value-type="float" office:value="0.157420470912785">
                <text:p>0.157420470912785</text:p>
              </table:table-cell>
            </table:table-row>
            <table:table-row>
              <table:table-cell office:value-type="string">
                <text:p>Row 658</text:p>
              </table:table-cell>
              <table:table-cell office:value-type="float" office:value="9336.1328125">
                <text:p>9336.1328125</text:p>
              </table:table-cell>
              <table:table-cell office:value-type="float" office:value="0.166721770115374">
                <text:p>0.166721770115374</text:p>
              </table:table-cell>
            </table:table-row>
            <table:table-row>
              <table:table-cell office:value-type="string">
                <text:p>Row 659</text:p>
              </table:table-cell>
              <table:table-cell office:value-type="float" office:value="9291.6015625">
                <text:p>9291.6015625</text:p>
              </table:table-cell>
              <table:table-cell office:value-type="float" office:value="0.174737825290472">
                <text:p>0.174737825290472</text:p>
              </table:table-cell>
            </table:table-row>
            <table:table-row>
              <table:table-cell office:value-type="string">
                <text:p>Row 660</text:p>
              </table:table-cell>
              <table:table-cell office:value-type="float" office:value="9248.29101563">
                <text:p>9248.29101563</text:p>
              </table:table-cell>
              <table:table-cell office:value-type="float" office:value="0.182484984493393">
                <text:p>0.182484984493393</text:p>
              </table:table-cell>
            </table:table-row>
            <table:table-row>
              <table:table-cell office:value-type="string">
                <text:p>Row 661</text:p>
              </table:table-cell>
              <table:table-cell office:value-type="float" office:value="9207.09960938">
                <text:p>9207.09960938</text:p>
              </table:table-cell>
              <table:table-cell office:value-type="float" office:value="0.185006272135338">
                <text:p>0.185006272135338</text:p>
              </table:table-cell>
            </table:table-row>
            <table:table-row>
              <table:table-cell office:value-type="string">
                <text:p>Row 662</text:p>
              </table:table-cell>
              <table:table-cell office:value-type="float" office:value="9161.27929688">
                <text:p>9161.27929688</text:p>
              </table:table-cell>
              <table:table-cell office:value-type="float" office:value="0.19075455433283">
                <text:p>0.19075455433283</text:p>
              </table:table-cell>
            </table:table-row>
            <table:table-row>
              <table:table-cell office:value-type="string">
                <text:p>Row 663</text:p>
              </table:table-cell>
              <table:table-cell office:value-type="float" office:value="9109.27734375">
                <text:p>9109.27734375</text:p>
              </table:table-cell>
              <table:table-cell office:value-type="float" office:value="0.194486679707018">
                <text:p>0.194486679707018</text:p>
              </table:table-cell>
            </table:table-row>
            <table:table-row>
              <table:table-cell office:value-type="string">
                <text:p>Row 664</text:p>
              </table:table-cell>
              <table:table-cell office:value-type="float" office:value="9057.37304688">
                <text:p>9057.37304688</text:p>
              </table:table-cell>
              <table:table-cell office:value-type="float" office:value="0.196077905877523">
                <text:p>0.196077905877523</text:p>
              </table:table-cell>
            </table:table-row>
            <table:table-row>
              <table:table-cell office:value-type="string">
                <text:p>Row 665</text:p>
              </table:table-cell>
              <table:table-cell office:value-type="float" office:value="9015.9765625">
                <text:p>9015.9765625</text:p>
              </table:table-cell>
              <table:table-cell office:value-type="float" office:value="0.202972961952653">
                <text:p>0.202972961952653</text:p>
              </table:table-cell>
            </table:table-row>
            <table:table-row>
              <table:table-cell office:value-type="string">
                <text:p>Row 666</text:p>
              </table:table-cell>
              <table:table-cell office:value-type="float" office:value="8975.87890625">
                <text:p>8975.87890625</text:p>
              </table:table-cell>
              <table:table-cell office:value-type="float" office:value="0.215549272297248">
                <text:p>0.215549272297248</text:p>
              </table:table-cell>
            </table:table-row>
            <table:table-row>
              <table:table-cell office:value-type="string">
                <text:p>Row 667</text:p>
              </table:table-cell>
              <table:table-cell office:value-type="float" office:value="8931.9140625">
                <text:p>8931.9140625</text:p>
              </table:table-cell>
              <table:table-cell office:value-type="float" office:value="0.220031353803176">
                <text:p>0.220031353803176</text:p>
              </table:table-cell>
            </table:table-row>
            <table:table-row>
              <table:table-cell office:value-type="string">
                <text:p>Row 668</text:p>
              </table:table-cell>
              <table:table-cell office:value-type="float" office:value="8887.50976563">
                <text:p>8887.50976563</text:p>
              </table:table-cell>
              <table:table-cell office:value-type="float" office:value="0.225684742092364">
                <text:p>0.225684742092364</text:p>
              </table:table-cell>
            </table:table-row>
            <table:table-row>
              <table:table-cell office:value-type="string">
                <text:p>Row 669</text:p>
              </table:table-cell>
              <table:table-cell office:value-type="float" office:value="8841.81640625">
                <text:p>8841.81640625</text:p>
              </table:table-cell>
              <table:table-cell office:value-type="float" office:value="0.237420209904052">
                <text:p>0.237420209904052</text:p>
              </table:table-cell>
            </table:table-row>
            <table:table-row>
              <table:table-cell office:value-type="string">
                <text:p>Row 670</text:p>
              </table:table-cell>
              <table:table-cell office:value-type="float" office:value="8799.3359375">
                <text:p>8799.3359375</text:p>
              </table:table-cell>
              <table:table-cell office:value-type="float" office:value="0.240533606915291">
                <text:p>0.240533606915291</text:p>
              </table:table-cell>
            </table:table-row>
            <table:table-row>
              <table:table-cell office:value-type="string">
                <text:p>Row 671</text:p>
              </table:table-cell>
              <table:table-cell office:value-type="float" office:value="8756.3671875">
                <text:p>8756.3671875</text:p>
              </table:table-cell>
              <table:table-cell office:value-type="float" office:value="0.24749275512136">
                <text:p>0.24749275512136</text:p>
              </table:table-cell>
            </table:table-row>
            <table:table-row>
              <table:table-cell office:value-type="string">
                <text:p>Row 672</text:p>
              </table:table-cell>
              <table:table-cell office:value-type="float" office:value="8710.91796875">
                <text:p>8710.91796875</text:p>
              </table:table-cell>
              <table:table-cell office:value-type="float" office:value="0.252047007874028">
                <text:p>0.252047007874028</text:p>
              </table:table-cell>
            </table:table-row>
            <table:table-row>
              <table:table-cell office:value-type="string">
                <text:p>Row 673</text:p>
              </table:table-cell>
              <table:table-cell office:value-type="float" office:value="8666.65039063">
                <text:p>8666.65039063</text:p>
              </table:table-cell>
              <table:table-cell office:value-type="float" office:value="0.258745104867927">
                <text:p>0.258745104867927</text:p>
              </table:table-cell>
            </table:table-row>
            <table:table-row>
              <table:table-cell office:value-type="string">
                <text:p>Row 674</text:p>
              </table:table-cell>
              <table:table-cell office:value-type="float" office:value="8622.13867188">
                <text:p>8622.13867188</text:p>
              </table:table-cell>
              <table:table-cell office:value-type="float" office:value="0.258630237835512">
                <text:p>0.258630237835512</text:p>
              </table:table-cell>
            </table:table-row>
            <table:table-row>
              <table:table-cell office:value-type="string">
                <text:p>Row 675</text:p>
              </table:table-cell>
              <table:table-cell office:value-type="float" office:value="8575.96679688">
                <text:p>8575.96679688</text:p>
              </table:table-cell>
              <table:table-cell office:value-type="float" office:value="0.268655462016805">
                <text:p>0.268655462016805</text:p>
              </table:table-cell>
            </table:table-row>
            <table:table-row>
              <table:table-cell office:value-type="string">
                <text:p>Row 676</text:p>
              </table:table-cell>
              <table:table-cell office:value-type="float" office:value="8416.46484375">
                <text:p>8416.46484375</text:p>
              </table:table-cell>
              <table:table-cell office:value-type="float" office:value="0.280145753284187">
                <text:p>0.280145753284187</text:p>
              </table:table-cell>
            </table:table-row>
            <table:table-row>
              <table:table-cell office:value-type="string">
                <text:p>Row 677</text:p>
              </table:table-cell>
              <table:table-cell office:value-type="float" office:value="8376.59179688">
                <text:p>8376.59179688</text:p>
              </table:table-cell>
              <table:table-cell office:value-type="float" office:value="0.299533620149932">
                <text:p>0.299533620149932</text:p>
              </table:table-cell>
            </table:table-row>
            <table:table-row>
              <table:table-cell office:value-type="string">
                <text:p>Row 678</text:p>
              </table:table-cell>
              <table:table-cell office:value-type="float" office:value="8336.3671875">
                <text:p>8336.3671875</text:p>
              </table:table-cell>
              <table:table-cell office:value-type="float" office:value="0.31932745034594">
                <text:p>0.31932745034594</text:p>
              </table:table-cell>
            </table:table-row>
            <table:table-row>
              <table:table-cell office:value-type="string">
                <text:p>Row 679</text:p>
              </table:table-cell>
              <table:table-cell office:value-type="float" office:value="8297.36328125">
                <text:p>8297.36328125</text:p>
              </table:table-cell>
              <table:table-cell office:value-type="float" office:value="0.338842494447464">
                <text:p>0.338842494447464</text:p>
              </table:table-cell>
            </table:table-row>
            <table:table-row>
              <table:table-cell office:value-type="string">
                <text:p>Row 680</text:p>
              </table:table-cell>
              <table:table-cell office:value-type="float" office:value="8260.95703125">
                <text:p>8260.95703125</text:p>
              </table:table-cell>
              <table:table-cell office:value-type="float" office:value="0.313376762094424">
                <text:p>0.313376762094424</text:p>
              </table:table-cell>
            </table:table-row>
            <table:table-row>
              <table:table-cell office:value-type="string">
                <text:p>Row 681</text:p>
              </table:table-cell>
              <table:table-cell office:value-type="float" office:value="8221.97265625">
                <text:p>8221.97265625</text:p>
              </table:table-cell>
              <table:table-cell office:value-type="float" office:value="0.341504629019858">
                <text:p>0.341504629019858</text:p>
              </table:table-cell>
            </table:table-row>
            <table:table-row>
              <table:table-cell office:value-type="string">
                <text:p>Row 682</text:p>
              </table:table-cell>
              <table:table-cell office:value-type="float" office:value="8186.65039063">
                <text:p>8186.65039063</text:p>
              </table:table-cell>
              <table:table-cell office:value-type="float" office:value="0.339533653758011">
                <text:p>0.339533653758011</text:p>
              </table:table-cell>
            </table:table-row>
            <table:table-row>
              <table:table-cell office:value-type="string">
                <text:p>Row 683</text:p>
              </table:table-cell>
              <table:table-cell office:value-type="float" office:value="8146.37646484">
                <text:p>8146.37646484</text:p>
              </table:table-cell>
              <table:table-cell office:value-type="float" office:value="0.353125237438398">
                <text:p>0.353125237438398</text:p>
              </table:table-cell>
            </table:table-row>
            <table:table-row>
              <table:table-cell office:value-type="string">
                <text:p>Row 684</text:p>
              </table:table-cell>
              <table:table-cell office:value-type="float" office:value="8111.76757813">
                <text:p>8111.76757813</text:p>
              </table:table-cell>
              <table:table-cell office:value-type="float" office:value="0.346225294278444">
                <text:p>0.346225294278444</text:p>
              </table:table-cell>
            </table:table-row>
            <table:table-row>
              <table:table-cell office:value-type="string">
                <text:p>Row 685</text:p>
              </table:table-cell>
              <table:table-cell office:value-type="float" office:value="8076.49414063">
                <text:p>8076.49414063</text:p>
              </table:table-cell>
              <table:table-cell office:value-type="float" office:value="0.364959473505146">
                <text:p>0.364959473505146</text:p>
              </table:table-cell>
            </table:table-row>
            <table:table-row>
              <table:table-cell office:value-type="string">
                <text:p>Row 686</text:p>
              </table:table-cell>
              <table:table-cell office:value-type="float" office:value="8036.70898438">
                <text:p>8036.70898438</text:p>
              </table:table-cell>
              <table:table-cell office:value-type="float" office:value="0.365695953308489">
                <text:p>0.365695953308489</text:p>
              </table:table-cell>
            </table:table-row>
            <table:table-row>
              <table:table-cell office:value-type="string">
                <text:p>Row 687</text:p>
              </table:table-cell>
              <table:table-cell office:value-type="float" office:value="7997.8125">
                <text:p>7997.8125</text:p>
              </table:table-cell>
              <table:table-cell office:value-type="float" office:value="0.383680885986443">
                <text:p>0.383680885986443</text:p>
              </table:table-cell>
            </table:table-row>
            <table:table-row>
              <table:table-cell office:value-type="string">
                <text:p>Row 688</text:p>
              </table:table-cell>
              <table:table-cell office:value-type="float" office:value="7952.1875">
                <text:p>7952.1875</text:p>
              </table:table-cell>
              <table:table-cell office:value-type="float" office:value="0.396480939304541">
                <text:p>0.396480939304541</text:p>
              </table:table-cell>
            </table:table-row>
            <table:table-row>
              <table:table-cell office:value-type="string">
                <text:p>Row 689</text:p>
              </table:table-cell>
              <table:table-cell office:value-type="float" office:value="7911.81640625">
                <text:p>7911.81640625</text:p>
              </table:table-cell>
              <table:table-cell office:value-type="float" office:value="0.406491376609005">
                <text:p>0.406491376609005</text:p>
              </table:table-cell>
            </table:table-row>
            <table:table-row>
              <table:table-cell office:value-type="string">
                <text:p>Row 690</text:p>
              </table:table-cell>
              <table:table-cell office:value-type="float" office:value="7866.94335938">
                <text:p>7866.94335938</text:p>
              </table:table-cell>
              <table:table-cell office:value-type="float" office:value="0.412844135261461">
                <text:p>0.412844135261461</text:p>
              </table:table-cell>
            </table:table-row>
            <table:table-row>
              <table:table-cell office:value-type="string">
                <text:p>Row 691</text:p>
              </table:table-cell>
              <table:table-cell office:value-type="float" office:value="7822.45117188">
                <text:p>7822.45117188</text:p>
              </table:table-cell>
              <table:table-cell office:value-type="float" office:value="0.42268881472041">
                <text:p>0.42268881472041</text:p>
              </table:table-cell>
            </table:table-row>
            <table:table-row>
              <table:table-cell office:value-type="string">
                <text:p>Row 692</text:p>
              </table:table-cell>
              <table:table-cell office:value-type="float" office:value="7771.5234375">
                <text:p>7771.5234375</text:p>
              </table:table-cell>
              <table:table-cell office:value-type="float" office:value="0.425060763930444">
                <text:p>0.425060763930444</text:p>
              </table:table-cell>
            </table:table-row>
            <table:table-row>
              <table:table-cell office:value-type="string">
                <text:p>Row 693</text:p>
              </table:table-cell>
              <table:table-cell office:value-type="float" office:value="7722.94921875">
                <text:p>7722.94921875</text:p>
              </table:table-cell>
              <table:table-cell office:value-type="float" office:value="0.439407789121231">
                <text:p>0.439407789121231</text:p>
              </table:table-cell>
            </table:table-row>
            <table:table-row>
              <table:table-cell office:value-type="string">
                <text:p>Row 694</text:p>
              </table:table-cell>
              <table:table-cell office:value-type="float" office:value="7667.20703125">
                <text:p>7667.20703125</text:p>
              </table:table-cell>
              <table:table-cell office:value-type="float" office:value="0.443394821102805">
                <text:p>0.443394821102805</text:p>
              </table:table-cell>
            </table:table-row>
            <table:table-row>
              <table:table-cell office:value-type="string">
                <text:p>Row 695</text:p>
              </table:table-cell>
              <table:table-cell office:value-type="float" office:value="7613.72070313">
                <text:p>7613.72070313</text:p>
              </table:table-cell>
              <table:table-cell office:value-type="float" office:value="0.468584206202255">
                <text:p>0.468584206202255</text:p>
              </table:table-cell>
            </table:table-row>
            <table:table-row>
              <table:table-cell office:value-type="string">
                <text:p>Row 696</text:p>
              </table:table-cell>
              <table:table-cell office:value-type="float" office:value="7558.65234375">
                <text:p>7558.65234375</text:p>
              </table:table-cell>
              <table:table-cell office:value-type="float" office:value="0.445951345649774">
                <text:p>0.445951345649774</text:p>
              </table:table-cell>
            </table:table-row>
            <table:table-row>
              <table:table-cell office:value-type="string">
                <text:p>Row 697</text:p>
              </table:table-cell>
              <table:table-cell office:value-type="float" office:value="7506.93359375">
                <text:p>7506.93359375</text:p>
              </table:table-cell>
              <table:table-cell office:value-type="float" office:value="0.465262963911856">
                <text:p>0.465262963911856</text:p>
              </table:table-cell>
            </table:table-row>
            <table:table-row>
              <table:table-cell office:value-type="string">
                <text:p>Row 698</text:p>
              </table:table-cell>
              <table:table-cell office:value-type="float" office:value="7450.60546875">
                <text:p>7450.60546875</text:p>
              </table:table-cell>
              <table:table-cell office:value-type="float" office:value="0.473721686830788">
                <text:p>0.473721686830788</text:p>
              </table:table-cell>
            </table:table-row>
            <table:table-row>
              <table:table-cell office:value-type="string">
                <text:p>Row 699</text:p>
              </table:table-cell>
              <table:table-cell office:value-type="float" office:value="7386.92382813">
                <text:p>7386.92382813</text:p>
              </table:table-cell>
              <table:table-cell office:value-type="float" office:value="0.478842340107232">
                <text:p>0.478842340107232</text:p>
              </table:table-cell>
            </table:table-row>
            <table:table-row>
              <table:table-cell office:value-type="string">
                <text:p>Row 700</text:p>
              </table:table-cell>
              <table:table-cell office:value-type="float" office:value="7337.20703125">
                <text:p>7337.20703125</text:p>
              </table:table-cell>
              <table:table-cell office:value-type="float" office:value="0.477207417426845">
                <text:p>0.477207417426845</text:p>
              </table:table-cell>
            </table:table-row>
            <table:table-row>
              <table:table-cell office:value-type="string">
                <text:p>Row 701</text:p>
              </table:table-cell>
              <table:table-cell office:value-type="float" office:value="7279.5703125">
                <text:p>7279.5703125</text:p>
              </table:table-cell>
              <table:table-cell office:value-type="float" office:value="0.477369685802764">
                <text:p>0.477369685802764</text:p>
              </table:table-cell>
            </table:table-row>
            <table:table-row>
              <table:table-cell office:value-type="string">
                <text:p>Row 702</text:p>
              </table:table-cell>
              <table:table-cell office:value-type="float" office:value="7226.43554688">
                <text:p>7226.43554688</text:p>
              </table:table-cell>
              <table:table-cell office:value-type="float" office:value="0.500939731296129">
                <text:p>0.500939731296129</text:p>
              </table:table-cell>
            </table:table-row>
            <table:table-row>
              <table:table-cell office:value-type="string">
                <text:p>Row 703</text:p>
              </table:table-cell>
              <table:table-cell office:value-type="float" office:value="7182.20703125">
                <text:p>7182.20703125</text:p>
              </table:table-cell>
              <table:table-cell office:value-type="float" office:value="0.508955537648336">
                <text:p>0.508955537648336</text:p>
              </table:table-cell>
            </table:table-row>
            <table:table-row>
              <table:table-cell office:value-type="string">
                <text:p>Row 704</text:p>
              </table:table-cell>
              <table:table-cell office:value-type="float" office:value="7133.70117188">
                <text:p>7133.70117188</text:p>
              </table:table-cell>
              <table:table-cell office:value-type="float" office:value="0.523909174587006">
                <text:p>0.523909174587006</text:p>
              </table:table-cell>
            </table:table-row>
          </table:table-rows>
        </table:table>
      </chart:chart>
    </office:char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7.7000007629395pt" style:font-family-asian="'Lucida Sans Unicode'" style:font-family-generic-asian="system" style:font-pitch-asian="variable" style:font-size-asian="17.7000007629395pt" style:font-family-complex="Tahoma" style:font-family-generic-complex="system" style:font-pitch-complex="variable" style:font-size-complex="17.7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19999980926514pt" style:font-family-asian="'Lucida Sans Unicode'" style:font-family-generic-asian="system" style:font-pitch-asian="variable" style:font-size-asian="8.19999980926514pt" style:font-family-complex="Tahoma" style:font-family-generic-complex="system" style:font-pitch-complex="variable" style:font-size-complex="8.19999980926514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5pt" style:font-family-asian="'Lucida Sans Unicode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5pt" style:font-family-asian="'Lucida Sans Unicode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993366"/>
      <style:text-properties fo:font-family="Arial" style:font-family-generic="swiss" style:font-pitch="variable" fo:font-size="8.19999980926514pt" style:font-family-asian="'Lucida Sans Unicode'" style:font-family-generic-asian="system" style:font-pitch-asian="variable" style:font-size-asian="8.19999980926514pt" style:font-family-complex="Tahoma" style:font-family-generic-complex="system" style:font-pitch-complex="variable" style:font-size-complex="8.19999980926514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7.536cm" svg:height="9.591cm" chart:class="chart:scatter" chart:style-name="ch1">
        <chart:title svg:x="7.433cm" svg:y="0.19cm" chart:style-name="ch2">
          <text:p>Main Title</text:p>
        </chart:title>
        <chart:legend chart:legend-position="end" svg:x="15.447cm" svg:y="4.534cm" chart:style-name="ch3"/>
        <chart:plot-area chart:style-name="ch4" table:cell-range-address="Feuille1.$O$607:.$P$702" chart:table-number-list="0" svg:x="1.345cm" svg:y="1.463cm" svg:width="13.343cm" svg:height="8.108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Row 6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3.8999996185303pt" style:font-family-asian="'Lucida Sans Unicode'" style:font-family-generic-asian="system" style:font-pitch-asian="variable" style:font-size-asian="23.8999996185303pt" style:font-family-complex="Tahoma" style:font-family-generic-complex="system" style:font-pitch-complex="variable" style:font-size-complex="23.8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1pt" style:font-family-asian="'Lucida Sans Unicode'" style:font-family-generic-asian="system" style:font-pitch-asian="variable" style:font-size-asian="11pt" style:font-family-complex="Tahoma" style:font-family-generic-complex="system" style:font-pitch-complex="variable" style:font-size-complex="11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8999996185303pt" style:font-family-asian="'Lucida Sans Unicode'" style:font-family-generic-asian="system" style:font-pitch-asian="variable" style:font-size-asian="12.8999996185303pt" style:font-family-complex="Tahoma" style:font-family-generic-complex="system" style:font-pitch-complex="variable" style:font-size-complex="12.8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8999996185303pt" style:font-family-asian="'Lucida Sans Unicode'" style:font-family-generic-asian="system" style:font-pitch-asian="variable" style:font-size-asian="12.8999996185303pt" style:font-family-complex="Tahoma" style:font-family-generic-complex="system" style:font-pitch-complex="variable" style:font-size-complex="12.8999996185303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993366"/>
      <style:text-properties fo:font-family="Arial" style:font-family-generic="swiss" style:font-pitch="variable" fo:font-size="11pt" style:font-family-asian="'Lucida Sans Unicode'" style:font-family-generic-asian="system" style:font-pitch-asian="variable" style:font-size-asian="11pt" style:font-family-complex="Tahoma" style:font-family-generic-complex="system" style:font-pitch-complex="variable" style:font-size-complex="11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6.839cm" svg:height="12.939cm" chart:class="chart:scatter" chart:style-name="ch1">
        <chart:title svg:x="6.595cm" svg:y="0.258cm" chart:style-name="ch2">
          <text:p>Main Title</text:p>
        </chart:title>
        <chart:legend chart:legend-position="end" svg:x="14.083cm" svg:y="6.118cm" chart:style-name="ch3"/>
        <chart:plot-area chart:style-name="ch4" table:cell-range-address="Feuille1.$M$710:.$N$805" chart:table-number-list="0" svg:x="0.336cm" svg:y="1.714cm" svg:width="13.076cm" svg:height="10.96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Row 710</text:p>
              </table:table-cell>
              <table:table-cell office:value-type="float" office:value="0.0957313425076379">
                <text:p>0.0957313425076379</text:p>
              </table:table-cell>
              <table:table-cell office:value-type="float" office:value="0.00039473211081477">
                <text:p>0.00039473211081477</text:p>
              </table:table-cell>
            </table:table-row>
            <table:table-row>
              <table:table-cell office:value-type="string">
                <text:p>Row 711</text:p>
              </table:table-cell>
              <table:table-cell office:value-type="float" office:value="0.0960396180672979">
                <text:p>0.0960396180672979</text:p>
              </table:table-cell>
              <table:table-cell office:value-type="float" office:value="0.000394806344321712">
                <text:p>0.000394806344321712</text:p>
              </table:table-cell>
            </table:table-row>
            <table:table-row>
              <table:table-cell office:value-type="string">
                <text:p>Row 712</text:p>
              </table:table-cell>
              <table:table-cell office:value-type="float" office:value="0.0958496934238601">
                <text:p>0.0958496934238601</text:p>
              </table:table-cell>
              <table:table-cell office:value-type="float" office:value="0.000391711913176799">
                <text:p>0.000391711913176799</text:p>
              </table:table-cell>
            </table:table-row>
            <table:table-row>
              <table:table-cell office:value-type="string">
                <text:p>Row 713</text:p>
              </table:table-cell>
              <table:table-cell office:value-type="float" office:value="0.0959850293957534">
                <text:p>0.0959850293957534</text:p>
              </table:table-cell>
              <table:table-cell office:value-type="float" office:value="0.000386078795733935">
                <text:p>0.000386078795733935</text:p>
              </table:table-cell>
            </table:table-row>
            <table:table-row>
              <table:table-cell office:value-type="string">
                <text:p>Row 714</text:p>
              </table:table-cell>
              <table:table-cell office:value-type="float" office:value="0.0961178873702855">
                <text:p>0.0961178873702855</text:p>
              </table:table-cell>
              <table:table-cell office:value-type="float" office:value="0.000400429503122775">
                <text:p>0.000400429503122775</text:p>
              </table:table-cell>
            </table:table-row>
            <table:table-row>
              <table:table-cell office:value-type="string">
                <text:p>Row 715</text:p>
              </table:table-cell>
              <table:table-cell office:value-type="float" office:value="0.0961713263628132">
                <text:p>0.0961713263628132</text:p>
              </table:table-cell>
              <table:table-cell office:value-type="float" office:value="0.00037092427472462">
                <text:p>0.00037092427472462</text:p>
              </table:table-cell>
            </table:table-row>
            <table:table-row>
              <table:table-cell office:value-type="string">
                <text:p>Row 716</text:p>
              </table:table-cell>
              <table:table-cell office:value-type="float" office:value="0.0960208918548557">
                <text:p>0.0960208918548557</text:p>
              </table:table-cell>
              <table:table-cell office:value-type="float" office:value="0.00036253411617512">
                <text:p>0.00036253411617512</text:p>
              </table:table-cell>
            </table:table-row>
            <table:table-row>
              <table:table-cell office:value-type="string">
                <text:p>Row 717</text:p>
              </table:table-cell>
              <table:table-cell office:value-type="float" office:value="0.0961253358099607">
                <text:p>0.0961253358099607</text:p>
              </table:table-cell>
              <table:table-cell office:value-type="float" office:value="0.000377979264572474">
                <text:p>0.000377979264572474</text:p>
              </table:table-cell>
            </table:table-row>
            <table:table-row>
              <table:table-cell office:value-type="string">
                <text:p>Row 718</text:p>
              </table:table-cell>
              <table:table-cell office:value-type="float" office:value="0.0961351715087177">
                <text:p>0.0961351715087177</text:p>
              </table:table-cell>
              <table:table-cell office:value-type="float" office:value="0.000391511442579002">
                <text:p>0.000391511442579002</text:p>
              </table:table-cell>
            </table:table-row>
            <table:table-row>
              <table:table-cell office:value-type="string">
                <text:p>Row 719</text:p>
              </table:table-cell>
              <table:table-cell office:value-type="float" office:value="0.09590645786415">
                <text:p>0.09590645786415</text:p>
              </table:table-cell>
              <table:table-cell office:value-type="float" office:value="0.000388377062432018">
                <text:p>0.000388377062432018</text:p>
              </table:table-cell>
            </table:table-row>
            <table:table-row>
              <table:table-cell office:value-type="string">
                <text:p>Row 720</text:p>
              </table:table-cell>
              <table:table-cell office:value-type="float" office:value="0.0960331999019224">
                <text:p>0.0960331999019224</text:p>
              </table:table-cell>
              <table:table-cell office:value-type="float" office:value="0.000391685693111102">
                <text:p>0.000391685693111102</text:p>
              </table:table-cell>
            </table:table-row>
            <table:table-row>
              <table:table-cell office:value-type="string">
                <text:p>Row 721</text:p>
              </table:table-cell>
              <table:table-cell office:value-type="float" office:value="0.0959862975756382">
                <text:p>0.0959862975756382</text:p>
              </table:table-cell>
              <table:table-cell office:value-type="float" office:value="0.00038862788249075">
                <text:p>0.00038862788249075</text:p>
              </table:table-cell>
            </table:table-row>
            <table:table-row>
              <table:table-cell office:value-type="string">
                <text:p>Row 722</text:p>
              </table:table-cell>
              <table:table-cell office:value-type="float" office:value="0.0957541883588615">
                <text:p>0.0957541883588615</text:p>
              </table:table-cell>
              <table:table-cell office:value-type="float" office:value="0.000399828224097397">
                <text:p>0.000399828224097397</text:p>
              </table:table-cell>
            </table:table-row>
            <table:table-row>
              <table:table-cell office:value-type="string">
                <text:p>Row 723</text:p>
              </table:table-cell>
              <table:table-cell office:value-type="float" office:value="0.095557193756604">
                <text:p>0.095557193756604</text:p>
              </table:table-cell>
              <table:table-cell office:value-type="float" office:value="0.000398445570633673">
                <text:p>0.000398445570633673</text:p>
              </table:table-cell>
            </table:table-row>
            <table:table-row>
              <table:table-cell office:value-type="string">
                <text:p>Row 724</text:p>
              </table:table-cell>
              <table:table-cell office:value-type="float" office:value="0.0954893516180864">
                <text:p>0.0954893516180864</text:p>
              </table:table-cell>
              <table:table-cell office:value-type="float" office:value="0.000406890492504111">
                <text:p>0.000406890492504111</text:p>
              </table:table-cell>
            </table:table-row>
            <table:table-row>
              <table:table-cell office:value-type="string">
                <text:p>Row 725</text:p>
              </table:table-cell>
              <table:table-cell office:value-type="float" office:value="0.0955623630627147">
                <text:p>0.0955623630627147</text:p>
              </table:table-cell>
              <table:table-cell office:value-type="float" office:value="0.000415959601142678">
                <text:p>0.000415959601142678</text:p>
              </table:table-cell>
            </table:table-row>
            <table:table-row>
              <table:table-cell office:value-type="string">
                <text:p>Row 726</text:p>
              </table:table-cell>
              <table:table-cell office:value-type="float" office:value="0.09553684069218">
                <text:p>0.09553684069218</text:p>
              </table:table-cell>
              <table:table-cell office:value-type="float" office:value="0.00041074904199143">
                <text:p>0.00041074904199143</text:p>
              </table:table-cell>
            </table:table-row>
            <table:table-row>
              <table:table-cell office:value-type="string">
                <text:p>Row 727</text:p>
              </table:table-cell>
              <table:table-cell office:value-type="float" office:value="0.0950525217409223">
                <text:p>0.0950525217409223</text:p>
              </table:table-cell>
              <table:table-cell office:value-type="float" office:value="0.000420470424711463">
                <text:p>0.000420470424711463</text:p>
              </table:table-cell>
            </table:table-row>
            <table:table-row>
              <table:table-cell office:value-type="string">
                <text:p>Row 728</text:p>
              </table:table-cell>
              <table:table-cell office:value-type="float" office:value="0.0950389460664432">
                <text:p>0.0950389460664432</text:p>
              </table:table-cell>
              <table:table-cell office:value-type="float" office:value="0.000427220678166906">
                <text:p>0.000427220678166906</text:p>
              </table:table-cell>
            </table:table-row>
            <table:table-row>
              <table:table-cell office:value-type="string">
                <text:p>Row 729</text:p>
              </table:table-cell>
              <table:table-cell office:value-type="float" office:value="0.0946719089462729">
                <text:p>0.0946719089462729</text:p>
              </table:table-cell>
              <table:table-cell office:value-type="float" office:value="0.000441085126323867">
                <text:p>0.000441085126323867</text:p>
              </table:table-cell>
            </table:table-row>
            <table:table-row>
              <table:table-cell office:value-type="string">
                <text:p>Row 730</text:p>
              </table:table-cell>
              <table:table-cell office:value-type="float" office:value="0.0945810081065997">
                <text:p>0.0945810081065997</text:p>
              </table:table-cell>
              <table:table-cell office:value-type="float" office:value="0.000453452867498059">
                <text:p>0.000453452867498059</text:p>
              </table:table-cell>
            </table:table-row>
            <table:table-row>
              <table:table-cell office:value-type="string">
                <text:p>Row 731</text:p>
              </table:table-cell>
              <table:table-cell office:value-type="float" office:value="0.0940764811953092">
                <text:p>0.0940764811953092</text:p>
              </table:table-cell>
              <table:table-cell office:value-type="float" office:value="0.000451304318960996">
                <text:p>0.000451304318960996</text:p>
              </table:table-cell>
            </table:table-row>
            <table:table-row>
              <table:table-cell office:value-type="string">
                <text:p>Row 732</text:p>
              </table:table-cell>
              <table:table-cell office:value-type="float" office:value="0.0937769873126934">
                <text:p>0.0937769873126934</text:p>
              </table:table-cell>
              <table:table-cell office:value-type="float" office:value="0.000471586814085412">
                <text:p>0.000471586814085412</text:p>
              </table:table-cell>
            </table:table-row>
            <table:table-row>
              <table:table-cell office:value-type="string">
                <text:p>Row 733</text:p>
              </table:table-cell>
              <table:table-cell office:value-type="float" office:value="0.0935205323761712">
                <text:p>0.0935205323761712</text:p>
              </table:table-cell>
              <table:table-cell office:value-type="float" office:value="0.000481131018752659">
                <text:p>0.000481131018752659</text:p>
              </table:table-cell>
            </table:table-row>
            <table:table-row>
              <table:table-cell office:value-type="string">
                <text:p>Row 734</text:p>
              </table:table-cell>
              <table:table-cell office:value-type="float" office:value="0.0934633264010205">
                <text:p>0.0934633264010205</text:p>
              </table:table-cell>
              <table:table-cell office:value-type="float" office:value="0.000489142816504197">
                <text:p>0.000489142816504197</text:p>
              </table:table-cell>
            </table:table-row>
            <table:table-row>
              <table:table-cell office:value-type="string">
                <text:p>Row 735</text:p>
              </table:table-cell>
              <table:table-cell office:value-type="float" office:value="0.0928443357839122">
                <text:p>0.0928443357839122</text:p>
              </table:table-cell>
              <table:table-cell office:value-type="float" office:value="0.000514054942882186">
                <text:p>0.000514054942882186</text:p>
              </table:table-cell>
            </table:table-row>
            <table:table-row>
              <table:table-cell office:value-type="string">
                <text:p>Row 736</text:p>
              </table:table-cell>
              <table:table-cell office:value-type="float" office:value="0.0924171507631679">
                <text:p>0.0924171507631679</text:p>
              </table:table-cell>
              <table:table-cell office:value-type="float" office:value="0.000516276083642242">
                <text:p>0.000516276083642242</text:p>
              </table:table-cell>
            </table:table-row>
            <table:table-row>
              <table:table-cell office:value-type="string">
                <text:p>Row 737</text:p>
              </table:table-cell>
              <table:table-cell office:value-type="float" office:value="0.0919987152087083">
                <text:p>0.0919987152087083</text:p>
              </table:table-cell>
              <table:table-cell office:value-type="float" office:value="0.000525079436146015">
                <text:p>0.000525079436146015</text:p>
              </table:table-cell>
            </table:table-row>
            <table:table-row>
              <table:table-cell office:value-type="string">
                <text:p>Row 738</text:p>
              </table:table-cell>
              <table:table-cell office:value-type="float" office:value="0.0915396233576847">
                <text:p>0.0915396233576847</text:p>
              </table:table-cell>
              <table:table-cell office:value-type="float" office:value="0.000544679410580678">
                <text:p>0.000544679410580678</text:p>
              </table:table-cell>
            </table:table-row>
            <table:table-row>
              <table:table-cell office:value-type="string">
                <text:p>Row 739</text:p>
              </table:table-cell>
              <table:table-cell office:value-type="float" office:value="0.0911444162183563">
                <text:p>0.0911444162183563</text:p>
              </table:table-cell>
              <table:table-cell office:value-type="float" office:value="0.000557032566528043">
                <text:p>0.000557032566528043</text:p>
              </table:table-cell>
            </table:table-row>
            <table:table-row>
              <table:table-cell office:value-type="string">
                <text:p>Row 740</text:p>
              </table:table-cell>
              <table:table-cell office:value-type="float" office:value="0.0908817657848861">
                <text:p>0.0908817657848861</text:p>
              </table:table-cell>
              <table:table-cell office:value-type="float" office:value="0.000556321072841128">
                <text:p>0.000556321072841128</text:p>
              </table:table-cell>
            </table:table-row>
            <table:table-row>
              <table:table-cell office:value-type="string">
                <text:p>Row 741</text:p>
              </table:table-cell>
              <table:table-cell office:value-type="float" office:value="0.0902430728955759">
                <text:p>0.0902430728955759</text:p>
              </table:table-cell>
              <table:table-cell office:value-type="float" office:value="0.000576104097764616">
                <text:p>0.000576104097764616</text:p>
              </table:table-cell>
            </table:table-row>
            <table:table-row>
              <table:table-cell office:value-type="string">
                <text:p>Row 742</text:p>
              </table:table-cell>
              <table:table-cell office:value-type="float" office:value="0.0898709133630394">
                <text:p>0.0898709133630394</text:p>
              </table:table-cell>
              <table:table-cell office:value-type="float" office:value="0.000592979972786045">
                <text:p>0.000592979972786045</text:p>
              </table:table-cell>
            </table:table-row>
            <table:table-row>
              <table:table-cell office:value-type="string">
                <text:p>Row 743</text:p>
              </table:table-cell>
              <table:table-cell office:value-type="float" office:value="0.0893620740970137">
                <text:p>0.0893620740970137</text:p>
              </table:table-cell>
              <table:table-cell office:value-type="float" office:value="0.0006186541606714">
                <text:p>0.0006186541606714</text:p>
              </table:table-cell>
            </table:table-row>
            <table:table-row>
              <table:table-cell office:value-type="string">
                <text:p>Row 744</text:p>
              </table:table-cell>
              <table:table-cell office:value-type="float" office:value="0.0890147852396797">
                <text:p>0.0890147852396797</text:p>
              </table:table-cell>
              <table:table-cell office:value-type="float" office:value="0.000654710792432745">
                <text:p>0.000654710792432745</text:p>
              </table:table-cell>
            </table:table-row>
            <table:table-row>
              <table:table-cell office:value-type="string">
                <text:p>Row 745</text:p>
              </table:table-cell>
              <table:table-cell office:value-type="float" office:value="0.0883074765724623">
                <text:p>0.0883074765724623</text:p>
              </table:table-cell>
              <table:table-cell office:value-type="float" office:value="0.000701151831673339">
                <text:p>0.000701151831673339</text:p>
              </table:table-cell>
            </table:table-row>
            <table:table-row>
              <table:table-cell office:value-type="string">
                <text:p>Row 746</text:p>
              </table:table-cell>
              <table:table-cell office:value-type="float" office:value="0.0900736546867625">
                <text:p>0.0900736546867625</text:p>
              </table:table-cell>
              <table:table-cell office:value-type="float" office:value="0.000692856298363079">
                <text:p>0.000692856298363079</text:p>
              </table:table-cell>
            </table:table-row>
            <table:table-row>
              <table:table-cell office:value-type="string">
                <text:p>Row 747</text:p>
              </table:table-cell>
              <table:table-cell office:value-type="float" office:value="0.0894543715042974">
                <text:p>0.0894543715042974</text:p>
              </table:table-cell>
              <table:table-cell office:value-type="float" office:value="0.000686017767385568">
                <text:p>0.000686017767385568</text:p>
              </table:table-cell>
            </table:table-row>
            <table:table-row>
              <table:table-cell office:value-type="string">
                <text:p>Row 748</text:p>
              </table:table-cell>
              <table:table-cell office:value-type="float" office:value="0.0887514508428724">
                <text:p>0.0887514508428724</text:p>
              </table:table-cell>
              <table:table-cell office:value-type="float" office:value="0.000721193210854211">
                <text:p>0.000721193210854211</text:p>
              </table:table-cell>
            </table:table-row>
            <table:table-row>
              <table:table-cell office:value-type="string">
                <text:p>Row 749</text:p>
              </table:table-cell>
              <table:table-cell office:value-type="float" office:value="0.0880047181301402">
                <text:p>0.0880047181301402</text:p>
              </table:table-cell>
              <table:table-cell office:value-type="float" office:value="0.000747675492748251">
                <text:p>0.000747675492748251</text:p>
              </table:table-cell>
            </table:table-row>
            <table:table-row>
              <table:table-cell office:value-type="string">
                <text:p>Row 750</text:p>
              </table:table-cell>
              <table:table-cell office:value-type="float" office:value="0.087535018968012">
                <text:p>0.087535018968012</text:p>
              </table:table-cell>
              <table:table-cell office:value-type="float" office:value="0.000784800974860684">
                <text:p>0.000784800974860684</text:p>
              </table:table-cell>
            </table:table-row>
            <table:table-row>
              <table:table-cell office:value-type="string">
                <text:p>Row 751</text:p>
              </table:table-cell>
              <table:table-cell office:value-type="float" office:value="0.0866895757648121">
                <text:p>0.0866895757648121</text:p>
              </table:table-cell>
              <table:table-cell office:value-type="float" office:value="0.000793078269155272">
                <text:p>0.000793078269155272</text:p>
              </table:table-cell>
            </table:table-row>
            <table:table-row>
              <table:table-cell office:value-type="string">
                <text:p>Row 752</text:p>
              </table:table-cell>
              <table:table-cell office:value-type="float" office:value="0.0860836696063744">
                <text:p>0.0860836696063744</text:p>
              </table:table-cell>
              <table:table-cell office:value-type="float" office:value="0.000799198878155452">
                <text:p>0.000799198878155452</text:p>
              </table:table-cell>
            </table:table-row>
            <table:table-row>
              <table:table-cell office:value-type="string">
                <text:p>Row 753</text:p>
              </table:table-cell>
              <table:table-cell office:value-type="float" office:value="0.0853566007612261">
                <text:p>0.0853566007612261</text:p>
              </table:table-cell>
              <table:table-cell office:value-type="float" office:value="0.000796329560360662">
                <text:p>0.000796329560360662</text:p>
              </table:table-cell>
            </table:table-row>
            <table:table-row>
              <table:table-cell office:value-type="string">
                <text:p>Row 754</text:p>
              </table:table-cell>
              <table:table-cell office:value-type="float" office:value="0.0845484486325052">
                <text:p>0.0845484486325052</text:p>
              </table:table-cell>
              <table:table-cell office:value-type="float" office:value="0.000815324217405624">
                <text:p>0.000815324217405624</text:p>
              </table:table-cell>
            </table:table-row>
            <table:table-row>
              <table:table-cell office:value-type="string">
                <text:p>Row 755</text:p>
              </table:table-cell>
              <table:table-cell office:value-type="float" office:value="0.0837138365207873">
                <text:p>0.0837138365207873</text:p>
              </table:table-cell>
              <table:table-cell office:value-type="float" office:value="0.000825387592927366">
                <text:p>0.000825387592927366</text:p>
              </table:table-cell>
            </table:table-row>
            <table:table-row>
              <table:table-cell office:value-type="string">
                <text:p>Row 756</text:p>
              </table:table-cell>
              <table:table-cell office:value-type="float" office:value="0.0828902785382564">
                <text:p>0.0828902785382564</text:p>
              </table:table-cell>
              <table:table-cell office:value-type="float" office:value="0.000853346091378651">
                <text:p>0.000853346091378651</text:p>
              </table:table-cell>
            </table:table-row>
            <table:table-row>
              <table:table-cell office:value-type="string">
                <text:p>Row 757</text:p>
              </table:table-cell>
              <table:table-cell office:value-type="float" office:value="0.0818513617576896">
                <text:p>0.0818513617576896</text:p>
              </table:table-cell>
              <table:table-cell office:value-type="float" office:value="0.00088274673942677">
                <text:p>0.00088274673942677</text:p>
              </table:table-cell>
            </table:table-row>
            <table:table-row>
              <table:table-cell office:value-type="string">
                <text:p>Row 758</text:p>
              </table:table-cell>
              <table:table-cell office:value-type="float" office:value="0.0810729386728765">
                <text:p>0.0810729386728765</text:p>
              </table:table-cell>
              <table:table-cell office:value-type="float" office:value="0.000942969996714014">
                <text:p>0.000942969996714014</text:p>
              </table:table-cell>
            </table:table-row>
            <table:table-row>
              <table:table-cell office:value-type="string">
                <text:p>Row 759</text:p>
              </table:table-cell>
              <table:table-cell office:value-type="float" office:value="0.0800323454062837">
                <text:p>0.0800323454062837</text:p>
              </table:table-cell>
              <table:table-cell office:value-type="float" office:value="0.000997804306691267">
                <text:p>0.000997804306691267</text:p>
              </table:table-cell>
            </table:table-row>
            <table:table-row>
              <table:table-cell office:value-type="string">
                <text:p>Row 760</text:p>
              </table:table-cell>
              <table:table-cell office:value-type="float" office:value="0.0791062835845588">
                <text:p>0.0791062835845588</text:p>
              </table:table-cell>
              <table:table-cell office:value-type="float" office:value="0.00105182566832903">
                <text:p>0.00105182566832903</text:p>
              </table:table-cell>
            </table:table-row>
            <table:table-row>
              <table:table-cell office:value-type="string">
                <text:p>Row 761</text:p>
              </table:table-cell>
              <table:table-cell office:value-type="float" office:value="0.0780781138388004">
                <text:p>0.0780781138388004</text:p>
              </table:table-cell>
              <table:table-cell office:value-type="float" office:value="0.00107592097275574">
                <text:p>0.00107592097275574</text:p>
              </table:table-cell>
            </table:table-row>
            <table:table-row>
              <table:table-cell office:value-type="string">
                <text:p>Row 762</text:p>
              </table:table-cell>
              <table:table-cell office:value-type="float" office:value="0.077173740034334">
                <text:p>0.077173740034334</text:p>
              </table:table-cell>
              <table:table-cell office:value-type="float" office:value="0.00112047526318391">
                <text:p>0.00112047526318391</text:p>
              </table:table-cell>
            </table:table-row>
            <table:table-row>
              <table:table-cell office:value-type="string">
                <text:p>Row 763</text:p>
              </table:table-cell>
              <table:table-cell office:value-type="float" office:value="0.0758652739853607">
                <text:p>0.0758652739853607</text:p>
              </table:table-cell>
              <table:table-cell office:value-type="float" office:value="0.00115547782858837">
                <text:p>0.00115547782858837</text:p>
              </table:table-cell>
            </table:table-row>
            <table:table-row>
              <table:table-cell office:value-type="string">
                <text:p>Row 764</text:p>
              </table:table-cell>
              <table:table-cell office:value-type="float" office:value="0.0747529348618414">
                <text:p>0.0747529348618414</text:p>
              </table:table-cell>
              <table:table-cell office:value-type="float" office:value="0.00117832136839258">
                <text:p>0.00117832136839258</text:p>
              </table:table-cell>
            </table:table-row>
            <table:table-row>
              <table:table-cell office:value-type="string">
                <text:p>Row 765</text:p>
              </table:table-cell>
              <table:table-cell office:value-type="float" office:value="0.0736385980779251">
                <text:p>0.0736385980779251</text:p>
              </table:table-cell>
              <table:table-cell office:value-type="float" office:value="0.00123098353941628">
                <text:p>0.00123098353941628</text:p>
              </table:table-cell>
            </table:table-row>
            <table:table-row>
              <table:table-cell office:value-type="string">
                <text:p>Row 766</text:p>
              </table:table-cell>
              <table:table-cell office:value-type="float" office:value="0.072477175279112">
                <text:p>0.072477175279112</text:p>
              </table:table-cell>
              <table:table-cell office:value-type="float" office:value="0.00131896173329635">
                <text:p>0.00131896173329635</text:p>
              </table:table-cell>
            </table:table-row>
            <table:table-row>
              <table:table-cell office:value-type="string">
                <text:p>Row 767</text:p>
              </table:table-cell>
              <table:table-cell office:value-type="float" office:value="0.0712718856899471">
                <text:p>0.0712718856899471</text:p>
              </table:table-cell>
              <table:table-cell office:value-type="float" office:value="0.00135967497224206">
                <text:p>0.00135967497224206</text:p>
              </table:table-cell>
            </table:table-row>
            <table:table-row>
              <table:table-cell office:value-type="string">
                <text:p>Row 768</text:p>
              </table:table-cell>
              <table:table-cell office:value-type="float" office:value="0.0700145262844444">
                <text:p>0.0700145262844444</text:p>
              </table:table-cell>
              <table:table-cell office:value-type="float" office:value="0.00140858033564741">
                <text:p>0.00140858033564741</text:p>
              </table:table-cell>
            </table:table-row>
            <table:table-row>
              <table:table-cell office:value-type="string">
                <text:p>Row 769</text:p>
              </table:table-cell>
              <table:table-cell office:value-type="float" office:value="0.068649271705055">
                <text:p>0.068649271705055</text:p>
              </table:table-cell>
              <table:table-cell office:value-type="float" office:value="0.00149718098704384">
                <text:p>0.00149718098704384</text:p>
              </table:table-cell>
            </table:table-row>
            <table:table-row>
              <table:table-cell office:value-type="string">
                <text:p>Row 770</text:p>
              </table:table-cell>
              <table:table-cell office:value-type="float" office:value="0.0673965957077298">
                <text:p>0.0673965957077298</text:p>
              </table:table-cell>
              <table:table-cell office:value-type="float" office:value="0.00153149495855872">
                <text:p>0.00153149495855872</text:p>
              </table:table-cell>
            </table:table-row>
            <table:table-row>
              <table:table-cell office:value-type="string">
                <text:p>Row 771</text:p>
              </table:table-cell>
              <table:table-cell office:value-type="float" office:value="0.066028927582576">
                <text:p>0.066028927582576</text:p>
              </table:table-cell>
              <table:table-cell office:value-type="float" office:value="0.00159130770261229">
                <text:p>0.00159130770261229</text:p>
              </table:table-cell>
            </table:table-row>
            <table:table-row>
              <table:table-cell office:value-type="string">
                <text:p>Row 772</text:p>
              </table:table-cell>
              <table:table-cell office:value-type="float" office:value="0.0644470541502684">
                <text:p>0.0644470541502684</text:p>
              </table:table-cell>
              <table:table-cell office:value-type="float" office:value="0.00163754522360179">
                <text:p>0.00163754522360179</text:p>
              </table:table-cell>
            </table:table-row>
            <table:table-row>
              <table:table-cell office:value-type="string">
                <text:p>Row 773</text:p>
              </table:table-cell>
              <table:table-cell office:value-type="float" office:value="0.063146628143127">
                <text:p>0.063146628143127</text:p>
              </table:table-cell>
              <table:table-cell office:value-type="float" office:value="0.001698279594278">
                <text:p>0.001698279594278</text:p>
              </table:table-cell>
            </table:table-row>
            <table:table-row>
              <table:table-cell office:value-type="string">
                <text:p>Row 774</text:p>
              </table:table-cell>
              <table:table-cell office:value-type="float" office:value="0.061720769627572">
                <text:p>0.061720769627572</text:p>
              </table:table-cell>
              <table:table-cell office:value-type="float" office:value="0.00171509782715365">
                <text:p>0.00171509782715365</text:p>
              </table:table-cell>
            </table:table-row>
            <table:table-row>
              <table:table-cell office:value-type="string">
                <text:p>Row 775</text:p>
              </table:table-cell>
              <table:table-cell office:value-type="float" office:value="0.0601552613659035">
                <text:p>0.0601552613659035</text:p>
              </table:table-cell>
              <table:table-cell office:value-type="float" office:value="0.00180081499043211">
                <text:p>0.00180081499043211</text:p>
              </table:table-cell>
            </table:table-row>
            <table:table-row>
              <table:table-cell office:value-type="string">
                <text:p>Row 776</text:p>
              </table:table-cell>
              <table:table-cell office:value-type="float" office:value="0.0590836791813675">
                <text:p>0.0590836791813675</text:p>
              </table:table-cell>
              <table:table-cell office:value-type="float" office:value="0.00194968396755033">
                <text:p>0.00194968396755033</text:p>
              </table:table-cell>
            </table:table-row>
            <table:table-row>
              <table:table-cell office:value-type="string">
                <text:p>Row 777</text:p>
              </table:table-cell>
              <table:table-cell office:value-type="float" office:value="0.0574226502920735">
                <text:p>0.0574226502920735</text:p>
              </table:table-cell>
              <table:table-cell office:value-type="float" office:value="0.00210450748853503">
                <text:p>0.00210450748853503</text:p>
              </table:table-cell>
            </table:table-row>
            <table:table-row>
              <table:table-cell office:value-type="string">
                <text:p>Row 778</text:p>
              </table:table-cell>
              <table:table-cell office:value-type="float" office:value="0.0556560819017964">
                <text:p>0.0556560819017964</text:p>
              </table:table-cell>
              <table:table-cell office:value-type="float" office:value="0.0022652815446414">
                <text:p>0.0022652815446414</text:p>
              </table:table-cell>
            </table:table-row>
            <table:table-row>
              <table:table-cell office:value-type="string">
                <text:p>Row 779</text:p>
              </table:table-cell>
              <table:table-cell office:value-type="float" office:value="0.0542196409511745">
                <text:p>0.0542196409511745</text:p>
              </table:table-cell>
              <table:table-cell office:value-type="float" office:value="0.00242637132273074">
                <text:p>0.00242637132273074</text:p>
              </table:table-cell>
            </table:table-row>
            <table:table-row>
              <table:table-cell office:value-type="string">
                <text:p>Row 780</text:p>
              </table:table-cell>
              <table:table-cell office:value-type="float" office:value="0.0524190544286496">
                <text:p>0.0524190544286496</text:p>
              </table:table-cell>
              <table:table-cell office:value-type="float" office:value="0.00226383967530131">
                <text:p>0.00226383967530131</text:p>
              </table:table-cell>
            </table:table-row>
            <table:table-row>
              <table:table-cell office:value-type="string">
                <text:p>Row 781</text:p>
              </table:table-cell>
              <table:table-cell office:value-type="float" office:value="0.0507351200798782">
                <text:p>0.0507351200798782</text:p>
              </table:table-cell>
              <table:table-cell office:value-type="float" office:value="0.00249048621942106">
                <text:p>0.00249048621942106</text:p>
              </table:table-cell>
            </table:table-row>
            <table:table-row>
              <table:table-cell office:value-type="string">
                <text:p>Row 782</text:p>
              </table:table-cell>
              <table:table-cell office:value-type="float" office:value="0.0489255002384658">
                <text:p>0.0489255002384658</text:p>
              </table:table-cell>
              <table:table-cell office:value-type="float" office:value="0.00249752556686114">
                <text:p>0.00249752556686114</text:p>
              </table:table-cell>
            </table:table-row>
            <table:table-row>
              <table:table-cell office:value-type="string">
                <text:p>Row 783</text:p>
              </table:table-cell>
              <table:table-cell office:value-type="float" office:value="0.0471104161532609">
                <text:p>0.0471104161532609</text:p>
              </table:table-cell>
              <table:table-cell office:value-type="float" office:value="0.00262324835653433">
                <text:p>0.00262324835653433</text:p>
              </table:table-cell>
            </table:table-row>
            <table:table-row>
              <table:table-cell office:value-type="string">
                <text:p>Row 784</text:p>
              </table:table-cell>
              <table:table-cell office:value-type="float" office:value="0.0451946378899314">
                <text:p>0.0451946378899314</text:p>
              </table:table-cell>
              <table:table-cell office:value-type="float" office:value="0.00259398464122292">
                <text:p>0.00259398464122292</text:p>
              </table:table-cell>
            </table:table-row>
            <table:table-row>
              <table:table-cell office:value-type="string">
                <text:p>Row 785</text:p>
              </table:table-cell>
              <table:table-cell office:value-type="float" office:value="0.043274895585769">
                <text:p>0.043274895585769</text:p>
              </table:table-cell>
              <table:table-cell office:value-type="float" office:value="0.00275828083036246">
                <text:p>0.00275828083036246</text:p>
              </table:table-cell>
            </table:table-row>
            <table:table-row>
              <table:table-cell office:value-type="string">
                <text:p>Row 786</text:p>
              </table:table-cell>
              <table:table-cell office:value-type="float" office:value="0.041470848995771">
                <text:p>0.041470848995771</text:p>
              </table:table-cell>
              <table:table-cell office:value-type="float" office:value="0.00279127916617176">
                <text:p>0.00279127916617176</text:p>
              </table:table-cell>
            </table:table-row>
            <table:table-row>
              <table:table-cell office:value-type="string">
                <text:p>Row 787</text:p>
              </table:table-cell>
              <table:table-cell office:value-type="float" office:value="0.039509058574578">
                <text:p>0.039509058574578</text:p>
              </table:table-cell>
              <table:table-cell office:value-type="float" office:value="0.00295710899266098">
                <text:p>0.00295710899266098</text:p>
              </table:table-cell>
            </table:table-row>
            <table:table-row>
              <table:table-cell office:value-type="string">
                <text:p>Row 788</text:p>
              </table:table-cell>
              <table:table-cell office:value-type="float" office:value="0.0376306171801627">
                <text:p>0.0376306171801627</text:p>
              </table:table-cell>
              <table:table-cell office:value-type="float" office:value="0.00309092662130785">
                <text:p>0.00309092662130785</text:p>
              </table:table-cell>
            </table:table-row>
            <table:table-row>
              <table:table-cell office:value-type="string">
                <text:p>Row 789</text:p>
              </table:table-cell>
              <table:table-cell office:value-type="float" office:value="0.0356612804180127">
                <text:p>0.0356612804180127</text:p>
              </table:table-cell>
              <table:table-cell office:value-type="float" office:value="0.00320138967123076">
                <text:p>0.00320138967123076</text:p>
              </table:table-cell>
            </table:table-row>
            <table:table-row>
              <table:table-cell office:value-type="string">
                <text:p>Row 790</text:p>
              </table:table-cell>
              <table:table-cell office:value-type="float" office:value="0.033677876472753">
                <text:p>0.033677876472753</text:p>
              </table:table-cell>
              <table:table-cell office:value-type="float" office:value="0.00328861987579585">
                <text:p>0.00328861987579585</text:p>
              </table:table-cell>
            </table:table-row>
            <table:table-row>
              <table:table-cell office:value-type="string">
                <text:p>Row 791</text:p>
              </table:table-cell>
              <table:table-cell office:value-type="float" office:value="0.0315903904089586">
                <text:p>0.0315903904089586</text:p>
              </table:table-cell>
              <table:table-cell office:value-type="float" office:value="0.00340545101872377">
                <text:p>0.00340545101872377</text:p>
              </table:table-cell>
            </table:table-row>
            <table:table-row>
              <table:table-cell office:value-type="string">
                <text:p>Row 792</text:p>
              </table:table-cell>
              <table:table-cell office:value-type="float" office:value="0.029561134413894">
                <text:p>0.029561134413894</text:p>
              </table:table-cell>
              <table:table-cell office:value-type="float" office:value="0.00346959114402044">
                <text:p>0.00346959114402044</text:p>
              </table:table-cell>
            </table:table-row>
            <table:table-row>
              <table:table-cell office:value-type="string">
                <text:p>Row 793</text:p>
              </table:table-cell>
              <table:table-cell office:value-type="float" office:value="0.0275494106025189">
                <text:p>0.0275494106025189</text:p>
              </table:table-cell>
              <table:table-cell office:value-type="float" office:value="0.00363195950071039">
                <text:p>0.00363195950071039</text:p>
              </table:table-cell>
            </table:table-row>
            <table:table-row>
              <table:table-cell office:value-type="string">
                <text:p>Row 794</text:p>
              </table:table-cell>
              <table:table-cell office:value-type="float" office:value="0.0253988903267386">
                <text:p>0.0253988903267386</text:p>
              </table:table-cell>
              <table:table-cell office:value-type="float" office:value="0.00371839771927401">
                <text:p>0.00371839771927401</text:p>
              </table:table-cell>
            </table:table-row>
            <table:table-row>
              <table:table-cell office:value-type="string">
                <text:p>Row 795</text:p>
              </table:table-cell>
              <table:table-cell office:value-type="float" office:value="0.0233016394216578">
                <text:p>0.0233016394216578</text:p>
              </table:table-cell>
              <table:table-cell office:value-type="float" office:value="0.00398504626792822">
                <text:p>0.00398504626792822</text:p>
              </table:table-cell>
            </table:table-row>
            <table:table-row>
              <table:table-cell office:value-type="string">
                <text:p>Row 796</text:p>
              </table:table-cell>
              <table:table-cell office:value-type="float" office:value="0.0211286108680924">
                <text:p>0.0211286108680924</text:p>
              </table:table-cell>
              <table:table-cell office:value-type="float" office:value="0.00384802904852321">
                <text:p>0.00384802904852321</text:p>
              </table:table-cell>
            </table:table-row>
            <table:table-row>
              <table:table-cell office:value-type="string">
                <text:p>Row 797</text:p>
              </table:table-cell>
              <table:table-cell office:value-type="float" office:value="0.0188391581073776">
                <text:p>0.0188391581073776</text:p>
              </table:table-cell>
              <table:table-cell office:value-type="float" office:value="0.00407017365738005">
                <text:p>0.00407017365738005</text:p>
              </table:table-cell>
            </table:table-row>
            <table:table-row>
              <table:table-cell office:value-type="string">
                <text:p>Row 798</text:p>
              </table:table-cell>
              <table:table-cell office:value-type="float" office:value="0.0166485836363977">
                <text:p>0.0166485836363977</text:p>
              </table:table-cell>
              <table:table-cell office:value-type="float" office:value="0.00420706999616959">
                <text:p>0.00420706999616959</text:p>
              </table:table-cell>
            </table:table-row>
            <table:table-row>
              <table:table-cell office:value-type="string">
                <text:p>Row 799</text:p>
              </table:table-cell>
              <table:table-cell office:value-type="float" office:value="0.0144351470616127">
                <text:p>0.0144351470616127</text:p>
              </table:table-cell>
              <table:table-cell office:value-type="float" office:value="0.00432618321025282">
                <text:p>0.00432618321025282</text:p>
              </table:table-cell>
            </table:table-row>
            <table:table-row>
              <table:table-cell office:value-type="string">
                <text:p>Row 800</text:p>
              </table:table-cell>
              <table:table-cell office:value-type="float" office:value="0.0120838980424913">
                <text:p>0.0120838980424913</text:p>
              </table:table-cell>
              <table:table-cell office:value-type="float" office:value="0.00437003829480616">
                <text:p>0.00437003829480616</text:p>
              </table:table-cell>
            </table:table-row>
            <table:table-row>
              <table:table-cell office:value-type="string">
                <text:p>Row 801</text:p>
              </table:table-cell>
              <table:table-cell office:value-type="float" office:value="0.00978748865519022">
                <text:p>0.00978748865519022</text:p>
              </table:table-cell>
              <table:table-cell office:value-type="float" office:value="0.00444102226762043">
                <text:p>0.00444102226762043</text:p>
              </table:table-cell>
            </table:table-row>
            <table:table-row>
              <table:table-cell office:value-type="string">
                <text:p>Row 802</text:p>
              </table:table-cell>
              <table:table-cell office:value-type="float" office:value="0.00737498784170347">
                <text:p>0.00737498784170347</text:p>
              </table:table-cell>
              <table:table-cell office:value-type="float" office:value="0.00472908168748246">
                <text:p>0.00472908168748246</text:p>
              </table:table-cell>
            </table:table-row>
            <table:table-row>
              <table:table-cell office:value-type="string">
                <text:p>Row 803</text:p>
              </table:table-cell>
              <table:table-cell office:value-type="float" office:value="0.00495185387349985">
                <text:p>0.00495185387349985</text:p>
              </table:table-cell>
              <table:table-cell office:value-type="float" office:value="0.00486411247680152">
                <text:p>0.00486411247680152</text:p>
              </table:table-cell>
            </table:table-row>
            <table:table-row>
              <table:table-cell office:value-type="string">
                <text:p>Row 804</text:p>
              </table:table-cell>
              <table:table-cell office:value-type="float" office:value="0.00249118537543208">
                <text:p>0.00249118537543208</text:p>
              </table:table-cell>
              <table:table-cell office:value-type="float" office:value="0.00507534749217103">
                <text:p>0.00507534749217103</text:p>
              </table:table-cell>
            </table:table-row>
            <table:table-row>
              <table:table-cell office:value-type="string">
                <text:p>Row 805</text:p>
              </table:table-cell>
              <table:table-cell office:value-type="float" office:value="8.80110444670649E-018">
                <text:p>8.80110444670649E-018</text:p>
              </table:table-cell>
              <table:table-cell office:value-type="float" office:value="0.00516768235356867">
                <text:p>0.00516768235356867</text:p>
              </table:table-cell>
            </table:table-row>
          </table:table-rows>
        </table:table>
      </chart:chart>
    </office:char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0.8999996185303pt" style:font-family-asian="'Lucida Sans Unicode'" style:font-family-generic-asian="system" style:font-pitch-asian="variable" style:font-size-asian="20.8999996185303pt" style:font-family-complex="Tahoma" style:font-family-generic-complex="system" style:font-pitch-complex="variable" style:font-size-complex="20.8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.60000038146973pt" style:font-family-asian="'Lucida Sans Unicode'" style:font-family-generic-asian="system" style:font-pitch-asian="variable" style:font-size-asian="9.60000038146973pt" style:font-family-complex="Tahoma" style:font-family-generic-complex="system" style:font-pitch-complex="variable" style:font-size-complex="9.6000003814697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7000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1999998092651pt" style:font-family-asian="'Lucida Sans Unicode'" style:font-family-generic-asian="system" style:font-pitch-asian="variable" style:font-size-asian="11.1999998092651pt" style:font-family-complex="Tahoma" style:font-family-generic-complex="system" style:font-pitch-complex="variable" style:font-size-complex="11.1999998092651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4.3999996185303pt" style:font-family-asian="'Lucida Sans Unicode'" style:font-family-generic-asian="system" style:font-pitch-asian="variable" style:font-size-asian="14.3999996185303pt" style:font-family-complex="Tahoma" style:font-family-generic-complex="system" style:font-pitch-complex="variable" style:font-size-complex="14.3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1999998092651pt" style:font-family-asian="'Lucida Sans Unicode'" style:font-family-generic-asian="system" style:font-pitch-asian="variable" style:font-size-asian="11.1999998092651pt" style:font-family-complex="Tahoma" style:font-family-generic-complex="system" style:font-pitch-complex="variable" style:font-size-complex="11.1999998092651pt"/>
    </style:style>
    <style:style style:name="ch8" style:family="chart">
      <style:graphic-properties draw:fill-color="#993366"/>
      <style:text-properties fo:font-family="Arial" style:font-family-generic="swiss" style:font-pitch="variable" fo:font-size="9.60000038146973pt" style:font-family-asian="'Lucida Sans Unicode'" style:font-family-generic-asian="system" style:font-pitch-asian="variable" style:font-size-asian="9.60000038146973pt" style:font-family-complex="Tahoma" style:font-family-generic-complex="system" style:font-pitch-complex="variable" style:font-size-complex="9.60000038146973pt"/>
    </style:style>
    <style:style style:name="ch9" style:family="chart">
      <style:graphic-properties draw:fill-color="#ffffcc"/>
      <style:text-properties fo:font-family="Arial" style:font-family-generic="swiss" style:font-pitch="variable" fo:font-size="9.60000038146973pt" style:font-family-asian="'Lucida Sans Unicode'" style:font-family-generic-asian="system" style:font-pitch-asian="variable" style:font-size-asian="9.60000038146973pt" style:font-family-complex="Tahoma" style:font-family-generic-complex="system" style:font-pitch-complex="variable" style:font-size-complex="9.60000038146973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3.354cm" svg:height="11.292cm" chart:class="chart:scatter" chart:style-name="ch1">
        <chart:title svg:x="5.247cm" svg:y="0.224cm" chart:style-name="ch2">
          <text:p>Poussée</text:p>
        </chart:title>
        <chart:legend chart:legend-position="end" svg:x="9.6cm" svg:y="2.143cm" chart:style-name="ch3"/>
        <chart:plot-area chart:style-name="ch4" table:cell-range-address="Feuille1.$V$606:.$X$798" chart:data-source-has-labels="row" chart:table-number-list="0" svg:x="0.265cm" svg:y="1.51cm" svg:width="12.39cm" svg:height="9.558cm">
          <chart:axis chart:dimension="x" chart:name="primary-x" chart:style-name="ch5">
            <chart:title svg:x="6.815cm" svg:y="10.493cm" chart:style-name="ch6">
              <text:p>RPM</text:p>
            </chart:title>
            <chart:categories table:cell-range-address="local-table.A2:.A193"/>
          </chart:axis>
          <chart:axis chart:dimension="y" chart:name="primary-y" chart:style-name="ch7">
            <chart:title svg:x="0.265cm" svg:y="7.117cm" chart:style-name="ch6">
              <text:p>Poussée en N</text:p>
            </chart:title>
            <chart:grid chart:class="major"/>
          </chart:axis>
          <chart:series chart:style-name="ch8">
            <chart:domain/>
            <chart:data-point chart:repeated="192"/>
          </chart:series>
          <chart:series chart:style-name="ch9">
            <chart:data-point chart:repeated="19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PM</text:p>
              </table:table-cell>
              <table:table-cell office:value-type="string">
                <text:p>11,1V</text:p>
              </table:table-cell>
              <table:table-cell office:value-type="string">
                <text:p>7,4V</text:p>
              </table:table-cell>
            </table:table-row>
          </table:table-header-rows>
          <table:table-rows>
            <table:table-row>
              <table:table-cell office:value-type="string">
                <text:p>Row 607</text:p>
              </table:table-cell>
              <table:table-cell office:value-type="float" office:value="12465.17578125">
                <text:p>12465.17578125</text:p>
              </table:table-cell>
              <table:table-cell office:value-type="float" office:value="0.324065941571883">
                <text:p>0.32406594157188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08</text:p>
              </table:table-cell>
              <table:table-cell office:value-type="float" office:value="12466.42578125">
                <text:p>12466.42578125</text:p>
              </table:table-cell>
              <table:table-cell office:value-type="float" office:value="0.32545430119066">
                <text:p>0.3254543011906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09</text:p>
              </table:table-cell>
              <table:table-cell office:value-type="float" office:value="12476.81640625">
                <text:p>12476.81640625</text:p>
              </table:table-cell>
              <table:table-cell office:value-type="float" office:value="0.322883603016743">
                <text:p>0.32288360301674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0</text:p>
              </table:table-cell>
              <table:table-cell office:value-type="float" office:value="12465.703125">
                <text:p>12465.703125</text:p>
              </table:table-cell>
              <table:table-cell office:value-type="float" office:value="0.324347657634237">
                <text:p>0.32434765763423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1</text:p>
              </table:table-cell>
              <table:table-cell office:value-type="float" office:value="12465.76171875">
                <text:p>12465.76171875</text:p>
              </table:table-cell>
              <table:table-cell office:value-type="float" office:value="0.32720012986868">
                <text:p>0.3272001298686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2</text:p>
              </table:table-cell>
              <table:table-cell office:value-type="float" office:value="12468.75">
                <text:p>12468.75</text:p>
              </table:table-cell>
              <table:table-cell office:value-type="float" office:value="0.32185126">
                <text:p>0.3218512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3</text:p>
              </table:table-cell>
              <table:table-cell office:value-type="float" office:value="12460.5078125">
                <text:p>12460.5078125</text:p>
              </table:table-cell>
              <table:table-cell office:value-type="float" office:value="0.320089937895374">
                <text:p>0.32008993789537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4</text:p>
              </table:table-cell>
              <table:table-cell office:value-type="float" office:value="12458.57421875">
                <text:p>12458.57421875</text:p>
              </table:table-cell>
              <table:table-cell office:value-type="float" office:value="0.323770440445206">
                <text:p>0.32377044044520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5</text:p>
              </table:table-cell>
              <table:table-cell office:value-type="float" office:value="12455.91796875">
                <text:p>12455.91796875</text:p>
              </table:table-cell>
              <table:table-cell office:value-type="float" office:value="0.326748878471394">
                <text:p>0.32674887847139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6</text:p>
              </table:table-cell>
              <table:table-cell office:value-type="float" office:value="12456.46484375">
                <text:p>12456.46484375</text:p>
              </table:table-cell>
              <table:table-cell office:value-type="float" office:value="0.328033487550844">
                <text:p>0.32803348755084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7</text:p>
              </table:table-cell>
              <table:table-cell office:value-type="float" office:value="12449.0625">
                <text:p>12449.0625</text:p>
              </table:table-cell>
              <table:table-cell office:value-type="float" office:value="0.327751290863748">
                <text:p>0.32775129086374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8</text:p>
              </table:table-cell>
              <table:table-cell office:value-type="float" office:value="12455.1171875">
                <text:p>12455.1171875</text:p>
              </table:table-cell>
              <table:table-cell office:value-type="float" office:value="0.326839579955881">
                <text:p>0.32683957995588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9</text:p>
              </table:table-cell>
              <table:table-cell office:value-type="float" office:value="12435.9375">
                <text:p>12435.9375</text:p>
              </table:table-cell>
              <table:table-cell office:value-type="float" office:value="0.332374228074989">
                <text:p>0.33237422807498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0</text:p>
              </table:table-cell>
              <table:table-cell office:value-type="float" office:value="12428.0078125">
                <text:p>12428.0078125</text:p>
              </table:table-cell>
              <table:table-cell office:value-type="float" office:value="0.335282971363684">
                <text:p>0.33528297136368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1</text:p>
              </table:table-cell>
              <table:table-cell office:value-type="float" office:value="12426.69921875">
                <text:p>12426.69921875</text:p>
              </table:table-cell>
              <table:table-cell office:value-type="float" office:value="0.335629212063541">
                <text:p>0.33562921206354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2</text:p>
              </table:table-cell>
              <table:table-cell office:value-type="float" office:value="12414.8828125">
                <text:p>12414.8828125</text:p>
              </table:table-cell>
              <table:table-cell office:value-type="float" office:value="0.336381951456735">
                <text:p>0.33638195145673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3</text:p>
              </table:table-cell>
              <table:table-cell office:value-type="float" office:value="12404.53125">
                <text:p>12404.53125</text:p>
              </table:table-cell>
              <table:table-cell office:value-type="float" office:value="0.336480212771881">
                <text:p>0.33648021277188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4</text:p>
              </table:table-cell>
              <table:table-cell office:value-type="float" office:value="12376.09375">
                <text:p>12376.09375</text:p>
              </table:table-cell>
              <table:table-cell office:value-type="float" office:value="0.341049027836867">
                <text:p>0.3410490278368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5</text:p>
              </table:table-cell>
              <table:table-cell office:value-type="float" office:value="12346.69921875">
                <text:p>12346.69921875</text:p>
              </table:table-cell>
              <table:table-cell office:value-type="float" office:value="0.341854621716773">
                <text:p>0.34185462171677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6</text:p>
              </table:table-cell>
              <table:table-cell office:value-type="float" office:value="12325.25390625">
                <text:p>12325.25390625</text:p>
              </table:table-cell>
              <table:table-cell office:value-type="float" office:value="0.34688300491212">
                <text:p>0.346883004912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7</text:p>
              </table:table-cell>
              <table:table-cell office:value-type="float" office:value="12335.625">
                <text:p>12335.625</text:p>
              </table:table-cell>
              <table:table-cell office:value-type="float" office:value="0.350825868657785">
                <text:p>0.35082586865778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8</text:p>
              </table:table-cell>
              <table:table-cell office:value-type="float" office:value="12315.44921875">
                <text:p>12315.44921875</text:p>
              </table:table-cell>
              <table:table-cell office:value-type="float" office:value="0.355256507279131">
                <text:p>0.3552565072791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9</text:p>
              </table:table-cell>
              <table:table-cell office:value-type="float" office:value="12316.66015625">
                <text:p>12316.66015625</text:p>
              </table:table-cell>
              <table:table-cell office:value-type="float" office:value="0.355332294767343">
                <text:p>0.35533229476734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0</text:p>
              </table:table-cell>
              <table:table-cell office:value-type="float" office:value="12289.55078125">
                <text:p>12289.55078125</text:p>
              </table:table-cell>
              <table:table-cell office:value-type="float" office:value="0.357793313105047">
                <text:p>0.35779331310504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1</text:p>
              </table:table-cell>
              <table:table-cell office:value-type="float" office:value="12265.5078125">
                <text:p>12265.5078125</text:p>
              </table:table-cell>
              <table:table-cell office:value-type="float" office:value="0.364396978082728">
                <text:p>0.3643969780827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2</text:p>
              </table:table-cell>
              <table:table-cell office:value-type="float" office:value="12247.1875">
                <text:p>12247.1875</text:p>
              </table:table-cell>
              <table:table-cell office:value-type="float" office:value="0.367944876040743">
                <text:p>0.36794487604074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3</text:p>
              </table:table-cell>
              <table:table-cell office:value-type="float" office:value="12208.3203125">
                <text:p>12208.3203125</text:p>
              </table:table-cell>
              <table:table-cell office:value-type="float" office:value="0.372367456278387">
                <text:p>0.37236745627838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4</text:p>
              </table:table-cell>
              <table:table-cell office:value-type="float" office:value="12207.03125">
                <text:p>12207.03125</text:p>
              </table:table-cell>
              <table:table-cell office:value-type="float" office:value="0.372550889814281">
                <text:p>0.37255088981428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5</text:p>
              </table:table-cell>
              <table:table-cell office:value-type="float" office:value="12187.265625">
                <text:p>12187.265625</text:p>
              </table:table-cell>
              <table:table-cell office:value-type="float" office:value="0.37547522107562">
                <text:p>0.375475221075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6</text:p>
              </table:table-cell>
              <table:table-cell office:value-type="float" office:value="12156.6796875">
                <text:p>12156.6796875</text:p>
              </table:table-cell>
              <table:table-cell office:value-type="float" office:value="0.379834823685331">
                <text:p>0.3798348236853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7</text:p>
              </table:table-cell>
              <table:table-cell office:value-type="float" office:value="12133.28125">
                <text:p>12133.28125</text:p>
              </table:table-cell>
              <table:table-cell office:value-type="float" office:value="0.383023029219361">
                <text:p>0.38302302921936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8</text:p>
              </table:table-cell>
              <table:table-cell office:value-type="float" office:value="12106.07421875">
                <text:p>12106.07421875</text:p>
              </table:table-cell>
              <table:table-cell office:value-type="float" office:value="0.385723927123138">
                <text:p>0.38572392712313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9</text:p>
              </table:table-cell>
              <table:table-cell office:value-type="float" office:value="12080.7421875">
                <text:p>12080.7421875</text:p>
              </table:table-cell>
              <table:table-cell office:value-type="float" office:value="0.390770369970408">
                <text:p>0.39077036997040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0</text:p>
              </table:table-cell>
              <table:table-cell office:value-type="float" office:value="12046.89453125">
                <text:p>12046.89453125</text:p>
              </table:table-cell>
              <table:table-cell office:value-type="float" office:value="0.396063865929371">
                <text:p>0.39606386592937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1</text:p>
              </table:table-cell>
              <table:table-cell office:value-type="float" office:value="12018.18359375">
                <text:p>12018.18359375</text:p>
              </table:table-cell>
              <table:table-cell office:value-type="float" office:value="0.40417514528715">
                <text:p>0.404175145287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2</text:p>
              </table:table-cell>
              <table:table-cell office:value-type="float" office:value="11986.07421875">
                <text:p>11986.07421875</text:p>
              </table:table-cell>
              <table:table-cell office:value-type="float" office:value="0.411970493053552">
                <text:p>0.41197049305355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3</text:p>
              </table:table-cell>
              <table:table-cell office:value-type="float" office:value="11916.38671875">
                <text:p>11916.38671875</text:p>
              </table:table-cell>
              <table:table-cell office:value-type="float" office:value="0.416550349180274">
                <text:p>0.41655034918027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4</text:p>
              </table:table-cell>
              <table:table-cell office:value-type="float" office:value="11877.01171875">
                <text:p>11877.01171875</text:p>
              </table:table-cell>
              <table:table-cell office:value-type="float" office:value="0.418939620053932">
                <text:p>0.4189396200539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5</text:p>
              </table:table-cell>
              <table:table-cell office:value-type="float" office:value="11845.8984375">
                <text:p>11845.8984375</text:p>
              </table:table-cell>
              <table:table-cell office:value-type="float" office:value="0.418720882374275">
                <text:p>0.41872088237427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6</text:p>
              </table:table-cell>
              <table:table-cell office:value-type="float" office:value="11806.69921875">
                <text:p>11806.69921875</text:p>
              </table:table-cell>
              <table:table-cell office:value-type="float" office:value="0.419146431316183">
                <text:p>0.41914643131618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7</text:p>
              </table:table-cell>
              <table:table-cell office:value-type="float" office:value="11777.3828125">
                <text:p>11777.3828125</text:p>
              </table:table-cell>
              <table:table-cell office:value-type="float" office:value="0.419195309995561">
                <text:p>0.41919530999556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8</text:p>
              </table:table-cell>
              <table:table-cell office:value-type="float" office:value="11737.5">
                <text:p>11737.5</text:p>
              </table:table-cell>
              <table:table-cell office:value-type="float" office:value="0.418053335072109">
                <text:p>0.41805333507210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9</text:p>
              </table:table-cell>
              <table:table-cell office:value-type="float" office:value="11697.0703125">
                <text:p>11697.0703125</text:p>
              </table:table-cell>
              <table:table-cell office:value-type="float" office:value="0.422689018682494">
                <text:p>0.42268901868249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0</text:p>
              </table:table-cell>
              <table:table-cell office:value-type="float" office:value="11655.13671875">
                <text:p>11655.13671875</text:p>
              </table:table-cell>
              <table:table-cell office:value-type="float" office:value="0.422853084082029">
                <text:p>0.42285308408202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1</text:p>
              </table:table-cell>
              <table:table-cell office:value-type="float" office:value="11618.3203125">
                <text:p>11618.3203125</text:p>
              </table:table-cell>
              <table:table-cell office:value-type="float" office:value="0.425088545441536">
                <text:p>0.42508854544153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2</text:p>
              </table:table-cell>
              <table:table-cell office:value-type="float" office:value="11578.359375">
                <text:p>11578.359375</text:p>
              </table:table-cell>
              <table:table-cell office:value-type="float" office:value="0.423528441989645">
                <text:p>0.42352844198964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3</text:p>
              </table:table-cell>
              <table:table-cell office:value-type="float" office:value="11538.359375">
                <text:p>11538.359375</text:p>
              </table:table-cell>
              <table:table-cell office:value-type="float" office:value="0.423595589566855">
                <text:p>0.42359558956685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4</text:p>
              </table:table-cell>
              <table:table-cell office:value-type="float" office:value="11502.63671875">
                <text:p>11502.63671875</text:p>
              </table:table-cell>
              <table:table-cell office:value-type="float" office:value="0.430030291262174">
                <text:p>0.43003029126217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5</text:p>
              </table:table-cell>
              <table:table-cell office:value-type="float" office:value="11463.45703125">
                <text:p>11463.45703125</text:p>
              </table:table-cell>
              <table:table-cell office:value-type="float" office:value="0.436266810711656">
                <text:p>0.43626681071165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6</text:p>
              </table:table-cell>
              <table:table-cell office:value-type="float" office:value="11427.265625">
                <text:p>11427.265625</text:p>
              </table:table-cell>
              <table:table-cell office:value-type="float" office:value="0.439760770707872">
                <text:p>0.43976077070787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7</text:p>
              </table:table-cell>
              <table:table-cell office:value-type="float" office:value="11397.71484375">
                <text:p>11397.71484375</text:p>
              </table:table-cell>
              <table:table-cell office:value-type="float" office:value="0.447092813152637">
                <text:p>0.44709281315263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8</text:p>
              </table:table-cell>
              <table:table-cell office:value-type="float" office:value="11357.79296875">
                <text:p>11357.79296875</text:p>
              </table:table-cell>
              <table:table-cell office:value-type="float" office:value="0.451809745931556">
                <text:p>0.45180974593155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9</text:p>
              </table:table-cell>
              <table:table-cell office:value-type="float" office:value="11337.32421875">
                <text:p>11337.32421875</text:p>
              </table:table-cell>
              <table:table-cell office:value-type="float" office:value="0.457612620212222">
                <text:p>0.4576126202122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0</text:p>
              </table:table-cell>
              <table:table-cell office:value-type="float" office:value="11307.63671875">
                <text:p>11307.63671875</text:p>
              </table:table-cell>
              <table:table-cell office:value-type="float" office:value="0.462995914360294">
                <text:p>0.46299591436029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1</text:p>
              </table:table-cell>
              <table:table-cell office:value-type="float" office:value="11277.01171875">
                <text:p>11277.01171875</text:p>
              </table:table-cell>
              <table:table-cell office:value-type="float" office:value="0.469627264735847">
                <text:p>0.46962726473584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2</text:p>
              </table:table-cell>
              <table:table-cell office:value-type="float" office:value="11238.80859375">
                <text:p>11238.80859375</text:p>
              </table:table-cell>
              <table:table-cell office:value-type="float" office:value="0.472073009137489">
                <text:p>0.47207300913748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3</text:p>
              </table:table-cell>
              <table:table-cell office:value-type="float" office:value="11207.421875">
                <text:p>11207.421875</text:p>
              </table:table-cell>
              <table:table-cell office:value-type="float" office:value="0.479638539567509">
                <text:p>0.47963853956750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4</text:p>
              </table:table-cell>
              <table:table-cell office:value-type="float" office:value="11166.5625">
                <text:p>11166.5625</text:p>
              </table:table-cell>
              <table:table-cell office:value-type="float" office:value="0.479534308274531">
                <text:p>0.4795343082745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5</text:p>
              </table:table-cell>
              <table:table-cell office:value-type="float" office:value="11126.73828125">
                <text:p>11126.73828125</text:p>
              </table:table-cell>
              <table:table-cell office:value-type="float" office:value="0.485055882344328">
                <text:p>0.4850558823443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6</text:p>
              </table:table-cell>
              <table:table-cell office:value-type="float" office:value="11107.55859375">
                <text:p>11107.55859375</text:p>
              </table:table-cell>
              <table:table-cell office:value-type="float" office:value="0.492798712393375">
                <text:p>0.49279871239337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7</text:p>
              </table:table-cell>
              <table:table-cell office:value-type="float" office:value="11068.046875">
                <text:p>11068.046875</text:p>
              </table:table-cell>
              <table:table-cell office:value-type="float" office:value="0.503004427232088">
                <text:p>0.50300442723208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8</text:p>
              </table:table-cell>
              <table:table-cell office:value-type="float" office:value="11035.56640625">
                <text:p>11035.56640625</text:p>
              </table:table-cell>
              <table:table-cell office:value-type="float" office:value="0.509599083559402">
                <text:p>0.50959908355940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9</text:p>
              </table:table-cell>
              <table:table-cell office:value-type="float" office:value="10997.75390625">
                <text:p>10997.75390625</text:p>
              </table:table-cell>
              <table:table-cell office:value-type="float" office:value="0.503740023007896">
                <text:p>0.50374002300789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0</text:p>
              </table:table-cell>
              <table:table-cell office:value-type="float" office:value="10948.2421875">
                <text:p>10948.2421875</text:p>
              </table:table-cell>
              <table:table-cell office:value-type="float" office:value="0.502514070279882">
                <text:p>0.50251407027988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1</text:p>
              </table:table-cell>
              <table:table-cell office:value-type="float" office:value="10897.1875">
                <text:p>10897.1875</text:p>
              </table:table-cell>
              <table:table-cell office:value-type="float" office:value="0.506501778937495">
                <text:p>0.50650177893749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2</text:p>
              </table:table-cell>
              <table:table-cell office:value-type="float" office:value="10847.65625">
                <text:p>10847.65625</text:p>
              </table:table-cell>
              <table:table-cell office:value-type="float" office:value="0.500439307580388">
                <text:p>0.50043930758038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3</text:p>
              </table:table-cell>
              <table:table-cell office:value-type="float" office:value="10804.84375">
                <text:p>10804.84375</text:p>
              </table:table-cell>
              <table:table-cell office:value-type="float" office:value="0.498568745112647">
                <text:p>0.49856874511264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4</text:p>
              </table:table-cell>
              <table:table-cell office:value-type="float" office:value="10767.20703125">
                <text:p>10767.20703125</text:p>
              </table:table-cell>
              <table:table-cell office:value-type="float" office:value="0.513303323793662">
                <text:p>0.5133033237936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5</text:p>
              </table:table-cell>
              <table:table-cell office:value-type="float" office:value="10728.10546875">
                <text:p>10728.10546875</text:p>
              </table:table-cell>
              <table:table-cell office:value-type="float" office:value="0.535321541574109">
                <text:p>0.53532154157410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6</text:p>
              </table:table-cell>
              <table:table-cell office:value-type="float" office:value="10713.828125">
                <text:p>10713.828125</text:p>
              </table:table-cell>
              <table:table-cell office:value-type="float" office:value="0.56260296755631">
                <text:p>0.562602967556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7</text:p>
              </table:table-cell>
              <table:table-cell office:value-type="float" office:value="10673.7890625">
                <text:p>10673.7890625</text:p>
              </table:table-cell>
              <table:table-cell office:value-type="float" office:value="0.542851573144715">
                <text:p>0.5428515731447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8</text:p>
              </table:table-cell>
              <table:table-cell office:value-type="float" office:value="10620.64453125">
                <text:p>10620.64453125</text:p>
              </table:table-cell>
              <table:table-cell office:value-type="float" office:value="0.560968550040751">
                <text:p>0.56096855004075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9</text:p>
              </table:table-cell>
              <table:table-cell office:value-type="float" office:value="10587.890625">
                <text:p>10587.890625</text:p>
              </table:table-cell>
              <table:table-cell office:value-type="float" office:value="0.561735965559341">
                <text:p>0.56173596555934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0</text:p>
              </table:table-cell>
              <table:table-cell office:value-type="float" office:value="10555.64453125">
                <text:p>10555.64453125</text:p>
              </table:table-cell>
              <table:table-cell office:value-type="float" office:value="0.571046105525644">
                <text:p>0.57104610552564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1</text:p>
              </table:table-cell>
              <table:table-cell office:value-type="float" office:value="10484.82421875">
                <text:p>10484.82421875</text:p>
              </table:table-cell>
              <table:table-cell office:value-type="float" office:value="0.561424281808969">
                <text:p>0.56142428180896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2</text:p>
              </table:table-cell>
              <table:table-cell office:value-type="float" office:value="10458.0859375">
                <text:p>10458.0859375</text:p>
              </table:table-cell>
              <table:table-cell office:value-type="float" office:value="0.577648257557692">
                <text:p>0.57764825755769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3</text:p>
              </table:table-cell>
              <table:table-cell office:value-type="float" office:value="10405.625">
                <text:p>10405.625</text:p>
              </table:table-cell>
              <table:table-cell office:value-type="float" office:value="0.581079808645684">
                <text:p>0.58107980864568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4</text:p>
              </table:table-cell>
              <table:table-cell office:value-type="float" office:value="10355.21484375">
                <text:p>10355.21484375</text:p>
              </table:table-cell>
              <table:table-cell office:value-type="float" office:value="0.597815273248589">
                <text:p>0.59781527324858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5</text:p>
              </table:table-cell>
              <table:table-cell office:value-type="float" office:value="10300.78125">
                <text:p>10300.78125</text:p>
              </table:table-cell>
              <table:table-cell office:value-type="float" office:value="0.60872566391822">
                <text:p>0.608725663918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6</text:p>
              </table:table-cell>
              <table:table-cell office:value-type="float" office:value="10260.76171875">
                <text:p>10260.76171875</text:p>
              </table:table-cell>
              <table:table-cell office:value-type="float" office:value="0.618306172456201">
                <text:p>0.61830617245620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7</text:p>
              </table:table-cell>
              <table:table-cell office:value-type="float" office:value="10220.41015625">
                <text:p>10220.41015625</text:p>
              </table:table-cell>
              <table:table-cell office:value-type="float" office:value="0.620994494265509">
                <text:p>0.62099449426550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8</text:p>
              </table:table-cell>
              <table:table-cell office:value-type="float" office:value="10185.17578125">
                <text:p>10185.17578125</text:p>
              </table:table-cell>
              <table:table-cell office:value-type="float" office:value="0.628351418238823">
                <text:p>0.62835141823882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9</text:p>
              </table:table-cell>
              <table:table-cell office:value-type="float" office:value="10151.8359375">
                <text:p>10151.8359375</text:p>
              </table:table-cell>
              <table:table-cell office:value-type="float" office:value="0.639370960035827">
                <text:p>0.6393709600358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0</text:p>
              </table:table-cell>
              <table:table-cell office:value-type="float" office:value="10113.57421875">
                <text:p>10113.57421875</text:p>
              </table:table-cell>
              <table:table-cell office:value-type="float" office:value="0.655651429656296">
                <text:p>0.65565142965629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1</text:p>
              </table:table-cell>
              <table:table-cell office:value-type="float" office:value="10062.51953125">
                <text:p>10062.51953125</text:p>
              </table:table-cell>
              <table:table-cell office:value-type="float" office:value="0.654968949544503">
                <text:p>0.65496894954450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2</text:p>
              </table:table-cell>
              <table:table-cell office:value-type="float" office:value="10020.9375">
                <text:p>10020.9375</text:p>
              </table:table-cell>
              <table:table-cell office:value-type="float" office:value="0.6751830464534">
                <text:p>0.67518304645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3</text:p>
              </table:table-cell>
              <table:table-cell office:value-type="float" office:value="9933.3203125">
                <text:p>9933.3203125</text:p>
              </table:table-cell>
              <table:table-cell office:value-type="float" office:value="0.661856981615491">
                <text:p>0.66185698161549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4</text:p>
              </table:table-cell>
              <table:table-cell office:value-type="float" office:value="9854.4921875">
                <text:p>9854.4921875</text:p>
              </table:table-cell>
              <table:table-cell office:value-type="float" office:value="0.666382989647753">
                <text:p>0.66638298964775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5</text:p>
              </table:table-cell>
              <table:table-cell office:value-type="float" office:value="9814.1015625">
                <text:p>9814.1015625</text:p>
              </table:table-cell>
              <table:table-cell office:value-type="float" office:value="0.678265291589263">
                <text:p>0.6782652915892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6</text:p>
              </table:table-cell>
              <table:table-cell office:value-type="float" office:value="9754.921875">
                <text:p>9754.921875</text:p>
              </table:table-cell>
              <table:table-cell office:value-type="float" office:value="0.680930396848282">
                <text:p>0.68093039684828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7</text:p>
              </table:table-cell>
              <table:table-cell office:value-type="float" office:value="9705.3125">
                <text:p>9705.3125</text:p>
              </table:table-cell>
              <table:table-cell office:value-type="float" office:value="0.686734392291369">
                <text:p>0.68673439229136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8</text:p>
              </table:table-cell>
              <table:table-cell office:value-type="float" office:value="9625.1171875">
                <text:p>9625.1171875</text:p>
              </table:table-cell>
              <table:table-cell office:value-type="float" office:value="0.696638787842728">
                <text:p>0.6966387878427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9</text:p>
              </table:table-cell>
              <table:table-cell office:value-type="float" office:value="9553.61328125">
                <text:p>9553.61328125</text:p>
              </table:table-cell>
              <table:table-cell office:value-type="float" office:value="0.710110964081202">
                <text:p>0.71011096408120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00</text:p>
              </table:table-cell>
              <table:table-cell office:value-type="float" office:value="9472.6171875">
                <text:p>9472.6171875</text:p>
              </table:table-cell>
              <table:table-cell office:value-type="float" office:value="0.721814227815618">
                <text:p>0.7218142278156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01</text:p>
              </table:table-cell>
              <table:table-cell office:value-type="float" office:value="9413.49609375">
                <text:p>9413.49609375</text:p>
              </table:table-cell>
              <table:table-cell office:value-type="float" office:value="0.724408886820199">
                <text:p>0.72440888682019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02</text:p>
              </table:table-cell>
              <table:table-cell office:value-type="float" office:value="9373.75">
                <text:p>9373.75</text:p>
              </table:table-cell>
              <table:table-cell office:value-type="float" office:value="0.73053672">
                <text:p>0.7305367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03</text:p>
              </table:table-cell>
              <table:table-cell office:value-type="float" office:value="10256.484375">
                <text:p>10256.484375</text:p>
              </table:table-cell>
              <table:table-cell office:value-type="float" office:value="1.#NAN">
                <text:p>1.#NAN</text:p>
              </table:table-cell>
              <table:table-cell office:value-type="float" office:value="0.084571751538737">
                <text:p>0.084571751538737</text:p>
              </table:table-cell>
            </table:table-row>
            <table:table-row>
              <table:table-cell office:value-type="string">
                <text:p>Row 704</text:p>
              </table:table-cell>
              <table:table-cell office:value-type="float" office:value="10260.33203125">
                <text:p>10260.33203125</text:p>
              </table:table-cell>
              <table:table-cell office:value-type="float" office:value="1.#NAN">
                <text:p>1.#NAN</text:p>
              </table:table-cell>
              <table:table-cell office:value-type="float" office:value="0.0846511331114954">
                <text:p>0.0846511331114954</text:p>
              </table:table-cell>
            </table:table-row>
            <table:table-row>
              <table:table-cell office:value-type="string">
                <text:p>Row 705</text:p>
              </table:table-cell>
              <table:table-cell office:value-type="float" office:value="10260.546875">
                <text:p>10260.546875</text:p>
              </table:table-cell>
              <table:table-cell office:value-type="float" office:value="1.#NAN">
                <text:p>1.#NAN</text:p>
              </table:table-cell>
              <table:table-cell office:value-type="float" office:value="0.0839911679205663">
                <text:p>0.0839911679205663</text:p>
              </table:table-cell>
            </table:table-row>
            <table:table-row>
              <table:table-cell office:value-type="string">
                <text:p>Row 706</text:p>
              </table:table-cell>
              <table:table-cell office:value-type="float" office:value="10267.265625">
                <text:p>10267.265625</text:p>
              </table:table-cell>
              <table:table-cell office:value-type="float" office:value="1.#NAN">
                <text:p>1.#NAN</text:p>
              </table:table-cell>
              <table:table-cell office:value-type="float" office:value="0.0828917614130426">
                <text:p>0.0828917614130426</text:p>
              </table:table-cell>
            </table:table-row>
            <table:table-row>
              <table:table-cell office:value-type="string">
                <text:p>Row 707</text:p>
              </table:table-cell>
              <table:table-cell office:value-type="float" office:value="10256.640625">
                <text:p>10256.640625</text:p>
              </table:table-cell>
              <table:table-cell office:value-type="float" office:value="1.#NAN">
                <text:p>1.#NAN</text:p>
              </table:table-cell>
              <table:table-cell office:value-type="float" office:value="0.085795037556845">
                <text:p>0.085795037556845</text:p>
              </table:table-cell>
            </table:table-row>
            <table:table-row>
              <table:table-cell office:value-type="string">
                <text:p>Row 708</text:p>
              </table:table-cell>
              <table:table-cell office:value-type="float" office:value="10266.73828125">
                <text:p>10266.73828125</text:p>
              </table:table-cell>
              <table:table-cell office:value-type="float" office:value="1.#NAN">
                <text:p>1.#NAN</text:p>
              </table:table-cell>
              <table:table-cell office:value-type="float" office:value="0.07962988">
                <text:p>0.07962988</text:p>
              </table:table-cell>
            </table:table-row>
            <table:table-row>
              <table:table-cell office:value-type="string">
                <text:p>Row 709</text:p>
              </table:table-cell>
              <table:table-cell office:value-type="float" office:value="10257.44140625">
                <text:p>10257.44140625</text:p>
              </table:table-cell>
              <table:table-cell office:value-type="float" office:value="1.#NAN">
                <text:p>1.#NAN</text:p>
              </table:table-cell>
              <table:table-cell office:value-type="float" office:value="0.0776877948683027">
                <text:p>0.0776877948683027</text:p>
              </table:table-cell>
            </table:table-row>
            <table:table-row>
              <table:table-cell office:value-type="string">
                <text:p>Row 710</text:p>
              </table:table-cell>
              <table:table-cell office:value-type="float" office:value="10257.0703125">
                <text:p>10257.0703125</text:p>
              </table:table-cell>
              <table:table-cell office:value-type="float" office:value="1.#NAN">
                <text:p>1.#NAN</text:p>
              </table:table-cell>
              <table:table-cell office:value-type="float" office:value="0.0809916904644374">
                <text:p>0.0809916904644374</text:p>
              </table:table-cell>
            </table:table-row>
            <table:table-row>
              <table:table-cell office:value-type="string">
                <text:p>Row 711</text:p>
              </table:table-cell>
              <table:table-cell office:value-type="float" office:value="10255.8984375">
                <text:p>10255.8984375</text:p>
              </table:table-cell>
              <table:table-cell office:value-type="float" office:value="1.#NAN">
                <text:p>1.#NAN</text:p>
              </table:table-cell>
              <table:table-cell office:value-type="float" office:value="0.083872136332881">
                <text:p>0.083872136332881</text:p>
              </table:table-cell>
            </table:table-row>
            <table:table-row>
              <table:table-cell office:value-type="string">
                <text:p>Row 712</text:p>
              </table:table-cell>
              <table:table-cell office:value-type="float" office:value="10247.48046875">
                <text:p>10247.48046875</text:p>
              </table:table-cell>
              <table:table-cell office:value-type="float" office:value="1.#NAN">
                <text:p>1.#NAN</text:p>
              </table:table-cell>
              <table:table-cell office:value-type="float" office:value="0.0830641439755859">
                <text:p>0.0830641439755859</text:p>
              </table:table-cell>
            </table:table-row>
            <table:table-row>
              <table:table-cell office:value-type="string">
                <text:p>Row 713</text:p>
              </table:table-cell>
              <table:table-cell office:value-type="float" office:value="10244.74609375">
                <text:p>10244.74609375</text:p>
              </table:table-cell>
              <table:table-cell office:value-type="float" office:value="1.#NAN">
                <text:p>1.#NAN</text:p>
              </table:table-cell>
              <table:table-cell office:value-type="float" office:value="0.0837270770273002">
                <text:p>0.0837270770273002</text:p>
              </table:table-cell>
            </table:table-row>
            <table:table-row>
              <table:table-cell office:value-type="string">
                <text:p>Row 714</text:p>
              </table:table-cell>
              <table:table-cell office:value-type="float" office:value="10225.8984375">
                <text:p>10225.8984375</text:p>
              </table:table-cell>
              <table:table-cell office:value-type="float" office:value="1.#NAN">
                <text:p>1.#NAN</text:p>
              </table:table-cell>
              <table:table-cell office:value-type="float" office:value="0.0827680510834554">
                <text:p>0.0827680510834554</text:p>
              </table:table-cell>
            </table:table-row>
            <table:table-row>
              <table:table-cell office:value-type="string">
                <text:p>Row 715</text:p>
              </table:table-cell>
              <table:table-cell office:value-type="float" office:value="10215.72265625">
                <text:p>10215.72265625</text:p>
              </table:table-cell>
              <table:table-cell office:value-type="float" office:value="1.#NAN">
                <text:p>1.#NAN</text:p>
              </table:table-cell>
              <table:table-cell office:value-type="float" office:value="0.0849840567452099">
                <text:p>0.0849840567452099</text:p>
              </table:table-cell>
            </table:table-row>
            <table:table-row>
              <table:table-cell office:value-type="string">
                <text:p>Row 716</text:p>
              </table:table-cell>
              <table:table-cell office:value-type="float" office:value="10206.71875">
                <text:p>10206.71875</text:p>
              </table:table-cell>
              <table:table-cell office:value-type="float" office:value="1.#NAN">
                <text:p>1.#NAN</text:p>
              </table:table-cell>
              <table:table-cell office:value-type="float" office:value="0.0845409495846288">
                <text:p>0.0845409495846288</text:p>
              </table:table-cell>
            </table:table-row>
            <table:table-row>
              <table:table-cell office:value-type="string">
                <text:p>Row 717</text:p>
              </table:table-cell>
              <table:table-cell office:value-type="float" office:value="10196.19140625">
                <text:p>10196.19140625</text:p>
              </table:table-cell>
              <table:table-cell office:value-type="float" office:value="1.#NAN">
                <text:p>1.#NAN</text:p>
              </table:table-cell>
              <table:table-cell office:value-type="float" office:value="0.0861547693466665">
                <text:p>0.0861547693466665</text:p>
              </table:table-cell>
            </table:table-row>
            <table:table-row>
              <table:table-cell office:value-type="string">
                <text:p>Row 718</text:p>
              </table:table-cell>
              <table:table-cell office:value-type="float" office:value="10186.58203125">
                <text:p>10186.58203125</text:p>
              </table:table-cell>
              <table:table-cell office:value-type="float" office:value="1.#NAN">
                <text:p>1.#NAN</text:p>
              </table:table-cell>
              <table:table-cell office:value-type="float" office:value="0.0879091234227103">
                <text:p>0.0879091234227103</text:p>
              </table:table-cell>
            </table:table-row>
            <table:table-row>
              <table:table-cell office:value-type="string">
                <text:p>Row 719</text:p>
              </table:table-cell>
              <table:table-cell office:value-type="float" office:value="10175.9375">
                <text:p>10175.9375</text:p>
              </table:table-cell>
              <table:table-cell office:value-type="float" office:value="1.#NAN">
                <text:p>1.#NAN</text:p>
              </table:table-cell>
              <table:table-cell office:value-type="float" office:value="0.0866265949307519">
                <text:p>0.0866265949307519</text:p>
              </table:table-cell>
            </table:table-row>
            <table:table-row>
              <table:table-cell office:value-type="string">
                <text:p>Row 720</text:p>
              </table:table-cell>
              <table:table-cell office:value-type="float" office:value="10161.5625">
                <text:p>10161.5625</text:p>
              </table:table-cell>
              <table:table-cell office:value-type="float" office:value="1.#NAN">
                <text:p>1.#NAN</text:p>
              </table:table-cell>
              <table:table-cell office:value-type="float" office:value="0.088426464589108">
                <text:p>0.088426464589108</text:p>
              </table:table-cell>
            </table:table-row>
            <table:table-row>
              <table:table-cell office:value-type="string">
                <text:p>Row 721</text:p>
              </table:table-cell>
              <table:table-cell office:value-type="float" office:value="10126.54296875">
                <text:p>10126.54296875</text:p>
              </table:table-cell>
              <table:table-cell office:value-type="float" office:value="1.#NAN">
                <text:p>1.#NAN</text:p>
              </table:table-cell>
              <table:table-cell office:value-type="float" office:value="0.0892278662273032">
                <text:p>0.0892278662273032</text:p>
              </table:table-cell>
            </table:table-row>
            <table:table-row>
              <table:table-cell office:value-type="string">
                <text:p>Row 722</text:p>
              </table:table-cell>
              <table:table-cell office:value-type="float" office:value="10125.41015625">
                <text:p>10125.41015625</text:p>
              </table:table-cell>
              <table:table-cell office:value-type="float" office:value="1.#NAN">
                <text:p>1.#NAN</text:p>
              </table:table-cell>
              <table:table-cell office:value-type="float" office:value="0.0921029382160208">
                <text:p>0.0921029382160208</text:p>
              </table:table-cell>
            </table:table-row>
            <table:table-row>
              <table:table-cell office:value-type="string">
                <text:p>Row 723</text:p>
              </table:table-cell>
              <table:table-cell office:value-type="float" office:value="10075.56640625">
                <text:p>10075.56640625</text:p>
              </table:table-cell>
              <table:table-cell office:value-type="float" office:value="1.#NAN">
                <text:p>1.#NAN</text:p>
              </table:table-cell>
              <table:table-cell office:value-type="float" office:value="0.0937555346516068">
                <text:p>0.0937555346516068</text:p>
              </table:table-cell>
            </table:table-row>
            <table:table-row>
              <table:table-cell office:value-type="string">
                <text:p>Row 724</text:p>
              </table:table-cell>
              <table:table-cell office:value-type="float" office:value="10085.87890625">
                <text:p>10085.87890625</text:p>
              </table:table-cell>
              <table:table-cell office:value-type="float" office:value="1.#NAN">
                <text:p>1.#NAN</text:p>
              </table:table-cell>
              <table:table-cell office:value-type="float" office:value="0.0935024114679973">
                <text:p>0.0935024114679973</text:p>
              </table:table-cell>
            </table:table-row>
            <table:table-row>
              <table:table-cell office:value-type="string">
                <text:p>Row 725</text:p>
              </table:table-cell>
              <table:table-cell office:value-type="float" office:value="10055.15625">
                <text:p>10055.15625</text:p>
              </table:table-cell>
              <table:table-cell office:value-type="float" office:value="1.#NAN">
                <text:p>1.#NAN</text:p>
              </table:table-cell>
              <table:table-cell office:value-type="float" office:value="0.0971102614492463">
                <text:p>0.0971102614492463</text:p>
              </table:table-cell>
            </table:table-row>
            <table:table-row>
              <table:table-cell office:value-type="string">
                <text:p>Row 726</text:p>
              </table:table-cell>
              <table:table-cell office:value-type="float" office:value="10035.234375">
                <text:p>10035.234375</text:p>
              </table:table-cell>
              <table:table-cell office:value-type="float" office:value="1.#NAN">
                <text:p>1.#NAN</text:p>
              </table:table-cell>
              <table:table-cell office:value-type="float" office:value="0.0986834262671314">
                <text:p>0.0986834262671314</text:p>
              </table:table-cell>
            </table:table-row>
            <table:table-row>
              <table:table-cell office:value-type="string">
                <text:p>Row 727</text:p>
              </table:table-cell>
              <table:table-cell office:value-type="float" office:value="10026.62109375">
                <text:p>10026.62109375</text:p>
              </table:table-cell>
              <table:table-cell office:value-type="float" office:value="1.#NAN">
                <text:p>1.#NAN</text:p>
              </table:table-cell>
              <table:table-cell office:value-type="float" office:value="0.10015455580584">
                <text:p>0.10015455580584</text:p>
              </table:table-cell>
            </table:table-row>
            <table:table-row>
              <table:table-cell office:value-type="string">
                <text:p>Row 728</text:p>
              </table:table-cell>
              <table:table-cell office:value-type="float" office:value="9997.3828125">
                <text:p>9997.3828125</text:p>
              </table:table-cell>
              <table:table-cell office:value-type="float" office:value="1.#NAN">
                <text:p>1.#NAN</text:p>
              </table:table-cell>
              <table:table-cell office:value-type="float" office:value="0.104642475821308">
                <text:p>0.104642475821308</text:p>
              </table:table-cell>
            </table:table-row>
            <table:table-row>
              <table:table-cell office:value-type="string">
                <text:p>Row 729</text:p>
              </table:table-cell>
              <table:table-cell office:value-type="float" office:value="9966.66015625">
                <text:p>9966.66015625</text:p>
              </table:table-cell>
              <table:table-cell office:value-type="float" office:value="1.#NAN">
                <text:p>1.#NAN</text:p>
              </table:table-cell>
              <table:table-cell office:value-type="float" office:value="0.104449683782465">
                <text:p>0.104449683782465</text:p>
              </table:table-cell>
            </table:table-row>
            <table:table-row>
              <table:table-cell office:value-type="string">
                <text:p>Row 730</text:p>
              </table:table-cell>
              <table:table-cell office:value-type="float" office:value="9948.5546875">
                <text:p>9948.5546875</text:p>
              </table:table-cell>
              <table:table-cell office:value-type="float" office:value="1.#NAN">
                <text:p>1.#NAN</text:p>
              </table:table-cell>
              <table:table-cell office:value-type="float" office:value="0.105845114286931">
                <text:p>0.105845114286931</text:p>
              </table:table-cell>
            </table:table-row>
            <table:table-row>
              <table:table-cell office:value-type="string">
                <text:p>Row 731</text:p>
              </table:table-cell>
              <table:table-cell office:value-type="float" office:value="9915.25390625">
                <text:p>9915.25390625</text:p>
              </table:table-cell>
              <table:table-cell office:value-type="float" office:value="1.#NAN">
                <text:p>1.#NAN</text:p>
              </table:table-cell>
              <table:table-cell office:value-type="float" office:value="0.109062252091515">
                <text:p>0.109062252091515</text:p>
              </table:table-cell>
            </table:table-row>
            <table:table-row>
              <table:table-cell office:value-type="string">
                <text:p>Row 732</text:p>
              </table:table-cell>
              <table:table-cell office:value-type="float" office:value="9886.7578125">
                <text:p>9886.7578125</text:p>
              </table:table-cell>
              <table:table-cell office:value-type="float" office:value="1.#NAN">
                <text:p>1.#NAN</text:p>
              </table:table-cell>
              <table:table-cell office:value-type="float" office:value="0.110895570857632">
                <text:p>0.110895570857632</text:p>
              </table:table-cell>
            </table:table-row>
            <table:table-row>
              <table:table-cell office:value-type="string">
                <text:p>Row 733</text:p>
              </table:table-cell>
              <table:table-cell office:value-type="float" office:value="9867.51953125">
                <text:p>9867.51953125</text:p>
              </table:table-cell>
              <table:table-cell office:value-type="float" office:value="1.#NAN">
                <text:p>1.#NAN</text:p>
              </table:table-cell>
              <table:table-cell office:value-type="float" office:value="0.110323320059055">
                <text:p>0.110323320059055</text:p>
              </table:table-cell>
            </table:table-row>
            <table:table-row>
              <table:table-cell office:value-type="string">
                <text:p>Row 734</text:p>
              </table:table-cell>
              <table:table-cell office:value-type="float" office:value="9835.83984375">
                <text:p>9835.83984375</text:p>
              </table:table-cell>
              <table:table-cell office:value-type="float" office:value="1.#NAN">
                <text:p>1.#NAN</text:p>
              </table:table-cell>
              <table:table-cell office:value-type="float" office:value="0.113514067058862">
                <text:p>0.113514067058862</text:p>
              </table:table-cell>
            </table:table-row>
            <table:table-row>
              <table:table-cell office:value-type="string">
                <text:p>Row 735</text:p>
              </table:table-cell>
              <table:table-cell office:value-type="float" office:value="9816.46484375">
                <text:p>9816.46484375</text:p>
              </table:table-cell>
              <table:table-cell office:value-type="float" office:value="1.#NAN">
                <text:p>1.#NAN</text:p>
              </table:table-cell>
              <table:table-cell office:value-type="float" office:value="0.116379390847871">
                <text:p>0.116379390847871</text:p>
              </table:table-cell>
            </table:table-row>
            <table:table-row>
              <table:table-cell office:value-type="string">
                <text:p>Row 736</text:p>
              </table:table-cell>
              <table:table-cell office:value-type="float" office:value="9776.11328125">
                <text:p>9776.11328125</text:p>
              </table:table-cell>
              <table:table-cell office:value-type="float" office:value="1.#NAN">
                <text:p>1.#NAN</text:p>
              </table:table-cell>
              <table:table-cell office:value-type="float" office:value="0.120422104167624">
                <text:p>0.120422104167624</text:p>
              </table:table-cell>
            </table:table-row>
            <table:table-row>
              <table:table-cell office:value-type="string">
                <text:p>Row 737</text:p>
              </table:table-cell>
              <table:table-cell office:value-type="float" office:value="9746.796875">
                <text:p>9746.796875</text:p>
              </table:table-cell>
              <table:table-cell office:value-type="float" office:value="1.#NAN">
                <text:p>1.#NAN</text:p>
              </table:table-cell>
              <table:table-cell office:value-type="float" office:value="0.126677403629321">
                <text:p>0.126677403629321</text:p>
              </table:table-cell>
            </table:table-row>
            <table:table-row>
              <table:table-cell office:value-type="string">
                <text:p>Row 738</text:p>
              </table:table-cell>
              <table:table-cell office:value-type="float" office:value="9716.640625">
                <text:p>9716.640625</text:p>
              </table:table-cell>
              <table:table-cell office:value-type="float" office:value="1.#NAN">
                <text:p>1.#NAN</text:p>
              </table:table-cell>
              <table:table-cell office:value-type="float" office:value="0.134824921624375">
                <text:p>0.134824921624375</text:p>
              </table:table-cell>
            </table:table-row>
            <table:table-row>
              <table:table-cell office:value-type="string">
                <text:p>Row 739</text:p>
              </table:table-cell>
              <table:table-cell office:value-type="float" office:value="9856.796875">
                <text:p>9856.796875</text:p>
              </table:table-cell>
              <table:table-cell office:value-type="float" office:value="1.#NAN">
                <text:p>1.#NAN</text:p>
              </table:table-cell>
              <table:table-cell office:value-type="float" office:value="0.13654480406257">
                <text:p>0.13654480406257</text:p>
              </table:table-cell>
            </table:table-row>
            <table:table-row>
              <table:table-cell office:value-type="string">
                <text:p>Row 740</text:p>
              </table:table-cell>
              <table:table-cell office:value-type="float" office:value="9820.45898438">
                <text:p>9820.45898438</text:p>
              </table:table-cell>
              <table:table-cell office:value-type="float" office:value="1.#NAN">
                <text:p>1.#NAN</text:p>
              </table:table-cell>
              <table:table-cell office:value-type="float" office:value="0.134202106144748">
                <text:p>0.134202106144748</text:p>
              </table:table-cell>
            </table:table-row>
            <table:table-row>
              <table:table-cell office:value-type="string">
                <text:p>Row 741</text:p>
              </table:table-cell>
              <table:table-cell office:value-type="float" office:value="9779.40429688">
                <text:p>9779.40429688</text:p>
              </table:table-cell>
              <table:table-cell office:value-type="float" office:value="1.#NAN">
                <text:p>1.#NAN</text:p>
              </table:table-cell>
              <table:table-cell office:value-type="float" office:value="0.13990615695286">
                <text:p>0.13990615695286</text:p>
              </table:table-cell>
            </table:table-row>
            <table:table-row>
              <table:table-cell office:value-type="string">
                <text:p>Row 742</text:p>
              </table:table-cell>
              <table:table-cell office:value-type="float" office:value="9735.078125">
                <text:p>9735.078125</text:p>
              </table:table-cell>
              <table:table-cell office:value-type="float" office:value="1.#NAN">
                <text:p>1.#NAN</text:p>
              </table:table-cell>
              <table:table-cell office:value-type="float" office:value="0.143731654059496">
                <text:p>0.143731654059496</text:p>
              </table:table-cell>
            </table:table-row>
            <table:table-row>
              <table:table-cell office:value-type="string">
                <text:p>Row 743</text:p>
              </table:table-cell>
              <table:table-cell office:value-type="float" office:value="9697.03125">
                <text:p>9697.03125</text:p>
              </table:table-cell>
              <table:table-cell office:value-type="float" office:value="1.#NAN">
                <text:p>1.#NAN</text:p>
              </table:table-cell>
              <table:table-cell office:value-type="float" office:value="0.149691630805244">
                <text:p>0.149691630805244</text:p>
              </table:table-cell>
            </table:table-row>
            <table:table-row>
              <table:table-cell office:value-type="string">
                <text:p>Row 744</text:p>
              </table:table-cell>
              <table:table-cell office:value-type="float" office:value="9645.06835938">
                <text:p>9645.06835938</text:p>
              </table:table-cell>
              <table:table-cell office:value-type="float" office:value="1.#NAN">
                <text:p>1.#NAN</text:p>
              </table:table-cell>
              <table:table-cell office:value-type="float" office:value="0.149653564609077">
                <text:p>0.149653564609077</text:p>
              </table:table-cell>
            </table:table-row>
            <table:table-row>
              <table:table-cell office:value-type="string">
                <text:p>Row 745</text:p>
              </table:table-cell>
              <table:table-cell office:value-type="float" office:value="9601.66992188">
                <text:p>9601.66992188</text:p>
              </table:table-cell>
              <table:table-cell office:value-type="float" office:value="1.#NAN">
                <text:p>1.#NAN</text:p>
              </table:table-cell>
              <table:table-cell office:value-type="float" office:value="0.149454434402994">
                <text:p>0.149454434402994</text:p>
              </table:table-cell>
            </table:table-row>
            <table:table-row>
              <table:table-cell office:value-type="string">
                <text:p>Row 746</text:p>
              </table:table-cell>
              <table:table-cell office:value-type="float" office:value="9556.57226563">
                <text:p>9556.57226563</text:p>
              </table:table-cell>
              <table:table-cell office:value-type="float" office:value="1.#NAN">
                <text:p>1.#NAN</text:p>
              </table:table-cell>
              <table:table-cell office:value-type="float" office:value="0.147522250621834">
                <text:p>0.147522250621834</text:p>
              </table:table-cell>
            </table:table-row>
            <table:table-row>
              <table:table-cell office:value-type="string">
                <text:p>Row 747</text:p>
              </table:table-cell>
              <table:table-cell office:value-type="float" office:value="9511.25976563">
                <text:p>9511.25976563</text:p>
              </table:table-cell>
              <table:table-cell office:value-type="float" office:value="1.#NAN">
                <text:p>1.#NAN</text:p>
              </table:table-cell>
              <table:table-cell office:value-type="float" office:value="0.149612136183647">
                <text:p>0.149612136183647</text:p>
              </table:table-cell>
            </table:table-row>
            <table:table-row>
              <table:table-cell office:value-type="string">
                <text:p>Row 748</text:p>
              </table:table-cell>
              <table:table-cell office:value-type="float" office:value="9471.20117188">
                <text:p>9471.20117188</text:p>
              </table:table-cell>
              <table:table-cell office:value-type="float" office:value="1.#NAN">
                <text:p>1.#NAN</text:p>
              </table:table-cell>
              <table:table-cell office:value-type="float" office:value="0.150185655540173">
                <text:p>0.150185655540173</text:p>
              </table:table-cell>
            </table:table-row>
            <table:table-row>
              <table:table-cell office:value-type="string">
                <text:p>Row 749</text:p>
              </table:table-cell>
              <table:table-cell office:value-type="float" office:value="9426.58203125">
                <text:p>9426.58203125</text:p>
              </table:table-cell>
              <table:table-cell office:value-type="float" office:value="1.#NAN">
                <text:p>1.#NAN</text:p>
              </table:table-cell>
              <table:table-cell office:value-type="float" office:value="0.153813374962701">
                <text:p>0.153813374962701</text:p>
              </table:table-cell>
            </table:table-row>
            <table:table-row>
              <table:table-cell office:value-type="string">
                <text:p>Row 750</text:p>
              </table:table-cell>
              <table:table-cell office:value-type="float" office:value="9376.31835938">
                <text:p>9376.31835938</text:p>
              </table:table-cell>
              <table:table-cell office:value-type="float" office:value="1.#NAN">
                <text:p>1.#NAN</text:p>
              </table:table-cell>
              <table:table-cell office:value-type="float" office:value="0.157420470912785">
                <text:p>0.157420470912785</text:p>
              </table:table-cell>
            </table:table-row>
            <table:table-row>
              <table:table-cell office:value-type="string">
                <text:p>Row 751</text:p>
              </table:table-cell>
              <table:table-cell office:value-type="float" office:value="9336.1328125">
                <text:p>9336.1328125</text:p>
              </table:table-cell>
              <table:table-cell office:value-type="float" office:value="1.#NAN">
                <text:p>1.#NAN</text:p>
              </table:table-cell>
              <table:table-cell office:value-type="float" office:value="0.166721770115374">
                <text:p>0.166721770115374</text:p>
              </table:table-cell>
            </table:table-row>
            <table:table-row>
              <table:table-cell office:value-type="string">
                <text:p>Row 752</text:p>
              </table:table-cell>
              <table:table-cell office:value-type="float" office:value="9291.6015625">
                <text:p>9291.6015625</text:p>
              </table:table-cell>
              <table:table-cell office:value-type="float" office:value="1.#NAN">
                <text:p>1.#NAN</text:p>
              </table:table-cell>
              <table:table-cell office:value-type="float" office:value="0.174737825290472">
                <text:p>0.174737825290472</text:p>
              </table:table-cell>
            </table:table-row>
            <table:table-row>
              <table:table-cell office:value-type="string">
                <text:p>Row 753</text:p>
              </table:table-cell>
              <table:table-cell office:value-type="float" office:value="9248.29101563">
                <text:p>9248.29101563</text:p>
              </table:table-cell>
              <table:table-cell office:value-type="float" office:value="1.#NAN">
                <text:p>1.#NAN</text:p>
              </table:table-cell>
              <table:table-cell office:value-type="float" office:value="0.182484984493393">
                <text:p>0.182484984493393</text:p>
              </table:table-cell>
            </table:table-row>
            <table:table-row>
              <table:table-cell office:value-type="string">
                <text:p>Row 754</text:p>
              </table:table-cell>
              <table:table-cell office:value-type="float" office:value="9207.09960938">
                <text:p>9207.09960938</text:p>
              </table:table-cell>
              <table:table-cell office:value-type="float" office:value="1.#NAN">
                <text:p>1.#NAN</text:p>
              </table:table-cell>
              <table:table-cell office:value-type="float" office:value="0.185006272135338">
                <text:p>0.185006272135338</text:p>
              </table:table-cell>
            </table:table-row>
            <table:table-row>
              <table:table-cell office:value-type="string">
                <text:p>Row 755</text:p>
              </table:table-cell>
              <table:table-cell office:value-type="float" office:value="9161.27929688">
                <text:p>9161.27929688</text:p>
              </table:table-cell>
              <table:table-cell office:value-type="float" office:value="1.#NAN">
                <text:p>1.#NAN</text:p>
              </table:table-cell>
              <table:table-cell office:value-type="float" office:value="0.19075455433283">
                <text:p>0.19075455433283</text:p>
              </table:table-cell>
            </table:table-row>
            <table:table-row>
              <table:table-cell office:value-type="string">
                <text:p>Row 756</text:p>
              </table:table-cell>
              <table:table-cell office:value-type="float" office:value="9109.27734375">
                <text:p>9109.27734375</text:p>
              </table:table-cell>
              <table:table-cell office:value-type="float" office:value="1.#NAN">
                <text:p>1.#NAN</text:p>
              </table:table-cell>
              <table:table-cell office:value-type="float" office:value="0.194486679707018">
                <text:p>0.194486679707018</text:p>
              </table:table-cell>
            </table:table-row>
            <table:table-row>
              <table:table-cell office:value-type="string">
                <text:p>Row 757</text:p>
              </table:table-cell>
              <table:table-cell office:value-type="float" office:value="9057.37304688">
                <text:p>9057.37304688</text:p>
              </table:table-cell>
              <table:table-cell office:value-type="float" office:value="1.#NAN">
                <text:p>1.#NAN</text:p>
              </table:table-cell>
              <table:table-cell office:value-type="float" office:value="0.196077905877523">
                <text:p>0.196077905877523</text:p>
              </table:table-cell>
            </table:table-row>
            <table:table-row>
              <table:table-cell office:value-type="string">
                <text:p>Row 758</text:p>
              </table:table-cell>
              <table:table-cell office:value-type="float" office:value="9015.9765625">
                <text:p>9015.9765625</text:p>
              </table:table-cell>
              <table:table-cell office:value-type="float" office:value="1.#NAN">
                <text:p>1.#NAN</text:p>
              </table:table-cell>
              <table:table-cell office:value-type="float" office:value="0.202972961952653">
                <text:p>0.202972961952653</text:p>
              </table:table-cell>
            </table:table-row>
            <table:table-row>
              <table:table-cell office:value-type="string">
                <text:p>Row 759</text:p>
              </table:table-cell>
              <table:table-cell office:value-type="float" office:value="8975.87890625">
                <text:p>8975.87890625</text:p>
              </table:table-cell>
              <table:table-cell office:value-type="float" office:value="1.#NAN">
                <text:p>1.#NAN</text:p>
              </table:table-cell>
              <table:table-cell office:value-type="float" office:value="0.215549272297248">
                <text:p>0.215549272297248</text:p>
              </table:table-cell>
            </table:table-row>
            <table:table-row>
              <table:table-cell office:value-type="string">
                <text:p>Row 760</text:p>
              </table:table-cell>
              <table:table-cell office:value-type="float" office:value="8931.9140625">
                <text:p>8931.9140625</text:p>
              </table:table-cell>
              <table:table-cell office:value-type="float" office:value="1.#NAN">
                <text:p>1.#NAN</text:p>
              </table:table-cell>
              <table:table-cell office:value-type="float" office:value="0.220031353803176">
                <text:p>0.220031353803176</text:p>
              </table:table-cell>
            </table:table-row>
            <table:table-row>
              <table:table-cell office:value-type="string">
                <text:p>Row 761</text:p>
              </table:table-cell>
              <table:table-cell office:value-type="float" office:value="8887.50976563">
                <text:p>8887.50976563</text:p>
              </table:table-cell>
              <table:table-cell office:value-type="float" office:value="1.#NAN">
                <text:p>1.#NAN</text:p>
              </table:table-cell>
              <table:table-cell office:value-type="float" office:value="0.225684742092364">
                <text:p>0.225684742092364</text:p>
              </table:table-cell>
            </table:table-row>
            <table:table-row>
              <table:table-cell office:value-type="string">
                <text:p>Row 762</text:p>
              </table:table-cell>
              <table:table-cell office:value-type="float" office:value="8841.81640625">
                <text:p>8841.81640625</text:p>
              </table:table-cell>
              <table:table-cell office:value-type="float" office:value="1.#NAN">
                <text:p>1.#NAN</text:p>
              </table:table-cell>
              <table:table-cell office:value-type="float" office:value="0.237420209904052">
                <text:p>0.237420209904052</text:p>
              </table:table-cell>
            </table:table-row>
            <table:table-row>
              <table:table-cell office:value-type="string">
                <text:p>Row 763</text:p>
              </table:table-cell>
              <table:table-cell office:value-type="float" office:value="8799.3359375">
                <text:p>8799.3359375</text:p>
              </table:table-cell>
              <table:table-cell office:value-type="float" office:value="1.#NAN">
                <text:p>1.#NAN</text:p>
              </table:table-cell>
              <table:table-cell office:value-type="float" office:value="0.240533606915291">
                <text:p>0.240533606915291</text:p>
              </table:table-cell>
            </table:table-row>
            <table:table-row>
              <table:table-cell office:value-type="string">
                <text:p>Row 764</text:p>
              </table:table-cell>
              <table:table-cell office:value-type="float" office:value="8756.3671875">
                <text:p>8756.3671875</text:p>
              </table:table-cell>
              <table:table-cell office:value-type="float" office:value="1.#NAN">
                <text:p>1.#NAN</text:p>
              </table:table-cell>
              <table:table-cell office:value-type="float" office:value="0.24749275512136">
                <text:p>0.24749275512136</text:p>
              </table:table-cell>
            </table:table-row>
            <table:table-row>
              <table:table-cell office:value-type="string">
                <text:p>Row 765</text:p>
              </table:table-cell>
              <table:table-cell office:value-type="float" office:value="8710.91796875">
                <text:p>8710.91796875</text:p>
              </table:table-cell>
              <table:table-cell office:value-type="float" office:value="1.#NAN">
                <text:p>1.#NAN</text:p>
              </table:table-cell>
              <table:table-cell office:value-type="float" office:value="0.252047007874028">
                <text:p>0.252047007874028</text:p>
              </table:table-cell>
            </table:table-row>
            <table:table-row>
              <table:table-cell office:value-type="string">
                <text:p>Row 766</text:p>
              </table:table-cell>
              <table:table-cell office:value-type="float" office:value="8666.65039063">
                <text:p>8666.65039063</text:p>
              </table:table-cell>
              <table:table-cell office:value-type="float" office:value="1.#NAN">
                <text:p>1.#NAN</text:p>
              </table:table-cell>
              <table:table-cell office:value-type="float" office:value="0.258745104867927">
                <text:p>0.258745104867927</text:p>
              </table:table-cell>
            </table:table-row>
            <table:table-row>
              <table:table-cell office:value-type="string">
                <text:p>Row 767</text:p>
              </table:table-cell>
              <table:table-cell office:value-type="float" office:value="8622.13867188">
                <text:p>8622.13867188</text:p>
              </table:table-cell>
              <table:table-cell office:value-type="float" office:value="1.#NAN">
                <text:p>1.#NAN</text:p>
              </table:table-cell>
              <table:table-cell office:value-type="float" office:value="0.258630237835512">
                <text:p>0.258630237835512</text:p>
              </table:table-cell>
            </table:table-row>
            <table:table-row>
              <table:table-cell office:value-type="string">
                <text:p>Row 768</text:p>
              </table:table-cell>
              <table:table-cell office:value-type="float" office:value="8575.96679688">
                <text:p>8575.96679688</text:p>
              </table:table-cell>
              <table:table-cell office:value-type="float" office:value="1.#NAN">
                <text:p>1.#NAN</text:p>
              </table:table-cell>
              <table:table-cell office:value-type="float" office:value="0.268655462016805">
                <text:p>0.268655462016805</text:p>
              </table:table-cell>
            </table:table-row>
            <table:table-row>
              <table:table-cell office:value-type="string">
                <text:p>Row 769</text:p>
              </table:table-cell>
              <table:table-cell office:value-type="float" office:value="8416.46484375">
                <text:p>8416.46484375</text:p>
              </table:table-cell>
              <table:table-cell office:value-type="float" office:value="1.#NAN">
                <text:p>1.#NAN</text:p>
              </table:table-cell>
              <table:table-cell office:value-type="float" office:value="0.280145753284187">
                <text:p>0.280145753284187</text:p>
              </table:table-cell>
            </table:table-row>
            <table:table-row>
              <table:table-cell office:value-type="string">
                <text:p>Row 770</text:p>
              </table:table-cell>
              <table:table-cell office:value-type="float" office:value="8376.59179688">
                <text:p>8376.59179688</text:p>
              </table:table-cell>
              <table:table-cell office:value-type="float" office:value="1.#NAN">
                <text:p>1.#NAN</text:p>
              </table:table-cell>
              <table:table-cell office:value-type="float" office:value="0.299533620149932">
                <text:p>0.299533620149932</text:p>
              </table:table-cell>
            </table:table-row>
            <table:table-row>
              <table:table-cell office:value-type="string">
                <text:p>Row 771</text:p>
              </table:table-cell>
              <table:table-cell office:value-type="float" office:value="8336.3671875">
                <text:p>8336.3671875</text:p>
              </table:table-cell>
              <table:table-cell office:value-type="float" office:value="1.#NAN">
                <text:p>1.#NAN</text:p>
              </table:table-cell>
              <table:table-cell office:value-type="float" office:value="0.31932745034594">
                <text:p>0.31932745034594</text:p>
              </table:table-cell>
            </table:table-row>
            <table:table-row>
              <table:table-cell office:value-type="string">
                <text:p>Row 772</text:p>
              </table:table-cell>
              <table:table-cell office:value-type="float" office:value="8297.36328125">
                <text:p>8297.36328125</text:p>
              </table:table-cell>
              <table:table-cell office:value-type="float" office:value="1.#NAN">
                <text:p>1.#NAN</text:p>
              </table:table-cell>
              <table:table-cell office:value-type="float" office:value="0.338842494447464">
                <text:p>0.338842494447464</text:p>
              </table:table-cell>
            </table:table-row>
            <table:table-row>
              <table:table-cell office:value-type="string">
                <text:p>Row 773</text:p>
              </table:table-cell>
              <table:table-cell office:value-type="float" office:value="8260.95703125">
                <text:p>8260.95703125</text:p>
              </table:table-cell>
              <table:table-cell office:value-type="float" office:value="1.#NAN">
                <text:p>1.#NAN</text:p>
              </table:table-cell>
              <table:table-cell office:value-type="float" office:value="0.313376762094424">
                <text:p>0.313376762094424</text:p>
              </table:table-cell>
            </table:table-row>
            <table:table-row>
              <table:table-cell office:value-type="string">
                <text:p>Row 774</text:p>
              </table:table-cell>
              <table:table-cell office:value-type="float" office:value="8221.97265625">
                <text:p>8221.97265625</text:p>
              </table:table-cell>
              <table:table-cell office:value-type="float" office:value="1.#NAN">
                <text:p>1.#NAN</text:p>
              </table:table-cell>
              <table:table-cell office:value-type="float" office:value="0.341504629019858">
                <text:p>0.341504629019858</text:p>
              </table:table-cell>
            </table:table-row>
            <table:table-row>
              <table:table-cell office:value-type="string">
                <text:p>Row 775</text:p>
              </table:table-cell>
              <table:table-cell office:value-type="float" office:value="8186.65039063">
                <text:p>8186.65039063</text:p>
              </table:table-cell>
              <table:table-cell office:value-type="float" office:value="1.#NAN">
                <text:p>1.#NAN</text:p>
              </table:table-cell>
              <table:table-cell office:value-type="float" office:value="0.339533653758011">
                <text:p>0.339533653758011</text:p>
              </table:table-cell>
            </table:table-row>
            <table:table-row>
              <table:table-cell office:value-type="string">
                <text:p>Row 776</text:p>
              </table:table-cell>
              <table:table-cell office:value-type="float" office:value="8146.37646484">
                <text:p>8146.37646484</text:p>
              </table:table-cell>
              <table:table-cell office:value-type="float" office:value="1.#NAN">
                <text:p>1.#NAN</text:p>
              </table:table-cell>
              <table:table-cell office:value-type="float" office:value="0.353125237438398">
                <text:p>0.353125237438398</text:p>
              </table:table-cell>
            </table:table-row>
            <table:table-row>
              <table:table-cell office:value-type="string">
                <text:p>Row 777</text:p>
              </table:table-cell>
              <table:table-cell office:value-type="float" office:value="8111.76757813">
                <text:p>8111.76757813</text:p>
              </table:table-cell>
              <table:table-cell office:value-type="float" office:value="1.#NAN">
                <text:p>1.#NAN</text:p>
              </table:table-cell>
              <table:table-cell office:value-type="float" office:value="0.346225294278444">
                <text:p>0.346225294278444</text:p>
              </table:table-cell>
            </table:table-row>
            <table:table-row>
              <table:table-cell office:value-type="string">
                <text:p>Row 778</text:p>
              </table:table-cell>
              <table:table-cell office:value-type="float" office:value="8076.49414063">
                <text:p>8076.49414063</text:p>
              </table:table-cell>
              <table:table-cell office:value-type="float" office:value="1.#NAN">
                <text:p>1.#NAN</text:p>
              </table:table-cell>
              <table:table-cell office:value-type="float" office:value="0.364959473505146">
                <text:p>0.364959473505146</text:p>
              </table:table-cell>
            </table:table-row>
            <table:table-row>
              <table:table-cell office:value-type="string">
                <text:p>Row 779</text:p>
              </table:table-cell>
              <table:table-cell office:value-type="float" office:value="8036.70898438">
                <text:p>8036.70898438</text:p>
              </table:table-cell>
              <table:table-cell office:value-type="float" office:value="1.#NAN">
                <text:p>1.#NAN</text:p>
              </table:table-cell>
              <table:table-cell office:value-type="float" office:value="0.365695953308489">
                <text:p>0.365695953308489</text:p>
              </table:table-cell>
            </table:table-row>
            <table:table-row>
              <table:table-cell office:value-type="string">
                <text:p>Row 780</text:p>
              </table:table-cell>
              <table:table-cell office:value-type="float" office:value="7997.8125">
                <text:p>7997.8125</text:p>
              </table:table-cell>
              <table:table-cell office:value-type="float" office:value="1.#NAN">
                <text:p>1.#NAN</text:p>
              </table:table-cell>
              <table:table-cell office:value-type="float" office:value="0.383680885986443">
                <text:p>0.383680885986443</text:p>
              </table:table-cell>
            </table:table-row>
            <table:table-row>
              <table:table-cell office:value-type="string">
                <text:p>Row 781</text:p>
              </table:table-cell>
              <table:table-cell office:value-type="float" office:value="7952.1875">
                <text:p>7952.1875</text:p>
              </table:table-cell>
              <table:table-cell office:value-type="float" office:value="1.#NAN">
                <text:p>1.#NAN</text:p>
              </table:table-cell>
              <table:table-cell office:value-type="float" office:value="0.396480939304541">
                <text:p>0.396480939304541</text:p>
              </table:table-cell>
            </table:table-row>
            <table:table-row>
              <table:table-cell office:value-type="string">
                <text:p>Row 782</text:p>
              </table:table-cell>
              <table:table-cell office:value-type="float" office:value="7911.81640625">
                <text:p>7911.81640625</text:p>
              </table:table-cell>
              <table:table-cell office:value-type="float" office:value="1.#NAN">
                <text:p>1.#NAN</text:p>
              </table:table-cell>
              <table:table-cell office:value-type="float" office:value="0.406491376609005">
                <text:p>0.406491376609005</text:p>
              </table:table-cell>
            </table:table-row>
            <table:table-row>
              <table:table-cell office:value-type="string">
                <text:p>Row 783</text:p>
              </table:table-cell>
              <table:table-cell office:value-type="float" office:value="7866.94335938">
                <text:p>7866.94335938</text:p>
              </table:table-cell>
              <table:table-cell office:value-type="float" office:value="1.#NAN">
                <text:p>1.#NAN</text:p>
              </table:table-cell>
              <table:table-cell office:value-type="float" office:value="0.412844135261461">
                <text:p>0.412844135261461</text:p>
              </table:table-cell>
            </table:table-row>
            <table:table-row>
              <table:table-cell office:value-type="string">
                <text:p>Row 784</text:p>
              </table:table-cell>
              <table:table-cell office:value-type="float" office:value="7822.45117188">
                <text:p>7822.45117188</text:p>
              </table:table-cell>
              <table:table-cell office:value-type="float" office:value="1.#NAN">
                <text:p>1.#NAN</text:p>
              </table:table-cell>
              <table:table-cell office:value-type="float" office:value="0.42268881472041">
                <text:p>0.42268881472041</text:p>
              </table:table-cell>
            </table:table-row>
            <table:table-row>
              <table:table-cell office:value-type="string">
                <text:p>Row 785</text:p>
              </table:table-cell>
              <table:table-cell office:value-type="float" office:value="7771.5234375">
                <text:p>7771.5234375</text:p>
              </table:table-cell>
              <table:table-cell office:value-type="float" office:value="1.#NAN">
                <text:p>1.#NAN</text:p>
              </table:table-cell>
              <table:table-cell office:value-type="float" office:value="0.425060763930444">
                <text:p>0.425060763930444</text:p>
              </table:table-cell>
            </table:table-row>
            <table:table-row>
              <table:table-cell office:value-type="string">
                <text:p>Row 786</text:p>
              </table:table-cell>
              <table:table-cell office:value-type="float" office:value="7722.94921875">
                <text:p>7722.94921875</text:p>
              </table:table-cell>
              <table:table-cell office:value-type="float" office:value="1.#NAN">
                <text:p>1.#NAN</text:p>
              </table:table-cell>
              <table:table-cell office:value-type="float" office:value="0.439407789121231">
                <text:p>0.439407789121231</text:p>
              </table:table-cell>
            </table:table-row>
            <table:table-row>
              <table:table-cell office:value-type="string">
                <text:p>Row 787</text:p>
              </table:table-cell>
              <table:table-cell office:value-type="float" office:value="7667.20703125">
                <text:p>7667.20703125</text:p>
              </table:table-cell>
              <table:table-cell office:value-type="float" office:value="1.#NAN">
                <text:p>1.#NAN</text:p>
              </table:table-cell>
              <table:table-cell office:value-type="float" office:value="0.443394821102805">
                <text:p>0.443394821102805</text:p>
              </table:table-cell>
            </table:table-row>
            <table:table-row>
              <table:table-cell office:value-type="string">
                <text:p>Row 788</text:p>
              </table:table-cell>
              <table:table-cell office:value-type="float" office:value="7613.72070313">
                <text:p>7613.72070313</text:p>
              </table:table-cell>
              <table:table-cell office:value-type="float" office:value="1.#NAN">
                <text:p>1.#NAN</text:p>
              </table:table-cell>
              <table:table-cell office:value-type="float" office:value="0.468584206202255">
                <text:p>0.468584206202255</text:p>
              </table:table-cell>
            </table:table-row>
            <table:table-row>
              <table:table-cell office:value-type="string">
                <text:p>Row 789</text:p>
              </table:table-cell>
              <table:table-cell office:value-type="float" office:value="7558.65234375">
                <text:p>7558.65234375</text:p>
              </table:table-cell>
              <table:table-cell office:value-type="float" office:value="1.#NAN">
                <text:p>1.#NAN</text:p>
              </table:table-cell>
              <table:table-cell office:value-type="float" office:value="0.445951345649774">
                <text:p>0.445951345649774</text:p>
              </table:table-cell>
            </table:table-row>
            <table:table-row>
              <table:table-cell office:value-type="string">
                <text:p>Row 790</text:p>
              </table:table-cell>
              <table:table-cell office:value-type="float" office:value="7506.93359375">
                <text:p>7506.93359375</text:p>
              </table:table-cell>
              <table:table-cell office:value-type="float" office:value="1.#NAN">
                <text:p>1.#NAN</text:p>
              </table:table-cell>
              <table:table-cell office:value-type="float" office:value="0.465262963911856">
                <text:p>0.465262963911856</text:p>
              </table:table-cell>
            </table:table-row>
            <table:table-row>
              <table:table-cell office:value-type="string">
                <text:p>Row 791</text:p>
              </table:table-cell>
              <table:table-cell office:value-type="float" office:value="7450.60546875">
                <text:p>7450.60546875</text:p>
              </table:table-cell>
              <table:table-cell office:value-type="float" office:value="1.#NAN">
                <text:p>1.#NAN</text:p>
              </table:table-cell>
              <table:table-cell office:value-type="float" office:value="0.473721686830788">
                <text:p>0.473721686830788</text:p>
              </table:table-cell>
            </table:table-row>
            <table:table-row>
              <table:table-cell office:value-type="string">
                <text:p>Row 792</text:p>
              </table:table-cell>
              <table:table-cell office:value-type="float" office:value="7386.92382813">
                <text:p>7386.92382813</text:p>
              </table:table-cell>
              <table:table-cell office:value-type="float" office:value="1.#NAN">
                <text:p>1.#NAN</text:p>
              </table:table-cell>
              <table:table-cell office:value-type="float" office:value="0.478842340107232">
                <text:p>0.478842340107232</text:p>
              </table:table-cell>
            </table:table-row>
            <table:table-row>
              <table:table-cell office:value-type="string">
                <text:p>Row 793</text:p>
              </table:table-cell>
              <table:table-cell office:value-type="float" office:value="7337.20703125">
                <text:p>7337.20703125</text:p>
              </table:table-cell>
              <table:table-cell office:value-type="float" office:value="1.#NAN">
                <text:p>1.#NAN</text:p>
              </table:table-cell>
              <table:table-cell office:value-type="float" office:value="0.477207417426845">
                <text:p>0.477207417426845</text:p>
              </table:table-cell>
            </table:table-row>
            <table:table-row>
              <table:table-cell office:value-type="string">
                <text:p>Row 794</text:p>
              </table:table-cell>
              <table:table-cell office:value-type="float" office:value="7279.5703125">
                <text:p>7279.5703125</text:p>
              </table:table-cell>
              <table:table-cell office:value-type="float" office:value="1.#NAN">
                <text:p>1.#NAN</text:p>
              </table:table-cell>
              <table:table-cell office:value-type="float" office:value="0.477369685802764">
                <text:p>0.477369685802764</text:p>
              </table:table-cell>
            </table:table-row>
            <table:table-row>
              <table:table-cell office:value-type="string">
                <text:p>Row 795</text:p>
              </table:table-cell>
              <table:table-cell office:value-type="float" office:value="7226.43554688">
                <text:p>7226.43554688</text:p>
              </table:table-cell>
              <table:table-cell office:value-type="float" office:value="1.#NAN">
                <text:p>1.#NAN</text:p>
              </table:table-cell>
              <table:table-cell office:value-type="float" office:value="0.500939731296129">
                <text:p>0.500939731296129</text:p>
              </table:table-cell>
            </table:table-row>
            <table:table-row>
              <table:table-cell office:value-type="string">
                <text:p>Row 796</text:p>
              </table:table-cell>
              <table:table-cell office:value-type="float" office:value="7182.20703125">
                <text:p>7182.20703125</text:p>
              </table:table-cell>
              <table:table-cell office:value-type="float" office:value="1.#NAN">
                <text:p>1.#NAN</text:p>
              </table:table-cell>
              <table:table-cell office:value-type="float" office:value="0.508955537648336">
                <text:p>0.508955537648336</text:p>
              </table:table-cell>
            </table:table-row>
            <table:table-row>
              <table:table-cell office:value-type="string">
                <text:p>Row 797</text:p>
              </table:table-cell>
              <table:table-cell office:value-type="float" office:value="7133.70117188">
                <text:p>7133.70117188</text:p>
              </table:table-cell>
              <table:table-cell office:value-type="float" office:value="1.#NAN">
                <text:p>1.#NAN</text:p>
              </table:table-cell>
              <table:table-cell office:value-type="float" office:value="0.523909174587006">
                <text:p>0.523909174587006</text:p>
              </table:table-cell>
            </table:table-row>
            <table:table-row>
              <table:table-cell office:value-type="string">
                <text:p>Row 798</text:p>
              </table:table-cell>
              <table:table-cell office:value-type="float" office:value="7084.296875">
                <text:p>7084.296875</text:p>
              </table:table-cell>
              <table:table-cell office:value-type="float" office:value="1.#NAN">
                <text:p>1.#NAN</text:p>
              </table:table-cell>
              <table:table-cell office:value-type="float" office:value="0.52607748">
                <text:p>0.52607748</text:p>
              </table:table-cell>
            </table:table-row>
          </table:table-rows>
        </table:table>
      </chart:chart>
    </office:char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0.7999992370605pt" style:font-family-asian="'Lucida Sans Unicode'" style:font-family-generic-asian="system" style:font-pitch-asian="variable" style:font-size-asian="20.7999992370605pt" style:font-family-complex="Tahoma" style:font-family-generic-complex="system" style:font-pitch-complex="variable" style:font-size-complex="20.7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.60000038146973pt" style:font-family-asian="'Lucida Sans Unicode'" style:font-family-generic-asian="system" style:font-pitch-asian="variable" style:font-size-asian="9.60000038146973pt" style:font-family-complex="Tahoma" style:font-family-generic-complex="system" style:font-pitch-complex="variable" style:font-size-complex="9.6000003814697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6500" chart:maximum="12500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1999998092651pt" style:font-family-asian="'Lucida Sans Unicode'" style:font-family-generic-asian="system" style:font-pitch-asian="variable" style:font-size-asian="11.1999998092651pt" style:font-family-complex="Tahoma" style:font-family-generic-complex="system" style:font-pitch-complex="variable" style:font-size-complex="11.1999998092651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4.3999996185303pt" style:font-family-asian="'Lucida Sans Unicode'" style:font-family-generic-asian="system" style:font-pitch-asian="variable" style:font-size-asian="14.3999996185303pt" style:font-family-complex="Tahoma" style:font-family-generic-complex="system" style:font-pitch-complex="variable" style:font-size-complex="14.3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1999998092651pt" style:font-family-asian="'Lucida Sans Unicode'" style:font-family-generic-asian="system" style:font-pitch-asian="variable" style:font-size-asian="11.1999998092651pt" style:font-family-complex="Tahoma" style:font-family-generic-complex="system" style:font-pitch-complex="variable" style:font-size-complex="11.1999998092651pt"/>
    </style:style>
    <style:style style:name="ch8" style:family="chart">
      <style:graphic-properties draw:fill-color="#993366"/>
      <style:text-properties fo:font-family="Arial" style:font-family-generic="swiss" style:font-pitch="variable" fo:font-size="9.60000038146973pt" style:font-family-asian="'Lucida Sans Unicode'" style:font-family-generic-asian="system" style:font-pitch-asian="variable" style:font-size-asian="9.60000038146973pt" style:font-family-complex="Tahoma" style:font-family-generic-complex="system" style:font-pitch-complex="variable" style:font-size-complex="9.60000038146973pt"/>
    </style:style>
    <style:style style:name="ch9" style:family="chart">
      <style:graphic-properties draw:fill-color="#ffffcc"/>
      <style:text-properties fo:font-family="Arial" style:font-family-generic="swiss" style:font-pitch="variable" fo:font-size="9.60000038146973pt" style:font-family-asian="'Lucida Sans Unicode'" style:font-family-generic-asian="system" style:font-pitch-asian="variable" style:font-size-asian="9.60000038146973pt" style:font-family-complex="Tahoma" style:font-family-generic-complex="system" style:font-pitch-complex="variable" style:font-size-complex="9.60000038146973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2.295cm" svg:height="11.185cm" chart:class="chart:scatter" chart:style-name="ch1">
        <chart:title svg:x="4.717cm" svg:y="0.222cm" chart:style-name="ch2">
          <text:p>Poussée</text:p>
        </chart:title>
        <chart:legend chart:legend-position="end" svg:x="9.47cm" svg:y="2.186cm" chart:style-name="ch3"/>
        <chart:plot-area chart:style-name="ch4" table:cell-range-address="Feuille1.$V$606:.$X$798" chart:data-source-has-labels="row" chart:table-number-list="0" svg:x="0.243cm" svg:y="1.504cm" svg:width="11.201cm" svg:height="9.459cm">
          <chart:axis chart:dimension="x" chart:name="primary-x" chart:style-name="ch5">
            <chart:title svg:x="6.193cm" svg:y="10.388cm" chart:style-name="ch6">
              <text:p>RPM</text:p>
            </chart:title>
            <chart:categories table:cell-range-address="local-table.A2:.A193"/>
          </chart:axis>
          <chart:axis chart:dimension="y" chart:name="primary-y" chart:style-name="ch7">
            <chart:title svg:x="0.243cm" svg:y="7.062cm" chart:style-name="ch6">
              <text:p>Poussée en N</text:p>
            </chart:title>
            <chart:grid chart:class="major"/>
          </chart:axis>
          <chart:series chart:style-name="ch8">
            <chart:domain/>
            <chart:data-point chart:repeated="192"/>
          </chart:series>
          <chart:series chart:style-name="ch9">
            <chart:data-point chart:repeated="19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PM</text:p>
              </table:table-cell>
              <table:table-cell office:value-type="string">
                <text:p>11,1V</text:p>
              </table:table-cell>
              <table:table-cell office:value-type="string">
                <text:p>7,4V</text:p>
              </table:table-cell>
            </table:table-row>
          </table:table-header-rows>
          <table:table-rows>
            <table:table-row>
              <table:table-cell office:value-type="string">
                <text:p>Row 607</text:p>
              </table:table-cell>
              <table:table-cell office:value-type="float" office:value="12465.17578125">
                <text:p>12465.17578125</text:p>
              </table:table-cell>
              <table:table-cell office:value-type="float" office:value="0.324065941571883">
                <text:p>0.32406594157188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08</text:p>
              </table:table-cell>
              <table:table-cell office:value-type="float" office:value="12466.42578125">
                <text:p>12466.42578125</text:p>
              </table:table-cell>
              <table:table-cell office:value-type="float" office:value="0.32545430119066">
                <text:p>0.3254543011906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09</text:p>
              </table:table-cell>
              <table:table-cell office:value-type="float" office:value="12476.81640625">
                <text:p>12476.81640625</text:p>
              </table:table-cell>
              <table:table-cell office:value-type="float" office:value="0.322883603016743">
                <text:p>0.32288360301674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0</text:p>
              </table:table-cell>
              <table:table-cell office:value-type="float" office:value="12465.703125">
                <text:p>12465.703125</text:p>
              </table:table-cell>
              <table:table-cell office:value-type="float" office:value="0.324347657634237">
                <text:p>0.32434765763423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1</text:p>
              </table:table-cell>
              <table:table-cell office:value-type="float" office:value="12465.76171875">
                <text:p>12465.76171875</text:p>
              </table:table-cell>
              <table:table-cell office:value-type="float" office:value="0.32720012986868">
                <text:p>0.3272001298686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2</text:p>
              </table:table-cell>
              <table:table-cell office:value-type="float" office:value="12468.75">
                <text:p>12468.75</text:p>
              </table:table-cell>
              <table:table-cell office:value-type="float" office:value="0.32185126">
                <text:p>0.3218512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3</text:p>
              </table:table-cell>
              <table:table-cell office:value-type="float" office:value="12460.5078125">
                <text:p>12460.5078125</text:p>
              </table:table-cell>
              <table:table-cell office:value-type="float" office:value="0.320089937895374">
                <text:p>0.32008993789537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4</text:p>
              </table:table-cell>
              <table:table-cell office:value-type="float" office:value="12458.57421875">
                <text:p>12458.57421875</text:p>
              </table:table-cell>
              <table:table-cell office:value-type="float" office:value="0.323770440445206">
                <text:p>0.32377044044520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5</text:p>
              </table:table-cell>
              <table:table-cell office:value-type="float" office:value="12455.91796875">
                <text:p>12455.91796875</text:p>
              </table:table-cell>
              <table:table-cell office:value-type="float" office:value="0.326748878471394">
                <text:p>0.32674887847139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6</text:p>
              </table:table-cell>
              <table:table-cell office:value-type="float" office:value="12456.46484375">
                <text:p>12456.46484375</text:p>
              </table:table-cell>
              <table:table-cell office:value-type="float" office:value="0.328033487550844">
                <text:p>0.32803348755084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7</text:p>
              </table:table-cell>
              <table:table-cell office:value-type="float" office:value="12449.0625">
                <text:p>12449.0625</text:p>
              </table:table-cell>
              <table:table-cell office:value-type="float" office:value="0.327751290863748">
                <text:p>0.32775129086374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8</text:p>
              </table:table-cell>
              <table:table-cell office:value-type="float" office:value="12455.1171875">
                <text:p>12455.1171875</text:p>
              </table:table-cell>
              <table:table-cell office:value-type="float" office:value="0.326839579955881">
                <text:p>0.32683957995588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9</text:p>
              </table:table-cell>
              <table:table-cell office:value-type="float" office:value="12435.9375">
                <text:p>12435.9375</text:p>
              </table:table-cell>
              <table:table-cell office:value-type="float" office:value="0.332374228074989">
                <text:p>0.33237422807498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0</text:p>
              </table:table-cell>
              <table:table-cell office:value-type="float" office:value="12428.0078125">
                <text:p>12428.0078125</text:p>
              </table:table-cell>
              <table:table-cell office:value-type="float" office:value="0.335282971363684">
                <text:p>0.33528297136368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1</text:p>
              </table:table-cell>
              <table:table-cell office:value-type="float" office:value="12426.69921875">
                <text:p>12426.69921875</text:p>
              </table:table-cell>
              <table:table-cell office:value-type="float" office:value="0.335629212063541">
                <text:p>0.33562921206354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2</text:p>
              </table:table-cell>
              <table:table-cell office:value-type="float" office:value="12414.8828125">
                <text:p>12414.8828125</text:p>
              </table:table-cell>
              <table:table-cell office:value-type="float" office:value="0.336381951456735">
                <text:p>0.33638195145673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3</text:p>
              </table:table-cell>
              <table:table-cell office:value-type="float" office:value="12404.53125">
                <text:p>12404.53125</text:p>
              </table:table-cell>
              <table:table-cell office:value-type="float" office:value="0.336480212771881">
                <text:p>0.33648021277188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4</text:p>
              </table:table-cell>
              <table:table-cell office:value-type="float" office:value="12376.09375">
                <text:p>12376.09375</text:p>
              </table:table-cell>
              <table:table-cell office:value-type="float" office:value="0.341049027836867">
                <text:p>0.3410490278368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5</text:p>
              </table:table-cell>
              <table:table-cell office:value-type="float" office:value="12346.69921875">
                <text:p>12346.69921875</text:p>
              </table:table-cell>
              <table:table-cell office:value-type="float" office:value="0.341854621716773">
                <text:p>0.34185462171677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6</text:p>
              </table:table-cell>
              <table:table-cell office:value-type="float" office:value="12325.25390625">
                <text:p>12325.25390625</text:p>
              </table:table-cell>
              <table:table-cell office:value-type="float" office:value="0.34688300491212">
                <text:p>0.346883004912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7</text:p>
              </table:table-cell>
              <table:table-cell office:value-type="float" office:value="12335.625">
                <text:p>12335.625</text:p>
              </table:table-cell>
              <table:table-cell office:value-type="float" office:value="0.350825868657785">
                <text:p>0.35082586865778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8</text:p>
              </table:table-cell>
              <table:table-cell office:value-type="float" office:value="12315.44921875">
                <text:p>12315.44921875</text:p>
              </table:table-cell>
              <table:table-cell office:value-type="float" office:value="0.355256507279131">
                <text:p>0.3552565072791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9</text:p>
              </table:table-cell>
              <table:table-cell office:value-type="float" office:value="12316.66015625">
                <text:p>12316.66015625</text:p>
              </table:table-cell>
              <table:table-cell office:value-type="float" office:value="0.355332294767343">
                <text:p>0.35533229476734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0</text:p>
              </table:table-cell>
              <table:table-cell office:value-type="float" office:value="12289.55078125">
                <text:p>12289.55078125</text:p>
              </table:table-cell>
              <table:table-cell office:value-type="float" office:value="0.357793313105047">
                <text:p>0.35779331310504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1</text:p>
              </table:table-cell>
              <table:table-cell office:value-type="float" office:value="12265.5078125">
                <text:p>12265.5078125</text:p>
              </table:table-cell>
              <table:table-cell office:value-type="float" office:value="0.364396978082728">
                <text:p>0.3643969780827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2</text:p>
              </table:table-cell>
              <table:table-cell office:value-type="float" office:value="12247.1875">
                <text:p>12247.1875</text:p>
              </table:table-cell>
              <table:table-cell office:value-type="float" office:value="0.367944876040743">
                <text:p>0.36794487604074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3</text:p>
              </table:table-cell>
              <table:table-cell office:value-type="float" office:value="12208.3203125">
                <text:p>12208.3203125</text:p>
              </table:table-cell>
              <table:table-cell office:value-type="float" office:value="0.372367456278387">
                <text:p>0.37236745627838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4</text:p>
              </table:table-cell>
              <table:table-cell office:value-type="float" office:value="12207.03125">
                <text:p>12207.03125</text:p>
              </table:table-cell>
              <table:table-cell office:value-type="float" office:value="0.372550889814281">
                <text:p>0.37255088981428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5</text:p>
              </table:table-cell>
              <table:table-cell office:value-type="float" office:value="12187.265625">
                <text:p>12187.265625</text:p>
              </table:table-cell>
              <table:table-cell office:value-type="float" office:value="0.37547522107562">
                <text:p>0.375475221075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6</text:p>
              </table:table-cell>
              <table:table-cell office:value-type="float" office:value="12156.6796875">
                <text:p>12156.6796875</text:p>
              </table:table-cell>
              <table:table-cell office:value-type="float" office:value="0.379834823685331">
                <text:p>0.3798348236853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7</text:p>
              </table:table-cell>
              <table:table-cell office:value-type="float" office:value="12133.28125">
                <text:p>12133.28125</text:p>
              </table:table-cell>
              <table:table-cell office:value-type="float" office:value="0.383023029219361">
                <text:p>0.38302302921936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8</text:p>
              </table:table-cell>
              <table:table-cell office:value-type="float" office:value="12106.07421875">
                <text:p>12106.07421875</text:p>
              </table:table-cell>
              <table:table-cell office:value-type="float" office:value="0.385723927123138">
                <text:p>0.38572392712313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39</text:p>
              </table:table-cell>
              <table:table-cell office:value-type="float" office:value="12080.7421875">
                <text:p>12080.7421875</text:p>
              </table:table-cell>
              <table:table-cell office:value-type="float" office:value="0.390770369970408">
                <text:p>0.39077036997040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0</text:p>
              </table:table-cell>
              <table:table-cell office:value-type="float" office:value="12046.89453125">
                <text:p>12046.89453125</text:p>
              </table:table-cell>
              <table:table-cell office:value-type="float" office:value="0.396063865929371">
                <text:p>0.39606386592937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1</text:p>
              </table:table-cell>
              <table:table-cell office:value-type="float" office:value="12018.18359375">
                <text:p>12018.18359375</text:p>
              </table:table-cell>
              <table:table-cell office:value-type="float" office:value="0.40417514528715">
                <text:p>0.404175145287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2</text:p>
              </table:table-cell>
              <table:table-cell office:value-type="float" office:value="11986.07421875">
                <text:p>11986.07421875</text:p>
              </table:table-cell>
              <table:table-cell office:value-type="float" office:value="0.411970493053552">
                <text:p>0.41197049305355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3</text:p>
              </table:table-cell>
              <table:table-cell office:value-type="float" office:value="11916.38671875">
                <text:p>11916.38671875</text:p>
              </table:table-cell>
              <table:table-cell office:value-type="float" office:value="0.416550349180274">
                <text:p>0.41655034918027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4</text:p>
              </table:table-cell>
              <table:table-cell office:value-type="float" office:value="11877.01171875">
                <text:p>11877.01171875</text:p>
              </table:table-cell>
              <table:table-cell office:value-type="float" office:value="0.418939620053932">
                <text:p>0.4189396200539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5</text:p>
              </table:table-cell>
              <table:table-cell office:value-type="float" office:value="11845.8984375">
                <text:p>11845.8984375</text:p>
              </table:table-cell>
              <table:table-cell office:value-type="float" office:value="0.418720882374275">
                <text:p>0.41872088237427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6</text:p>
              </table:table-cell>
              <table:table-cell office:value-type="float" office:value="11806.69921875">
                <text:p>11806.69921875</text:p>
              </table:table-cell>
              <table:table-cell office:value-type="float" office:value="0.419146431316183">
                <text:p>0.41914643131618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7</text:p>
              </table:table-cell>
              <table:table-cell office:value-type="float" office:value="11777.3828125">
                <text:p>11777.3828125</text:p>
              </table:table-cell>
              <table:table-cell office:value-type="float" office:value="0.419195309995561">
                <text:p>0.41919530999556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8</text:p>
              </table:table-cell>
              <table:table-cell office:value-type="float" office:value="11737.5">
                <text:p>11737.5</text:p>
              </table:table-cell>
              <table:table-cell office:value-type="float" office:value="0.418053335072109">
                <text:p>0.41805333507210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49</text:p>
              </table:table-cell>
              <table:table-cell office:value-type="float" office:value="11697.0703125">
                <text:p>11697.0703125</text:p>
              </table:table-cell>
              <table:table-cell office:value-type="float" office:value="0.422689018682494">
                <text:p>0.42268901868249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0</text:p>
              </table:table-cell>
              <table:table-cell office:value-type="float" office:value="11655.13671875">
                <text:p>11655.13671875</text:p>
              </table:table-cell>
              <table:table-cell office:value-type="float" office:value="0.422853084082029">
                <text:p>0.42285308408202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1</text:p>
              </table:table-cell>
              <table:table-cell office:value-type="float" office:value="11618.3203125">
                <text:p>11618.3203125</text:p>
              </table:table-cell>
              <table:table-cell office:value-type="float" office:value="0.425088545441536">
                <text:p>0.42508854544153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2</text:p>
              </table:table-cell>
              <table:table-cell office:value-type="float" office:value="11578.359375">
                <text:p>11578.359375</text:p>
              </table:table-cell>
              <table:table-cell office:value-type="float" office:value="0.423528441989645">
                <text:p>0.42352844198964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3</text:p>
              </table:table-cell>
              <table:table-cell office:value-type="float" office:value="11538.359375">
                <text:p>11538.359375</text:p>
              </table:table-cell>
              <table:table-cell office:value-type="float" office:value="0.423595589566855">
                <text:p>0.42359558956685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4</text:p>
              </table:table-cell>
              <table:table-cell office:value-type="float" office:value="11502.63671875">
                <text:p>11502.63671875</text:p>
              </table:table-cell>
              <table:table-cell office:value-type="float" office:value="0.430030291262174">
                <text:p>0.43003029126217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5</text:p>
              </table:table-cell>
              <table:table-cell office:value-type="float" office:value="11463.45703125">
                <text:p>11463.45703125</text:p>
              </table:table-cell>
              <table:table-cell office:value-type="float" office:value="0.436266810711656">
                <text:p>0.43626681071165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6</text:p>
              </table:table-cell>
              <table:table-cell office:value-type="float" office:value="11427.265625">
                <text:p>11427.265625</text:p>
              </table:table-cell>
              <table:table-cell office:value-type="float" office:value="0.439760770707872">
                <text:p>0.43976077070787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7</text:p>
              </table:table-cell>
              <table:table-cell office:value-type="float" office:value="11397.71484375">
                <text:p>11397.71484375</text:p>
              </table:table-cell>
              <table:table-cell office:value-type="float" office:value="0.447092813152637">
                <text:p>0.44709281315263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8</text:p>
              </table:table-cell>
              <table:table-cell office:value-type="float" office:value="11357.79296875">
                <text:p>11357.79296875</text:p>
              </table:table-cell>
              <table:table-cell office:value-type="float" office:value="0.451809745931556">
                <text:p>0.45180974593155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59</text:p>
              </table:table-cell>
              <table:table-cell office:value-type="float" office:value="11337.32421875">
                <text:p>11337.32421875</text:p>
              </table:table-cell>
              <table:table-cell office:value-type="float" office:value="0.457612620212222">
                <text:p>0.4576126202122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0</text:p>
              </table:table-cell>
              <table:table-cell office:value-type="float" office:value="11307.63671875">
                <text:p>11307.63671875</text:p>
              </table:table-cell>
              <table:table-cell office:value-type="float" office:value="0.462995914360294">
                <text:p>0.46299591436029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1</text:p>
              </table:table-cell>
              <table:table-cell office:value-type="float" office:value="11277.01171875">
                <text:p>11277.01171875</text:p>
              </table:table-cell>
              <table:table-cell office:value-type="float" office:value="0.469627264735847">
                <text:p>0.46962726473584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2</text:p>
              </table:table-cell>
              <table:table-cell office:value-type="float" office:value="11238.80859375">
                <text:p>11238.80859375</text:p>
              </table:table-cell>
              <table:table-cell office:value-type="float" office:value="0.472073009137489">
                <text:p>0.47207300913748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3</text:p>
              </table:table-cell>
              <table:table-cell office:value-type="float" office:value="11207.421875">
                <text:p>11207.421875</text:p>
              </table:table-cell>
              <table:table-cell office:value-type="float" office:value="0.479638539567509">
                <text:p>0.47963853956750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4</text:p>
              </table:table-cell>
              <table:table-cell office:value-type="float" office:value="11166.5625">
                <text:p>11166.5625</text:p>
              </table:table-cell>
              <table:table-cell office:value-type="float" office:value="0.479534308274531">
                <text:p>0.4795343082745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5</text:p>
              </table:table-cell>
              <table:table-cell office:value-type="float" office:value="11126.73828125">
                <text:p>11126.73828125</text:p>
              </table:table-cell>
              <table:table-cell office:value-type="float" office:value="0.485055882344328">
                <text:p>0.4850558823443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6</text:p>
              </table:table-cell>
              <table:table-cell office:value-type="float" office:value="11107.55859375">
                <text:p>11107.55859375</text:p>
              </table:table-cell>
              <table:table-cell office:value-type="float" office:value="0.492798712393375">
                <text:p>0.49279871239337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7</text:p>
              </table:table-cell>
              <table:table-cell office:value-type="float" office:value="11068.046875">
                <text:p>11068.046875</text:p>
              </table:table-cell>
              <table:table-cell office:value-type="float" office:value="0.503004427232088">
                <text:p>0.50300442723208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8</text:p>
              </table:table-cell>
              <table:table-cell office:value-type="float" office:value="11035.56640625">
                <text:p>11035.56640625</text:p>
              </table:table-cell>
              <table:table-cell office:value-type="float" office:value="0.509599083559402">
                <text:p>0.50959908355940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69</text:p>
              </table:table-cell>
              <table:table-cell office:value-type="float" office:value="10997.75390625">
                <text:p>10997.75390625</text:p>
              </table:table-cell>
              <table:table-cell office:value-type="float" office:value="0.503740023007896">
                <text:p>0.50374002300789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0</text:p>
              </table:table-cell>
              <table:table-cell office:value-type="float" office:value="10948.2421875">
                <text:p>10948.2421875</text:p>
              </table:table-cell>
              <table:table-cell office:value-type="float" office:value="0.502514070279882">
                <text:p>0.50251407027988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1</text:p>
              </table:table-cell>
              <table:table-cell office:value-type="float" office:value="10897.1875">
                <text:p>10897.1875</text:p>
              </table:table-cell>
              <table:table-cell office:value-type="float" office:value="0.506501778937495">
                <text:p>0.50650177893749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2</text:p>
              </table:table-cell>
              <table:table-cell office:value-type="float" office:value="10847.65625">
                <text:p>10847.65625</text:p>
              </table:table-cell>
              <table:table-cell office:value-type="float" office:value="0.500439307580388">
                <text:p>0.50043930758038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3</text:p>
              </table:table-cell>
              <table:table-cell office:value-type="float" office:value="10804.84375">
                <text:p>10804.84375</text:p>
              </table:table-cell>
              <table:table-cell office:value-type="float" office:value="0.498568745112647">
                <text:p>0.49856874511264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4</text:p>
              </table:table-cell>
              <table:table-cell office:value-type="float" office:value="10767.20703125">
                <text:p>10767.20703125</text:p>
              </table:table-cell>
              <table:table-cell office:value-type="float" office:value="0.513303323793662">
                <text:p>0.5133033237936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5</text:p>
              </table:table-cell>
              <table:table-cell office:value-type="float" office:value="10728.10546875">
                <text:p>10728.10546875</text:p>
              </table:table-cell>
              <table:table-cell office:value-type="float" office:value="0.535321541574109">
                <text:p>0.53532154157410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6</text:p>
              </table:table-cell>
              <table:table-cell office:value-type="float" office:value="10713.828125">
                <text:p>10713.828125</text:p>
              </table:table-cell>
              <table:table-cell office:value-type="float" office:value="0.56260296755631">
                <text:p>0.562602967556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7</text:p>
              </table:table-cell>
              <table:table-cell office:value-type="float" office:value="10673.7890625">
                <text:p>10673.7890625</text:p>
              </table:table-cell>
              <table:table-cell office:value-type="float" office:value="0.542851573144715">
                <text:p>0.5428515731447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8</text:p>
              </table:table-cell>
              <table:table-cell office:value-type="float" office:value="10620.64453125">
                <text:p>10620.64453125</text:p>
              </table:table-cell>
              <table:table-cell office:value-type="float" office:value="0.560968550040751">
                <text:p>0.56096855004075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79</text:p>
              </table:table-cell>
              <table:table-cell office:value-type="float" office:value="10587.890625">
                <text:p>10587.890625</text:p>
              </table:table-cell>
              <table:table-cell office:value-type="float" office:value="0.561735965559341">
                <text:p>0.56173596555934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0</text:p>
              </table:table-cell>
              <table:table-cell office:value-type="float" office:value="10555.64453125">
                <text:p>10555.64453125</text:p>
              </table:table-cell>
              <table:table-cell office:value-type="float" office:value="0.571046105525644">
                <text:p>0.57104610552564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1</text:p>
              </table:table-cell>
              <table:table-cell office:value-type="float" office:value="10484.82421875">
                <text:p>10484.82421875</text:p>
              </table:table-cell>
              <table:table-cell office:value-type="float" office:value="0.561424281808969">
                <text:p>0.56142428180896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2</text:p>
              </table:table-cell>
              <table:table-cell office:value-type="float" office:value="10458.0859375">
                <text:p>10458.0859375</text:p>
              </table:table-cell>
              <table:table-cell office:value-type="float" office:value="0.577648257557692">
                <text:p>0.57764825755769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3</text:p>
              </table:table-cell>
              <table:table-cell office:value-type="float" office:value="10405.625">
                <text:p>10405.625</text:p>
              </table:table-cell>
              <table:table-cell office:value-type="float" office:value="0.581079808645684">
                <text:p>0.58107980864568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4</text:p>
              </table:table-cell>
              <table:table-cell office:value-type="float" office:value="10355.21484375">
                <text:p>10355.21484375</text:p>
              </table:table-cell>
              <table:table-cell office:value-type="float" office:value="0.597815273248589">
                <text:p>0.59781527324858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5</text:p>
              </table:table-cell>
              <table:table-cell office:value-type="float" office:value="10300.78125">
                <text:p>10300.78125</text:p>
              </table:table-cell>
              <table:table-cell office:value-type="float" office:value="0.60872566391822">
                <text:p>0.608725663918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6</text:p>
              </table:table-cell>
              <table:table-cell office:value-type="float" office:value="10260.76171875">
                <text:p>10260.76171875</text:p>
              </table:table-cell>
              <table:table-cell office:value-type="float" office:value="0.618306172456201">
                <text:p>0.61830617245620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7</text:p>
              </table:table-cell>
              <table:table-cell office:value-type="float" office:value="10220.41015625">
                <text:p>10220.41015625</text:p>
              </table:table-cell>
              <table:table-cell office:value-type="float" office:value="0.620994494265509">
                <text:p>0.62099449426550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8</text:p>
              </table:table-cell>
              <table:table-cell office:value-type="float" office:value="10185.17578125">
                <text:p>10185.17578125</text:p>
              </table:table-cell>
              <table:table-cell office:value-type="float" office:value="0.628351418238823">
                <text:p>0.62835141823882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9</text:p>
              </table:table-cell>
              <table:table-cell office:value-type="float" office:value="10151.8359375">
                <text:p>10151.8359375</text:p>
              </table:table-cell>
              <table:table-cell office:value-type="float" office:value="0.639370960035827">
                <text:p>0.6393709600358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0</text:p>
              </table:table-cell>
              <table:table-cell office:value-type="float" office:value="10113.57421875">
                <text:p>10113.57421875</text:p>
              </table:table-cell>
              <table:table-cell office:value-type="float" office:value="0.655651429656296">
                <text:p>0.65565142965629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1</text:p>
              </table:table-cell>
              <table:table-cell office:value-type="float" office:value="10062.51953125">
                <text:p>10062.51953125</text:p>
              </table:table-cell>
              <table:table-cell office:value-type="float" office:value="0.654968949544503">
                <text:p>0.65496894954450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2</text:p>
              </table:table-cell>
              <table:table-cell office:value-type="float" office:value="10020.9375">
                <text:p>10020.9375</text:p>
              </table:table-cell>
              <table:table-cell office:value-type="float" office:value="0.6751830464534">
                <text:p>0.67518304645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3</text:p>
              </table:table-cell>
              <table:table-cell office:value-type="float" office:value="9933.3203125">
                <text:p>9933.3203125</text:p>
              </table:table-cell>
              <table:table-cell office:value-type="float" office:value="0.661856981615491">
                <text:p>0.66185698161549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4</text:p>
              </table:table-cell>
              <table:table-cell office:value-type="float" office:value="9854.4921875">
                <text:p>9854.4921875</text:p>
              </table:table-cell>
              <table:table-cell office:value-type="float" office:value="0.666382989647753">
                <text:p>0.66638298964775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5</text:p>
              </table:table-cell>
              <table:table-cell office:value-type="float" office:value="9814.1015625">
                <text:p>9814.1015625</text:p>
              </table:table-cell>
              <table:table-cell office:value-type="float" office:value="0.678265291589263">
                <text:p>0.6782652915892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6</text:p>
              </table:table-cell>
              <table:table-cell office:value-type="float" office:value="9754.921875">
                <text:p>9754.921875</text:p>
              </table:table-cell>
              <table:table-cell office:value-type="float" office:value="0.680930396848282">
                <text:p>0.68093039684828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7</text:p>
              </table:table-cell>
              <table:table-cell office:value-type="float" office:value="9705.3125">
                <text:p>9705.3125</text:p>
              </table:table-cell>
              <table:table-cell office:value-type="float" office:value="0.686734392291369">
                <text:p>0.68673439229136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8</text:p>
              </table:table-cell>
              <table:table-cell office:value-type="float" office:value="9625.1171875">
                <text:p>9625.1171875</text:p>
              </table:table-cell>
              <table:table-cell office:value-type="float" office:value="0.696638787842728">
                <text:p>0.6966387878427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9</text:p>
              </table:table-cell>
              <table:table-cell office:value-type="float" office:value="9553.61328125">
                <text:p>9553.61328125</text:p>
              </table:table-cell>
              <table:table-cell office:value-type="float" office:value="0.710110964081202">
                <text:p>0.71011096408120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00</text:p>
              </table:table-cell>
              <table:table-cell office:value-type="float" office:value="9472.6171875">
                <text:p>9472.6171875</text:p>
              </table:table-cell>
              <table:table-cell office:value-type="float" office:value="0.721814227815618">
                <text:p>0.7218142278156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01</text:p>
              </table:table-cell>
              <table:table-cell office:value-type="float" office:value="9413.49609375">
                <text:p>9413.49609375</text:p>
              </table:table-cell>
              <table:table-cell office:value-type="float" office:value="0.724408886820199">
                <text:p>0.72440888682019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02</text:p>
              </table:table-cell>
              <table:table-cell office:value-type="float" office:value="9373.75">
                <text:p>9373.75</text:p>
              </table:table-cell>
              <table:table-cell office:value-type="float" office:value="0.73053672">
                <text:p>0.7305367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03</text:p>
              </table:table-cell>
              <table:table-cell office:value-type="float" office:value="10256.484375">
                <text:p>10256.484375</text:p>
              </table:table-cell>
              <table:table-cell office:value-type="float" office:value="1.#NAN">
                <text:p>1.#NAN</text:p>
              </table:table-cell>
              <table:table-cell office:value-type="float" office:value="0.084571751538737">
                <text:p>0.084571751538737</text:p>
              </table:table-cell>
            </table:table-row>
            <table:table-row>
              <table:table-cell office:value-type="string">
                <text:p>Row 704</text:p>
              </table:table-cell>
              <table:table-cell office:value-type="float" office:value="10260.33203125">
                <text:p>10260.33203125</text:p>
              </table:table-cell>
              <table:table-cell office:value-type="float" office:value="1.#NAN">
                <text:p>1.#NAN</text:p>
              </table:table-cell>
              <table:table-cell office:value-type="float" office:value="0.0846511331114954">
                <text:p>0.0846511331114954</text:p>
              </table:table-cell>
            </table:table-row>
            <table:table-row>
              <table:table-cell office:value-type="string">
                <text:p>Row 705</text:p>
              </table:table-cell>
              <table:table-cell office:value-type="float" office:value="10260.546875">
                <text:p>10260.546875</text:p>
              </table:table-cell>
              <table:table-cell office:value-type="float" office:value="1.#NAN">
                <text:p>1.#NAN</text:p>
              </table:table-cell>
              <table:table-cell office:value-type="float" office:value="0.0839911679205663">
                <text:p>0.0839911679205663</text:p>
              </table:table-cell>
            </table:table-row>
            <table:table-row>
              <table:table-cell office:value-type="string">
                <text:p>Row 706</text:p>
              </table:table-cell>
              <table:table-cell office:value-type="float" office:value="10267.265625">
                <text:p>10267.265625</text:p>
              </table:table-cell>
              <table:table-cell office:value-type="float" office:value="1.#NAN">
                <text:p>1.#NAN</text:p>
              </table:table-cell>
              <table:table-cell office:value-type="float" office:value="0.0828917614130426">
                <text:p>0.0828917614130426</text:p>
              </table:table-cell>
            </table:table-row>
            <table:table-row>
              <table:table-cell office:value-type="string">
                <text:p>Row 707</text:p>
              </table:table-cell>
              <table:table-cell office:value-type="float" office:value="10256.640625">
                <text:p>10256.640625</text:p>
              </table:table-cell>
              <table:table-cell office:value-type="float" office:value="1.#NAN">
                <text:p>1.#NAN</text:p>
              </table:table-cell>
              <table:table-cell office:value-type="float" office:value="0.085795037556845">
                <text:p>0.085795037556845</text:p>
              </table:table-cell>
            </table:table-row>
            <table:table-row>
              <table:table-cell office:value-type="string">
                <text:p>Row 708</text:p>
              </table:table-cell>
              <table:table-cell office:value-type="float" office:value="10266.73828125">
                <text:p>10266.73828125</text:p>
              </table:table-cell>
              <table:table-cell office:value-type="float" office:value="1.#NAN">
                <text:p>1.#NAN</text:p>
              </table:table-cell>
              <table:table-cell office:value-type="float" office:value="0.07962988">
                <text:p>0.07962988</text:p>
              </table:table-cell>
            </table:table-row>
            <table:table-row>
              <table:table-cell office:value-type="string">
                <text:p>Row 709</text:p>
              </table:table-cell>
              <table:table-cell office:value-type="float" office:value="10257.44140625">
                <text:p>10257.44140625</text:p>
              </table:table-cell>
              <table:table-cell office:value-type="float" office:value="1.#NAN">
                <text:p>1.#NAN</text:p>
              </table:table-cell>
              <table:table-cell office:value-type="float" office:value="0.0776877948683027">
                <text:p>0.0776877948683027</text:p>
              </table:table-cell>
            </table:table-row>
            <table:table-row>
              <table:table-cell office:value-type="string">
                <text:p>Row 710</text:p>
              </table:table-cell>
              <table:table-cell office:value-type="float" office:value="10257.0703125">
                <text:p>10257.0703125</text:p>
              </table:table-cell>
              <table:table-cell office:value-type="float" office:value="1.#NAN">
                <text:p>1.#NAN</text:p>
              </table:table-cell>
              <table:table-cell office:value-type="float" office:value="0.0809916904644374">
                <text:p>0.0809916904644374</text:p>
              </table:table-cell>
            </table:table-row>
            <table:table-row>
              <table:table-cell office:value-type="string">
                <text:p>Row 711</text:p>
              </table:table-cell>
              <table:table-cell office:value-type="float" office:value="10255.8984375">
                <text:p>10255.8984375</text:p>
              </table:table-cell>
              <table:table-cell office:value-type="float" office:value="1.#NAN">
                <text:p>1.#NAN</text:p>
              </table:table-cell>
              <table:table-cell office:value-type="float" office:value="0.083872136332881">
                <text:p>0.083872136332881</text:p>
              </table:table-cell>
            </table:table-row>
            <table:table-row>
              <table:table-cell office:value-type="string">
                <text:p>Row 712</text:p>
              </table:table-cell>
              <table:table-cell office:value-type="float" office:value="10247.48046875">
                <text:p>10247.48046875</text:p>
              </table:table-cell>
              <table:table-cell office:value-type="float" office:value="1.#NAN">
                <text:p>1.#NAN</text:p>
              </table:table-cell>
              <table:table-cell office:value-type="float" office:value="0.0830641439755859">
                <text:p>0.0830641439755859</text:p>
              </table:table-cell>
            </table:table-row>
            <table:table-row>
              <table:table-cell office:value-type="string">
                <text:p>Row 713</text:p>
              </table:table-cell>
              <table:table-cell office:value-type="float" office:value="10244.74609375">
                <text:p>10244.74609375</text:p>
              </table:table-cell>
              <table:table-cell office:value-type="float" office:value="1.#NAN">
                <text:p>1.#NAN</text:p>
              </table:table-cell>
              <table:table-cell office:value-type="float" office:value="0.0837270770273002">
                <text:p>0.0837270770273002</text:p>
              </table:table-cell>
            </table:table-row>
            <table:table-row>
              <table:table-cell office:value-type="string">
                <text:p>Row 714</text:p>
              </table:table-cell>
              <table:table-cell office:value-type="float" office:value="10225.8984375">
                <text:p>10225.8984375</text:p>
              </table:table-cell>
              <table:table-cell office:value-type="float" office:value="1.#NAN">
                <text:p>1.#NAN</text:p>
              </table:table-cell>
              <table:table-cell office:value-type="float" office:value="0.0827680510834554">
                <text:p>0.0827680510834554</text:p>
              </table:table-cell>
            </table:table-row>
            <table:table-row>
              <table:table-cell office:value-type="string">
                <text:p>Row 715</text:p>
              </table:table-cell>
              <table:table-cell office:value-type="float" office:value="10215.72265625">
                <text:p>10215.72265625</text:p>
              </table:table-cell>
              <table:table-cell office:value-type="float" office:value="1.#NAN">
                <text:p>1.#NAN</text:p>
              </table:table-cell>
              <table:table-cell office:value-type="float" office:value="0.0849840567452099">
                <text:p>0.0849840567452099</text:p>
              </table:table-cell>
            </table:table-row>
            <table:table-row>
              <table:table-cell office:value-type="string">
                <text:p>Row 716</text:p>
              </table:table-cell>
              <table:table-cell office:value-type="float" office:value="10206.71875">
                <text:p>10206.71875</text:p>
              </table:table-cell>
              <table:table-cell office:value-type="float" office:value="1.#NAN">
                <text:p>1.#NAN</text:p>
              </table:table-cell>
              <table:table-cell office:value-type="float" office:value="0.0845409495846288">
                <text:p>0.0845409495846288</text:p>
              </table:table-cell>
            </table:table-row>
            <table:table-row>
              <table:table-cell office:value-type="string">
                <text:p>Row 717</text:p>
              </table:table-cell>
              <table:table-cell office:value-type="float" office:value="10196.19140625">
                <text:p>10196.19140625</text:p>
              </table:table-cell>
              <table:table-cell office:value-type="float" office:value="1.#NAN">
                <text:p>1.#NAN</text:p>
              </table:table-cell>
              <table:table-cell office:value-type="float" office:value="0.0861547693466665">
                <text:p>0.0861547693466665</text:p>
              </table:table-cell>
            </table:table-row>
            <table:table-row>
              <table:table-cell office:value-type="string">
                <text:p>Row 718</text:p>
              </table:table-cell>
              <table:table-cell office:value-type="float" office:value="10186.58203125">
                <text:p>10186.58203125</text:p>
              </table:table-cell>
              <table:table-cell office:value-type="float" office:value="1.#NAN">
                <text:p>1.#NAN</text:p>
              </table:table-cell>
              <table:table-cell office:value-type="float" office:value="0.0879091234227103">
                <text:p>0.0879091234227103</text:p>
              </table:table-cell>
            </table:table-row>
            <table:table-row>
              <table:table-cell office:value-type="string">
                <text:p>Row 719</text:p>
              </table:table-cell>
              <table:table-cell office:value-type="float" office:value="10175.9375">
                <text:p>10175.9375</text:p>
              </table:table-cell>
              <table:table-cell office:value-type="float" office:value="1.#NAN">
                <text:p>1.#NAN</text:p>
              </table:table-cell>
              <table:table-cell office:value-type="float" office:value="0.0866265949307519">
                <text:p>0.0866265949307519</text:p>
              </table:table-cell>
            </table:table-row>
            <table:table-row>
              <table:table-cell office:value-type="string">
                <text:p>Row 720</text:p>
              </table:table-cell>
              <table:table-cell office:value-type="float" office:value="10161.5625">
                <text:p>10161.5625</text:p>
              </table:table-cell>
              <table:table-cell office:value-type="float" office:value="1.#NAN">
                <text:p>1.#NAN</text:p>
              </table:table-cell>
              <table:table-cell office:value-type="float" office:value="0.088426464589108">
                <text:p>0.088426464589108</text:p>
              </table:table-cell>
            </table:table-row>
            <table:table-row>
              <table:table-cell office:value-type="string">
                <text:p>Row 721</text:p>
              </table:table-cell>
              <table:table-cell office:value-type="float" office:value="10126.54296875">
                <text:p>10126.54296875</text:p>
              </table:table-cell>
              <table:table-cell office:value-type="float" office:value="1.#NAN">
                <text:p>1.#NAN</text:p>
              </table:table-cell>
              <table:table-cell office:value-type="float" office:value="0.0892278662273032">
                <text:p>0.0892278662273032</text:p>
              </table:table-cell>
            </table:table-row>
            <table:table-row>
              <table:table-cell office:value-type="string">
                <text:p>Row 722</text:p>
              </table:table-cell>
              <table:table-cell office:value-type="float" office:value="10125.41015625">
                <text:p>10125.41015625</text:p>
              </table:table-cell>
              <table:table-cell office:value-type="float" office:value="1.#NAN">
                <text:p>1.#NAN</text:p>
              </table:table-cell>
              <table:table-cell office:value-type="float" office:value="0.0921029382160208">
                <text:p>0.0921029382160208</text:p>
              </table:table-cell>
            </table:table-row>
            <table:table-row>
              <table:table-cell office:value-type="string">
                <text:p>Row 723</text:p>
              </table:table-cell>
              <table:table-cell office:value-type="float" office:value="10075.56640625">
                <text:p>10075.56640625</text:p>
              </table:table-cell>
              <table:table-cell office:value-type="float" office:value="1.#NAN">
                <text:p>1.#NAN</text:p>
              </table:table-cell>
              <table:table-cell office:value-type="float" office:value="0.0937555346516068">
                <text:p>0.0937555346516068</text:p>
              </table:table-cell>
            </table:table-row>
            <table:table-row>
              <table:table-cell office:value-type="string">
                <text:p>Row 724</text:p>
              </table:table-cell>
              <table:table-cell office:value-type="float" office:value="10085.87890625">
                <text:p>10085.87890625</text:p>
              </table:table-cell>
              <table:table-cell office:value-type="float" office:value="1.#NAN">
                <text:p>1.#NAN</text:p>
              </table:table-cell>
              <table:table-cell office:value-type="float" office:value="0.0935024114679973">
                <text:p>0.0935024114679973</text:p>
              </table:table-cell>
            </table:table-row>
            <table:table-row>
              <table:table-cell office:value-type="string">
                <text:p>Row 725</text:p>
              </table:table-cell>
              <table:table-cell office:value-type="float" office:value="10055.15625">
                <text:p>10055.15625</text:p>
              </table:table-cell>
              <table:table-cell office:value-type="float" office:value="1.#NAN">
                <text:p>1.#NAN</text:p>
              </table:table-cell>
              <table:table-cell office:value-type="float" office:value="0.0971102614492463">
                <text:p>0.0971102614492463</text:p>
              </table:table-cell>
            </table:table-row>
            <table:table-row>
              <table:table-cell office:value-type="string">
                <text:p>Row 726</text:p>
              </table:table-cell>
              <table:table-cell office:value-type="float" office:value="10035.234375">
                <text:p>10035.234375</text:p>
              </table:table-cell>
              <table:table-cell office:value-type="float" office:value="1.#NAN">
                <text:p>1.#NAN</text:p>
              </table:table-cell>
              <table:table-cell office:value-type="float" office:value="0.0986834262671314">
                <text:p>0.0986834262671314</text:p>
              </table:table-cell>
            </table:table-row>
            <table:table-row>
              <table:table-cell office:value-type="string">
                <text:p>Row 727</text:p>
              </table:table-cell>
              <table:table-cell office:value-type="float" office:value="10026.62109375">
                <text:p>10026.62109375</text:p>
              </table:table-cell>
              <table:table-cell office:value-type="float" office:value="1.#NAN">
                <text:p>1.#NAN</text:p>
              </table:table-cell>
              <table:table-cell office:value-type="float" office:value="0.10015455580584">
                <text:p>0.10015455580584</text:p>
              </table:table-cell>
            </table:table-row>
            <table:table-row>
              <table:table-cell office:value-type="string">
                <text:p>Row 728</text:p>
              </table:table-cell>
              <table:table-cell office:value-type="float" office:value="9997.3828125">
                <text:p>9997.3828125</text:p>
              </table:table-cell>
              <table:table-cell office:value-type="float" office:value="1.#NAN">
                <text:p>1.#NAN</text:p>
              </table:table-cell>
              <table:table-cell office:value-type="float" office:value="0.104642475821308">
                <text:p>0.104642475821308</text:p>
              </table:table-cell>
            </table:table-row>
            <table:table-row>
              <table:table-cell office:value-type="string">
                <text:p>Row 729</text:p>
              </table:table-cell>
              <table:table-cell office:value-type="float" office:value="9966.66015625">
                <text:p>9966.66015625</text:p>
              </table:table-cell>
              <table:table-cell office:value-type="float" office:value="1.#NAN">
                <text:p>1.#NAN</text:p>
              </table:table-cell>
              <table:table-cell office:value-type="float" office:value="0.104449683782465">
                <text:p>0.104449683782465</text:p>
              </table:table-cell>
            </table:table-row>
            <table:table-row>
              <table:table-cell office:value-type="string">
                <text:p>Row 730</text:p>
              </table:table-cell>
              <table:table-cell office:value-type="float" office:value="9948.5546875">
                <text:p>9948.5546875</text:p>
              </table:table-cell>
              <table:table-cell office:value-type="float" office:value="1.#NAN">
                <text:p>1.#NAN</text:p>
              </table:table-cell>
              <table:table-cell office:value-type="float" office:value="0.105845114286931">
                <text:p>0.105845114286931</text:p>
              </table:table-cell>
            </table:table-row>
            <table:table-row>
              <table:table-cell office:value-type="string">
                <text:p>Row 731</text:p>
              </table:table-cell>
              <table:table-cell office:value-type="float" office:value="9915.25390625">
                <text:p>9915.25390625</text:p>
              </table:table-cell>
              <table:table-cell office:value-type="float" office:value="1.#NAN">
                <text:p>1.#NAN</text:p>
              </table:table-cell>
              <table:table-cell office:value-type="float" office:value="0.109062252091515">
                <text:p>0.109062252091515</text:p>
              </table:table-cell>
            </table:table-row>
            <table:table-row>
              <table:table-cell office:value-type="string">
                <text:p>Row 732</text:p>
              </table:table-cell>
              <table:table-cell office:value-type="float" office:value="9886.7578125">
                <text:p>9886.7578125</text:p>
              </table:table-cell>
              <table:table-cell office:value-type="float" office:value="1.#NAN">
                <text:p>1.#NAN</text:p>
              </table:table-cell>
              <table:table-cell office:value-type="float" office:value="0.110895570857632">
                <text:p>0.110895570857632</text:p>
              </table:table-cell>
            </table:table-row>
            <table:table-row>
              <table:table-cell office:value-type="string">
                <text:p>Row 733</text:p>
              </table:table-cell>
              <table:table-cell office:value-type="float" office:value="9867.51953125">
                <text:p>9867.51953125</text:p>
              </table:table-cell>
              <table:table-cell office:value-type="float" office:value="1.#NAN">
                <text:p>1.#NAN</text:p>
              </table:table-cell>
              <table:table-cell office:value-type="float" office:value="0.110323320059055">
                <text:p>0.110323320059055</text:p>
              </table:table-cell>
            </table:table-row>
            <table:table-row>
              <table:table-cell office:value-type="string">
                <text:p>Row 734</text:p>
              </table:table-cell>
              <table:table-cell office:value-type="float" office:value="9835.83984375">
                <text:p>9835.83984375</text:p>
              </table:table-cell>
              <table:table-cell office:value-type="float" office:value="1.#NAN">
                <text:p>1.#NAN</text:p>
              </table:table-cell>
              <table:table-cell office:value-type="float" office:value="0.113514067058862">
                <text:p>0.113514067058862</text:p>
              </table:table-cell>
            </table:table-row>
            <table:table-row>
              <table:table-cell office:value-type="string">
                <text:p>Row 735</text:p>
              </table:table-cell>
              <table:table-cell office:value-type="float" office:value="9816.46484375">
                <text:p>9816.46484375</text:p>
              </table:table-cell>
              <table:table-cell office:value-type="float" office:value="1.#NAN">
                <text:p>1.#NAN</text:p>
              </table:table-cell>
              <table:table-cell office:value-type="float" office:value="0.116379390847871">
                <text:p>0.116379390847871</text:p>
              </table:table-cell>
            </table:table-row>
            <table:table-row>
              <table:table-cell office:value-type="string">
                <text:p>Row 736</text:p>
              </table:table-cell>
              <table:table-cell office:value-type="float" office:value="9776.11328125">
                <text:p>9776.11328125</text:p>
              </table:table-cell>
              <table:table-cell office:value-type="float" office:value="1.#NAN">
                <text:p>1.#NAN</text:p>
              </table:table-cell>
              <table:table-cell office:value-type="float" office:value="0.120422104167624">
                <text:p>0.120422104167624</text:p>
              </table:table-cell>
            </table:table-row>
            <table:table-row>
              <table:table-cell office:value-type="string">
                <text:p>Row 737</text:p>
              </table:table-cell>
              <table:table-cell office:value-type="float" office:value="9746.796875">
                <text:p>9746.796875</text:p>
              </table:table-cell>
              <table:table-cell office:value-type="float" office:value="1.#NAN">
                <text:p>1.#NAN</text:p>
              </table:table-cell>
              <table:table-cell office:value-type="float" office:value="0.126677403629321">
                <text:p>0.126677403629321</text:p>
              </table:table-cell>
            </table:table-row>
            <table:table-row>
              <table:table-cell office:value-type="string">
                <text:p>Row 738</text:p>
              </table:table-cell>
              <table:table-cell office:value-type="float" office:value="9716.640625">
                <text:p>9716.640625</text:p>
              </table:table-cell>
              <table:table-cell office:value-type="float" office:value="1.#NAN">
                <text:p>1.#NAN</text:p>
              </table:table-cell>
              <table:table-cell office:value-type="float" office:value="0.134824921624375">
                <text:p>0.134824921624375</text:p>
              </table:table-cell>
            </table:table-row>
            <table:table-row>
              <table:table-cell office:value-type="string">
                <text:p>Row 739</text:p>
              </table:table-cell>
              <table:table-cell office:value-type="float" office:value="9856.796875">
                <text:p>9856.796875</text:p>
              </table:table-cell>
              <table:table-cell office:value-type="float" office:value="1.#NAN">
                <text:p>1.#NAN</text:p>
              </table:table-cell>
              <table:table-cell office:value-type="float" office:value="0.13654480406257">
                <text:p>0.13654480406257</text:p>
              </table:table-cell>
            </table:table-row>
            <table:table-row>
              <table:table-cell office:value-type="string">
                <text:p>Row 740</text:p>
              </table:table-cell>
              <table:table-cell office:value-type="float" office:value="9820.45898438">
                <text:p>9820.45898438</text:p>
              </table:table-cell>
              <table:table-cell office:value-type="float" office:value="1.#NAN">
                <text:p>1.#NAN</text:p>
              </table:table-cell>
              <table:table-cell office:value-type="float" office:value="0.134202106144748">
                <text:p>0.134202106144748</text:p>
              </table:table-cell>
            </table:table-row>
            <table:table-row>
              <table:table-cell office:value-type="string">
                <text:p>Row 741</text:p>
              </table:table-cell>
              <table:table-cell office:value-type="float" office:value="9779.40429688">
                <text:p>9779.40429688</text:p>
              </table:table-cell>
              <table:table-cell office:value-type="float" office:value="1.#NAN">
                <text:p>1.#NAN</text:p>
              </table:table-cell>
              <table:table-cell office:value-type="float" office:value="0.13990615695286">
                <text:p>0.13990615695286</text:p>
              </table:table-cell>
            </table:table-row>
            <table:table-row>
              <table:table-cell office:value-type="string">
                <text:p>Row 742</text:p>
              </table:table-cell>
              <table:table-cell office:value-type="float" office:value="9735.078125">
                <text:p>9735.078125</text:p>
              </table:table-cell>
              <table:table-cell office:value-type="float" office:value="1.#NAN">
                <text:p>1.#NAN</text:p>
              </table:table-cell>
              <table:table-cell office:value-type="float" office:value="0.143731654059496">
                <text:p>0.143731654059496</text:p>
              </table:table-cell>
            </table:table-row>
            <table:table-row>
              <table:table-cell office:value-type="string">
                <text:p>Row 743</text:p>
              </table:table-cell>
              <table:table-cell office:value-type="float" office:value="9697.03125">
                <text:p>9697.03125</text:p>
              </table:table-cell>
              <table:table-cell office:value-type="float" office:value="1.#NAN">
                <text:p>1.#NAN</text:p>
              </table:table-cell>
              <table:table-cell office:value-type="float" office:value="0.149691630805244">
                <text:p>0.149691630805244</text:p>
              </table:table-cell>
            </table:table-row>
            <table:table-row>
              <table:table-cell office:value-type="string">
                <text:p>Row 744</text:p>
              </table:table-cell>
              <table:table-cell office:value-type="float" office:value="9645.06835938">
                <text:p>9645.06835938</text:p>
              </table:table-cell>
              <table:table-cell office:value-type="float" office:value="1.#NAN">
                <text:p>1.#NAN</text:p>
              </table:table-cell>
              <table:table-cell office:value-type="float" office:value="0.149653564609077">
                <text:p>0.149653564609077</text:p>
              </table:table-cell>
            </table:table-row>
            <table:table-row>
              <table:table-cell office:value-type="string">
                <text:p>Row 745</text:p>
              </table:table-cell>
              <table:table-cell office:value-type="float" office:value="9601.66992188">
                <text:p>9601.66992188</text:p>
              </table:table-cell>
              <table:table-cell office:value-type="float" office:value="1.#NAN">
                <text:p>1.#NAN</text:p>
              </table:table-cell>
              <table:table-cell office:value-type="float" office:value="0.149454434402994">
                <text:p>0.149454434402994</text:p>
              </table:table-cell>
            </table:table-row>
            <table:table-row>
              <table:table-cell office:value-type="string">
                <text:p>Row 746</text:p>
              </table:table-cell>
              <table:table-cell office:value-type="float" office:value="9556.57226563">
                <text:p>9556.57226563</text:p>
              </table:table-cell>
              <table:table-cell office:value-type="float" office:value="1.#NAN">
                <text:p>1.#NAN</text:p>
              </table:table-cell>
              <table:table-cell office:value-type="float" office:value="0.147522250621834">
                <text:p>0.147522250621834</text:p>
              </table:table-cell>
            </table:table-row>
            <table:table-row>
              <table:table-cell office:value-type="string">
                <text:p>Row 747</text:p>
              </table:table-cell>
              <table:table-cell office:value-type="float" office:value="9511.25976563">
                <text:p>9511.25976563</text:p>
              </table:table-cell>
              <table:table-cell office:value-type="float" office:value="1.#NAN">
                <text:p>1.#NAN</text:p>
              </table:table-cell>
              <table:table-cell office:value-type="float" office:value="0.149612136183647">
                <text:p>0.149612136183647</text:p>
              </table:table-cell>
            </table:table-row>
            <table:table-row>
              <table:table-cell office:value-type="string">
                <text:p>Row 748</text:p>
              </table:table-cell>
              <table:table-cell office:value-type="float" office:value="9471.20117188">
                <text:p>9471.20117188</text:p>
              </table:table-cell>
              <table:table-cell office:value-type="float" office:value="1.#NAN">
                <text:p>1.#NAN</text:p>
              </table:table-cell>
              <table:table-cell office:value-type="float" office:value="0.150185655540173">
                <text:p>0.150185655540173</text:p>
              </table:table-cell>
            </table:table-row>
            <table:table-row>
              <table:table-cell office:value-type="string">
                <text:p>Row 749</text:p>
              </table:table-cell>
              <table:table-cell office:value-type="float" office:value="9426.58203125">
                <text:p>9426.58203125</text:p>
              </table:table-cell>
              <table:table-cell office:value-type="float" office:value="1.#NAN">
                <text:p>1.#NAN</text:p>
              </table:table-cell>
              <table:table-cell office:value-type="float" office:value="0.153813374962701">
                <text:p>0.153813374962701</text:p>
              </table:table-cell>
            </table:table-row>
            <table:table-row>
              <table:table-cell office:value-type="string">
                <text:p>Row 750</text:p>
              </table:table-cell>
              <table:table-cell office:value-type="float" office:value="9376.31835938">
                <text:p>9376.31835938</text:p>
              </table:table-cell>
              <table:table-cell office:value-type="float" office:value="1.#NAN">
                <text:p>1.#NAN</text:p>
              </table:table-cell>
              <table:table-cell office:value-type="float" office:value="0.157420470912785">
                <text:p>0.157420470912785</text:p>
              </table:table-cell>
            </table:table-row>
            <table:table-row>
              <table:table-cell office:value-type="string">
                <text:p>Row 751</text:p>
              </table:table-cell>
              <table:table-cell office:value-type="float" office:value="9336.1328125">
                <text:p>9336.1328125</text:p>
              </table:table-cell>
              <table:table-cell office:value-type="float" office:value="1.#NAN">
                <text:p>1.#NAN</text:p>
              </table:table-cell>
              <table:table-cell office:value-type="float" office:value="0.166721770115374">
                <text:p>0.166721770115374</text:p>
              </table:table-cell>
            </table:table-row>
            <table:table-row>
              <table:table-cell office:value-type="string">
                <text:p>Row 752</text:p>
              </table:table-cell>
              <table:table-cell office:value-type="float" office:value="9291.6015625">
                <text:p>9291.6015625</text:p>
              </table:table-cell>
              <table:table-cell office:value-type="float" office:value="1.#NAN">
                <text:p>1.#NAN</text:p>
              </table:table-cell>
              <table:table-cell office:value-type="float" office:value="0.174737825290472">
                <text:p>0.174737825290472</text:p>
              </table:table-cell>
            </table:table-row>
            <table:table-row>
              <table:table-cell office:value-type="string">
                <text:p>Row 753</text:p>
              </table:table-cell>
              <table:table-cell office:value-type="float" office:value="9248.29101563">
                <text:p>9248.29101563</text:p>
              </table:table-cell>
              <table:table-cell office:value-type="float" office:value="1.#NAN">
                <text:p>1.#NAN</text:p>
              </table:table-cell>
              <table:table-cell office:value-type="float" office:value="0.182484984493393">
                <text:p>0.182484984493393</text:p>
              </table:table-cell>
            </table:table-row>
            <table:table-row>
              <table:table-cell office:value-type="string">
                <text:p>Row 754</text:p>
              </table:table-cell>
              <table:table-cell office:value-type="float" office:value="9207.09960938">
                <text:p>9207.09960938</text:p>
              </table:table-cell>
              <table:table-cell office:value-type="float" office:value="1.#NAN">
                <text:p>1.#NAN</text:p>
              </table:table-cell>
              <table:table-cell office:value-type="float" office:value="0.185006272135338">
                <text:p>0.185006272135338</text:p>
              </table:table-cell>
            </table:table-row>
            <table:table-row>
              <table:table-cell office:value-type="string">
                <text:p>Row 755</text:p>
              </table:table-cell>
              <table:table-cell office:value-type="float" office:value="9161.27929688">
                <text:p>9161.27929688</text:p>
              </table:table-cell>
              <table:table-cell office:value-type="float" office:value="1.#NAN">
                <text:p>1.#NAN</text:p>
              </table:table-cell>
              <table:table-cell office:value-type="float" office:value="0.19075455433283">
                <text:p>0.19075455433283</text:p>
              </table:table-cell>
            </table:table-row>
            <table:table-row>
              <table:table-cell office:value-type="string">
                <text:p>Row 756</text:p>
              </table:table-cell>
              <table:table-cell office:value-type="float" office:value="9109.27734375">
                <text:p>9109.27734375</text:p>
              </table:table-cell>
              <table:table-cell office:value-type="float" office:value="1.#NAN">
                <text:p>1.#NAN</text:p>
              </table:table-cell>
              <table:table-cell office:value-type="float" office:value="0.194486679707018">
                <text:p>0.194486679707018</text:p>
              </table:table-cell>
            </table:table-row>
            <table:table-row>
              <table:table-cell office:value-type="string">
                <text:p>Row 757</text:p>
              </table:table-cell>
              <table:table-cell office:value-type="float" office:value="9057.37304688">
                <text:p>9057.37304688</text:p>
              </table:table-cell>
              <table:table-cell office:value-type="float" office:value="1.#NAN">
                <text:p>1.#NAN</text:p>
              </table:table-cell>
              <table:table-cell office:value-type="float" office:value="0.196077905877523">
                <text:p>0.196077905877523</text:p>
              </table:table-cell>
            </table:table-row>
            <table:table-row>
              <table:table-cell office:value-type="string">
                <text:p>Row 758</text:p>
              </table:table-cell>
              <table:table-cell office:value-type="float" office:value="9015.9765625">
                <text:p>9015.9765625</text:p>
              </table:table-cell>
              <table:table-cell office:value-type="float" office:value="1.#NAN">
                <text:p>1.#NAN</text:p>
              </table:table-cell>
              <table:table-cell office:value-type="float" office:value="0.202972961952653">
                <text:p>0.202972961952653</text:p>
              </table:table-cell>
            </table:table-row>
            <table:table-row>
              <table:table-cell office:value-type="string">
                <text:p>Row 759</text:p>
              </table:table-cell>
              <table:table-cell office:value-type="float" office:value="8975.87890625">
                <text:p>8975.87890625</text:p>
              </table:table-cell>
              <table:table-cell office:value-type="float" office:value="1.#NAN">
                <text:p>1.#NAN</text:p>
              </table:table-cell>
              <table:table-cell office:value-type="float" office:value="0.215549272297248">
                <text:p>0.215549272297248</text:p>
              </table:table-cell>
            </table:table-row>
            <table:table-row>
              <table:table-cell office:value-type="string">
                <text:p>Row 760</text:p>
              </table:table-cell>
              <table:table-cell office:value-type="float" office:value="8931.9140625">
                <text:p>8931.9140625</text:p>
              </table:table-cell>
              <table:table-cell office:value-type="float" office:value="1.#NAN">
                <text:p>1.#NAN</text:p>
              </table:table-cell>
              <table:table-cell office:value-type="float" office:value="0.220031353803176">
                <text:p>0.220031353803176</text:p>
              </table:table-cell>
            </table:table-row>
            <table:table-row>
              <table:table-cell office:value-type="string">
                <text:p>Row 761</text:p>
              </table:table-cell>
              <table:table-cell office:value-type="float" office:value="8887.50976563">
                <text:p>8887.50976563</text:p>
              </table:table-cell>
              <table:table-cell office:value-type="float" office:value="1.#NAN">
                <text:p>1.#NAN</text:p>
              </table:table-cell>
              <table:table-cell office:value-type="float" office:value="0.225684742092364">
                <text:p>0.225684742092364</text:p>
              </table:table-cell>
            </table:table-row>
            <table:table-row>
              <table:table-cell office:value-type="string">
                <text:p>Row 762</text:p>
              </table:table-cell>
              <table:table-cell office:value-type="float" office:value="8841.81640625">
                <text:p>8841.81640625</text:p>
              </table:table-cell>
              <table:table-cell office:value-type="float" office:value="1.#NAN">
                <text:p>1.#NAN</text:p>
              </table:table-cell>
              <table:table-cell office:value-type="float" office:value="0.237420209904052">
                <text:p>0.237420209904052</text:p>
              </table:table-cell>
            </table:table-row>
            <table:table-row>
              <table:table-cell office:value-type="string">
                <text:p>Row 763</text:p>
              </table:table-cell>
              <table:table-cell office:value-type="float" office:value="8799.3359375">
                <text:p>8799.3359375</text:p>
              </table:table-cell>
              <table:table-cell office:value-type="float" office:value="1.#NAN">
                <text:p>1.#NAN</text:p>
              </table:table-cell>
              <table:table-cell office:value-type="float" office:value="0.240533606915291">
                <text:p>0.240533606915291</text:p>
              </table:table-cell>
            </table:table-row>
            <table:table-row>
              <table:table-cell office:value-type="string">
                <text:p>Row 764</text:p>
              </table:table-cell>
              <table:table-cell office:value-type="float" office:value="8756.3671875">
                <text:p>8756.3671875</text:p>
              </table:table-cell>
              <table:table-cell office:value-type="float" office:value="1.#NAN">
                <text:p>1.#NAN</text:p>
              </table:table-cell>
              <table:table-cell office:value-type="float" office:value="0.24749275512136">
                <text:p>0.24749275512136</text:p>
              </table:table-cell>
            </table:table-row>
            <table:table-row>
              <table:table-cell office:value-type="string">
                <text:p>Row 765</text:p>
              </table:table-cell>
              <table:table-cell office:value-type="float" office:value="8710.91796875">
                <text:p>8710.91796875</text:p>
              </table:table-cell>
              <table:table-cell office:value-type="float" office:value="1.#NAN">
                <text:p>1.#NAN</text:p>
              </table:table-cell>
              <table:table-cell office:value-type="float" office:value="0.252047007874028">
                <text:p>0.252047007874028</text:p>
              </table:table-cell>
            </table:table-row>
            <table:table-row>
              <table:table-cell office:value-type="string">
                <text:p>Row 766</text:p>
              </table:table-cell>
              <table:table-cell office:value-type="float" office:value="8666.65039063">
                <text:p>8666.65039063</text:p>
              </table:table-cell>
              <table:table-cell office:value-type="float" office:value="1.#NAN">
                <text:p>1.#NAN</text:p>
              </table:table-cell>
              <table:table-cell office:value-type="float" office:value="0.258745104867927">
                <text:p>0.258745104867927</text:p>
              </table:table-cell>
            </table:table-row>
            <table:table-row>
              <table:table-cell office:value-type="string">
                <text:p>Row 767</text:p>
              </table:table-cell>
              <table:table-cell office:value-type="float" office:value="8622.13867188">
                <text:p>8622.13867188</text:p>
              </table:table-cell>
              <table:table-cell office:value-type="float" office:value="1.#NAN">
                <text:p>1.#NAN</text:p>
              </table:table-cell>
              <table:table-cell office:value-type="float" office:value="0.258630237835512">
                <text:p>0.258630237835512</text:p>
              </table:table-cell>
            </table:table-row>
            <table:table-row>
              <table:table-cell office:value-type="string">
                <text:p>Row 768</text:p>
              </table:table-cell>
              <table:table-cell office:value-type="float" office:value="8575.96679688">
                <text:p>8575.96679688</text:p>
              </table:table-cell>
              <table:table-cell office:value-type="float" office:value="1.#NAN">
                <text:p>1.#NAN</text:p>
              </table:table-cell>
              <table:table-cell office:value-type="float" office:value="0.268655462016805">
                <text:p>0.268655462016805</text:p>
              </table:table-cell>
            </table:table-row>
            <table:table-row>
              <table:table-cell office:value-type="string">
                <text:p>Row 769</text:p>
              </table:table-cell>
              <table:table-cell office:value-type="float" office:value="8416.46484375">
                <text:p>8416.46484375</text:p>
              </table:table-cell>
              <table:table-cell office:value-type="float" office:value="1.#NAN">
                <text:p>1.#NAN</text:p>
              </table:table-cell>
              <table:table-cell office:value-type="float" office:value="0.280145753284187">
                <text:p>0.280145753284187</text:p>
              </table:table-cell>
            </table:table-row>
            <table:table-row>
              <table:table-cell office:value-type="string">
                <text:p>Row 770</text:p>
              </table:table-cell>
              <table:table-cell office:value-type="float" office:value="8376.59179688">
                <text:p>8376.59179688</text:p>
              </table:table-cell>
              <table:table-cell office:value-type="float" office:value="1.#NAN">
                <text:p>1.#NAN</text:p>
              </table:table-cell>
              <table:table-cell office:value-type="float" office:value="0.299533620149932">
                <text:p>0.299533620149932</text:p>
              </table:table-cell>
            </table:table-row>
            <table:table-row>
              <table:table-cell office:value-type="string">
                <text:p>Row 771</text:p>
              </table:table-cell>
              <table:table-cell office:value-type="float" office:value="8336.3671875">
                <text:p>8336.3671875</text:p>
              </table:table-cell>
              <table:table-cell office:value-type="float" office:value="1.#NAN">
                <text:p>1.#NAN</text:p>
              </table:table-cell>
              <table:table-cell office:value-type="float" office:value="0.31932745034594">
                <text:p>0.31932745034594</text:p>
              </table:table-cell>
            </table:table-row>
            <table:table-row>
              <table:table-cell office:value-type="string">
                <text:p>Row 772</text:p>
              </table:table-cell>
              <table:table-cell office:value-type="float" office:value="8297.36328125">
                <text:p>8297.36328125</text:p>
              </table:table-cell>
              <table:table-cell office:value-type="float" office:value="1.#NAN">
                <text:p>1.#NAN</text:p>
              </table:table-cell>
              <table:table-cell office:value-type="float" office:value="0.338842494447464">
                <text:p>0.338842494447464</text:p>
              </table:table-cell>
            </table:table-row>
            <table:table-row>
              <table:table-cell office:value-type="string">
                <text:p>Row 773</text:p>
              </table:table-cell>
              <table:table-cell office:value-type="float" office:value="8260.95703125">
                <text:p>8260.95703125</text:p>
              </table:table-cell>
              <table:table-cell office:value-type="float" office:value="1.#NAN">
                <text:p>1.#NAN</text:p>
              </table:table-cell>
              <table:table-cell office:value-type="float" office:value="0.313376762094424">
                <text:p>0.313376762094424</text:p>
              </table:table-cell>
            </table:table-row>
            <table:table-row>
              <table:table-cell office:value-type="string">
                <text:p>Row 774</text:p>
              </table:table-cell>
              <table:table-cell office:value-type="float" office:value="8221.97265625">
                <text:p>8221.97265625</text:p>
              </table:table-cell>
              <table:table-cell office:value-type="float" office:value="1.#NAN">
                <text:p>1.#NAN</text:p>
              </table:table-cell>
              <table:table-cell office:value-type="float" office:value="0.341504629019858">
                <text:p>0.341504629019858</text:p>
              </table:table-cell>
            </table:table-row>
            <table:table-row>
              <table:table-cell office:value-type="string">
                <text:p>Row 775</text:p>
              </table:table-cell>
              <table:table-cell office:value-type="float" office:value="8186.65039063">
                <text:p>8186.65039063</text:p>
              </table:table-cell>
              <table:table-cell office:value-type="float" office:value="1.#NAN">
                <text:p>1.#NAN</text:p>
              </table:table-cell>
              <table:table-cell office:value-type="float" office:value="0.339533653758011">
                <text:p>0.339533653758011</text:p>
              </table:table-cell>
            </table:table-row>
            <table:table-row>
              <table:table-cell office:value-type="string">
                <text:p>Row 776</text:p>
              </table:table-cell>
              <table:table-cell office:value-type="float" office:value="8146.37646484">
                <text:p>8146.37646484</text:p>
              </table:table-cell>
              <table:table-cell office:value-type="float" office:value="1.#NAN">
                <text:p>1.#NAN</text:p>
              </table:table-cell>
              <table:table-cell office:value-type="float" office:value="0.353125237438398">
                <text:p>0.353125237438398</text:p>
              </table:table-cell>
            </table:table-row>
            <table:table-row>
              <table:table-cell office:value-type="string">
                <text:p>Row 777</text:p>
              </table:table-cell>
              <table:table-cell office:value-type="float" office:value="8111.76757813">
                <text:p>8111.76757813</text:p>
              </table:table-cell>
              <table:table-cell office:value-type="float" office:value="1.#NAN">
                <text:p>1.#NAN</text:p>
              </table:table-cell>
              <table:table-cell office:value-type="float" office:value="0.346225294278444">
                <text:p>0.346225294278444</text:p>
              </table:table-cell>
            </table:table-row>
            <table:table-row>
              <table:table-cell office:value-type="string">
                <text:p>Row 778</text:p>
              </table:table-cell>
              <table:table-cell office:value-type="float" office:value="8076.49414063">
                <text:p>8076.49414063</text:p>
              </table:table-cell>
              <table:table-cell office:value-type="float" office:value="1.#NAN">
                <text:p>1.#NAN</text:p>
              </table:table-cell>
              <table:table-cell office:value-type="float" office:value="0.364959473505146">
                <text:p>0.364959473505146</text:p>
              </table:table-cell>
            </table:table-row>
            <table:table-row>
              <table:table-cell office:value-type="string">
                <text:p>Row 779</text:p>
              </table:table-cell>
              <table:table-cell office:value-type="float" office:value="8036.70898438">
                <text:p>8036.70898438</text:p>
              </table:table-cell>
              <table:table-cell office:value-type="float" office:value="1.#NAN">
                <text:p>1.#NAN</text:p>
              </table:table-cell>
              <table:table-cell office:value-type="float" office:value="0.365695953308489">
                <text:p>0.365695953308489</text:p>
              </table:table-cell>
            </table:table-row>
            <table:table-row>
              <table:table-cell office:value-type="string">
                <text:p>Row 780</text:p>
              </table:table-cell>
              <table:table-cell office:value-type="float" office:value="7997.8125">
                <text:p>7997.8125</text:p>
              </table:table-cell>
              <table:table-cell office:value-type="float" office:value="1.#NAN">
                <text:p>1.#NAN</text:p>
              </table:table-cell>
              <table:table-cell office:value-type="float" office:value="0.383680885986443">
                <text:p>0.383680885986443</text:p>
              </table:table-cell>
            </table:table-row>
            <table:table-row>
              <table:table-cell office:value-type="string">
                <text:p>Row 781</text:p>
              </table:table-cell>
              <table:table-cell office:value-type="float" office:value="7952.1875">
                <text:p>7952.1875</text:p>
              </table:table-cell>
              <table:table-cell office:value-type="float" office:value="1.#NAN">
                <text:p>1.#NAN</text:p>
              </table:table-cell>
              <table:table-cell office:value-type="float" office:value="0.396480939304541">
                <text:p>0.396480939304541</text:p>
              </table:table-cell>
            </table:table-row>
            <table:table-row>
              <table:table-cell office:value-type="string">
                <text:p>Row 782</text:p>
              </table:table-cell>
              <table:table-cell office:value-type="float" office:value="7911.81640625">
                <text:p>7911.81640625</text:p>
              </table:table-cell>
              <table:table-cell office:value-type="float" office:value="1.#NAN">
                <text:p>1.#NAN</text:p>
              </table:table-cell>
              <table:table-cell office:value-type="float" office:value="0.406491376609005">
                <text:p>0.406491376609005</text:p>
              </table:table-cell>
            </table:table-row>
            <table:table-row>
              <table:table-cell office:value-type="string">
                <text:p>Row 783</text:p>
              </table:table-cell>
              <table:table-cell office:value-type="float" office:value="7866.94335938">
                <text:p>7866.94335938</text:p>
              </table:table-cell>
              <table:table-cell office:value-type="float" office:value="1.#NAN">
                <text:p>1.#NAN</text:p>
              </table:table-cell>
              <table:table-cell office:value-type="float" office:value="0.412844135261461">
                <text:p>0.412844135261461</text:p>
              </table:table-cell>
            </table:table-row>
            <table:table-row>
              <table:table-cell office:value-type="string">
                <text:p>Row 784</text:p>
              </table:table-cell>
              <table:table-cell office:value-type="float" office:value="7822.45117188">
                <text:p>7822.45117188</text:p>
              </table:table-cell>
              <table:table-cell office:value-type="float" office:value="1.#NAN">
                <text:p>1.#NAN</text:p>
              </table:table-cell>
              <table:table-cell office:value-type="float" office:value="0.42268881472041">
                <text:p>0.42268881472041</text:p>
              </table:table-cell>
            </table:table-row>
            <table:table-row>
              <table:table-cell office:value-type="string">
                <text:p>Row 785</text:p>
              </table:table-cell>
              <table:table-cell office:value-type="float" office:value="7771.5234375">
                <text:p>7771.5234375</text:p>
              </table:table-cell>
              <table:table-cell office:value-type="float" office:value="1.#NAN">
                <text:p>1.#NAN</text:p>
              </table:table-cell>
              <table:table-cell office:value-type="float" office:value="0.425060763930444">
                <text:p>0.425060763930444</text:p>
              </table:table-cell>
            </table:table-row>
            <table:table-row>
              <table:table-cell office:value-type="string">
                <text:p>Row 786</text:p>
              </table:table-cell>
              <table:table-cell office:value-type="float" office:value="7722.94921875">
                <text:p>7722.94921875</text:p>
              </table:table-cell>
              <table:table-cell office:value-type="float" office:value="1.#NAN">
                <text:p>1.#NAN</text:p>
              </table:table-cell>
              <table:table-cell office:value-type="float" office:value="0.439407789121231">
                <text:p>0.439407789121231</text:p>
              </table:table-cell>
            </table:table-row>
            <table:table-row>
              <table:table-cell office:value-type="string">
                <text:p>Row 787</text:p>
              </table:table-cell>
              <table:table-cell office:value-type="float" office:value="7667.20703125">
                <text:p>7667.20703125</text:p>
              </table:table-cell>
              <table:table-cell office:value-type="float" office:value="1.#NAN">
                <text:p>1.#NAN</text:p>
              </table:table-cell>
              <table:table-cell office:value-type="float" office:value="0.443394821102805">
                <text:p>0.443394821102805</text:p>
              </table:table-cell>
            </table:table-row>
            <table:table-row>
              <table:table-cell office:value-type="string">
                <text:p>Row 788</text:p>
              </table:table-cell>
              <table:table-cell office:value-type="float" office:value="7613.72070313">
                <text:p>7613.72070313</text:p>
              </table:table-cell>
              <table:table-cell office:value-type="float" office:value="1.#NAN">
                <text:p>1.#NAN</text:p>
              </table:table-cell>
              <table:table-cell office:value-type="float" office:value="0.468584206202255">
                <text:p>0.468584206202255</text:p>
              </table:table-cell>
            </table:table-row>
            <table:table-row>
              <table:table-cell office:value-type="string">
                <text:p>Row 789</text:p>
              </table:table-cell>
              <table:table-cell office:value-type="float" office:value="7558.65234375">
                <text:p>7558.65234375</text:p>
              </table:table-cell>
              <table:table-cell office:value-type="float" office:value="1.#NAN">
                <text:p>1.#NAN</text:p>
              </table:table-cell>
              <table:table-cell office:value-type="float" office:value="0.445951345649774">
                <text:p>0.445951345649774</text:p>
              </table:table-cell>
            </table:table-row>
            <table:table-row>
              <table:table-cell office:value-type="string">
                <text:p>Row 790</text:p>
              </table:table-cell>
              <table:table-cell office:value-type="float" office:value="7506.93359375">
                <text:p>7506.93359375</text:p>
              </table:table-cell>
              <table:table-cell office:value-type="float" office:value="1.#NAN">
                <text:p>1.#NAN</text:p>
              </table:table-cell>
              <table:table-cell office:value-type="float" office:value="0.465262963911856">
                <text:p>0.465262963911856</text:p>
              </table:table-cell>
            </table:table-row>
            <table:table-row>
              <table:table-cell office:value-type="string">
                <text:p>Row 791</text:p>
              </table:table-cell>
              <table:table-cell office:value-type="float" office:value="7450.60546875">
                <text:p>7450.60546875</text:p>
              </table:table-cell>
              <table:table-cell office:value-type="float" office:value="1.#NAN">
                <text:p>1.#NAN</text:p>
              </table:table-cell>
              <table:table-cell office:value-type="float" office:value="0.473721686830788">
                <text:p>0.473721686830788</text:p>
              </table:table-cell>
            </table:table-row>
            <table:table-row>
              <table:table-cell office:value-type="string">
                <text:p>Row 792</text:p>
              </table:table-cell>
              <table:table-cell office:value-type="float" office:value="7386.92382813">
                <text:p>7386.92382813</text:p>
              </table:table-cell>
              <table:table-cell office:value-type="float" office:value="1.#NAN">
                <text:p>1.#NAN</text:p>
              </table:table-cell>
              <table:table-cell office:value-type="float" office:value="0.478842340107232">
                <text:p>0.478842340107232</text:p>
              </table:table-cell>
            </table:table-row>
            <table:table-row>
              <table:table-cell office:value-type="string">
                <text:p>Row 793</text:p>
              </table:table-cell>
              <table:table-cell office:value-type="float" office:value="7337.20703125">
                <text:p>7337.20703125</text:p>
              </table:table-cell>
              <table:table-cell office:value-type="float" office:value="1.#NAN">
                <text:p>1.#NAN</text:p>
              </table:table-cell>
              <table:table-cell office:value-type="float" office:value="0.477207417426845">
                <text:p>0.477207417426845</text:p>
              </table:table-cell>
            </table:table-row>
            <table:table-row>
              <table:table-cell office:value-type="string">
                <text:p>Row 794</text:p>
              </table:table-cell>
              <table:table-cell office:value-type="float" office:value="7279.5703125">
                <text:p>7279.5703125</text:p>
              </table:table-cell>
              <table:table-cell office:value-type="float" office:value="1.#NAN">
                <text:p>1.#NAN</text:p>
              </table:table-cell>
              <table:table-cell office:value-type="float" office:value="0.477369685802764">
                <text:p>0.477369685802764</text:p>
              </table:table-cell>
            </table:table-row>
            <table:table-row>
              <table:table-cell office:value-type="string">
                <text:p>Row 795</text:p>
              </table:table-cell>
              <table:table-cell office:value-type="float" office:value="7226.43554688">
                <text:p>7226.43554688</text:p>
              </table:table-cell>
              <table:table-cell office:value-type="float" office:value="1.#NAN">
                <text:p>1.#NAN</text:p>
              </table:table-cell>
              <table:table-cell office:value-type="float" office:value="0.500939731296129">
                <text:p>0.500939731296129</text:p>
              </table:table-cell>
            </table:table-row>
            <table:table-row>
              <table:table-cell office:value-type="string">
                <text:p>Row 796</text:p>
              </table:table-cell>
              <table:table-cell office:value-type="float" office:value="7182.20703125">
                <text:p>7182.20703125</text:p>
              </table:table-cell>
              <table:table-cell office:value-type="float" office:value="1.#NAN">
                <text:p>1.#NAN</text:p>
              </table:table-cell>
              <table:table-cell office:value-type="float" office:value="0.508955537648336">
                <text:p>0.508955537648336</text:p>
              </table:table-cell>
            </table:table-row>
            <table:table-row>
              <table:table-cell office:value-type="string">
                <text:p>Row 797</text:p>
              </table:table-cell>
              <table:table-cell office:value-type="float" office:value="7133.70117188">
                <text:p>7133.70117188</text:p>
              </table:table-cell>
              <table:table-cell office:value-type="float" office:value="1.#NAN">
                <text:p>1.#NAN</text:p>
              </table:table-cell>
              <table:table-cell office:value-type="float" office:value="0.523909174587006">
                <text:p>0.523909174587006</text:p>
              </table:table-cell>
            </table:table-row>
            <table:table-row>
              <table:table-cell office:value-type="string">
                <text:p>Row 798</text:p>
              </table:table-cell>
              <table:table-cell office:value-type="float" office:value="7084.296875">
                <text:p>7084.296875</text:p>
              </table:table-cell>
              <table:table-cell office:value-type="float" office:value="1.#NAN">
                <text:p>1.#NAN</text:p>
              </table:table-cell>
              <table:table-cell office:value-type="float" office:value="0.52607748">
                <text:p>0.52607748</text:p>
              </table:table-cell>
            </table:table-row>
          </table:table-rows>
        </table:table>
      </chart:chart>
    </office:char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2.1000003814697pt" style:font-family-asian="'Lucida Sans Unicode'" style:font-family-generic-asian="system" style:font-pitch-asian="variable" style:font-size-asian="22.1000003814697pt" style:font-family-complex="Tahoma" style:font-family-generic-complex="system" style:font-pitch-complex="variable" style:font-size-complex="22.1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.1999998092651pt" style:font-family-asian="'Lucida Sans Unicode'" style:font-family-generic-asian="system" style:font-pitch-asian="variable" style:font-size-asian="10.1999998092651pt" style:font-family-complex="Tahoma" style:font-family-generic-complex="system" style:font-pitch-complex="variable" style:font-size-complex="10.1999998092651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999996185303pt" style:font-family-asian="'Lucida Sans Unicode'" style:font-family-generic-asian="system" style:font-pitch-asian="variable" style:font-size-asian="11.8999996185303pt" style:font-family-complex="Tahoma" style:font-family-generic-complex="system" style:font-pitch-complex="variable" style:font-size-complex="11.8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999996185303pt" style:font-family-asian="'Lucida Sans Unicode'" style:font-family-generic-asian="system" style:font-pitch-asian="variable" style:font-size-asian="11.8999996185303pt" style:font-family-complex="Tahoma" style:font-family-generic-complex="system" style:font-pitch-complex="variable" style:font-size-complex="11.8999996185303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.1999998092651pt" style:font-family-asian="'Lucida Sans Unicode'" style:font-family-generic-asian="system" style:font-pitch-asian="variable" style:font-size-asian="10.1999998092651pt" style:font-family-complex="Tahoma" style:font-family-generic-complex="system" style:font-pitch-complex="variable" style:font-size-complex="10.1999998092651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129cm" svg:height="11.956cm" chart:class="chart:scatter" chart:style-name="ch1">
        <chart:title svg:x="7.708cm" svg:y="0.238cm" chart:style-name="ch2">
          <text:p>Titre principal</text:p>
        </chart:title>
        <chart:legend chart:legend-position="end" svg:x="17.353cm" svg:y="5.648cm" chart:style-name="ch3"/>
        <chart:plot-area chart:style-name="ch4" table:cell-range-address="Feuille1.$A$101:.$B$196" chart:table-number-list="0" svg:x="0.402cm" svg:y="1.587cm" svg:width="16.148cm" svg:height="10.131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igne 101</text:p>
              </table:table-cell>
              <table:table-cell office:value-type="float" office:value="-5">
                <text:p>-5</text:p>
              </table:table-cell>
              <table:table-cell office:value-type="float" office:value="-0.03236883">
                <text:p>-0.03236883</text:p>
              </table:table-cell>
            </table:table-row>
            <table:table-row>
              <table:table-cell office:value-type="string">
                <text:p>Ligne 102</text:p>
              </table:table-cell>
              <table:table-cell office:value-type="float" office:value="-4">
                <text:p>-4</text:p>
              </table:table-cell>
              <table:table-cell office:value-type="float" office:value="-0.03557331">
                <text:p>-0.03557331</text:p>
              </table:table-cell>
            </table:table-row>
            <table:table-row>
              <table:table-cell office:value-type="string">
                <text:p>Ligne 103</text:p>
              </table:table-cell>
              <table:table-cell office:value-type="float" office:value="-3">
                <text:p>-3</text:p>
              </table:table-cell>
              <table:table-cell office:value-type="float" office:value="-0.03696272">
                <text:p>-0.03696272</text:p>
              </table:table-cell>
            </table:table-row>
            <table:table-row>
              <table:table-cell office:value-type="string">
                <text:p>Ligne 104</text:p>
              </table:table-cell>
              <table:table-cell office:value-type="float" office:value="-2">
                <text:p>-2</text:p>
              </table:table-cell>
              <table:table-cell office:value-type="float" office:value="-0.03414337">
                <text:p>-0.03414337</text:p>
              </table:table-cell>
            </table:table-row>
            <table:table-row>
              <table:table-cell office:value-type="string">
                <text:p>Ligne 105</text:p>
              </table:table-cell>
              <table:table-cell office:value-type="float" office:value="-1">
                <text:p>-1</text:p>
              </table:table-cell>
              <table:table-cell office:value-type="float" office:value="-0.0348656">
                <text:p>-0.0348656</text:p>
              </table:table-cell>
            </table:table-row>
            <table:table-row>
              <table:table-cell office:value-type="string">
                <text:p>Ligne 106</text:p>
              </table:table-cell>
              <table:table-cell office:value-type="float" office:value="0">
                <text:p>0</text:p>
              </table:table-cell>
              <table:table-cell office:value-type="float" office:value="-0.03701147">
                <text:p>-0.03701147</text:p>
              </table:table-cell>
            </table:table-row>
            <table:table-row>
              <table:table-cell office:value-type="string">
                <text:p>Ligne 107</text:p>
              </table:table-cell>
              <table:table-cell office:value-type="float" office:value="1">
                <text:p>1</text:p>
              </table:table-cell>
              <table:table-cell office:value-type="float" office:value="-0.04225788">
                <text:p>-0.04225788</text:p>
              </table:table-cell>
            </table:table-row>
            <table:table-row>
              <table:table-cell office:value-type="string">
                <text:p>Ligne 108</text:p>
              </table:table-cell>
              <table:table-cell office:value-type="float" office:value="2">
                <text:p>2</text:p>
              </table:table-cell>
              <table:table-cell office:value-type="float" office:value="-0.04673537">
                <text:p>-0.04673537</text:p>
              </table:table-cell>
            </table:table-row>
            <table:table-row>
              <table:table-cell office:value-type="string">
                <text:p>Ligne 109</text:p>
              </table:table-cell>
              <table:table-cell office:value-type="float" office:value="3">
                <text:p>3</text:p>
              </table:table-cell>
              <table:table-cell office:value-type="float" office:value="-0.05153519">
                <text:p>-0.05153519</text:p>
              </table:table-cell>
            </table:table-row>
            <table:table-row>
              <table:table-cell office:value-type="string">
                <text:p>Ligne 110</text:p>
              </table:table-cell>
              <table:table-cell office:value-type="float" office:value="4">
                <text:p>4</text:p>
              </table:table-cell>
              <table:table-cell office:value-type="float" office:value="-0.05106784">
                <text:p>-0.05106784</text:p>
              </table:table-cell>
            </table:table-row>
            <table:table-row>
              <table:table-cell office:value-type="string">
                <text:p>Ligne 111</text:p>
              </table:table-cell>
              <table:table-cell office:value-type="float" office:value="5">
                <text:p>5</text:p>
              </table:table-cell>
              <table:table-cell office:value-type="float" office:value="-0.05374599">
                <text:p>-0.05374599</text:p>
              </table:table-cell>
            </table:table-row>
            <table:table-row>
              <table:table-cell office:value-type="string">
                <text:p>Ligne 112</text:p>
              </table:table-cell>
              <table:table-cell office:value-type="float" office:value="6">
                <text:p>6</text:p>
              </table:table-cell>
              <table:table-cell office:value-type="float" office:value="-0.0547269">
                <text:p>-0.0547269</text:p>
              </table:table-cell>
            </table:table-row>
            <table:table-row>
              <table:table-cell office:value-type="string">
                <text:p>Ligne 113</text:p>
              </table:table-cell>
              <table:table-cell office:value-type="float" office:value="7">
                <text:p>7</text:p>
              </table:table-cell>
              <table:table-cell office:value-type="float" office:value="-0.05916642">
                <text:p>-0.05916642</text:p>
              </table:table-cell>
            </table:table-row>
            <table:table-row>
              <table:table-cell office:value-type="string">
                <text:p>Ligne 114</text:p>
              </table:table-cell>
              <table:table-cell office:value-type="float" office:value="8">
                <text:p>8</text:p>
              </table:table-cell>
              <table:table-cell office:value-type="float" office:value="-0.06368891">
                <text:p>-0.06368891</text:p>
              </table:table-cell>
            </table:table-row>
            <table:table-row>
              <table:table-cell office:value-type="string">
                <text:p>Ligne 115</text:p>
              </table:table-cell>
              <table:table-cell office:value-type="float" office:value="9">
                <text:p>9</text:p>
              </table:table-cell>
              <table:table-cell office:value-type="float" office:value="-0.06702832">
                <text:p>-0.06702832</text:p>
              </table:table-cell>
            </table:table-row>
            <table:table-row>
              <table:table-cell office:value-type="string">
                <text:p>Ligne 116</text:p>
              </table:table-cell>
              <table:table-cell office:value-type="float" office:value="10">
                <text:p>10</text:p>
              </table:table-cell>
              <table:table-cell office:value-type="float" office:value="-0.0633373">
                <text:p>-0.0633373</text:p>
              </table:table-cell>
            </table:table-row>
            <table:table-row>
              <table:table-cell office:value-type="string">
                <text:p>Ligne 117</text:p>
              </table:table-cell>
              <table:table-cell office:value-type="float" office:value="11">
                <text:p>11</text:p>
              </table:table-cell>
              <table:table-cell office:value-type="float" office:value="-0.06235855">
                <text:p>-0.06235855</text:p>
              </table:table-cell>
            </table:table-row>
            <table:table-row>
              <table:table-cell office:value-type="string">
                <text:p>Ligne 118</text:p>
              </table:table-cell>
              <table:table-cell office:value-type="float" office:value="12">
                <text:p>12</text:p>
              </table:table-cell>
              <table:table-cell office:value-type="float" office:value="-0.05933677">
                <text:p>-0.05933677</text:p>
              </table:table-cell>
            </table:table-row>
            <table:table-row>
              <table:table-cell office:value-type="string">
                <text:p>Ligne 119</text:p>
              </table:table-cell>
              <table:table-cell office:value-type="float" office:value="13">
                <text:p>13</text:p>
              </table:table-cell>
              <table:table-cell office:value-type="float" office:value="-0.05664566">
                <text:p>-0.05664566</text:p>
              </table:table-cell>
            </table:table-row>
            <table:table-row>
              <table:table-cell office:value-type="string">
                <text:p>Ligne 120</text:p>
              </table:table-cell>
              <table:table-cell office:value-type="float" office:value="14">
                <text:p>14</text:p>
              </table:table-cell>
              <table:table-cell office:value-type="float" office:value="-0.05542362">
                <text:p>-0.05542362</text:p>
              </table:table-cell>
            </table:table-row>
            <table:table-row>
              <table:table-cell office:value-type="string">
                <text:p>Ligne 121</text:p>
              </table:table-cell>
              <table:table-cell office:value-type="float" office:value="15">
                <text:p>15</text:p>
              </table:table-cell>
              <table:table-cell office:value-type="float" office:value="-0.05601154">
                <text:p>-0.05601154</text:p>
              </table:table-cell>
            </table:table-row>
            <table:table-row>
              <table:table-cell office:value-type="string">
                <text:p>Ligne 122</text:p>
              </table:table-cell>
              <table:table-cell office:value-type="float" office:value="16">
                <text:p>16</text:p>
              </table:table-cell>
              <table:table-cell office:value-type="float" office:value="-0.05410631">
                <text:p>-0.05410631</text:p>
              </table:table-cell>
            </table:table-row>
            <table:table-row>
              <table:table-cell office:value-type="string">
                <text:p>Ligne 123</text:p>
              </table:table-cell>
              <table:table-cell office:value-type="float" office:value="17">
                <text:p>17</text:p>
              </table:table-cell>
              <table:table-cell office:value-type="float" office:value="-0.05239165">
                <text:p>-0.05239165</text:p>
              </table:table-cell>
            </table:table-row>
            <table:table-row>
              <table:table-cell office:value-type="string">
                <text:p>Ligne 124</text:p>
              </table:table-cell>
              <table:table-cell office:value-type="float" office:value="18">
                <text:p>18</text:p>
              </table:table-cell>
              <table:table-cell office:value-type="float" office:value="-0.0500857">
                <text:p>-0.0500857</text:p>
              </table:table-cell>
            </table:table-row>
            <table:table-row>
              <table:table-cell office:value-type="string">
                <text:p>Ligne 125</text:p>
              </table:table-cell>
              <table:table-cell office:value-type="float" office:value="19">
                <text:p>19</text:p>
              </table:table-cell>
              <table:table-cell office:value-type="float" office:value="-0.04918132">
                <text:p>-0.04918132</text:p>
              </table:table-cell>
            </table:table-row>
            <table:table-row>
              <table:table-cell office:value-type="string">
                <text:p>Ligne 126</text:p>
              </table:table-cell>
              <table:table-cell office:value-type="float" office:value="20">
                <text:p>20</text:p>
              </table:table-cell>
              <table:table-cell office:value-type="float" office:value="-0.05106416">
                <text:p>-0.05106416</text:p>
              </table:table-cell>
            </table:table-row>
            <table:table-row>
              <table:table-cell office:value-type="string">
                <text:p>Ligne 127</text:p>
              </table:table-cell>
              <table:table-cell office:value-type="float" office:value="21">
                <text:p>21</text:p>
              </table:table-cell>
              <table:table-cell office:value-type="float" office:value="-0.05285576">
                <text:p>-0.05285576</text:p>
              </table:table-cell>
            </table:table-row>
            <table:table-row>
              <table:table-cell office:value-type="string">
                <text:p>Ligne 128</text:p>
              </table:table-cell>
              <table:table-cell office:value-type="float" office:value="22">
                <text:p>22</text:p>
              </table:table-cell>
              <table:table-cell office:value-type="float" office:value="-0.05370474">
                <text:p>-0.05370474</text:p>
              </table:table-cell>
            </table:table-row>
            <table:table-row>
              <table:table-cell office:value-type="string">
                <text:p>Ligne 129</text:p>
              </table:table-cell>
              <table:table-cell office:value-type="float" office:value="23">
                <text:p>23</text:p>
              </table:table-cell>
              <table:table-cell office:value-type="float" office:value="-0.05644423">
                <text:p>-0.05644423</text:p>
              </table:table-cell>
            </table:table-row>
            <table:table-row>
              <table:table-cell office:value-type="string">
                <text:p>Ligne 130</text:p>
              </table:table-cell>
              <table:table-cell office:value-type="float" office:value="24">
                <text:p>24</text:p>
              </table:table-cell>
              <table:table-cell office:value-type="float" office:value="-0.05609848">
                <text:p>-0.05609848</text:p>
              </table:table-cell>
            </table:table-row>
            <table:table-row>
              <table:table-cell office:value-type="string">
                <text:p>Ligne 131</text:p>
              </table:table-cell>
              <table:table-cell office:value-type="float" office:value="25">
                <text:p>25</text:p>
              </table:table-cell>
              <table:table-cell office:value-type="float" office:value="-0.05763618">
                <text:p>-0.05763618</text:p>
              </table:table-cell>
            </table:table-row>
            <table:table-row>
              <table:table-cell office:value-type="string">
                <text:p>Ligne 132</text:p>
              </table:table-cell>
              <table:table-cell office:value-type="float" office:value="26">
                <text:p>26</text:p>
              </table:table-cell>
              <table:table-cell office:value-type="float" office:value="-0.05832793">
                <text:p>-0.05832793</text:p>
              </table:table-cell>
            </table:table-row>
            <table:table-row>
              <table:table-cell office:value-type="string">
                <text:p>Ligne 133</text:p>
              </table:table-cell>
              <table:table-cell office:value-type="float" office:value="27">
                <text:p>27</text:p>
              </table:table-cell>
              <table:table-cell office:value-type="float" office:value="-0.05690864">
                <text:p>-0.05690864</text:p>
              </table:table-cell>
            </table:table-row>
            <table:table-row>
              <table:table-cell office:value-type="string">
                <text:p>Ligne 134</text:p>
              </table:table-cell>
              <table:table-cell office:value-type="float" office:value="28">
                <text:p>28</text:p>
              </table:table-cell>
              <table:table-cell office:value-type="float" office:value="-0.05739803">
                <text:p>-0.05739803</text:p>
              </table:table-cell>
            </table:table-row>
            <table:table-row>
              <table:table-cell office:value-type="string">
                <text:p>Ligne 135</text:p>
              </table:table-cell>
              <table:table-cell office:value-type="float" office:value="29">
                <text:p>29</text:p>
              </table:table-cell>
              <table:table-cell office:value-type="float" office:value="-0.05626462">
                <text:p>-0.05626462</text:p>
              </table:table-cell>
            </table:table-row>
            <table:table-row>
              <table:table-cell office:value-type="string">
                <text:p>Ligne 136</text:p>
              </table:table-cell>
              <table:table-cell office:value-type="float" office:value="30">
                <text:p>30</text:p>
              </table:table-cell>
              <table:table-cell office:value-type="float" office:value="-0.0586043">
                <text:p>-0.0586043</text:p>
              </table:table-cell>
            </table:table-row>
            <table:table-row>
              <table:table-cell office:value-type="string">
                <text:p>Ligne 137</text:p>
              </table:table-cell>
              <table:table-cell office:value-type="float" office:value="31">
                <text:p>31</text:p>
              </table:table-cell>
              <table:table-cell office:value-type="float" office:value="-0.05438746">
                <text:p>-0.05438746</text:p>
              </table:table-cell>
            </table:table-row>
            <table:table-row>
              <table:table-cell office:value-type="string">
                <text:p>Ligne 138</text:p>
              </table:table-cell>
              <table:table-cell office:value-type="float" office:value="32">
                <text:p>32</text:p>
              </table:table-cell>
              <table:table-cell office:value-type="float" office:value="-0.05944896">
                <text:p>-0.05944896</text:p>
              </table:table-cell>
            </table:table-row>
            <table:table-row>
              <table:table-cell office:value-type="string">
                <text:p>Ligne 139</text:p>
              </table:table-cell>
              <table:table-cell office:value-type="float" office:value="33">
                <text:p>33</text:p>
              </table:table-cell>
              <table:table-cell office:value-type="float" office:value="-0.06493081">
                <text:p>-0.06493081</text:p>
              </table:table-cell>
            </table:table-row>
            <table:table-row>
              <table:table-cell office:value-type="string">
                <text:p>Ligne 140</text:p>
              </table:table-cell>
              <table:table-cell office:value-type="float" office:value="34">
                <text:p>34</text:p>
              </table:table-cell>
              <table:table-cell office:value-type="float" office:value="-0.06474654">
                <text:p>-0.06474654</text:p>
              </table:table-cell>
            </table:table-row>
            <table:table-row>
              <table:table-cell office:value-type="string">
                <text:p>Ligne 141</text:p>
              </table:table-cell>
              <table:table-cell office:value-type="float" office:value="35">
                <text:p>35</text:p>
              </table:table-cell>
              <table:table-cell office:value-type="float" office:value="-0.05735352">
                <text:p>-0.05735352</text:p>
              </table:table-cell>
            </table:table-row>
            <table:table-row>
              <table:table-cell office:value-type="string">
                <text:p>Ligne 142</text:p>
              </table:table-cell>
              <table:table-cell office:value-type="float" office:value="36">
                <text:p>36</text:p>
              </table:table-cell>
              <table:table-cell office:value-type="float" office:value="-0.0506692">
                <text:p>-0.0506692</text:p>
              </table:table-cell>
            </table:table-row>
            <table:table-row>
              <table:table-cell office:value-type="string">
                <text:p>Ligne 143</text:p>
              </table:table-cell>
              <table:table-cell office:value-type="float" office:value="37">
                <text:p>37</text:p>
              </table:table-cell>
              <table:table-cell office:value-type="float" office:value="-0.04277807">
                <text:p>-0.04277807</text:p>
              </table:table-cell>
            </table:table-row>
            <table:table-row>
              <table:table-cell office:value-type="string">
                <text:p>Ligne 144</text:p>
              </table:table-cell>
              <table:table-cell office:value-type="float" office:value="38">
                <text:p>38</text:p>
              </table:table-cell>
              <table:table-cell office:value-type="float" office:value="-0.03911497">
                <text:p>-0.03911497</text:p>
              </table:table-cell>
            </table:table-row>
            <table:table-row>
              <table:table-cell office:value-type="string">
                <text:p>Ligne 145</text:p>
              </table:table-cell>
              <table:table-cell office:value-type="float" office:value="39">
                <text:p>39</text:p>
              </table:table-cell>
              <table:table-cell office:value-type="float" office:value="-0.03355956">
                <text:p>-0.03355956</text:p>
              </table:table-cell>
            </table:table-row>
            <table:table-row>
              <table:table-cell office:value-type="string">
                <text:p>Ligne 146</text:p>
              </table:table-cell>
              <table:table-cell office:value-type="float" office:value="40">
                <text:p>40</text:p>
              </table:table-cell>
              <table:table-cell office:value-type="float" office:value="-0.02904258">
                <text:p>-0.02904258</text:p>
              </table:table-cell>
            </table:table-row>
            <table:table-row>
              <table:table-cell office:value-type="string">
                <text:p>Ligne 147</text:p>
              </table:table-cell>
              <table:table-cell office:value-type="float" office:value="41">
                <text:p>41</text:p>
              </table:table-cell>
              <table:table-cell office:value-type="float" office:value="-0.03111833">
                <text:p>-0.03111833</text:p>
              </table:table-cell>
            </table:table-row>
            <table:table-row>
              <table:table-cell office:value-type="string">
                <text:p>Ligne 148</text:p>
              </table:table-cell>
              <table:table-cell office:value-type="float" office:value="42">
                <text:p>42</text:p>
              </table:table-cell>
              <table:table-cell office:value-type="float" office:value="-0.03260973">
                <text:p>-0.03260973</text:p>
              </table:table-cell>
            </table:table-row>
            <table:table-row>
              <table:table-cell office:value-type="string">
                <text:p>Ligne 149</text:p>
              </table:table-cell>
              <table:table-cell office:value-type="float" office:value="43">
                <text:p>43</text:p>
              </table:table-cell>
              <table:table-cell office:value-type="float" office:value="-0.03444231">
                <text:p>-0.03444231</text:p>
              </table:table-cell>
            </table:table-row>
            <table:table-row>
              <table:table-cell office:value-type="string">
                <text:p>Ligne 150</text:p>
              </table:table-cell>
              <table:table-cell office:value-type="float" office:value="44">
                <text:p>44</text:p>
              </table:table-cell>
              <table:table-cell office:value-type="float" office:value="-0.03900922">
                <text:p>-0.03900922</text:p>
              </table:table-cell>
            </table:table-row>
            <table:table-row>
              <table:table-cell office:value-type="string">
                <text:p>Ligne 151</text:p>
              </table:table-cell>
              <table:table-cell office:value-type="float" office:value="45">
                <text:p>45</text:p>
              </table:table-cell>
              <table:table-cell office:value-type="float" office:value="-0.0382961">
                <text:p>-0.0382961</text:p>
              </table:table-cell>
            </table:table-row>
            <table:table-row>
              <table:table-cell office:value-type="string">
                <text:p>Ligne 152</text:p>
              </table:table-cell>
              <table:table-cell office:value-type="float" office:value="46">
                <text:p>46</text:p>
              </table:table-cell>
              <table:table-cell office:value-type="float" office:value="-0.02951515">
                <text:p>-0.02951515</text:p>
              </table:table-cell>
            </table:table-row>
            <table:table-row>
              <table:table-cell office:value-type="string">
                <text:p>Ligne 153</text:p>
              </table:table-cell>
              <table:table-cell office:value-type="float" office:value="47">
                <text:p>47</text:p>
              </table:table-cell>
              <table:table-cell office:value-type="float" office:value="-0.01697708">
                <text:p>-0.01697708</text:p>
              </table:table-cell>
            </table:table-row>
            <table:table-row>
              <table:table-cell office:value-type="string">
                <text:p>Ligne 154</text:p>
              </table:table-cell>
              <table:table-cell office:value-type="float" office:value="48">
                <text:p>48</text:p>
              </table:table-cell>
              <table:table-cell office:value-type="float" office:value="-0.00986637999999999">
                <text:p>-0.00986637999999999</text:p>
              </table:table-cell>
            </table:table-row>
            <table:table-row>
              <table:table-cell office:value-type="string">
                <text:p>Ligne 155</text:p>
              </table:table-cell>
              <table:table-cell office:value-type="float" office:value="49">
                <text:p>49</text:p>
              </table:table-cell>
              <table:table-cell office:value-type="float" office:value="-0.00323849">
                <text:p>-0.00323849</text:p>
              </table:table-cell>
            </table:table-row>
            <table:table-row>
              <table:table-cell office:value-type="string">
                <text:p>Ligne 156</text:p>
              </table:table-cell>
              <table:table-cell office:value-type="float" office:value="50">
                <text:p>50</text:p>
              </table:table-cell>
              <table:table-cell office:value-type="float" office:value="0.00244536">
                <text:p>0.00244536</text:p>
              </table:table-cell>
            </table:table-row>
            <table:table-row>
              <table:table-cell office:value-type="string">
                <text:p>Ligne 157</text:p>
              </table:table-cell>
              <table:table-cell office:value-type="float" office:value="51">
                <text:p>51</text:p>
              </table:table-cell>
              <table:table-cell office:value-type="float" office:value="0.00479877">
                <text:p>0.00479877</text:p>
              </table:table-cell>
            </table:table-row>
            <table:table-row>
              <table:table-cell office:value-type="string">
                <text:p>Ligne 158</text:p>
              </table:table-cell>
              <table:table-cell office:value-type="float" office:value="52">
                <text:p>52</text:p>
              </table:table-cell>
              <table:table-cell office:value-type="float" office:value="0.00845772">
                <text:p>0.00845772</text:p>
              </table:table-cell>
            </table:table-row>
            <table:table-row>
              <table:table-cell office:value-type="string">
                <text:p>Ligne 159</text:p>
              </table:table-cell>
              <table:table-cell office:value-type="float" office:value="53">
                <text:p>53</text:p>
              </table:table-cell>
              <table:table-cell office:value-type="float" office:value="0.00691767">
                <text:p>0.00691767</text:p>
              </table:table-cell>
            </table:table-row>
            <table:table-row>
              <table:table-cell office:value-type="string">
                <text:p>Ligne 160</text:p>
              </table:table-cell>
              <table:table-cell office:value-type="float" office:value="54">
                <text:p>54</text:p>
              </table:table-cell>
              <table:table-cell office:value-type="float" office:value="0.00772527000000001">
                <text:p>0.00772527000000001</text:p>
              </table:table-cell>
            </table:table-row>
            <table:table-row>
              <table:table-cell office:value-type="string">
                <text:p>Ligne 161</text:p>
              </table:table-cell>
              <table:table-cell office:value-type="float" office:value="55">
                <text:p>55</text:p>
              </table:table-cell>
              <table:table-cell office:value-type="float" office:value="0.00940195000000001">
                <text:p>0.00940195000000001</text:p>
              </table:table-cell>
            </table:table-row>
            <table:table-row>
              <table:table-cell office:value-type="string">
                <text:p>Ligne 162</text:p>
              </table:table-cell>
              <table:table-cell office:value-type="float" office:value="56">
                <text:p>56</text:p>
              </table:table-cell>
              <table:table-cell office:value-type="float" office:value="0.00862249">
                <text:p>0.00862249</text:p>
              </table:table-cell>
            </table:table-row>
            <table:table-row>
              <table:table-cell office:value-type="string">
                <text:p>Ligne 163</text:p>
              </table:table-cell>
              <table:table-cell office:value-type="float" office:value="57">
                <text:p>57</text:p>
              </table:table-cell>
              <table:table-cell office:value-type="float" office:value="0.01410889">
                <text:p>0.01410889</text:p>
              </table:table-cell>
            </table:table-row>
            <table:table-row>
              <table:table-cell office:value-type="string">
                <text:p>Ligne 164</text:p>
              </table:table-cell>
              <table:table-cell office:value-type="float" office:value="58">
                <text:p>58</text:p>
              </table:table-cell>
              <table:table-cell office:value-type="float" office:value="0.01393502">
                <text:p>0.01393502</text:p>
              </table:table-cell>
            </table:table-row>
            <table:table-row>
              <table:table-cell office:value-type="string">
                <text:p>Ligne 165</text:p>
              </table:table-cell>
              <table:table-cell office:value-type="float" office:value="59">
                <text:p>59</text:p>
              </table:table-cell>
              <table:table-cell office:value-type="float" office:value="0.0173388">
                <text:p>0.0173388</text:p>
              </table:table-cell>
            </table:table-row>
            <table:table-row>
              <table:table-cell office:value-type="string">
                <text:p>Ligne 166</text:p>
              </table:table-cell>
              <table:table-cell office:value-type="float" office:value="60">
                <text:p>60</text:p>
              </table:table-cell>
              <table:table-cell office:value-type="float" office:value="0.02068381">
                <text:p>0.02068381</text:p>
              </table:table-cell>
            </table:table-row>
            <table:table-row>
              <table:table-cell office:value-type="string">
                <text:p>Ligne 167</text:p>
              </table:table-cell>
              <table:table-cell office:value-type="float" office:value="61">
                <text:p>61</text:p>
              </table:table-cell>
              <table:table-cell office:value-type="float" office:value="0.01811581">
                <text:p>0.01811581</text:p>
              </table:table-cell>
            </table:table-row>
            <table:table-row>
              <table:table-cell office:value-type="string">
                <text:p>Ligne 168</text:p>
              </table:table-cell>
              <table:table-cell office:value-type="float" office:value="62">
                <text:p>62</text:p>
              </table:table-cell>
              <table:table-cell office:value-type="float" office:value="0.03206654">
                <text:p>0.03206654</text:p>
              </table:table-cell>
            </table:table-row>
            <table:table-row>
              <table:table-cell office:value-type="string">
                <text:p>Ligne 169</text:p>
              </table:table-cell>
              <table:table-cell office:value-type="float" office:value="63">
                <text:p>63</text:p>
              </table:table-cell>
              <table:table-cell office:value-type="float" office:value="0.04148761">
                <text:p>0.04148761</text:p>
              </table:table-cell>
            </table:table-row>
            <table:table-row>
              <table:table-cell office:value-type="string">
                <text:p>Ligne 170</text:p>
              </table:table-cell>
              <table:table-cell office:value-type="float" office:value="64">
                <text:p>64</text:p>
              </table:table-cell>
              <table:table-cell office:value-type="float" office:value="0.03427982">
                <text:p>0.03427982</text:p>
              </table:table-cell>
            </table:table-row>
            <table:table-row>
              <table:table-cell office:value-type="string">
                <text:p>Ligne 171</text:p>
              </table:table-cell>
              <table:table-cell office:value-type="float" office:value="65">
                <text:p>65</text:p>
              </table:table-cell>
              <table:table-cell office:value-type="float" office:value="0.04991236">
                <text:p>0.04991236</text:p>
              </table:table-cell>
            </table:table-row>
            <table:table-row>
              <table:table-cell office:value-type="string">
                <text:p>Ligne 172</text:p>
              </table:table-cell>
              <table:table-cell office:value-type="float" office:value="66">
                <text:p>66</text:p>
              </table:table-cell>
              <table:table-cell office:value-type="float" office:value="0.04527708">
                <text:p>0.04527708</text:p>
              </table:table-cell>
            </table:table-row>
            <table:table-row>
              <table:table-cell office:value-type="string">
                <text:p>Ligne 173</text:p>
              </table:table-cell>
              <table:table-cell office:value-type="float" office:value="67">
                <text:p>67</text:p>
              </table:table-cell>
              <table:table-cell office:value-type="float" office:value="0.03467703">
                <text:p>0.03467703</text:p>
              </table:table-cell>
            </table:table-row>
            <table:table-row>
              <table:table-cell office:value-type="string">
                <text:p>Ligne 174</text:p>
              </table:table-cell>
              <table:table-cell office:value-type="float" office:value="68">
                <text:p>68</text:p>
              </table:table-cell>
              <table:table-cell office:value-type="float" office:value="0.03597715">
                <text:p>0.03597715</text:p>
              </table:table-cell>
            </table:table-row>
            <table:table-row>
              <table:table-cell office:value-type="string">
                <text:p>Ligne 175</text:p>
              </table:table-cell>
              <table:table-cell office:value-type="float" office:value="69">
                <text:p>69</text:p>
              </table:table-cell>
              <table:table-cell office:value-type="float" office:value="0.03943905">
                <text:p>0.03943905</text:p>
              </table:table-cell>
            </table:table-row>
            <table:table-row>
              <table:table-cell office:value-type="string">
                <text:p>Ligne 176</text:p>
              </table:table-cell>
              <table:table-cell office:value-type="float" office:value="70">
                <text:p>70</text:p>
              </table:table-cell>
              <table:table-cell office:value-type="float" office:value="0.04735999">
                <text:p>0.04735999</text:p>
              </table:table-cell>
            </table:table-row>
            <table:table-row>
              <table:table-cell office:value-type="string">
                <text:p>Ligne 177</text:p>
              </table:table-cell>
              <table:table-cell office:value-type="float" office:value="71">
                <text:p>71</text:p>
              </table:table-cell>
              <table:table-cell office:value-type="float" office:value="0.05776063">
                <text:p>0.05776063</text:p>
              </table:table-cell>
            </table:table-row>
            <table:table-row>
              <table:table-cell office:value-type="string">
                <text:p>Ligne 178</text:p>
              </table:table-cell>
              <table:table-cell office:value-type="float" office:value="72">
                <text:p>72</text:p>
              </table:table-cell>
              <table:table-cell office:value-type="float" office:value="0.05037776">
                <text:p>0.05037776</text:p>
              </table:table-cell>
            </table:table-row>
            <table:table-row>
              <table:table-cell office:value-type="string">
                <text:p>Ligne 179</text:p>
              </table:table-cell>
              <table:table-cell office:value-type="float" office:value="73">
                <text:p>73</text:p>
              </table:table-cell>
              <table:table-cell office:value-type="float" office:value="0.05506996">
                <text:p>0.05506996</text:p>
              </table:table-cell>
            </table:table-row>
            <table:table-row>
              <table:table-cell office:value-type="string">
                <text:p>Ligne 180</text:p>
              </table:table-cell>
              <table:table-cell office:value-type="float" office:value="74">
                <text:p>74</text:p>
              </table:table-cell>
              <table:table-cell office:value-type="float" office:value="0.06481281">
                <text:p>0.06481281</text:p>
              </table:table-cell>
            </table:table-row>
            <table:table-row>
              <table:table-cell office:value-type="string">
                <text:p>Ligne 181</text:p>
              </table:table-cell>
              <table:table-cell office:value-type="float" office:value="75">
                <text:p>75</text:p>
              </table:table-cell>
              <table:table-cell office:value-type="float" office:value="0.07125523">
                <text:p>0.07125523</text:p>
              </table:table-cell>
            </table:table-row>
            <table:table-row>
              <table:table-cell office:value-type="string">
                <text:p>Ligne 182</text:p>
              </table:table-cell>
              <table:table-cell office:value-type="float" office:value="76">
                <text:p>76</text:p>
              </table:table-cell>
              <table:table-cell office:value-type="float" office:value="0.06928991">
                <text:p>0.06928991</text:p>
              </table:table-cell>
            </table:table-row>
            <table:table-row>
              <table:table-cell office:value-type="string">
                <text:p>Ligne 183</text:p>
              </table:table-cell>
              <table:table-cell office:value-type="float" office:value="77">
                <text:p>77</text:p>
              </table:table-cell>
              <table:table-cell office:value-type="float" office:value="0.07256726">
                <text:p>0.07256726</text:p>
              </table:table-cell>
            </table:table-row>
            <table:table-row>
              <table:table-cell office:value-type="string">
                <text:p>Ligne 184</text:p>
              </table:table-cell>
              <table:table-cell office:value-type="float" office:value="78">
                <text:p>78</text:p>
              </table:table-cell>
              <table:table-cell office:value-type="float" office:value="0.0623287">
                <text:p>0.0623287</text:p>
              </table:table-cell>
            </table:table-row>
            <table:table-row>
              <table:table-cell office:value-type="string">
                <text:p>Ligne 185</text:p>
              </table:table-cell>
              <table:table-cell office:value-type="float" office:value="79">
                <text:p>79</text:p>
              </table:table-cell>
              <table:table-cell office:value-type="float" office:value="0.0729841">
                <text:p>0.0729841</text:p>
              </table:table-cell>
            </table:table-row>
            <table:table-row>
              <table:table-cell office:value-type="string">
                <text:p>Ligne 186</text:p>
              </table:table-cell>
              <table:table-cell office:value-type="float" office:value="80">
                <text:p>80</text:p>
              </table:table-cell>
              <table:table-cell office:value-type="float" office:value="0.0679186">
                <text:p>0.0679186</text:p>
              </table:table-cell>
            </table:table-row>
            <table:table-row>
              <table:table-cell office:value-type="string">
                <text:p>Ligne 187</text:p>
              </table:table-cell>
              <table:table-cell office:value-type="float" office:value="81">
                <text:p>81</text:p>
              </table:table-cell>
              <table:table-cell office:value-type="float" office:value="0.07000672">
                <text:p>0.07000672</text:p>
              </table:table-cell>
            </table:table-row>
            <table:table-row>
              <table:table-cell office:value-type="string">
                <text:p>Ligne 188</text:p>
              </table:table-cell>
              <table:table-cell office:value-type="float" office:value="82">
                <text:p>82</text:p>
              </table:table-cell>
              <table:table-cell office:value-type="float" office:value="0.06944848">
                <text:p>0.06944848</text:p>
              </table:table-cell>
            </table:table-row>
            <table:table-row>
              <table:table-cell office:value-type="string">
                <text:p>Ligne 189</text:p>
              </table:table-cell>
              <table:table-cell office:value-type="float" office:value="83">
                <text:p>83</text:p>
              </table:table-cell>
              <table:table-cell office:value-type="float" office:value="0.08177547">
                <text:p>0.08177547</text:p>
              </table:table-cell>
            </table:table-row>
            <table:table-row>
              <table:table-cell office:value-type="string">
                <text:p>Ligne 190</text:p>
              </table:table-cell>
              <table:table-cell office:value-type="float" office:value="84">
                <text:p>84</text:p>
              </table:table-cell>
              <table:table-cell office:value-type="float" office:value="0.08690874">
                <text:p>0.08690874</text:p>
              </table:table-cell>
            </table:table-row>
            <table:table-row>
              <table:table-cell office:value-type="string">
                <text:p>Ligne 191</text:p>
              </table:table-cell>
              <table:table-cell office:value-type="float" office:value="85">
                <text:p>85</text:p>
              </table:table-cell>
              <table:table-cell office:value-type="float" office:value="0.09719131">
                <text:p>0.09719131</text:p>
              </table:table-cell>
            </table:table-row>
            <table:table-row>
              <table:table-cell office:value-type="string">
                <text:p>Ligne 192</text:p>
              </table:table-cell>
              <table:table-cell office:value-type="float" office:value="86">
                <text:p>86</text:p>
              </table:table-cell>
              <table:table-cell office:value-type="float" office:value="0.09738716">
                <text:p>0.09738716</text:p>
              </table:table-cell>
            </table:table-row>
            <table:table-row>
              <table:table-cell office:value-type="string">
                <text:p>Ligne 193</text:p>
              </table:table-cell>
              <table:table-cell office:value-type="float" office:value="87">
                <text:p>87</text:p>
              </table:table-cell>
              <table:table-cell office:value-type="float" office:value="0.088503">
                <text:p>0.088503</text:p>
              </table:table-cell>
            </table:table-row>
            <table:table-row>
              <table:table-cell office:value-type="string">
                <text:p>Ligne 194</text:p>
              </table:table-cell>
              <table:table-cell office:value-type="float" office:value="88">
                <text:p>88</text:p>
              </table:table-cell>
              <table:table-cell office:value-type="float" office:value="0.08892873">
                <text:p>0.08892873</text:p>
              </table:table-cell>
            </table:table-row>
            <table:table-row>
              <table:table-cell office:value-type="string">
                <text:p>Ligne 195</text:p>
              </table:table-cell>
              <table:table-cell office:value-type="float" office:value="89">
                <text:p>89</text:p>
              </table:table-cell>
              <table:table-cell office:value-type="float" office:value="0.08689098">
                <text:p>0.08689098</text:p>
              </table:table-cell>
            </table:table-row>
            <table:table-row>
              <table:table-cell office:value-type="string">
                <text:p>Ligne 196</text:p>
              </table:table-cell>
              <table:table-cell office:value-type="float" office:value="90">
                <text:p>90</text:p>
              </table:table-cell>
              <table:table-cell office:value-type="float" office:value="0.08800599">
                <text:p>0.08800599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2999992370605pt" style:font-family-asian="'Lucida Sans Unicode'" style:font-family-generic-asian="system" style:font-pitch-asian="variable" style:font-size-asian="21.2999992370605pt" style:font-family-complex="Tahoma" style:font-family-generic-complex="system" style:font-pitch-complex="variable" style:font-size-complex="21.2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.80000019073486pt" style:font-family-asian="'Lucida Sans Unicode'" style:font-family-generic-asian="system" style:font-pitch-asian="variable" style:font-size-asian="9.80000019073486pt" style:font-family-complex="Tahoma" style:font-family-generic-complex="system" style:font-pitch-complex="variable" style:font-size-complex="9.8000001907348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5pt" style:font-family-asian="'Lucida Sans Unicode'" style:font-family-generic-asian="system" style:font-pitch-asian="variable" style:font-size-asian="11.5pt" style:font-family-complex="Tahoma" style:font-family-generic-complex="system" style:font-pitch-complex="variable" style:font-size-complex="11.5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5pt" style:font-family-asian="'Lucida Sans Unicode'" style:font-family-generic-asian="system" style:font-pitch-asian="variable" style:font-size-asian="11.5pt" style:font-family-complex="Tahoma" style:font-family-generic-complex="system" style:font-pitch-complex="variable" style:font-size-complex="11.5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9.80000019073486pt" style:font-family-asian="'Lucida Sans Unicode'" style:font-family-generic-asian="system" style:font-pitch-asian="variable" style:font-size-asian="9.80000019073486pt" style:font-family-complex="Tahoma" style:font-family-generic-complex="system" style:font-pitch-complex="variable" style:font-size-complex="9.8000001907348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9.711cm" svg:height="11.477cm" chart:class="chart:scatter" chart:style-name="ch1">
        <chart:title svg:x="7.366cm" svg:y="0.228cm" chart:style-name="ch2">
          <text:p>Portance droite</text:p>
        </chart:title>
        <chart:legend chart:legend-position="end" svg:x="17.123cm" svg:y="5.412cm" chart:style-name="ch3"/>
        <chart:plot-area chart:style-name="ch4" table:cell-range-address="Feuille1.$A$201:.$B$296" chart:table-number-list="0" svg:x="0.394cm" svg:y="1.531cm" svg:width="15.942cm" svg:height="9.718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igne 201</text:p>
              </table:table-cell>
              <table:table-cell office:value-type="float" office:value="-5">
                <text:p>-5</text:p>
              </table:table-cell>
              <table:table-cell office:value-type="float" office:value="0.03457998">
                <text:p>0.03457998</text:p>
              </table:table-cell>
            </table:table-row>
            <table:table-row>
              <table:table-cell office:value-type="string">
                <text:p>Ligne 202</text:p>
              </table:table-cell>
              <table:table-cell office:value-type="float" office:value="-4">
                <text:p>-4</text:p>
              </table:table-cell>
              <table:table-cell office:value-type="float" office:value="0.03569836">
                <text:p>0.03569836</text:p>
              </table:table-cell>
            </table:table-row>
            <table:table-row>
              <table:table-cell office:value-type="string">
                <text:p>Ligne 203</text:p>
              </table:table-cell>
              <table:table-cell office:value-type="float" office:value="-3">
                <text:p>-3</text:p>
              </table:table-cell>
              <table:table-cell office:value-type="float" office:value="0.03646634">
                <text:p>0.03646634</text:p>
              </table:table-cell>
            </table:table-row>
            <table:table-row>
              <table:table-cell office:value-type="string">
                <text:p>Ligne 204</text:p>
              </table:table-cell>
              <table:table-cell office:value-type="float" office:value="-2">
                <text:p>-2</text:p>
              </table:table-cell>
              <table:table-cell office:value-type="float" office:value="0.03844915">
                <text:p>0.03844915</text:p>
              </table:table-cell>
            </table:table-row>
            <table:table-row>
              <table:table-cell office:value-type="string">
                <text:p>Ligne 205</text:p>
              </table:table-cell>
              <table:table-cell office:value-type="float" office:value="-1">
                <text:p>-1</text:p>
              </table:table-cell>
              <table:table-cell office:value-type="float" office:value="0.04001584">
                <text:p>0.04001584</text:p>
              </table:table-cell>
            </table:table-row>
            <table:table-row>
              <table:table-cell office:value-type="string">
                <text:p>Ligne 206</text:p>
              </table:table-cell>
              <table:table-cell office:value-type="float" office:value="0">
                <text:p>0</text:p>
              </table:table-cell>
              <table:table-cell office:value-type="float" office:value="0.04024436">
                <text:p>0.04024436</text:p>
              </table:table-cell>
            </table:table-row>
            <table:table-row>
              <table:table-cell office:value-type="string">
                <text:p>Ligne 207</text:p>
              </table:table-cell>
              <table:table-cell office:value-type="float" office:value="1">
                <text:p>1</text:p>
              </table:table-cell>
              <table:table-cell office:value-type="float" office:value="0.03966954">
                <text:p>0.03966954</text:p>
              </table:table-cell>
            </table:table-row>
            <table:table-row>
              <table:table-cell office:value-type="string">
                <text:p>Ligne 208</text:p>
              </table:table-cell>
              <table:table-cell office:value-type="float" office:value="2">
                <text:p>2</text:p>
              </table:table-cell>
              <table:table-cell office:value-type="float" office:value="0.04256531">
                <text:p>0.04256531</text:p>
              </table:table-cell>
            </table:table-row>
            <table:table-row>
              <table:table-cell office:value-type="string">
                <text:p>Ligne 209</text:p>
              </table:table-cell>
              <table:table-cell office:value-type="float" office:value="3">
                <text:p>3</text:p>
              </table:table-cell>
              <table:table-cell office:value-type="float" office:value="0.04426953">
                <text:p>0.04426953</text:p>
              </table:table-cell>
            </table:table-row>
            <table:table-row>
              <table:table-cell office:value-type="string">
                <text:p>Ligne 210</text:p>
              </table:table-cell>
              <table:table-cell office:value-type="float" office:value="4">
                <text:p>4</text:p>
              </table:table-cell>
              <table:table-cell office:value-type="float" office:value="0.044588">
                <text:p>0.044588</text:p>
              </table:table-cell>
            </table:table-row>
            <table:table-row>
              <table:table-cell office:value-type="string">
                <text:p>Ligne 211</text:p>
              </table:table-cell>
              <table:table-cell office:value-type="float" office:value="5">
                <text:p>5</text:p>
              </table:table-cell>
              <table:table-cell office:value-type="float" office:value="0.04543341">
                <text:p>0.04543341</text:p>
              </table:table-cell>
            </table:table-row>
            <table:table-row>
              <table:table-cell office:value-type="string">
                <text:p>Ligne 212</text:p>
              </table:table-cell>
              <table:table-cell office:value-type="float" office:value="6">
                <text:p>6</text:p>
              </table:table-cell>
              <table:table-cell office:value-type="float" office:value="0.04688919">
                <text:p>0.04688919</text:p>
              </table:table-cell>
            </table:table-row>
            <table:table-row>
              <table:table-cell office:value-type="string">
                <text:p>Ligne 213</text:p>
              </table:table-cell>
              <table:table-cell office:value-type="float" office:value="7">
                <text:p>7</text:p>
              </table:table-cell>
              <table:table-cell office:value-type="float" office:value="0.04741143">
                <text:p>0.04741143</text:p>
              </table:table-cell>
            </table:table-row>
            <table:table-row>
              <table:table-cell office:value-type="string">
                <text:p>Ligne 214</text:p>
              </table:table-cell>
              <table:table-cell office:value-type="float" office:value="8">
                <text:p>8</text:p>
              </table:table-cell>
              <table:table-cell office:value-type="float" office:value="0.04588918">
                <text:p>0.04588918</text:p>
              </table:table-cell>
            </table:table-row>
            <table:table-row>
              <table:table-cell office:value-type="string">
                <text:p>Ligne 215</text:p>
              </table:table-cell>
              <table:table-cell office:value-type="float" office:value="9">
                <text:p>9</text:p>
              </table:table-cell>
              <table:table-cell office:value-type="float" office:value="0.04767331">
                <text:p>0.04767331</text:p>
              </table:table-cell>
            </table:table-row>
            <table:table-row>
              <table:table-cell office:value-type="string">
                <text:p>Ligne 216</text:p>
              </table:table-cell>
              <table:table-cell office:value-type="float" office:value="10">
                <text:p>10</text:p>
              </table:table-cell>
              <table:table-cell office:value-type="float" office:value="0.04955009">
                <text:p>0.04955009</text:p>
              </table:table-cell>
            </table:table-row>
            <table:table-row>
              <table:table-cell office:value-type="string">
                <text:p>Ligne 217</text:p>
              </table:table-cell>
              <table:table-cell office:value-type="float" office:value="11">
                <text:p>11</text:p>
              </table:table-cell>
              <table:table-cell office:value-type="float" office:value="0.05119543">
                <text:p>0.05119543</text:p>
              </table:table-cell>
            </table:table-row>
            <table:table-row>
              <table:table-cell office:value-type="string">
                <text:p>Ligne 218</text:p>
              </table:table-cell>
              <table:table-cell office:value-type="float" office:value="12">
                <text:p>12</text:p>
              </table:table-cell>
              <table:table-cell office:value-type="float" office:value="0.05480026">
                <text:p>0.05480026</text:p>
              </table:table-cell>
            </table:table-row>
            <table:table-row>
              <table:table-cell office:value-type="string">
                <text:p>Ligne 219</text:p>
              </table:table-cell>
              <table:table-cell office:value-type="float" office:value="13">
                <text:p>13</text:p>
              </table:table-cell>
              <table:table-cell office:value-type="float" office:value="0.05676867">
                <text:p>0.05676867</text:p>
              </table:table-cell>
            </table:table-row>
            <table:table-row>
              <table:table-cell office:value-type="string">
                <text:p>Ligne 220</text:p>
              </table:table-cell>
              <table:table-cell office:value-type="float" office:value="14">
                <text:p>14</text:p>
              </table:table-cell>
              <table:table-cell office:value-type="float" office:value="0.05989132">
                <text:p>0.05989132</text:p>
              </table:table-cell>
            </table:table-row>
            <table:table-row>
              <table:table-cell office:value-type="string">
                <text:p>Ligne 221</text:p>
              </table:table-cell>
              <table:table-cell office:value-type="float" office:value="15">
                <text:p>15</text:p>
              </table:table-cell>
              <table:table-cell office:value-type="float" office:value="0.06108791">
                <text:p>0.06108791</text:p>
              </table:table-cell>
            </table:table-row>
            <table:table-row>
              <table:table-cell office:value-type="string">
                <text:p>Ligne 222</text:p>
              </table:table-cell>
              <table:table-cell office:value-type="float" office:value="16">
                <text:p>16</text:p>
              </table:table-cell>
              <table:table-cell office:value-type="float" office:value="0.06256814">
                <text:p>0.06256814</text:p>
              </table:table-cell>
            </table:table-row>
            <table:table-row>
              <table:table-cell office:value-type="string">
                <text:p>Ligne 223</text:p>
              </table:table-cell>
              <table:table-cell office:value-type="float" office:value="17">
                <text:p>17</text:p>
              </table:table-cell>
              <table:table-cell office:value-type="float" office:value="0.0649606">
                <text:p>0.0649606</text:p>
              </table:table-cell>
            </table:table-row>
            <table:table-row>
              <table:table-cell office:value-type="string">
                <text:p>Ligne 224</text:p>
              </table:table-cell>
              <table:table-cell office:value-type="float" office:value="18">
                <text:p>18</text:p>
              </table:table-cell>
              <table:table-cell office:value-type="float" office:value="0.0676507">
                <text:p>0.0676507</text:p>
              </table:table-cell>
            </table:table-row>
            <table:table-row>
              <table:table-cell office:value-type="string">
                <text:p>Ligne 225</text:p>
              </table:table-cell>
              <table:table-cell office:value-type="float" office:value="19">
                <text:p>19</text:p>
              </table:table-cell>
              <table:table-cell office:value-type="float" office:value="0.06851292">
                <text:p>0.06851292</text:p>
              </table:table-cell>
            </table:table-row>
            <table:table-row>
              <table:table-cell office:value-type="string">
                <text:p>Ligne 226</text:p>
              </table:table-cell>
              <table:table-cell office:value-type="float" office:value="20">
                <text:p>20</text:p>
              </table:table-cell>
              <table:table-cell office:value-type="float" office:value="0.07179551">
                <text:p>0.07179551</text:p>
              </table:table-cell>
            </table:table-row>
            <table:table-row>
              <table:table-cell office:value-type="string">
                <text:p>Ligne 227</text:p>
              </table:table-cell>
              <table:table-cell office:value-type="float" office:value="21">
                <text:p>21</text:p>
              </table:table-cell>
              <table:table-cell office:value-type="float" office:value="0.07245838">
                <text:p>0.07245838</text:p>
              </table:table-cell>
            </table:table-row>
            <table:table-row>
              <table:table-cell office:value-type="string">
                <text:p>Ligne 228</text:p>
              </table:table-cell>
              <table:table-cell office:value-type="float" office:value="22">
                <text:p>22</text:p>
              </table:table-cell>
              <table:table-cell office:value-type="float" office:value="0.07606051">
                <text:p>0.07606051</text:p>
              </table:table-cell>
            </table:table-row>
            <table:table-row>
              <table:table-cell office:value-type="string">
                <text:p>Ligne 229</text:p>
              </table:table-cell>
              <table:table-cell office:value-type="float" office:value="23">
                <text:p>23</text:p>
              </table:table-cell>
              <table:table-cell office:value-type="float" office:value="0.07918341">
                <text:p>0.07918341</text:p>
              </table:table-cell>
            </table:table-row>
            <table:table-row>
              <table:table-cell office:value-type="string">
                <text:p>Ligne 230</text:p>
              </table:table-cell>
              <table:table-cell office:value-type="float" office:value="24">
                <text:p>24</text:p>
              </table:table-cell>
              <table:table-cell office:value-type="float" office:value="0.08072415">
                <text:p>0.08072415</text:p>
              </table:table-cell>
            </table:table-row>
            <table:table-row>
              <table:table-cell office:value-type="string">
                <text:p>Ligne 231</text:p>
              </table:table-cell>
              <table:table-cell office:value-type="float" office:value="25">
                <text:p>25</text:p>
              </table:table-cell>
              <table:table-cell office:value-type="float" office:value="0.08190839">
                <text:p>0.08190839</text:p>
              </table:table-cell>
            </table:table-row>
            <table:table-row>
              <table:table-cell office:value-type="string">
                <text:p>Ligne 232</text:p>
              </table:table-cell>
              <table:table-cell office:value-type="float" office:value="26">
                <text:p>26</text:p>
              </table:table-cell>
              <table:table-cell office:value-type="float" office:value="0.08541406">
                <text:p>0.08541406</text:p>
              </table:table-cell>
            </table:table-row>
            <table:table-row>
              <table:table-cell office:value-type="string">
                <text:p>Ligne 233</text:p>
              </table:table-cell>
              <table:table-cell office:value-type="float" office:value="27">
                <text:p>27</text:p>
              </table:table-cell>
              <table:table-cell office:value-type="float" office:value="0.08819255">
                <text:p>0.08819255</text:p>
              </table:table-cell>
            </table:table-row>
            <table:table-row>
              <table:table-cell office:value-type="string">
                <text:p>Ligne 234</text:p>
              </table:table-cell>
              <table:table-cell office:value-type="float" office:value="28">
                <text:p>28</text:p>
              </table:table-cell>
              <table:table-cell office:value-type="float" office:value="0.09177818">
                <text:p>0.09177818</text:p>
              </table:table-cell>
            </table:table-row>
            <table:table-row>
              <table:table-cell office:value-type="string">
                <text:p>Ligne 235</text:p>
              </table:table-cell>
              <table:table-cell office:value-type="float" office:value="29">
                <text:p>29</text:p>
              </table:table-cell>
              <table:table-cell office:value-type="float" office:value="0.09660852">
                <text:p>0.09660852</text:p>
              </table:table-cell>
            </table:table-row>
            <table:table-row>
              <table:table-cell office:value-type="string">
                <text:p>Ligne 236</text:p>
              </table:table-cell>
              <table:table-cell office:value-type="float" office:value="30">
                <text:p>30</text:p>
              </table:table-cell>
              <table:table-cell office:value-type="float" office:value="0.10141412">
                <text:p>0.10141412</text:p>
              </table:table-cell>
            </table:table-row>
            <table:table-row>
              <table:table-cell office:value-type="string">
                <text:p>Ligne 237</text:p>
              </table:table-cell>
              <table:table-cell office:value-type="float" office:value="31">
                <text:p>31</text:p>
              </table:table-cell>
              <table:table-cell office:value-type="float" office:value="0.10539027">
                <text:p>0.10539027</text:p>
              </table:table-cell>
            </table:table-row>
            <table:table-row>
              <table:table-cell office:value-type="string">
                <text:p>Ligne 238</text:p>
              </table:table-cell>
              <table:table-cell office:value-type="float" office:value="32">
                <text:p>32</text:p>
              </table:table-cell>
              <table:table-cell office:value-type="float" office:value="0.10045429">
                <text:p>0.10045429</text:p>
              </table:table-cell>
            </table:table-row>
            <table:table-row>
              <table:table-cell office:value-type="string">
                <text:p>Ligne 239</text:p>
              </table:table-cell>
              <table:table-cell office:value-type="float" office:value="33">
                <text:p>33</text:p>
              </table:table-cell>
              <table:table-cell office:value-type="float" office:value="0.1029182">
                <text:p>0.1029182</text:p>
              </table:table-cell>
            </table:table-row>
            <table:table-row>
              <table:table-cell office:value-type="string">
                <text:p>Ligne 240</text:p>
              </table:table-cell>
              <table:table-cell office:value-type="float" office:value="34">
                <text:p>34</text:p>
              </table:table-cell>
              <table:table-cell office:value-type="float" office:value="0.10792118">
                <text:p>0.10792118</text:p>
              </table:table-cell>
            </table:table-row>
            <table:table-row>
              <table:table-cell office:value-type="string">
                <text:p>Ligne 241</text:p>
              </table:table-cell>
              <table:table-cell office:value-type="float" office:value="35">
                <text:p>35</text:p>
              </table:table-cell>
              <table:table-cell office:value-type="float" office:value="0.12138531">
                <text:p>0.12138531</text:p>
              </table:table-cell>
            </table:table-row>
            <table:table-row>
              <table:table-cell office:value-type="string">
                <text:p>Ligne 242</text:p>
              </table:table-cell>
              <table:table-cell office:value-type="float" office:value="36">
                <text:p>36</text:p>
              </table:table-cell>
              <table:table-cell office:value-type="float" office:value="0.13026604">
                <text:p>0.13026604</text:p>
              </table:table-cell>
            </table:table-row>
            <table:table-row>
              <table:table-cell office:value-type="string">
                <text:p>Ligne 243</text:p>
              </table:table-cell>
              <table:table-cell office:value-type="float" office:value="37">
                <text:p>37</text:p>
              </table:table-cell>
              <table:table-cell office:value-type="float" office:value="0.14457073">
                <text:p>0.14457073</text:p>
              </table:table-cell>
            </table:table-row>
            <table:table-row>
              <table:table-cell office:value-type="string">
                <text:p>Ligne 244</text:p>
              </table:table-cell>
              <table:table-cell office:value-type="float" office:value="38">
                <text:p>38</text:p>
              </table:table-cell>
              <table:table-cell office:value-type="float" office:value="0.14814676">
                <text:p>0.14814676</text:p>
              </table:table-cell>
            </table:table-row>
            <table:table-row>
              <table:table-cell office:value-type="string">
                <text:p>Ligne 245</text:p>
              </table:table-cell>
              <table:table-cell office:value-type="float" office:value="39">
                <text:p>39</text:p>
              </table:table-cell>
              <table:table-cell office:value-type="float" office:value="0.15837119">
                <text:p>0.15837119</text:p>
              </table:table-cell>
            </table:table-row>
            <table:table-row>
              <table:table-cell office:value-type="string">
                <text:p>Ligne 246</text:p>
              </table:table-cell>
              <table:table-cell office:value-type="float" office:value="40">
                <text:p>40</text:p>
              </table:table-cell>
              <table:table-cell office:value-type="float" office:value="0.16645217">
                <text:p>0.16645217</text:p>
              </table:table-cell>
            </table:table-row>
            <table:table-row>
              <table:table-cell office:value-type="string">
                <text:p>Ligne 247</text:p>
              </table:table-cell>
              <table:table-cell office:value-type="float" office:value="41">
                <text:p>41</text:p>
              </table:table-cell>
              <table:table-cell office:value-type="float" office:value="0.16823871">
                <text:p>0.16823871</text:p>
              </table:table-cell>
            </table:table-row>
            <table:table-row>
              <table:table-cell office:value-type="string">
                <text:p>Ligne 248</text:p>
              </table:table-cell>
              <table:table-cell office:value-type="float" office:value="42">
                <text:p>42</text:p>
              </table:table-cell>
              <table:table-cell office:value-type="float" office:value="0.17173262">
                <text:p>0.17173262</text:p>
              </table:table-cell>
            </table:table-row>
            <table:table-row>
              <table:table-cell office:value-type="string">
                <text:p>Ligne 249</text:p>
              </table:table-cell>
              <table:table-cell office:value-type="float" office:value="43">
                <text:p>43</text:p>
              </table:table-cell>
              <table:table-cell office:value-type="float" office:value="0.18025104">
                <text:p>0.18025104</text:p>
              </table:table-cell>
            </table:table-row>
            <table:table-row>
              <table:table-cell office:value-type="string">
                <text:p>Ligne 250</text:p>
              </table:table-cell>
              <table:table-cell office:value-type="float" office:value="44">
                <text:p>44</text:p>
              </table:table-cell>
              <table:table-cell office:value-type="float" office:value="0.18424355">
                <text:p>0.18424355</text:p>
              </table:table-cell>
            </table:table-row>
            <table:table-row>
              <table:table-cell office:value-type="string">
                <text:p>Ligne 251</text:p>
              </table:table-cell>
              <table:table-cell office:value-type="float" office:value="45">
                <text:p>45</text:p>
              </table:table-cell>
              <table:table-cell office:value-type="float" office:value="0.19054717">
                <text:p>0.19054717</text:p>
              </table:table-cell>
            </table:table-row>
            <table:table-row>
              <table:table-cell office:value-type="string">
                <text:p>Ligne 252</text:p>
              </table:table-cell>
              <table:table-cell office:value-type="float" office:value="46">
                <text:p>46</text:p>
              </table:table-cell>
              <table:table-cell office:value-type="float" office:value="0.20301399">
                <text:p>0.20301399</text:p>
              </table:table-cell>
            </table:table-row>
            <table:table-row>
              <table:table-cell office:value-type="string">
                <text:p>Ligne 253</text:p>
              </table:table-cell>
              <table:table-cell office:value-type="float" office:value="47">
                <text:p>47</text:p>
              </table:table-cell>
              <table:table-cell office:value-type="float" office:value="0.22099106">
                <text:p>0.22099106</text:p>
              </table:table-cell>
            </table:table-row>
            <table:table-row>
              <table:table-cell office:value-type="string">
                <text:p>Ligne 254</text:p>
              </table:table-cell>
              <table:table-cell office:value-type="float" office:value="48">
                <text:p>48</text:p>
              </table:table-cell>
              <table:table-cell office:value-type="float" office:value="0.23006459">
                <text:p>0.23006459</text:p>
              </table:table-cell>
            </table:table-row>
            <table:table-row>
              <table:table-cell office:value-type="string">
                <text:p>Ligne 255</text:p>
              </table:table-cell>
              <table:table-cell office:value-type="float" office:value="49">
                <text:p>49</text:p>
              </table:table-cell>
              <table:table-cell office:value-type="float" office:value="0.23772561">
                <text:p>0.23772561</text:p>
              </table:table-cell>
            </table:table-row>
            <table:table-row>
              <table:table-cell office:value-type="string">
                <text:p>Ligne 256</text:p>
              </table:table-cell>
              <table:table-cell office:value-type="float" office:value="50">
                <text:p>50</text:p>
              </table:table-cell>
              <table:table-cell office:value-type="float" office:value="0.24885409">
                <text:p>0.24885409</text:p>
              </table:table-cell>
            </table:table-row>
            <table:table-row>
              <table:table-cell office:value-type="string">
                <text:p>Ligne 257</text:p>
              </table:table-cell>
              <table:table-cell office:value-type="float" office:value="51">
                <text:p>51</text:p>
              </table:table-cell>
              <table:table-cell office:value-type="float" office:value="0.26090566">
                <text:p>0.26090566</text:p>
              </table:table-cell>
            </table:table-row>
            <table:table-row>
              <table:table-cell office:value-type="string">
                <text:p>Ligne 258</text:p>
              </table:table-cell>
              <table:table-cell office:value-type="float" office:value="52">
                <text:p>52</text:p>
              </table:table-cell>
              <table:table-cell office:value-type="float" office:value="0.26525123">
                <text:p>0.26525123</text:p>
              </table:table-cell>
            </table:table-row>
            <table:table-row>
              <table:table-cell office:value-type="string">
                <text:p>Ligne 259</text:p>
              </table:table-cell>
              <table:table-cell office:value-type="float" office:value="53">
                <text:p>53</text:p>
              </table:table-cell>
              <table:table-cell office:value-type="float" office:value="0.26449015">
                <text:p>0.26449015</text:p>
              </table:table-cell>
            </table:table-row>
            <table:table-row>
              <table:table-cell office:value-type="string">
                <text:p>Ligne 260</text:p>
              </table:table-cell>
              <table:table-cell office:value-type="float" office:value="54">
                <text:p>54</text:p>
              </table:table-cell>
              <table:table-cell office:value-type="float" office:value="0.27494793">
                <text:p>0.27494793</text:p>
              </table:table-cell>
            </table:table-row>
            <table:table-row>
              <table:table-cell office:value-type="string">
                <text:p>Ligne 261</text:p>
              </table:table-cell>
              <table:table-cell office:value-type="float" office:value="55">
                <text:p>55</text:p>
              </table:table-cell>
              <table:table-cell office:value-type="float" office:value="0.27805461">
                <text:p>0.27805461</text:p>
              </table:table-cell>
            </table:table-row>
            <table:table-row>
              <table:table-cell office:value-type="string">
                <text:p>Ligne 262</text:p>
              </table:table-cell>
              <table:table-cell office:value-type="float" office:value="56">
                <text:p>56</text:p>
              </table:table-cell>
              <table:table-cell office:value-type="float" office:value="0.28071874">
                <text:p>0.28071874</text:p>
              </table:table-cell>
            </table:table-row>
            <table:table-row>
              <table:table-cell office:value-type="string">
                <text:p>Ligne 263</text:p>
              </table:table-cell>
              <table:table-cell office:value-type="float" office:value="57">
                <text:p>57</text:p>
              </table:table-cell>
              <table:table-cell office:value-type="float" office:value="0.28607178">
                <text:p>0.28607178</text:p>
              </table:table-cell>
            </table:table-row>
            <table:table-row>
              <table:table-cell office:value-type="string">
                <text:p>Ligne 264</text:p>
              </table:table-cell>
              <table:table-cell office:value-type="float" office:value="58">
                <text:p>58</text:p>
              </table:table-cell>
              <table:table-cell office:value-type="float" office:value="0.28072916">
                <text:p>0.28072916</text:p>
              </table:table-cell>
            </table:table-row>
            <table:table-row>
              <table:table-cell office:value-type="string">
                <text:p>Ligne 265</text:p>
              </table:table-cell>
              <table:table-cell office:value-type="float" office:value="59">
                <text:p>59</text:p>
              </table:table-cell>
              <table:table-cell office:value-type="float" office:value="0.27791631">
                <text:p>0.27791631</text:p>
              </table:table-cell>
            </table:table-row>
            <table:table-row>
              <table:table-cell office:value-type="string">
                <text:p>Ligne 266</text:p>
              </table:table-cell>
              <table:table-cell office:value-type="float" office:value="60">
                <text:p>60</text:p>
              </table:table-cell>
              <table:table-cell office:value-type="float" office:value="0.28099817">
                <text:p>0.28099817</text:p>
              </table:table-cell>
            </table:table-row>
            <table:table-row>
              <table:table-cell office:value-type="string">
                <text:p>Ligne 267</text:p>
              </table:table-cell>
              <table:table-cell office:value-type="float" office:value="61">
                <text:p>61</text:p>
              </table:table-cell>
              <table:table-cell office:value-type="float" office:value="0.2814925">
                <text:p>0.2814925</text:p>
              </table:table-cell>
            </table:table-row>
            <table:table-row>
              <table:table-cell office:value-type="string">
                <text:p>Ligne 268</text:p>
              </table:table-cell>
              <table:table-cell office:value-type="float" office:value="62">
                <text:p>62</text:p>
              </table:table-cell>
              <table:table-cell office:value-type="float" office:value="0.32677534">
                <text:p>0.32677534</text:p>
              </table:table-cell>
            </table:table-row>
            <table:table-row>
              <table:table-cell office:value-type="string">
                <text:p>Ligne 269</text:p>
              </table:table-cell>
              <table:table-cell office:value-type="float" office:value="63">
                <text:p>63</text:p>
              </table:table-cell>
              <table:table-cell office:value-type="float" office:value="0.3627923">
                <text:p>0.3627923</text:p>
              </table:table-cell>
            </table:table-row>
            <table:table-row>
              <table:table-cell office:value-type="string">
                <text:p>Ligne 270</text:p>
              </table:table-cell>
              <table:table-cell office:value-type="float" office:value="64">
                <text:p>64</text:p>
              </table:table-cell>
              <table:table-cell office:value-type="float" office:value="0.3618724">
                <text:p>0.3618724</text:p>
              </table:table-cell>
            </table:table-row>
            <table:table-row>
              <table:table-cell office:value-type="string">
                <text:p>Ligne 271</text:p>
              </table:table-cell>
              <table:table-cell office:value-type="float" office:value="65">
                <text:p>65</text:p>
              </table:table-cell>
              <table:table-cell office:value-type="float" office:value="0.36031729">
                <text:p>0.36031729</text:p>
              </table:table-cell>
            </table:table-row>
            <table:table-row>
              <table:table-cell office:value-type="string">
                <text:p>Ligne 272</text:p>
              </table:table-cell>
              <table:table-cell office:value-type="float" office:value="66">
                <text:p>66</text:p>
              </table:table-cell>
              <table:table-cell office:value-type="float" office:value="0.36967098">
                <text:p>0.36967098</text:p>
              </table:table-cell>
            </table:table-row>
            <table:table-row>
              <table:table-cell office:value-type="string">
                <text:p>Ligne 273</text:p>
              </table:table-cell>
              <table:table-cell office:value-type="float" office:value="67">
                <text:p>67</text:p>
              </table:table-cell>
              <table:table-cell office:value-type="float" office:value="0.35099851">
                <text:p>0.35099851</text:p>
              </table:table-cell>
            </table:table-row>
            <table:table-row>
              <table:table-cell office:value-type="string">
                <text:p>Ligne 274</text:p>
              </table:table-cell>
              <table:table-cell office:value-type="float" office:value="68">
                <text:p>68</text:p>
              </table:table-cell>
              <table:table-cell office:value-type="float" office:value="0.35857283">
                <text:p>0.35857283</text:p>
              </table:table-cell>
            </table:table-row>
            <table:table-row>
              <table:table-cell office:value-type="string">
                <text:p>Ligne 275</text:p>
              </table:table-cell>
              <table:table-cell office:value-type="float" office:value="69">
                <text:p>69</text:p>
              </table:table-cell>
              <table:table-cell office:value-type="float" office:value="0.35042741">
                <text:p>0.35042741</text:p>
              </table:table-cell>
            </table:table-row>
            <table:table-row>
              <table:table-cell office:value-type="string">
                <text:p>Ligne 276</text:p>
              </table:table-cell>
              <table:table-cell office:value-type="float" office:value="70">
                <text:p>70</text:p>
              </table:table-cell>
              <table:table-cell office:value-type="float" office:value="0.37621841">
                <text:p>0.37621841</text:p>
              </table:table-cell>
            </table:table-row>
            <table:table-row>
              <table:table-cell office:value-type="string">
                <text:p>Ligne 277</text:p>
              </table:table-cell>
              <table:table-cell office:value-type="float" office:value="71">
                <text:p>71</text:p>
              </table:table-cell>
              <table:table-cell office:value-type="float" office:value="0.3956254">
                <text:p>0.3956254</text:p>
              </table:table-cell>
            </table:table-row>
            <table:table-row>
              <table:table-cell office:value-type="string">
                <text:p>Ligne 278</text:p>
              </table:table-cell>
              <table:table-cell office:value-type="float" office:value="72">
                <text:p>72</text:p>
              </table:table-cell>
              <table:table-cell office:value-type="float" office:value="0.38246289">
                <text:p>0.38246289</text:p>
              </table:table-cell>
            </table:table-row>
            <table:table-row>
              <table:table-cell office:value-type="string">
                <text:p>Ligne 279</text:p>
              </table:table-cell>
              <table:table-cell office:value-type="float" office:value="73">
                <text:p>73</text:p>
              </table:table-cell>
              <table:table-cell office:value-type="float" office:value="0.3759277">
                <text:p>0.3759277</text:p>
              </table:table-cell>
            </table:table-row>
            <table:table-row>
              <table:table-cell office:value-type="string">
                <text:p>Ligne 280</text:p>
              </table:table-cell>
              <table:table-cell office:value-type="float" office:value="74">
                <text:p>74</text:p>
              </table:table-cell>
              <table:table-cell office:value-type="float" office:value="0.39882411">
                <text:p>0.39882411</text:p>
              </table:table-cell>
            </table:table-row>
            <table:table-row>
              <table:table-cell office:value-type="string">
                <text:p>Ligne 281</text:p>
              </table:table-cell>
              <table:table-cell office:value-type="float" office:value="75">
                <text:p>75</text:p>
              </table:table-cell>
              <table:table-cell office:value-type="float" office:value="0.4033689">
                <text:p>0.4033689</text:p>
              </table:table-cell>
            </table:table-row>
            <table:table-row>
              <table:table-cell office:value-type="string">
                <text:p>Ligne 282</text:p>
              </table:table-cell>
              <table:table-cell office:value-type="float" office:value="76">
                <text:p>76</text:p>
              </table:table-cell>
              <table:table-cell office:value-type="float" office:value="0.39842238">
                <text:p>0.39842238</text:p>
              </table:table-cell>
            </table:table-row>
            <table:table-row>
              <table:table-cell office:value-type="string">
                <text:p>Ligne 283</text:p>
              </table:table-cell>
              <table:table-cell office:value-type="float" office:value="77">
                <text:p>77</text:p>
              </table:table-cell>
              <table:table-cell office:value-type="float" office:value="0.39908621">
                <text:p>0.39908621</text:p>
              </table:table-cell>
            </table:table-row>
            <table:table-row>
              <table:table-cell office:value-type="string">
                <text:p>Ligne 284</text:p>
              </table:table-cell>
              <table:table-cell office:value-type="float" office:value="78">
                <text:p>78</text:p>
              </table:table-cell>
              <table:table-cell office:value-type="float" office:value="0.35617892">
                <text:p>0.35617892</text:p>
              </table:table-cell>
            </table:table-row>
            <table:table-row>
              <table:table-cell office:value-type="string">
                <text:p>Ligne 285</text:p>
              </table:table-cell>
              <table:table-cell office:value-type="float" office:value="79">
                <text:p>79</text:p>
              </table:table-cell>
              <table:table-cell office:value-type="float" office:value="0.38418021">
                <text:p>0.38418021</text:p>
              </table:table-cell>
            </table:table-row>
            <table:table-row>
              <table:table-cell office:value-type="string">
                <text:p>Ligne 286</text:p>
              </table:table-cell>
              <table:table-cell office:value-type="float" office:value="80">
                <text:p>80</text:p>
              </table:table-cell>
              <table:table-cell office:value-type="float" office:value="0.39205606">
                <text:p>0.39205606</text:p>
              </table:table-cell>
            </table:table-row>
            <table:table-row>
              <table:table-cell office:value-type="string">
                <text:p>Ligne 287</text:p>
              </table:table-cell>
              <table:table-cell office:value-type="float" office:value="81">
                <text:p>81</text:p>
              </table:table-cell>
              <table:table-cell office:value-type="float" office:value="0.37890846">
                <text:p>0.37890846</text:p>
              </table:table-cell>
            </table:table-row>
            <table:table-row>
              <table:table-cell office:value-type="string">
                <text:p>Ligne 288</text:p>
              </table:table-cell>
              <table:table-cell office:value-type="float" office:value="82">
                <text:p>82</text:p>
              </table:table-cell>
              <table:table-cell office:value-type="float" office:value="0.38871019">
                <text:p>0.38871019</text:p>
              </table:table-cell>
            </table:table-row>
            <table:table-row>
              <table:table-cell office:value-type="string">
                <text:p>Ligne 289</text:p>
              </table:table-cell>
              <table:table-cell office:value-type="float" office:value="83">
                <text:p>83</text:p>
              </table:table-cell>
              <table:table-cell office:value-type="float" office:value="0.4118663">
                <text:p>0.4118663</text:p>
              </table:table-cell>
            </table:table-row>
            <table:table-row>
              <table:table-cell office:value-type="string">
                <text:p>Ligne 290</text:p>
              </table:table-cell>
              <table:table-cell office:value-type="float" office:value="84">
                <text:p>84</text:p>
              </table:table-cell>
              <table:table-cell office:value-type="float" office:value="0.43001901">
                <text:p>0.43001901</text:p>
              </table:table-cell>
            </table:table-row>
            <table:table-row>
              <table:table-cell office:value-type="string">
                <text:p>Ligne 291</text:p>
              </table:table-cell>
              <table:table-cell office:value-type="float" office:value="85">
                <text:p>85</text:p>
              </table:table-cell>
              <table:table-cell office:value-type="float" office:value="0.46725487">
                <text:p>0.46725487</text:p>
              </table:table-cell>
            </table:table-row>
            <table:table-row>
              <table:table-cell office:value-type="string">
                <text:p>Ligne 292</text:p>
              </table:table-cell>
              <table:table-cell office:value-type="float" office:value="86">
                <text:p>86</text:p>
              </table:table-cell>
              <table:table-cell office:value-type="float" office:value="0.46384916">
                <text:p>0.46384916</text:p>
              </table:table-cell>
            </table:table-row>
            <table:table-row>
              <table:table-cell office:value-type="string">
                <text:p>Ligne 293</text:p>
              </table:table-cell>
              <table:table-cell office:value-type="float" office:value="87">
                <text:p>87</text:p>
              </table:table-cell>
              <table:table-cell office:value-type="float" office:value="0.40436692">
                <text:p>0.40436692</text:p>
              </table:table-cell>
            </table:table-row>
            <table:table-row>
              <table:table-cell office:value-type="string">
                <text:p>Ligne 294</text:p>
              </table:table-cell>
              <table:table-cell office:value-type="float" office:value="88">
                <text:p>88</text:p>
              </table:table-cell>
              <table:table-cell office:value-type="float" office:value="0.40259724">
                <text:p>0.40259724</text:p>
              </table:table-cell>
            </table:table-row>
            <table:table-row>
              <table:table-cell office:value-type="string">
                <text:p>Ligne 295</text:p>
              </table:table-cell>
              <table:table-cell office:value-type="float" office:value="89">
                <text:p>89</text:p>
              </table:table-cell>
              <table:table-cell office:value-type="float" office:value="0.38706864">
                <text:p>0.38706864</text:p>
              </table:table-cell>
            </table:table-row>
            <table:table-row>
              <table:table-cell office:value-type="string">
                <text:p>Ligne 296</text:p>
              </table:table-cell>
              <table:table-cell office:value-type="float" office:value="90">
                <text:p>90</text:p>
              </table:table-cell>
              <table:table-cell office:value-type="float" office:value="0.3805969">
                <text:p>0.3805969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7000007629395pt" style:font-family-asian="'Lucida Sans Unicode'" style:font-family-generic-asian="system" style:font-pitch-asian="variable" style:font-size-asian="21.7000007629395pt" style:font-family-complex="Tahoma" style:font-family-generic-complex="system" style:font-pitch-complex="variable" style:font-size-complex="21.7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000003814697pt" style:font-family-asian="'Lucida Sans Unicode'" style:font-family-generic-asian="system" style:font-pitch-asian="variable" style:font-size-asian="11.6000003814697pt" style:font-family-complex="Tahoma" style:font-family-generic-complex="system" style:font-pitch-complex="variable" style:font-size-complex="11.6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000003814697pt" style:font-family-asian="'Lucida Sans Unicode'" style:font-family-generic-asian="system" style:font-pitch-asian="variable" style:font-size-asian="11.6000003814697pt" style:font-family-complex="Tahoma" style:font-family-generic-complex="system" style:font-pitch-complex="variable" style:font-size-complex="11.600000381469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9.962cm" svg:height="11.69cm" chart:class="chart:scatter" chart:style-name="ch1">
        <chart:title svg:x="7.083cm" svg:y="0.231cm" chart:style-name="ch2">
          <text:p>Portance gauche</text:p>
        </chart:title>
        <chart:legend chart:legend-position="end" svg:x="17.359cm" svg:y="5.517cm" chart:style-name="ch3"/>
        <chart:plot-area chart:style-name="ch4" table:cell-range-address="Feuille1.$A$301:.$B$396" chart:table-number-list="0" svg:x="0.398cm" svg:y="1.569cm" svg:width="16.166cm" svg:height="9.88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igne 301</text:p>
              </table:table-cell>
              <table:table-cell office:value-type="float" office:value="-5">
                <text:p>-5</text:p>
              </table:table-cell>
              <table:table-cell office:value-type="float" office:value="-0.06845159">
                <text:p>-0.06845159</text:p>
              </table:table-cell>
            </table:table-row>
            <table:table-row>
              <table:table-cell office:value-type="string">
                <text:p>Ligne 302</text:p>
              </table:table-cell>
              <table:table-cell office:value-type="float" office:value="-4">
                <text:p>-4</text:p>
              </table:table-cell>
              <table:table-cell office:value-type="float" office:value="-0.06713312">
                <text:p>-0.06713312</text:p>
              </table:table-cell>
            </table:table-row>
            <table:table-row>
              <table:table-cell office:value-type="string">
                <text:p>Ligne 303</text:p>
              </table:table-cell>
              <table:table-cell office:value-type="float" office:value="-3">
                <text:p>-3</text:p>
              </table:table-cell>
              <table:table-cell office:value-type="float" office:value="-0.06510699">
                <text:p>-0.06510699</text:p>
              </table:table-cell>
            </table:table-row>
            <table:table-row>
              <table:table-cell office:value-type="string">
                <text:p>Ligne 304</text:p>
              </table:table-cell>
              <table:table-cell office:value-type="float" office:value="-2">
                <text:p>-2</text:p>
              </table:table-cell>
              <table:table-cell office:value-type="float" office:value="-0.06624572">
                <text:p>-0.06624572</text:p>
              </table:table-cell>
            </table:table-row>
            <table:table-row>
              <table:table-cell office:value-type="string">
                <text:p>Ligne 305</text:p>
              </table:table-cell>
              <table:table-cell office:value-type="float" office:value="-1">
                <text:p>-1</text:p>
              </table:table-cell>
              <table:table-cell office:value-type="float" office:value="-0.06626934">
                <text:p>-0.06626934</text:p>
              </table:table-cell>
            </table:table-row>
            <table:table-row>
              <table:table-cell office:value-type="string">
                <text:p>Ligne 306</text:p>
              </table:table-cell>
              <table:table-cell office:value-type="float" office:value="0">
                <text:p>0</text:p>
              </table:table-cell>
              <table:table-cell office:value-type="float" office:value="-0.06483268">
                <text:p>-0.06483268</text:p>
              </table:table-cell>
            </table:table-row>
            <table:table-row>
              <table:table-cell office:value-type="string">
                <text:p>Ligne 307</text:p>
              </table:table-cell>
              <table:table-cell office:value-type="float" office:value="1">
                <text:p>1</text:p>
              </table:table-cell>
              <table:table-cell office:value-type="float" office:value="-0.06479297">
                <text:p>-0.06479297</text:p>
              </table:table-cell>
            </table:table-row>
            <table:table-row>
              <table:table-cell office:value-type="string">
                <text:p>Ligne 308</text:p>
              </table:table-cell>
              <table:table-cell office:value-type="float" office:value="2">
                <text:p>2</text:p>
              </table:table-cell>
              <table:table-cell office:value-type="float" office:value="-0.06418372">
                <text:p>-0.06418372</text:p>
              </table:table-cell>
            </table:table-row>
            <table:table-row>
              <table:table-cell office:value-type="string">
                <text:p>Ligne 309</text:p>
              </table:table-cell>
              <table:table-cell office:value-type="float" office:value="3">
                <text:p>3</text:p>
              </table:table-cell>
              <table:table-cell office:value-type="float" office:value="-0.06480259">
                <text:p>-0.06480259</text:p>
              </table:table-cell>
            </table:table-row>
            <table:table-row>
              <table:table-cell office:value-type="string">
                <text:p>Ligne 310</text:p>
              </table:table-cell>
              <table:table-cell office:value-type="float" office:value="4">
                <text:p>4</text:p>
              </table:table-cell>
              <table:table-cell office:value-type="float" office:value="-0.06430364">
                <text:p>-0.06430364</text:p>
              </table:table-cell>
            </table:table-row>
            <table:table-row>
              <table:table-cell office:value-type="string">
                <text:p>Ligne 311</text:p>
              </table:table-cell>
              <table:table-cell office:value-type="float" office:value="5">
                <text:p>5</text:p>
              </table:table-cell>
              <table:table-cell office:value-type="float" office:value="-0.06311832">
                <text:p>-0.06311832</text:p>
              </table:table-cell>
            </table:table-row>
            <table:table-row>
              <table:table-cell office:value-type="string">
                <text:p>Ligne 312</text:p>
              </table:table-cell>
              <table:table-cell office:value-type="float" office:value="6">
                <text:p>6</text:p>
              </table:table-cell>
              <table:table-cell office:value-type="float" office:value="-0.06392903">
                <text:p>-0.06392903</text:p>
              </table:table-cell>
            </table:table-row>
            <table:table-row>
              <table:table-cell office:value-type="string">
                <text:p>Ligne 313</text:p>
              </table:table-cell>
              <table:table-cell office:value-type="float" office:value="7">
                <text:p>7</text:p>
              </table:table-cell>
              <table:table-cell office:value-type="float" office:value="-0.06382056">
                <text:p>-0.06382056</text:p>
              </table:table-cell>
            </table:table-row>
            <table:table-row>
              <table:table-cell office:value-type="string">
                <text:p>Ligne 314</text:p>
              </table:table-cell>
              <table:table-cell office:value-type="float" office:value="8">
                <text:p>8</text:p>
              </table:table-cell>
              <table:table-cell office:value-type="float" office:value="-0.07251488">
                <text:p>-0.07251488</text:p>
              </table:table-cell>
            </table:table-row>
            <table:table-row>
              <table:table-cell office:value-type="string">
                <text:p>Ligne 315</text:p>
              </table:table-cell>
              <table:table-cell office:value-type="float" office:value="9">
                <text:p>9</text:p>
              </table:table-cell>
              <table:table-cell office:value-type="float" office:value="-0.07084756">
                <text:p>-0.07084756</text:p>
              </table:table-cell>
            </table:table-row>
            <table:table-row>
              <table:table-cell office:value-type="string">
                <text:p>Ligne 316</text:p>
              </table:table-cell>
              <table:table-cell office:value-type="float" office:value="10">
                <text:p>10</text:p>
              </table:table-cell>
              <table:table-cell office:value-type="float" office:value="-0.06827636">
                <text:p>-0.06827636</text:p>
              </table:table-cell>
            </table:table-row>
            <table:table-row>
              <table:table-cell office:value-type="string">
                <text:p>Ligne 317</text:p>
              </table:table-cell>
              <table:table-cell office:value-type="float" office:value="11">
                <text:p>11</text:p>
              </table:table-cell>
              <table:table-cell office:value-type="float" office:value="-0.06698037">
                <text:p>-0.06698037</text:p>
              </table:table-cell>
            </table:table-row>
            <table:table-row>
              <table:table-cell office:value-type="string">
                <text:p>Ligne 318</text:p>
              </table:table-cell>
              <table:table-cell office:value-type="float" office:value="12">
                <text:p>12</text:p>
              </table:table-cell>
              <table:table-cell office:value-type="float" office:value="-0.0658429">
                <text:p>-0.0658429</text:p>
              </table:table-cell>
            </table:table-row>
            <table:table-row>
              <table:table-cell office:value-type="string">
                <text:p>Ligne 319</text:p>
              </table:table-cell>
              <table:table-cell office:value-type="float" office:value="13">
                <text:p>13</text:p>
              </table:table-cell>
              <table:table-cell office:value-type="float" office:value="-0.06488124">
                <text:p>-0.06488124</text:p>
              </table:table-cell>
            </table:table-row>
            <table:table-row>
              <table:table-cell office:value-type="string">
                <text:p>Ligne 320</text:p>
              </table:table-cell>
              <table:table-cell office:value-type="float" office:value="14">
                <text:p>14</text:p>
              </table:table-cell>
              <table:table-cell office:value-type="float" office:value="-0.06294331">
                <text:p>-0.06294331</text:p>
              </table:table-cell>
            </table:table-row>
            <table:table-row>
              <table:table-cell office:value-type="string">
                <text:p>Ligne 321</text:p>
              </table:table-cell>
              <table:table-cell office:value-type="float" office:value="15">
                <text:p>15</text:p>
              </table:table-cell>
              <table:table-cell office:value-type="float" office:value="-0.06090145">
                <text:p>-0.06090145</text:p>
              </table:table-cell>
            </table:table-row>
            <table:table-row>
              <table:table-cell office:value-type="string">
                <text:p>Ligne 322</text:p>
              </table:table-cell>
              <table:table-cell office:value-type="float" office:value="16">
                <text:p>16</text:p>
              </table:table-cell>
              <table:table-cell office:value-type="float" office:value="-0.05865674">
                <text:p>-0.05865674</text:p>
              </table:table-cell>
            </table:table-row>
            <table:table-row>
              <table:table-cell office:value-type="string">
                <text:p>Ligne 323</text:p>
              </table:table-cell>
              <table:table-cell office:value-type="float" office:value="17">
                <text:p>17</text:p>
              </table:table-cell>
              <table:table-cell office:value-type="float" office:value="-0.05820907">
                <text:p>-0.05820907</text:p>
              </table:table-cell>
            </table:table-row>
            <table:table-row>
              <table:table-cell office:value-type="string">
                <text:p>Ligne 324</text:p>
              </table:table-cell>
              <table:table-cell office:value-type="float" office:value="18">
                <text:p>18</text:p>
              </table:table-cell>
              <table:table-cell office:value-type="float" office:value="-0.05550156">
                <text:p>-0.05550156</text:p>
              </table:table-cell>
            </table:table-row>
            <table:table-row>
              <table:table-cell office:value-type="string">
                <text:p>Ligne 325</text:p>
              </table:table-cell>
              <table:table-cell office:value-type="float" office:value="19">
                <text:p>19</text:p>
              </table:table-cell>
              <table:table-cell office:value-type="float" office:value="-0.0528339">
                <text:p>-0.0528339</text:p>
              </table:table-cell>
            </table:table-row>
            <table:table-row>
              <table:table-cell office:value-type="string">
                <text:p>Ligne 326</text:p>
              </table:table-cell>
              <table:table-cell office:value-type="float" office:value="20">
                <text:p>20</text:p>
              </table:table-cell>
              <table:table-cell office:value-type="float" office:value="-0.05119551">
                <text:p>-0.05119551</text:p>
              </table:table-cell>
            </table:table-row>
            <table:table-row>
              <table:table-cell office:value-type="string">
                <text:p>Ligne 327</text:p>
              </table:table-cell>
              <table:table-cell office:value-type="float" office:value="21">
                <text:p>21</text:p>
              </table:table-cell>
              <table:table-cell office:value-type="float" office:value="-0.05126844">
                <text:p>-0.05126844</text:p>
              </table:table-cell>
            </table:table-row>
            <table:table-row>
              <table:table-cell office:value-type="string">
                <text:p>Ligne 328</text:p>
              </table:table-cell>
              <table:table-cell office:value-type="float" office:value="22">
                <text:p>22</text:p>
              </table:table-cell>
              <table:table-cell office:value-type="float" office:value="-0.04864399">
                <text:p>-0.04864399</text:p>
              </table:table-cell>
            </table:table-row>
            <table:table-row>
              <table:table-cell office:value-type="string">
                <text:p>Ligne 329</text:p>
              </table:table-cell>
              <table:table-cell office:value-type="float" office:value="23">
                <text:p>23</text:p>
              </table:table-cell>
              <table:table-cell office:value-type="float" office:value="-0.0466902">
                <text:p>-0.0466902</text:p>
              </table:table-cell>
            </table:table-row>
            <table:table-row>
              <table:table-cell office:value-type="string">
                <text:p>Ligne 330</text:p>
              </table:table-cell>
              <table:table-cell office:value-type="float" office:value="24">
                <text:p>24</text:p>
              </table:table-cell>
              <table:table-cell office:value-type="float" office:value="-0.04449451">
                <text:p>-0.04449451</text:p>
              </table:table-cell>
            </table:table-row>
            <table:table-row>
              <table:table-cell office:value-type="string">
                <text:p>Ligne 331</text:p>
              </table:table-cell>
              <table:table-cell office:value-type="float" office:value="25">
                <text:p>25</text:p>
              </table:table-cell>
              <table:table-cell office:value-type="float" office:value="-0.0416307">
                <text:p>-0.0416307</text:p>
              </table:table-cell>
            </table:table-row>
            <table:table-row>
              <table:table-cell office:value-type="string">
                <text:p>Ligne 332</text:p>
              </table:table-cell>
              <table:table-cell office:value-type="float" office:value="26">
                <text:p>26</text:p>
              </table:table-cell>
              <table:table-cell office:value-type="float" office:value="-0.040143">
                <text:p>-0.040143</text:p>
              </table:table-cell>
            </table:table-row>
            <table:table-row>
              <table:table-cell office:value-type="string">
                <text:p>Ligne 333</text:p>
              </table:table-cell>
              <table:table-cell office:value-type="float" office:value="27">
                <text:p>27</text:p>
              </table:table-cell>
              <table:table-cell office:value-type="float" office:value="-0.03832993">
                <text:p>-0.03832993</text:p>
              </table:table-cell>
            </table:table-row>
            <table:table-row>
              <table:table-cell office:value-type="string">
                <text:p>Ligne 334</text:p>
              </table:table-cell>
              <table:table-cell office:value-type="float" office:value="28">
                <text:p>28</text:p>
              </table:table-cell>
              <table:table-cell office:value-type="float" office:value="-0.03796537">
                <text:p>-0.03796537</text:p>
              </table:table-cell>
            </table:table-row>
            <table:table-row>
              <table:table-cell office:value-type="string">
                <text:p>Ligne 335</text:p>
              </table:table-cell>
              <table:table-cell office:value-type="float" office:value="29">
                <text:p>29</text:p>
              </table:table-cell>
              <table:table-cell office:value-type="float" office:value="-0.03549919">
                <text:p>-0.03549919</text:p>
              </table:table-cell>
            </table:table-row>
            <table:table-row>
              <table:table-cell office:value-type="string">
                <text:p>Ligne 336</text:p>
              </table:table-cell>
              <table:table-cell office:value-type="float" office:value="30">
                <text:p>30</text:p>
              </table:table-cell>
              <table:table-cell office:value-type="float" office:value="-0.03354707">
                <text:p>-0.03354707</text:p>
              </table:table-cell>
            </table:table-row>
            <table:table-row>
              <table:table-cell office:value-type="string">
                <text:p>Ligne 337</text:p>
              </table:table-cell>
              <table:table-cell office:value-type="float" office:value="31">
                <text:p>31</text:p>
              </table:table-cell>
              <table:table-cell office:value-type="float" office:value="-0.02916068">
                <text:p>-0.02916068</text:p>
              </table:table-cell>
            </table:table-row>
            <table:table-row>
              <table:table-cell office:value-type="string">
                <text:p>Ligne 338</text:p>
              </table:table-cell>
              <table:table-cell office:value-type="float" office:value="32">
                <text:p>32</text:p>
              </table:table-cell>
              <table:table-cell office:value-type="float" office:value="-0.02752174">
                <text:p>-0.02752174</text:p>
              </table:table-cell>
            </table:table-row>
            <table:table-row>
              <table:table-cell office:value-type="string">
                <text:p>Ligne 339</text:p>
              </table:table-cell>
              <table:table-cell office:value-type="float" office:value="33">
                <text:p>33</text:p>
              </table:table-cell>
              <table:table-cell office:value-type="float" office:value="-0.02328372">
                <text:p>-0.02328372</text:p>
              </table:table-cell>
            </table:table-row>
            <table:table-row>
              <table:table-cell office:value-type="string">
                <text:p>Ligne 340</text:p>
              </table:table-cell>
              <table:table-cell office:value-type="float" office:value="34">
                <text:p>34</text:p>
              </table:table-cell>
              <table:table-cell office:value-type="float" office:value="-0.02010463">
                <text:p>-0.02010463</text:p>
              </table:table-cell>
            </table:table-row>
            <table:table-row>
              <table:table-cell office:value-type="string">
                <text:p>Ligne 341</text:p>
              </table:table-cell>
              <table:table-cell office:value-type="float" office:value="35">
                <text:p>35</text:p>
              </table:table-cell>
              <table:table-cell office:value-type="float" office:value="-0.02499806">
                <text:p>-0.02499806</text:p>
              </table:table-cell>
            </table:table-row>
            <table:table-row>
              <table:table-cell office:value-type="string">
                <text:p>Ligne 342</text:p>
              </table:table-cell>
              <table:table-cell office:value-type="float" office:value="36">
                <text:p>36</text:p>
              </table:table-cell>
              <table:table-cell office:value-type="float" office:value="-0.02798739">
                <text:p>-0.02798739</text:p>
              </table:table-cell>
            </table:table-row>
            <table:table-row>
              <table:table-cell office:value-type="string">
                <text:p>Ligne 343</text:p>
              </table:table-cell>
              <table:table-cell office:value-type="float" office:value="37">
                <text:p>37</text:p>
              </table:table-cell>
              <table:table-cell office:value-type="float" office:value="-0.03369748">
                <text:p>-0.03369748</text:p>
              </table:table-cell>
            </table:table-row>
            <table:table-row>
              <table:table-cell office:value-type="string">
                <text:p>Ligne 344</text:p>
              </table:table-cell>
              <table:table-cell office:value-type="float" office:value="38">
                <text:p>38</text:p>
              </table:table-cell>
              <table:table-cell office:value-type="float" office:value="-0.03186978">
                <text:p>-0.03186978</text:p>
              </table:table-cell>
            </table:table-row>
            <table:table-row>
              <table:table-cell office:value-type="string">
                <text:p>Ligne 345</text:p>
              </table:table-cell>
              <table:table-cell office:value-type="float" office:value="39">
                <text:p>39</text:p>
              </table:table-cell>
              <table:table-cell office:value-type="float" office:value="-0.03127438">
                <text:p>-0.03127438</text:p>
              </table:table-cell>
            </table:table-row>
            <table:table-row>
              <table:table-cell office:value-type="string">
                <text:p>Ligne 346</text:p>
              </table:table-cell>
              <table:table-cell office:value-type="float" office:value="40">
                <text:p>40</text:p>
              </table:table-cell>
              <table:table-cell office:value-type="float" office:value="-0.02895329">
                <text:p>-0.02895329</text:p>
              </table:table-cell>
            </table:table-row>
            <table:table-row>
              <table:table-cell office:value-type="string">
                <text:p>Ligne 347</text:p>
              </table:table-cell>
              <table:table-cell office:value-type="float" office:value="41">
                <text:p>41</text:p>
              </table:table-cell>
              <table:table-cell office:value-type="float" office:value="-0.02279188">
                <text:p>-0.02279188</text:p>
              </table:table-cell>
            </table:table-row>
            <table:table-row>
              <table:table-cell office:value-type="string">
                <text:p>Ligne 348</text:p>
              </table:table-cell>
              <table:table-cell office:value-type="float" office:value="42">
                <text:p>42</text:p>
              </table:table-cell>
              <table:table-cell office:value-type="float" office:value="-0.0154132">
                <text:p>-0.0154132</text:p>
              </table:table-cell>
            </table:table-row>
            <table:table-row>
              <table:table-cell office:value-type="string">
                <text:p>Ligne 349</text:p>
              </table:table-cell>
              <table:table-cell office:value-type="float" office:value="43">
                <text:p>43</text:p>
              </table:table-cell>
              <table:table-cell office:value-type="float" office:value="-0.00584976">
                <text:p>-0.00584976</text:p>
              </table:table-cell>
            </table:table-row>
            <table:table-row>
              <table:table-cell office:value-type="string">
                <text:p>Ligne 350</text:p>
              </table:table-cell>
              <table:table-cell office:value-type="float" office:value="44">
                <text:p>44</text:p>
              </table:table-cell>
              <table:table-cell office:value-type="float" office:value="-0.000521830000000008">
                <text:p>-0.000521830000000008</text:p>
              </table:table-cell>
            </table:table-row>
            <table:table-row>
              <table:table-cell office:value-type="string">
                <text:p>Ligne 351</text:p>
              </table:table-cell>
              <table:table-cell office:value-type="float" office:value="45">
                <text:p>45</text:p>
              </table:table-cell>
              <table:table-cell office:value-type="float" office:value="0.00679059999999999">
                <text:p>0.00679059999999999</text:p>
              </table:table-cell>
            </table:table-row>
            <table:table-row>
              <table:table-cell office:value-type="string">
                <text:p>Ligne 352</text:p>
              </table:table-cell>
              <table:table-cell office:value-type="float" office:value="46">
                <text:p>46</text:p>
              </table:table-cell>
              <table:table-cell office:value-type="float" office:value="0.00284624999999999">
                <text:p>0.00284624999999999</text:p>
              </table:table-cell>
            </table:table-row>
            <table:table-row>
              <table:table-cell office:value-type="string">
                <text:p>Ligne 353</text:p>
              </table:table-cell>
              <table:table-cell office:value-type="float" office:value="47">
                <text:p>47</text:p>
              </table:table-cell>
              <table:table-cell office:value-type="float" office:value="-0.00282215">
                <text:p>-0.00282215</text:p>
              </table:table-cell>
            </table:table-row>
            <table:table-row>
              <table:table-cell office:value-type="string">
                <text:p>Ligne 354</text:p>
              </table:table-cell>
              <table:table-cell office:value-type="float" office:value="48">
                <text:p>48</text:p>
              </table:table-cell>
              <table:table-cell office:value-type="float" office:value="-0.00418127000000001">
                <text:p>-0.00418127000000001</text:p>
              </table:table-cell>
            </table:table-row>
            <table:table-row>
              <table:table-cell office:value-type="string">
                <text:p>Ligne 355</text:p>
              </table:table-cell>
              <table:table-cell office:value-type="float" office:value="49">
                <text:p>49</text:p>
              </table:table-cell>
              <table:table-cell office:value-type="float" office:value="-0.00680514">
                <text:p>-0.00680514</text:p>
              </table:table-cell>
            </table:table-row>
            <table:table-row>
              <table:table-cell office:value-type="string">
                <text:p>Ligne 356</text:p>
              </table:table-cell>
              <table:table-cell office:value-type="float" office:value="50">
                <text:p>50</text:p>
              </table:table-cell>
              <table:table-cell office:value-type="float" office:value="-0.00624579000000001">
                <text:p>-0.00624579000000001</text:p>
              </table:table-cell>
            </table:table-row>
            <table:table-row>
              <table:table-cell office:value-type="string">
                <text:p>Ligne 357</text:p>
              </table:table-cell>
              <table:table-cell office:value-type="float" office:value="51">
                <text:p>51</text:p>
              </table:table-cell>
              <table:table-cell office:value-type="float" office:value="0.00140493999999999">
                <text:p>0.00140493999999999</text:p>
              </table:table-cell>
            </table:table-row>
            <table:table-row>
              <table:table-cell office:value-type="string">
                <text:p>Ligne 358</text:p>
              </table:table-cell>
              <table:table-cell office:value-type="float" office:value="52">
                <text:p>52</text:p>
              </table:table-cell>
              <table:table-cell office:value-type="float" office:value="0.00512685">
                <text:p>0.00512685</text:p>
              </table:table-cell>
            </table:table-row>
            <table:table-row>
              <table:table-cell office:value-type="string">
                <text:p>Ligne 359</text:p>
              </table:table-cell>
              <table:table-cell office:value-type="float" office:value="53">
                <text:p>53</text:p>
              </table:table-cell>
              <table:table-cell office:value-type="float" office:value="0.01445714">
                <text:p>0.01445714</text:p>
              </table:table-cell>
            </table:table-row>
            <table:table-row>
              <table:table-cell office:value-type="string">
                <text:p>Ligne 360</text:p>
              </table:table-cell>
              <table:table-cell office:value-type="float" office:value="54">
                <text:p>54</text:p>
              </table:table-cell>
              <table:table-cell office:value-type="float" office:value="0.02069097">
                <text:p>0.02069097</text:p>
              </table:table-cell>
            </table:table-row>
            <table:table-row>
              <table:table-cell office:value-type="string">
                <text:p>Ligne 361</text:p>
              </table:table-cell>
              <table:table-cell office:value-type="float" office:value="55">
                <text:p>55</text:p>
              </table:table-cell>
              <table:table-cell office:value-type="float" office:value="0.02382823">
                <text:p>0.02382823</text:p>
              </table:table-cell>
            </table:table-row>
            <table:table-row>
              <table:table-cell office:value-type="string">
                <text:p>Ligne 362</text:p>
              </table:table-cell>
              <table:table-cell office:value-type="float" office:value="56">
                <text:p>56</text:p>
              </table:table-cell>
              <table:table-cell office:value-type="float" office:value="0.0303371">
                <text:p>0.0303371</text:p>
              </table:table-cell>
            </table:table-row>
            <table:table-row>
              <table:table-cell office:value-type="string">
                <text:p>Ligne 363</text:p>
              </table:table-cell>
              <table:table-cell office:value-type="float" office:value="57">
                <text:p>57</text:p>
              </table:table-cell>
              <table:table-cell office:value-type="float" office:value="0.0340457">
                <text:p>0.0340457</text:p>
              </table:table-cell>
            </table:table-row>
            <table:table-row>
              <table:table-cell office:value-type="string">
                <text:p>Ligne 364</text:p>
              </table:table-cell>
              <table:table-cell office:value-type="float" office:value="58">
                <text:p>58</text:p>
              </table:table-cell>
              <table:table-cell office:value-type="float" office:value="0.04756655">
                <text:p>0.04756655</text:p>
              </table:table-cell>
            </table:table-row>
            <table:table-row>
              <table:table-cell office:value-type="string">
                <text:p>Ligne 365</text:p>
              </table:table-cell>
              <table:table-cell office:value-type="float" office:value="59">
                <text:p>59</text:p>
              </table:table-cell>
              <table:table-cell office:value-type="float" office:value="0.05085269">
                <text:p>0.05085269</text:p>
              </table:table-cell>
            </table:table-row>
            <table:table-row>
              <table:table-cell office:value-type="string">
                <text:p>Ligne 366</text:p>
              </table:table-cell>
              <table:table-cell office:value-type="float" office:value="60">
                <text:p>60</text:p>
              </table:table-cell>
              <table:table-cell office:value-type="float" office:value="0.05992335">
                <text:p>0.05992335</text:p>
              </table:table-cell>
            </table:table-row>
            <table:table-row>
              <table:table-cell office:value-type="string">
                <text:p>Ligne 367</text:p>
              </table:table-cell>
              <table:table-cell office:value-type="float" office:value="61">
                <text:p>61</text:p>
              </table:table-cell>
              <table:table-cell office:value-type="float" office:value="0.07167444">
                <text:p>0.07167444</text:p>
              </table:table-cell>
            </table:table-row>
            <table:table-row>
              <table:table-cell office:value-type="string">
                <text:p>Ligne 368</text:p>
              </table:table-cell>
              <table:table-cell office:value-type="float" office:value="62">
                <text:p>62</text:p>
              </table:table-cell>
              <table:table-cell office:value-type="float" office:value="0.04249647">
                <text:p>0.04249647</text:p>
              </table:table-cell>
            </table:table-row>
            <table:table-row>
              <table:table-cell office:value-type="string">
                <text:p>Ligne 369</text:p>
              </table:table-cell>
              <table:table-cell office:value-type="float" office:value="63">
                <text:p>63</text:p>
              </table:table-cell>
              <table:table-cell office:value-type="float" office:value="0.02491589">
                <text:p>0.02491589</text:p>
              </table:table-cell>
            </table:table-row>
            <table:table-row>
              <table:table-cell office:value-type="string">
                <text:p>Ligne 370</text:p>
              </table:table-cell>
              <table:table-cell office:value-type="float" office:value="64">
                <text:p>64</text:p>
              </table:table-cell>
              <table:table-cell office:value-type="float" office:value="0.04358832">
                <text:p>0.04358832</text:p>
              </table:table-cell>
            </table:table-row>
            <table:table-row>
              <table:table-cell office:value-type="string">
                <text:p>Ligne 371</text:p>
              </table:table-cell>
              <table:table-cell office:value-type="float" office:value="65">
                <text:p>65</text:p>
              </table:table-cell>
              <table:table-cell office:value-type="float" office:value="0.02236494">
                <text:p>0.02236494</text:p>
              </table:table-cell>
            </table:table-row>
            <table:table-row>
              <table:table-cell office:value-type="string">
                <text:p>Ligne 372</text:p>
              </table:table-cell>
              <table:table-cell office:value-type="float" office:value="66">
                <text:p>66</text:p>
              </table:table-cell>
              <table:table-cell office:value-type="float" office:value="0.03849335">
                <text:p>0.03849335</text:p>
              </table:table-cell>
            </table:table-row>
            <table:table-row>
              <table:table-cell office:value-type="string">
                <text:p>Ligne 373</text:p>
              </table:table-cell>
              <table:table-cell office:value-type="float" office:value="67">
                <text:p>67</text:p>
              </table:table-cell>
              <table:table-cell office:value-type="float" office:value="0.05411425">
                <text:p>0.05411425</text:p>
              </table:table-cell>
            </table:table-row>
            <table:table-row>
              <table:table-cell office:value-type="string">
                <text:p>Ligne 374</text:p>
              </table:table-cell>
              <table:table-cell office:value-type="float" office:value="68">
                <text:p>68</text:p>
              </table:table-cell>
              <table:table-cell office:value-type="float" office:value="0.05828597">
                <text:p>0.05828597</text:p>
              </table:table-cell>
            </table:table-row>
            <table:table-row>
              <table:table-cell office:value-type="string">
                <text:p>Ligne 375</text:p>
              </table:table-cell>
              <table:table-cell office:value-type="float" office:value="69">
                <text:p>69</text:p>
              </table:table-cell>
              <table:table-cell office:value-type="float" office:value="0.05920649">
                <text:p>0.05920649</text:p>
              </table:table-cell>
            </table:table-row>
            <table:table-row>
              <table:table-cell office:value-type="string">
                <text:p>Ligne 376</text:p>
              </table:table-cell>
              <table:table-cell office:value-type="float" office:value="70">
                <text:p>70</text:p>
              </table:table-cell>
              <table:table-cell office:value-type="float" office:value="0.04989107">
                <text:p>0.04989107</text:p>
              </table:table-cell>
            </table:table-row>
            <table:table-row>
              <table:table-cell office:value-type="string">
                <text:p>Ligne 377</text:p>
              </table:table-cell>
              <table:table-cell office:value-type="float" office:value="71">
                <text:p>71</text:p>
              </table:table-cell>
              <table:table-cell office:value-type="float" office:value="0.03048968">
                <text:p>0.03048968</text:p>
              </table:table-cell>
            </table:table-row>
            <table:table-row>
              <table:table-cell office:value-type="string">
                <text:p>Ligne 378</text:p>
              </table:table-cell>
              <table:table-cell office:value-type="float" office:value="72">
                <text:p>72</text:p>
              </table:table-cell>
              <table:table-cell office:value-type="float" office:value="0.05892804">
                <text:p>0.05892804</text:p>
              </table:table-cell>
            </table:table-row>
            <table:table-row>
              <table:table-cell office:value-type="string">
                <text:p>Ligne 379</text:p>
              </table:table-cell>
              <table:table-cell office:value-type="float" office:value="73">
                <text:p>73</text:p>
              </table:table-cell>
              <table:table-cell office:value-type="float" office:value="0.07688303">
                <text:p>0.07688303</text:p>
              </table:table-cell>
            </table:table-row>
            <table:table-row>
              <table:table-cell office:value-type="string">
                <text:p>Ligne 380</text:p>
              </table:table-cell>
              <table:table-cell office:value-type="float" office:value="74">
                <text:p>74</text:p>
              </table:table-cell>
              <table:table-cell office:value-type="float" office:value="0.06154367">
                <text:p>0.06154367</text:p>
              </table:table-cell>
            </table:table-row>
            <table:table-row>
              <table:table-cell office:value-type="string">
                <text:p>Ligne 381</text:p>
              </table:table-cell>
              <table:table-cell office:value-type="float" office:value="75">
                <text:p>75</text:p>
              </table:table-cell>
              <table:table-cell office:value-type="float" office:value="0.06121078">
                <text:p>0.06121078</text:p>
              </table:table-cell>
            </table:table-row>
            <table:table-row>
              <table:table-cell office:value-type="string">
                <text:p>Ligne 382</text:p>
              </table:table-cell>
              <table:table-cell office:value-type="float" office:value="76">
                <text:p>76</text:p>
              </table:table-cell>
              <table:table-cell office:value-type="float" office:value="0.07314248">
                <text:p>0.07314248</text:p>
              </table:table-cell>
            </table:table-row>
            <table:table-row>
              <table:table-cell office:value-type="string">
                <text:p>Ligne 383</text:p>
              </table:table-cell>
              <table:table-cell office:value-type="float" office:value="77">
                <text:p>77</text:p>
              </table:table-cell>
              <table:table-cell office:value-type="float" office:value="0.07246796">
                <text:p>0.07246796</text:p>
              </table:table-cell>
            </table:table-row>
            <table:table-row>
              <table:table-cell office:value-type="string">
                <text:p>Ligne 384</text:p>
              </table:table-cell>
              <table:table-cell office:value-type="float" office:value="78">
                <text:p>78</text:p>
              </table:table-cell>
              <table:table-cell office:value-type="float" office:value="0.12788408">
                <text:p>0.12788408</text:p>
              </table:table-cell>
            </table:table-row>
            <table:table-row>
              <table:table-cell office:value-type="string">
                <text:p>Ligne 385</text:p>
              </table:table-cell>
              <table:table-cell office:value-type="float" office:value="79">
                <text:p>79</text:p>
              </table:table-cell>
              <table:table-cell office:value-type="float" office:value="0.1003463">
                <text:p>0.1003463</text:p>
              </table:table-cell>
            </table:table-row>
            <table:table-row>
              <table:table-cell office:value-type="string">
                <text:p>Ligne 386</text:p>
              </table:table-cell>
              <table:table-cell office:value-type="float" office:value="80">
                <text:p>80</text:p>
              </table:table-cell>
              <table:table-cell office:value-type="float" office:value="0.1142635">
                <text:p>0.1142635</text:p>
              </table:table-cell>
            </table:table-row>
            <table:table-row>
              <table:table-cell office:value-type="string">
                <text:p>Ligne 387</text:p>
              </table:table-cell>
              <table:table-cell office:value-type="float" office:value="81">
                <text:p>81</text:p>
              </table:table-cell>
              <table:table-cell office:value-type="float" office:value="0.10181743">
                <text:p>0.10181743</text:p>
              </table:table-cell>
            </table:table-row>
            <table:table-row>
              <table:table-cell office:value-type="string">
                <text:p>Ligne 388</text:p>
              </table:table-cell>
              <table:table-cell office:value-type="float" office:value="82">
                <text:p>82</text:p>
              </table:table-cell>
              <table:table-cell office:value-type="float" office:value="0.10758434">
                <text:p>0.10758434</text:p>
              </table:table-cell>
            </table:table-row>
            <table:table-row>
              <table:table-cell office:value-type="string">
                <text:p>Ligne 389</text:p>
              </table:table-cell>
              <table:table-cell office:value-type="float" office:value="83">
                <text:p>83</text:p>
              </table:table-cell>
              <table:table-cell office:value-type="float" office:value="0.08952988">
                <text:p>0.08952988</text:p>
              </table:table-cell>
            </table:table-row>
            <table:table-row>
              <table:table-cell office:value-type="string">
                <text:p>Ligne 390</text:p>
              </table:table-cell>
              <table:table-cell office:value-type="float" office:value="84">
                <text:p>84</text:p>
              </table:table-cell>
              <table:table-cell office:value-type="float" office:value="0.0730275">
                <text:p>0.0730275</text:p>
              </table:table-cell>
            </table:table-row>
            <table:table-row>
              <table:table-cell office:value-type="string">
                <text:p>Ligne 391</text:p>
              </table:table-cell>
              <table:table-cell office:value-type="float" office:value="85">
                <text:p>85</text:p>
              </table:table-cell>
              <table:table-cell office:value-type="float" office:value="0.03054413">
                <text:p>0.03054413</text:p>
              </table:table-cell>
            </table:table-row>
            <table:table-row>
              <table:table-cell office:value-type="string">
                <text:p>Ligne 392</text:p>
              </table:table-cell>
              <table:table-cell office:value-type="float" office:value="86">
                <text:p>86</text:p>
              </table:table-cell>
              <table:table-cell office:value-type="float" office:value="0.03035899">
                <text:p>0.03035899</text:p>
              </table:table-cell>
            </table:table-row>
            <table:table-row>
              <table:table-cell office:value-type="string">
                <text:p>Ligne 393</text:p>
              </table:table-cell>
              <table:table-cell office:value-type="float" office:value="87">
                <text:p>87</text:p>
              </table:table-cell>
              <table:table-cell office:value-type="float" office:value="0.10907866">
                <text:p>0.10907866</text:p>
              </table:table-cell>
            </table:table-row>
            <table:table-row>
              <table:table-cell office:value-type="string">
                <text:p>Ligne 394</text:p>
              </table:table-cell>
              <table:table-cell office:value-type="float" office:value="88">
                <text:p>88</text:p>
              </table:table-cell>
              <table:table-cell office:value-type="float" office:value="0.11482635">
                <text:p>0.11482635</text:p>
              </table:table-cell>
            </table:table-row>
            <table:table-row>
              <table:table-cell office:value-type="string">
                <text:p>Ligne 395</text:p>
              </table:table-cell>
              <table:table-cell office:value-type="float" office:value="89">
                <text:p>89</text:p>
              </table:table-cell>
              <table:table-cell office:value-type="float" office:value="0.1410994">
                <text:p>0.1410994</text:p>
              </table:table-cell>
            </table:table-row>
            <table:table-row>
              <table:table-cell office:value-type="string">
                <text:p>Ligne 396</text:p>
              </table:table-cell>
              <table:table-cell office:value-type="float" office:value="90">
                <text:p>90</text:p>
              </table:table-cell>
              <table:table-cell office:value-type="float" office:value="0.14548058">
                <text:p>0.14548058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6000003814697pt" style:font-family-asian="'Lucida Sans Unicode'" style:font-family-generic-asian="system" style:font-pitch-asian="variable" style:font-size-asian="21.6000003814697pt" style:font-family-complex="Tahoma" style:font-family-generic-complex="system" style:font-pitch-complex="variable" style:font-size-complex="21.6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000003814697pt" style:font-family-asian="'Lucida Sans Unicode'" style:font-family-generic-asian="system" style:font-pitch-asian="variable" style:font-size-asian="11.6000003814697pt" style:font-family-complex="Tahoma" style:font-family-generic-complex="system" style:font-pitch-complex="variable" style:font-size-complex="11.6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000003814697pt" style:font-family-asian="'Lucida Sans Unicode'" style:font-family-generic-asian="system" style:font-pitch-asian="variable" style:font-size-asian="11.6000003814697pt" style:font-family-complex="Tahoma" style:font-family-generic-complex="system" style:font-pitch-complex="variable" style:font-size-complex="11.600000381469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129cm" svg:height="11.637cm" chart:class="chart:scatter" chart:style-name="ch1">
        <chart:title svg:x="8.211cm" svg:y="0.232cm" chart:style-name="ch2">
          <text:p>Portance 3</text:p>
        </chart:title>
        <chart:legend chart:legend-position="end" svg:x="17.522cm" svg:y="5.49cm" chart:style-name="ch3"/>
        <chart:plot-area chart:style-name="ch4" table:cell-range-address="Feuille1.$A$401:.$B$496" chart:table-number-list="0" svg:x="0.402cm" svg:y="1.569cm" svg:width="16.317cm" svg:height="9.836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401</text:p>
              </table:table-cell>
              <table:table-cell office:value-type="float" office:value="-5">
                <text:p>-5</text:p>
              </table:table-cell>
              <table:table-cell office:value-type="float" office:value="-0.22661343">
                <text:p>-0.22661343</text:p>
              </table:table-cell>
            </table:table-row>
            <table:table-row>
              <table:table-cell office:value-type="string">
                <text:p>Row 402</text:p>
              </table:table-cell>
              <table:table-cell office:value-type="float" office:value="-4">
                <text:p>-4</text:p>
              </table:table-cell>
              <table:table-cell office:value-type="float" office:value="-0.16204521">
                <text:p>-0.16204521</text:p>
              </table:table-cell>
            </table:table-row>
            <table:table-row>
              <table:table-cell office:value-type="string">
                <text:p>Row 403</text:p>
              </table:table-cell>
              <table:table-cell office:value-type="float" office:value="-3">
                <text:p>-3</text:p>
              </table:table-cell>
              <table:table-cell office:value-type="float" office:value="-0.19894272">
                <text:p>-0.19894272</text:p>
              </table:table-cell>
            </table:table-row>
            <table:table-row>
              <table:table-cell office:value-type="string">
                <text:p>Row 404</text:p>
              </table:table-cell>
              <table:table-cell office:value-type="float" office:value="-2">
                <text:p>-2</text:p>
              </table:table-cell>
              <table:table-cell office:value-type="float" office:value="-0.14026097">
                <text:p>-0.14026097</text:p>
              </table:table-cell>
            </table:table-row>
            <table:table-row>
              <table:table-cell office:value-type="string">
                <text:p>Row 405</text:p>
              </table:table-cell>
              <table:table-cell office:value-type="float" office:value="-1">
                <text:p>-1</text:p>
              </table:table-cell>
              <table:table-cell office:value-type="float" office:value="-0.16159552">
                <text:p>-0.16159552</text:p>
              </table:table-cell>
            </table:table-row>
            <table:table-row>
              <table:table-cell office:value-type="string">
                <text:p>Row 406</text:p>
              </table:table-cell>
              <table:table-cell office:value-type="float" office:value="0">
                <text:p>0</text:p>
              </table:table-cell>
              <table:table-cell office:value-type="float" office:value="-0.22707388">
                <text:p>-0.22707388</text:p>
              </table:table-cell>
            </table:table-row>
            <table:table-row>
              <table:table-cell office:value-type="string">
                <text:p>Row 407</text:p>
              </table:table-cell>
              <table:table-cell office:value-type="float" office:value="1">
                <text:p>1</text:p>
              </table:table-cell>
              <table:table-cell office:value-type="float" office:value="-0.20096785">
                <text:p>-0.20096785</text:p>
              </table:table-cell>
            </table:table-row>
            <table:table-row>
              <table:table-cell office:value-type="string">
                <text:p>Row 408</text:p>
              </table:table-cell>
              <table:table-cell office:value-type="float" office:value="2">
                <text:p>2</text:p>
              </table:table-cell>
              <table:table-cell office:value-type="float" office:value="-0.23991024">
                <text:p>-0.23991024</text:p>
              </table:table-cell>
            </table:table-row>
            <table:table-row>
              <table:table-cell office:value-type="string">
                <text:p>Row 409</text:p>
              </table:table-cell>
              <table:table-cell office:value-type="float" office:value="3">
                <text:p>3</text:p>
              </table:table-cell>
              <table:table-cell office:value-type="float" office:value="-0.23903228">
                <text:p>-0.23903228</text:p>
              </table:table-cell>
            </table:table-row>
            <table:table-row>
              <table:table-cell office:value-type="string">
                <text:p>Row 410</text:p>
              </table:table-cell>
              <table:table-cell office:value-type="float" office:value="4">
                <text:p>4</text:p>
              </table:table-cell>
              <table:table-cell office:value-type="float" office:value="-0.19030359">
                <text:p>-0.19030359</text:p>
              </table:table-cell>
            </table:table-row>
            <table:table-row>
              <table:table-cell office:value-type="string">
                <text:p>Row 411</text:p>
              </table:table-cell>
              <table:table-cell office:value-type="float" office:value="5">
                <text:p>5</text:p>
              </table:table-cell>
              <table:table-cell office:value-type="float" office:value="-0.19907251">
                <text:p>-0.19907251</text:p>
              </table:table-cell>
            </table:table-row>
            <table:table-row>
              <table:table-cell office:value-type="string">
                <text:p>Row 412</text:p>
              </table:table-cell>
              <table:table-cell office:value-type="float" office:value="6">
                <text:p>6</text:p>
              </table:table-cell>
              <table:table-cell office:value-type="float" office:value="-0.19675294">
                <text:p>-0.19675294</text:p>
              </table:table-cell>
            </table:table-row>
            <table:table-row>
              <table:table-cell office:value-type="string">
                <text:p>Row 413</text:p>
              </table:table-cell>
              <table:table-cell office:value-type="float" office:value="7">
                <text:p>7</text:p>
              </table:table-cell>
              <table:table-cell office:value-type="float" office:value="-0.20822906">
                <text:p>-0.20822906</text:p>
              </table:table-cell>
            </table:table-row>
            <table:table-row>
              <table:table-cell office:value-type="string">
                <text:p>Row 414</text:p>
              </table:table-cell>
              <table:table-cell office:value-type="float" office:value="8">
                <text:p>8</text:p>
              </table:table-cell>
              <table:table-cell office:value-type="float" office:value="-0.19949264">
                <text:p>-0.19949264</text:p>
              </table:table-cell>
            </table:table-row>
            <table:table-row>
              <table:table-cell office:value-type="string">
                <text:p>Row 415</text:p>
              </table:table-cell>
              <table:table-cell office:value-type="float" office:value="9">
                <text:p>9</text:p>
              </table:table-cell>
              <table:table-cell office:value-type="float" office:value="-0.18541984">
                <text:p>-0.18541984</text:p>
              </table:table-cell>
            </table:table-row>
            <table:table-row>
              <table:table-cell office:value-type="string">
                <text:p>Row 416</text:p>
              </table:table-cell>
              <table:table-cell office:value-type="float" office:value="10">
                <text:p>10</text:p>
              </table:table-cell>
              <table:table-cell office:value-type="float" office:value="-0.18554962">
                <text:p>-0.18554962</text:p>
              </table:table-cell>
            </table:table-row>
            <table:table-row>
              <table:table-cell office:value-type="string">
                <text:p>Row 417</text:p>
              </table:table-cell>
              <table:table-cell office:value-type="float" office:value="11">
                <text:p>11</text:p>
              </table:table-cell>
              <table:table-cell office:value-type="float" office:value="-0.187742">
                <text:p>-0.187742</text:p>
              </table:table-cell>
            </table:table-row>
            <table:table-row>
              <table:table-cell office:value-type="string">
                <text:p>Row 418</text:p>
              </table:table-cell>
              <table:table-cell office:value-type="float" office:value="12">
                <text:p>12</text:p>
              </table:table-cell>
              <table:table-cell office:value-type="float" office:value="-0.18962684">
                <text:p>-0.18962684</text:p>
              </table:table-cell>
            </table:table-row>
            <table:table-row>
              <table:table-cell office:value-type="string">
                <text:p>Row 419</text:p>
              </table:table-cell>
              <table:table-cell office:value-type="float" office:value="13">
                <text:p>13</text:p>
              </table:table-cell>
              <table:table-cell office:value-type="float" office:value="-0.19139955">
                <text:p>-0.19139955</text:p>
              </table:table-cell>
            </table:table-row>
            <table:table-row>
              <table:table-cell office:value-type="string">
                <text:p>Row 420</text:p>
              </table:table-cell>
              <table:table-cell office:value-type="float" office:value="14">
                <text:p>14</text:p>
              </table:table-cell>
              <table:table-cell office:value-type="float" office:value="-0.19507265">
                <text:p>-0.19507265</text:p>
              </table:table-cell>
            </table:table-row>
            <table:table-row>
              <table:table-cell office:value-type="string">
                <text:p>Row 421</text:p>
              </table:table-cell>
              <table:table-cell office:value-type="float" office:value="15">
                <text:p>15</text:p>
              </table:table-cell>
              <table:table-cell office:value-type="float" office:value="-0.19562205">
                <text:p>-0.19562205</text:p>
              </table:table-cell>
            </table:table-row>
            <table:table-row>
              <table:table-cell office:value-type="string">
                <text:p>Row 422</text:p>
              </table:table-cell>
              <table:table-cell office:value-type="float" office:value="16">
                <text:p>16</text:p>
              </table:table-cell>
              <table:table-cell office:value-type="float" office:value="-0.19903371">
                <text:p>-0.19903371</text:p>
              </table:table-cell>
            </table:table-row>
            <table:table-row>
              <table:table-cell office:value-type="string">
                <text:p>Row 423</text:p>
              </table:table-cell>
              <table:table-cell office:value-type="float" office:value="17">
                <text:p>17</text:p>
              </table:table-cell>
              <table:table-cell office:value-type="float" office:value="-0.19887713">
                <text:p>-0.19887713</text:p>
              </table:table-cell>
            </table:table-row>
            <table:table-row>
              <table:table-cell office:value-type="string">
                <text:p>Row 424</text:p>
              </table:table-cell>
              <table:table-cell office:value-type="float" office:value="18">
                <text:p>18</text:p>
              </table:table-cell>
              <table:table-cell office:value-type="float" office:value="-0.20115408">
                <text:p>-0.20115408</text:p>
              </table:table-cell>
            </table:table-row>
            <table:table-row>
              <table:table-cell office:value-type="string">
                <text:p>Row 425</text:p>
              </table:table-cell>
              <table:table-cell office:value-type="float" office:value="19">
                <text:p>19</text:p>
              </table:table-cell>
              <table:table-cell office:value-type="float" office:value="-0.2040365">
                <text:p>-0.2040365</text:p>
              </table:table-cell>
            </table:table-row>
            <table:table-row>
              <table:table-cell office:value-type="string">
                <text:p>Row 426</text:p>
              </table:table-cell>
              <table:table-cell office:value-type="float" office:value="20">
                <text:p>20</text:p>
              </table:table-cell>
              <table:table-cell office:value-type="float" office:value="-0.20470955">
                <text:p>-0.20470955</text:p>
              </table:table-cell>
            </table:table-row>
            <table:table-row>
              <table:table-cell office:value-type="string">
                <text:p>Row 427</text:p>
              </table:table-cell>
              <table:table-cell office:value-type="float" office:value="21">
                <text:p>21</text:p>
              </table:table-cell>
              <table:table-cell office:value-type="float" office:value="-0.20181933">
                <text:p>-0.20181933</text:p>
              </table:table-cell>
            </table:table-row>
            <table:table-row>
              <table:table-cell office:value-type="string">
                <text:p>Row 428</text:p>
              </table:table-cell>
              <table:table-cell office:value-type="float" office:value="22">
                <text:p>22</text:p>
              </table:table-cell>
              <table:table-cell office:value-type="float" office:value="-0.2040436">
                <text:p>-0.2040436</text:p>
              </table:table-cell>
            </table:table-row>
            <table:table-row>
              <table:table-cell office:value-type="string">
                <text:p>Row 429</text:p>
              </table:table-cell>
              <table:table-cell office:value-type="float" office:value="23">
                <text:p>23</text:p>
              </table:table-cell>
              <table:table-cell office:value-type="float" office:value="-0.20317471">
                <text:p>-0.20317471</text:p>
              </table:table-cell>
            </table:table-row>
            <table:table-row>
              <table:table-cell office:value-type="string">
                <text:p>Row 430</text:p>
              </table:table-cell>
              <table:table-cell office:value-type="float" office:value="24">
                <text:p>24</text:p>
              </table:table-cell>
              <table:table-cell office:value-type="float" office:value="-0.20513036">
                <text:p>-0.20513036</text:p>
              </table:table-cell>
            </table:table-row>
            <table:table-row>
              <table:table-cell office:value-type="string">
                <text:p>Row 431</text:p>
              </table:table-cell>
              <table:table-cell office:value-type="float" office:value="25">
                <text:p>25</text:p>
              </table:table-cell>
              <table:table-cell office:value-type="float" office:value="-0.20622947">
                <text:p>-0.20622947</text:p>
              </table:table-cell>
            </table:table-row>
            <table:table-row>
              <table:table-cell office:value-type="string">
                <text:p>Row 432</text:p>
              </table:table-cell>
              <table:table-cell office:value-type="float" office:value="26">
                <text:p>26</text:p>
              </table:table-cell>
              <table:table-cell office:value-type="float" office:value="-0.20753774">
                <text:p>-0.20753774</text:p>
              </table:table-cell>
            </table:table-row>
            <table:table-row>
              <table:table-cell office:value-type="string">
                <text:p>Row 433</text:p>
              </table:table-cell>
              <table:table-cell office:value-type="float" office:value="27">
                <text:p>27</text:p>
              </table:table-cell>
              <table:table-cell office:value-type="float" office:value="-0.20926611">
                <text:p>-0.20926611</text:p>
              </table:table-cell>
            </table:table-row>
            <table:table-row>
              <table:table-cell office:value-type="string">
                <text:p>Row 434</text:p>
              </table:table-cell>
              <table:table-cell office:value-type="float" office:value="28">
                <text:p>28</text:p>
              </table:table-cell>
              <table:table-cell office:value-type="float" office:value="-0.21058866">
                <text:p>-0.21058866</text:p>
              </table:table-cell>
            </table:table-row>
            <table:table-row>
              <table:table-cell office:value-type="string">
                <text:p>Row 435</text:p>
              </table:table-cell>
              <table:table-cell office:value-type="float" office:value="29">
                <text:p>29</text:p>
              </table:table-cell>
              <table:table-cell office:value-type="float" office:value="-0.21292794">
                <text:p>-0.21292794</text:p>
              </table:table-cell>
            </table:table-row>
            <table:table-row>
              <table:table-cell office:value-type="string">
                <text:p>Row 436</text:p>
              </table:table-cell>
              <table:table-cell office:value-type="float" office:value="30">
                <text:p>30</text:p>
              </table:table-cell>
              <table:table-cell office:value-type="float" office:value="-0.22743926">
                <text:p>-0.22743926</text:p>
              </table:table-cell>
            </table:table-row>
            <table:table-row>
              <table:table-cell office:value-type="string">
                <text:p>Row 437</text:p>
              </table:table-cell>
              <table:table-cell office:value-type="float" office:value="31">
                <text:p>31</text:p>
              </table:table-cell>
              <table:table-cell office:value-type="float" office:value="-0.231782316778201">
                <text:p>-0.231782316778201</text:p>
              </table:table-cell>
            </table:table-row>
            <table:table-row>
              <table:table-cell office:value-type="string">
                <text:p>Row 438</text:p>
              </table:table-cell>
              <table:table-cell office:value-type="float" office:value="32">
                <text:p>32</text:p>
              </table:table-cell>
              <table:table-cell office:value-type="float" office:value="-0.233631350297313">
                <text:p>-0.233631350297313</text:p>
              </table:table-cell>
            </table:table-row>
            <table:table-row>
              <table:table-cell office:value-type="string">
                <text:p>Row 439</text:p>
              </table:table-cell>
              <table:table-cell office:value-type="float" office:value="33">
                <text:p>33</text:p>
              </table:table-cell>
              <table:table-cell office:value-type="float" office:value="-0.239587829723272">
                <text:p>-0.239587829723272</text:p>
              </table:table-cell>
            </table:table-row>
            <table:table-row>
              <table:table-cell office:value-type="string">
                <text:p>Row 440</text:p>
              </table:table-cell>
              <table:table-cell office:value-type="float" office:value="34">
                <text:p>34</text:p>
              </table:table-cell>
              <table:table-cell office:value-type="float" office:value="-0.242726080619982">
                <text:p>-0.242726080619982</text:p>
              </table:table-cell>
            </table:table-row>
            <table:table-row>
              <table:table-cell office:value-type="string">
                <text:p>Row 441</text:p>
              </table:table-cell>
              <table:table-cell office:value-type="float" office:value="35">
                <text:p>35</text:p>
              </table:table-cell>
              <table:table-cell office:value-type="float" office:value="-0.248007042910481">
                <text:p>-0.248007042910481</text:p>
              </table:table-cell>
            </table:table-row>
            <table:table-row>
              <table:table-cell office:value-type="string">
                <text:p>Row 442</text:p>
              </table:table-cell>
              <table:table-cell office:value-type="float" office:value="36">
                <text:p>36</text:p>
              </table:table-cell>
              <table:table-cell office:value-type="float" office:value="-0.250956482948658">
                <text:p>-0.250956482948658</text:p>
              </table:table-cell>
            </table:table-row>
            <table:table-row>
              <table:table-cell office:value-type="string">
                <text:p>Row 443</text:p>
              </table:table-cell>
              <table:table-cell office:value-type="float" office:value="37">
                <text:p>37</text:p>
              </table:table-cell>
              <table:table-cell office:value-type="float" office:value="-0.250196459054297">
                <text:p>-0.250196459054297</text:p>
              </table:table-cell>
            </table:table-row>
            <table:table-row>
              <table:table-cell office:value-type="string">
                <text:p>Row 444</text:p>
              </table:table-cell>
              <table:table-cell office:value-type="float" office:value="38">
                <text:p>38</text:p>
              </table:table-cell>
              <table:table-cell office:value-type="float" office:value="-0.250476644253183">
                <text:p>-0.250476644253183</text:p>
              </table:table-cell>
            </table:table-row>
            <table:table-row>
              <table:table-cell office:value-type="string">
                <text:p>Row 445</text:p>
              </table:table-cell>
              <table:table-cell office:value-type="float" office:value="39">
                <text:p>39</text:p>
              </table:table-cell>
              <table:table-cell office:value-type="float" office:value="-0.248145425109752">
                <text:p>-0.248145425109752</text:p>
              </table:table-cell>
            </table:table-row>
            <table:table-row>
              <table:table-cell office:value-type="string">
                <text:p>Row 446</text:p>
              </table:table-cell>
              <table:table-cell office:value-type="float" office:value="40">
                <text:p>40</text:p>
              </table:table-cell>
              <table:table-cell office:value-type="float" office:value="-0.248486838304686">
                <text:p>-0.248486838304686</text:p>
              </table:table-cell>
            </table:table-row>
            <table:table-row>
              <table:table-cell office:value-type="string">
                <text:p>Row 447</text:p>
              </table:table-cell>
              <table:table-cell office:value-type="float" office:value="41">
                <text:p>41</text:p>
              </table:table-cell>
              <table:table-cell office:value-type="float" office:value="-0.251040045739869">
                <text:p>-0.251040045739869</text:p>
              </table:table-cell>
            </table:table-row>
            <table:table-row>
              <table:table-cell office:value-type="string">
                <text:p>Row 448</text:p>
              </table:table-cell>
              <table:table-cell office:value-type="float" office:value="42">
                <text:p>42</text:p>
              </table:table-cell>
              <table:table-cell office:value-type="float" office:value="-0.25245596263404">
                <text:p>-0.25245596263404</text:p>
              </table:table-cell>
            </table:table-row>
            <table:table-row>
              <table:table-cell office:value-type="string">
                <text:p>Row 449</text:p>
              </table:table-cell>
              <table:table-cell office:value-type="float" office:value="43">
                <text:p>43</text:p>
              </table:table-cell>
              <table:table-cell office:value-type="float" office:value="-0.256754592309027">
                <text:p>-0.256754592309027</text:p>
              </table:table-cell>
            </table:table-row>
            <table:table-row>
              <table:table-cell office:value-type="string">
                <text:p>Row 450</text:p>
              </table:table-cell>
              <table:table-cell office:value-type="float" office:value="44">
                <text:p>44</text:p>
              </table:table-cell>
              <table:table-cell office:value-type="float" office:value="-0.259959345296493">
                <text:p>-0.259959345296493</text:p>
              </table:table-cell>
            </table:table-row>
            <table:table-row>
              <table:table-cell office:value-type="string">
                <text:p>Row 451</text:p>
              </table:table-cell>
              <table:table-cell office:value-type="float" office:value="45">
                <text:p>45</text:p>
              </table:table-cell>
              <table:table-cell office:value-type="float" office:value="-0.264722528318578">
                <text:p>-0.264722528318578</text:p>
              </table:table-cell>
            </table:table-row>
            <table:table-row>
              <table:table-cell office:value-type="string">
                <text:p>Row 452</text:p>
              </table:table-cell>
              <table:table-cell office:value-type="float" office:value="46">
                <text:p>46</text:p>
              </table:table-cell>
              <table:table-cell office:value-type="float" office:value="-0.265974584546099">
                <text:p>-0.265974584546099</text:p>
              </table:table-cell>
            </table:table-row>
            <table:table-row>
              <table:table-cell office:value-type="string">
                <text:p>Row 453</text:p>
              </table:table-cell>
              <table:table-cell office:value-type="float" office:value="47">
                <text:p>47</text:p>
              </table:table-cell>
              <table:table-cell office:value-type="float" office:value="-0.27161417661656">
                <text:p>-0.27161417661656</text:p>
              </table:table-cell>
            </table:table-row>
            <table:table-row>
              <table:table-cell office:value-type="string">
                <text:p>Row 454</text:p>
              </table:table-cell>
              <table:table-cell office:value-type="float" office:value="48">
                <text:p>48</text:p>
              </table:table-cell>
              <table:table-cell office:value-type="float" office:value="-0.274099686845929">
                <text:p>-0.274099686845929</text:p>
              </table:table-cell>
            </table:table-row>
            <table:table-row>
              <table:table-cell office:value-type="string">
                <text:p>Row 455</text:p>
              </table:table-cell>
              <table:table-cell office:value-type="float" office:value="49">
                <text:p>49</text:p>
              </table:table-cell>
              <table:table-cell office:value-type="float" office:value="-0.275017145498444">
                <text:p>-0.275017145498444</text:p>
              </table:table-cell>
            </table:table-row>
            <table:table-row>
              <table:table-cell office:value-type="string">
                <text:p>Row 456</text:p>
              </table:table-cell>
              <table:table-cell office:value-type="float" office:value="50">
                <text:p>50</text:p>
              </table:table-cell>
              <table:table-cell office:value-type="float" office:value="-0.28010736569376">
                <text:p>-0.28010736569376</text:p>
              </table:table-cell>
            </table:table-row>
            <table:table-row>
              <table:table-cell office:value-type="string">
                <text:p>Row 457</text:p>
              </table:table-cell>
              <table:table-cell office:value-type="float" office:value="51">
                <text:p>51</text:p>
              </table:table-cell>
              <table:table-cell office:value-type="float" office:value="-0.289681423756916">
                <text:p>-0.289681423756916</text:p>
              </table:table-cell>
            </table:table-row>
            <table:table-row>
              <table:table-cell office:value-type="string">
                <text:p>Row 458</text:p>
              </table:table-cell>
              <table:table-cell office:value-type="float" office:value="52">
                <text:p>52</text:p>
              </table:table-cell>
              <table:table-cell office:value-type="float" office:value="-0.290750817906271">
                <text:p>-0.290750817906271</text:p>
              </table:table-cell>
            </table:table-row>
            <table:table-row>
              <table:table-cell office:value-type="string">
                <text:p>Row 459</text:p>
              </table:table-cell>
              <table:table-cell office:value-type="float" office:value="53">
                <text:p>53</text:p>
              </table:table-cell>
              <table:table-cell office:value-type="float" office:value="-0.292275897302589">
                <text:p>-0.292275897302589</text:p>
              </table:table-cell>
            </table:table-row>
            <table:table-row>
              <table:table-cell office:value-type="string">
                <text:p>Row 460</text:p>
              </table:table-cell>
              <table:table-cell office:value-type="float" office:value="54">
                <text:p>54</text:p>
              </table:table-cell>
              <table:table-cell office:value-type="float" office:value="-0.300948907894631">
                <text:p>-0.300948907894631</text:p>
              </table:table-cell>
            </table:table-row>
            <table:table-row>
              <table:table-cell office:value-type="string">
                <text:p>Row 461</text:p>
              </table:table-cell>
              <table:table-cell office:value-type="float" office:value="55">
                <text:p>55</text:p>
              </table:table-cell>
              <table:table-cell office:value-type="float" office:value="-0.300589394768758">
                <text:p>-0.300589394768758</text:p>
              </table:table-cell>
            </table:table-row>
            <table:table-row>
              <table:table-cell office:value-type="string">
                <text:p>Row 462</text:p>
              </table:table-cell>
              <table:table-cell office:value-type="float" office:value="56">
                <text:p>56</text:p>
              </table:table-cell>
              <table:table-cell office:value-type="float" office:value="-0.300375434532499">
                <text:p>-0.300375434532499</text:p>
              </table:table-cell>
            </table:table-row>
            <table:table-row>
              <table:table-cell office:value-type="string">
                <text:p>Row 463</text:p>
              </table:table-cell>
              <table:table-cell office:value-type="float" office:value="57">
                <text:p>57</text:p>
              </table:table-cell>
              <table:table-cell office:value-type="float" office:value="-0.302221107873045">
                <text:p>-0.302221107873045</text:p>
              </table:table-cell>
            </table:table-row>
            <table:table-row>
              <table:table-cell office:value-type="string">
                <text:p>Row 464</text:p>
              </table:table-cell>
              <table:table-cell office:value-type="float" office:value="58">
                <text:p>58</text:p>
              </table:table-cell>
              <table:table-cell office:value-type="float" office:value="-0.308836944400429">
                <text:p>-0.308836944400429</text:p>
              </table:table-cell>
            </table:table-row>
            <table:table-row>
              <table:table-cell office:value-type="string">
                <text:p>Row 465</text:p>
              </table:table-cell>
              <table:table-cell office:value-type="float" office:value="59">
                <text:p>59</text:p>
              </table:table-cell>
              <table:table-cell office:value-type="float" office:value="-0.305314940326794">
                <text:p>-0.305314940326794</text:p>
              </table:table-cell>
            </table:table-row>
            <table:table-row>
              <table:table-cell office:value-type="string">
                <text:p>Row 466</text:p>
              </table:table-cell>
              <table:table-cell office:value-type="float" office:value="60">
                <text:p>60</text:p>
              </table:table-cell>
              <table:table-cell office:value-type="float" office:value="-0.311171324536584">
                <text:p>-0.311171324536584</text:p>
              </table:table-cell>
            </table:table-row>
            <table:table-row>
              <table:table-cell office:value-type="string">
                <text:p>Row 467</text:p>
              </table:table-cell>
              <table:table-cell office:value-type="float" office:value="61">
                <text:p>61</text:p>
              </table:table-cell>
              <table:table-cell office:value-type="float" office:value="-0.313203409536584">
                <text:p>-0.313203409536584</text:p>
              </table:table-cell>
            </table:table-row>
            <table:table-row>
              <table:table-cell office:value-type="string">
                <text:p>Row 468</text:p>
              </table:table-cell>
              <table:table-cell office:value-type="float" office:value="62">
                <text:p>62</text:p>
              </table:table-cell>
              <table:table-cell office:value-type="float" office:value="-0.328131664536584">
                <text:p>-0.328131664536584</text:p>
              </table:table-cell>
            </table:table-row>
            <table:table-row>
              <table:table-cell office:value-type="string">
                <text:p>Row 469</text:p>
              </table:table-cell>
              <table:table-cell office:value-type="float" office:value="63">
                <text:p>63</text:p>
              </table:table-cell>
              <table:table-cell office:value-type="float" office:value="-0.319608954536584">
                <text:p>-0.319608954536584</text:p>
              </table:table-cell>
            </table:table-row>
            <table:table-row>
              <table:table-cell office:value-type="string">
                <text:p>Row 470</text:p>
              </table:table-cell>
              <table:table-cell office:value-type="float" office:value="64">
                <text:p>64</text:p>
              </table:table-cell>
              <table:table-cell office:value-type="float" office:value="-0.323374179536584">
                <text:p>-0.323374179536584</text:p>
              </table:table-cell>
            </table:table-row>
            <table:table-row>
              <table:table-cell office:value-type="string">
                <text:p>Row 471</text:p>
              </table:table-cell>
              <table:table-cell office:value-type="float" office:value="65">
                <text:p>65</text:p>
              </table:table-cell>
              <table:table-cell office:value-type="float" office:value="-0.325720694536584">
                <text:p>-0.325720694536584</text:p>
              </table:table-cell>
            </table:table-row>
            <table:table-row>
              <table:table-cell office:value-type="string">
                <text:p>Row 472</text:p>
              </table:table-cell>
              <table:table-cell office:value-type="float" office:value="66">
                <text:p>66</text:p>
              </table:table-cell>
              <table:table-cell office:value-type="float" office:value="-0.327128604536584">
                <text:p>-0.327128604536584</text:p>
              </table:table-cell>
            </table:table-row>
            <table:table-row>
              <table:table-cell office:value-type="string">
                <text:p>Row 473</text:p>
              </table:table-cell>
              <table:table-cell office:value-type="float" office:value="67">
                <text:p>67</text:p>
              </table:table-cell>
              <table:table-cell office:value-type="float" office:value="-0.324540099536584">
                <text:p>-0.324540099536584</text:p>
              </table:table-cell>
            </table:table-row>
            <table:table-row>
              <table:table-cell office:value-type="string">
                <text:p>Row 474</text:p>
              </table:table-cell>
              <table:table-cell office:value-type="float" office:value="68">
                <text:p>68</text:p>
              </table:table-cell>
              <table:table-cell office:value-type="float" office:value="-0.330599154536584">
                <text:p>-0.330599154536584</text:p>
              </table:table-cell>
            </table:table-row>
            <table:table-row>
              <table:table-cell office:value-type="string">
                <text:p>Row 475</text:p>
              </table:table-cell>
              <table:table-cell office:value-type="float" office:value="69">
                <text:p>69</text:p>
              </table:table-cell>
              <table:table-cell office:value-type="float" office:value="-0.316164349536584">
                <text:p>-0.316164349536584</text:p>
              </table:table-cell>
            </table:table-row>
            <table:table-row>
              <table:table-cell office:value-type="string">
                <text:p>Row 476</text:p>
              </table:table-cell>
              <table:table-cell office:value-type="float" office:value="70">
                <text:p>70</text:p>
              </table:table-cell>
              <table:table-cell office:value-type="float" office:value="-0.322949304536584">
                <text:p>-0.322949304536584</text:p>
              </table:table-cell>
            </table:table-row>
            <table:table-row>
              <table:table-cell office:value-type="string">
                <text:p>Row 477</text:p>
              </table:table-cell>
              <table:table-cell office:value-type="float" office:value="71">
                <text:p>71</text:p>
              </table:table-cell>
              <table:table-cell office:value-type="float" office:value="-0.322728964536584">
                <text:p>-0.322728964536584</text:p>
              </table:table-cell>
            </table:table-row>
            <table:table-row>
              <table:table-cell office:value-type="string">
                <text:p>Row 478</text:p>
              </table:table-cell>
              <table:table-cell office:value-type="float" office:value="72">
                <text:p>72</text:p>
              </table:table-cell>
              <table:table-cell office:value-type="float" office:value="-0.321456714536584">
                <text:p>-0.321456714536584</text:p>
              </table:table-cell>
            </table:table-row>
            <table:table-row>
              <table:table-cell office:value-type="string">
                <text:p>Row 479</text:p>
              </table:table-cell>
              <table:table-cell office:value-type="float" office:value="73">
                <text:p>73</text:p>
              </table:table-cell>
              <table:table-cell office:value-type="float" office:value="-0.328183879536584">
                <text:p>-0.328183879536584</text:p>
              </table:table-cell>
            </table:table-row>
            <table:table-row>
              <table:table-cell office:value-type="string">
                <text:p>Row 480</text:p>
              </table:table-cell>
              <table:table-cell office:value-type="float" office:value="74">
                <text:p>74</text:p>
              </table:table-cell>
              <table:table-cell office:value-type="float" office:value="-0.330790909536584">
                <text:p>-0.330790909536584</text:p>
              </table:table-cell>
            </table:table-row>
            <table:table-row>
              <table:table-cell office:value-type="string">
                <text:p>Row 481</text:p>
              </table:table-cell>
              <table:table-cell office:value-type="float" office:value="75">
                <text:p>75</text:p>
              </table:table-cell>
              <table:table-cell office:value-type="float" office:value="-0.326988029536584">
                <text:p>-0.326988029536584</text:p>
              </table:table-cell>
            </table:table-row>
            <table:table-row>
              <table:table-cell office:value-type="string">
                <text:p>Row 482</text:p>
              </table:table-cell>
              <table:table-cell office:value-type="float" office:value="76">
                <text:p>76</text:p>
              </table:table-cell>
              <table:table-cell office:value-type="float" office:value="-0.327686199536584">
                <text:p>-0.327686199536584</text:p>
              </table:table-cell>
            </table:table-row>
            <table:table-row>
              <table:table-cell office:value-type="string">
                <text:p>Row 483</text:p>
              </table:table-cell>
              <table:table-cell office:value-type="float" office:value="77">
                <text:p>77</text:p>
              </table:table-cell>
              <table:table-cell office:value-type="float" office:value="-0.323954774536584">
                <text:p>-0.323954774536584</text:p>
              </table:table-cell>
            </table:table-row>
            <table:table-row>
              <table:table-cell office:value-type="string">
                <text:p>Row 484</text:p>
              </table:table-cell>
              <table:table-cell office:value-type="float" office:value="78">
                <text:p>78</text:p>
              </table:table-cell>
              <table:table-cell office:value-type="float" office:value="-0.323326229536584">
                <text:p>-0.323326229536584</text:p>
              </table:table-cell>
            </table:table-row>
            <table:table-row>
              <table:table-cell office:value-type="string">
                <text:p>Row 485</text:p>
              </table:table-cell>
              <table:table-cell office:value-type="float" office:value="79">
                <text:p>79</text:p>
              </table:table-cell>
              <table:table-cell office:value-type="float" office:value="-0.322933744536584">
                <text:p>-0.322933744536584</text:p>
              </table:table-cell>
            </table:table-row>
            <table:table-row>
              <table:table-cell office:value-type="string">
                <text:p>Row 486</text:p>
              </table:table-cell>
              <table:table-cell office:value-type="float" office:value="80">
                <text:p>80</text:p>
              </table:table-cell>
              <table:table-cell office:value-type="float" office:value="-0.332339079536584">
                <text:p>-0.332339079536584</text:p>
              </table:table-cell>
            </table:table-row>
            <table:table-row>
              <table:table-cell office:value-type="string">
                <text:p>Row 487</text:p>
              </table:table-cell>
              <table:table-cell office:value-type="float" office:value="81">
                <text:p>81</text:p>
              </table:table-cell>
              <table:table-cell office:value-type="float" office:value="-0.312010549536584">
                <text:p>-0.312010549536584</text:p>
              </table:table-cell>
            </table:table-row>
            <table:table-row>
              <table:table-cell office:value-type="string">
                <text:p>Row 488</text:p>
              </table:table-cell>
              <table:table-cell office:value-type="float" office:value="82">
                <text:p>82</text:p>
              </table:table-cell>
              <table:table-cell office:value-type="float" office:value="-0.320226259536584">
                <text:p>-0.320226259536584</text:p>
              </table:table-cell>
            </table:table-row>
            <table:table-row>
              <table:table-cell office:value-type="string">
                <text:p>Row 489</text:p>
              </table:table-cell>
              <table:table-cell office:value-type="float" office:value="83">
                <text:p>83</text:p>
              </table:table-cell>
              <table:table-cell office:value-type="float" office:value="-0.325816934536584">
                <text:p>-0.325816934536584</text:p>
              </table:table-cell>
            </table:table-row>
            <table:table-row>
              <table:table-cell office:value-type="string">
                <text:p>Row 490</text:p>
              </table:table-cell>
              <table:table-cell office:value-type="float" office:value="84">
                <text:p>84</text:p>
              </table:table-cell>
              <table:table-cell office:value-type="float" office:value="-0.328850484536584">
                <text:p>-0.328850484536584</text:p>
              </table:table-cell>
            </table:table-row>
            <table:table-row>
              <table:table-cell office:value-type="string">
                <text:p>Row 491</text:p>
              </table:table-cell>
              <table:table-cell office:value-type="float" office:value="85">
                <text:p>85</text:p>
              </table:table-cell>
              <table:table-cell office:value-type="float" office:value="-0.321424459536584">
                <text:p>-0.321424459536584</text:p>
              </table:table-cell>
            </table:table-row>
            <table:table-row>
              <table:table-cell office:value-type="string">
                <text:p>Row 492</text:p>
              </table:table-cell>
              <table:table-cell office:value-type="float" office:value="86">
                <text:p>86</text:p>
              </table:table-cell>
              <table:table-cell office:value-type="float" office:value="-0.323545979536584">
                <text:p>-0.323545979536584</text:p>
              </table:table-cell>
            </table:table-row>
            <table:table-row>
              <table:table-cell office:value-type="string">
                <text:p>Row 493</text:p>
              </table:table-cell>
              <table:table-cell office:value-type="float" office:value="87">
                <text:p>87</text:p>
              </table:table-cell>
              <table:table-cell office:value-type="float" office:value="-0.319453604536584">
                <text:p>-0.319453604536584</text:p>
              </table:table-cell>
            </table:table-row>
            <table:table-row>
              <table:table-cell office:value-type="string">
                <text:p>Row 494</text:p>
              </table:table-cell>
              <table:table-cell office:value-type="float" office:value="88">
                <text:p>88</text:p>
              </table:table-cell>
              <table:table-cell office:value-type="float" office:value="-0.321061874536584">
                <text:p>-0.321061874536584</text:p>
              </table:table-cell>
            </table:table-row>
            <table:table-row>
              <table:table-cell office:value-type="string">
                <text:p>Row 495</text:p>
              </table:table-cell>
              <table:table-cell office:value-type="float" office:value="89">
                <text:p>89</text:p>
              </table:table-cell>
              <table:table-cell office:value-type="float" office:value="-0.337081619536584">
                <text:p>-0.337081619536584</text:p>
              </table:table-cell>
            </table:table-row>
            <table:table-row>
              <table:table-cell office:value-type="string">
                <text:p>Row 496</text:p>
              </table:table-cell>
              <table:table-cell office:value-type="float" office:value="90">
                <text:p>90</text:p>
              </table:table-cell>
              <table:table-cell office:value-type="float" office:value="-0.322216764536584">
                <text:p>-0.322216764536584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2.423cm" svg:y="0.14cm" chart:style-name="ch2">
          <text:p>Couple de Lacet</text:p>
        </chart:title>
        <chart:legend chart:legend-position="end" svg:x="6.543cm" svg:y="3.298cm" chart:style-name="ch3"/>
        <chart:plot-area chart:style-name="ch4" table:cell-range-address="Feuille1.$A$507:.$B$602" chart:table-number-list="0" svg:x="0.16cm" svg:y="0.923cm" svg:width="6.064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igne 507</text:p>
              </table:table-cell>
              <table:table-cell office:value-type="float" office:value="-5">
                <text:p>-5</text:p>
              </table:table-cell>
              <table:table-cell office:value-type="float" office:value="-0.000264827535129774">
                <text:p>-0.000264827535129774</text:p>
              </table:table-cell>
            </table:table-row>
            <table:table-row>
              <table:table-cell office:value-type="string">
                <text:p>Ligne 508</text:p>
              </table:table-cell>
              <table:table-cell office:value-type="float" office:value="-4">
                <text:p>-4</text:p>
              </table:table-cell>
              <table:table-cell office:value-type="float" office:value="-0.000140136205843281">
                <text:p>-0.000140136205843281</text:p>
              </table:table-cell>
            </table:table-row>
            <table:table-row>
              <table:table-cell office:value-type="string">
                <text:p>Ligne 509</text:p>
              </table:table-cell>
              <table:table-cell office:value-type="float" office:value="-3">
                <text:p>-3</text:p>
              </table:table-cell>
              <table:table-cell office:value-type="float" office:value="-0.000108945427738537">
                <text:p>-0.000108945427738537</text:p>
              </table:table-cell>
            </table:table-row>
            <table:table-row>
              <table:table-cell office:value-type="string">
                <text:p>Ligne 510</text:p>
              </table:table-cell>
              <table:table-cell office:value-type="float" office:value="-2">
                <text:p>-2</text:p>
              </table:table-cell>
              <table:table-cell office:value-type="float" office:value="-0.000325738896489989">
                <text:p>-0.000325738896489989</text:p>
              </table:table-cell>
            </table:table-row>
            <table:table-row>
              <table:table-cell office:value-type="string">
                <text:p>Ligne 511</text:p>
              </table:table-cell>
              <table:table-cell office:value-type="float" office:value="-1">
                <text:p>-1</text:p>
              </table:table-cell>
              <table:table-cell office:value-type="float" office:value="-0.000447243518940873">
                <text:p>-0.000447243518940873</text:p>
              </table:table-cell>
            </table:table-row>
            <table:table-row>
              <table:table-cell office:value-type="string">
                <text:p>Ligne 512</text:p>
              </table:table-cell>
              <table:table-cell office:value-type="float" office:value="0">
                <text:p>0</text:p>
              </table:table-cell>
              <table:table-cell office:value-type="float" office:value="-0.00018222555">
                <text:p>-0.00018222555</text:p>
              </table:table-cell>
            </table:table-row>
            <table:table-row>
              <table:table-cell office:value-type="string">
                <text:p>Ligne 513</text:p>
              </table:table-cell>
              <table:table-cell office:value-type="float" office:value="1">
                <text:p>1</text:p>
              </table:table-cell>
              <table:table-cell office:value-type="float" office:value="0.000147988960556145">
                <text:p>0.000147988960556145</text:p>
              </table:table-cell>
            </table:table-row>
            <table:table-row>
              <table:table-cell office:value-type="string">
                <text:p>Ligne 514</text:p>
              </table:table-cell>
              <table:table-cell office:value-type="float" office:value="2">
                <text:p>2</text:p>
              </table:table-cell>
              <table:table-cell office:value-type="float" office:value="0.000258119895710983">
                <text:p>0.000258119895710983</text:p>
              </table:table-cell>
            </table:table-row>
            <table:table-row>
              <table:table-cell office:value-type="string">
                <text:p>Ligne 515</text:p>
              </table:table-cell>
              <table:table-cell office:value-type="float" office:value="3">
                <text:p>3</text:p>
              </table:table-cell>
              <table:table-cell office:value-type="float" office:value="0.00039890429358511">
                <text:p>0.00039890429358511</text:p>
              </table:table-cell>
            </table:table-row>
            <table:table-row>
              <table:table-cell office:value-type="string">
                <text:p>Ligne 516</text:p>
              </table:table-cell>
              <table:table-cell office:value-type="float" office:value="4">
                <text:p>4</text:p>
              </table:table-cell>
              <table:table-cell office:value-type="float" office:value="0.000320175319445543">
                <text:p>0.000320175319445543</text:p>
              </table:table-cell>
            </table:table-row>
            <table:table-row>
              <table:table-cell office:value-type="string">
                <text:p>Ligne 517</text:p>
              </table:table-cell>
              <table:table-cell office:value-type="float" office:value="5">
                <text:p>5</text:p>
              </table:table-cell>
              <table:table-cell office:value-type="float" office:value="0.00040149250098474">
                <text:p>0.00040149250098474</text:p>
              </table:table-cell>
            </table:table-row>
            <table:table-row>
              <table:table-cell office:value-type="string">
                <text:p>Ligne 518</text:p>
              </table:table-cell>
              <table:table-cell office:value-type="float" office:value="6">
                <text:p>6</text:p>
              </table:table-cell>
              <table:table-cell office:value-type="float" office:value="0.000413443648137684">
                <text:p>0.000413443648137684</text:p>
              </table:table-cell>
            </table:table-row>
            <table:table-row>
              <table:table-cell office:value-type="string">
                <text:p>Ligne 519</text:p>
              </table:table-cell>
              <table:table-cell office:value-type="float" office:value="7">
                <text:p>7</text:p>
              </table:table-cell>
              <table:table-cell office:value-type="float" office:value="0.000549614283519624">
                <text:p>0.000549614283519624</text:p>
              </table:table-cell>
            </table:table-row>
            <table:table-row>
              <table:table-cell office:value-type="string">
                <text:p>Ligne 520</text:p>
              </table:table-cell>
              <table:table-cell office:value-type="float" office:value="8">
                <text:p>8</text:p>
              </table:table-cell>
              <table:table-cell office:value-type="float" office:value="0.000695922395889128">
                <text:p>0.000695922395889128</text:p>
              </table:table-cell>
            </table:table-row>
            <table:table-row>
              <table:table-cell office:value-type="string">
                <text:p>Ligne 521</text:p>
              </table:table-cell>
              <table:table-cell office:value-type="float" office:value="9">
                <text:p>9</text:p>
              </table:table-cell>
              <table:table-cell office:value-type="float" office:value="0.000782775846602162">
                <text:p>0.000782775846602162</text:p>
              </table:table-cell>
            </table:table-row>
            <table:table-row>
              <table:table-cell office:value-type="string">
                <text:p>Ligne 522</text:p>
              </table:table-cell>
              <table:table-cell office:value-type="float" office:value="10">
                <text:p>10</text:p>
              </table:table-cell>
              <table:table-cell office:value-type="float" office:value="0.00042668839796529">
                <text:p>0.00042668839796529</text:p>
              </table:table-cell>
            </table:table-row>
            <table:table-row>
              <table:table-cell office:value-type="string">
                <text:p>Ligne 523</text:p>
              </table:table-cell>
              <table:table-cell office:value-type="float" office:value="11">
                <text:p>11</text:p>
              </table:table-cell>
              <table:table-cell office:value-type="float" office:value="0.000332741059648083">
                <text:p>0.000332741059648083</text:p>
              </table:table-cell>
            </table:table-row>
            <table:table-row>
              <table:table-cell office:value-type="string">
                <text:p>Ligne 524</text:p>
              </table:table-cell>
              <table:table-cell office:value-type="float" office:value="12">
                <text:p>12</text:p>
              </table:table-cell>
              <table:table-cell office:value-type="float" office:value="0.00000892958617817493">
                <text:p>0.00000892958617817493</text:p>
              </table:table-cell>
            </table:table-row>
            <table:table-row>
              <table:table-cell office:value-type="string">
                <text:p>Ligne 525</text:p>
              </table:table-cell>
              <table:table-cell office:value-type="float" office:value="13">
                <text:p>13</text:p>
              </table:table-cell>
              <table:table-cell office:value-type="float" office:value="-0.000260988068561124">
                <text:p>-0.000260988068561124</text:p>
              </table:table-cell>
            </table:table-row>
            <table:table-row>
              <table:table-cell office:value-type="string">
                <text:p>Ligne 526</text:p>
              </table:table-cell>
              <table:table-cell office:value-type="float" office:value="14">
                <text:p>14</text:p>
              </table:table-cell>
              <table:table-cell office:value-type="float" office:value="-0.000487599603255901">
                <text:p>-0.000487599603255901</text:p>
              </table:table-cell>
            </table:table-row>
            <table:table-row>
              <table:table-cell office:value-type="string">
                <text:p>Ligne 527</text:p>
              </table:table-cell>
              <table:table-cell office:value-type="float" office:value="15">
                <text:p>15</text:p>
              </table:table-cell>
              <table:table-cell office:value-type="float" office:value="-0.000554919911256043">
                <text:p>-0.000554919911256043</text:p>
              </table:table-cell>
            </table:table-row>
            <table:table-row>
              <table:table-cell office:value-type="string">
                <text:p>Ligne 528</text:p>
              </table:table-cell>
              <table:table-cell office:value-type="float" office:value="16">
                <text:p>16</text:p>
              </table:table-cell>
              <table:table-cell office:value-type="float" office:value="-0.000709076623897164">
                <text:p>-0.000709076623897164</text:p>
              </table:table-cell>
            </table:table-row>
            <table:table-row>
              <table:table-cell office:value-type="string">
                <text:p>Ligne 529</text:p>
              </table:table-cell>
              <table:table-cell office:value-type="float" office:value="17">
                <text:p>17</text:p>
              </table:table-cell>
              <table:table-cell office:value-type="float" office:value="-0.00100564305940134">
                <text:p>-0.00100564305940134</text:p>
              </table:table-cell>
            </table:table-row>
            <table:table-row>
              <table:table-cell office:value-type="string">
                <text:p>Ligne 530</text:p>
              </table:table-cell>
              <table:table-cell office:value-type="float" office:value="18">
                <text:p>18</text:p>
              </table:table-cell>
              <table:table-cell office:value-type="float" office:value="-0.00122578995692935">
                <text:p>-0.00122578995692935</text:p>
              </table:table-cell>
            </table:table-row>
            <table:table-row>
              <table:table-cell office:value-type="string">
                <text:p>Ligne 531</text:p>
              </table:table-cell>
              <table:table-cell office:value-type="float" office:value="19">
                <text:p>19</text:p>
              </table:table-cell>
              <table:table-cell office:value-type="float" office:value="-0.00135047000310299">
                <text:p>-0.00135047000310299</text:p>
              </table:table-cell>
            </table:table-row>
            <table:table-row>
              <table:table-cell office:value-type="string">
                <text:p>Ligne 532</text:p>
              </table:table-cell>
              <table:table-cell office:value-type="float" office:value="20">
                <text:p>20</text:p>
              </table:table-cell>
              <table:table-cell office:value-type="float" office:value="-0.00142002375059049">
                <text:p>-0.00142002375059049</text:p>
              </table:table-cell>
            </table:table-row>
            <table:table-row>
              <table:table-cell office:value-type="string">
                <text:p>Ligne 533</text:p>
              </table:table-cell>
              <table:table-cell office:value-type="float" office:value="21">
                <text:p>21</text:p>
              </table:table-cell>
              <table:table-cell office:value-type="float" office:value="-0.00138142580204103">
                <text:p>-0.00138142580204103</text:p>
              </table:table-cell>
            </table:table-row>
            <table:table-row>
              <table:table-cell office:value-type="string">
                <text:p>Ligne 534</text:p>
              </table:table-cell>
              <table:table-cell office:value-type="float" office:value="22">
                <text:p>22</text:p>
              </table:table-cell>
              <table:table-cell office:value-type="float" office:value="-0.00138779866457803">
                <text:p>-0.00138779866457803</text:p>
              </table:table-cell>
            </table:table-row>
            <table:table-row>
              <table:table-cell office:value-type="string">
                <text:p>Ligne 535</text:p>
              </table:table-cell>
              <table:table-cell office:value-type="float" office:value="23">
                <text:p>23</text:p>
              </table:table-cell>
              <table:table-cell office:value-type="float" office:value="-0.00135312143958951">
                <text:p>-0.00135312143958951</text:p>
              </table:table-cell>
            </table:table-row>
            <table:table-row>
              <table:table-cell office:value-type="string">
                <text:p>Ligne 536</text:p>
              </table:table-cell>
              <table:table-cell office:value-type="float" office:value="24">
                <text:p>24</text:p>
              </table:table-cell>
              <table:table-cell office:value-type="float" office:value="-0.00144929339599617">
                <text:p>-0.00144929339599617</text:p>
              </table:table-cell>
            </table:table-row>
            <table:table-row>
              <table:table-cell office:value-type="string">
                <text:p>Ligne 537</text:p>
              </table:table-cell>
              <table:table-cell office:value-type="float" office:value="25">
                <text:p>25</text:p>
              </table:table-cell>
              <table:table-cell office:value-type="float" office:value="-0.00133376329771945">
                <text:p>-0.00133376329771945</text:p>
              </table:table-cell>
            </table:table-row>
            <table:table-row>
              <table:table-cell office:value-type="string">
                <text:p>Ligne 538</text:p>
              </table:table-cell>
              <table:table-cell office:value-type="float" office:value="26">
                <text:p>26</text:p>
              </table:table-cell>
              <table:table-cell office:value-type="float" office:value="-0.00142543506677197">
                <text:p>-0.00142543506677197</text:p>
              </table:table-cell>
            </table:table-row>
            <table:table-row>
              <table:table-cell office:value-type="string">
                <text:p>Ligne 539</text:p>
              </table:table-cell>
              <table:table-cell office:value-type="float" office:value="27">
                <text:p>27</text:p>
              </table:table-cell>
              <table:table-cell office:value-type="float" office:value="-0.00161753474850047">
                <text:p>-0.00161753474850047</text:p>
              </table:table-cell>
            </table:table-row>
            <table:table-row>
              <table:table-cell office:value-type="string">
                <text:p>Ligne 540</text:p>
              </table:table-cell>
              <table:table-cell office:value-type="float" office:value="28">
                <text:p>28</text:p>
              </table:table-cell>
              <table:table-cell office:value-type="float" office:value="-0.0017780919809973">
                <text:p>-0.0017780919809973</text:p>
              </table:table-cell>
            </table:table-row>
            <table:table-row>
              <table:table-cell office:value-type="string">
                <text:p>Ligne 541</text:p>
              </table:table-cell>
              <table:table-cell office:value-type="float" office:value="29">
                <text:p>29</text:p>
              </table:table-cell>
              <table:table-cell office:value-type="float" office:value="-0.00203702883610873">
                <text:p>-0.00203702883610873</text:p>
              </table:table-cell>
            </table:table-row>
            <table:table-row>
              <table:table-cell office:value-type="string">
                <text:p>Ligne 542</text:p>
              </table:table-cell>
              <table:table-cell office:value-type="float" office:value="30">
                <text:p>30</text:p>
              </table:table-cell>
              <table:table-cell office:value-type="float" office:value="-0.00217315691067689">
                <text:p>-0.00217315691067689</text:p>
              </table:table-cell>
            </table:table-row>
            <table:table-row>
              <table:table-cell office:value-type="string">
                <text:p>Ligne 543</text:p>
              </table:table-cell>
              <table:table-cell office:value-type="float" office:value="31">
                <text:p>31</text:p>
              </table:table-cell>
              <table:table-cell office:value-type="float" office:value="-0.00238368716568507">
                <text:p>-0.00238368716568507</text:p>
              </table:table-cell>
            </table:table-row>
            <table:table-row>
              <table:table-cell office:value-type="string">
                <text:p>Ligne 544</text:p>
              </table:table-cell>
              <table:table-cell office:value-type="float" office:value="32">
                <text:p>32</text:p>
              </table:table-cell>
              <table:table-cell office:value-type="float" office:value="-0.00203253543591229">
                <text:p>-0.00203253543591229</text:p>
              </table:table-cell>
            </table:table-row>
            <table:table-row>
              <table:table-cell office:value-type="string">
                <text:p>Ligne 545</text:p>
              </table:table-cell>
              <table:table-cell office:value-type="float" office:value="33">
                <text:p>33</text:p>
              </table:table-cell>
              <table:table-cell office:value-type="float" office:value="-0.0018316182279807">
                <text:p>-0.0018316182279807</text:p>
              </table:table-cell>
            </table:table-row>
            <table:table-row>
              <table:table-cell office:value-type="string">
                <text:p>Ligne 546</text:p>
              </table:table-cell>
              <table:table-cell office:value-type="float" office:value="34">
                <text:p>34</text:p>
              </table:table-cell>
              <table:table-cell office:value-type="float" office:value="-0.0019130071414815">
                <text:p>-0.0019130071414815</text:p>
              </table:table-cell>
            </table:table-row>
            <table:table-row>
              <table:table-cell office:value-type="string">
                <text:p>Ligne 547</text:p>
              </table:table-cell>
              <table:table-cell office:value-type="float" office:value="35">
                <text:p>35</text:p>
              </table:table-cell>
              <table:table-cell office:value-type="float" office:value="-0.00274318592716624">
                <text:p>-0.00274318592716624</text:p>
              </table:table-cell>
            </table:table-row>
            <table:table-row>
              <table:table-cell office:value-type="string">
                <text:p>Ligne 548</text:p>
              </table:table-cell>
              <table:table-cell office:value-type="float" office:value="36">
                <text:p>36</text:p>
              </table:table-cell>
              <table:table-cell office:value-type="float" office:value="-0.00326853237784535">
                <text:p>-0.00326853237784535</text:p>
              </table:table-cell>
            </table:table-row>
            <table:table-row>
              <table:table-cell office:value-type="string">
                <text:p>Ligne 549</text:p>
              </table:table-cell>
              <table:table-cell office:value-type="float" office:value="37">
                <text:p>37</text:p>
              </table:table-cell>
              <table:table-cell office:value-type="float" office:value="-0.00395478077504731">
                <text:p>-0.00395478077504731</text:p>
              </table:table-cell>
            </table:table-row>
            <table:table-row>
              <table:table-cell office:value-type="string">
                <text:p>Ligne 550</text:p>
              </table:table-cell>
              <table:table-cell office:value-type="float" office:value="38">
                <text:p>38</text:p>
              </table:table-cell>
              <table:table-cell office:value-type="float" office:value="-0.00406634176630609">
                <text:p>-0.00406634176630609</text:p>
              </table:table-cell>
            </table:table-row>
            <table:table-row>
              <table:table-cell office:value-type="string">
                <text:p>Ligne 551</text:p>
              </table:table-cell>
              <table:table-cell office:value-type="float" office:value="39">
                <text:p>39</text:p>
              </table:table-cell>
              <table:table-cell office:value-type="float" office:value="-0.00444645478036448">
                <text:p>-0.00444645478036448</text:p>
              </table:table-cell>
            </table:table-row>
            <table:table-row>
              <table:table-cell office:value-type="string">
                <text:p>Ligne 552</text:p>
              </table:table-cell>
              <table:table-cell office:value-type="float" office:value="40">
                <text:p>40</text:p>
              </table:table-cell>
              <table:table-cell office:value-type="float" office:value="-0.00464462289322912">
                <text:p>-0.00464462289322912</text:p>
              </table:table-cell>
            </table:table-row>
            <table:table-row>
              <table:table-cell office:value-type="string">
                <text:p>Ligne 553</text:p>
              </table:table-cell>
              <table:table-cell office:value-type="float" office:value="41">
                <text:p>41</text:p>
              </table:table-cell>
              <table:table-cell office:value-type="float" office:value="-0.00444432328414652">
                <text:p>-0.00444432328414652</text:p>
              </table:table-cell>
            </table:table-row>
            <table:table-row>
              <table:table-cell office:value-type="string">
                <text:p>Ligne 554</text:p>
              </table:table-cell>
              <table:table-cell office:value-type="float" office:value="42">
                <text:p>42</text:p>
              </table:table-cell>
              <table:table-cell office:value-type="float" office:value="-0.00421134526855953">
                <text:p>-0.00421134526855953</text:p>
              </table:table-cell>
            </table:table-row>
            <table:table-row>
              <table:table-cell office:value-type="string">
                <text:p>Ligne 555</text:p>
              </table:table-cell>
              <table:table-cell office:value-type="float" office:value="43">
                <text:p>43</text:p>
              </table:table-cell>
              <table:table-cell office:value-type="float" office:value="-0.00404045855678604">
                <text:p>-0.00404045855678604</text:p>
              </table:table-cell>
            </table:table-row>
            <table:table-row>
              <table:table-cell office:value-type="string">
                <text:p>Ligne 556</text:p>
              </table:table-cell>
              <table:table-cell office:value-type="float" office:value="44">
                <text:p>44</text:p>
              </table:table-cell>
              <table:table-cell office:value-type="float" office:value="-0.00387858391027421">
                <text:p>-0.00387858391027421</text:p>
              </table:table-cell>
            </table:table-row>
            <table:table-row>
              <table:table-cell office:value-type="string">
                <text:p>Ligne 557</text:p>
              </table:table-cell>
              <table:table-cell office:value-type="float" office:value="45">
                <text:p>45</text:p>
              </table:table-cell>
              <table:table-cell office:value-type="float" office:value="-0.00385848976079924">
                <text:p>-0.00385848976079924</text:p>
              </table:table-cell>
            </table:table-row>
            <table:table-row>
              <table:table-cell office:value-type="string">
                <text:p>Ligne 558</text:p>
              </table:table-cell>
              <table:table-cell office:value-type="float" office:value="46">
                <text:p>46</text:p>
              </table:table-cell>
              <table:table-cell office:value-type="float" office:value="-0.00454692999527663">
                <text:p>-0.00454692999527663</text:p>
              </table:table-cell>
            </table:table-row>
            <table:table-row>
              <table:table-cell office:value-type="string">
                <text:p>Ligne 559</text:p>
              </table:table-cell>
              <table:table-cell office:value-type="float" office:value="47">
                <text:p>47</text:p>
              </table:table-cell>
              <table:table-cell office:value-type="float" office:value="-0.00558109020929132">
                <text:p>-0.00558109020929132</text:p>
              </table:table-cell>
            </table:table-row>
            <table:table-row>
              <table:table-cell office:value-type="string">
                <text:p>Ligne 560</text:p>
              </table:table-cell>
              <table:table-cell office:value-type="float" office:value="48">
                <text:p>48</text:p>
              </table:table-cell>
              <table:table-cell office:value-type="float" office:value="-0.00609366759208779">
                <text:p>-0.00609366759208779</text:p>
              </table:table-cell>
            </table:table-row>
            <table:table-row>
              <table:table-cell office:value-type="string">
                <text:p>Ligne 561</text:p>
              </table:table-cell>
              <table:table-cell office:value-type="float" office:value="49">
                <text:p>49</text:p>
              </table:table-cell>
              <table:table-cell office:value-type="float" office:value="-0.00656826408463702">
                <text:p>-0.00656826408463702</text:p>
              </table:table-cell>
            </table:table-row>
            <table:table-row>
              <table:table-cell office:value-type="string">
                <text:p>Ligne 562</text:p>
              </table:table-cell>
              <table:table-cell office:value-type="float" office:value="50">
                <text:p>50</text:p>
              </table:table-cell>
              <table:table-cell office:value-type="float" office:value="-0.00700978725251594">
                <text:p>-0.00700978725251594</text:p>
              </table:table-cell>
            </table:table-row>
            <table:table-row>
              <table:table-cell office:value-type="string">
                <text:p>Ligne 563</text:p>
              </table:table-cell>
              <table:table-cell office:value-type="float" office:value="51">
                <text:p>51</text:p>
              </table:table-cell>
              <table:table-cell office:value-type="float" office:value="-0.00713067917344204">
                <text:p>-0.00713067917344204</text:p>
              </table:table-cell>
            </table:table-row>
            <table:table-row>
              <table:table-cell office:value-type="string">
                <text:p>Ligne 564</text:p>
              </table:table-cell>
              <table:table-cell office:value-type="float" office:value="52">
                <text:p>52</text:p>
              </table:table-cell>
              <table:table-cell office:value-type="float" office:value="-0.00722687916226579">
                <text:p>-0.00722687916226579</text:p>
              </table:table-cell>
            </table:table-row>
            <table:table-row>
              <table:table-cell office:value-type="string">
                <text:p>Ligne 565</text:p>
              </table:table-cell>
              <table:table-cell office:value-type="float" office:value="53">
                <text:p>53</text:p>
              </table:table-cell>
              <table:table-cell office:value-type="float" office:value="-0.00685487032097823">
                <text:p>-0.00685487032097823</text:p>
              </table:table-cell>
            </table:table-row>
            <table:table-row>
              <table:table-cell office:value-type="string">
                <text:p>Ligne 566</text:p>
              </table:table-cell>
              <table:table-cell office:value-type="float" office:value="54">
                <text:p>54</text:p>
              </table:table-cell>
              <table:table-cell office:value-type="float" office:value="-0.00692325129391358">
                <text:p>-0.00692325129391358</text:p>
              </table:table-cell>
            </table:table-row>
            <table:table-row>
              <table:table-cell office:value-type="string">
                <text:p>Ligne 567</text:p>
              </table:table-cell>
              <table:table-cell office:value-type="float" office:value="55">
                <text:p>55</text:p>
              </table:table-cell>
              <table:table-cell office:value-type="float" office:value="-0.00689913881261201">
                <text:p>-0.00689913881261201</text:p>
              </table:table-cell>
            </table:table-row>
            <table:table-row>
              <table:table-cell office:value-type="string">
                <text:p>Ligne 568</text:p>
              </table:table-cell>
              <table:table-cell office:value-type="float" office:value="56">
                <text:p>56</text:p>
              </table:table-cell>
              <table:table-cell office:value-type="float" office:value="-0.0067221321073769">
                <text:p>-0.0067221321073769</text:p>
              </table:table-cell>
            </table:table-row>
            <table:table-row>
              <table:table-cell office:value-type="string">
                <text:p>Ligne 569</text:p>
              </table:table-cell>
              <table:table-cell office:value-type="float" office:value="57">
                <text:p>57</text:p>
              </table:table-cell>
              <table:table-cell office:value-type="float" office:value="-0.00683505092508211">
                <text:p>-0.00683505092508211</text:p>
              </table:table-cell>
            </table:table-row>
            <table:table-row>
              <table:table-cell office:value-type="string">
                <text:p>Ligne 570</text:p>
              </table:table-cell>
              <table:table-cell office:value-type="float" office:value="58">
                <text:p>58</text:p>
              </table:table-cell>
              <table:table-cell office:value-type="float" office:value="-0.00626718727772858">
                <text:p>-0.00626718727772858</text:p>
              </table:table-cell>
            </table:table-row>
            <table:table-row>
              <table:table-cell office:value-type="string">
                <text:p>Ligne 571</text:p>
              </table:table-cell>
              <table:table-cell office:value-type="float" office:value="59">
                <text:p>59</text:p>
              </table:table-cell>
              <table:table-cell office:value-type="float" office:value="-0.00615263987456722">
                <text:p>-0.00615263987456722</text:p>
              </table:table-cell>
            </table:table-row>
            <table:table-row>
              <table:table-cell office:value-type="string">
                <text:p>Ligne 572</text:p>
              </table:table-cell>
              <table:table-cell office:value-type="float" office:value="60">
                <text:p>60</text:p>
              </table:table-cell>
              <table:table-cell office:value-type="float" office:value="-0.00603034202085484">
                <text:p>-0.00603034202085484</text:p>
              </table:table-cell>
            </table:table-row>
            <table:table-row>
              <table:table-cell office:value-type="string">
                <text:p>Ligne 573</text:p>
              </table:table-cell>
              <table:table-cell office:value-type="float" office:value="61">
                <text:p>61</text:p>
              </table:table-cell>
              <table:table-cell office:value-type="float" office:value="-0.00560090166262043">
                <text:p>-0.00560090166262043</text:p>
              </table:table-cell>
            </table:table-row>
            <table:table-row>
              <table:table-cell office:value-type="string">
                <text:p>Ligne 574</text:p>
              </table:table-cell>
              <table:table-cell office:value-type="float" office:value="62">
                <text:p>62</text:p>
              </table:table-cell>
              <table:table-cell office:value-type="float" office:value="-0.00827443388397603">
                <text:p>-0.00827443388397603</text:p>
              </table:table-cell>
            </table:table-row>
            <table:table-row>
              <table:table-cell office:value-type="string">
                <text:p>Ligne 575</text:p>
              </table:table-cell>
              <table:table-cell office:value-type="float" office:value="63">
                <text:p>63</text:p>
              </table:table-cell>
              <table:table-cell office:value-type="float" office:value="-0.0101594015525541">
                <text:p>-0.0101594015525541</text:p>
              </table:table-cell>
            </table:table-row>
            <table:table-row>
              <table:table-cell office:value-type="string">
                <text:p>Ligne 576</text:p>
              </table:table-cell>
              <table:table-cell office:value-type="float" office:value="64">
                <text:p>64</text:p>
              </table:table-cell>
              <table:table-cell office:value-type="float" office:value="-0.00944265456710371">
                <text:p>-0.00944265456710371</text:p>
              </table:table-cell>
            </table:table-row>
            <table:table-row>
              <table:table-cell office:value-type="string">
                <text:p>Ligne 577</text:p>
              </table:table-cell>
              <table:table-cell office:value-type="float" office:value="65">
                <text:p>65</text:p>
              </table:table-cell>
              <table:table-cell office:value-type="float" office:value="-0.0102383278784267">
                <text:p>-0.0102383278784267</text:p>
              </table:table-cell>
            </table:table-row>
            <table:table-row>
              <table:table-cell office:value-type="string">
                <text:p>Ligne 578</text:p>
              </table:table-cell>
              <table:table-cell office:value-type="float" office:value="66">
                <text:p>66</text:p>
              </table:table-cell>
              <table:table-cell office:value-type="float" office:value="-0.0100101779047047">
                <text:p>-0.0100101779047047</text:p>
              </table:table-cell>
            </table:table-row>
            <table:table-row>
              <table:table-cell office:value-type="string">
                <text:p>Ligne 579</text:p>
              </table:table-cell>
              <table:table-cell office:value-type="float" office:value="67">
                <text:p>67</text:p>
              </table:table-cell>
              <table:table-cell office:value-type="float" office:value="-0.0086777464915455">
                <text:p>-0.0086777464915455</text:p>
              </table:table-cell>
            </table:table-row>
            <table:table-row>
              <table:table-cell office:value-type="string">
                <text:p>Ligne 580</text:p>
              </table:table-cell>
              <table:table-cell office:value-type="float" office:value="68">
                <text:p>68</text:p>
              </table:table-cell>
              <table:table-cell office:value-type="float" office:value="-0.00883987558933363">
                <text:p>-0.00883987558933363</text:p>
              </table:table-cell>
            </table:table-row>
            <table:table-row>
              <table:table-cell office:value-type="string">
                <text:p>Ligne 581</text:p>
              </table:table-cell>
              <table:table-cell office:value-type="float" office:value="69">
                <text:p>69</text:p>
              </table:table-cell>
              <table:table-cell office:value-type="float" office:value="-0.00857820069821873">
                <text:p>-0.00857820069821873</text:p>
              </table:table-cell>
            </table:table-row>
            <table:table-row>
              <table:table-cell office:value-type="string">
                <text:p>Ligne 582</text:p>
              </table:table-cell>
              <table:table-cell office:value-type="float" office:value="70">
                <text:p>70</text:p>
              </table:table-cell>
              <table:table-cell office:value-type="float" office:value="-0.00986670990488055">
                <text:p>-0.00986670990488055</text:p>
              </table:table-cell>
            </table:table-row>
            <table:table-row>
              <table:table-cell office:value-type="string">
                <text:p>Ligne 583</text:p>
              </table:table-cell>
              <table:table-cell office:value-type="float" office:value="71">
                <text:p>71</text:p>
              </table:table-cell>
              <table:table-cell office:value-type="float" office:value="-0.0112335885713706">
                <text:p>-0.0112335885713706</text:p>
              </table:table-cell>
            </table:table-row>
            <table:table-row>
              <table:table-cell office:value-type="string">
                <text:p>Ligne 584</text:p>
              </table:table-cell>
              <table:table-cell office:value-type="float" office:value="72">
                <text:p>72</text:p>
              </table:table-cell>
              <table:table-cell office:value-type="float" office:value="-0.00983866848492205">
                <text:p>-0.00983866848492205</text:p>
              </table:table-cell>
            </table:table-row>
            <table:table-row>
              <table:table-cell office:value-type="string">
                <text:p>Ligne 585</text:p>
              </table:table-cell>
              <table:table-cell office:value-type="float" office:value="73">
                <text:p>73</text:p>
              </table:table-cell>
              <table:table-cell office:value-type="float" office:value="-0.00915315443215125">
                <text:p>-0.00915315443215125</text:p>
              </table:table-cell>
            </table:table-row>
            <table:table-row>
              <table:table-cell office:value-type="string">
                <text:p>Ligne 586</text:p>
              </table:table-cell>
              <table:table-cell office:value-type="float" office:value="74">
                <text:p>74</text:p>
              </table:table-cell>
              <table:table-cell office:value-type="float" office:value="-0.0105268115730378">
                <text:p>-0.0105268115730378</text:p>
              </table:table-cell>
            </table:table-row>
            <table:table-row>
              <table:table-cell office:value-type="string">
                <text:p>Ligne 587</text:p>
              </table:table-cell>
              <table:table-cell office:value-type="float" office:value="75">
                <text:p>75</text:p>
              </table:table-cell>
              <table:table-cell office:value-type="float" office:value="-0.0107730483229585">
                <text:p>-0.0107730483229585</text:p>
              </table:table-cell>
            </table:table-row>
            <table:table-row>
              <table:table-cell office:value-type="string">
                <text:p>Ligne 588</text:p>
              </table:table-cell>
              <table:table-cell office:value-type="float" office:value="76">
                <text:p>76</text:p>
              </table:table-cell>
              <table:table-cell office:value-type="float" office:value="-0.010213925668707">
                <text:p>-0.010213925668707</text:p>
              </table:table-cell>
            </table:table-row>
            <table:table-row>
              <table:table-cell office:value-type="string">
                <text:p>Ligne 589</text:p>
              </table:table-cell>
              <table:table-cell office:value-type="float" office:value="77">
                <text:p>77</text:p>
              </table:table-cell>
              <table:table-cell office:value-type="float" office:value="-0.0102858504276459">
                <text:p>-0.0102858504276459</text:p>
              </table:table-cell>
            </table:table-row>
            <table:table-row>
              <table:table-cell office:value-type="string">
                <text:p>Ligne 590</text:p>
              </table:table-cell>
              <table:table-cell office:value-type="float" office:value="78">
                <text:p>78</text:p>
              </table:table-cell>
              <table:table-cell office:value-type="float" office:value="-0.00699226150610248">
                <text:p>-0.00699226150610248</text:p>
              </table:table-cell>
            </table:table-row>
            <table:table-row>
              <table:table-cell office:value-type="string">
                <text:p>Ligne 591</text:p>
              </table:table-cell>
              <table:table-cell office:value-type="float" office:value="79">
                <text:p>79</text:p>
              </table:table-cell>
              <table:table-cell office:value-type="float" office:value="-0.00891285053831051">
                <text:p>-0.00891285053831051</text:p>
              </table:table-cell>
            </table:table-row>
            <table:table-row>
              <table:table-cell office:value-type="string">
                <text:p>Ligne 592</text:p>
              </table:table-cell>
              <table:table-cell office:value-type="float" office:value="80">
                <text:p>80</text:p>
              </table:table-cell>
              <table:table-cell office:value-type="float" office:value="-0.00868130012974292">
                <text:p>-0.00868130012974292</text:p>
              </table:table-cell>
            </table:table-row>
            <table:table-row>
              <table:table-cell office:value-type="string">
                <text:p>Ligne 593</text:p>
              </table:table-cell>
              <table:table-cell office:value-type="float" office:value="81">
                <text:p>81</text:p>
              </table:table-cell>
              <table:table-cell office:value-type="float" office:value="-0.00866861112890154">
                <text:p>-0.00866861112890154</text:p>
              </table:table-cell>
            </table:table-row>
            <table:table-row>
              <table:table-cell office:value-type="string">
                <text:p>Ligne 594</text:p>
              </table:table-cell>
              <table:table-cell office:value-type="float" office:value="82">
                <text:p>82</text:p>
              </table:table-cell>
              <table:table-cell office:value-type="float" office:value="-0.00882436786893055">
                <text:p>-0.00882436786893055</text:p>
              </table:table-cell>
            </table:table-row>
            <table:table-row>
              <table:table-cell office:value-type="string">
                <text:p>Ligne 595</text:p>
              </table:table-cell>
              <table:table-cell office:value-type="float" office:value="83">
                <text:p>83</text:p>
              </table:table-cell>
              <table:table-cell office:value-type="float" office:value="-0.0102676748460021">
                <text:p>-0.0102676748460021</text:p>
              </table:table-cell>
            </table:table-row>
            <table:table-row>
              <table:table-cell office:value-type="string">
                <text:p>Ligne 596</text:p>
              </table:table-cell>
              <table:table-cell office:value-type="float" office:value="84">
                <text:p>84</text:p>
              </table:table-cell>
              <table:table-cell office:value-type="float" office:value="-0.0114320803594619">
                <text:p>-0.0114320803594619</text:p>
              </table:table-cell>
            </table:table-row>
            <table:table-row>
              <table:table-cell office:value-type="string">
                <text:p>Ligne 597</text:p>
              </table:table-cell>
              <table:table-cell office:value-type="float" office:value="85">
                <text:p>85</text:p>
              </table:table-cell>
              <table:table-cell office:value-type="float" office:value="-0.0140820282954822">
                <text:p>-0.0140820282954822</text:p>
              </table:table-cell>
            </table:table-row>
            <table:table-row>
              <table:table-cell office:value-type="string">
                <text:p>Ligne 598</text:p>
              </table:table-cell>
              <table:table-cell office:value-type="float" office:value="86">
                <text:p>86</text:p>
              </table:table-cell>
              <table:table-cell office:value-type="float" office:value="-0.0139875573984081">
                <text:p>-0.0139875573984081</text:p>
              </table:table-cell>
            </table:table-row>
            <table:table-row>
              <table:table-cell office:value-type="string">
                <text:p>Ligne 599</text:p>
              </table:table-cell>
              <table:table-cell office:value-type="float" office:value="87">
                <text:p>87</text:p>
              </table:table-cell>
              <table:table-cell office:value-type="float" office:value="-0.0095012179142388">
                <text:p>-0.0095012179142388</text:p>
              </table:table-cell>
            </table:table-row>
            <table:table-row>
              <table:table-cell office:value-type="string">
                <text:p>Ligne 600</text:p>
              </table:table-cell>
              <table:table-cell office:value-type="float" office:value="88">
                <text:p>88</text:p>
              </table:table-cell>
              <table:table-cell office:value-type="float" office:value="-0.00928362083047598">
                <text:p>-0.00928362083047598</text:p>
              </table:table-cell>
            </table:table-row>
            <table:table-row>
              <table:table-cell office:value-type="string">
                <text:p>Ligne 601</text:p>
              </table:table-cell>
              <table:table-cell office:value-type="float" office:value="89">
                <text:p>89</text:p>
              </table:table-cell>
              <table:table-cell office:value-type="float" office:value="-0.00795555371742607">
                <text:p>-0.00795555371742607</text:p>
              </table:table-cell>
            </table:table-row>
            <table:table-row>
              <table:table-cell office:value-type="string">
                <text:p>Ligne 602</text:p>
              </table:table-cell>
              <table:table-cell office:value-type="float" office:value="90">
                <text:p>90</text:p>
              </table:table-cell>
              <table:table-cell office:value-type="float" office:value="-0.0076412804">
                <text:p>-0.0076412804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2.372cm" svg:y="0.14cm" chart:style-name="ch2">
          <text:p>Couple de Roulis</text:p>
        </chart:title>
        <chart:legend chart:legend-position="end" svg:x="6.516cm" svg:y="3.298cm" chart:style-name="ch3"/>
        <chart:plot-area chart:style-name="ch4" table:cell-range-address="Feuille1.$A$507:.$A$602 Feuille1.$C$507:.$C$602" chart:table-number-list="0 0" svg:x="0.16cm" svg:y="0.923cm" svg:width="6.037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Ligne 507</text:p>
              </table:table-cell>
              <table:table-cell office:value-type="float" office:value="-5">
                <text:p>-5</text:p>
              </table:table-cell>
              <table:table-cell office:value-type="float" office:value="-0.00338448625753854">
                <text:p>-0.00338448625753854</text:p>
              </table:table-cell>
            </table:table-row>
            <table:table-row>
              <table:table-cell office:value-type="string">
                <text:p>Ligne 508</text:p>
              </table:table-cell>
              <table:table-cell office:value-type="float" office:value="-4">
                <text:p>-4</text:p>
              </table:table-cell>
              <table:table-cell office:value-type="float" office:value="-0.0033599832579076">
                <text:p>-0.0033599832579076</text:p>
              </table:table-cell>
            </table:table-row>
            <table:table-row>
              <table:table-cell office:value-type="string">
                <text:p>Ligne 509</text:p>
              </table:table-cell>
              <table:table-cell office:value-type="float" office:value="-3">
                <text:p>-3</text:p>
              </table:table-cell>
              <table:table-cell office:value-type="float" office:value="-0.00331137310990075">
                <text:p>-0.00331137310990075</text:p>
              </table:table-cell>
            </table:table-row>
            <table:table-row>
              <table:table-cell office:value-type="string">
                <text:p>Ligne 510</text:p>
              </table:table-cell>
              <table:table-cell office:value-type="float" office:value="-2">
                <text:p>-2</text:p>
              </table:table-cell>
              <table:table-cell office:value-type="float" office:value="-0.00341603235315537">
                <text:p>-0.00341603235315537</text:p>
              </table:table-cell>
            </table:table-row>
            <table:table-row>
              <table:table-cell office:value-type="string">
                <text:p>Ligne 511</text:p>
              </table:table-cell>
              <table:table-cell office:value-type="float" office:value="-1">
                <text:p>-1</text:p>
              </table:table-cell>
              <table:table-cell office:value-type="float" office:value="-0.00346260119660273">
                <text:p>-0.00346260119660273</text:p>
              </table:table-cell>
            </table:table-row>
            <table:table-row>
              <table:table-cell office:value-type="string">
                <text:p>Ligne 512</text:p>
              </table:table-cell>
              <table:table-cell office:value-type="float" office:value="0">
                <text:p>0</text:p>
              </table:table-cell>
              <table:table-cell office:value-type="float" office:value="-0.0034150038">
                <text:p>-0.0034150038</text:p>
              </table:table-cell>
            </table:table-row>
            <table:table-row>
              <table:table-cell office:value-type="string">
                <text:p>Ligne 513</text:p>
              </table:table-cell>
              <table:table-cell office:value-type="float" office:value="1">
                <text:p>1</text:p>
              </table:table-cell>
              <table:table-cell office:value-type="float" office:value="-0.00339813189043399">
                <text:p>-0.00339813189043399</text:p>
              </table:table-cell>
            </table:table-row>
            <table:table-row>
              <table:table-cell office:value-type="string">
                <text:p>Ligne 514</text:p>
              </table:table-cell>
              <table:table-cell office:value-type="float" office:value="2">
                <text:p>2</text:p>
              </table:table-cell>
              <table:table-cell office:value-type="float" office:value="-0.0034804719389152">
                <text:p>-0.0034804719389152</text:p>
              </table:table-cell>
            </table:table-row>
            <table:table-row>
              <table:table-cell office:value-type="string">
                <text:p>Ligne 515</text:p>
              </table:table-cell>
              <table:table-cell office:value-type="float" office:value="3">
                <text:p>3</text:p>
              </table:table-cell>
              <table:table-cell office:value-type="float" office:value="-0.00357061434051269">
                <text:p>-0.00357061434051269</text:p>
              </table:table-cell>
            </table:table-row>
            <table:table-row>
              <table:table-cell office:value-type="string">
                <text:p>Ligne 516</text:p>
              </table:table-cell>
              <table:table-cell office:value-type="float" office:value="4">
                <text:p>4</text:p>
              </table:table-cell>
              <table:table-cell office:value-type="float" office:value="-0.0035700089636719">
                <text:p>-0.0035700089636719</text:p>
              </table:table-cell>
            </table:table-row>
            <table:table-row>
              <table:table-cell office:value-type="string">
                <text:p>Ligne 517</text:p>
              </table:table-cell>
              <table:table-cell office:value-type="float" office:value="5">
                <text:p>5</text:p>
              </table:table-cell>
              <table:table-cell office:value-type="float" office:value="-0.00357653339147044">
                <text:p>-0.00357653339147044</text:p>
              </table:table-cell>
            </table:table-row>
            <table:table-row>
              <table:table-cell office:value-type="string">
                <text:p>Ligne 518</text:p>
              </table:table-cell>
              <table:table-cell office:value-type="float" office:value="6">
                <text:p>6</text:p>
              </table:table-cell>
              <table:table-cell office:value-type="float" office:value="-0.00366488540489893">
                <text:p>-0.00366488540489893</text:p>
              </table:table-cell>
            </table:table-row>
            <table:table-row>
              <table:table-cell office:value-type="string">
                <text:p>Ligne 519</text:p>
              </table:table-cell>
              <table:table-cell office:value-type="float" office:value="7">
                <text:p>7</text:p>
              </table:table-cell>
              <table:table-cell office:value-type="float" office:value="-0.00370967214045398">
                <text:p>-0.00370967214045398</text:p>
              </table:table-cell>
            </table:table-row>
            <table:table-row>
              <table:table-cell office:value-type="string">
                <text:p>Ligne 520</text:p>
              </table:table-cell>
              <table:table-cell office:value-type="float" office:value="8">
                <text:p>8</text:p>
              </table:table-cell>
              <table:table-cell office:value-type="float" office:value="-0.00398375526020618">
                <text:p>-0.00398375526020618</text:p>
              </table:table-cell>
            </table:table-row>
            <table:table-row>
              <table:table-cell office:value-type="string">
                <text:p>Ligne 521</text:p>
              </table:table-cell>
              <table:table-cell office:value-type="float" office:value="9">
                <text:p>9</text:p>
              </table:table-cell>
              <table:table-cell office:value-type="float" office:value="-0.00402392255983789">
                <text:p>-0.00402392255983789</text:p>
              </table:table-cell>
            </table:table-row>
            <table:table-row>
              <table:table-cell office:value-type="string">
                <text:p>Ligne 522</text:p>
              </table:table-cell>
              <table:table-cell office:value-type="float" office:value="10">
                <text:p>10</text:p>
              </table:table-cell>
              <table:table-cell office:value-type="float" office:value="-0.00396367034662237">
                <text:p>-0.00396367034662237</text:p>
              </table:table-cell>
            </table:table-row>
            <table:table-row>
              <table:table-cell office:value-type="string">
                <text:p>Ligne 523</text:p>
              </table:table-cell>
              <table:table-cell office:value-type="float" office:value="11">
                <text:p>11</text:p>
              </table:table-cell>
              <table:table-cell office:value-type="float" office:value="-0.00397727727302708">
                <text:p>-0.00397727727302708</text:p>
              </table:table-cell>
            </table:table-row>
            <table:table-row>
              <table:table-cell office:value-type="string">
                <text:p>Ligne 524</text:p>
              </table:table-cell>
              <table:table-cell office:value-type="float" office:value="12">
                <text:p>12</text:p>
              </table:table-cell>
              <table:table-cell office:value-type="float" office:value="-0.00401039604086107">
                <text:p>-0.00401039604086107</text:p>
              </table:table-cell>
            </table:table-row>
            <table:table-row>
              <table:table-cell office:value-type="string">
                <text:p>Ligne 525</text:p>
              </table:table-cell>
              <table:table-cell office:value-type="float" office:value="13">
                <text:p>13</text:p>
              </table:table-cell>
              <table:table-cell office:value-type="float" office:value="-0.00399736473294107">
                <text:p>-0.00399736473294107</text:p>
              </table:table-cell>
            </table:table-row>
            <table:table-row>
              <table:table-cell office:value-type="string">
                <text:p>Ligne 526</text:p>
              </table:table-cell>
              <table:table-cell office:value-type="float" office:value="14">
                <text:p>14</text:p>
              </table:table-cell>
              <table:table-cell office:value-type="float" office:value="-0.00399276668934301">
                <text:p>-0.00399276668934301</text:p>
              </table:table-cell>
            </table:table-row>
            <table:table-row>
              <table:table-cell office:value-type="string">
                <text:p>Ligne 527</text:p>
              </table:table-cell>
              <table:table-cell office:value-type="float" office:value="15">
                <text:p>15</text:p>
              </table:table-cell>
              <table:table-cell office:value-type="float" office:value="-0.00395582171473779">
                <text:p>-0.00395582171473779</text:p>
              </table:table-cell>
            </table:table-row>
            <table:table-row>
              <table:table-cell office:value-type="string">
                <text:p>Ligne 528</text:p>
              </table:table-cell>
              <table:table-cell office:value-type="float" office:value="16">
                <text:p>16</text:p>
              </table:table-cell>
              <table:table-cell office:value-type="float" office:value="-0.00389525621393074">
                <text:p>-0.00389525621393074</text:p>
              </table:table-cell>
            </table:table-row>
            <table:table-row>
              <table:table-cell office:value-type="string">
                <text:p>Ligne 529</text:p>
              </table:table-cell>
              <table:table-cell office:value-type="float" office:value="17">
                <text:p>17</text:p>
              </table:table-cell>
              <table:table-cell office:value-type="float" office:value="-0.00387846309061293">
                <text:p>-0.00387846309061293</text:p>
              </table:table-cell>
            </table:table-row>
            <table:table-row>
              <table:table-cell office:value-type="string">
                <text:p>Ligne 530</text:p>
              </table:table-cell>
              <table:table-cell office:value-type="float" office:value="18">
                <text:p>18</text:p>
              </table:table-cell>
              <table:table-cell office:value-type="float" office:value="-0.00381014004918517">
                <text:p>-0.00381014004918517</text:p>
              </table:table-cell>
            </table:table-row>
            <table:table-row>
              <table:table-cell office:value-type="string">
                <text:p>Ligne 531</text:p>
              </table:table-cell>
              <table:table-cell office:value-type="float" office:value="19">
                <text:p>19</text:p>
              </table:table-cell>
              <table:table-cell office:value-type="float" office:value="-0.00370601034592994">
                <text:p>-0.00370601034592994</text:p>
              </table:table-cell>
            </table:table-row>
            <table:table-row>
              <table:table-cell office:value-type="string">
                <text:p>Ligne 532</text:p>
              </table:table-cell>
              <table:table-cell office:value-type="float" office:value="20">
                <text:p>20</text:p>
              </table:table-cell>
              <table:table-cell office:value-type="float" office:value="-0.00373689368802357">
                <text:p>-0.00373689368802357</text:p>
              </table:table-cell>
            </table:table-row>
            <table:table-row>
              <table:table-cell office:value-type="string">
                <text:p>Ligne 533</text:p>
              </table:table-cell>
              <table:table-cell office:value-type="float" office:value="21">
                <text:p>21</text:p>
              </table:table-cell>
              <table:table-cell office:value-type="float" office:value="-0.00377692464172946">
                <text:p>-0.00377692464172946</text:p>
              </table:table-cell>
            </table:table-row>
            <table:table-row>
              <table:table-cell office:value-type="string">
                <text:p>Ligne 534</text:p>
              </table:table-cell>
              <table:table-cell office:value-type="float" office:value="22">
                <text:p>22</text:p>
              </table:table-cell>
              <table:table-cell office:value-type="float" office:value="-0.00381048235742416">
                <text:p>-0.00381048235742416</text:p>
              </table:table-cell>
            </table:table-row>
            <table:table-row>
              <table:table-cell office:value-type="string">
                <text:p>Ligne 535</text:p>
              </table:table-cell>
              <table:table-cell office:value-type="float" office:value="23">
                <text:p>23</text:p>
              </table:table-cell>
              <table:table-cell office:value-type="float" office:value="-0.0038698173557324">
                <text:p>-0.0038698173557324</text:p>
              </table:table-cell>
            </table:table-row>
            <table:table-row>
              <table:table-cell office:value-type="string">
                <text:p>Ligne 536</text:p>
              </table:table-cell>
              <table:table-cell office:value-type="float" office:value="24">
                <text:p>24</text:p>
              </table:table-cell>
              <table:table-cell office:value-type="float" office:value="-0.00380947186608649">
                <text:p>-0.00380947186608649</text:p>
              </table:table-cell>
            </table:table-row>
            <table:table-row>
              <table:table-cell office:value-type="string">
                <text:p>Ligne 537</text:p>
              </table:table-cell>
              <table:table-cell office:value-type="float" office:value="25">
                <text:p>25</text:p>
              </table:table-cell>
              <table:table-cell office:value-type="float" office:value="-0.00380814084123575">
                <text:p>-0.00380814084123575</text:p>
              </table:table-cell>
            </table:table-row>
            <table:table-row>
              <table:table-cell office:value-type="string">
                <text:p>Ligne 538</text:p>
              </table:table-cell>
              <table:table-cell office:value-type="float" office:value="26">
                <text:p>26</text:p>
              </table:table-cell>
              <table:table-cell office:value-type="float" office:value="-0.00384485729443245">
                <text:p>-0.00384485729443245</text:p>
              </table:table-cell>
            </table:table-row>
            <table:table-row>
              <table:table-cell office:value-type="string">
                <text:p>Ligne 539</text:p>
              </table:table-cell>
              <table:table-cell office:value-type="float" office:value="27">
                <text:p>27</text:p>
              </table:table-cell>
              <table:table-cell office:value-type="float" office:value="-0.00379080859622092">
                <text:p>-0.00379080859622092</text:p>
              </table:table-cell>
            </table:table-row>
            <table:table-row>
              <table:table-cell office:value-type="string">
                <text:p>Ligne 540</text:p>
              </table:table-cell>
              <table:table-cell office:value-type="float" office:value="28">
                <text:p>28</text:p>
              </table:table-cell>
              <table:table-cell office:value-type="float" office:value="-0.00383024064084456">
                <text:p>-0.00383024064084456</text:p>
              </table:table-cell>
            </table:table-row>
            <table:table-row>
              <table:table-cell office:value-type="string">
                <text:p>Ligne 541</text:p>
              </table:table-cell>
              <table:table-cell office:value-type="float" office:value="29">
                <text:p>29</text:p>
              </table:table-cell>
              <table:table-cell office:value-type="float" office:value="-0.00377984782591732">
                <text:p>-0.00377984782591732</text:p>
              </table:table-cell>
            </table:table-row>
            <table:table-row>
              <table:table-cell office:value-type="string">
                <text:p>Ligne 542</text:p>
              </table:table-cell>
              <table:table-cell office:value-type="float" office:value="30">
                <text:p>30</text:p>
              </table:table-cell>
              <table:table-cell office:value-type="float" office:value="-0.0038101194321118">
                <text:p>-0.0038101194321118</text:p>
              </table:table-cell>
            </table:table-row>
            <table:table-row>
              <table:table-cell office:value-type="string">
                <text:p>Ligne 543</text:p>
              </table:table-cell>
              <table:table-cell office:value-type="float" office:value="31">
                <text:p>31</text:p>
              </table:table-cell>
              <table:table-cell office:value-type="float" office:value="-0.00366931429071254">
                <text:p>-0.00366931429071254</text:p>
              </table:table-cell>
            </table:table-row>
            <table:table-row>
              <table:table-cell office:value-type="string">
                <text:p>Ligne 544</text:p>
              </table:table-cell>
              <table:table-cell office:value-type="float" office:value="32">
                <text:p>32</text:p>
              </table:table-cell>
              <table:table-cell office:value-type="float" office:value="-0.00363439444795939">
                <text:p>-0.00363439444795939</text:p>
              </table:table-cell>
            </table:table-row>
            <table:table-row>
              <table:table-cell office:value-type="string">
                <text:p>Ligne 545</text:p>
              </table:table-cell>
              <table:table-cell office:value-type="float" office:value="33">
                <text:p>33</text:p>
              </table:table-cell>
              <table:table-cell office:value-type="float" office:value="-0.00370108566394648">
                <text:p>-0.00370108566394648</text:p>
              </table:table-cell>
            </table:table-row>
            <table:table-row>
              <table:table-cell office:value-type="string">
                <text:p>Ligne 546</text:p>
              </table:table-cell>
              <table:table-cell office:value-type="float" office:value="34">
                <text:p>34</text:p>
              </table:table-cell>
              <table:table-cell office:value-type="float" office:value="-0.00372853886183724">
                <text:p>-0.00372853886183724</text:p>
              </table:table-cell>
            </table:table-row>
            <table:table-row>
              <table:table-cell office:value-type="string">
                <text:p>Ligne 547</text:p>
              </table:table-cell>
              <table:table-cell office:value-type="float" office:value="35">
                <text:p>35</text:p>
              </table:table-cell>
              <table:table-cell office:value-type="float" office:value="-0.00388698623026855">
                <text:p>-0.00388698623026855</text:p>
              </table:table-cell>
            </table:table-row>
            <table:table-row>
              <table:table-cell office:value-type="string">
                <text:p>Ligne 548</text:p>
              </table:table-cell>
              <table:table-cell office:value-type="float" office:value="36">
                <text:p>36</text:p>
              </table:table-cell>
              <table:table-cell office:value-type="float" office:value="-0.00398266213078926">
                <text:p>-0.00398266213078926</text:p>
              </table:table-cell>
            </table:table-row>
            <table:table-row>
              <table:table-cell office:value-type="string">
                <text:p>Ligne 549</text:p>
              </table:table-cell>
              <table:table-cell office:value-type="float" office:value="37">
                <text:p>37</text:p>
              </table:table-cell>
              <table:table-cell office:value-type="float" office:value="-0.00427437835953661">
                <text:p>-0.00427437835953661</text:p>
              </table:table-cell>
            </table:table-row>
            <table:table-row>
              <table:table-cell office:value-type="string">
                <text:p>Ligne 550</text:p>
              </table:table-cell>
              <table:table-cell office:value-type="float" office:value="38">
                <text:p>38</text:p>
              </table:table-cell>
              <table:table-cell office:value-type="float" office:value="-0.00424746434443722">
                <text:p>-0.00424746434443722</text:p>
              </table:table-cell>
            </table:table-row>
            <table:table-row>
              <table:table-cell office:value-type="string">
                <text:p>Ligne 551</text:p>
              </table:table-cell>
              <table:table-cell office:value-type="float" office:value="39">
                <text:p>39</text:p>
              </table:table-cell>
              <table:table-cell office:value-type="float" office:value="-0.00433025008265701">
                <text:p>-0.00433025008265701</text:p>
              </table:table-cell>
            </table:table-row>
            <table:table-row>
              <table:table-cell office:value-type="string">
                <text:p>Ligne 552</text:p>
              </table:table-cell>
              <table:table-cell office:value-type="float" office:value="40">
                <text:p>40</text:p>
              </table:table-cell>
              <table:table-cell office:value-type="float" office:value="-0.00439291927876202">
                <text:p>-0.00439291927876202</text:p>
              </table:table-cell>
            </table:table-row>
            <table:table-row>
              <table:table-cell office:value-type="string">
                <text:p>Ligne 553</text:p>
              </table:table-cell>
              <table:table-cell office:value-type="float" office:value="41">
                <text:p>41</text:p>
              </table:table-cell>
              <table:table-cell office:value-type="float" office:value="-0.00436294416152899">
                <text:p>-0.00436294416152899</text:p>
              </table:table-cell>
            </table:table-row>
            <table:table-row>
              <table:table-cell office:value-type="string">
                <text:p>Ligne 554</text:p>
              </table:table-cell>
              <table:table-cell office:value-type="float" office:value="42">
                <text:p>42</text:p>
              </table:table-cell>
              <table:table-cell office:value-type="float" office:value="-0.00439254775778769">
                <text:p>-0.00439254775778769</text:p>
              </table:table-cell>
            </table:table-row>
            <table:table-row>
              <table:table-cell office:value-type="string">
                <text:p>Ligne 555</text:p>
              </table:table-cell>
              <table:table-cell office:value-type="float" office:value="43">
                <text:p>43</text:p>
              </table:table-cell>
              <table:table-cell office:value-type="float" office:value="-0.00450218530798658">
                <text:p>-0.00450218530798658</text:p>
              </table:table-cell>
            </table:table-row>
            <table:table-row>
              <table:table-cell office:value-type="string">
                <text:p>Ligne 556</text:p>
              </table:table-cell>
              <table:table-cell office:value-type="float" office:value="44">
                <text:p>44</text:p>
              </table:table-cell>
              <table:table-cell office:value-type="float" office:value="-0.00460225344078261">
                <text:p>-0.00460225344078261</text:p>
              </table:table-cell>
            </table:table-row>
            <table:table-row>
              <table:table-cell office:value-type="string">
                <text:p>Ligne 557</text:p>
              </table:table-cell>
              <table:table-cell office:value-type="float" office:value="45">
                <text:p>45</text:p>
              </table:table-cell>
              <table:table-cell office:value-type="float" office:value="-0.0045873188269485">
                <text:p>-0.0045873188269485</text:p>
              </table:table-cell>
            </table:table-row>
            <table:table-row>
              <table:table-cell office:value-type="string">
                <text:p>Ligne 558</text:p>
              </table:table-cell>
              <table:table-cell office:value-type="float" office:value="46">
                <text:p>46</text:p>
              </table:table-cell>
              <table:table-cell office:value-type="float" office:value="-0.00465648147722826">
                <text:p>-0.00465648147722826</text:p>
              </table:table-cell>
            </table:table-row>
            <table:table-row>
              <table:table-cell office:value-type="string">
                <text:p>Ligne 559</text:p>
              </table:table-cell>
              <table:table-cell office:value-type="float" office:value="47">
                <text:p>47</text:p>
              </table:table-cell>
              <table:table-cell office:value-type="float" office:value="-0.00468062465879207">
                <text:p>-0.00468062465879207</text:p>
              </table:table-cell>
            </table:table-row>
            <table:table-row>
              <table:table-cell office:value-type="string">
                <text:p>Ligne 560</text:p>
              </table:table-cell>
              <table:table-cell office:value-type="float" office:value="48">
                <text:p>48</text:p>
              </table:table-cell>
              <table:table-cell office:value-type="float" office:value="-0.00460973221288645">
                <text:p>-0.00460973221288645</text:p>
              </table:table-cell>
            </table:table-row>
            <table:table-row>
              <table:table-cell office:value-type="string">
                <text:p>Ligne 561</text:p>
              </table:table-cell>
              <table:table-cell office:value-type="float" office:value="49">
                <text:p>49</text:p>
              </table:table-cell>
              <table:table-cell office:value-type="float" office:value="-0.00455769589741376">
                <text:p>-0.00455769589741376</text:p>
              </table:table-cell>
            </table:table-row>
            <table:table-row>
              <table:table-cell office:value-type="string">
                <text:p>Ligne 562</text:p>
              </table:table-cell>
              <table:table-cell office:value-type="float" office:value="50">
                <text:p>50</text:p>
              </table:table-cell>
              <table:table-cell office:value-type="float" office:value="-0.00454417210871307">
                <text:p>-0.00454417210871307</text:p>
              </table:table-cell>
            </table:table-row>
            <table:table-row>
              <table:table-cell office:value-type="string">
                <text:p>Ligne 563</text:p>
              </table:table-cell>
              <table:table-cell office:value-type="float" office:value="51">
                <text:p>51</text:p>
              </table:table-cell>
              <table:table-cell office:value-type="float" office:value="-0.00459574315252905">
                <text:p>-0.00459574315252905</text:p>
              </table:table-cell>
            </table:table-row>
            <table:table-row>
              <table:table-cell office:value-type="string">
                <text:p>Ligne 564</text:p>
              </table:table-cell>
              <table:table-cell office:value-type="float" office:value="52">
                <text:p>52</text:p>
              </table:table-cell>
              <table:table-cell office:value-type="float" office:value="-0.00448165747850105">
                <text:p>-0.00448165747850105</text:p>
              </table:table-cell>
            </table:table-row>
            <table:table-row>
              <table:table-cell office:value-type="string">
                <text:p>Ligne 565</text:p>
              </table:table-cell>
              <table:table-cell office:value-type="float" office:value="53">
                <text:p>53</text:p>
              </table:table-cell>
              <table:table-cell office:value-type="float" office:value="-0.00440588863337098">
                <text:p>-0.00440588863337098</text:p>
              </table:table-cell>
            </table:table-row>
            <table:table-row>
              <table:table-cell office:value-type="string">
                <text:p>Ligne 566</text:p>
              </table:table-cell>
              <table:table-cell office:value-type="float" office:value="54">
                <text:p>54</text:p>
              </table:table-cell>
              <table:table-cell office:value-type="float" office:value="-0.0045294148441323">
                <text:p>-0.0045294148441323</text:p>
              </table:table-cell>
            </table:table-row>
            <table:table-row>
              <table:table-cell office:value-type="string">
                <text:p>Ligne 567</text:p>
              </table:table-cell>
              <table:table-cell office:value-type="float" office:value="55">
                <text:p>55</text:p>
              </table:table-cell>
              <table:table-cell office:value-type="float" office:value="-0.00455198910266492">
                <text:p>-0.00455198910266492</text:p>
              </table:table-cell>
            </table:table-row>
            <table:table-row>
              <table:table-cell office:value-type="string">
                <text:p>Ligne 568</text:p>
              </table:table-cell>
              <table:table-cell office:value-type="float" office:value="56">
                <text:p>56</text:p>
              </table:table-cell>
              <table:table-cell office:value-type="float" office:value="-0.00458607968625643">
                <text:p>-0.00458607968625643</text:p>
              </table:table-cell>
            </table:table-row>
            <table:table-row>
              <table:table-cell office:value-type="string">
                <text:p>Ligne 569</text:p>
              </table:table-cell>
              <table:table-cell office:value-type="float" office:value="57">
                <text:p>57</text:p>
              </table:table-cell>
              <table:table-cell office:value-type="float" office:value="-0.00451398339206014">
                <text:p>-0.00451398339206014</text:p>
              </table:table-cell>
            </table:table-row>
            <table:table-row>
              <table:table-cell office:value-type="string">
                <text:p>Ligne 570</text:p>
              </table:table-cell>
              <table:table-cell office:value-type="float" office:value="58">
                <text:p>58</text:p>
              </table:table-cell>
              <table:table-cell office:value-type="float" office:value="-0.00427028934141684">
                <text:p>-0.00427028934141684</text:p>
              </table:table-cell>
            </table:table-row>
            <table:table-row>
              <table:table-cell office:value-type="string">
                <text:p>Ligne 571</text:p>
              </table:table-cell>
              <table:table-cell office:value-type="float" office:value="59">
                <text:p>59</text:p>
              </table:table-cell>
              <table:table-cell office:value-type="float" office:value="-0.00408848595687372">
                <text:p>-0.00408848595687372</text:p>
              </table:table-cell>
            </table:table-row>
            <table:table-row>
              <table:table-cell office:value-type="string">
                <text:p>Ligne 572</text:p>
              </table:table-cell>
              <table:table-cell office:value-type="float" office:value="60">
                <text:p>60</text:p>
              </table:table-cell>
              <table:table-cell office:value-type="float" office:value="-0.00392500453286183">
                <text:p>-0.00392500453286183</text:p>
              </table:table-cell>
            </table:table-row>
            <table:table-row>
              <table:table-cell office:value-type="string">
                <text:p>Ligne 573</text:p>
              </table:table-cell>
              <table:table-cell office:value-type="float" office:value="61">
                <text:p>61</text:p>
              </table:table-cell>
              <table:table-cell office:value-type="float" office:value="-0.00396120022772356">
                <text:p>-0.00396120022772356</text:p>
              </table:table-cell>
            </table:table-row>
            <table:table-row>
              <table:table-cell office:value-type="string">
                <text:p>Ligne 574</text:p>
              </table:table-cell>
              <table:table-cell office:value-type="float" office:value="62">
                <text:p>62</text:p>
              </table:table-cell>
              <table:table-cell office:value-type="float" office:value="-0.00411776121944722">
                <text:p>-0.00411776121944722</text:p>
              </table:table-cell>
            </table:table-row>
            <table:table-row>
              <table:table-cell office:value-type="string">
                <text:p>Ligne 575</text:p>
              </table:table-cell>
              <table:table-cell office:value-type="float" office:value="63">
                <text:p>63</text:p>
              </table:table-cell>
              <table:table-cell office:value-type="float" office:value="-0.00424874586787925">
                <text:p>-0.00424874586787925</text:p>
              </table:table-cell>
            </table:table-row>
            <table:table-row>
              <table:table-cell office:value-type="string">
                <text:p>Ligne 576</text:p>
              </table:table-cell>
              <table:table-cell office:value-type="float" office:value="64">
                <text:p>64</text:p>
              </table:table-cell>
              <table:table-cell office:value-type="float" office:value="-0.00423666317327485">
                <text:p>-0.00423666317327485</text:p>
              </table:table-cell>
            </table:table-row>
            <table:table-row>
              <table:table-cell office:value-type="string">
                <text:p>Ligne 577</text:p>
              </table:table-cell>
              <table:table-cell office:value-type="float" office:value="65">
                <text:p>65</text:p>
              </table:table-cell>
              <table:table-cell office:value-type="float" office:value="-0.00403289504227138">
                <text:p>-0.00403289504227138</text:p>
              </table:table-cell>
            </table:table-row>
            <table:table-row>
              <table:table-cell office:value-type="string">
                <text:p>Ligne 578</text:p>
              </table:table-cell>
              <table:table-cell office:value-type="float" office:value="66">
                <text:p>66</text:p>
              </table:table-cell>
              <table:table-cell office:value-type="float" office:value="-0.00397928351801112">
                <text:p>-0.00397928351801112</text:p>
              </table:table-cell>
            </table:table-row>
            <table:table-row>
              <table:table-cell office:value-type="string">
                <text:p>Ligne 579</text:p>
              </table:table-cell>
              <table:table-cell office:value-type="float" office:value="67">
                <text:p>67</text:p>
              </table:table-cell>
              <table:table-cell office:value-type="float" office:value="-0.00425057172671123">
                <text:p>-0.00425057172671123</text:p>
              </table:table-cell>
            </table:table-row>
            <table:table-row>
              <table:table-cell office:value-type="string">
                <text:p>Ligne 580</text:p>
              </table:table-cell>
              <table:table-cell office:value-type="float" office:value="68">
                <text:p>68</text:p>
              </table:table-cell>
              <table:table-cell office:value-type="float" office:value="-0.00417273228678947">
                <text:p>-0.00417273228678947</text:p>
              </table:table-cell>
            </table:table-row>
            <table:table-row>
              <table:table-cell office:value-type="string">
                <text:p>Ligne 581</text:p>
              </table:table-cell>
              <table:table-cell office:value-type="float" office:value="69">
                <text:p>69</text:p>
              </table:table-cell>
              <table:table-cell office:value-type="float" office:value="-0.00406353200788757">
                <text:p>-0.00406353200788757</text:p>
              </table:table-cell>
            </table:table-row>
            <table:table-row>
              <table:table-cell office:value-type="string">
                <text:p>Ligne 582</text:p>
              </table:table-cell>
              <table:table-cell office:value-type="float" office:value="70">
                <text:p>70</text:p>
              </table:table-cell>
              <table:table-cell office:value-type="float" office:value="-0.00390024999106069">
                <text:p>-0.00390024999106069</text:p>
              </table:table-cell>
            </table:table-row>
            <table:table-row>
              <table:table-cell office:value-type="string">
                <text:p>Ligne 583</text:p>
              </table:table-cell>
              <table:table-cell office:value-type="float" office:value="71">
                <text:p>71</text:p>
              </table:table-cell>
              <table:table-cell office:value-type="float" office:value="-0.00382514142762312">
                <text:p>-0.00382514142762312</text:p>
              </table:table-cell>
            </table:table-row>
            <table:table-row>
              <table:table-cell office:value-type="string">
                <text:p>Ligne 584</text:p>
              </table:table-cell>
              <table:table-cell office:value-type="float" office:value="72">
                <text:p>72</text:p>
              </table:table-cell>
              <table:table-cell office:value-type="float" office:value="-0.00374656692616185">
                <text:p>-0.00374656692616185</text:p>
              </table:table-cell>
            </table:table-row>
            <table:table-row>
              <table:table-cell office:value-type="string">
                <text:p>Ligne 585</text:p>
              </table:table-cell>
              <table:table-cell office:value-type="float" office:value="73">
                <text:p>73</text:p>
              </table:table-cell>
              <table:table-cell office:value-type="float" office:value="-0.00330314679522584">
                <text:p>-0.00330314679522584</text:p>
              </table:table-cell>
            </table:table-row>
            <table:table-row>
              <table:table-cell office:value-type="string">
                <text:p>Ligne 586</text:p>
              </table:table-cell>
              <table:table-cell office:value-type="float" office:value="74">
                <text:p>74</text:p>
              </table:table-cell>
              <table:table-cell office:value-type="float" office:value="-0.00305689173363719">
                <text:p>-0.00305689173363719</text:p>
              </table:table-cell>
            </table:table-row>
            <table:table-row>
              <table:table-cell office:value-type="string">
                <text:p>Ligne 587</text:p>
              </table:table-cell>
              <table:table-cell office:value-type="float" office:value="75">
                <text:p>75</text:p>
              </table:table-cell>
              <table:table-cell office:value-type="float" office:value="-0.00275935372805095">
                <text:p>-0.00275935372805095</text:p>
              </table:table-cell>
            </table:table-row>
            <table:table-row>
              <table:table-cell office:value-type="string">
                <text:p>Ligne 588</text:p>
              </table:table-cell>
              <table:table-cell office:value-type="float" office:value="76">
                <text:p>76</text:p>
              </table:table-cell>
              <table:table-cell office:value-type="float" office:value="-0.00273256921831842">
                <text:p>-0.00273256921831842</text:p>
              </table:table-cell>
            </table:table-row>
            <table:table-row>
              <table:table-cell office:value-type="string">
                <text:p>Ligne 589</text:p>
              </table:table-cell>
              <table:table-cell office:value-type="float" office:value="77">
                <text:p>77</text:p>
              </table:table-cell>
              <table:table-cell office:value-type="float" office:value="-0.00263554389274906">
                <text:p>-0.00263554389274906</text:p>
              </table:table-cell>
            </table:table-row>
            <table:table-row>
              <table:table-cell office:value-type="string">
                <text:p>Ligne 590</text:p>
              </table:table-cell>
              <table:table-cell office:value-type="float" office:value="78">
                <text:p>78</text:p>
              </table:table-cell>
              <table:table-cell office:value-type="float" office:value="-0.00279021579700878">
                <text:p>-0.00279021579700878</text:p>
              </table:table-cell>
            </table:table-row>
            <table:table-row>
              <table:table-cell office:value-type="string">
                <text:p>Ligne 591</text:p>
              </table:table-cell>
              <table:table-cell office:value-type="float" office:value="79">
                <text:p>79</text:p>
              </table:table-cell>
              <table:table-cell office:value-type="float" office:value="-0.00249205077386363">
                <text:p>-0.00249205077386363</text:p>
              </table:table-cell>
            </table:table-row>
            <table:table-row>
              <table:table-cell office:value-type="string">
                <text:p>Ligne 592</text:p>
              </table:table-cell>
              <table:table-cell office:value-type="float" office:value="80">
                <text:p>80</text:p>
              </table:table-cell>
              <table:table-cell office:value-type="float" office:value="-0.0027575672399036">
                <text:p>-0.0027575672399036</text:p>
              </table:table-cell>
            </table:table-row>
            <table:table-row>
              <table:table-cell office:value-type="string">
                <text:p>Ligne 593</text:p>
              </table:table-cell>
              <table:table-cell office:value-type="float" office:value="81">
                <text:p>81</text:p>
              </table:table-cell>
              <table:table-cell office:value-type="float" office:value="-0.00283551539436416">
                <text:p>-0.00283551539436416</text:p>
              </table:table-cell>
            </table:table-row>
            <table:table-row>
              <table:table-cell office:value-type="string">
                <text:p>Ligne 594</text:p>
              </table:table-cell>
              <table:table-cell office:value-type="float" office:value="82">
                <text:p>82</text:p>
              </table:table-cell>
              <table:table-cell office:value-type="float" office:value="-0.00286046940696687">
                <text:p>-0.00286046940696687</text:p>
              </table:table-cell>
            </table:table-row>
            <table:table-row>
              <table:table-cell office:value-type="string">
                <text:p>Ligne 595</text:p>
              </table:table-cell>
              <table:table-cell office:value-type="float" office:value="83">
                <text:p>83</text:p>
              </table:table-cell>
              <table:table-cell office:value-type="float" office:value="-0.00233686739699133">
                <text:p>-0.00233686739699133</text:p>
              </table:table-cell>
            </table:table-row>
            <table:table-row>
              <table:table-cell office:value-type="string">
                <text:p>Ligne 596</text:p>
              </table:table-cell>
              <table:table-cell office:value-type="float" office:value="84">
                <text:p>84</text:p>
              </table:table-cell>
              <table:table-cell office:value-type="float" office:value="-0.00222685611773966">
                <text:p>-0.00222685611773966</text:p>
              </table:table-cell>
            </table:table-row>
            <table:table-row>
              <table:table-cell office:value-type="string">
                <text:p>Ligne 597</text:p>
              </table:table-cell>
              <table:table-cell office:value-type="float" office:value="85">
                <text:p>85</text:p>
              </table:table-cell>
              <table:table-cell office:value-type="float" office:value="-0.00188922862076201">
                <text:p>-0.00188922862076201</text:p>
              </table:table-cell>
            </table:table-row>
            <table:table-row>
              <table:table-cell office:value-type="string">
                <text:p>Ligne 598</text:p>
              </table:table-cell>
              <table:table-cell office:value-type="float" office:value="86">
                <text:p>86</text:p>
              </table:table-cell>
              <table:table-cell office:value-type="float" office:value="-0.00193453175252642">
                <text:p>-0.00193453175252642</text:p>
              </table:table-cell>
            </table:table-row>
            <table:table-row>
              <table:table-cell office:value-type="string">
                <text:p>Ligne 599</text:p>
              </table:table-cell>
              <table:table-cell office:value-type="float" office:value="87">
                <text:p>87</text:p>
              </table:table-cell>
              <table:table-cell office:value-type="float" office:value="-0.00207642379165552">
                <text:p>-0.00207642379165552</text:p>
              </table:table-cell>
            </table:table-row>
            <table:table-row>
              <table:table-cell office:value-type="string">
                <text:p>Ligne 600</text:p>
              </table:table-cell>
              <table:table-cell office:value-type="float" office:value="88">
                <text:p>88</text:p>
              </table:table-cell>
              <table:table-cell office:value-type="float" office:value="-0.00213723499037044">
                <text:p>-0.00213723499037044</text:p>
              </table:table-cell>
            </table:table-row>
            <table:table-row>
              <table:table-cell office:value-type="string">
                <text:p>Ligne 601</text:p>
              </table:table-cell>
              <table:table-cell office:value-type="float" office:value="89">
                <text:p>89</text:p>
              </table:table-cell>
              <table:table-cell office:value-type="float" office:value="-0.00227236582423164">
                <text:p>-0.00227236582423164</text:p>
              </table:table-cell>
            </table:table-row>
            <table:table-row>
              <table:table-cell office:value-type="string">
                <text:p>Ligne 602</text:p>
              </table:table-cell>
              <table:table-cell office:value-type="float" office:value="90">
                <text:p>90</text:p>
              </table:table-cell>
              <table:table-cell office:value-type="float" office:value="-0.002356941925">
                <text:p>-0.002356941925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0.2999992370605pt" style:font-family-asian="'Lucida Sans Unicode'" style:font-family-generic-asian="system" style:font-pitch-asian="variable" style:font-size-asian="20.2999992370605pt" style:font-family-complex="Tahoma" style:font-family-generic-complex="system" style:font-pitch-complex="variable" style:font-size-complex="20.2999992370605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8000001907349pt" style:font-family-asian="'Lucida Sans Unicode'" style:font-family-generic-asian="system" style:font-pitch-asian="variable" style:font-size-asian="10.8000001907349pt" style:font-family-complex="Tahoma" style:font-family-generic-complex="system" style:font-pitch-complex="variable" style:font-size-complex="10.8000001907349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1000003814697pt" style:font-family-asian="'Lucida Sans Unicode'" style:font-family-generic-asian="system" style:font-pitch-asian="variable" style:font-size-asian="14.1000003814697pt" style:font-family-complex="Tahoma" style:font-family-generic-complex="system" style:font-pitch-complex="variable" style:font-size-complex="14.1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8000001907349pt" style:font-family-asian="'Lucida Sans Unicode'" style:font-family-generic-asian="system" style:font-pitch-asian="variable" style:font-size-asian="10.8000001907349pt" style:font-family-complex="Tahoma" style:font-family-generic-complex="system" style:font-pitch-complex="variable" style:font-size-complex="10.8000001907349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9.30000019073486pt" style:font-family-asian="'Lucida Sans Unicode'" style:font-family-generic-asian="system" style:font-pitch-asian="variable" style:font-size-asian="9.30000019073486pt" style:font-family-complex="Tahoma" style:font-family-generic-complex="system" style:font-pitch-complex="variable" style:font-size-complex="9.3000001907348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2.852cm" svg:height="10.946cm" chart:class="chart:scatter" chart:style-name="ch1">
        <chart:title svg:x="3.465cm" svg:y="0.217cm" chart:style-name="ch2">
          <text:p>Couple de Tangage</text:p>
        </chart:title>
        <chart:plot-area chart:style-name="ch3" table:cell-range-address="Feuille1.$A$507:.$A$602 Feuille1.$D$507:.$D$602" chart:table-number-list="0 0" svg:x="0.479cm" svg:y="1.442cm" svg:width="11.573cm" svg:height="9.282cm">
          <chart:axis chart:dimension="x" chart:name="primary-x" chart:style-name="ch4">
            <chart:title svg:x="6.22cm" svg:y="10.153cm" chart:style-name="ch5">
              <text:p>incidence</text:p>
            </chart:title>
            <chart:categories table:cell-range-address="local-table.A2:.A97"/>
          </chart:axis>
          <chart:axis chart:dimension="y" chart:name="primary-y" chart:style-name="ch6">
            <chart:title svg:x="0.479cm" svg:y="6.977cm" chart:style-name="ch5">
              <text:p>couple en N.m</text:p>
            </chart:title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0181290744">
                <text:p>0.0181290744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0129636168">
                <text:p>0.0129636168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0159154176">
                <text:p>0.0159154176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0112208776">
                <text:p>0.0112208776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0129276416">
                <text:p>0.0129276416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0181659104">
                <text:p>0.0181659104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016077428">
                <text:p>0.016077428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0191928192">
                <text:p>0.0191928192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0191225824">
                <text:p>0.0191225824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0152242872">
                <text:p>0.0152242872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0159258008">
                <text:p>0.0159258008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0157402352">
                <text:p>0.0157402352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0166583248">
                <text:p>0.0166583248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0159594112">
                <text:p>0.0159594112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0148335872">
                <text:p>0.0148335872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0148439696">
                <text:p>0.0148439696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01501936">
                <text:p>0.01501936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0151701472">
                <text:p>0.0151701472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015311964">
                <text:p>0.015311964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015605812">
                <text:p>0.015605812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015649764">
                <text:p>0.015649764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0159226968">
                <text:p>0.0159226968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0159101704">
                <text:p>0.0159101704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0160923264">
                <text:p>0.0160923264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01632292">
                <text:p>0.01632292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016376764">
                <text:p>0.016376764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0161455464">
                <text:p>0.0161455464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016323488">
                <text:p>0.016323488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0162539768">
                <text:p>0.0162539768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0164104288">
                <text:p>0.0164104288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0164983576">
                <text:p>0.0164983576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0166030192">
                <text:p>0.0166030192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0167412888">
                <text:p>0.0167412888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0168470928">
                <text:p>0.0168470928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0170342352">
                <text:p>0.0170342352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0181951408">
                <text:p>0.0181951408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0185425853422561">
                <text:p>0.0185425853422561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018690508023785">
                <text:p>0.018690508023785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0191670263778618">
                <text:p>0.0191670263778618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0194180864495985">
                <text:p>0.0194180864495985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0198405634328385">
                <text:p>0.0198405634328385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0200765186358926">
                <text:p>0.0200765186358926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0200157167243437">
                <text:p>0.0200157167243437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0200381315402546">
                <text:p>0.0200381315402546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0198516340087801">
                <text:p>0.0198516340087801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0198789470643749">
                <text:p>0.0198789470643749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0200832036591895">
                <text:p>0.0200832036591895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0201964770107232">
                <text:p>0.0201964770107232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0205403673847221">
                <text:p>0.0205403673847221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0207967476237195">
                <text:p>0.0207967476237195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0211778022654862">
                <text:p>0.0211778022654862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0212779667636879">
                <text:p>0.0212779667636879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0217291341293248">
                <text:p>0.0217291341293248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0219279749476743">
                <text:p>0.0219279749476743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0220013716398755">
                <text:p>0.0220013716398755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0224085892555008">
                <text:p>0.0224085892555008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0231745139005532">
                <text:p>0.0231745139005532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0232600654325017">
                <text:p>0.0232600654325017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0233820717842071">
                <text:p>0.0233820717842071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0240759126315705">
                <text:p>0.0240759126315705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0240471515815007">
                <text:p>0.0240471515815007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0240300347625999">
                <text:p>0.0240300347625999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0241776886298436">
                <text:p>0.0241776886298436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0247069555520343">
                <text:p>0.0247069555520343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0244251952261436">
                <text:p>0.0244251952261436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0248937059629267">
                <text:p>0.0248937059629267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0250562727629267">
                <text:p>0.0250562727629267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0262505331629267">
                <text:p>0.0262505331629267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0255687163629267">
                <text:p>0.0255687163629267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0258699343629267">
                <text:p>0.0258699343629267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0260576555629267">
                <text:p>0.0260576555629267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0261702883629267">
                <text:p>0.0261702883629267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0259632079629267">
                <text:p>0.0259632079629267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0264479323629267">
                <text:p>0.0264479323629267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0252931479629267">
                <text:p>0.0252931479629267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0258359443629267">
                <text:p>0.0258359443629267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0258183171629267">
                <text:p>0.0258183171629267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0257165371629267">
                <text:p>0.0257165371629267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0262547103629267">
                <text:p>0.0262547103629267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0264632727629267">
                <text:p>0.0264632727629267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0261590423629267">
                <text:p>0.0261590423629267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0262148959629267">
                <text:p>0.0262148959629267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0259163819629267">
                <text:p>0.0259163819629267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0258660983629267">
                <text:p>0.0258660983629267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0258346995629267">
                <text:p>0.0258346995629267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0265871263629267">
                <text:p>0.0265871263629267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0249608439629267">
                <text:p>0.0249608439629267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0256181007629267">
                <text:p>0.0256181007629267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0260653547629267">
                <text:p>0.0260653547629267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0263080387629267">
                <text:p>0.0263080387629267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0257139567629267">
                <text:p>0.0257139567629267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0258836783629267">
                <text:p>0.0258836783629267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0255562883629267">
                <text:p>0.0255562883629267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0256849499629267">
                <text:p>0.0256849499629267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0269665295629267">
                <text:p>0.0269665295629267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0257773411629267">
                <text:p>0.0257773411629267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161cm" svg:y="0.14cm" chart:style-name="ch2">
          <text:p>Poussée</text:p>
        </chart:title>
        <chart:legend chart:legend-position="end" svg:x="6.543cm" svg:y="3.298cm" chart:style-name="ch3"/>
        <chart:plot-area chart:style-name="ch4" table:cell-range-address="Feuille1.$A$507:.$A$602 Feuille1.$E$507:.$E$602" chart:table-number-list="0 0" svg:x="0.16cm" svg:y="0.923cm" svg:width="6.064cm" svg:height="5.937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084571751538737">
                <text:p>0.084571751538737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0846511331114954">
                <text:p>0.0846511331114954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0839911679205663">
                <text:p>0.0839911679205663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0828917614130426">
                <text:p>0.0828917614130426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085795037556845">
                <text:p>0.085795037556845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07962988">
                <text:p>0.07962988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0776877948683027">
                <text:p>0.0776877948683027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0809916904644374">
                <text:p>0.0809916904644374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083872136332881">
                <text:p>0.083872136332881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0830641439755859">
                <text:p>0.0830641439755859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0837270770273002">
                <text:p>0.0837270770273002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0827680510834554">
                <text:p>0.0827680510834554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0849840567452099">
                <text:p>0.0849840567452099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0845409495846288">
                <text:p>0.0845409495846288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0861547693466665">
                <text:p>0.0861547693466665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0879091234227103">
                <text:p>0.0879091234227103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0866265949307519">
                <text:p>0.0866265949307519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088426464589108">
                <text:p>0.088426464589108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0892278662273032">
                <text:p>0.0892278662273032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0921029382160208">
                <text:p>0.0921029382160208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0937555346516068">
                <text:p>0.0937555346516068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0935024114679973">
                <text:p>0.0935024114679973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0971102614492463">
                <text:p>0.0971102614492463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0986834262671314">
                <text:p>0.0986834262671314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10015455580584">
                <text:p>0.10015455580584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104642475821308">
                <text:p>0.104642475821308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104449683782465">
                <text:p>0.104449683782465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105845114286931">
                <text:p>0.105845114286931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109062252091515">
                <text:p>0.109062252091515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110895570857632">
                <text:p>0.110895570857632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110323320059055">
                <text:p>0.110323320059055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113514067058862">
                <text:p>0.113514067058862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116379390847871">
                <text:p>0.116379390847871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120422104167624">
                <text:p>0.120422104167624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126677403629321">
                <text:p>0.126677403629321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134824921624375">
                <text:p>0.134824921624375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13654480406257">
                <text:p>0.13654480406257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134202106144748">
                <text:p>0.134202106144748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13990615695286">
                <text:p>0.13990615695286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143731654059496">
                <text:p>0.143731654059496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149691630805244">
                <text:p>0.149691630805244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149653564609077">
                <text:p>0.149653564609077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149454434402994">
                <text:p>0.149454434402994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147522250621834">
                <text:p>0.147522250621834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149612136183647">
                <text:p>0.149612136183647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150185655540173">
                <text:p>0.150185655540173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153813374962701">
                <text:p>0.153813374962701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157420470912785">
                <text:p>0.157420470912785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166721770115374">
                <text:p>0.166721770115374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174737825290472">
                <text:p>0.174737825290472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182484984493393">
                <text:p>0.182484984493393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185006272135338">
                <text:p>0.185006272135338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19075455433283">
                <text:p>0.19075455433283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194486679707018">
                <text:p>0.194486679707018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196077905877523">
                <text:p>0.196077905877523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202972961952653">
                <text:p>0.202972961952653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215549272297248">
                <text:p>0.215549272297248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220031353803176">
                <text:p>0.220031353803176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225684742092364">
                <text:p>0.225684742092364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237420209904052">
                <text:p>0.237420209904052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240533606915291">
                <text:p>0.240533606915291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24749275512136">
                <text:p>0.24749275512136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252047007874028">
                <text:p>0.252047007874028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258745104867927">
                <text:p>0.258745104867927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258630237835512">
                <text:p>0.258630237835512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268655462016805">
                <text:p>0.268655462016805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280145753284187">
                <text:p>0.280145753284187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299533620149932">
                <text:p>0.299533620149932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31932745034594">
                <text:p>0.31932745034594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338842494447464">
                <text:p>0.338842494447464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313376762094424">
                <text:p>0.313376762094424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341504629019858">
                <text:p>0.341504629019858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339533653758011">
                <text:p>0.339533653758011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353125237438398">
                <text:p>0.353125237438398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346225294278444">
                <text:p>0.346225294278444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364959473505146">
                <text:p>0.364959473505146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365695953308489">
                <text:p>0.365695953308489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383680885986443">
                <text:p>0.383680885986443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396480939304541">
                <text:p>0.396480939304541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406491376609005">
                <text:p>0.406491376609005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412844135261461">
                <text:p>0.412844135261461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42268881472041">
                <text:p>0.42268881472041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425060763930444">
                <text:p>0.425060763930444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439407789121231">
                <text:p>0.439407789121231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443394821102805">
                <text:p>0.443394821102805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468584206202255">
                <text:p>0.468584206202255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445951345649774">
                <text:p>0.445951345649774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465262963911856">
                <text:p>0.465262963911856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473721686830788">
                <text:p>0.473721686830788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478842340107232">
                <text:p>0.478842340107232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477207417426845">
                <text:p>0.477207417426845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477369685802764">
                <text:p>0.477369685802764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500939731296129">
                <text:p>0.500939731296129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508955537648336">
                <text:p>0.508955537648336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523909174587006">
                <text:p>0.523909174587006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52607748">
                <text:p>0.52607748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